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07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4.3346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5.8429in"/>
    </style:style>
    <style:style style:name="co7" style:family="table-column">
      <style:table-column-properties fo:break-before="auto" style:column-width="1.6252in"/>
    </style:style>
    <style:style style:name="co8" style:family="table-column">
      <style:table-column-properties fo:break-before="auto" style:column-width="1.9071in"/>
    </style:style>
    <style:style style:name="co9" style:family="table-column">
      <style:table-column-properties fo:break-before="auto" style:column-width="0.6091in"/>
    </style:style>
    <style:style style:name="co10" style:family="table-column">
      <style:table-column-properties fo:break-before="auto" style:column-width="8.9091in"/>
    </style:style>
    <style:style style:name="co11" style:family="table-column">
      <style:table-column-properties fo:break-before="auto" style:column-width="0.8909in"/>
    </style:style>
    <style:style style:name="co12" style:family="table-column">
      <style:table-column-properties fo:break-before="auto" style:column-width="2.1217in"/>
    </style:style>
    <style:style style:name="co13" style:family="table-column">
      <style:table-column-properties fo:break-before="auto" style:column-width="0.9181in"/>
    </style:style>
    <style:style style:name="co14" style:family="table-column">
      <style:table-column-properties fo:break-before="auto" style:column-width="1.0965in"/>
    </style:style>
    <style:style style:name="co15" style:family="table-column">
      <style:table-column-properties fo:break-before="auto" style:column-width="7.1756in"/>
    </style:style>
    <style:style style:name="co16" style:family="table-column">
      <style:table-column-properties fo:break-before="auto" style:column-width="1.5008in"/>
    </style:style>
    <style:style style:name="co17" style:family="table-column">
      <style:table-column-properties fo:break-before="auto" style:column-width="1.3874in"/>
    </style:style>
    <style:style style:name="co18" style:family="table-column">
      <style:table-column-properties fo:break-before="auto" style:column-width="1.7827in"/>
    </style:style>
    <style:style style:name="co19" style:family="table-column">
      <style:table-column-properties fo:break-before="auto" style:column-width="8.902in"/>
    </style:style>
    <style:style style:name="co20" style:family="table-column">
      <style:table-column-properties fo:break-before="auto" style:column-width="0.7445in"/>
    </style:style>
    <style:style style:name="co21" style:family="table-column">
      <style:table-column-properties fo:break-before="auto" style:column-width="2.0764in"/>
    </style:style>
    <style:style style:name="co22" style:family="table-column">
      <style:table-column-properties fo:break-before="auto" style:column-width="1.4043in"/>
    </style:style>
    <style:style style:name="co23" style:family="table-column">
      <style:table-column-properties fo:break-before="auto" style:column-width="0.372in"/>
    </style:style>
    <style:style style:name="co24" style:family="table-column">
      <style:table-column-properties fo:break-before="auto" style:column-width="6.0035in"/>
    </style:style>
    <style:style style:name="co25" style:family="table-column">
      <style:table-column-properties fo:break-before="auto" style:column-width="2.3134in"/>
    </style:style>
    <style:style style:name="co26" style:family="table-column">
      <style:table-column-properties fo:break-before="auto" style:column-width="5.739in"/>
    </style:style>
    <style:style style:name="co27" style:family="table-column">
      <style:table-column-properties fo:break-before="auto" style:column-width="1.2043in"/>
    </style:style>
    <style:style style:name="co28" style:family="table-column">
      <style:table-column-properties fo:break-before="auto" style:column-width="3.5272in"/>
    </style:style>
    <style:style style:name="co29" style:family="table-column">
      <style:table-column-properties fo:break-before="auto" style:column-width="3.3984in"/>
    </style:style>
    <style:style style:name="co30" style:family="table-column">
      <style:table-column-properties fo:break-before="auto" style:column-width="5.2425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3.1307in"/>
    </style:style>
    <style:style style:name="co33" style:family="table-column">
      <style:table-column-properties fo:break-before="auto" style:column-width="1.1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rges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harges_id</text:p>
          </table:table-cell>
          <table:table-cell office:value-type="string" calcext:value-type="string">
            <text:p>charges</text:p>
          </table:table-cell>
          <table:table-cell table:style-name="Default" office:value-type="string" calcext:value-type="string">
            <text:p>misc_id</text:p>
          </table:table-cell>
          <table:table-cell office:value-type="string" calcext:value-type="string">
            <text:p>insurance_id</text:p>
          </table:table-cell>
          <table:table-cell office:value-type="string" calcext:value-type="string">
            <text:p>dropoff_id</text:p>
          </table:table-cell>
          <table:table-cell office:value-type="string" calcext:value-type="string">
            <text:p>fuel_id</text:p>
          </table:table-cell>
          <table:table-cell office:value-type="string" calcext:value-type="string">
            <text:p>payment_id</text:p>
          </table:table-cell>
          <table:table-cell office:value-type="string" calcext:value-type="string">
            <text:p>que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nul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3" calcext:value-type="float">
            <text:p>73</text:p>
          </table:table-cell>
          <table:table-cell table:formula="of:=COM.MICROSOFT.CONCAT(&quot;INSERT INTO charges VALUES(&quot;; &quot;DEFAULT&quot;; &quot;, &quot;; [.B2]; &quot;, &quot;; [.C2]; &quot;, &quot;; [.D2]; &quot;, &quot;; [.E2]; &quot;, &quot;; [.F2]; &quot;, &quot;; [.G2]; &quot;);&quot; )" office:value-type="string" office:string-value="INSERT INTO charges VALUES(DEFAULT, 0, 3, null, 23, 63, 73);" calcext:value-type="string">
            <text:p>INSERT INTO charges VALUES(DEFAULT, 0, 3, null, 23, 63, 73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9" calcext:value-type="float">
            <text:p>99</text:p>
          </table:table-cell>
          <table:table-cell table:formula="of:=COM.MICROSOFT.CONCAT(&quot;INSERT INTO charges VALUES(&quot;; &quot;DEFAULT&quot;; &quot;, &quot;; [.B3]; &quot;, &quot;; [.C3]; &quot;, &quot;; [.D3]; &quot;, &quot;; [.E3]; &quot;, &quot;; [.F3]; &quot;, &quot;; [.G3]; &quot;);&quot; )" office:value-type="string" office:string-value="INSERT INTO charges VALUES(DEFAULT, 0, 13, 11, 6, 12, 99);" calcext:value-type="string">
            <text:p>INSERT INTO charges VALUES(DEFAULT, 0, 13, 11, 6, 12, 99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nul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6" calcext:value-type="float">
            <text:p>76</text:p>
          </table:table-cell>
          <table:table-cell table:formula="of:=COM.MICROSOFT.CONCAT(&quot;INSERT INTO charges VALUES(&quot;; &quot;DEFAULT&quot;; &quot;, &quot;; [.B4]; &quot;, &quot;; [.C4]; &quot;, &quot;; [.D4]; &quot;, &quot;; [.E4]; &quot;, &quot;; [.F4]; &quot;, &quot;; [.G4]; &quot;);&quot; )" office:value-type="string" office:string-value="INSERT INTO charges VALUES(DEFAULT, 0, 14, null, 22, 86, 76);" calcext:value-type="string">
            <text:p>INSERT INTO charges VALUES(DEFAULT, 0, 14, null, 22, 86, 76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formula="of:=COM.MICROSOFT.CONCAT(&quot;INSERT INTO charges VALUES(&quot;; &quot;DEFAULT&quot;; &quot;, &quot;; [.B5]; &quot;, &quot;; [.C5]; &quot;, &quot;; [.D5]; &quot;, &quot;; [.E5]; &quot;, &quot;; [.F5]; &quot;, &quot;; [.G5]; &quot;);&quot; )" office:value-type="string" office:string-value="INSERT INTO charges VALUES(DEFAULT, 0, 6, 3, 22, 10, 25);" calcext:value-type="string">
            <text:p>INSERT INTO charges VALUES(DEFAULT, 0, 6, 3, 22, 10, 25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nul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formula="of:=COM.MICROSOFT.CONCAT(&quot;INSERT INTO charges VALUES(&quot;; &quot;DEFAULT&quot;; &quot;, &quot;; [.B6]; &quot;, &quot;; [.C6]; &quot;, &quot;; [.D6]; &quot;, &quot;; [.E6]; &quot;, &quot;; [.F6]; &quot;, &quot;; [.G6]; &quot;);&quot; )" office:value-type="string" office:string-value="INSERT INTO charges VALUES(DEFAULT, 0, null, null, 6, 10, 50);" calcext:value-type="string">
            <text:p>INSERT INTO charges VALUES(DEFAULT, 0, null, null, 6, 10, 50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nul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1" calcext:value-type="float">
            <text:p>31</text:p>
          </table:table-cell>
          <table:table-cell table:formula="of:=COM.MICROSOFT.CONCAT(&quot;INSERT INTO charges VALUES(&quot;; &quot;DEFAULT&quot;; &quot;, &quot;; [.B7]; &quot;, &quot;; [.C7]; &quot;, &quot;; [.D7]; &quot;, &quot;; [.E7]; &quot;, &quot;; [.F7]; &quot;, &quot;; [.G7]; &quot;);&quot; )" office:value-type="string" office:string-value="INSERT INTO charges VALUES(DEFAULT, 0, 14, null, 3, 85, 31);" calcext:value-type="string">
            <text:p>INSERT INTO charges VALUES(DEFAULT, 0, 14, null, 3, 85, 31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nul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0" calcext:value-type="float">
            <text:p>40</text:p>
          </table:table-cell>
          <table:table-cell table:formula="of:=COM.MICROSOFT.CONCAT(&quot;INSERT INTO charges VALUES(&quot;; &quot;DEFAULT&quot;; &quot;, &quot;; [.B8]; &quot;, &quot;; [.C8]; &quot;, &quot;; [.D8]; &quot;, &quot;; [.E8]; &quot;, &quot;; [.F8]; &quot;, &quot;; [.G8]; &quot;);&quot; )" office:value-type="string" office:string-value="INSERT INTO charges VALUES(DEFAULT, 0, null, null, 6, 65, 40);" calcext:value-type="string">
            <text:p>INSERT INTO charges VALUES(DEFAULT, 0, null, null, 6, 65, 40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1" calcext:value-type="float">
            <text:p>71</text:p>
          </table:table-cell>
          <table:table-cell table:formula="of:=COM.MICROSOFT.CONCAT(&quot;INSERT INTO charges VALUES(&quot;; &quot;DEFAULT&quot;; &quot;, &quot;; [.B9]; &quot;, &quot;; [.C9]; &quot;, &quot;; [.D9]; &quot;, &quot;; [.E9]; &quot;, &quot;; [.F9]; &quot;, &quot;; [.G9]; &quot;);&quot; )" office:value-type="string" office:string-value="INSERT INTO charges VALUES(DEFAULT, 0, 11, 2, 5, 41, 71);" calcext:value-type="string">
            <text:p>INSERT INTO charges VALUES(DEFAULT, 0, 11, 2, 5, 41, 71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formula="of:=COM.MICROSOFT.CONCAT(&quot;INSERT INTO charges VALUES(&quot;; &quot;DEFAULT&quot;; &quot;, &quot;; [.B10]; &quot;, &quot;; [.C10]; &quot;, &quot;; [.D10]; &quot;, &quot;; [.E10]; &quot;, &quot;; [.F10]; &quot;, &quot;; [.G10]; &quot;);&quot; )" office:value-type="string" office:string-value="INSERT INTO charges VALUES(DEFAULT, 0, 13, 9, 3, 44, 1);" calcext:value-type="string">
            <text:p>INSERT INTO charges VALUES(DEFAULT, 0, 13, 9, 3, 44, 1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nul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1" calcext:value-type="float">
            <text:p>21</text:p>
          </table:table-cell>
          <table:table-cell table:formula="of:=COM.MICROSOFT.CONCAT(&quot;INSERT INTO charges VALUES(&quot;; &quot;DEFAULT&quot;; &quot;, &quot;; [.B11]; &quot;, &quot;; [.C11]; &quot;, &quot;; [.D11]; &quot;, &quot;; [.E11]; &quot;, &quot;; [.F11]; &quot;, &quot;; [.G11]; &quot;);&quot; )" office:value-type="string" office:string-value="INSERT INTO charges VALUES(DEFAULT, 0, null, null, 21, 44, 21);" calcext:value-type="string">
            <text:p>INSERT INTO charges VALUES(DEFAULT, 0, null, null, 21, 44, 21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0" calcext:value-type="float">
            <text:p>40</text:p>
          </table:table-cell>
          <table:table-cell table:formula="of:=COM.MICROSOFT.CONCAT(&quot;INSERT INTO charges VALUES(&quot;; &quot;DEFAULT&quot;; &quot;, &quot;; [.B12]; &quot;, &quot;; [.C12]; &quot;, &quot;; [.D12]; &quot;, &quot;; [.E12]; &quot;, &quot;; [.F12]; &quot;, &quot;; [.G12]; &quot;);&quot; )" office:value-type="string" office:string-value="INSERT INTO charges VALUES(DEFAULT, 0, 6, 10, 23, 62, 40);" calcext:value-type="string">
            <text:p>INSERT INTO charges VALUES(DEFAULT, 0, 6, 10, 23, 62, 40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7" calcext:value-type="float">
            <text:p>47</text:p>
          </table:table-cell>
          <table:table-cell table:formula="of:=COM.MICROSOFT.CONCAT(&quot;INSERT INTO charges VALUES(&quot;; &quot;DEFAULT&quot;; &quot;, &quot;; [.B13]; &quot;, &quot;; [.C13]; &quot;, &quot;; [.D13]; &quot;, &quot;; [.E13]; &quot;, &quot;; [.F13]; &quot;, &quot;; [.G13]; &quot;);&quot; )" office:value-type="string" office:string-value="INSERT INTO charges VALUES(DEFAULT, 0, 15, 6, 7, 89, 47);" calcext:value-type="string">
            <text:p>INSERT INTO charges VALUES(DEFAULT, 0, 15, 6, 7, 89, 47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formula="of:=COM.MICROSOFT.CONCAT(&quot;INSERT INTO charges VALUES(&quot;; &quot;DEFAULT&quot;; &quot;, &quot;; [.B14]; &quot;, &quot;; [.C14]; &quot;, &quot;; [.D14]; &quot;, &quot;; [.E14]; &quot;, &quot;; [.F14]; &quot;, &quot;; [.G14]; &quot;);&quot; )" office:value-type="string" office:string-value="INSERT INTO charges VALUES(DEFAULT, 0, 22, 3, 3, 20, 9);" calcext:value-type="string">
            <text:p>INSERT INTO charges VALUES(DEFAULT, 0, 22, 3, 3, 20, 9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nul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formula="of:=COM.MICROSOFT.CONCAT(&quot;INSERT INTO charges VALUES(&quot;; &quot;DEFAULT&quot;; &quot;, &quot;; [.B15]; &quot;, &quot;; [.C15]; &quot;, &quot;; [.D15]; &quot;, &quot;; [.E15]; &quot;, &quot;; [.F15]; &quot;, &quot;; [.G15]; &quot;);&quot; )" office:value-type="string" office:string-value="INSERT INTO charges VALUES(DEFAULT, 0, 17, null, 9, 96, 76);" calcext:value-type="string">
            <text:p>INSERT INTO charges VALUES(DEFAULT, 0, 17, null, 9, 96, 76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7" calcext:value-type="float">
            <text:p>67</text:p>
          </table:table-cell>
          <table:table-cell table:formula="of:=COM.MICROSOFT.CONCAT(&quot;INSERT INTO charges VALUES(&quot;; &quot;DEFAULT&quot;; &quot;, &quot;; [.B16]; &quot;, &quot;; [.C16]; &quot;, &quot;; [.D16]; &quot;, &quot;; [.E16]; &quot;, &quot;; [.F16]; &quot;, &quot;; [.G16]; &quot;);&quot; )" office:value-type="string" office:string-value="INSERT INTO charges VALUES(DEFAULT, 0, 6, 8, 25, 59, 67);" calcext:value-type="string">
            <text:p>INSERT INTO charges VALUES(DEFAULT, 0, 6, 8, 25, 59, 67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nul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formula="of:=COM.MICROSOFT.CONCAT(&quot;INSERT INTO charges VALUES(&quot;; &quot;DEFAULT&quot;; &quot;, &quot;; [.B17]; &quot;, &quot;; [.C17]; &quot;, &quot;; [.D17]; &quot;, &quot;; [.E17]; &quot;, &quot;; [.F17]; &quot;, &quot;; [.G17]; &quot;);&quot; )" office:value-type="string" office:string-value="INSERT INTO charges VALUES(DEFAULT, 0, 12, null, 22, 9, 7);" calcext:value-type="string">
            <text:p>INSERT INTO charges VALUES(DEFAULT, 0, 12, null, 22, 9, 7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3" calcext:value-type="float">
            <text:p>63</text:p>
          </table:table-cell>
          <table:table-cell table:formula="of:=COM.MICROSOFT.CONCAT(&quot;INSERT INTO charges VALUES(&quot;; &quot;DEFAULT&quot;; &quot;, &quot;; [.B18]; &quot;, &quot;; [.C18]; &quot;, &quot;; [.D18]; &quot;, &quot;; [.E18]; &quot;, &quot;; [.F18]; &quot;, &quot;; [.G18]; &quot;);&quot; )" office:value-type="string" office:string-value="INSERT INTO charges VALUES(DEFAULT, 0, 23, 5, 15, 66, 63);" calcext:value-type="string">
            <text:p>INSERT INTO charges VALUES(DEFAULT, 0, 23, 5, 15, 66, 63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1" calcext:value-type="float">
            <text:p>71</text:p>
          </table:table-cell>
          <table:table-cell table:formula="of:=COM.MICROSOFT.CONCAT(&quot;INSERT INTO charges VALUES(&quot;; &quot;DEFAULT&quot;; &quot;, &quot;; [.B19]; &quot;, &quot;; [.C19]; &quot;, &quot;; [.D19]; &quot;, &quot;; [.E19]; &quot;, &quot;; [.F19]; &quot;, &quot;; [.G19]; &quot;);&quot; )" office:value-type="string" office:string-value="INSERT INTO charges VALUES(DEFAULT, 0, 6, 2, 12, 22, 71);" calcext:value-type="string">
            <text:p>INSERT INTO charges VALUES(DEFAULT, 0, 6, 2, 12, 22, 71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nul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2" calcext:value-type="float">
            <text:p>82</text:p>
          </table:table-cell>
          <table:table-cell table:formula="of:=COM.MICROSOFT.CONCAT(&quot;INSERT INTO charges VALUES(&quot;; &quot;DEFAULT&quot;; &quot;, &quot;; [.B20]; &quot;, &quot;; [.C20]; &quot;, &quot;; [.D20]; &quot;, &quot;; [.E20]; &quot;, &quot;; [.F20]; &quot;, &quot;; [.G20]; &quot;);&quot; )" office:value-type="string" office:string-value="INSERT INTO charges VALUES(DEFAULT, 0, 11, null, 5, 14, 82);" calcext:value-type="string">
            <text:p>INSERT INTO charges VALUES(DEFAULT, 0, 11, null, 5, 14, 82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3" calcext:value-type="float">
            <text:p>83</text:p>
          </table:table-cell>
          <table:table-cell table:formula="of:=COM.MICROSOFT.CONCAT(&quot;INSERT INTO charges VALUES(&quot;; &quot;DEFAULT&quot;; &quot;, &quot;; [.B21]; &quot;, &quot;; [.C21]; &quot;, &quot;; [.D21]; &quot;, &quot;; [.E21]; &quot;, &quot;; [.F21]; &quot;, &quot;; [.G21]; &quot;);&quot; )" office:value-type="string" office:string-value="INSERT INTO charges VALUES(DEFAULT, 0, 14, 10, 14, 70, 83);" calcext:value-type="string">
            <text:p>INSERT INTO charges VALUES(DEFAULT, 0, 14, 10, 14, 70, 83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nul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formula="of:=COM.MICROSOFT.CONCAT(&quot;INSERT INTO charges VALUES(&quot;; &quot;DEFAULT&quot;; &quot;, &quot;; [.B22]; &quot;, &quot;; [.C22]; &quot;, &quot;; [.D22]; &quot;, &quot;; [.E22]; &quot;, &quot;; [.F22]; &quot;, &quot;; [.G22]; &quot;);&quot; )" office:value-type="string" office:string-value="INSERT INTO charges VALUES(DEFAULT, 0, 8, null, 19, 29, 22);" calcext:value-type="string">
            <text:p>INSERT INTO charges VALUES(DEFAULT, 0, 8, null, 19, 29, 22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table:formula="of:=COM.MICROSOFT.CONCAT(&quot;INSERT INTO charges VALUES(&quot;; &quot;DEFAULT&quot;; &quot;, &quot;; [.B23]; &quot;, &quot;; [.C23]; &quot;, &quot;; [.D23]; &quot;, &quot;; [.E23]; &quot;, &quot;; [.F23]; &quot;, &quot;; [.G23]; &quot;);&quot; )" office:value-type="string" office:string-value="INSERT INTO charges VALUES(DEFAULT, 0, 13, 5, 23, 43, 45);" calcext:value-type="string">
            <text:p>INSERT INTO charges VALUES(DEFAULT, 0, 13, 5, 23, 43, 45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nul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formula="of:=COM.MICROSOFT.CONCAT(&quot;INSERT INTO charges VALUES(&quot;; &quot;DEFAULT&quot;; &quot;, &quot;; [.B24]; &quot;, &quot;; [.C24]; &quot;, &quot;; [.D24]; &quot;, &quot;; [.E24]; &quot;, &quot;; [.F24]; &quot;, &quot;; [.G24]; &quot;);&quot; )" office:value-type="string" office:string-value="INSERT INTO charges VALUES(DEFAULT, 0, null, null, 12, 70, 72);" calcext:value-type="string">
            <text:p>INSERT INTO charges VALUES(DEFAULT, 0, null, null, 12, 70, 72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nul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" calcext:value-type="float">
            <text:p>7</text:p>
          </table:table-cell>
          <table:table-cell table:formula="of:=COM.MICROSOFT.CONCAT(&quot;INSERT INTO charges VALUES(&quot;; &quot;DEFAULT&quot;; &quot;, &quot;; [.B25]; &quot;, &quot;; [.C25]; &quot;, &quot;; [.D25]; &quot;, &quot;; [.E25]; &quot;, &quot;; [.F25]; &quot;, &quot;; [.G25]; &quot;);&quot; )" office:value-type="string" office:string-value="INSERT INTO charges VALUES(DEFAULT, 0, 10, null, 12, 29, 7);" calcext:value-type="string">
            <text:p>INSERT INTO charges VALUES(DEFAULT, 0, 10, null, 12, 29, 7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7" calcext:value-type="float">
            <text:p>87</text:p>
          </table:table-cell>
          <table:table-cell table:formula="of:=COM.MICROSOFT.CONCAT(&quot;INSERT INTO charges VALUES(&quot;; &quot;DEFAULT&quot;; &quot;, &quot;; [.B26]; &quot;, &quot;; [.C26]; &quot;, &quot;; [.D26]; &quot;, &quot;; [.E26]; &quot;, &quot;; [.F26]; &quot;, &quot;; [.G26]; &quot;);&quot; )" office:value-type="string" office:string-value="INSERT INTO charges VALUES(DEFAULT, 0, 9, 2, 15, 58, 87);" calcext:value-type="string">
            <text:p>INSERT INTO charges VALUES(DEFAULT, 0, 9, 2, 15, 58, 87);</text:p>
          </table:table-cell>
        </table:table-row>
        <table:table-row table:style-name="ro1" table:number-rows-repeated="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yment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Default"/>
        <table:table-row table:style-name="ro1">
          <table:table-cell table:style-name="Default" office:value-type="string" calcext:value-type="string">
            <text:p>payment_id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card_number</text:p>
          </table:table-cell>
          <table:table-cell table:style-name="Default" office:value-type="string" calcext:value-type="string">
            <text:p>cvv</text:p>
          </table:table-cell>
          <table:table-cell table:style-name="Default" office:value-type="string" calcext:value-type="string">
            <text:p>customer_id</text:p>
          </table:table-cell>
          <table:table-cell office:value-type="string" calcext:value-type="string">
            <text:p>que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tercard</text:p>
          </table:table-cell>
          <table:table-cell office:value-type="float" office:value="5108758126718678" calcext:value-type="float">
            <text:p>5108758126718678</text:p>
          </table:table-cell>
          <table:table-cell office:value-type="float" office:value="316" calcext:value-type="float">
            <text:p>316</text:p>
          </table:table-cell>
          <table:table-cell office:value-type="float" office:value="66" calcext:value-type="float">
            <text:p>66</text:p>
          </table:table-cell>
          <table:table-cell table:formula="of:=COM.MICROSOFT.CONCAT(&quot;INSERT INTO payment VALUES(&quot;; &quot;DEFAULT&quot;; &quot;, '&quot;; [.B2]; &quot;', &quot;; [.C2]; &quot;, &quot;; [.D2]; &quot;, &quot;; [.E2];&quot;);&quot; )" office:value-type="string" office:string-value="INSERT INTO payment VALUES(DEFAULT, 'mastercard', 5108758126718678, 316, 66);" calcext:value-type="string">
            <text:p>INSERT INTO payment VALUES(DEFAULT, 'mastercard', 5108758126718678, 316, 66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stercard</text:p>
          </table:table-cell>
          <table:table-cell office:value-type="float" office:value="5108752478792738" calcext:value-type="float">
            <text:p>5108752478792738</text:p>
          </table:table-cell>
          <table:table-cell office:value-type="float" office:value="132" calcext:value-type="float">
            <text:p>132</text:p>
          </table:table-cell>
          <table:table-cell office:value-type="float" office:value="37" calcext:value-type="float">
            <text:p>37</text:p>
          </table:table-cell>
          <table:table-cell table:formula="of:=COM.MICROSOFT.CONCAT(&quot;INSERT INTO payment VALUES(&quot;; &quot;DEFAULT&quot;; &quot;, '&quot;; [.B3]; &quot;', &quot;; [.C3]; &quot;, &quot;; [.D3]; &quot;, &quot;; [.E3];&quot;);&quot; )" office:value-type="string" office:string-value="INSERT INTO payment VALUES(DEFAULT, 'mastercard', 5108752478792738, 132, 37);" calcext:value-type="string">
            <text:p>INSERT INTO payment VALUES(DEFAULT, 'mastercard', 5108752478792738, 132, 37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tercard</text:p>
          </table:table-cell>
          <table:table-cell office:value-type="float" office:value="5108751561448331" calcext:value-type="float">
            <text:p>5108751561448331</text:p>
          </table:table-cell>
          <table:table-cell office:value-type="float" office:value="876" calcext:value-type="float">
            <text:p>876</text:p>
          </table:table-cell>
          <table:table-cell office:value-type="float" office:value="49" calcext:value-type="float">
            <text:p>49</text:p>
          </table:table-cell>
          <table:table-cell table:formula="of:=COM.MICROSOFT.CONCAT(&quot;INSERT INTO payment VALUES(&quot;; &quot;DEFAULT&quot;; &quot;, '&quot;; [.B4]; &quot;', &quot;; [.C4]; &quot;, &quot;; [.D4]; &quot;, &quot;; [.E4];&quot;);&quot; )" office:value-type="string" office:string-value="INSERT INTO payment VALUES(DEFAULT, 'mastercard', 5108751561448331, 876, 49);" calcext:value-type="string">
            <text:p>INSERT INTO payment VALUES(DEFAULT, 'mastercard', 5108751561448331, 876, 49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tercard</text:p>
          </table:table-cell>
          <table:table-cell office:value-type="float" office:value="5108755385178628" calcext:value-type="float">
            <text:p>5108755385178628</text:p>
          </table:table-cell>
          <table:table-cell office:value-type="float" office:value="301" calcext:value-type="float">
            <text:p>301</text:p>
          </table:table-cell>
          <table:table-cell office:value-type="float" office:value="75" calcext:value-type="float">
            <text:p>75</text:p>
          </table:table-cell>
          <table:table-cell table:formula="of:=COM.MICROSOFT.CONCAT(&quot;INSERT INTO payment VALUES(&quot;; &quot;DEFAULT&quot;; &quot;, '&quot;; [.B5]; &quot;', &quot;; [.C5]; &quot;, &quot;; [.D5]; &quot;, &quot;; [.E5];&quot;);&quot; )" office:value-type="string" office:string-value="INSERT INTO payment VALUES(DEFAULT, 'mastercard', 5108755385178628, 301, 75);" calcext:value-type="string">
            <text:p>INSERT INTO payment VALUES(DEFAULT, 'mastercard', 5108755385178628, 301, 75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ercard</text:p>
          </table:table-cell>
          <table:table-cell office:value-type="float" office:value="5048376004420359" calcext:value-type="float">
            <text:p>5048376004420359</text:p>
          </table:table-cell>
          <table:table-cell office:value-type="float" office:value="898" calcext:value-type="float">
            <text:p>898</text:p>
          </table:table-cell>
          <table:table-cell office:value-type="float" office:value="69" calcext:value-type="float">
            <text:p>69</text:p>
          </table:table-cell>
          <table:table-cell table:formula="of:=COM.MICROSOFT.CONCAT(&quot;INSERT INTO payment VALUES(&quot;; &quot;DEFAULT&quot;; &quot;, '&quot;; [.B6]; &quot;', &quot;; [.C6]; &quot;, &quot;; [.D6]; &quot;, &quot;; [.E6];&quot;);&quot; )" office:value-type="string" office:string-value="INSERT INTO payment VALUES(DEFAULT, 'mastercard', 5048376004420359, 898, 69);" calcext:value-type="string">
            <text:p>INSERT INTO payment VALUES(DEFAULT, 'mastercard', 5048376004420359, 898, 69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stercard</text:p>
          </table:table-cell>
          <table:table-cell office:value-type="float" office:value="5108759266343426" calcext:value-type="float">
            <text:p>5108759266343426</text:p>
          </table:table-cell>
          <table:table-cell office:value-type="float" office:value="192" calcext:value-type="float">
            <text:p>192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payment VALUES(&quot;; &quot;DEFAULT&quot;; &quot;, '&quot;; [.B7]; &quot;', &quot;; [.C7]; &quot;, &quot;; [.D7]; &quot;, &quot;; [.E7];&quot;);&quot; )" office:value-type="string" office:string-value="INSERT INTO payment VALUES(DEFAULT, 'mastercard', 5108759266343426, 192, 38);" calcext:value-type="string">
            <text:p>INSERT INTO payment VALUES(DEFAULT, 'mastercard', 5108759266343426, 192, 38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stercard</text:p>
          </table:table-cell>
          <table:table-cell office:value-type="float" office:value="5108752457947899" calcext:value-type="float">
            <text:p>5108752457947899</text:p>
          </table:table-cell>
          <table:table-cell office:value-type="float" office:value="665" calcext:value-type="float">
            <text:p>665</text:p>
          </table:table-cell>
          <table:table-cell office:value-type="float" office:value="17" calcext:value-type="float">
            <text:p>17</text:p>
          </table:table-cell>
          <table:table-cell table:formula="of:=COM.MICROSOFT.CONCAT(&quot;INSERT INTO payment VALUES(&quot;; &quot;DEFAULT&quot;; &quot;, '&quot;; [.B8]; &quot;', &quot;; [.C8]; &quot;, &quot;; [.D8]; &quot;, &quot;; [.E8];&quot;);&quot; )" office:value-type="string" office:string-value="INSERT INTO payment VALUES(DEFAULT, 'mastercard', 5108752457947899, 665, 17);" calcext:value-type="string">
            <text:p>INSERT INTO payment VALUES(DEFAULT, 'mastercard', 5108752457947899, 665, 17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stercard</text:p>
          </table:table-cell>
          <table:table-cell office:value-type="float" office:value="5048372033709862" calcext:value-type="float">
            <text:p>5048372033709862</text:p>
          </table:table-cell>
          <table:table-cell office:value-type="float" office:value="781" calcext:value-type="float">
            <text:p>781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payment VALUES(&quot;; &quot;DEFAULT&quot;; &quot;, '&quot;; [.B9]; &quot;', &quot;; [.C9]; &quot;, &quot;; [.D9]; &quot;, &quot;; [.E9];&quot;);&quot; )" office:value-type="string" office:string-value="INSERT INTO payment VALUES(DEFAULT, 'mastercard', 5048372033709862, 781, 3);" calcext:value-type="string">
            <text:p>INSERT INTO payment VALUES(DEFAULT, 'mastercard', 5048372033709862, 781, 3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stercard</text:p>
          </table:table-cell>
          <table:table-cell office:value-type="float" office:value="5108752563396379" calcext:value-type="float">
            <text:p>5108752563396379</text:p>
          </table:table-cell>
          <table:table-cell office:value-type="float" office:value="878" calcext:value-type="float">
            <text:p>878</text:p>
          </table:table-cell>
          <table:table-cell office:value-type="float" office:value="58" calcext:value-type="float">
            <text:p>58</text:p>
          </table:table-cell>
          <table:table-cell table:formula="of:=COM.MICROSOFT.CONCAT(&quot;INSERT INTO payment VALUES(&quot;; &quot;DEFAULT&quot;; &quot;, '&quot;; [.B10]; &quot;', &quot;; [.C10]; &quot;, &quot;; [.D10]; &quot;, &quot;; [.E10];&quot;);&quot; )" office:value-type="string" office:string-value="INSERT INTO payment VALUES(DEFAULT, 'mastercard', 5108752563396379, 878, 58);" calcext:value-type="string">
            <text:p>INSERT INTO payment VALUES(DEFAULT, 'mastercard', 5108752563396379, 878, 58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stercard</text:p>
          </table:table-cell>
          <table:table-cell office:value-type="float" office:value="5108753397279625" calcext:value-type="float">
            <text:p>5108753397279625</text:p>
          </table:table-cell>
          <table:table-cell office:value-type="float" office:value="615" calcext:value-type="float">
            <text:p>615</text:p>
          </table:table-cell>
          <table:table-cell office:value-type="float" office:value="47" calcext:value-type="float">
            <text:p>47</text:p>
          </table:table-cell>
          <table:table-cell table:formula="of:=COM.MICROSOFT.CONCAT(&quot;INSERT INTO payment VALUES(&quot;; &quot;DEFAULT&quot;; &quot;, '&quot;; [.B11]; &quot;', &quot;; [.C11]; &quot;, &quot;; [.D11]; &quot;, &quot;; [.E11];&quot;);&quot; )" office:value-type="string" office:string-value="INSERT INTO payment VALUES(DEFAULT, 'mastercard', 5108753397279625, 615, 47);" calcext:value-type="string">
            <text:p>INSERT INTO payment VALUES(DEFAULT, 'mastercard', 5108753397279625, 615, 47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stercard</text:p>
          </table:table-cell>
          <table:table-cell office:value-type="float" office:value="5108753579582085" calcext:value-type="float">
            <text:p>5108753579582085</text:p>
          </table:table-cell>
          <table:table-cell office:value-type="float" office:value="623" calcext:value-type="float">
            <text:p>623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payment VALUES(&quot;; &quot;DEFAULT&quot;; &quot;, '&quot;; [.B12]; &quot;', &quot;; [.C12]; &quot;, &quot;; [.D12]; &quot;, &quot;; [.E12];&quot;);&quot; )" office:value-type="string" office:string-value="INSERT INTO payment VALUES(DEFAULT, 'mastercard', 5108753579582085, 623, 14);" calcext:value-type="string">
            <text:p>INSERT INTO payment VALUES(DEFAULT, 'mastercard', 5108753579582085, 623, 14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stercard</text:p>
          </table:table-cell>
          <table:table-cell office:value-type="float" office:value="5108755482554952" calcext:value-type="float">
            <text:p>5108755482554952</text:p>
          </table:table-cell>
          <table:table-cell office:value-type="float" office:value="797" calcext:value-type="float">
            <text:p>797</text:p>
          </table:table-cell>
          <table:table-cell office:value-type="float" office:value="52" calcext:value-type="float">
            <text:p>52</text:p>
          </table:table-cell>
          <table:table-cell table:formula="of:=COM.MICROSOFT.CONCAT(&quot;INSERT INTO payment VALUES(&quot;; &quot;DEFAULT&quot;; &quot;, '&quot;; [.B13]; &quot;', &quot;; [.C13]; &quot;, &quot;; [.D13]; &quot;, &quot;; [.E13];&quot;);&quot; )" office:value-type="string" office:string-value="INSERT INTO payment VALUES(DEFAULT, 'mastercard', 5108755482554952, 797, 52);" calcext:value-type="string">
            <text:p>INSERT INTO payment VALUES(DEFAULT, 'mastercard', 5108755482554952, 797, 52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stercard</text:p>
          </table:table-cell>
          <table:table-cell office:value-type="float" office:value="5108753597102163" calcext:value-type="float">
            <text:p>5108753597102163</text:p>
          </table:table-cell>
          <table:table-cell office:value-type="float" office:value="442" calcext:value-type="float">
            <text:p>442</text:p>
          </table:table-cell>
          <table:table-cell office:value-type="float" office:value="43" calcext:value-type="float">
            <text:p>43</text:p>
          </table:table-cell>
          <table:table-cell table:formula="of:=COM.MICROSOFT.CONCAT(&quot;INSERT INTO payment VALUES(&quot;; &quot;DEFAULT&quot;; &quot;, '&quot;; [.B14]; &quot;', &quot;; [.C14]; &quot;, &quot;; [.D14]; &quot;, &quot;; [.E14];&quot;);&quot; )" office:value-type="string" office:string-value="INSERT INTO payment VALUES(DEFAULT, 'mastercard', 5108753597102163, 442, 43);" calcext:value-type="string">
            <text:p>INSERT INTO payment VALUES(DEFAULT, 'mastercard', 5108753597102163, 442, 43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stercard</text:p>
          </table:table-cell>
          <table:table-cell office:value-type="float" office:value="5108752167705074" calcext:value-type="float">
            <text:p>5108752167705074</text:p>
          </table:table-cell>
          <table:table-cell office:value-type="float" office:value="988" calcext:value-type="float">
            <text:p>988</text:p>
          </table:table-cell>
          <table:table-cell office:value-type="float" office:value="25" calcext:value-type="float">
            <text:p>25</text:p>
          </table:table-cell>
          <table:table-cell table:formula="of:=COM.MICROSOFT.CONCAT(&quot;INSERT INTO payment VALUES(&quot;; &quot;DEFAULT&quot;; &quot;, '&quot;; [.B15]; &quot;', &quot;; [.C15]; &quot;, &quot;; [.D15]; &quot;, &quot;; [.E15];&quot;);&quot; )" office:value-type="string" office:string-value="INSERT INTO payment VALUES(DEFAULT, 'mastercard', 5108752167705074, 988, 25);" calcext:value-type="string">
            <text:p>INSERT INTO payment VALUES(DEFAULT, 'mastercard', 5108752167705074, 988, 25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stercard</text:p>
          </table:table-cell>
          <table:table-cell office:value-type="float" office:value="5108752595701596" calcext:value-type="float">
            <text:p>5108752595701596</text:p>
          </table:table-cell>
          <table:table-cell office:value-type="float" office:value="260" calcext:value-type="float">
            <text:p>260</text:p>
          </table:table-cell>
          <table:table-cell office:value-type="float" office:value="47" calcext:value-type="float">
            <text:p>47</text:p>
          </table:table-cell>
          <table:table-cell table:formula="of:=COM.MICROSOFT.CONCAT(&quot;INSERT INTO payment VALUES(&quot;; &quot;DEFAULT&quot;; &quot;, '&quot;; [.B16]; &quot;', &quot;; [.C16]; &quot;, &quot;; [.D16]; &quot;, &quot;; [.E16];&quot;);&quot; )" office:value-type="string" office:string-value="INSERT INTO payment VALUES(DEFAULT, 'mastercard', 5108752595701596, 260, 47);" calcext:value-type="string">
            <text:p>INSERT INTO payment VALUES(DEFAULT, 'mastercard', 5108752595701596, 260, 47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stercard</text:p>
          </table:table-cell>
          <table:table-cell office:value-type="float" office:value="5048379400712981" calcext:value-type="float">
            <text:p>5048379400712981</text:p>
          </table:table-cell>
          <table:table-cell office:value-type="float" office:value="428" calcext:value-type="float">
            <text:p>428</text:p>
          </table:table-cell>
          <table:table-cell office:value-type="float" office:value="48" calcext:value-type="float">
            <text:p>48</text:p>
          </table:table-cell>
          <table:table-cell table:formula="of:=COM.MICROSOFT.CONCAT(&quot;INSERT INTO payment VALUES(&quot;; &quot;DEFAULT&quot;; &quot;, '&quot;; [.B17]; &quot;', &quot;; [.C17]; &quot;, &quot;; [.D17]; &quot;, &quot;; [.E17];&quot;);&quot; )" office:value-type="string" office:string-value="INSERT INTO payment VALUES(DEFAULT, 'mastercard', 5048379400712981, 428, 48);" calcext:value-type="string">
            <text:p>INSERT INTO payment VALUES(DEFAULT, 'mastercard', 5048379400712981, 428, 48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stercard</text:p>
          </table:table-cell>
          <table:table-cell office:value-type="float" office:value="5108759604795899" calcext:value-type="float">
            <text:p>5108759604795899</text:p>
          </table:table-cell>
          <table:table-cell office:value-type="float" office:value="725" calcext:value-type="float">
            <text:p>725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payment VALUES(&quot;; &quot;DEFAULT&quot;; &quot;, '&quot;; [.B18]; &quot;', &quot;; [.C18]; &quot;, &quot;; [.D18]; &quot;, &quot;; [.E18];&quot;);&quot; )" office:value-type="string" office:string-value="INSERT INTO payment VALUES(DEFAULT, 'mastercard', 5108759604795899, 725, 62);" calcext:value-type="string">
            <text:p>INSERT INTO payment VALUES(DEFAULT, 'mastercard', 5108759604795899, 725, 62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stercard</text:p>
          </table:table-cell>
          <table:table-cell office:value-type="float" office:value="5108754255338180" calcext:value-type="float">
            <text:p>5108754255338180</text:p>
          </table:table-cell>
          <table:table-cell office:value-type="float" office:value="510" calcext:value-type="float">
            <text:p>510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payment VALUES(&quot;; &quot;DEFAULT&quot;; &quot;, '&quot;; [.B19]; &quot;', &quot;; [.C19]; &quot;, &quot;; [.D19]; &quot;, &quot;; [.E19];&quot;);&quot; )" office:value-type="string" office:string-value="INSERT INTO payment VALUES(DEFAULT, 'mastercard', 5108754255338180, 510, 36);" calcext:value-type="string">
            <text:p>INSERT INTO payment VALUES(DEFAULT, 'mastercard', 5108754255338180, 510, 36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stercard</text:p>
          </table:table-cell>
          <table:table-cell office:value-type="float" office:value="5108759911288950" calcext:value-type="float">
            <text:p>5108759911288950</text:p>
          </table:table-cell>
          <table:table-cell office:value-type="float" office:value="998" calcext:value-type="float">
            <text:p>998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payment VALUES(&quot;; &quot;DEFAULT&quot;; &quot;, '&quot;; [.B20]; &quot;', &quot;; [.C20]; &quot;, &quot;; [.D20]; &quot;, &quot;; [.E20];&quot;);&quot; )" office:value-type="string" office:string-value="INSERT INTO payment VALUES(DEFAULT, 'mastercard', 5108759911288950, 998, 23);" calcext:value-type="string">
            <text:p>INSERT INTO payment VALUES(DEFAULT, 'mastercard', 5108759911288950, 998, 23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stercard</text:p>
          </table:table-cell>
          <table:table-cell office:value-type="float" office:value="5048377905159344" calcext:value-type="float">
            <text:p>5048377905159344</text:p>
          </table:table-cell>
          <table:table-cell office:value-type="float" office:value="435" calcext:value-type="float">
            <text:p>435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payment VALUES(&quot;; &quot;DEFAULT&quot;; &quot;, '&quot;; [.B21]; &quot;', &quot;; [.C21]; &quot;, &quot;; [.D21]; &quot;, &quot;; [.E21];&quot;);&quot; )" office:value-type="string" office:string-value="INSERT INTO payment VALUES(DEFAULT, 'mastercard', 5048377905159344, 435, 9);" calcext:value-type="string">
            <text:p>INSERT INTO payment VALUES(DEFAULT, 'mastercard', 5048377905159344, 435, 9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stercard</text:p>
          </table:table-cell>
          <table:table-cell office:value-type="float" office:value="5108751587174101" calcext:value-type="float">
            <text:p>5108751587174101</text:p>
          </table:table-cell>
          <table:table-cell office:value-type="float" office:value="256" calcext:value-type="float">
            <text:p>256</text:p>
          </table:table-cell>
          <table:table-cell office:value-type="float" office:value="73" calcext:value-type="float">
            <text:p>73</text:p>
          </table:table-cell>
          <table:table-cell table:formula="of:=COM.MICROSOFT.CONCAT(&quot;INSERT INTO payment VALUES(&quot;; &quot;DEFAULT&quot;; &quot;, '&quot;; [.B22]; &quot;', &quot;; [.C22]; &quot;, &quot;; [.D22]; &quot;, &quot;; [.E22];&quot;);&quot; )" office:value-type="string" office:string-value="INSERT INTO payment VALUES(DEFAULT, 'mastercard', 5108751587174101, 256, 73);" calcext:value-type="string">
            <text:p>INSERT INTO payment VALUES(DEFAULT, 'mastercard', 5108751587174101, 256, 73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stercard</text:p>
          </table:table-cell>
          <table:table-cell office:value-type="float" office:value="5108756699829807" calcext:value-type="float">
            <text:p>5108756699829807</text:p>
          </table:table-cell>
          <table:table-cell office:value-type="float" office:value="710" calcext:value-type="float">
            <text:p>710</text:p>
          </table:table-cell>
          <table:table-cell office:value-type="float" office:value="63" calcext:value-type="float">
            <text:p>63</text:p>
          </table:table-cell>
          <table:table-cell table:formula="of:=COM.MICROSOFT.CONCAT(&quot;INSERT INTO payment VALUES(&quot;; &quot;DEFAULT&quot;; &quot;, '&quot;; [.B23]; &quot;', &quot;; [.C23]; &quot;, &quot;; [.D23]; &quot;, &quot;; [.E23];&quot;);&quot; )" office:value-type="string" office:string-value="INSERT INTO payment VALUES(DEFAULT, 'mastercard', 5108756699829807, 710, 63);" calcext:value-type="string">
            <text:p>INSERT INTO payment VALUES(DEFAULT, 'mastercard', 5108756699829807, 710, 63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tercard</text:p>
          </table:table-cell>
          <table:table-cell office:value-type="float" office:value="5108752567051400" calcext:value-type="float">
            <text:p>5108752567051400</text:p>
          </table:table-cell>
          <table:table-cell office:value-type="float" office:value="317" calcext:value-type="float">
            <text:p>317</text:p>
          </table:table-cell>
          <table:table-cell office:value-type="float" office:value="57" calcext:value-type="float">
            <text:p>57</text:p>
          </table:table-cell>
          <table:table-cell table:formula="of:=COM.MICROSOFT.CONCAT(&quot;INSERT INTO payment VALUES(&quot;; &quot;DEFAULT&quot;; &quot;, '&quot;; [.B24]; &quot;', &quot;; [.C24]; &quot;, &quot;; [.D24]; &quot;, &quot;; [.E24];&quot;);&quot; )" office:value-type="string" office:string-value="INSERT INTO payment VALUES(DEFAULT, 'mastercard', 5108752567051400, 317, 57);" calcext:value-type="string">
            <text:p>INSERT INTO payment VALUES(DEFAULT, 'mastercard', 5108752567051400, 317, 57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stercard</text:p>
          </table:table-cell>
          <table:table-cell office:value-type="float" office:value="5108752728440252" calcext:value-type="float">
            <text:p>5108752728440252</text:p>
          </table:table-cell>
          <table:table-cell office:value-type="float" office:value="341" calcext:value-type="float">
            <text:p>341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payment VALUES(&quot;; &quot;DEFAULT&quot;; &quot;, '&quot;; [.B25]; &quot;', &quot;; [.C25]; &quot;, &quot;; [.D25]; &quot;, &quot;; [.E25];&quot;);&quot; )" office:value-type="string" office:string-value="INSERT INTO payment VALUES(DEFAULT, 'mastercard', 5108752728440252, 341, 18);" calcext:value-type="string">
            <text:p>INSERT INTO payment VALUES(DEFAULT, 'mastercard', 5108752728440252, 341, 18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card</text:p>
          </table:table-cell>
          <table:table-cell office:value-type="float" office:value="5108759198473622" calcext:value-type="float">
            <text:p>5108759198473622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table:formula="of:=COM.MICROSOFT.CONCAT(&quot;INSERT INTO payment VALUES(&quot;; &quot;DEFAULT&quot;; &quot;, '&quot;; [.B26]; &quot;', &quot;; [.C26]; &quot;, &quot;; [.D26]; &quot;, &quot;; [.E26];&quot;);&quot; )" office:value-type="string" office:string-value="INSERT INTO payment VALUES(DEFAULT, 'mastercard', 5108759198473622, 121, 59);" calcext:value-type="string">
            <text:p>INSERT INTO payment VALUES(DEFAULT, 'mastercard', 5108759198473622, 121, 59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stercard</text:p>
          </table:table-cell>
          <table:table-cell office:value-type="float" office:value="5048371786336410" calcext:value-type="float">
            <text:p>5048371786336410</text:p>
          </table:table-cell>
          <table:table-cell office:value-type="float" office:value="296" calcext:value-type="float">
            <text:p>296</text:p>
          </table:table-cell>
          <table:table-cell office:value-type="float" office:value="50" calcext:value-type="float">
            <text:p>50</text:p>
          </table:table-cell>
          <table:table-cell table:formula="of:=COM.MICROSOFT.CONCAT(&quot;INSERT INTO payment VALUES(&quot;; &quot;DEFAULT&quot;; &quot;, '&quot;; [.B27]; &quot;', &quot;; [.C27]; &quot;, &quot;; [.D27]; &quot;, &quot;; [.E27];&quot;);&quot; )" office:value-type="string" office:string-value="INSERT INTO payment VALUES(DEFAULT, 'mastercard', 5048371786336410, 296, 50);" calcext:value-type="string">
            <text:p>INSERT INTO payment VALUES(DEFAULT, 'mastercard', 5048371786336410, 296, 50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stercard</text:p>
          </table:table-cell>
          <table:table-cell office:value-type="float" office:value="5108753922214535" calcext:value-type="float">
            <text:p>5108753922214535</text:p>
          </table:table-cell>
          <table:table-cell office:value-type="float" office:value="567" calcext:value-type="float">
            <text:p>567</text:p>
          </table:table-cell>
          <table:table-cell office:value-type="float" office:value="60" calcext:value-type="float">
            <text:p>60</text:p>
          </table:table-cell>
          <table:table-cell table:formula="of:=COM.MICROSOFT.CONCAT(&quot;INSERT INTO payment VALUES(&quot;; &quot;DEFAULT&quot;; &quot;, '&quot;; [.B28]; &quot;', &quot;; [.C28]; &quot;, &quot;; [.D28]; &quot;, &quot;; [.E28];&quot;);&quot; )" office:value-type="string" office:string-value="INSERT INTO payment VALUES(DEFAULT, 'mastercard', 5108753922214535, 567, 60);" calcext:value-type="string">
            <text:p>INSERT INTO payment VALUES(DEFAULT, 'mastercard', 5108753922214535, 567, 60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stercard</text:p>
          </table:table-cell>
          <table:table-cell office:value-type="float" office:value="5048370402920706" calcext:value-type="float">
            <text:p>5048370402920706</text:p>
          </table:table-cell>
          <table:table-cell office:value-type="float" office:value="612" calcext:value-type="float">
            <text:p>612</text:p>
          </table:table-cell>
          <table:table-cell office:value-type="float" office:value="22" calcext:value-type="float">
            <text:p>22</text:p>
          </table:table-cell>
          <table:table-cell table:formula="of:=COM.MICROSOFT.CONCAT(&quot;INSERT INTO payment VALUES(&quot;; &quot;DEFAULT&quot;; &quot;, '&quot;; [.B29]; &quot;', &quot;; [.C29]; &quot;, &quot;; [.D29]; &quot;, &quot;; [.E29];&quot;);&quot; )" office:value-type="string" office:string-value="INSERT INTO payment VALUES(DEFAULT, 'mastercard', 5048370402920706, 612, 22);" calcext:value-type="string">
            <text:p>INSERT INTO payment VALUES(DEFAULT, 'mastercard', 5048370402920706, 612, 22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stercard</text:p>
          </table:table-cell>
          <table:table-cell office:value-type="float" office:value="5108759568090303" calcext:value-type="float">
            <text:p>5108759568090303</text:p>
          </table:table-cell>
          <table:table-cell office:value-type="float" office:value="749" calcext:value-type="float">
            <text:p>749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payment VALUES(&quot;; &quot;DEFAULT&quot;; &quot;, '&quot;; [.B30]; &quot;', &quot;; [.C30]; &quot;, &quot;; [.D30]; &quot;, &quot;; [.E30];&quot;);&quot; )" office:value-type="string" office:string-value="INSERT INTO payment VALUES(DEFAULT, 'mastercard', 5108759568090303, 749, 29);" calcext:value-type="string">
            <text:p>INSERT INTO payment VALUES(DEFAULT, 'mastercard', 5108759568090303, 749, 29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stercard</text:p>
          </table:table-cell>
          <table:table-cell office:value-type="float" office:value="5048375215517987" calcext:value-type="float">
            <text:p>5048375215517987</text:p>
          </table:table-cell>
          <table:table-cell office:value-type="float" office:value="935" calcext:value-type="float">
            <text:p>935</text:p>
          </table:table-cell>
          <table:table-cell office:value-type="float" office:value="42" calcext:value-type="float">
            <text:p>42</text:p>
          </table:table-cell>
          <table:table-cell table:formula="of:=COM.MICROSOFT.CONCAT(&quot;INSERT INTO payment VALUES(&quot;; &quot;DEFAULT&quot;; &quot;, '&quot;; [.B31]; &quot;', &quot;; [.C31]; &quot;, &quot;; [.D31]; &quot;, &quot;; [.E31];&quot;);&quot; )" office:value-type="string" office:string-value="INSERT INTO payment VALUES(DEFAULT, 'mastercard', 5048375215517987, 935, 42);" calcext:value-type="string">
            <text:p>INSERT INTO payment VALUES(DEFAULT, 'mastercard', 5048375215517987, 935, 42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stercard</text:p>
          </table:table-cell>
          <table:table-cell office:value-type="float" office:value="5048372083178471" calcext:value-type="float">
            <text:p>5048372083178471</text:p>
          </table:table-cell>
          <table:table-cell office:value-type="float" office:value="906" calcext:value-type="float">
            <text:p>906</text:p>
          </table:table-cell>
          <table:table-cell office:value-type="float" office:value="53" calcext:value-type="float">
            <text:p>53</text:p>
          </table:table-cell>
          <table:table-cell table:formula="of:=COM.MICROSOFT.CONCAT(&quot;INSERT INTO payment VALUES(&quot;; &quot;DEFAULT&quot;; &quot;, '&quot;; [.B32]; &quot;', &quot;; [.C32]; &quot;, &quot;; [.D32]; &quot;, &quot;; [.E32];&quot;);&quot; )" office:value-type="string" office:string-value="INSERT INTO payment VALUES(DEFAULT, 'mastercard', 5048372083178471, 906, 53);" calcext:value-type="string">
            <text:p>INSERT INTO payment VALUES(DEFAULT, 'mastercard', 5048372083178471, 906, 53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stercard</text:p>
          </table:table-cell>
          <table:table-cell office:value-type="float" office:value="5048373815751668" calcext:value-type="float">
            <text:p>5048373815751668</text:p>
          </table:table-cell>
          <table:table-cell office:value-type="float" office:value="407" calcext:value-type="float">
            <text:p>407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payment VALUES(&quot;; &quot;DEFAULT&quot;; &quot;, '&quot;; [.B33]; &quot;', &quot;; [.C33]; &quot;, &quot;; [.D33]; &quot;, &quot;; [.E33];&quot;);&quot; )" office:value-type="string" office:string-value="INSERT INTO payment VALUES(DEFAULT, 'mastercard', 5048373815751668, 407, 41);" calcext:value-type="string">
            <text:p>INSERT INTO payment VALUES(DEFAULT, 'mastercard', 5048373815751668, 407, 41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stercard</text:p>
          </table:table-cell>
          <table:table-cell office:value-type="float" office:value="5048375580810140" calcext:value-type="float">
            <text:p>5048375580810140</text:p>
          </table:table-cell>
          <table:table-cell office:value-type="float" office:value="490" calcext:value-type="float">
            <text:p>490</text:p>
          </table:table-cell>
          <table:table-cell office:value-type="float" office:value="50" calcext:value-type="float">
            <text:p>50</text:p>
          </table:table-cell>
          <table:table-cell table:formula="of:=COM.MICROSOFT.CONCAT(&quot;INSERT INTO payment VALUES(&quot;; &quot;DEFAULT&quot;; &quot;, '&quot;; [.B34]; &quot;', &quot;; [.C34]; &quot;, &quot;; [.D34]; &quot;, &quot;; [.E34];&quot;);&quot; )" office:value-type="string" office:string-value="INSERT INTO payment VALUES(DEFAULT, 'mastercard', 5048375580810140, 490, 50);" calcext:value-type="string">
            <text:p>INSERT INTO payment VALUES(DEFAULT, 'mastercard', 5048375580810140, 490, 50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stercard</text:p>
          </table:table-cell>
          <table:table-cell office:value-type="float" office:value="5048375555515807" calcext:value-type="float">
            <text:p>5048375555515807</text:p>
          </table:table-cell>
          <table:table-cell office:value-type="float" office:value="392" calcext:value-type="float">
            <text:p>392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payment VALUES(&quot;; &quot;DEFAULT&quot;; &quot;, '&quot;; [.B35]; &quot;', &quot;; [.C35]; &quot;, &quot;; [.D35]; &quot;, &quot;; [.E35];&quot;);&quot; )" office:value-type="string" office:string-value="INSERT INTO payment VALUES(DEFAULT, 'mastercard', 5048375555515807, 392, 65);" calcext:value-type="string">
            <text:p>INSERT INTO payment VALUES(DEFAULT, 'mastercard', 5048375555515807, 392, 65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stercard</text:p>
          </table:table-cell>
          <table:table-cell office:value-type="float" office:value="5108755635657975" calcext:value-type="float">
            <text:p>5108755635657975</text:p>
          </table:table-cell>
          <table:table-cell office:value-type="float" office:value="437" calcext:value-type="float">
            <text:p>437</text:p>
          </table:table-cell>
          <table:table-cell office:value-type="float" office:value="50" calcext:value-type="float">
            <text:p>50</text:p>
          </table:table-cell>
          <table:table-cell table:formula="of:=COM.MICROSOFT.CONCAT(&quot;INSERT INTO payment VALUES(&quot;; &quot;DEFAULT&quot;; &quot;, '&quot;; [.B36]; &quot;', &quot;; [.C36]; &quot;, &quot;; [.D36]; &quot;, &quot;; [.E36];&quot;);&quot; )" office:value-type="string" office:string-value="INSERT INTO payment VALUES(DEFAULT, 'mastercard', 5108755635657975, 437, 50);" calcext:value-type="string">
            <text:p>INSERT INTO payment VALUES(DEFAULT, 'mastercard', 5108755635657975, 437, 50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stercard</text:p>
          </table:table-cell>
          <table:table-cell office:value-type="float" office:value="5048370752685826" calcext:value-type="float">
            <text:p>5048370752685826</text:p>
          </table:table-cell>
          <table:table-cell office:value-type="float" office:value="295" calcext:value-type="float">
            <text:p>295</text:p>
          </table:table-cell>
          <table:table-cell office:value-type="float" office:value="58" calcext:value-type="float">
            <text:p>58</text:p>
          </table:table-cell>
          <table:table-cell table:formula="of:=COM.MICROSOFT.CONCAT(&quot;INSERT INTO payment VALUES(&quot;; &quot;DEFAULT&quot;; &quot;, '&quot;; [.B37]; &quot;', &quot;; [.C37]; &quot;, &quot;; [.D37]; &quot;, &quot;; [.E37];&quot;);&quot; )" office:value-type="string" office:string-value="INSERT INTO payment VALUES(DEFAULT, 'mastercard', 5048370752685826, 295, 58);" calcext:value-type="string">
            <text:p>INSERT INTO payment VALUES(DEFAULT, 'mastercard', 5048370752685826, 295, 58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stercard</text:p>
          </table:table-cell>
          <table:table-cell office:value-type="float" office:value="5108751884770965" calcext:value-type="float">
            <text:p>5108751884770965</text:p>
          </table:table-cell>
          <table:table-cell office:value-type="float" office:value="479" calcext:value-type="float">
            <text:p>479</text:p>
          </table:table-cell>
          <table:table-cell office:value-type="float" office:value="56" calcext:value-type="float">
            <text:p>56</text:p>
          </table:table-cell>
          <table:table-cell table:formula="of:=COM.MICROSOFT.CONCAT(&quot;INSERT INTO payment VALUES(&quot;; &quot;DEFAULT&quot;; &quot;, '&quot;; [.B38]; &quot;', &quot;; [.C38]; &quot;, &quot;; [.D38]; &quot;, &quot;; [.E38];&quot;);&quot; )" office:value-type="string" office:string-value="INSERT INTO payment VALUES(DEFAULT, 'mastercard', 5108751884770965, 479, 56);" calcext:value-type="string">
            <text:p>INSERT INTO payment VALUES(DEFAULT, 'mastercard', 5108751884770965, 479, 56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stercard</text:p>
          </table:table-cell>
          <table:table-cell office:value-type="float" office:value="5048371178426548" calcext:value-type="float">
            <text:p>5048371178426548</text:p>
          </table:table-cell>
          <table:table-cell office:value-type="float" office:value="942" calcext:value-type="float">
            <text:p>942</text:p>
          </table:table-cell>
          <table:table-cell office:value-type="float" office:value="46" calcext:value-type="float">
            <text:p>46</text:p>
          </table:table-cell>
          <table:table-cell table:formula="of:=COM.MICROSOFT.CONCAT(&quot;INSERT INTO payment VALUES(&quot;; &quot;DEFAULT&quot;; &quot;, '&quot;; [.B39]; &quot;', &quot;; [.C39]; &quot;, &quot;; [.D39]; &quot;, &quot;; [.E39];&quot;);&quot; )" office:value-type="string" office:string-value="INSERT INTO payment VALUES(DEFAULT, 'mastercard', 5048371178426548, 942, 46);" calcext:value-type="string">
            <text:p>INSERT INTO payment VALUES(DEFAULT, 'mastercard', 5048371178426548, 942, 46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stercard</text:p>
          </table:table-cell>
          <table:table-cell office:value-type="float" office:value="5108757579373130" calcext:value-type="float">
            <text:p>5108757579373130</text:p>
          </table:table-cell>
          <table:table-cell office:value-type="float" office:value="506" calcext:value-type="float">
            <text:p>506</text:p>
          </table:table-cell>
          <table:table-cell office:value-type="float" office:value="66" calcext:value-type="float">
            <text:p>66</text:p>
          </table:table-cell>
          <table:table-cell table:formula="of:=COM.MICROSOFT.CONCAT(&quot;INSERT INTO payment VALUES(&quot;; &quot;DEFAULT&quot;; &quot;, '&quot;; [.B40]; &quot;', &quot;; [.C40]; &quot;, &quot;; [.D40]; &quot;, &quot;; [.E40];&quot;);&quot; )" office:value-type="string" office:string-value="INSERT INTO payment VALUES(DEFAULT, 'mastercard', 5108757579373130, 506, 66);" calcext:value-type="string">
            <text:p>INSERT INTO payment VALUES(DEFAULT, 'mastercard', 5108757579373130, 506, 66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stercard</text:p>
          </table:table-cell>
          <table:table-cell office:value-type="float" office:value="5108751998246282" calcext:value-type="float">
            <text:p>5108751998246282</text:p>
          </table:table-cell>
          <table:table-cell office:value-type="float" office:value="833" calcext:value-type="float">
            <text:p>833</text:p>
          </table:table-cell>
          <table:table-cell office:value-type="float" office:value="47" calcext:value-type="float">
            <text:p>47</text:p>
          </table:table-cell>
          <table:table-cell table:formula="of:=COM.MICROSOFT.CONCAT(&quot;INSERT INTO payment VALUES(&quot;; &quot;DEFAULT&quot;; &quot;, '&quot;; [.B41]; &quot;', &quot;; [.C41]; &quot;, &quot;; [.D41]; &quot;, &quot;; [.E41];&quot;);&quot; )" office:value-type="string" office:string-value="INSERT INTO payment VALUES(DEFAULT, 'mastercard', 5108751998246282, 833, 47);" calcext:value-type="string">
            <text:p>INSERT INTO payment VALUES(DEFAULT, 'mastercard', 5108751998246282, 833, 47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tercard</text:p>
          </table:table-cell>
          <table:table-cell office:value-type="float" office:value="5108757677322724" calcext:value-type="float">
            <text:p>5108757677322724</text:p>
          </table:table-cell>
          <table:table-cell office:value-type="float" office:value="313" calcext:value-type="float">
            <text:p>313</text:p>
          </table:table-cell>
          <table:table-cell office:value-type="float" office:value="27" calcext:value-type="float">
            <text:p>27</text:p>
          </table:table-cell>
          <table:table-cell table:formula="of:=COM.MICROSOFT.CONCAT(&quot;INSERT INTO payment VALUES(&quot;; &quot;DEFAULT&quot;; &quot;, '&quot;; [.B42]; &quot;', &quot;; [.C42]; &quot;, &quot;; [.D42]; &quot;, &quot;; [.E42];&quot;);&quot; )" office:value-type="string" office:string-value="INSERT INTO payment VALUES(DEFAULT, 'mastercard', 5108757677322724, 313, 27);" calcext:value-type="string">
            <text:p>INSERT INTO payment VALUES(DEFAULT, 'mastercard', 5108757677322724, 313, 27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stercard</text:p>
          </table:table-cell>
          <table:table-cell office:value-type="float" office:value="5108755289015348" calcext:value-type="float">
            <text:p>5108755289015348</text:p>
          </table:table-cell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payment VALUES(&quot;; &quot;DEFAULT&quot;; &quot;, '&quot;; [.B43]; &quot;', &quot;; [.C43]; &quot;, &quot;; [.D43]; &quot;, &quot;; [.E43];&quot;);&quot; )" office:value-type="string" office:string-value="INSERT INTO payment VALUES(DEFAULT, 'mastercard', 5108755289015348, 319, 26);" calcext:value-type="string">
            <text:p>INSERT INTO payment VALUES(DEFAULT, 'mastercard', 5108755289015348, 319, 26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stercard</text:p>
          </table:table-cell>
          <table:table-cell office:value-type="float" office:value="5108757280909537" calcext:value-type="float">
            <text:p>5108757280909537</text:p>
          </table:table-cell>
          <table:table-cell office:value-type="float" office:value="458" calcext:value-type="float">
            <text:p>458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payment VALUES(&quot;; &quot;DEFAULT&quot;; &quot;, '&quot;; [.B44]; &quot;', &quot;; [.C44]; &quot;, &quot;; [.D44]; &quot;, &quot;; [.E44];&quot;);&quot; )" office:value-type="string" office:string-value="INSERT INTO payment VALUES(DEFAULT, 'mastercard', 5108757280909537, 458, 40);" calcext:value-type="string">
            <text:p>INSERT INTO payment VALUES(DEFAULT, 'mastercard', 5108757280909537, 458, 40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stercard</text:p>
          </table:table-cell>
          <table:table-cell office:value-type="float" office:value="5108754827807886" calcext:value-type="float">
            <text:p>5108754827807886</text:p>
          </table:table-cell>
          <table:table-cell office:value-type="float" office:value="817" calcext:value-type="float">
            <text:p>817</text:p>
          </table:table-cell>
          <table:table-cell office:value-type="float" office:value="57" calcext:value-type="float">
            <text:p>57</text:p>
          </table:table-cell>
          <table:table-cell table:formula="of:=COM.MICROSOFT.CONCAT(&quot;INSERT INTO payment VALUES(&quot;; &quot;DEFAULT&quot;; &quot;, '&quot;; [.B45]; &quot;', &quot;; [.C45]; &quot;, &quot;; [.D45]; &quot;, &quot;; [.E45];&quot;);&quot; )" office:value-type="string" office:string-value="INSERT INTO payment VALUES(DEFAULT, 'mastercard', 5108754827807886, 817, 57);" calcext:value-type="string">
            <text:p>INSERT INTO payment VALUES(DEFAULT, 'mastercard', 5108754827807886, 817, 57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stercard</text:p>
          </table:table-cell>
          <table:table-cell office:value-type="float" office:value="5048377350685835" calcext:value-type="float">
            <text:p>5048377350685835</text:p>
          </table:table-cell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payment VALUES(&quot;; &quot;DEFAULT&quot;; &quot;, '&quot;; [.B46]; &quot;', &quot;; [.C46]; &quot;, &quot;; [.D46]; &quot;, &quot;; [.E46];&quot;);&quot; )" office:value-type="string" office:string-value="INSERT INTO payment VALUES(DEFAULT, 'mastercard', 5048377350685835, 214, 9);" calcext:value-type="string">
            <text:p>INSERT INTO payment VALUES(DEFAULT, 'mastercard', 5048377350685835, 214, 9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stercard</text:p>
          </table:table-cell>
          <table:table-cell office:value-type="float" office:value="5108759704959106" calcext:value-type="float">
            <text:p>5108759704959106</text:p>
          </table:table-cell>
          <table:table-cell office:value-type="float" office:value="684" calcext:value-type="float">
            <text:p>684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payment VALUES(&quot;; &quot;DEFAULT&quot;; &quot;, '&quot;; [.B47]; &quot;', &quot;; [.C47]; &quot;, &quot;; [.D47]; &quot;, &quot;; [.E47];&quot;);&quot; )" office:value-type="string" office:string-value="INSERT INTO payment VALUES(DEFAULT, 'mastercard', 5108759704959106, 684, 26);" calcext:value-type="string">
            <text:p>INSERT INTO payment VALUES(DEFAULT, 'mastercard', 5108759704959106, 684, 26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stercard</text:p>
          </table:table-cell>
          <table:table-cell office:value-type="float" office:value="5048376960640206" calcext:value-type="float">
            <text:p>5048376960640206</text:p>
          </table:table-cell>
          <table:table-cell office:value-type="float" office:value="772" calcext:value-type="float">
            <text:p>772</text:p>
          </table:table-cell>
          <table:table-cell office:value-type="float" office:value="47" calcext:value-type="float">
            <text:p>47</text:p>
          </table:table-cell>
          <table:table-cell table:formula="of:=COM.MICROSOFT.CONCAT(&quot;INSERT INTO payment VALUES(&quot;; &quot;DEFAULT&quot;; &quot;, '&quot;; [.B48]; &quot;', &quot;; [.C48]; &quot;, &quot;; [.D48]; &quot;, &quot;; [.E48];&quot;);&quot; )" office:value-type="string" office:string-value="INSERT INTO payment VALUES(DEFAULT, 'mastercard', 5048376960640206, 772, 47);" calcext:value-type="string">
            <text:p>INSERT INTO payment VALUES(DEFAULT, 'mastercard', 5048376960640206, 772, 47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stercard</text:p>
          </table:table-cell>
          <table:table-cell office:value-type="float" office:value="5048372710039682" calcext:value-type="float">
            <text:p>5048372710039682</text:p>
          </table:table-cell>
          <table:table-cell office:value-type="float" office:value="998" calcext:value-type="float">
            <text:p>998</text:p>
          </table:table-cell>
          <table:table-cell office:value-type="float" office:value="63" calcext:value-type="float">
            <text:p>63</text:p>
          </table:table-cell>
          <table:table-cell table:formula="of:=COM.MICROSOFT.CONCAT(&quot;INSERT INTO payment VALUES(&quot;; &quot;DEFAULT&quot;; &quot;, '&quot;; [.B49]; &quot;', &quot;; [.C49]; &quot;, &quot;; [.D49]; &quot;, &quot;; [.E49];&quot;);&quot; )" office:value-type="string" office:string-value="INSERT INTO payment VALUES(DEFAULT, 'mastercard', 5048372710039682, 998, 63);" calcext:value-type="string">
            <text:p>INSERT INTO payment VALUES(DEFAULT, 'mastercard', 5048372710039682, 998, 63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stercard</text:p>
          </table:table-cell>
          <table:table-cell office:value-type="float" office:value="5048379816101035" calcext:value-type="float">
            <text:p>5048379816101035</text:p>
          </table:table-cell>
          <table:table-cell office:value-type="float" office:value="720" calcext:value-type="float">
            <text:p>720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payment VALUES(&quot;; &quot;DEFAULT&quot;; &quot;, '&quot;; [.B50]; &quot;', &quot;; [.C50]; &quot;, &quot;; [.D50]; &quot;, &quot;; [.E50];&quot;);&quot; )" office:value-type="string" office:string-value="INSERT INTO payment VALUES(DEFAULT, 'mastercard', 5048379816101035, 720, 33);" calcext:value-type="string">
            <text:p>INSERT INTO payment VALUES(DEFAULT, 'mastercard', 5048379816101035, 720, 33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stercard</text:p>
          </table:table-cell>
          <table:table-cell office:value-type="float" office:value="5108752908272186" calcext:value-type="float">
            <text:p>5108752908272186</text:p>
          </table:table-cell>
          <table:table-cell office:value-type="float" office:value="827" calcext:value-type="float">
            <text:p>827</text:p>
          </table:table-cell>
          <table:table-cell office:value-type="float" office:value="43" calcext:value-type="float">
            <text:p>43</text:p>
          </table:table-cell>
          <table:table-cell table:formula="of:=COM.MICROSOFT.CONCAT(&quot;INSERT INTO payment VALUES(&quot;; &quot;DEFAULT&quot;; &quot;, '&quot;; [.B51]; &quot;', &quot;; [.C51]; &quot;, &quot;; [.D51]; &quot;, &quot;; [.E51];&quot;);&quot; )" office:value-type="string" office:string-value="INSERT INTO payment VALUES(DEFAULT, 'mastercard', 5108752908272186, 827, 43);" calcext:value-type="string">
            <text:p>INSERT INTO payment VALUES(DEFAULT, 'mastercard', 5108752908272186, 827, 43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stercard</text:p>
          </table:table-cell>
          <table:table-cell office:value-type="float" office:value="5108757269037367" calcext:value-type="float">
            <text:p>5108757269037367</text:p>
          </table:table-cell>
          <table:table-cell office:value-type="float" office:value="968" calcext:value-type="float">
            <text:p>968</text:p>
          </table:table-cell>
          <table:table-cell office:value-type="float" office:value="49" calcext:value-type="float">
            <text:p>49</text:p>
          </table:table-cell>
          <table:table-cell table:formula="of:=COM.MICROSOFT.CONCAT(&quot;INSERT INTO payment VALUES(&quot;; &quot;DEFAULT&quot;; &quot;, '&quot;; [.B52]; &quot;', &quot;; [.C52]; &quot;, &quot;; [.D52]; &quot;, &quot;; [.E52];&quot;);&quot; )" office:value-type="string" office:string-value="INSERT INTO payment VALUES(DEFAULT, 'mastercard', 5108757269037367, 968, 49);" calcext:value-type="string">
            <text:p>INSERT INTO payment VALUES(DEFAULT, 'mastercard', 5108757269037367, 968, 49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stercard</text:p>
          </table:table-cell>
          <table:table-cell office:value-type="float" office:value="5108753903790982" calcext:value-type="float">
            <text:p>5108753903790982</text:p>
          </table:table-cell>
          <table:table-cell office:value-type="float" office:value="870" calcext:value-type="float">
            <text:p>870</text:p>
          </table:table-cell>
          <table:table-cell office:value-type="float" office:value="44" calcext:value-type="float">
            <text:p>44</text:p>
          </table:table-cell>
          <table:table-cell table:formula="of:=COM.MICROSOFT.CONCAT(&quot;INSERT INTO payment VALUES(&quot;; &quot;DEFAULT&quot;; &quot;, '&quot;; [.B53]; &quot;', &quot;; [.C53]; &quot;, &quot;; [.D53]; &quot;, &quot;; [.E53];&quot;);&quot; )" office:value-type="string" office:string-value="INSERT INTO payment VALUES(DEFAULT, 'mastercard', 5108753903790982, 870, 44);" calcext:value-type="string">
            <text:p>INSERT INTO payment VALUES(DEFAULT, 'mastercard', 5108753903790982, 870, 44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stercard</text:p>
          </table:table-cell>
          <table:table-cell office:value-type="float" office:value="5108752005014382" calcext:value-type="float">
            <text:p>5108752005014382</text:p>
          </table:table-cell>
          <table:table-cell office:value-type="float" office:value="625" calcext:value-type="float">
            <text:p>625</text:p>
          </table:table-cell>
          <table:table-cell office:value-type="float" office:value="49" calcext:value-type="float">
            <text:p>49</text:p>
          </table:table-cell>
          <table:table-cell table:formula="of:=COM.MICROSOFT.CONCAT(&quot;INSERT INTO payment VALUES(&quot;; &quot;DEFAULT&quot;; &quot;, '&quot;; [.B54]; &quot;', &quot;; [.C54]; &quot;, &quot;; [.D54]; &quot;, &quot;; [.E54];&quot;);&quot; )" office:value-type="string" office:string-value="INSERT INTO payment VALUES(DEFAULT, 'mastercard', 5108752005014382, 625, 49);" calcext:value-type="string">
            <text:p>INSERT INTO payment VALUES(DEFAULT, 'mastercard', 5108752005014382, 625, 49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stercard</text:p>
          </table:table-cell>
          <table:table-cell office:value-type="float" office:value="5048370998434211" calcext:value-type="float">
            <text:p>5048370998434211</text:p>
          </table:table-cell>
          <table:table-cell office:value-type="float" office:value="602" calcext:value-type="float">
            <text:p>602</text:p>
          </table:table-cell>
          <table:table-cell office:value-type="float" office:value="37" calcext:value-type="float">
            <text:p>37</text:p>
          </table:table-cell>
          <table:table-cell table:formula="of:=COM.MICROSOFT.CONCAT(&quot;INSERT INTO payment VALUES(&quot;; &quot;DEFAULT&quot;; &quot;, '&quot;; [.B55]; &quot;', &quot;; [.C55]; &quot;, &quot;; [.D55]; &quot;, &quot;; [.E55];&quot;);&quot; )" office:value-type="string" office:string-value="INSERT INTO payment VALUES(DEFAULT, 'mastercard', 5048370998434211, 602, 37);" calcext:value-type="string">
            <text:p>INSERT INTO payment VALUES(DEFAULT, 'mastercard', 5048370998434211, 602, 37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stercard</text:p>
          </table:table-cell>
          <table:table-cell office:value-type="float" office:value="5108753033091962" calcext:value-type="float">
            <text:p>5108753033091962</text:p>
          </table:table-cell>
          <table:table-cell office:value-type="float" office:value="789" calcext:value-type="float">
            <text:p>789</text:p>
          </table:table-cell>
          <table:table-cell office:value-type="float" office:value="60" calcext:value-type="float">
            <text:p>60</text:p>
          </table:table-cell>
          <table:table-cell table:formula="of:=COM.MICROSOFT.CONCAT(&quot;INSERT INTO payment VALUES(&quot;; &quot;DEFAULT&quot;; &quot;, '&quot;; [.B56]; &quot;', &quot;; [.C56]; &quot;, &quot;; [.D56]; &quot;, &quot;; [.E56];&quot;);&quot; )" office:value-type="string" office:string-value="INSERT INTO payment VALUES(DEFAULT, 'mastercard', 5108753033091962, 789, 60);" calcext:value-type="string">
            <text:p>INSERT INTO payment VALUES(DEFAULT, 'mastercard', 5108753033091962, 789, 60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stercard</text:p>
          </table:table-cell>
          <table:table-cell office:value-type="float" office:value="5108759841531271" calcext:value-type="float">
            <text:p>5108759841531271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payment VALUES(&quot;; &quot;DEFAULT&quot;; &quot;, '&quot;; [.B57]; &quot;', &quot;; [.C57]; &quot;, &quot;; [.D57]; &quot;, &quot;; [.E57];&quot;);&quot; )" office:value-type="string" office:string-value="INSERT INTO payment VALUES(DEFAULT, 'mastercard', 5108759841531271, 218, 6);" calcext:value-type="string">
            <text:p>INSERT INTO payment VALUES(DEFAULT, 'mastercard', 5108759841531271, 218, 6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stercard</text:p>
          </table:table-cell>
          <table:table-cell office:value-type="float" office:value="5048371984406189" calcext:value-type="float">
            <text:p>5048371984406189</text:p>
          </table:table-cell>
          <table:table-cell office:value-type="float" office:value="674" calcext:value-type="float">
            <text:p>674</text:p>
          </table:table-cell>
          <table:table-cell office:value-type="float" office:value="57" calcext:value-type="float">
            <text:p>57</text:p>
          </table:table-cell>
          <table:table-cell table:formula="of:=COM.MICROSOFT.CONCAT(&quot;INSERT INTO payment VALUES(&quot;; &quot;DEFAULT&quot;; &quot;, '&quot;; [.B58]; &quot;', &quot;; [.C58]; &quot;, &quot;; [.D58]; &quot;, &quot;; [.E58];&quot;);&quot; )" office:value-type="string" office:string-value="INSERT INTO payment VALUES(DEFAULT, 'mastercard', 5048371984406189, 674, 57);" calcext:value-type="string">
            <text:p>INSERT INTO payment VALUES(DEFAULT, 'mastercard', 5048371984406189, 674, 57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stercard</text:p>
          </table:table-cell>
          <table:table-cell office:value-type="float" office:value="5048370991870841" calcext:value-type="float">
            <text:p>5048370991870841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payment VALUES(&quot;; &quot;DEFAULT&quot;; &quot;, '&quot;; [.B59]; &quot;', &quot;; [.C59]; &quot;, &quot;; [.D59]; &quot;, &quot;; [.E59];&quot;);&quot; )" office:value-type="string" office:string-value="INSERT INTO payment VALUES(DEFAULT, 'mastercard', 5048370991870841, 125, 24);" calcext:value-type="string">
            <text:p>INSERT INTO payment VALUES(DEFAULT, 'mastercard', 5048370991870841, 125, 24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stercard</text:p>
          </table:table-cell>
          <table:table-cell office:value-type="float" office:value="5048371304558123" calcext:value-type="float">
            <text:p>5048371304558123</text:p>
          </table:table-cell>
          <table:table-cell office:value-type="float" office:value="285" calcext:value-type="float">
            <text:p>285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payment VALUES(&quot;; &quot;DEFAULT&quot;; &quot;, '&quot;; [.B60]; &quot;', &quot;; [.C60]; &quot;, &quot;; [.D60]; &quot;, &quot;; [.E60];&quot;);&quot; )" office:value-type="string" office:string-value="INSERT INTO payment VALUES(DEFAULT, 'mastercard', 5048371304558123, 285, 35);" calcext:value-type="string">
            <text:p>INSERT INTO payment VALUES(DEFAULT, 'mastercard', 5048371304558123, 285, 35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stercard</text:p>
          </table:table-cell>
          <table:table-cell office:value-type="float" office:value="5108755634565138" calcext:value-type="float">
            <text:p>5108755634565138</text:p>
          </table:table-cell>
          <table:table-cell office:value-type="float" office:value="764" calcext:value-type="float">
            <text:p>764</text:p>
          </table:table-cell>
          <table:table-cell office:value-type="float" office:value="39" calcext:value-type="float">
            <text:p>39</text:p>
          </table:table-cell>
          <table:table-cell table:formula="of:=COM.MICROSOFT.CONCAT(&quot;INSERT INTO payment VALUES(&quot;; &quot;DEFAULT&quot;; &quot;, '&quot;; [.B61]; &quot;', &quot;; [.C61]; &quot;, &quot;; [.D61]; &quot;, &quot;; [.E61];&quot;);&quot; )" office:value-type="string" office:string-value="INSERT INTO payment VALUES(DEFAULT, 'mastercard', 5108755634565138, 764, 39);" calcext:value-type="string">
            <text:p>INSERT INTO payment VALUES(DEFAULT, 'mastercard', 5108755634565138, 764, 39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stercard</text:p>
          </table:table-cell>
          <table:table-cell office:value-type="float" office:value="5048372045781180" calcext:value-type="float">
            <text:p>5048372045781180</text:p>
          </table:table-cell>
          <table:table-cell office:value-type="float" office:value="601" calcext:value-type="float">
            <text:p>601</text:p>
          </table:table-cell>
          <table:table-cell office:value-type="float" office:value="60" calcext:value-type="float">
            <text:p>60</text:p>
          </table:table-cell>
          <table:table-cell table:formula="of:=COM.MICROSOFT.CONCAT(&quot;INSERT INTO payment VALUES(&quot;; &quot;DEFAULT&quot;; &quot;, '&quot;; [.B62]; &quot;', &quot;; [.C62]; &quot;, &quot;; [.D62]; &quot;, &quot;; [.E62];&quot;);&quot; )" office:value-type="string" office:string-value="INSERT INTO payment VALUES(DEFAULT, 'mastercard', 5048372045781180, 601, 60);" calcext:value-type="string">
            <text:p>INSERT INTO payment VALUES(DEFAULT, 'mastercard', 5048372045781180, 601, 60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stercard</text:p>
          </table:table-cell>
          <table:table-cell office:value-type="float" office:value="5048372823916552" calcext:value-type="float">
            <text:p>5048372823916552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payment VALUES(&quot;; &quot;DEFAULT&quot;; &quot;, '&quot;; [.B63]; &quot;', &quot;; [.C63]; &quot;, &quot;; [.D63]; &quot;, &quot;; [.E63];&quot;);&quot; )" office:value-type="string" office:string-value="INSERT INTO payment VALUES(DEFAULT, 'mastercard', 5048372823916552, 496, 5);" calcext:value-type="string">
            <text:p>INSERT INTO payment VALUES(DEFAULT, 'mastercard', 5048372823916552, 496, 5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stercard</text:p>
          </table:table-cell>
          <table:table-cell office:value-type="float" office:value="5048377329680149" calcext:value-type="float">
            <text:p>5048377329680149</text:p>
          </table:table-cell>
          <table:table-cell office:value-type="float" office:value="780" calcext:value-type="float">
            <text:p>780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payment VALUES(&quot;; &quot;DEFAULT&quot;; &quot;, '&quot;; [.B64]; &quot;', &quot;; [.C64]; &quot;, &quot;; [.D64]; &quot;, &quot;; [.E64];&quot;);&quot; )" office:value-type="string" office:string-value="INSERT INTO payment VALUES(DEFAULT, 'mastercard', 5048377329680149, 780, 29);" calcext:value-type="string">
            <text:p>INSERT INTO payment VALUES(DEFAULT, 'mastercard', 5048377329680149, 780, 29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stercard</text:p>
          </table:table-cell>
          <table:table-cell office:value-type="float" office:value="5048373880955897" calcext:value-type="float">
            <text:p>5048373880955897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payment VALUES(&quot;; &quot;DEFAULT&quot;; &quot;, '&quot;; [.B65]; &quot;', &quot;; [.C65]; &quot;, &quot;; [.D65]; &quot;, &quot;; [.E65];&quot;);&quot; )" office:value-type="string" office:string-value="INSERT INTO payment VALUES(DEFAULT, 'mastercard', 5048373880955897, 123, 2);" calcext:value-type="string">
            <text:p>INSERT INTO payment VALUES(DEFAULT, 'mastercard', 5048373880955897, 123, 2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stercard</text:p>
          </table:table-cell>
          <table:table-cell office:value-type="float" office:value="5048377425095929" calcext:value-type="float">
            <text:p>5048377425095929</text:p>
          </table:table-cell>
          <table:table-cell office:value-type="float" office:value="584" calcext:value-type="float">
            <text:p>584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payment VALUES(&quot;; &quot;DEFAULT&quot;; &quot;, '&quot;; [.B66]; &quot;', &quot;; [.C66]; &quot;, &quot;; [.D66]; &quot;, &quot;; [.E66];&quot;);&quot; )" office:value-type="string" office:string-value="INSERT INTO payment VALUES(DEFAULT, 'mastercard', 5048377425095929, 584, 11);" calcext:value-type="string">
            <text:p>INSERT INTO payment VALUES(DEFAULT, 'mastercard', 5048377425095929, 584, 11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stercard</text:p>
          </table:table-cell>
          <table:table-cell office:value-type="float" office:value="5108752861767313" calcext:value-type="float">
            <text:p>5108752861767313</text:p>
          </table:table-cell>
          <table:table-cell office:value-type="float" office:value="186" calcext:value-type="float">
            <text:p>186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payment VALUES(&quot;; &quot;DEFAULT&quot;; &quot;, '&quot;; [.B67]; &quot;', &quot;; [.C67]; &quot;, &quot;; [.D67]; &quot;, &quot;; [.E67];&quot;);&quot; )" office:value-type="string" office:string-value="INSERT INTO payment VALUES(DEFAULT, 'mastercard', 5108752861767313, 186, 21);" calcext:value-type="string">
            <text:p>INSERT INTO payment VALUES(DEFAULT, 'mastercard', 5108752861767313, 186, 21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stercard</text:p>
          </table:table-cell>
          <table:table-cell office:value-type="float" office:value="5048372232845038" calcext:value-type="float">
            <text:p>5048372232845038</text:p>
          </table:table-cell>
          <table:table-cell office:value-type="float" office:value="657" calcext:value-type="float">
            <text:p>657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payment VALUES(&quot;; &quot;DEFAULT&quot;; &quot;, '&quot;; [.B68]; &quot;', &quot;; [.C68]; &quot;, &quot;; [.D68]; &quot;, &quot;; [.E68];&quot;);&quot; )" office:value-type="string" office:string-value="INSERT INTO payment VALUES(DEFAULT, 'mastercard', 5048372232845038, 657, 26);" calcext:value-type="string">
            <text:p>INSERT INTO payment VALUES(DEFAULT, 'mastercard', 5048372232845038, 657, 26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stercard</text:p>
          </table:table-cell>
          <table:table-cell office:value-type="float" office:value="5108757008388246" calcext:value-type="float">
            <text:p>5108757008388246</text:p>
          </table:table-cell>
          <table:table-cell office:value-type="float" office:value="218" calcext:value-type="float">
            <text:p>218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payment VALUES(&quot;; &quot;DEFAULT&quot;; &quot;, '&quot;; [.B69]; &quot;', &quot;; [.C69]; &quot;, &quot;; [.D69]; &quot;, &quot;; [.E69];&quot;);&quot; )" office:value-type="string" office:string-value="INSERT INTO payment VALUES(DEFAULT, 'mastercard', 5108757008388246, 218, 21);" calcext:value-type="string">
            <text:p>INSERT INTO payment VALUES(DEFAULT, 'mastercard', 5108757008388246, 218, 21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stercard</text:p>
          </table:table-cell>
          <table:table-cell office:value-type="float" office:value="5048373448666762" calcext:value-type="float">
            <text:p>5048373448666762</text:p>
          </table:table-cell>
          <table:table-cell office:value-type="float" office:value="847" calcext:value-type="float">
            <text:p>847</text:p>
          </table:table-cell>
          <table:table-cell office:value-type="float" office:value="50" calcext:value-type="float">
            <text:p>50</text:p>
          </table:table-cell>
          <table:table-cell table:formula="of:=COM.MICROSOFT.CONCAT(&quot;INSERT INTO payment VALUES(&quot;; &quot;DEFAULT&quot;; &quot;, '&quot;; [.B70]; &quot;', &quot;; [.C70]; &quot;, &quot;; [.D70]; &quot;, &quot;; [.E70];&quot;);&quot; )" office:value-type="string" office:string-value="INSERT INTO payment VALUES(DEFAULT, 'mastercard', 5048373448666762, 847, 50);" calcext:value-type="string">
            <text:p>INSERT INTO payment VALUES(DEFAULT, 'mastercard', 5048373448666762, 847, 50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stercard</text:p>
          </table:table-cell>
          <table:table-cell office:value-type="float" office:value="5048370898870308" calcext:value-type="float">
            <text:p>5048370898870308</text:p>
          </table:table-cell>
          <table:table-cell office:value-type="float" office:value="243" calcext:value-type="float">
            <text:p>243</text:p>
          </table:table-cell>
          <table:table-cell office:value-type="float" office:value="55" calcext:value-type="float">
            <text:p>55</text:p>
          </table:table-cell>
          <table:table-cell table:formula="of:=COM.MICROSOFT.CONCAT(&quot;INSERT INTO payment VALUES(&quot;; &quot;DEFAULT&quot;; &quot;, '&quot;; [.B71]; &quot;', &quot;; [.C71]; &quot;, &quot;; [.D71]; &quot;, &quot;; [.E71];&quot;);&quot; )" office:value-type="string" office:string-value="INSERT INTO payment VALUES(DEFAULT, 'mastercard', 5048370898870308, 243, 55);" calcext:value-type="string">
            <text:p>INSERT INTO payment VALUES(DEFAULT, 'mastercard', 5048370898870308, 243, 55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stercard</text:p>
          </table:table-cell>
          <table:table-cell office:value-type="float" office:value="5048379806711348" calcext:value-type="float">
            <text:p>5048379806711348</text:p>
          </table:table-cell>
          <table:table-cell office:value-type="float" office:value="762" calcext:value-type="float">
            <text:p>762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payment VALUES(&quot;; &quot;DEFAULT&quot;; &quot;, '&quot;; [.B72]; &quot;', &quot;; [.C72]; &quot;, &quot;; [.D72]; &quot;, &quot;; [.E72];&quot;);&quot; )" office:value-type="string" office:string-value="INSERT INTO payment VALUES(DEFAULT, 'mastercard', 5048379806711348, 762, 5);" calcext:value-type="string">
            <text:p>INSERT INTO payment VALUES(DEFAULT, 'mastercard', 5048379806711348, 762, 5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stercard</text:p>
          </table:table-cell>
          <table:table-cell office:value-type="float" office:value="5108751039081466" calcext:value-type="float">
            <text:p>5108751039081466</text:p>
          </table:table-cell>
          <table:table-cell office:value-type="float" office:value="930" calcext:value-type="float">
            <text:p>930</text:p>
          </table:table-cell>
          <table:table-cell office:value-type="float" office:value="46" calcext:value-type="float">
            <text:p>46</text:p>
          </table:table-cell>
          <table:table-cell table:formula="of:=COM.MICROSOFT.CONCAT(&quot;INSERT INTO payment VALUES(&quot;; &quot;DEFAULT&quot;; &quot;, '&quot;; [.B73]; &quot;', &quot;; [.C73]; &quot;, &quot;; [.D73]; &quot;, &quot;; [.E73];&quot;);&quot; )" office:value-type="string" office:string-value="INSERT INTO payment VALUES(DEFAULT, 'mastercard', 5108751039081466, 930, 46);" calcext:value-type="string">
            <text:p>INSERT INTO payment VALUES(DEFAULT, 'mastercard', 5108751039081466, 930, 46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stercard</text:p>
          </table:table-cell>
          <table:table-cell office:value-type="float" office:value="5108756461266725" calcext:value-type="float">
            <text:p>5108756461266725</text:p>
          </table:table-cell>
          <table:table-cell office:value-type="float" office:value="776" calcext:value-type="float">
            <text:p>776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payment VALUES(&quot;; &quot;DEFAULT&quot;; &quot;, '&quot;; [.B74]; &quot;', &quot;; [.C74]; &quot;, &quot;; [.D74]; &quot;, &quot;; [.E74];&quot;);&quot; )" office:value-type="string" office:string-value="INSERT INTO payment VALUES(DEFAULT, 'mastercard', 5108756461266725, 776, 16);" calcext:value-type="string">
            <text:p>INSERT INTO payment VALUES(DEFAULT, 'mastercard', 5108756461266725, 776, 16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stercard</text:p>
          </table:table-cell>
          <table:table-cell office:value-type="float" office:value="5108755359040671" calcext:value-type="float">
            <text:p>5108755359040671</text:p>
          </table:table-cell>
          <table:table-cell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payment VALUES(&quot;; &quot;DEFAULT&quot;; &quot;, '&quot;; [.B75]; &quot;', &quot;; [.C75]; &quot;, &quot;; [.D75]; &quot;, &quot;; [.E75];&quot;);&quot; )" office:value-type="string" office:string-value="INSERT INTO payment VALUES(DEFAULT, 'mastercard', 5108755359040671, 125, 18);" calcext:value-type="string">
            <text:p>INSERT INTO payment VALUES(DEFAULT, 'mastercard', 5108755359040671, 125, 18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stercard</text:p>
          </table:table-cell>
          <table:table-cell office:value-type="float" office:value="5108754799334018" calcext:value-type="float">
            <text:p>5108754799334018</text:p>
          </table:table-cell>
          <table:table-cell office:value-type="float" office:value="324" calcext:value-type="float">
            <text:p>324</text:p>
          </table:table-cell>
          <table:table-cell office:value-type="float" office:value="28" calcext:value-type="float">
            <text:p>28</text:p>
          </table:table-cell>
          <table:table-cell table:formula="of:=COM.MICROSOFT.CONCAT(&quot;INSERT INTO payment VALUES(&quot;; &quot;DEFAULT&quot;; &quot;, '&quot;; [.B76]; &quot;', &quot;; [.C76]; &quot;, &quot;; [.D76]; &quot;, &quot;; [.E76];&quot;);&quot; )" office:value-type="string" office:string-value="INSERT INTO payment VALUES(DEFAULT, 'mastercard', 5108754799334018, 324, 28);" calcext:value-type="string">
            <text:p>INSERT INTO payment VALUES(DEFAULT, 'mastercard', 5108754799334018, 324, 28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stercard</text:p>
          </table:table-cell>
          <table:table-cell office:value-type="float" office:value="5048371026069847" calcext:value-type="float">
            <text:p>5048371026069847</text:p>
          </table:table-cell>
          <table:table-cell office:value-type="float" office:value="215" calcext:value-type="float">
            <text:p>215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payment VALUES(&quot;; &quot;DEFAULT&quot;; &quot;, '&quot;; [.B77]; &quot;', &quot;; [.C77]; &quot;, &quot;; [.D77]; &quot;, &quot;; [.E77];&quot;);&quot; )" office:value-type="string" office:string-value="INSERT INTO payment VALUES(DEFAULT, 'mastercard', 5048371026069847, 215, 23);" calcext:value-type="string">
            <text:p>INSERT INTO payment VALUES(DEFAULT, 'mastercard', 5048371026069847, 215, 23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stercard</text:p>
          </table:table-cell>
          <table:table-cell office:value-type="float" office:value="5048372432102354" calcext:value-type="float">
            <text:p>5048372432102354</text:p>
          </table:table-cell>
          <table:table-cell office:value-type="float" office:value="940" calcext:value-type="float">
            <text:p>940</text:p>
          </table:table-cell>
          <table:table-cell office:value-type="float" office:value="58" calcext:value-type="float">
            <text:p>58</text:p>
          </table:table-cell>
          <table:table-cell table:formula="of:=COM.MICROSOFT.CONCAT(&quot;INSERT INTO payment VALUES(&quot;; &quot;DEFAULT&quot;; &quot;, '&quot;; [.B78]; &quot;', &quot;; [.C78]; &quot;, &quot;; [.D78]; &quot;, &quot;; [.E78];&quot;);&quot; )" office:value-type="string" office:string-value="INSERT INTO payment VALUES(DEFAULT, 'mastercard', 5048372432102354, 940, 58);" calcext:value-type="string">
            <text:p>INSERT INTO payment VALUES(DEFAULT, 'mastercard', 5048372432102354, 940, 58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stercard</text:p>
          </table:table-cell>
          <table:table-cell office:value-type="float" office:value="5108750402866081" calcext:value-type="float">
            <text:p>5108750402866081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payment VALUES(&quot;; &quot;DEFAULT&quot;; &quot;, '&quot;; [.B79]; &quot;', &quot;; [.C79]; &quot;, &quot;; [.D79]; &quot;, &quot;; [.E79];&quot;);&quot; )" office:value-type="string" office:string-value="INSERT INTO payment VALUES(DEFAULT, 'mastercard', 5108750402866081, 400, 15);" calcext:value-type="string">
            <text:p>INSERT INTO payment VALUES(DEFAULT, 'mastercard', 5108750402866081, 400, 15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stercard</text:p>
          </table:table-cell>
          <table:table-cell office:value-type="float" office:value="5048379927628397" calcext:value-type="float">
            <text:p>5048379927628397</text:p>
          </table:table-cell>
          <table:table-cell office:value-type="float" office:value="656" calcext:value-type="float">
            <text:p>656</text:p>
          </table:table-cell>
          <table:table-cell office:value-type="float" office:value="58" calcext:value-type="float">
            <text:p>58</text:p>
          </table:table-cell>
          <table:table-cell table:formula="of:=COM.MICROSOFT.CONCAT(&quot;INSERT INTO payment VALUES(&quot;; &quot;DEFAULT&quot;; &quot;, '&quot;; [.B80]; &quot;', &quot;; [.C80]; &quot;, &quot;; [.D80]; &quot;, &quot;; [.E80];&quot;);&quot; )" office:value-type="string" office:string-value="INSERT INTO payment VALUES(DEFAULT, 'mastercard', 5048379927628397, 656, 58);" calcext:value-type="string">
            <text:p>INSERT INTO payment VALUES(DEFAULT, 'mastercard', 5048379927628397, 656, 58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stercard</text:p>
          </table:table-cell>
          <table:table-cell office:value-type="float" office:value="5048370895529519" calcext:value-type="float">
            <text:p>5048370895529519</text:p>
          </table:table-cell>
          <table:table-cell office:value-type="float" office:value="624" calcext:value-type="float">
            <text:p>624</text:p>
          </table:table-cell>
          <table:table-cell office:value-type="float" office:value="59" calcext:value-type="float">
            <text:p>59</text:p>
          </table:table-cell>
          <table:table-cell table:formula="of:=COM.MICROSOFT.CONCAT(&quot;INSERT INTO payment VALUES(&quot;; &quot;DEFAULT&quot;; &quot;, '&quot;; [.B81]; &quot;', &quot;; [.C81]; &quot;, &quot;; [.D81]; &quot;, &quot;; [.E81];&quot;);&quot; )" office:value-type="string" office:string-value="INSERT INTO payment VALUES(DEFAULT, 'mastercard', 5048370895529519, 624, 59);" calcext:value-type="string">
            <text:p>INSERT INTO payment VALUES(DEFAULT, 'mastercard', 5048370895529519, 624, 59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stercard</text:p>
          </table:table-cell>
          <table:table-cell office:value-type="float" office:value="5048377881795368" calcext:value-type="float">
            <text:p>5048377881795368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table:formula="of:=COM.MICROSOFT.CONCAT(&quot;INSERT INTO payment VALUES(&quot;; &quot;DEFAULT&quot;; &quot;, '&quot;; [.B82]; &quot;', &quot;; [.C82]; &quot;, &quot;; [.D82]; &quot;, &quot;; [.E82];&quot;);&quot; )" office:value-type="string" office:string-value="INSERT INTO payment VALUES(DEFAULT, 'mastercard', 5048377881795368, 122, 45);" calcext:value-type="string">
            <text:p>INSERT INTO payment VALUES(DEFAULT, 'mastercard', 5048377881795368, 122, 45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stercard</text:p>
          </table:table-cell>
          <table:table-cell office:value-type="float" office:value="5108752358065452" calcext:value-type="float">
            <text:p>5108752358065452</text:p>
          </table:table-cell>
          <table:table-cell office:value-type="float" office:value="741" calcext:value-type="float">
            <text:p>741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payment VALUES(&quot;; &quot;DEFAULT&quot;; &quot;, '&quot;; [.B83]; &quot;', &quot;; [.C83]; &quot;, &quot;; [.D83]; &quot;, &quot;; [.E83];&quot;);&quot; )" office:value-type="string" office:string-value="INSERT INTO payment VALUES(DEFAULT, 'mastercard', 5108752358065452, 741, 31);" calcext:value-type="string">
            <text:p>INSERT INTO payment VALUES(DEFAULT, 'mastercard', 5108752358065452, 741, 31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stercard</text:p>
          </table:table-cell>
          <table:table-cell office:value-type="float" office:value="5108754434904852" calcext:value-type="float">
            <text:p>5108754434904852</text:p>
          </table:table-cell>
          <table:table-cell office:value-type="float" office:value="927" calcext:value-type="float">
            <text:p>927</text:p>
          </table:table-cell>
          <table:table-cell office:value-type="float" office:value="50" calcext:value-type="float">
            <text:p>50</text:p>
          </table:table-cell>
          <table:table-cell table:formula="of:=COM.MICROSOFT.CONCAT(&quot;INSERT INTO payment VALUES(&quot;; &quot;DEFAULT&quot;; &quot;, '&quot;; [.B84]; &quot;', &quot;; [.C84]; &quot;, &quot;; [.D84]; &quot;, &quot;; [.E84];&quot;);&quot; )" office:value-type="string" office:string-value="INSERT INTO payment VALUES(DEFAULT, 'mastercard', 5108754434904852, 927, 50);" calcext:value-type="string">
            <text:p>INSERT INTO payment VALUES(DEFAULT, 'mastercard', 5108754434904852, 927, 50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astercard</text:p>
          </table:table-cell>
          <table:table-cell office:value-type="float" office:value="5048377647300701" calcext:value-type="float">
            <text:p>5048377647300701</text:p>
          </table:table-cell>
          <table:table-cell office:value-type="float" office:value="495" calcext:value-type="float">
            <text:p>495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payment VALUES(&quot;; &quot;DEFAULT&quot;; &quot;, '&quot;; [.B85]; &quot;', &quot;; [.C85]; &quot;, &quot;; [.D85]; &quot;, &quot;; [.E85];&quot;);&quot; )" office:value-type="string" office:string-value="INSERT INTO payment VALUES(DEFAULT, 'mastercard', 5048377647300701, 495, 62);" calcext:value-type="string">
            <text:p>INSERT INTO payment VALUES(DEFAULT, 'mastercard', 5048377647300701, 495, 62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stercard</text:p>
          </table:table-cell>
          <table:table-cell office:value-type="float" office:value="5048378667376480" calcext:value-type="float">
            <text:p>5048378667376480</text:p>
          </table:table-cell>
          <table:table-cell office:value-type="float" office:value="722" calcext:value-type="float">
            <text:p>722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payment VALUES(&quot;; &quot;DEFAULT&quot;; &quot;, '&quot;; [.B86]; &quot;', &quot;; [.C86]; &quot;, &quot;; [.D86]; &quot;, &quot;; [.E86];&quot;);&quot; )" office:value-type="string" office:string-value="INSERT INTO payment VALUES(DEFAULT, 'mastercard', 5048378667376480, 722, 4);" calcext:value-type="string">
            <text:p>INSERT INTO payment VALUES(DEFAULT, 'mastercard', 5048378667376480, 722, 4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astercard</text:p>
          </table:table-cell>
          <table:table-cell office:value-type="float" office:value="5108752285486136" calcext:value-type="float">
            <text:p>5108752285486136</text:p>
          </table:table-cell>
          <table:table-cell office:value-type="float" office:value="936" calcext:value-type="float">
            <text:p>936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payment VALUES(&quot;; &quot;DEFAULT&quot;; &quot;, '&quot;; [.B87]; &quot;', &quot;; [.C87]; &quot;, &quot;; [.D87]; &quot;, &quot;; [.E87];&quot;);&quot; )" office:value-type="string" office:string-value="INSERT INTO payment VALUES(DEFAULT, 'mastercard', 5108752285486136, 936, 33);" calcext:value-type="string">
            <text:p>INSERT INTO payment VALUES(DEFAULT, 'mastercard', 5108752285486136, 936, 33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stercard</text:p>
          </table:table-cell>
          <table:table-cell office:value-type="float" office:value="5108750734046097" calcext:value-type="float">
            <text:p>5108750734046097</text:p>
          </table:table-cell>
          <table:table-cell office:value-type="float" office:value="975" calcext:value-type="float">
            <text:p>975</text:p>
          </table:table-cell>
          <table:table-cell office:value-type="float" office:value="56" calcext:value-type="float">
            <text:p>56</text:p>
          </table:table-cell>
          <table:table-cell table:formula="of:=COM.MICROSOFT.CONCAT(&quot;INSERT INTO payment VALUES(&quot;; &quot;DEFAULT&quot;; &quot;, '&quot;; [.B88]; &quot;', &quot;; [.C88]; &quot;, &quot;; [.D88]; &quot;, &quot;; [.E88];&quot;);&quot; )" office:value-type="string" office:string-value="INSERT INTO payment VALUES(DEFAULT, 'mastercard', 5108750734046097, 975, 56);" calcext:value-type="string">
            <text:p>INSERT INTO payment VALUES(DEFAULT, 'mastercard', 5108750734046097, 975, 56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stercard</text:p>
          </table:table-cell>
          <table:table-cell office:value-type="float" office:value="5108759116196495" calcext:value-type="float">
            <text:p>5108759116196495</text:p>
          </table:table-cell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payment VALUES(&quot;; &quot;DEFAULT&quot;; &quot;, '&quot;; [.B89]; &quot;', &quot;; [.C89]; &quot;, &quot;; [.D89]; &quot;, &quot;; [.E89];&quot;);&quot; )" office:value-type="string" office:string-value="INSERT INTO payment VALUES(DEFAULT, 'mastercard', 5108759116196495, 789, 1);" calcext:value-type="string">
            <text:p>INSERT INTO payment VALUES(DEFAULT, 'mastercard', 5108759116196495, 789, 1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stercard</text:p>
          </table:table-cell>
          <table:table-cell office:value-type="float" office:value="5108752416810444" calcext:value-type="float">
            <text:p>5108752416810444</text:p>
          </table:table-cell>
          <table:table-cell office:value-type="float" office:value="985" calcext:value-type="float">
            <text:p>985</text:p>
          </table:table-cell>
          <table:table-cell office:value-type="float" office:value="72" calcext:value-type="float">
            <text:p>72</text:p>
          </table:table-cell>
          <table:table-cell table:formula="of:=COM.MICROSOFT.CONCAT(&quot;INSERT INTO payment VALUES(&quot;; &quot;DEFAULT&quot;; &quot;, '&quot;; [.B90]; &quot;', &quot;; [.C90]; &quot;, &quot;; [.D90]; &quot;, &quot;; [.E90];&quot;);&quot; )" office:value-type="string" office:string-value="INSERT INTO payment VALUES(DEFAULT, 'mastercard', 5108752416810444, 985, 72);" calcext:value-type="string">
            <text:p>INSERT INTO payment VALUES(DEFAULT, 'mastercard', 5108752416810444, 985, 72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stercard</text:p>
          </table:table-cell>
          <table:table-cell office:value-type="float" office:value="5108750731405064" calcext:value-type="float">
            <text:p>5108750731405064</text:p>
          </table:table-cell>
          <table:table-cell office:value-type="float" office:value="732" calcext:value-type="float">
            <text:p>732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payment VALUES(&quot;; &quot;DEFAULT&quot;; &quot;, '&quot;; [.B91]; &quot;', &quot;; [.C91]; &quot;, &quot;; [.D91]; &quot;, &quot;; [.E91];&quot;);&quot; )" office:value-type="string" office:string-value="INSERT INTO payment VALUES(DEFAULT, 'mastercard', 5108750731405064, 732, 19);" calcext:value-type="string">
            <text:p>INSERT INTO payment VALUES(DEFAULT, 'mastercard', 5108750731405064, 732, 19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stercard</text:p>
          </table:table-cell>
          <table:table-cell office:value-type="float" office:value="5108754849663739" calcext:value-type="float">
            <text:p>5108754849663739</text:p>
          </table:table-cell>
          <table:table-cell office:value-type="float" office:value="980" calcext:value-type="float">
            <text:p>980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payment VALUES(&quot;; &quot;DEFAULT&quot;; &quot;, '&quot;; [.B92]; &quot;', &quot;; [.C92]; &quot;, &quot;; [.D92]; &quot;, &quot;; [.E92];&quot;);&quot; )" office:value-type="string" office:string-value="INSERT INTO payment VALUES(DEFAULT, 'mastercard', 5108754849663739, 980, 65);" calcext:value-type="string">
            <text:p>INSERT INTO payment VALUES(DEFAULT, 'mastercard', 5108754849663739, 980, 65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stercard</text:p>
          </table:table-cell>
          <table:table-cell office:value-type="float" office:value="5048375742775223" calcext:value-type="float">
            <text:p>5048375742775223</text:p>
          </table:table-cell>
          <table:table-cell office:value-type="float" office:value="635" calcext:value-type="float">
            <text:p>635</text:p>
          </table:table-cell>
          <table:table-cell office:value-type="float" office:value="57" calcext:value-type="float">
            <text:p>57</text:p>
          </table:table-cell>
          <table:table-cell table:formula="of:=COM.MICROSOFT.CONCAT(&quot;INSERT INTO payment VALUES(&quot;; &quot;DEFAULT&quot;; &quot;, '&quot;; [.B93]; &quot;', &quot;; [.C93]; &quot;, &quot;; [.D93]; &quot;, &quot;; [.E93];&quot;);&quot; )" office:value-type="string" office:string-value="INSERT INTO payment VALUES(DEFAULT, 'mastercard', 5048375742775223, 635, 57);" calcext:value-type="string">
            <text:p>INSERT INTO payment VALUES(DEFAULT, 'mastercard', 5048375742775223, 635, 57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stercard</text:p>
          </table:table-cell>
          <table:table-cell office:value-type="float" office:value="5048373219773433" calcext:value-type="float">
            <text:p>5048373219773433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payment VALUES(&quot;; &quot;DEFAULT&quot;; &quot;, '&quot;; [.B94]; &quot;', &quot;; [.C94]; &quot;, &quot;; [.D94]; &quot;, &quot;; [.E94];&quot;);&quot; )" office:value-type="string" office:string-value="INSERT INTO payment VALUES(DEFAULT, 'mastercard', 5048373219773433, 133, 38);" calcext:value-type="string">
            <text:p>INSERT INTO payment VALUES(DEFAULT, 'mastercard', 5048373219773433, 133, 38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stercard</text:p>
          </table:table-cell>
          <table:table-cell office:value-type="float" office:value="5108755682642318" calcext:value-type="float">
            <text:p>5108755682642318</text:p>
          </table:table-cell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payment VALUES(&quot;; &quot;DEFAULT&quot;; &quot;, '&quot;; [.B95]; &quot;', &quot;; [.C95]; &quot;, &quot;; [.D95]; &quot;, &quot;; [.E95];&quot;);&quot; )" office:value-type="string" office:string-value="INSERT INTO payment VALUES(DEFAULT, 'mastercard', 5108755682642318, 163, 16);" calcext:value-type="string">
            <text:p>INSERT INTO payment VALUES(DEFAULT, 'mastercard', 5108755682642318, 163, 16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astercard</text:p>
          </table:table-cell>
          <table:table-cell office:value-type="float" office:value="5048370304688138" calcext:value-type="float">
            <text:p>5048370304688138</text:p>
          </table:table-cell>
          <table:table-cell office:value-type="float" office:value="467" calcext:value-type="float">
            <text:p>467</text:p>
          </table:table-cell>
          <table:table-cell office:value-type="float" office:value="66" calcext:value-type="float">
            <text:p>66</text:p>
          </table:table-cell>
          <table:table-cell table:formula="of:=COM.MICROSOFT.CONCAT(&quot;INSERT INTO payment VALUES(&quot;; &quot;DEFAULT&quot;; &quot;, '&quot;; [.B96]; &quot;', &quot;; [.C96]; &quot;, &quot;; [.D96]; &quot;, &quot;; [.E96];&quot;);&quot; )" office:value-type="string" office:string-value="INSERT INTO payment VALUES(DEFAULT, 'mastercard', 5048370304688138, 467, 66);" calcext:value-type="string">
            <text:p>INSERT INTO payment VALUES(DEFAULT, 'mastercard', 5048370304688138, 467, 66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stercard</text:p>
          </table:table-cell>
          <table:table-cell office:value-type="float" office:value="5108756210291321" calcext:value-type="float">
            <text:p>5108756210291321</text:p>
          </table:table-cell>
          <table:table-cell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payment VALUES(&quot;; &quot;DEFAULT&quot;; &quot;, '&quot;; [.B97]; &quot;', &quot;; [.C97]; &quot;, &quot;; [.D97]; &quot;, &quot;; [.E97];&quot;);&quot; )" office:value-type="string" office:string-value="INSERT INTO payment VALUES(DEFAULT, 'mastercard', 5108756210291321, 382, 10);" calcext:value-type="string">
            <text:p>INSERT INTO payment VALUES(DEFAULT, 'mastercard', 5108756210291321, 382, 10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astercard</text:p>
          </table:table-cell>
          <table:table-cell office:value-type="float" office:value="5048372368979148" calcext:value-type="float">
            <text:p>5048372368979148</text:p>
          </table:table-cell>
          <table:table-cell office:value-type="float" office:value="958" calcext:value-type="float">
            <text:p>958</text:p>
          </table:table-cell>
          <table:table-cell office:value-type="float" office:value="69" calcext:value-type="float">
            <text:p>69</text:p>
          </table:table-cell>
          <table:table-cell table:formula="of:=COM.MICROSOFT.CONCAT(&quot;INSERT INTO payment VALUES(&quot;; &quot;DEFAULT&quot;; &quot;, '&quot;; [.B98]; &quot;', &quot;; [.C98]; &quot;, &quot;; [.D98]; &quot;, &quot;; [.E98];&quot;);&quot; )" office:value-type="string" office:string-value="INSERT INTO payment VALUES(DEFAULT, 'mastercard', 5048372368979148, 958, 69);" calcext:value-type="string">
            <text:p>INSERT INTO payment VALUES(DEFAULT, 'mastercard', 5048372368979148, 958, 69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stercard</text:p>
          </table:table-cell>
          <table:table-cell office:value-type="float" office:value="5048374017947294" calcext:value-type="float">
            <text:p>5048374017947294</text:p>
          </table:table-cell>
          <table:table-cell office:value-type="float" office:value="617" calcext:value-type="float">
            <text:p>617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payment VALUES(&quot;; &quot;DEFAULT&quot;; &quot;, '&quot;; [.B99]; &quot;', &quot;; [.C99]; &quot;, &quot;; [.D99]; &quot;, &quot;; [.E99];&quot;);&quot; )" office:value-type="string" office:string-value="INSERT INTO payment VALUES(DEFAULT, 'mastercard', 5048374017947294, 617, 20);" calcext:value-type="string">
            <text:p>INSERT INTO payment VALUES(DEFAULT, 'mastercard', 5048374017947294, 617, 20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stercard</text:p>
          </table:table-cell>
          <table:table-cell office:value-type="float" office:value="5048378212991809" calcext:value-type="float">
            <text:p>5048378212991809</text:p>
          </table:table-cell>
          <table:table-cell office:value-type="float" office:value="315" calcext:value-type="float">
            <text:p>315</text:p>
          </table:table-cell>
          <table:table-cell office:value-type="float" office:value="67" calcext:value-type="float">
            <text:p>67</text:p>
          </table:table-cell>
          <table:table-cell table:formula="of:=COM.MICROSOFT.CONCAT(&quot;INSERT INTO payment VALUES(&quot;; &quot;DEFAULT&quot;; &quot;, '&quot;; [.B100]; &quot;', &quot;; [.C100]; &quot;, &quot;; [.D100]; &quot;, &quot;; [.E100];&quot;);&quot; )" office:value-type="string" office:string-value="INSERT INTO payment VALUES(DEFAULT, 'mastercard', 5048378212991809, 315, 67);" calcext:value-type="string">
            <text:p>INSERT INTO payment VALUES(DEFAULT, 'mastercard', 5048378212991809, 315, 67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stercard</text:p>
          </table:table-cell>
          <table:table-cell office:value-type="float" office:value="5048376932024117" calcext:value-type="float">
            <text:p>5048376932024117</text:p>
          </table:table-cell>
          <table:table-cell office:value-type="float" office:value="658" calcext:value-type="float">
            <text:p>658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payment VALUES(&quot;; &quot;DEFAULT&quot;; &quot;, '&quot;; [.B101]; &quot;', &quot;; [.C101]; &quot;, &quot;; [.D101]; &quot;, &quot;; [.E101];&quot;);&quot; )" office:value-type="string" office:string-value="INSERT INTO payment VALUES(DEFAULT, 'mastercard', 5048376932024117, 658, 19);" calcext:value-type="string">
            <text:p>INSERT INTO payment VALUES(DEFAULT, 'mastercard', 5048376932024117, 658, 19);</text:p>
          </table:table-cell>
        </table:table-row>
      </table:table>
      <table:table table:name="Rental" table:style-name="ta1">
        <table:table-column table:style-name="co1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1" table:number-columns-repeated="3" table:default-cell-style-name="ce1"/>
        <table:table-column table:style-name="co10" table:default-cell-style-name="Default"/>
        <table:table-row table:style-name="ro1">
          <table:table-cell table:style-name="Default" office:value-type="string" calcext:value-type="string">
            <text:p>rental_id</text:p>
          </table:table-cell>
          <table:table-cell table:style-name="Default" office:value-type="string" calcext:value-type="string">
            <text:p>start_date</text:p>
          </table:table-cell>
          <table:table-cell table:style-name="Default" office:value-type="string" calcext:value-type="string">
            <text:p>end_date</text:p>
          </table:table-cell>
          <table:table-cell table:style-name="Default" office:value-type="string" calcext:value-type="string">
            <text:p>base_rate</text:p>
          </table:table-cell>
          <table:table-cell table:style-name="Default" office:value-type="string" calcext:value-type="string">
            <text:p>customer_id</text:p>
          </table:table-cell>
          <table:table-cell table:style-name="Default"/>
          <table:table-cell table:style-name="Default" office:value-type="string" calcext:value-type="string">
            <text:p>vehicle_id</text:p>
          </table:table-cell>
          <table:table-cell office:value-type="string" calcext:value-type="string">
            <text:p>quer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21-09-19</text:p>
          </table:table-cell>
          <table:table-cell office:value-type="string" calcext:value-type="string">
            <text:p>2021-12-17</text:p>
          </table:table-cell>
          <table:table-cell office:value-type="float" office:value="182" calcext:value-type="float">
            <text:p>18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" calcext:value-type="float">
            <text:p>4</text:p>
          </table:table-cell>
          <table:table-cell table:formula="of:=COM.MICROSOFT.CONCAT(&quot;INSERT INTO rental VALUES(DEFAULT, TO_DATE('&quot;; [.B2]; &quot;', 'YYYY-MM-DD'), &quot;; &quot;TO_DATE('&quot;; [.C2]; &quot;', 'YYYY-MM-DD'), &quot;; [.D2]; &quot;, &quot;; [.E2]; &quot;, &quot;; [.G2]; &quot;);&quot;)" office:value-type="string" office:string-value="INSERT INTO rental VALUES(DEFAULT, TO_DATE('2021-09-19', 'YYYY-MM-DD'), TO_DATE('2021-12-17', 'YYYY-MM-DD'), 182, 57, 4);" calcext:value-type="string">
            <text:p>INSERT INTO rental VALUES(DEFAULT, TO_DATE('2021-09-19', 'YYYY-MM-DD'), TO_DATE('2021-12-17', 'YYYY-MM-DD'), 182, 57, 4);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21-09-12</text:p>
          </table:table-cell>
          <table:table-cell office:value-type="string" calcext:value-type="string">
            <text:p>2021-12-15</text:p>
          </table:table-cell>
          <table:table-cell office:value-type="float" office:value="224" calcext:value-type="float">
            <text:p>22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M.MICROSOFT.CONCAT(&quot;INSERT INTO rental VALUES(DEFAULT, TO_DATE('&quot;; [.B3]; &quot;', 'YYYY-MM-DD'), &quot;; &quot;TO_DATE('&quot;; [.C3]; &quot;', 'YYYY-MM-DD'), &quot;; [.D3]; &quot;, &quot;; [.E3]; &quot;, &quot;; [.G3]; &quot;);&quot;)" office:value-type="string" office:string-value="INSERT INTO rental VALUES(DEFAULT, TO_DATE('2021-09-12', 'YYYY-MM-DD'), TO_DATE('2021-12-15', 'YYYY-MM-DD'), 224, 34, 84);" calcext:value-type="string">
            <text:p>INSERT INTO rental VALUES(DEFAULT, TO_DATE('2021-09-12', 'YYYY-MM-DD'), TO_DATE('2021-12-15', 'YYYY-MM-DD'), 224, 34, 84);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21-10-08</text:p>
          </table:table-cell>
          <table:table-cell office:value-type="string" calcext:value-type="string">
            <text:p>2021-12-29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M.MICROSOFT.CONCAT(&quot;INSERT INTO rental VALUES(DEFAULT, TO_DATE('&quot;; [.B4]; &quot;', 'YYYY-MM-DD'), &quot;; &quot;TO_DATE('&quot;; [.C4]; &quot;', 'YYYY-MM-DD'), &quot;; [.D4]; &quot;, &quot;; [.E4]; &quot;, &quot;; [.G4]; &quot;);&quot;)" office:value-type="string" office:string-value="INSERT INTO rental VALUES(DEFAULT, TO_DATE('2021-10-08', 'YYYY-MM-DD'), TO_DATE('2021-12-29', 'YYYY-MM-DD'), 173, 29, 55);" calcext:value-type="string">
            <text:p>INSERT INTO rental VALUES(DEFAULT, TO_DATE('2021-10-08', 'YYYY-MM-DD'), TO_DATE('2021-12-29', 'YYYY-MM-DD'), 173, 29, 55);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21-10-10</text:p>
          </table:table-cell>
          <table:table-cell office:value-type="string" calcext:value-type="string">
            <text:p>2021-11-16</text:p>
          </table:table-cell>
          <table:table-cell office:value-type="float" office:value="137" calcext:value-type="float">
            <text:p>1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CONCAT(&quot;INSERT INTO rental VALUES(DEFAULT, TO_DATE('&quot;; [.B5]; &quot;', 'YYYY-MM-DD'), &quot;; &quot;TO_DATE('&quot;; [.C5]; &quot;', 'YYYY-MM-DD'), &quot;; [.D5]; &quot;, &quot;; [.E5]; &quot;, &quot;; [.G5]; &quot;);&quot;)" office:value-type="string" office:string-value="INSERT INTO rental VALUES(DEFAULT, TO_DATE('2021-10-10', 'YYYY-MM-DD'), TO_DATE('2021-11-16', 'YYYY-MM-DD'), 137, 38, 43);" calcext:value-type="string">
            <text:p>INSERT INTO rental VALUES(DEFAULT, TO_DATE('2021-10-10', 'YYYY-MM-DD'), TO_DATE('2021-11-16', 'YYYY-MM-DD'), 137, 38, 43);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21-10-15</text:p>
          </table:table-cell>
          <table:table-cell office:value-type="string" calcext:value-type="string">
            <text:p>2021-11-08</text:p>
          </table:table-cell>
          <table:table-cell office:value-type="float" office:value="192" calcext:value-type="float">
            <text:p>19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CONCAT(&quot;INSERT INTO rental VALUES(DEFAULT, TO_DATE('&quot;; [.B6]; &quot;', 'YYYY-MM-DD'), &quot;; &quot;TO_DATE('&quot;; [.C6]; &quot;', 'YYYY-MM-DD'), &quot;; [.D6]; &quot;, &quot;; [.E6]; &quot;, &quot;; [.G6]; &quot;);&quot;)" office:value-type="string" office:string-value="INSERT INTO rental VALUES(DEFAULT, TO_DATE('2021-10-15', 'YYYY-MM-DD'), TO_DATE('2021-11-08', 'YYYY-MM-DD'), 192, 13, 27);" calcext:value-type="string">
            <text:p>INSERT INTO rental VALUES(DEFAULT, TO_DATE('2021-10-15', 'YYYY-MM-DD'), TO_DATE('2021-11-08', 'YYYY-MM-DD'), 192, 13, 27);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1-10-05</text:p>
          </table:table-cell>
          <table:table-cell office:value-type="string" calcext:value-type="string">
            <text:p>2021-11-13</text:p>
          </table:table-cell>
          <table:table-cell office:value-type="float" office:value="188" calcext:value-type="float">
            <text:p>1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M.MICROSOFT.CONCAT(&quot;INSERT INTO rental VALUES(DEFAULT, TO_DATE('&quot;; [.B7]; &quot;', 'YYYY-MM-DD'), &quot;; &quot;TO_DATE('&quot;; [.C7]; &quot;', 'YYYY-MM-DD'), &quot;; [.D7]; &quot;, &quot;; [.E7]; &quot;, &quot;; [.G7]; &quot;);&quot;)" office:value-type="string" office:string-value="INSERT INTO rental VALUES(DEFAULT, TO_DATE('2021-10-05', 'YYYY-MM-DD'), TO_DATE('2021-11-13', 'YYYY-MM-DD'), 188, 24, 94);" calcext:value-type="string">
            <text:p>INSERT INTO rental VALUES(DEFAULT, TO_DATE('2021-10-05', 'YYYY-MM-DD'), TO_DATE('2021-11-13', 'YYYY-MM-DD'), 188, 24, 94);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1-10-11</text:p>
          </table:table-cell>
          <table:table-cell office:value-type="string" calcext:value-type="string">
            <text:p>2021-12-17</text:p>
          </table:table-cell>
          <table:table-cell office:value-type="float" office:value="236" calcext:value-type="float">
            <text:p>23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M.MICROSOFT.CONCAT(&quot;INSERT INTO rental VALUES(DEFAULT, TO_DATE('&quot;; [.B8]; &quot;', 'YYYY-MM-DD'), &quot;; &quot;TO_DATE('&quot;; [.C8]; &quot;', 'YYYY-MM-DD'), &quot;; [.D8]; &quot;, &quot;; [.E8]; &quot;, &quot;; [.G8]; &quot;);&quot;)" office:value-type="string" office:string-value="INSERT INTO rental VALUES(DEFAULT, TO_DATE('2021-10-11', 'YYYY-MM-DD'), TO_DATE('2021-12-17', 'YYYY-MM-DD'), 236, 69, 58);" calcext:value-type="string">
            <text:p>INSERT INTO rental VALUES(DEFAULT, TO_DATE('2021-10-11', 'YYYY-MM-DD'), TO_DATE('2021-12-17', 'YYYY-MM-DD'), 236, 69, 58);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1-10-02</text:p>
          </table:table-cell>
          <table:table-cell office:value-type="string" calcext:value-type="string">
            <text:p>2021-12-07</text:p>
          </table:table-cell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M.MICROSOFT.CONCAT(&quot;INSERT INTO rental VALUES(DEFAULT, TO_DATE('&quot;; [.B9]; &quot;', 'YYYY-MM-DD'), &quot;; &quot;TO_DATE('&quot;; [.C9]; &quot;', 'YYYY-MM-DD'), &quot;; [.D9]; &quot;, &quot;; [.E9]; &quot;, &quot;; [.G9]; &quot;);&quot;)" office:value-type="string" office:string-value="INSERT INTO rental VALUES(DEFAULT, TO_DATE('2021-10-02', 'YYYY-MM-DD'), TO_DATE('2021-12-07', 'YYYY-MM-DD'), 155, 43, 90);" calcext:value-type="string">
            <text:p>INSERT INTO rental VALUES(DEFAULT, TO_DATE('2021-10-02', 'YYYY-MM-DD'), TO_DATE('2021-12-07', 'YYYY-MM-DD'), 155, 43, 90);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21-09-03</text:p>
          </table:table-cell>
          <table:table-cell office:value-type="string" calcext:value-type="string">
            <text:p>2021-12-28</text:p>
          </table:table-cell>
          <table:table-cell office:value-type="float" office:value="180" calcext:value-type="float">
            <text:p>18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M.MICROSOFT.CONCAT(&quot;INSERT INTO rental VALUES(DEFAULT, TO_DATE('&quot;; [.B10]; &quot;', 'YYYY-MM-DD'), &quot;; &quot;TO_DATE('&quot;; [.C10]; &quot;', 'YYYY-MM-DD'), &quot;; [.D10]; &quot;, &quot;; [.E10]; &quot;, &quot;; [.G10]; &quot;);&quot;)" office:value-type="string" office:string-value="INSERT INTO rental VALUES(DEFAULT, TO_DATE('2021-09-03', 'YYYY-MM-DD'), TO_DATE('2021-12-28', 'YYYY-MM-DD'), 180, 74, 58);" calcext:value-type="string">
            <text:p>INSERT INTO rental VALUES(DEFAULT, TO_DATE('2021-09-03', 'YYYY-MM-DD'), TO_DATE('2021-12-28', 'YYYY-MM-DD'), 180, 74, 58);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1-10-21</text:p>
          </table:table-cell>
          <table:table-cell office:value-type="string" calcext:value-type="string">
            <text:p>2021-12-27</text:p>
          </table:table-cell>
          <table:table-cell office:value-type="float" office:value="137" calcext:value-type="float">
            <text:p>13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M.MICROSOFT.CONCAT(&quot;INSERT INTO rental VALUES(DEFAULT, TO_DATE('&quot;; [.B11]; &quot;', 'YYYY-MM-DD'), &quot;; &quot;TO_DATE('&quot;; [.C11]; &quot;', 'YYYY-MM-DD'), &quot;; [.D11]; &quot;, &quot;; [.E11]; &quot;, &quot;; [.G11]; &quot;);&quot;)" office:value-type="string" office:string-value="INSERT INTO rental VALUES(DEFAULT, TO_DATE('2021-10-21', 'YYYY-MM-DD'), TO_DATE('2021-12-27', 'YYYY-MM-DD'), 137, 27, 58);" calcext:value-type="string">
            <text:p>INSERT INTO rental VALUES(DEFAULT, TO_DATE('2021-10-21', 'YYYY-MM-DD'), TO_DATE('2021-12-27', 'YYYY-MM-DD'), 137, 27, 58);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21-09-09</text:p>
          </table:table-cell>
          <table:table-cell office:value-type="string" calcext:value-type="string">
            <text:p>2021-12-11</text:p>
          </table:table-cell>
          <table:table-cell office:value-type="float" office:value="119" calcext:value-type="float">
            <text:p>11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M.MICROSOFT.CONCAT(&quot;INSERT INTO rental VALUES(DEFAULT, TO_DATE('&quot;; [.B12]; &quot;', 'YYYY-MM-DD'), &quot;; &quot;TO_DATE('&quot;; [.C12]; &quot;', 'YYYY-MM-DD'), &quot;; [.D12]; &quot;, &quot;; [.E12]; &quot;, &quot;; [.G12]; &quot;);&quot;)" office:value-type="string" office:string-value="INSERT INTO rental VALUES(DEFAULT, TO_DATE('2021-09-09', 'YYYY-MM-DD'), TO_DATE('2021-12-11', 'YYYY-MM-DD'), 119, 32, 82);" calcext:value-type="string">
            <text:p>INSERT INTO rental VALUES(DEFAULT, TO_DATE('2021-09-09', 'YYYY-MM-DD'), TO_DATE('2021-12-11', 'YYYY-MM-DD'), 119, 32, 82);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21-10-02</text:p>
          </table:table-cell>
          <table:table-cell office:value-type="string" calcext:value-type="string">
            <text:p>2021-11-22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M.MICROSOFT.CONCAT(&quot;INSERT INTO rental VALUES(DEFAULT, TO_DATE('&quot;; [.B13]; &quot;', 'YYYY-MM-DD'), &quot;; &quot;TO_DATE('&quot;; [.C13]; &quot;', 'YYYY-MM-DD'), &quot;; [.D13]; &quot;, &quot;; [.E13]; &quot;, &quot;; [.G13]; &quot;);&quot;)" office:value-type="string" office:string-value="INSERT INTO rental VALUES(DEFAULT, TO_DATE('2021-10-02', 'YYYY-MM-DD'), TO_DATE('2021-11-22', 'YYYY-MM-DD'), 125, 15, 49);" calcext:value-type="string">
            <text:p>INSERT INTO rental VALUES(DEFAULT, TO_DATE('2021-10-02', 'YYYY-MM-DD'), TO_DATE('2021-11-22', 'YYYY-MM-DD'), 125, 15, 49);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21-09-25</text:p>
          </table:table-cell>
          <table:table-cell office:value-type="string" calcext:value-type="string">
            <text:p>2021-11-14</text:p>
          </table:table-cell>
          <table:table-cell office:value-type="float" office:value="192" calcext:value-type="float">
            <text:p>19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M.MICROSOFT.CONCAT(&quot;INSERT INTO rental VALUES(DEFAULT, TO_DATE('&quot;; [.B14]; &quot;', 'YYYY-MM-DD'), &quot;; &quot;TO_DATE('&quot;; [.C14]; &quot;', 'YYYY-MM-DD'), &quot;; [.D14]; &quot;, &quot;; [.E14]; &quot;, &quot;; [.G14]; &quot;);&quot;)" office:value-type="string" office:string-value="INSERT INTO rental VALUES(DEFAULT, TO_DATE('2021-09-25', 'YYYY-MM-DD'), TO_DATE('2021-11-14', 'YYYY-MM-DD'), 192, 22, 42);" calcext:value-type="string">
            <text:p>INSERT INTO rental VALUES(DEFAULT, TO_DATE('2021-09-25', 'YYYY-MM-DD'), TO_DATE('2021-11-14', 'YYYY-MM-DD'), 192, 22, 42);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21-10-27</text:p>
          </table:table-cell>
          <table:table-cell office:value-type="string" calcext:value-type="string">
            <text:p>2021-11-08</text:p>
          </table:table-cell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M.MICROSOFT.CONCAT(&quot;INSERT INTO rental VALUES(DEFAULT, TO_DATE('&quot;; [.B15]; &quot;', 'YYYY-MM-DD'), &quot;; &quot;TO_DATE('&quot;; [.C15]; &quot;', 'YYYY-MM-DD'), &quot;; [.D15]; &quot;, &quot;; [.E15]; &quot;, &quot;; [.G15]; &quot;);&quot;)" office:value-type="string" office:string-value="INSERT INTO rental VALUES(DEFAULT, TO_DATE('2021-10-27', 'YYYY-MM-DD'), TO_DATE('2021-11-08', 'YYYY-MM-DD'), 184, 16, 68);" calcext:value-type="string">
            <text:p>INSERT INTO rental VALUES(DEFAULT, TO_DATE('2021-10-27', 'YYYY-MM-DD'), TO_DATE('2021-11-08', 'YYYY-MM-DD'), 184, 16, 68);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21-10-17</text:p>
          </table:table-cell>
          <table:table-cell office:value-type="string" calcext:value-type="string">
            <text:p>2021-11-13</text:p>
          </table:table-cell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CONCAT(&quot;INSERT INTO rental VALUES(DEFAULT, TO_DATE('&quot;; [.B16]; &quot;', 'YYYY-MM-DD'), &quot;; &quot;TO_DATE('&quot;; [.C16]; &quot;', 'YYYY-MM-DD'), &quot;; [.D16]; &quot;, &quot;; [.E16]; &quot;, &quot;; [.G16]; &quot;);&quot;)" office:value-type="string" office:string-value="INSERT INTO rental VALUES(DEFAULT, TO_DATE('2021-10-17', 'YYYY-MM-DD'), TO_DATE('2021-11-13', 'YYYY-MM-DD'), 151, 62, 40);" calcext:value-type="string">
            <text:p>INSERT INTO rental VALUES(DEFAULT, TO_DATE('2021-10-17', 'YYYY-MM-DD'), TO_DATE('2021-11-13', 'YYYY-MM-DD'), 151, 62, 40);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21-10-17</text:p>
          </table:table-cell>
          <table:table-cell office:value-type="string" calcext:value-type="string">
            <text:p>2021-11-10</text:p>
          </table:table-cell>
          <table:table-cell office:value-type="float" office:value="210" calcext:value-type="float">
            <text:p>2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M.MICROSOFT.CONCAT(&quot;INSERT INTO rental VALUES(DEFAULT, TO_DATE('&quot;; [.B17]; &quot;', 'YYYY-MM-DD'), &quot;; &quot;TO_DATE('&quot;; [.C17]; &quot;', 'YYYY-MM-DD'), &quot;; [.D17]; &quot;, &quot;; [.E17]; &quot;, &quot;; [.G17]; &quot;);&quot;)" office:value-type="string" office:string-value="INSERT INTO rental VALUES(DEFAULT, TO_DATE('2021-10-17', 'YYYY-MM-DD'), TO_DATE('2021-11-10', 'YYYY-MM-DD'), 210, 46, 59);" calcext:value-type="string">
            <text:p>INSERT INTO rental VALUES(DEFAULT, TO_DATE('2021-10-17', 'YYYY-MM-DD'), TO_DATE('2021-11-10', 'YYYY-MM-DD'), 210, 46, 59);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21-09-17</text:p>
          </table:table-cell>
          <table:table-cell office:value-type="string" calcext:value-type="string">
            <text:p>2021-11-29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CONCAT(&quot;INSERT INTO rental VALUES(DEFAULT, TO_DATE('&quot;; [.B18]; &quot;', 'YYYY-MM-DD'), &quot;; &quot;TO_DATE('&quot;; [.C18]; &quot;', 'YYYY-MM-DD'), &quot;; [.D18]; &quot;, &quot;; [.E18]; &quot;, &quot;; [.G18]; &quot;);&quot;)" office:value-type="string" office:string-value="INSERT INTO rental VALUES(DEFAULT, TO_DATE('2021-09-17', 'YYYY-MM-DD'), TO_DATE('2021-11-29', 'YYYY-MM-DD'), 149, 75, 35);" calcext:value-type="string">
            <text:p>INSERT INTO rental VALUES(DEFAULT, TO_DATE('2021-09-17', 'YYYY-MM-DD'), TO_DATE('2021-11-29', 'YYYY-MM-DD'), 149, 75, 35);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21-09-03</text:p>
          </table:table-cell>
          <table:table-cell office:value-type="string" calcext:value-type="string">
            <text:p>2021-12-12</text:p>
          </table:table-cell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M.MICROSOFT.CONCAT(&quot;INSERT INTO rental VALUES(DEFAULT, TO_DATE('&quot;; [.B19]; &quot;', 'YYYY-MM-DD'), &quot;; &quot;TO_DATE('&quot;; [.C19]; &quot;', 'YYYY-MM-DD'), &quot;; [.D19]; &quot;, &quot;; [.E19]; &quot;, &quot;; [.G19]; &quot;);&quot;)" office:value-type="string" office:string-value="INSERT INTO rental VALUES(DEFAULT, TO_DATE('2021-09-03', 'YYYY-MM-DD'), TO_DATE('2021-12-12', 'YYYY-MM-DD'), 193, 75, 45);" calcext:value-type="string">
            <text:p>INSERT INTO rental VALUES(DEFAULT, TO_DATE('2021-09-03', 'YYYY-MM-DD'), TO_DATE('2021-12-12', 'YYYY-MM-DD'), 193, 75, 45);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21-09-04</text:p>
          </table:table-cell>
          <table:table-cell office:value-type="string" calcext:value-type="string">
            <text:p>2021-11-03</text:p>
          </table:table-cell>
          <table:table-cell office:value-type="float" office:value="221" calcext:value-type="float">
            <text:p>2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table:formula="of:=COM.MICROSOFT.CONCAT(&quot;INSERT INTO rental VALUES(DEFAULT, TO_DATE('&quot;; [.B20]; &quot;', 'YYYY-MM-DD'), &quot;; &quot;TO_DATE('&quot;; [.C20]; &quot;', 'YYYY-MM-DD'), &quot;; [.D20]; &quot;, &quot;; [.E20]; &quot;, &quot;; [.G20]; &quot;);&quot;)" office:value-type="string" office:string-value="INSERT INTO rental VALUES(DEFAULT, TO_DATE('2021-09-04', 'YYYY-MM-DD'), TO_DATE('2021-11-03', 'YYYY-MM-DD'), 221, 27, 2);" calcext:value-type="string">
            <text:p>INSERT INTO rental VALUES(DEFAULT, TO_DATE('2021-09-04', 'YYYY-MM-DD'), TO_DATE('2021-11-03', 'YYYY-MM-DD'), 221, 27, 2);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21-09-18</text:p>
          </table:table-cell>
          <table:table-cell office:value-type="string" calcext:value-type="string">
            <text:p>2021-12-30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M.MICROSOFT.CONCAT(&quot;INSERT INTO rental VALUES(DEFAULT, TO_DATE('&quot;; [.B21]; &quot;', 'YYYY-MM-DD'), &quot;; &quot;TO_DATE('&quot;; [.C21]; &quot;', 'YYYY-MM-DD'), &quot;; [.D21]; &quot;, &quot;; [.E21]; &quot;, &quot;; [.G21]; &quot;);&quot;)" office:value-type="string" office:string-value="INSERT INTO rental VALUES(DEFAULT, TO_DATE('2021-09-18', 'YYYY-MM-DD'), TO_DATE('2021-12-30', 'YYYY-MM-DD'), 131, 50, 62);" calcext:value-type="string">
            <text:p>INSERT INTO rental VALUES(DEFAULT, TO_DATE('2021-09-18', 'YYYY-MM-DD'), TO_DATE('2021-12-30', 'YYYY-MM-DD'), 131, 50, 62);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21-09-08</text:p>
          </table:table-cell>
          <table:table-cell office:value-type="string" calcext:value-type="string">
            <text:p>2021-12-16</text:p>
          </table:table-cell>
          <table:table-cell office:value-type="float" office:value="184" calcext:value-type="float">
            <text:p>18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M.MICROSOFT.CONCAT(&quot;INSERT INTO rental VALUES(DEFAULT, TO_DATE('&quot;; [.B22]; &quot;', 'YYYY-MM-DD'), &quot;; &quot;TO_DATE('&quot;; [.C22]; &quot;', 'YYYY-MM-DD'), &quot;; [.D22]; &quot;, &quot;; [.E22]; &quot;, &quot;; [.G22]; &quot;);&quot;)" office:value-type="string" office:string-value="INSERT INTO rental VALUES(DEFAULT, TO_DATE('2021-09-08', 'YYYY-MM-DD'), TO_DATE('2021-12-16', 'YYYY-MM-DD'), 184, 33, 63);" calcext:value-type="string">
            <text:p>INSERT INTO rental VALUES(DEFAULT, TO_DATE('2021-09-08', 'YYYY-MM-DD'), TO_DATE('2021-12-16', 'YYYY-MM-DD'), 184, 33, 63);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21-09-11</text:p>
          </table:table-cell>
          <table:table-cell office:value-type="string" calcext:value-type="string">
            <text:p>2021-12-12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M.MICROSOFT.CONCAT(&quot;INSERT INTO rental VALUES(DEFAULT, TO_DATE('&quot;; [.B23]; &quot;', 'YYYY-MM-DD'), &quot;; &quot;TO_DATE('&quot;; [.C23]; &quot;', 'YYYY-MM-DD'), &quot;; [.D23]; &quot;, &quot;; [.E23]; &quot;, &quot;; [.G23]; &quot;);&quot;)" office:value-type="string" office:string-value="INSERT INTO rental VALUES(DEFAULT, TO_DATE('2021-09-11', 'YYYY-MM-DD'), TO_DATE('2021-12-12', 'YYYY-MM-DD'), 211, 11, 96);" calcext:value-type="string">
            <text:p>INSERT INTO rental VALUES(DEFAULT, TO_DATE('2021-09-11', 'YYYY-MM-DD'), TO_DATE('2021-12-12', 'YYYY-MM-DD'), 211, 11, 96);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1-10-05</text:p>
          </table:table-cell>
          <table:table-cell office:value-type="string" calcext:value-type="string">
            <text:p>2021-12-25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CONCAT(&quot;INSERT INTO rental VALUES(DEFAULT, TO_DATE('&quot;; [.B24]; &quot;', 'YYYY-MM-DD'), &quot;; &quot;TO_DATE('&quot;; [.C24]; &quot;', 'YYYY-MM-DD'), &quot;; [.D24]; &quot;, &quot;; [.E24]; &quot;, &quot;; [.G24]; &quot;);&quot;)" office:value-type="string" office:string-value="INSERT INTO rental VALUES(DEFAULT, TO_DATE('2021-10-05', 'YYYY-MM-DD'), TO_DATE('2021-12-25', 'YYYY-MM-DD'), 205, 38, 23);" calcext:value-type="string">
            <text:p>INSERT INTO rental VALUES(DEFAULT, TO_DATE('2021-10-05', 'YYYY-MM-DD'), TO_DATE('2021-12-25', 'YYYY-MM-DD'), 205, 38, 23);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1-10-28</text:p>
          </table:table-cell>
          <table:table-cell office:value-type="string" calcext:value-type="string">
            <text:p>2021-11-05</text:p>
          </table:table-cell>
          <table:table-cell office:value-type="float" office:value="243" calcext:value-type="float">
            <text:p>24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CONCAT(&quot;INSERT INTO rental VALUES(DEFAULT, TO_DATE('&quot;; [.B25]; &quot;', 'YYYY-MM-DD'), &quot;; &quot;TO_DATE('&quot;; [.C25]; &quot;', 'YYYY-MM-DD'), &quot;; [.D25]; &quot;, &quot;; [.E25]; &quot;, &quot;; [.G25]; &quot;);&quot;)" office:value-type="string" office:string-value="INSERT INTO rental VALUES(DEFAULT, TO_DATE('2021-10-28', 'YYYY-MM-DD'), TO_DATE('2021-11-05', 'YYYY-MM-DD'), 243, 56, 24);" calcext:value-type="string">
            <text:p>INSERT INTO rental VALUES(DEFAULT, TO_DATE('2021-10-28', 'YYYY-MM-DD'), TO_DATE('2021-11-05', 'YYYY-MM-DD'), 243, 56, 24);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1-10-27</text:p>
          </table:table-cell>
          <table:table-cell office:value-type="string" calcext:value-type="string">
            <text:p>2021-11-30</text:p>
          </table:table-cell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M.MICROSOFT.CONCAT(&quot;INSERT INTO rental VALUES(DEFAULT, TO_DATE('&quot;; [.B26]; &quot;', 'YYYY-MM-DD'), &quot;; &quot;TO_DATE('&quot;; [.C26]; &quot;', 'YYYY-MM-DD'), &quot;; [.D26]; &quot;, &quot;; [.E26]; &quot;, &quot;; [.G26]; &quot;);&quot;)" office:value-type="string" office:string-value="INSERT INTO rental VALUES(DEFAULT, TO_DATE('2021-10-27', 'YYYY-MM-DD'), TO_DATE('2021-11-30', 'YYYY-MM-DD'), 204, 25, 89);" calcext:value-type="string">
            <text:p>INSERT INTO rental VALUES(DEFAULT, TO_DATE('2021-10-27', 'YYYY-MM-DD'), TO_DATE('2021-11-30', 'YYYY-MM-DD'), 204, 25, 89);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1-10-17</text:p>
          </table:table-cell>
          <table:table-cell office:value-type="string" calcext:value-type="string">
            <text:p>2021-12-17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M.MICROSOFT.CONCAT(&quot;INSERT INTO rental VALUES(DEFAULT, TO_DATE('&quot;; [.B27]; &quot;', 'YYYY-MM-DD'), &quot;; &quot;TO_DATE('&quot;; [.C27]; &quot;', 'YYYY-MM-DD'), &quot;; [.D27]; &quot;, &quot;; [.E27]; &quot;, &quot;; [.G27]; &quot;);&quot;)" office:value-type="string" office:string-value="INSERT INTO rental VALUES(DEFAULT, TO_DATE('2021-10-17', 'YYYY-MM-DD'), TO_DATE('2021-12-17', 'YYYY-MM-DD'), 103, 6, 74);" calcext:value-type="string">
            <text:p>INSERT INTO rental VALUES(DEFAULT, TO_DATE('2021-10-17', 'YYYY-MM-DD'), TO_DATE('2021-12-17', 'YYYY-MM-DD'), 103, 6, 74);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1-10-16</text:p>
          </table:table-cell>
          <table:table-cell office:value-type="string" calcext:value-type="string">
            <text:p>2021-11-13</text:p>
          </table:table-cell>
          <table:table-cell office:value-type="float" office:value="172" calcext:value-type="float">
            <text:p>17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M.MICROSOFT.CONCAT(&quot;INSERT INTO rental VALUES(DEFAULT, TO_DATE('&quot;; [.B28]; &quot;', 'YYYY-MM-DD'), &quot;; &quot;TO_DATE('&quot;; [.C28]; &quot;', 'YYYY-MM-DD'), &quot;; [.D28]; &quot;, &quot;; [.E28]; &quot;, &quot;; [.G28]; &quot;);&quot;)" office:value-type="string" office:string-value="INSERT INTO rental VALUES(DEFAULT, TO_DATE('2021-10-16', 'YYYY-MM-DD'), TO_DATE('2021-11-13', 'YYYY-MM-DD'), 172, 46, 68);" calcext:value-type="string">
            <text:p>INSERT INTO rental VALUES(DEFAULT, TO_DATE('2021-10-16', 'YYYY-MM-DD'), TO_DATE('2021-11-13', 'YYYY-MM-DD'), 172, 46, 68);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1-09-26</text:p>
          </table:table-cell>
          <table:table-cell office:value-type="string" calcext:value-type="string">
            <text:p>2021-12-17</text:p>
          </table:table-cell>
          <table:table-cell office:value-type="float" office:value="214" calcext:value-type="float">
            <text:p>2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M.MICROSOFT.CONCAT(&quot;INSERT INTO rental VALUES(DEFAULT, TO_DATE('&quot;; [.B29]; &quot;', 'YYYY-MM-DD'), &quot;; &quot;TO_DATE('&quot;; [.C29]; &quot;', 'YYYY-MM-DD'), &quot;; [.D29]; &quot;, &quot;; [.E29]; &quot;, &quot;; [.G29]; &quot;);&quot;)" office:value-type="string" office:string-value="INSERT INTO rental VALUES(DEFAULT, TO_DATE('2021-09-26', 'YYYY-MM-DD'), TO_DATE('2021-12-17', 'YYYY-MM-DD'), 214, 12, 55);" calcext:value-type="string">
            <text:p>INSERT INTO rental VALUES(DEFAULT, TO_DATE('2021-09-26', 'YYYY-MM-DD'), TO_DATE('2021-12-17', 'YYYY-MM-DD'), 214, 12, 55);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1-10-06</text:p>
          </table:table-cell>
          <table:table-cell office:value-type="string" calcext:value-type="string">
            <text:p>2021-12-28</text:p>
          </table:table-cell>
          <table:table-cell office:value-type="float" office:value="242" calcext:value-type="float">
            <text:p>24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M.MICROSOFT.CONCAT(&quot;INSERT INTO rental VALUES(DEFAULT, TO_DATE('&quot;; [.B30]; &quot;', 'YYYY-MM-DD'), &quot;; &quot;TO_DATE('&quot;; [.C30]; &quot;', 'YYYY-MM-DD'), &quot;; [.D30]; &quot;, &quot;; [.E30]; &quot;, &quot;; [.G30]; &quot;);&quot;)" office:value-type="string" office:string-value="INSERT INTO rental VALUES(DEFAULT, TO_DATE('2021-10-06', 'YYYY-MM-DD'), TO_DATE('2021-12-28', 'YYYY-MM-DD'), 242, 40, 5);" calcext:value-type="string">
            <text:p>INSERT INTO rental VALUES(DEFAULT, TO_DATE('2021-10-06', 'YYYY-MM-DD'), TO_DATE('2021-12-28', 'YYYY-MM-DD'), 242, 40, 5);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21-09-01</text:p>
          </table:table-cell>
          <table:table-cell office:value-type="string" calcext:value-type="string">
            <text:p>2021-12-30</text:p>
          </table:table-cell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M.MICROSOFT.CONCAT(&quot;INSERT INTO rental VALUES(DEFAULT, TO_DATE('&quot;; [.B31]; &quot;', 'YYYY-MM-DD'), &quot;; &quot;TO_DATE('&quot;; [.C31]; &quot;', 'YYYY-MM-DD'), &quot;; [.D31]; &quot;, &quot;; [.E31]; &quot;, &quot;; [.G31]; &quot;);&quot;)" office:value-type="string" office:string-value="INSERT INTO rental VALUES(DEFAULT, TO_DATE('2021-09-01', 'YYYY-MM-DD'), TO_DATE('2021-12-30', 'YYYY-MM-DD'), 250, 48, 95);" calcext:value-type="string">
            <text:p>INSERT INTO rental VALUES(DEFAULT, TO_DATE('2021-09-01', 'YYYY-MM-DD'), TO_DATE('2021-12-30', 'YYYY-MM-DD'), 250, 48, 95);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1-10-02</text:p>
          </table:table-cell>
          <table:table-cell office:value-type="string" calcext:value-type="string">
            <text:p>2021-11-07</text:p>
          </table:table-cell>
          <table:table-cell office:value-type="float" office:value="229" calcext:value-type="float">
            <text:p>22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M.MICROSOFT.CONCAT(&quot;INSERT INTO rental VALUES(DEFAULT, TO_DATE('&quot;; [.B32]; &quot;', 'YYYY-MM-DD'), &quot;; &quot;TO_DATE('&quot;; [.C32]; &quot;', 'YYYY-MM-DD'), &quot;; [.D32]; &quot;, &quot;; [.E32]; &quot;, &quot;; [.G32]; &quot;);&quot;)" office:value-type="string" office:string-value="INSERT INTO rental VALUES(DEFAULT, TO_DATE('2021-10-02', 'YYYY-MM-DD'), TO_DATE('2021-11-07', 'YYYY-MM-DD'), 229, 54, 64);" calcext:value-type="string">
            <text:p>INSERT INTO rental VALUES(DEFAULT, TO_DATE('2021-10-02', 'YYYY-MM-DD'), TO_DATE('2021-11-07', 'YYYY-MM-DD'), 229, 54, 64);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21-09-17</text:p>
          </table:table-cell>
          <table:table-cell office:value-type="string" calcext:value-type="string">
            <text:p>2021-11-10</text:p>
          </table:table-cell>
          <table:table-cell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M.MICROSOFT.CONCAT(&quot;INSERT INTO rental VALUES(DEFAULT, TO_DATE('&quot;; [.B33]; &quot;', 'YYYY-MM-DD'), &quot;; &quot;TO_DATE('&quot;; [.C33]; &quot;', 'YYYY-MM-DD'), &quot;; [.D33]; &quot;, &quot;; [.E33]; &quot;, &quot;; [.G33]; &quot;);&quot;)" office:value-type="string" office:string-value="INSERT INTO rental VALUES(DEFAULT, TO_DATE('2021-09-17', 'YYYY-MM-DD'), TO_DATE('2021-11-10', 'YYYY-MM-DD'), 244, 9, 92);" calcext:value-type="string">
            <text:p>INSERT INTO rental VALUES(DEFAULT, TO_DATE('2021-09-17', 'YYYY-MM-DD'), TO_DATE('2021-11-10', 'YYYY-MM-DD'), 244, 9, 92);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1-09-20</text:p>
          </table:table-cell>
          <table:table-cell office:value-type="string" calcext:value-type="string">
            <text:p>2021-12-27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M.MICROSOFT.CONCAT(&quot;INSERT INTO rental VALUES(DEFAULT, TO_DATE('&quot;; [.B34]; &quot;', 'YYYY-MM-DD'), &quot;; &quot;TO_DATE('&quot;; [.C34]; &quot;', 'YYYY-MM-DD'), &quot;; [.D34]; &quot;, &quot;; [.E34]; &quot;, &quot;; [.G34]; &quot;);&quot;)" office:value-type="string" office:string-value="INSERT INTO rental VALUES(DEFAULT, TO_DATE('2021-09-20', 'YYYY-MM-DD'), TO_DATE('2021-12-27', 'YYYY-MM-DD'), 186, 48, 85);" calcext:value-type="string">
            <text:p>INSERT INTO rental VALUES(DEFAULT, TO_DATE('2021-09-20', 'YYYY-MM-DD'), TO_DATE('2021-12-27', 'YYYY-MM-DD'), 186, 48, 85);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21-09-27</text:p>
          </table:table-cell>
          <table:table-cell office:value-type="string" calcext:value-type="string">
            <text:p>2021-12-10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M.MICROSOFT.CONCAT(&quot;INSERT INTO rental VALUES(DEFAULT, TO_DATE('&quot;; [.B35]; &quot;', 'YYYY-MM-DD'), &quot;; &quot;TO_DATE('&quot;; [.C35]; &quot;', 'YYYY-MM-DD'), &quot;; [.D35]; &quot;, &quot;; [.E35]; &quot;, &quot;; [.G35]; &quot;);&quot;)" office:value-type="string" office:string-value="INSERT INTO rental VALUES(DEFAULT, TO_DATE('2021-09-27', 'YYYY-MM-DD'), TO_DATE('2021-12-10', 'YYYY-MM-DD'), 149, 26, 61);" calcext:value-type="string">
            <text:p>INSERT INTO rental VALUES(DEFAULT, TO_DATE('2021-09-27', 'YYYY-MM-DD'), TO_DATE('2021-12-10', 'YYYY-MM-DD'), 149, 26, 61);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21-09-24</text:p>
          </table:table-cell>
          <table:table-cell office:value-type="string" calcext:value-type="string">
            <text:p>2021-11-20</text:p>
          </table:table-cell>
          <table:table-cell office:value-type="float" office:value="218" calcext:value-type="float">
            <text:p>21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CONCAT(&quot;INSERT INTO rental VALUES(DEFAULT, TO_DATE('&quot;; [.B36]; &quot;', 'YYYY-MM-DD'), &quot;; &quot;TO_DATE('&quot;; [.C36]; &quot;', 'YYYY-MM-DD'), &quot;; [.D36]; &quot;, &quot;; [.E36]; &quot;, &quot;; [.G36]; &quot;);&quot;)" office:value-type="string" office:string-value="INSERT INTO rental VALUES(DEFAULT, TO_DATE('2021-09-24', 'YYYY-MM-DD'), TO_DATE('2021-11-20', 'YYYY-MM-DD'), 218, 49, 26);" calcext:value-type="string">
            <text:p>INSERT INTO rental VALUES(DEFAULT, TO_DATE('2021-09-24', 'YYYY-MM-DD'), TO_DATE('2021-11-20', 'YYYY-MM-DD'), 218, 49, 26);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21-09-10</text:p>
          </table:table-cell>
          <table:table-cell office:value-type="string" calcext:value-type="string">
            <text:p>2021-12-16</text:p>
          </table:table-cell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M.MICROSOFT.CONCAT(&quot;INSERT INTO rental VALUES(DEFAULT, TO_DATE('&quot;; [.B37]; &quot;', 'YYYY-MM-DD'), &quot;; &quot;TO_DATE('&quot;; [.C37]; &quot;', 'YYYY-MM-DD'), &quot;; [.D37]; &quot;, &quot;; [.E37]; &quot;, &quot;; [.G37]; &quot;);&quot;)" office:value-type="string" office:string-value="INSERT INTO rental VALUES(DEFAULT, TO_DATE('2021-09-10', 'YYYY-MM-DD'), TO_DATE('2021-12-16', 'YYYY-MM-DD'), 182, 38, 52);" calcext:value-type="string">
            <text:p>INSERT INTO rental VALUES(DEFAULT, TO_DATE('2021-09-10', 'YYYY-MM-DD'), TO_DATE('2021-12-16', 'YYYY-MM-DD'), 182, 38, 52);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21-09-30</text:p>
          </table:table-cell>
          <table:table-cell office:value-type="string" calcext:value-type="string">
            <text:p>2021-12-18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M.MICROSOFT.CONCAT(&quot;INSERT INTO rental VALUES(DEFAULT, TO_DATE('&quot;; [.B38]; &quot;', 'YYYY-MM-DD'), &quot;; &quot;TO_DATE('&quot;; [.C38]; &quot;', 'YYYY-MM-DD'), &quot;; [.D38]; &quot;, &quot;; [.E38]; &quot;, &quot;; [.G38]; &quot;);&quot;)" office:value-type="string" office:string-value="INSERT INTO rental VALUES(DEFAULT, TO_DATE('2021-09-30', 'YYYY-MM-DD'), TO_DATE('2021-12-18', 'YYYY-MM-DD'), 114, 18, 24);" calcext:value-type="string">
            <text:p>INSERT INTO rental VALUES(DEFAULT, TO_DATE('2021-09-30', 'YYYY-MM-DD'), TO_DATE('2021-12-18', 'YYYY-MM-DD'), 114, 18, 24);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1-10-14</text:p>
          </table:table-cell>
          <table:table-cell office:value-type="string" calcext:value-type="string">
            <text:p>2021-12-11</text:p>
          </table:table-cell>
          <table:table-cell office:value-type="float" office:value="224" calcext:value-type="float">
            <text:p>22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M.MICROSOFT.CONCAT(&quot;INSERT INTO rental VALUES(DEFAULT, TO_DATE('&quot;; [.B39]; &quot;', 'YYYY-MM-DD'), &quot;; &quot;TO_DATE('&quot;; [.C39]; &quot;', 'YYYY-MM-DD'), &quot;; [.D39]; &quot;, &quot;; [.E39]; &quot;, &quot;; [.G39]; &quot;);&quot;)" office:value-type="string" office:string-value="INSERT INTO rental VALUES(DEFAULT, TO_DATE('2021-10-14', 'YYYY-MM-DD'), TO_DATE('2021-12-11', 'YYYY-MM-DD'), 224, 58, 22);" calcext:value-type="string">
            <text:p>INSERT INTO rental VALUES(DEFAULT, TO_DATE('2021-10-14', 'YYYY-MM-DD'), TO_DATE('2021-12-11', 'YYYY-MM-DD'), 224, 58, 22);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1-09-09</text:p>
          </table:table-cell>
          <table:table-cell office:value-type="string" calcext:value-type="string">
            <text:p>2021-11-09</text:p>
          </table:table-cell>
          <table:table-cell office:value-type="float" office:value="138" calcext:value-type="float">
            <text:p>1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CONCAT(&quot;INSERT INTO rental VALUES(DEFAULT, TO_DATE('&quot;; [.B40]; &quot;', 'YYYY-MM-DD'), &quot;; &quot;TO_DATE('&quot;; [.C40]; &quot;', 'YYYY-MM-DD'), &quot;; [.D40]; &quot;, &quot;; [.E40]; &quot;, &quot;; [.G40]; &quot;);&quot;)" office:value-type="string" office:string-value="INSERT INTO rental VALUES(DEFAULT, TO_DATE('2021-09-09', 'YYYY-MM-DD'), TO_DATE('2021-11-09', 'YYYY-MM-DD'), 138, 63, 43);" calcext:value-type="string">
            <text:p>INSERT INTO rental VALUES(DEFAULT, TO_DATE('2021-09-09', 'YYYY-MM-DD'), TO_DATE('2021-11-09', 'YYYY-MM-DD'), 138, 63, 43);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1-09-28</text:p>
          </table:table-cell>
          <table:table-cell office:value-type="string" calcext:value-type="string">
            <text:p>2021-11-03</text:p>
          </table:table-cell>
          <table:table-cell office:value-type="float" office:value="244" calcext:value-type="float">
            <text:p>24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M.MICROSOFT.CONCAT(&quot;INSERT INTO rental VALUES(DEFAULT, TO_DATE('&quot;; [.B41]; &quot;', 'YYYY-MM-DD'), &quot;; &quot;TO_DATE('&quot;; [.C41]; &quot;', 'YYYY-MM-DD'), &quot;; [.D41]; &quot;, &quot;; [.E41]; &quot;, &quot;; [.G41]; &quot;);&quot;)" office:value-type="string" office:string-value="INSERT INTO rental VALUES(DEFAULT, TO_DATE('2021-09-28', 'YYYY-MM-DD'), TO_DATE('2021-11-03', 'YYYY-MM-DD'), 244, 60, 74);" calcext:value-type="string">
            <text:p>INSERT INTO rental VALUES(DEFAULT, TO_DATE('2021-09-28', 'YYYY-MM-DD'), TO_DATE('2021-11-03', 'YYYY-MM-DD'), 244, 60, 74);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21-09-25</text:p>
          </table:table-cell>
          <table:table-cell office:value-type="string" calcext:value-type="string">
            <text:p>2021-12-10</text:p>
          </table:table-cell>
          <table:table-cell office:value-type="float" office:value="237" calcext:value-type="float">
            <text:p>23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CONCAT(&quot;INSERT INTO rental VALUES(DEFAULT, TO_DATE('&quot;; [.B42]; &quot;', 'YYYY-MM-DD'), &quot;; &quot;TO_DATE('&quot;; [.C42]; &quot;', 'YYYY-MM-DD'), &quot;; [.D42]; &quot;, &quot;; [.E42]; &quot;, &quot;; [.G42]; &quot;);&quot;)" office:value-type="string" office:string-value="INSERT INTO rental VALUES(DEFAULT, TO_DATE('2021-09-25', 'YYYY-MM-DD'), TO_DATE('2021-12-10', 'YYYY-MM-DD'), 237, 12, 41);" calcext:value-type="string">
            <text:p>INSERT INTO rental VALUES(DEFAULT, TO_DATE('2021-09-25', 'YYYY-MM-DD'), TO_DATE('2021-12-10', 'YYYY-MM-DD'), 237, 12, 41);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21-10-21</text:p>
          </table:table-cell>
          <table:table-cell office:value-type="string" calcext:value-type="string">
            <text:p>2021-11-25</text:p>
          </table:table-cell>
          <table:table-cell office:value-type="float" office:value="248" calcext:value-type="float">
            <text:p>24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CONCAT(&quot;INSERT INTO rental VALUES(DEFAULT, TO_DATE('&quot;; [.B43]; &quot;', 'YYYY-MM-DD'), &quot;; &quot;TO_DATE('&quot;; [.C43]; &quot;', 'YYYY-MM-DD'), &quot;; [.D43]; &quot;, &quot;; [.E43]; &quot;, &quot;; [.G43]; &quot;);&quot;)" office:value-type="string" office:string-value="INSERT INTO rental VALUES(DEFAULT, TO_DATE('2021-10-21', 'YYYY-MM-DD'), TO_DATE('2021-11-25', 'YYYY-MM-DD'), 248, 16, 21);" calcext:value-type="string">
            <text:p>INSERT INTO rental VALUES(DEFAULT, TO_DATE('2021-10-21', 'YYYY-MM-DD'), TO_DATE('2021-11-25', 'YYYY-MM-DD'), 248, 16, 21);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021-10-17</text:p>
          </table:table-cell>
          <table:table-cell office:value-type="string" calcext:value-type="string">
            <text:p>2021-12-13</text:p>
          </table:table-cell>
          <table:table-cell office:value-type="float" office:value="222" calcext:value-type="float">
            <text:p>22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M.MICROSOFT.CONCAT(&quot;INSERT INTO rental VALUES(DEFAULT, TO_DATE('&quot;; [.B44]; &quot;', 'YYYY-MM-DD'), &quot;; &quot;TO_DATE('&quot;; [.C44]; &quot;', 'YYYY-MM-DD'), &quot;; [.D44]; &quot;, &quot;; [.E44]; &quot;, &quot;; [.G44]; &quot;);&quot;)" office:value-type="string" office:string-value="INSERT INTO rental VALUES(DEFAULT, TO_DATE('2021-10-17', 'YYYY-MM-DD'), TO_DATE('2021-12-13', 'YYYY-MM-DD'), 222, 43, 58);" calcext:value-type="string">
            <text:p>INSERT INTO rental VALUES(DEFAULT, TO_DATE('2021-10-17', 'YYYY-MM-DD'), TO_DATE('2021-12-13', 'YYYY-MM-DD'), 222, 43, 58);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21-10-28</text:p>
          </table:table-cell>
          <table:table-cell office:value-type="string" calcext:value-type="string">
            <text:p>2021-12-04</text:p>
          </table:table-cell>
          <table:table-cell office:value-type="float" office:value="217" calcext:value-type="float">
            <text:p>21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COM.MICROSOFT.CONCAT(&quot;INSERT INTO rental VALUES(DEFAULT, TO_DATE('&quot;; [.B45]; &quot;', 'YYYY-MM-DD'), &quot;; &quot;TO_DATE('&quot;; [.C45]; &quot;', 'YYYY-MM-DD'), &quot;; [.D45]; &quot;, &quot;; [.E45]; &quot;, &quot;; [.G45]; &quot;);&quot;)" office:value-type="string" office:string-value="INSERT INTO rental VALUES(DEFAULT, TO_DATE('2021-10-28', 'YYYY-MM-DD'), TO_DATE('2021-12-04', 'YYYY-MM-DD'), 217, 43, 5);" calcext:value-type="string">
            <text:p>INSERT INTO rental VALUES(DEFAULT, TO_DATE('2021-10-28', 'YYYY-MM-DD'), TO_DATE('2021-12-04', 'YYYY-MM-DD'), 217, 43, 5);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21-10-06</text:p>
          </table:table-cell>
          <table:table-cell office:value-type="string" calcext:value-type="string">
            <text:p>2021-12-30</text:p>
          </table:table-cell>
          <table:table-cell office:value-type="float" office:value="242" calcext:value-type="float">
            <text:p>24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M.MICROSOFT.CONCAT(&quot;INSERT INTO rental VALUES(DEFAULT, TO_DATE('&quot;; [.B46]; &quot;', 'YYYY-MM-DD'), &quot;; &quot;TO_DATE('&quot;; [.C46]; &quot;', 'YYYY-MM-DD'), &quot;; [.D46]; &quot;, &quot;; [.E46]; &quot;, &quot;; [.G46]; &quot;);&quot;)" office:value-type="string" office:string-value="INSERT INTO rental VALUES(DEFAULT, TO_DATE('2021-10-06', 'YYYY-MM-DD'), TO_DATE('2021-12-30', 'YYYY-MM-DD'), 242, 25, 93);" calcext:value-type="string">
            <text:p>INSERT INTO rental VALUES(DEFAULT, TO_DATE('2021-10-06', 'YYYY-MM-DD'), TO_DATE('2021-12-30', 'YYYY-MM-DD'), 242, 25, 93);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21-09-02</text:p>
          </table:table-cell>
          <table:table-cell office:value-type="string" calcext:value-type="string">
            <text:p>2021-12-27</text:p>
          </table:table-cell>
          <table:table-cell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M.MICROSOFT.CONCAT(&quot;INSERT INTO rental VALUES(DEFAULT, TO_DATE('&quot;; [.B47]; &quot;', 'YYYY-MM-DD'), &quot;; &quot;TO_DATE('&quot;; [.C47]; &quot;', 'YYYY-MM-DD'), &quot;; [.D47]; &quot;, &quot;; [.E47]; &quot;, &quot;; [.G47]; &quot;);&quot;)" office:value-type="string" office:string-value="INSERT INTO rental VALUES(DEFAULT, TO_DATE('2021-09-02', 'YYYY-MM-DD'), TO_DATE('2021-12-27', 'YYYY-MM-DD'), 196, 50, 46);" calcext:value-type="string">
            <text:p>INSERT INTO rental VALUES(DEFAULT, TO_DATE('2021-09-02', 'YYYY-MM-DD'), TO_DATE('2021-12-27', 'YYYY-MM-DD'), 196, 50, 46);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021-09-18</text:p>
          </table:table-cell>
          <table:table-cell office:value-type="string" calcext:value-type="string">
            <text:p>2021-11-14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M.MICROSOFT.CONCAT(&quot;INSERT INTO rental VALUES(DEFAULT, TO_DATE('&quot;; [.B48]; &quot;', 'YYYY-MM-DD'), &quot;; &quot;TO_DATE('&quot;; [.C48]; &quot;', 'YYYY-MM-DD'), &quot;; [.D48]; &quot;, &quot;; [.E48]; &quot;, &quot;; [.G48]; &quot;);&quot;)" office:value-type="string" office:string-value="INSERT INTO rental VALUES(DEFAULT, TO_DATE('2021-09-18', 'YYYY-MM-DD'), TO_DATE('2021-11-14', 'YYYY-MM-DD'), 113, 55, 71);" calcext:value-type="string">
            <text:p>INSERT INTO rental VALUES(DEFAULT, TO_DATE('2021-09-18', 'YYYY-MM-DD'), TO_DATE('2021-11-14', 'YYYY-MM-DD'), 113, 55, 71);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1-09-03</text:p>
          </table:table-cell>
          <table:table-cell office:value-type="string" calcext:value-type="string">
            <text:p>2021-11-10</text:p>
          </table:table-cell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M.MICROSOFT.CONCAT(&quot;INSERT INTO rental VALUES(DEFAULT, TO_DATE('&quot;; [.B49]; &quot;', 'YYYY-MM-DD'), &quot;; &quot;TO_DATE('&quot;; [.C49]; &quot;', 'YYYY-MM-DD'), &quot;; [.D49]; &quot;, &quot;; [.E49]; &quot;, &quot;; [.G49]; &quot;);&quot;)" office:value-type="string" office:string-value="INSERT INTO rental VALUES(DEFAULT, TO_DATE('2021-09-03', 'YYYY-MM-DD'), TO_DATE('2021-11-10', 'YYYY-MM-DD'), 244, 10, 55);" calcext:value-type="string">
            <text:p>INSERT INTO rental VALUES(DEFAULT, TO_DATE('2021-09-03', 'YYYY-MM-DD'), TO_DATE('2021-11-10', 'YYYY-MM-DD'), 244, 10, 55);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1-10-09</text:p>
          </table:table-cell>
          <table:table-cell office:value-type="string" calcext:value-type="string">
            <text:p>2021-12-19</text:p>
          </table:table-cell>
          <table:table-cell office:value-type="float" office:value="154" calcext:value-type="float">
            <text:p>15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M.MICROSOFT.CONCAT(&quot;INSERT INTO rental VALUES(DEFAULT, TO_DATE('&quot;; [.B50]; &quot;', 'YYYY-MM-DD'), &quot;; &quot;TO_DATE('&quot;; [.C50]; &quot;', 'YYYY-MM-DD'), &quot;; [.D50]; &quot;, &quot;; [.E50]; &quot;, &quot;; [.G50]; &quot;);&quot;)" office:value-type="string" office:string-value="INSERT INTO rental VALUES(DEFAULT, TO_DATE('2021-10-09', 'YYYY-MM-DD'), TO_DATE('2021-12-19', 'YYYY-MM-DD'), 154, 41, 68);" calcext:value-type="string">
            <text:p>INSERT INTO rental VALUES(DEFAULT, TO_DATE('2021-10-09', 'YYYY-MM-DD'), TO_DATE('2021-12-19', 'YYYY-MM-DD'), 154, 41, 68);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1-10-24</text:p>
          </table:table-cell>
          <table:table-cell office:value-type="string" calcext:value-type="string">
            <text:p>2021-12-17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CONCAT(&quot;INSERT INTO rental VALUES(DEFAULT, TO_DATE('&quot;; [.B51]; &quot;', 'YYYY-MM-DD'), &quot;; &quot;TO_DATE('&quot;; [.C51]; &quot;', 'YYYY-MM-DD'), &quot;; [.D51]; &quot;, &quot;; [.E51]; &quot;, &quot;; [.G51]; &quot;);&quot;)" office:value-type="string" office:string-value="INSERT INTO rental VALUES(DEFAULT, TO_DATE('2021-10-24', 'YYYY-MM-DD'), TO_DATE('2021-12-17', 'YYYY-MM-DD'), 190, 73, 35);" calcext:value-type="string">
            <text:p>INSERT INTO rental VALUES(DEFAULT, TO_DATE('2021-10-24', 'YYYY-MM-DD'), TO_DATE('2021-12-17', 'YYYY-MM-DD'), 190, 73, 35);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21-10-14</text:p>
          </table:table-cell>
          <table:table-cell office:value-type="string" calcext:value-type="string">
            <text:p>2021-11-15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M.MICROSOFT.CONCAT(&quot;INSERT INTO rental VALUES(DEFAULT, TO_DATE('&quot;; [.B52]; &quot;', 'YYYY-MM-DD'), &quot;; &quot;TO_DATE('&quot;; [.C52]; &quot;', 'YYYY-MM-DD'), &quot;; [.D52]; &quot;, &quot;; [.E52]; &quot;, &quot;; [.G52]; &quot;);&quot;)" office:value-type="string" office:string-value="INSERT INTO rental VALUES(DEFAULT, TO_DATE('2021-10-14', 'YYYY-MM-DD'), TO_DATE('2021-11-15', 'YYYY-MM-DD'), 128, 1, 66);" calcext:value-type="string">
            <text:p>INSERT INTO rental VALUES(DEFAULT, TO_DATE('2021-10-14', 'YYYY-MM-DD'), TO_DATE('2021-11-15', 'YYYY-MM-DD'), 128, 1, 66);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2021-10-14</text:p>
          </table:table-cell>
          <table:table-cell office:value-type="string" calcext:value-type="string">
            <text:p>2021-12-25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formula="of:=COM.MICROSOFT.CONCAT(&quot;INSERT INTO rental VALUES(DEFAULT, TO_DATE('&quot;; [.B53]; &quot;', 'YYYY-MM-DD'), &quot;; &quot;TO_DATE('&quot;; [.C53]; &quot;', 'YYYY-MM-DD'), &quot;; [.D53]; &quot;, &quot;; [.E53]; &quot;, &quot;; [.G53]; &quot;);&quot;)" office:value-type="string" office:string-value="INSERT INTO rental VALUES(DEFAULT, TO_DATE('2021-10-14', 'YYYY-MM-DD'), TO_DATE('2021-12-25', 'YYYY-MM-DD'), 104, 55, 2);" calcext:value-type="string">
            <text:p>INSERT INTO rental VALUES(DEFAULT, TO_DATE('2021-10-14', 'YYYY-MM-DD'), TO_DATE('2021-12-25', 'YYYY-MM-DD'), 104, 55, 2);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1-09-18</text:p>
          </table:table-cell>
          <table:table-cell office:value-type="string" calcext:value-type="string">
            <text:p>2021-11-08</text:p>
          </table:table-cell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CONCAT(&quot;INSERT INTO rental VALUES(DEFAULT, TO_DATE('&quot;; [.B54]; &quot;', 'YYYY-MM-DD'), &quot;; &quot;TO_DATE('&quot;; [.C54]; &quot;', 'YYYY-MM-DD'), &quot;; [.D54]; &quot;, &quot;; [.E54]; &quot;, &quot;; [.G54]; &quot;);&quot;)" office:value-type="string" office:string-value="INSERT INTO rental VALUES(DEFAULT, TO_DATE('2021-09-18', 'YYYY-MM-DD'), TO_DATE('2021-11-08', 'YYYY-MM-DD'), 105, 31, 21);" calcext:value-type="string">
            <text:p>INSERT INTO rental VALUES(DEFAULT, TO_DATE('2021-09-18', 'YYYY-MM-DD'), TO_DATE('2021-11-08', 'YYYY-MM-DD'), 105, 31, 21);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021-09-13</text:p>
          </table:table-cell>
          <table:table-cell office:value-type="string" calcext:value-type="string">
            <text:p>2021-11-28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formula="of:=COM.MICROSOFT.CONCAT(&quot;INSERT INTO rental VALUES(DEFAULT, TO_DATE('&quot;; [.B55]; &quot;', 'YYYY-MM-DD'), &quot;; &quot;TO_DATE('&quot;; [.C55]; &quot;', 'YYYY-MM-DD'), &quot;; [.D55]; &quot;, &quot;; [.E55]; &quot;, &quot;; [.G55]; &quot;);&quot;)" office:value-type="string" office:string-value="INSERT INTO rental VALUES(DEFAULT, TO_DATE('2021-09-13', 'YYYY-MM-DD'), TO_DATE('2021-11-28', 'YYYY-MM-DD'), 236, 3, 9);" calcext:value-type="string">
            <text:p>INSERT INTO rental VALUES(DEFAULT, TO_DATE('2021-09-13', 'YYYY-MM-DD'), TO_DATE('2021-11-28', 'YYYY-MM-DD'), 236, 3, 9);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1-10-13</text:p>
          </table:table-cell>
          <table:table-cell office:value-type="string" calcext:value-type="string">
            <text:p>2021-12-20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M.MICROSOFT.CONCAT(&quot;INSERT INTO rental VALUES(DEFAULT, TO_DATE('&quot;; [.B56]; &quot;', 'YYYY-MM-DD'), &quot;; &quot;TO_DATE('&quot;; [.C56]; &quot;', 'YYYY-MM-DD'), &quot;; [.D56]; &quot;, &quot;; [.E56]; &quot;, &quot;; [.G56]; &quot;);&quot;)" office:value-type="string" office:string-value="INSERT INTO rental VALUES(DEFAULT, TO_DATE('2021-10-13', 'YYYY-MM-DD'), TO_DATE('2021-12-20', 'YYYY-MM-DD'), 192, 33, 81);" calcext:value-type="string">
            <text:p>INSERT INTO rental VALUES(DEFAULT, TO_DATE('2021-10-13', 'YYYY-MM-DD'), TO_DATE('2021-12-20', 'YYYY-MM-DD'), 192, 33, 81);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21-10-01</text:p>
          </table:table-cell>
          <table:table-cell office:value-type="string" calcext:value-type="string">
            <text:p>2021-12-05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CONCAT(&quot;INSERT INTO rental VALUES(DEFAULT, TO_DATE('&quot;; [.B57]; &quot;', 'YYYY-MM-DD'), &quot;; &quot;TO_DATE('&quot;; [.C57]; &quot;', 'YYYY-MM-DD'), &quot;; [.D57]; &quot;, &quot;; [.E57]; &quot;, &quot;; [.G57]; &quot;);&quot;)" office:value-type="string" office:string-value="INSERT INTO rental VALUES(DEFAULT, TO_DATE('2021-10-01', 'YYYY-MM-DD'), TO_DATE('2021-12-05', 'YYYY-MM-DD'), 107, 9, 43);" calcext:value-type="string">
            <text:p>INSERT INTO rental VALUES(DEFAULT, TO_DATE('2021-10-01', 'YYYY-MM-DD'), TO_DATE('2021-12-05', 'YYYY-MM-DD'), 107, 9, 43);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1-09-20</text:p>
          </table:table-cell>
          <table:table-cell office:value-type="string" calcext:value-type="string">
            <text:p>2021-11-17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formula="of:=COM.MICROSOFT.CONCAT(&quot;INSERT INTO rental VALUES(DEFAULT, TO_DATE('&quot;; [.B58]; &quot;', 'YYYY-MM-DD'), &quot;; &quot;TO_DATE('&quot;; [.C58]; &quot;', 'YYYY-MM-DD'), &quot;; [.D58]; &quot;, &quot;; [.E58]; &quot;, &quot;; [.G58]; &quot;);&quot;)" office:value-type="string" office:string-value="INSERT INTO rental VALUES(DEFAULT, TO_DATE('2021-09-20', 'YYYY-MM-DD'), TO_DATE('2021-11-17', 'YYYY-MM-DD'), 190, 35, 5);" calcext:value-type="string">
            <text:p>INSERT INTO rental VALUES(DEFAULT, TO_DATE('2021-09-20', 'YYYY-MM-DD'), TO_DATE('2021-11-17', 'YYYY-MM-DD'), 190, 35, 5);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1-09-25</text:p>
          </table:table-cell>
          <table:table-cell office:value-type="string" calcext:value-type="string">
            <text:p>2021-11-29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M.MICROSOFT.CONCAT(&quot;INSERT INTO rental VALUES(DEFAULT, TO_DATE('&quot;; [.B59]; &quot;', 'YYYY-MM-DD'), &quot;; &quot;TO_DATE('&quot;; [.C59]; &quot;', 'YYYY-MM-DD'), &quot;; [.D59]; &quot;, &quot;; [.E59]; &quot;, &quot;; [.G59]; &quot;);&quot;)" office:value-type="string" office:string-value="INSERT INTO rental VALUES(DEFAULT, TO_DATE('2021-09-25', 'YYYY-MM-DD'), TO_DATE('2021-11-29', 'YYYY-MM-DD'), 178, 2, 71);" calcext:value-type="string">
            <text:p>INSERT INTO rental VALUES(DEFAULT, TO_DATE('2021-09-25', 'YYYY-MM-DD'), TO_DATE('2021-11-29', 'YYYY-MM-DD'), 178, 2, 71);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2021-09-13</text:p>
          </table:table-cell>
          <table:table-cell office:value-type="string" calcext:value-type="string">
            <text:p>2021-12-28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M.MICROSOFT.CONCAT(&quot;INSERT INTO rental VALUES(DEFAULT, TO_DATE('&quot;; [.B60]; &quot;', 'YYYY-MM-DD'), &quot;; &quot;TO_DATE('&quot;; [.C60]; &quot;', 'YYYY-MM-DD'), &quot;; [.D60]; &quot;, &quot;; [.E60]; &quot;, &quot;; [.G60]; &quot;);&quot;)" office:value-type="string" office:string-value="INSERT INTO rental VALUES(DEFAULT, TO_DATE('2021-09-13', 'YYYY-MM-DD'), TO_DATE('2021-12-28', 'YYYY-MM-DD'), 140, 73, 85);" calcext:value-type="string">
            <text:p>INSERT INTO rental VALUES(DEFAULT, TO_DATE('2021-09-13', 'YYYY-MM-DD'), TO_DATE('2021-12-28', 'YYYY-MM-DD'), 140, 73, 85);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1-09-02</text:p>
          </table:table-cell>
          <table:table-cell office:value-type="string" calcext:value-type="string">
            <text:p>2021-12-02</text:p>
          </table:table-cell>
          <table:table-cell office:value-type="float" office:value="150" calcext:value-type="float">
            <text:p>15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CONCAT(&quot;INSERT INTO rental VALUES(DEFAULT, TO_DATE('&quot;; [.B61]; &quot;', 'YYYY-MM-DD'), &quot;; &quot;TO_DATE('&quot;; [.C61]; &quot;', 'YYYY-MM-DD'), &quot;; [.D61]; &quot;, &quot;; [.E61]; &quot;, &quot;; [.G61]; &quot;);&quot;)" office:value-type="string" office:string-value="INSERT INTO rental VALUES(DEFAULT, TO_DATE('2021-09-02', 'YYYY-MM-DD'), TO_DATE('2021-12-02', 'YYYY-MM-DD'), 150, 67, 25);" calcext:value-type="string">
            <text:p>INSERT INTO rental VALUES(DEFAULT, TO_DATE('2021-09-02', 'YYYY-MM-DD'), TO_DATE('2021-12-02', 'YYYY-MM-DD'), 150, 67, 25);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021-09-22</text:p>
          </table:table-cell>
          <table:table-cell office:value-type="string" calcext:value-type="string">
            <text:p>2021-12-16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M.MICROSOFT.CONCAT(&quot;INSERT INTO rental VALUES(DEFAULT, TO_DATE('&quot;; [.B62]; &quot;', 'YYYY-MM-DD'), &quot;; &quot;TO_DATE('&quot;; [.C62]; &quot;', 'YYYY-MM-DD'), &quot;; [.D62]; &quot;, &quot;; [.E62]; &quot;, &quot;; [.G62]; &quot;);&quot;)" office:value-type="string" office:string-value="INSERT INTO rental VALUES(DEFAULT, TO_DATE('2021-09-22', 'YYYY-MM-DD'), TO_DATE('2021-12-16', 'YYYY-MM-DD'), 135, 4, 32);" calcext:value-type="string">
            <text:p>INSERT INTO rental VALUES(DEFAULT, TO_DATE('2021-09-22', 'YYYY-MM-DD'), TO_DATE('2021-12-16', 'YYYY-MM-DD'), 135, 4, 32);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021-09-22</text:p>
          </table:table-cell>
          <table:table-cell office:value-type="string" calcext:value-type="string">
            <text:p>2021-12-24</text:p>
          </table:table-cell>
          <table:table-cell office:value-type="float" office:value="233" calcext:value-type="float">
            <text:p>2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M.MICROSOFT.CONCAT(&quot;INSERT INTO rental VALUES(DEFAULT, TO_DATE('&quot;; [.B63]; &quot;', 'YYYY-MM-DD'), &quot;; &quot;TO_DATE('&quot;; [.C63]; &quot;', 'YYYY-MM-DD'), &quot;; [.D63]; &quot;, &quot;; [.E63]; &quot;, &quot;; [.G63]; &quot;);&quot;)" office:value-type="string" office:string-value="INSERT INTO rental VALUES(DEFAULT, TO_DATE('2021-09-22', 'YYYY-MM-DD'), TO_DATE('2021-12-24', 'YYYY-MM-DD'), 233, 25, 60);" calcext:value-type="string">
            <text:p>INSERT INTO rental VALUES(DEFAULT, TO_DATE('2021-09-22', 'YYYY-MM-DD'), TO_DATE('2021-12-24', 'YYYY-MM-DD'), 233, 25, 60);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021-10-05</text:p>
          </table:table-cell>
          <table:table-cell office:value-type="string" calcext:value-type="string">
            <text:p>2021-11-25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CONCAT(&quot;INSERT INTO rental VALUES(DEFAULT, TO_DATE('&quot;; [.B64]; &quot;', 'YYYY-MM-DD'), &quot;; &quot;TO_DATE('&quot;; [.C64]; &quot;', 'YYYY-MM-DD'), &quot;; [.D64]; &quot;, &quot;; [.E64]; &quot;, &quot;; [.G64]; &quot;);&quot;)" office:value-type="string" office:string-value="INSERT INTO rental VALUES(DEFAULT, TO_DATE('2021-10-05', 'YYYY-MM-DD'), TO_DATE('2021-11-25', 'YYYY-MM-DD'), 110, 69, 21);" calcext:value-type="string">
            <text:p>INSERT INTO rental VALUES(DEFAULT, TO_DATE('2021-10-05', 'YYYY-MM-DD'), TO_DATE('2021-11-25', 'YYYY-MM-DD'), 110, 69, 21);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21-09-24</text:p>
          </table:table-cell>
          <table:table-cell office:value-type="string" calcext:value-type="string">
            <text:p>2021-12-19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M.MICROSOFT.CONCAT(&quot;INSERT INTO rental VALUES(DEFAULT, TO_DATE('&quot;; [.B65]; &quot;', 'YYYY-MM-DD'), &quot;; &quot;TO_DATE('&quot;; [.C65]; &quot;', 'YYYY-MM-DD'), &quot;; [.D65]; &quot;, &quot;; [.E65]; &quot;, &quot;; [.G65]; &quot;);&quot;)" office:value-type="string" office:string-value="INSERT INTO rental VALUES(DEFAULT, TO_DATE('2021-09-24', 'YYYY-MM-DD'), TO_DATE('2021-12-19', 'YYYY-MM-DD'), 132, 42, 92);" calcext:value-type="string">
            <text:p>INSERT INTO rental VALUES(DEFAULT, TO_DATE('2021-09-24', 'YYYY-MM-DD'), TO_DATE('2021-12-19', 'YYYY-MM-DD'), 132, 42, 92);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21-10-11</text:p>
          </table:table-cell>
          <table:table-cell office:value-type="string" calcext:value-type="string">
            <text:p>2021-11-02</text:p>
          </table:table-cell>
          <table:table-cell office:value-type="float" office:value="167" calcext:value-type="float">
            <text:p>16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M.MICROSOFT.CONCAT(&quot;INSERT INTO rental VALUES(DEFAULT, TO_DATE('&quot;; [.B66]; &quot;', 'YYYY-MM-DD'), &quot;; &quot;TO_DATE('&quot;; [.C66]; &quot;', 'YYYY-MM-DD'), &quot;; [.D66]; &quot;, &quot;; [.E66]; &quot;, &quot;; [.G66]; &quot;);&quot;)" office:value-type="string" office:string-value="INSERT INTO rental VALUES(DEFAULT, TO_DATE('2021-10-11', 'YYYY-MM-DD'), TO_DATE('2021-11-02', 'YYYY-MM-DD'), 167, 24, 90);" calcext:value-type="string">
            <text:p>INSERT INTO rental VALUES(DEFAULT, TO_DATE('2021-10-11', 'YYYY-MM-DD'), TO_DATE('2021-11-02', 'YYYY-MM-DD'), 167, 24, 90);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2021-10-13</text:p>
          </table:table-cell>
          <table:table-cell office:value-type="string" calcext:value-type="string">
            <text:p>2021-11-06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M.MICROSOFT.CONCAT(&quot;INSERT INTO rental VALUES(DEFAULT, TO_DATE('&quot;; [.B67]; &quot;', 'YYYY-MM-DD'), &quot;; &quot;TO_DATE('&quot;; [.C67]; &quot;', 'YYYY-MM-DD'), &quot;; [.D67]; &quot;, &quot;; [.E67]; &quot;, &quot;; [.G67]; &quot;);&quot;)" office:value-type="string" office:string-value="INSERT INTO rental VALUES(DEFAULT, TO_DATE('2021-10-13', 'YYYY-MM-DD'), TO_DATE('2021-11-06', 'YYYY-MM-DD'), 120, 20, 52);" calcext:value-type="string">
            <text:p>INSERT INTO rental VALUES(DEFAULT, TO_DATE('2021-10-13', 'YYYY-MM-DD'), TO_DATE('2021-11-06', 'YYYY-MM-DD'), 120, 20, 52);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021-10-04</text:p>
          </table:table-cell>
          <table:table-cell office:value-type="string" calcext:value-type="string">
            <text:p>2021-12-17</text:p>
          </table:table-cell>
          <table:table-cell office:value-type="float" office:value="208" calcext:value-type="float">
            <text:p>20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CONCAT(&quot;INSERT INTO rental VALUES(DEFAULT, TO_DATE('&quot;; [.B68]; &quot;', 'YYYY-MM-DD'), &quot;; &quot;TO_DATE('&quot;; [.C68]; &quot;', 'YYYY-MM-DD'), &quot;; [.D68]; &quot;, &quot;; [.E68]; &quot;, &quot;; [.G68]; &quot;);&quot;)" office:value-type="string" office:string-value="INSERT INTO rental VALUES(DEFAULT, TO_DATE('2021-10-04', 'YYYY-MM-DD'), TO_DATE('2021-12-17', 'YYYY-MM-DD'), 208, 34, 35);" calcext:value-type="string">
            <text:p>INSERT INTO rental VALUES(DEFAULT, TO_DATE('2021-10-04', 'YYYY-MM-DD'), TO_DATE('2021-12-17', 'YYYY-MM-DD'), 208, 34, 35);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021-09-23</text:p>
          </table:table-cell>
          <table:table-cell office:value-type="string" calcext:value-type="string">
            <text:p>2021-11-01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M.MICROSOFT.CONCAT(&quot;INSERT INTO rental VALUES(DEFAULT, TO_DATE('&quot;; [.B69]; &quot;', 'YYYY-MM-DD'), &quot;; &quot;TO_DATE('&quot;; [.C69]; &quot;', 'YYYY-MM-DD'), &quot;; [.D69]; &quot;, &quot;; [.E69]; &quot;, &quot;; [.G69]; &quot;);&quot;)" office:value-type="string" office:string-value="INSERT INTO rental VALUES(DEFAULT, TO_DATE('2021-09-23', 'YYYY-MM-DD'), TO_DATE('2021-11-01', 'YYYY-MM-DD'), 127, 4, 46);" calcext:value-type="string">
            <text:p>INSERT INTO rental VALUES(DEFAULT, TO_DATE('2021-09-23', 'YYYY-MM-DD'), TO_DATE('2021-11-01', 'YYYY-MM-DD'), 127, 4, 46);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021-09-23</text:p>
          </table:table-cell>
          <table:table-cell office:value-type="string" calcext:value-type="string">
            <text:p>2021-11-19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M.MICROSOFT.CONCAT(&quot;INSERT INTO rental VALUES(DEFAULT, TO_DATE('&quot;; [.B70]; &quot;', 'YYYY-MM-DD'), &quot;; &quot;TO_DATE('&quot;; [.C70]; &quot;', 'YYYY-MM-DD'), &quot;; [.D70]; &quot;, &quot;; [.E70]; &quot;, &quot;; [.G70]; &quot;);&quot;)" office:value-type="string" office:string-value="INSERT INTO rental VALUES(DEFAULT, TO_DATE('2021-09-23', 'YYYY-MM-DD'), TO_DATE('2021-11-19', 'YYYY-MM-DD'), 123, 62, 34);" calcext:value-type="string">
            <text:p>INSERT INTO rental VALUES(DEFAULT, TO_DATE('2021-09-23', 'YYYY-MM-DD'), TO_DATE('2021-11-19', 'YYYY-MM-DD'), 123, 62, 34);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2021-09-05</text:p>
          </table:table-cell>
          <table:table-cell office:value-type="string" calcext:value-type="string">
            <text:p>2021-12-18</text:p>
          </table:table-cell>
          <table:table-cell office:value-type="float" office:value="146" calcext:value-type="float">
            <text:p>14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CONCAT(&quot;INSERT INTO rental VALUES(DEFAULT, TO_DATE('&quot;; [.B71]; &quot;', 'YYYY-MM-DD'), &quot;; &quot;TO_DATE('&quot;; [.C71]; &quot;', 'YYYY-MM-DD'), &quot;; [.D71]; &quot;, &quot;; [.E71]; &quot;, &quot;; [.G71]; &quot;);&quot;)" office:value-type="string" office:string-value="INSERT INTO rental VALUES(DEFAULT, TO_DATE('2021-09-05', 'YYYY-MM-DD'), TO_DATE('2021-12-18', 'YYYY-MM-DD'), 146, 50, 19);" calcext:value-type="string">
            <text:p>INSERT INTO rental VALUES(DEFAULT, TO_DATE('2021-09-05', 'YYYY-MM-DD'), TO_DATE('2021-12-18', 'YYYY-MM-DD'), 146, 50, 19);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21-10-12</text:p>
          </table:table-cell>
          <table:table-cell office:value-type="string" calcext:value-type="string">
            <text:p>2021-11-26</text:p>
          </table:table-cell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M.MICROSOFT.CONCAT(&quot;INSERT INTO rental VALUES(DEFAULT, TO_DATE('&quot;; [.B72]; &quot;', 'YYYY-MM-DD'), &quot;; &quot;TO_DATE('&quot;; [.C72]; &quot;', 'YYYY-MM-DD'), &quot;; [.D72]; &quot;, &quot;; [.E72]; &quot;, &quot;; [.G72]; &quot;);&quot;)" office:value-type="string" office:string-value="INSERT INTO rental VALUES(DEFAULT, TO_DATE('2021-10-12', 'YYYY-MM-DD'), TO_DATE('2021-11-26', 'YYYY-MM-DD'), 184, 9, 21);" calcext:value-type="string">
            <text:p>INSERT INTO rental VALUES(DEFAULT, TO_DATE('2021-10-12', 'YYYY-MM-DD'), TO_DATE('2021-11-26', 'YYYY-MM-DD'), 184, 9, 21);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021-10-06</text:p>
          </table:table-cell>
          <table:table-cell office:value-type="string" calcext:value-type="string">
            <text:p>2021-11-27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M.MICROSOFT.CONCAT(&quot;INSERT INTO rental VALUES(DEFAULT, TO_DATE('&quot;; [.B73]; &quot;', 'YYYY-MM-DD'), &quot;; &quot;TO_DATE('&quot;; [.C73]; &quot;', 'YYYY-MM-DD'), &quot;; [.D73]; &quot;, &quot;; [.E73]; &quot;, &quot;; [.G73]; &quot;);&quot;)" office:value-type="string" office:string-value="INSERT INTO rental VALUES(DEFAULT, TO_DATE('2021-10-06', 'YYYY-MM-DD'), TO_DATE('2021-11-27', 'YYYY-MM-DD'), 137, 29, 38);" calcext:value-type="string">
            <text:p>INSERT INTO rental VALUES(DEFAULT, TO_DATE('2021-10-06', 'YYYY-MM-DD'), TO_DATE('2021-11-27', 'YYYY-MM-DD'), 137, 29, 38);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021-09-19</text:p>
          </table:table-cell>
          <table:table-cell office:value-type="string" calcext:value-type="string">
            <text:p>2021-12-20</text:p>
          </table:table-cell>
          <table:table-cell office:value-type="float" office:value="228" calcext:value-type="float">
            <text:p>22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M.MICROSOFT.CONCAT(&quot;INSERT INTO rental VALUES(DEFAULT, TO_DATE('&quot;; [.B74]; &quot;', 'YYYY-MM-DD'), &quot;; &quot;TO_DATE('&quot;; [.C74]; &quot;', 'YYYY-MM-DD'), &quot;; [.D74]; &quot;, &quot;; [.E74]; &quot;, &quot;; [.G74]; &quot;);&quot;)" office:value-type="string" office:string-value="INSERT INTO rental VALUES(DEFAULT, TO_DATE('2021-09-19', 'YYYY-MM-DD'), TO_DATE('2021-12-20', 'YYYY-MM-DD'), 228, 63, 80);" calcext:value-type="string">
            <text:p>INSERT INTO rental VALUES(DEFAULT, TO_DATE('2021-09-19', 'YYYY-MM-DD'), TO_DATE('2021-12-20', 'YYYY-MM-DD'), 228, 63, 80);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2021-09-23</text:p>
          </table:table-cell>
          <table:table-cell office:value-type="string" calcext:value-type="string">
            <text:p>2021-12-28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table:formula="of:=COM.MICROSOFT.CONCAT(&quot;INSERT INTO rental VALUES(DEFAULT, TO_DATE('&quot;; [.B75]; &quot;', 'YYYY-MM-DD'), &quot;; &quot;TO_DATE('&quot;; [.C75]; &quot;', 'YYYY-MM-DD'), &quot;; [.D75]; &quot;, &quot;; [.E75]; &quot;, &quot;; [.G75]; &quot;);&quot;)" office:value-type="string" office:string-value="INSERT INTO rental VALUES(DEFAULT, TO_DATE('2021-09-23', 'YYYY-MM-DD'), TO_DATE('2021-12-28', 'YYYY-MM-DD'), 167, 41, 3);" calcext:value-type="string">
            <text:p>INSERT INTO rental VALUES(DEFAULT, TO_DATE('2021-09-23', 'YYYY-MM-DD'), TO_DATE('2021-12-28', 'YYYY-MM-DD'), 167, 41, 3);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021-10-15</text:p>
          </table:table-cell>
          <table:table-cell office:value-type="string" calcext:value-type="string">
            <text:p>2021-12-24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M.MICROSOFT.CONCAT(&quot;INSERT INTO rental VALUES(DEFAULT, TO_DATE('&quot;; [.B76]; &quot;', 'YYYY-MM-DD'), &quot;; &quot;TO_DATE('&quot;; [.C76]; &quot;', 'YYYY-MM-DD'), &quot;; [.D76]; &quot;, &quot;; [.E76]; &quot;, &quot;; [.G76]; &quot;);&quot;)" office:value-type="string" office:string-value="INSERT INTO rental VALUES(DEFAULT, TO_DATE('2021-10-15', 'YYYY-MM-DD'), TO_DATE('2021-12-24', 'YYYY-MM-DD'), 137, 6, 12);" calcext:value-type="string">
            <text:p>INSERT INTO rental VALUES(DEFAULT, TO_DATE('2021-10-15', 'YYYY-MM-DD'), TO_DATE('2021-12-24', 'YYYY-MM-DD'), 137, 6, 12);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021-10-13</text:p>
          </table:table-cell>
          <table:table-cell office:value-type="string" calcext:value-type="string">
            <text:p>2021-11-08</text:p>
          </table:table-cell>
          <table:table-cell office:value-type="float" office:value="196" calcext:value-type="float">
            <text:p>19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CONCAT(&quot;INSERT INTO rental VALUES(DEFAULT, TO_DATE('&quot;; [.B77]; &quot;', 'YYYY-MM-DD'), &quot;; &quot;TO_DATE('&quot;; [.C77]; &quot;', 'YYYY-MM-DD'), &quot;; [.D77]; &quot;, &quot;; [.E77]; &quot;, &quot;; [.G77]; &quot;);&quot;)" office:value-type="string" office:string-value="INSERT INTO rental VALUES(DEFAULT, TO_DATE('2021-10-13', 'YYYY-MM-DD'), TO_DATE('2021-11-08', 'YYYY-MM-DD'), 196, 61, 26);" calcext:value-type="string">
            <text:p>INSERT INTO rental VALUES(DEFAULT, TO_DATE('2021-10-13', 'YYYY-MM-DD'), TO_DATE('2021-11-08', 'YYYY-MM-DD'), 196, 61, 26);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1-10-15</text:p>
          </table:table-cell>
          <table:table-cell office:value-type="string" calcext:value-type="string">
            <text:p>2021-12-30</text:p>
          </table:table-cell>
          <table:table-cell office:value-type="float" office:value="174" calcext:value-type="float">
            <text:p>17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CONCAT(&quot;INSERT INTO rental VALUES(DEFAULT, TO_DATE('&quot;; [.B78]; &quot;', 'YYYY-MM-DD'), &quot;; &quot;TO_DATE('&quot;; [.C78]; &quot;', 'YYYY-MM-DD'), &quot;; [.D78]; &quot;, &quot;; [.E78]; &quot;, &quot;; [.G78]; &quot;);&quot;)" office:value-type="string" office:string-value="INSERT INTO rental VALUES(DEFAULT, TO_DATE('2021-10-15', 'YYYY-MM-DD'), TO_DATE('2021-12-30', 'YYYY-MM-DD'), 174, 39, 41);" calcext:value-type="string">
            <text:p>INSERT INTO rental VALUES(DEFAULT, TO_DATE('2021-10-15', 'YYYY-MM-DD'), TO_DATE('2021-12-30', 'YYYY-MM-DD'), 174, 39, 41);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021-09-24</text:p>
          </table:table-cell>
          <table:table-cell office:value-type="string" calcext:value-type="string">
            <text:p>2021-11-14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M.MICROSOFT.CONCAT(&quot;INSERT INTO rental VALUES(DEFAULT, TO_DATE('&quot;; [.B79]; &quot;', 'YYYY-MM-DD'), &quot;; &quot;TO_DATE('&quot;; [.C79]; &quot;', 'YYYY-MM-DD'), &quot;; [.D79]; &quot;, &quot;; [.E79]; &quot;, &quot;; [.G79]; &quot;);&quot;)" office:value-type="string" office:string-value="INSERT INTO rental VALUES(DEFAULT, TO_DATE('2021-09-24', 'YYYY-MM-DD'), TO_DATE('2021-11-14', 'YYYY-MM-DD'), 123, 71, 43);" calcext:value-type="string">
            <text:p>INSERT INTO rental VALUES(DEFAULT, TO_DATE('2021-09-24', 'YYYY-MM-DD'), TO_DATE('2021-11-14', 'YYYY-MM-DD'), 123, 71, 43);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021-09-18</text:p>
          </table:table-cell>
          <table:table-cell office:value-type="string" calcext:value-type="string">
            <text:p>2021-12-17</text:p>
          </table:table-cell>
          <table:table-cell office:value-type="float" office:value="163" calcext:value-type="float">
            <text:p>16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M.MICROSOFT.CONCAT(&quot;INSERT INTO rental VALUES(DEFAULT, TO_DATE('&quot;; [.B80]; &quot;', 'YYYY-MM-DD'), &quot;; &quot;TO_DATE('&quot;; [.C80]; &quot;', 'YYYY-MM-DD'), &quot;; [.D80]; &quot;, &quot;; [.E80]; &quot;, &quot;; [.G80]; &quot;);&quot;)" office:value-type="string" office:string-value="INSERT INTO rental VALUES(DEFAULT, TO_DATE('2021-09-18', 'YYYY-MM-DD'), TO_DATE('2021-12-17', 'YYYY-MM-DD'), 163, 37, 64);" calcext:value-type="string">
            <text:p>INSERT INTO rental VALUES(DEFAULT, TO_DATE('2021-09-18', 'YYYY-MM-DD'), TO_DATE('2021-12-17', 'YYYY-MM-DD'), 163, 37, 64);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021-09-10</text:p>
          </table:table-cell>
          <table:table-cell office:value-type="string" calcext:value-type="string">
            <text:p>2021-12-04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M.MICROSOFT.CONCAT(&quot;INSERT INTO rental VALUES(DEFAULT, TO_DATE('&quot;; [.B81]; &quot;', 'YYYY-MM-DD'), &quot;; &quot;TO_DATE('&quot;; [.C81]; &quot;', 'YYYY-MM-DD'), &quot;; [.D81]; &quot;, &quot;; [.E81]; &quot;, &quot;; [.G81]; &quot;);&quot;)" office:value-type="string" office:string-value="INSERT INTO rental VALUES(DEFAULT, TO_DATE('2021-09-10', 'YYYY-MM-DD'), TO_DATE('2021-12-04', 'YYYY-MM-DD'), 137, 32, 33);" calcext:value-type="string">
            <text:p>INSERT INTO rental VALUES(DEFAULT, TO_DATE('2021-09-10', 'YYYY-MM-DD'), TO_DATE('2021-12-04', 'YYYY-MM-DD'), 137, 32, 33);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021-09-13</text:p>
          </table:table-cell>
          <table:table-cell office:value-type="string" calcext:value-type="string">
            <text:p>2021-12-16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M.MICROSOFT.CONCAT(&quot;INSERT INTO rental VALUES(DEFAULT, TO_DATE('&quot;; [.B82]; &quot;', 'YYYY-MM-DD'), &quot;; &quot;TO_DATE('&quot;; [.C82]; &quot;', 'YYYY-MM-DD'), &quot;; [.D82]; &quot;, &quot;; [.E82]; &quot;, &quot;; [.G82]; &quot;);&quot;)" office:value-type="string" office:string-value="INSERT INTO rental VALUES(DEFAULT, TO_DATE('2021-09-13', 'YYYY-MM-DD'), TO_DATE('2021-12-16', 'YYYY-MM-DD'), 159, 13, 35);" calcext:value-type="string">
            <text:p>INSERT INTO rental VALUES(DEFAULT, TO_DATE('2021-09-13', 'YYYY-MM-DD'), TO_DATE('2021-12-16', 'YYYY-MM-DD'), 159, 13, 35);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21-10-18</text:p>
          </table:table-cell>
          <table:table-cell office:value-type="string" calcext:value-type="string">
            <text:p>2021-12-08</text:p>
          </table:table-cell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M.MICROSOFT.CONCAT(&quot;INSERT INTO rental VALUES(DEFAULT, TO_DATE('&quot;; [.B83]; &quot;', 'YYYY-MM-DD'), &quot;; &quot;TO_DATE('&quot;; [.C83]; &quot;', 'YYYY-MM-DD'), &quot;; [.D83]; &quot;, &quot;; [.E83]; &quot;, &quot;; [.G83]; &quot;);&quot;)" office:value-type="string" office:string-value="INSERT INTO rental VALUES(DEFAULT, TO_DATE('2021-10-18', 'YYYY-MM-DD'), TO_DATE('2021-12-08', 'YYYY-MM-DD'), 146, 20, 1);" calcext:value-type="string">
            <text:p>INSERT INTO rental VALUES(DEFAULT, TO_DATE('2021-10-18', 'YYYY-MM-DD'), TO_DATE('2021-12-08', 'YYYY-MM-DD'), 146, 20, 1);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021-10-03</text:p>
          </table:table-cell>
          <table:table-cell office:value-type="string" calcext:value-type="string">
            <text:p>2021-11-02</text:p>
          </table:table-cell>
          <table:table-cell office:value-type="float" office:value="173" calcext:value-type="float">
            <text:p>17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M.MICROSOFT.CONCAT(&quot;INSERT INTO rental VALUES(DEFAULT, TO_DATE('&quot;; [.B84]; &quot;', 'YYYY-MM-DD'), &quot;; &quot;TO_DATE('&quot;; [.C84]; &quot;', 'YYYY-MM-DD'), &quot;; [.D84]; &quot;, &quot;; [.E84]; &quot;, &quot;; [.G84]; &quot;);&quot;)" office:value-type="string" office:string-value="INSERT INTO rental VALUES(DEFAULT, TO_DATE('2021-10-03', 'YYYY-MM-DD'), TO_DATE('2021-11-02', 'YYYY-MM-DD'), 173, 57, 37);" calcext:value-type="string">
            <text:p>INSERT INTO rental VALUES(DEFAULT, TO_DATE('2021-10-03', 'YYYY-MM-DD'), TO_DATE('2021-11-02', 'YYYY-MM-DD'), 173, 57, 37);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21-09-15</text:p>
          </table:table-cell>
          <table:table-cell office:value-type="string" calcext:value-type="string">
            <text:p>2021-11-14</text:p>
          </table:table-cell>
          <table:table-cell office:value-type="float" office:value="224" calcext:value-type="float">
            <text:p>22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M.MICROSOFT.CONCAT(&quot;INSERT INTO rental VALUES(DEFAULT, TO_DATE('&quot;; [.B85]; &quot;', 'YYYY-MM-DD'), &quot;; &quot;TO_DATE('&quot;; [.C85]; &quot;', 'YYYY-MM-DD'), &quot;; [.D85]; &quot;, &quot;; [.E85]; &quot;, &quot;; [.G85]; &quot;);&quot;)" office:value-type="string" office:string-value="INSERT INTO rental VALUES(DEFAULT, TO_DATE('2021-09-15', 'YYYY-MM-DD'), TO_DATE('2021-11-14', 'YYYY-MM-DD'), 224, 62, 27);" calcext:value-type="string">
            <text:p>INSERT INTO rental VALUES(DEFAULT, TO_DATE('2021-09-15', 'YYYY-MM-DD'), TO_DATE('2021-11-14', 'YYYY-MM-DD'), 224, 62, 27);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021-09-09</text:p>
          </table:table-cell>
          <table:table-cell office:value-type="string" calcext:value-type="string">
            <text:p>2021-12-12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M.MICROSOFT.CONCAT(&quot;INSERT INTO rental VALUES(DEFAULT, TO_DATE('&quot;; [.B86]; &quot;', 'YYYY-MM-DD'), &quot;; &quot;TO_DATE('&quot;; [.C86]; &quot;', 'YYYY-MM-DD'), &quot;; [.D86]; &quot;, &quot;; [.E86]; &quot;, &quot;; [.G86]; &quot;);&quot;)" office:value-type="string" office:string-value="INSERT INTO rental VALUES(DEFAULT, TO_DATE('2021-09-09', 'YYYY-MM-DD'), TO_DATE('2021-12-12', 'YYYY-MM-DD'), 117, 58, 26);" calcext:value-type="string">
            <text:p>INSERT INTO rental VALUES(DEFAULT, TO_DATE('2021-09-09', 'YYYY-MM-DD'), TO_DATE('2021-12-12', 'YYYY-MM-DD'), 117, 58, 26);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21-10-20</text:p>
          </table:table-cell>
          <table:table-cell office:value-type="string" calcext:value-type="string">
            <text:p>2021-11-10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M.MICROSOFT.CONCAT(&quot;INSERT INTO rental VALUES(DEFAULT, TO_DATE('&quot;; [.B87]; &quot;', 'YYYY-MM-DD'), &quot;; &quot;TO_DATE('&quot;; [.C87]; &quot;', 'YYYY-MM-DD'), &quot;; [.D87]; &quot;, &quot;; [.E87]; &quot;, &quot;; [.G87]; &quot;);&quot;)" office:value-type="string" office:string-value="INSERT INTO rental VALUES(DEFAULT, TO_DATE('2021-10-20', 'YYYY-MM-DD'), TO_DATE('2021-11-10', 'YYYY-MM-DD'), 147, 10, 100);" calcext:value-type="string">
            <text:p>INSERT INTO rental VALUES(DEFAULT, TO_DATE('2021-10-20', 'YYYY-MM-DD'), TO_DATE('2021-11-10', 'YYYY-MM-DD'), 147, 10, 100);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2021-09-05</text:p>
          </table:table-cell>
          <table:table-cell office:value-type="string" calcext:value-type="string">
            <text:p>2021-11-30</text:p>
          </table:table-cell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M.MICROSOFT.CONCAT(&quot;INSERT INTO rental VALUES(DEFAULT, TO_DATE('&quot;; [.B88]; &quot;', 'YYYY-MM-DD'), &quot;; &quot;TO_DATE('&quot;; [.C88]; &quot;', 'YYYY-MM-DD'), &quot;; [.D88]; &quot;, &quot;; [.E88]; &quot;, &quot;; [.G88]; &quot;);&quot;)" office:value-type="string" office:string-value="INSERT INTO rental VALUES(DEFAULT, TO_DATE('2021-09-05', 'YYYY-MM-DD'), TO_DATE('2021-11-30', 'YYYY-MM-DD'), 196, 34, 100);" calcext:value-type="string">
            <text:p>INSERT INTO rental VALUES(DEFAULT, TO_DATE('2021-09-05', 'YYYY-MM-DD'), TO_DATE('2021-11-30', 'YYYY-MM-DD'), 196, 34, 100);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021-10-06</text:p>
          </table:table-cell>
          <table:table-cell office:value-type="string" calcext:value-type="string">
            <text:p>2021-11-19</text:p>
          </table:table-cell>
          <table:table-cell office:value-type="float" office:value="138" calcext:value-type="float">
            <text:p>13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M.MICROSOFT.CONCAT(&quot;INSERT INTO rental VALUES(DEFAULT, TO_DATE('&quot;; [.B89]; &quot;', 'YYYY-MM-DD'), &quot;; &quot;TO_DATE('&quot;; [.C89]; &quot;', 'YYYY-MM-DD'), &quot;; [.D89]; &quot;, &quot;; [.E89]; &quot;, &quot;; [.G89]; &quot;);&quot;)" office:value-type="string" office:string-value="INSERT INTO rental VALUES(DEFAULT, TO_DATE('2021-10-06', 'YYYY-MM-DD'), TO_DATE('2021-11-19', 'YYYY-MM-DD'), 138, 61, 41);" calcext:value-type="string">
            <text:p>INSERT INTO rental VALUES(DEFAULT, TO_DATE('2021-10-06', 'YYYY-MM-DD'), TO_DATE('2021-11-19', 'YYYY-MM-DD'), 138, 61, 41);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2021-09-22</text:p>
          </table:table-cell>
          <table:table-cell office:value-type="string" calcext:value-type="string">
            <text:p>2021-12-02</text:p>
          </table:table-cell>
          <table:table-cell office:value-type="float" office:value="243" calcext:value-type="float">
            <text:p>24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M.MICROSOFT.CONCAT(&quot;INSERT INTO rental VALUES(DEFAULT, TO_DATE('&quot;; [.B90]; &quot;', 'YYYY-MM-DD'), &quot;; &quot;TO_DATE('&quot;; [.C90]; &quot;', 'YYYY-MM-DD'), &quot;; [.D90]; &quot;, &quot;; [.E90]; &quot;, &quot;; [.G90]; &quot;);&quot;)" office:value-type="string" office:string-value="INSERT INTO rental VALUES(DEFAULT, TO_DATE('2021-09-22', 'YYYY-MM-DD'), TO_DATE('2021-12-02', 'YYYY-MM-DD'), 243, 63, 52);" calcext:value-type="string">
            <text:p>INSERT INTO rental VALUES(DEFAULT, TO_DATE('2021-09-22', 'YYYY-MM-DD'), TO_DATE('2021-12-02', 'YYYY-MM-DD'), 243, 63, 52);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2021-09-09</text:p>
          </table:table-cell>
          <table:table-cell office:value-type="string" calcext:value-type="string">
            <text:p>2021-12-06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CONCAT(&quot;INSERT INTO rental VALUES(DEFAULT, TO_DATE('&quot;; [.B91]; &quot;', 'YYYY-MM-DD'), &quot;; &quot;TO_DATE('&quot;; [.C91]; &quot;', 'YYYY-MM-DD'), &quot;; [.D91]; &quot;, &quot;; [.E91]; &quot;, &quot;; [.G91]; &quot;);&quot;)" office:value-type="string" office:string-value="INSERT INTO rental VALUES(DEFAULT, TO_DATE('2021-09-09', 'YYYY-MM-DD'), TO_DATE('2021-12-06', 'YYYY-MM-DD'), 133, 25, 29);" calcext:value-type="string">
            <text:p>INSERT INTO rental VALUES(DEFAULT, TO_DATE('2021-09-09', 'YYYY-MM-DD'), TO_DATE('2021-12-06', 'YYYY-MM-DD'), 133, 25, 29);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2021-10-08</text:p>
          </table:table-cell>
          <table:table-cell office:value-type="string" calcext:value-type="string">
            <text:p>2021-11-10</text:p>
          </table:table-cell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M.MICROSOFT.CONCAT(&quot;INSERT INTO rental VALUES(DEFAULT, TO_DATE('&quot;; [.B92]; &quot;', 'YYYY-MM-DD'), &quot;; &quot;TO_DATE('&quot;; [.C92]; &quot;', 'YYYY-MM-DD'), &quot;; [.D92]; &quot;, &quot;; [.E92]; &quot;, &quot;; [.G92]; &quot;);&quot;)" office:value-type="string" office:string-value="INSERT INTO rental VALUES(DEFAULT, TO_DATE('2021-10-08', 'YYYY-MM-DD'), TO_DATE('2021-11-10', 'YYYY-MM-DD'), 148, 27, 40);" calcext:value-type="string">
            <text:p>INSERT INTO rental VALUES(DEFAULT, TO_DATE('2021-10-08', 'YYYY-MM-DD'), TO_DATE('2021-11-10', 'YYYY-MM-DD'), 148, 27, 40);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2021-09-15</text:p>
          </table:table-cell>
          <table:table-cell office:value-type="string" calcext:value-type="string">
            <text:p>2021-11-26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M.MICROSOFT.CONCAT(&quot;INSERT INTO rental VALUES(DEFAULT, TO_DATE('&quot;; [.B93]; &quot;', 'YYYY-MM-DD'), &quot;; &quot;TO_DATE('&quot;; [.C93]; &quot;', 'YYYY-MM-DD'), &quot;; [.D93]; &quot;, &quot;; [.E93]; &quot;, &quot;; [.G93]; &quot;);&quot;)" office:value-type="string" office:string-value="INSERT INTO rental VALUES(DEFAULT, TO_DATE('2021-09-15', 'YYYY-MM-DD'), TO_DATE('2021-11-26', 'YYYY-MM-DD'), 250, 9, 86);" calcext:value-type="string">
            <text:p>INSERT INTO rental VALUES(DEFAULT, TO_DATE('2021-09-15', 'YYYY-MM-DD'), TO_DATE('2021-11-26', 'YYYY-MM-DD'), 250, 9, 86);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2021-09-20</text:p>
          </table:table-cell>
          <table:table-cell office:value-type="string" calcext:value-type="string">
            <text:p>2021-12-18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M.MICROSOFT.CONCAT(&quot;INSERT INTO rental VALUES(DEFAULT, TO_DATE('&quot;; [.B94]; &quot;', 'YYYY-MM-DD'), &quot;; &quot;TO_DATE('&quot;; [.C94]; &quot;', 'YYYY-MM-DD'), &quot;; [.D94]; &quot;, &quot;; [.E94]; &quot;, &quot;; [.G94]; &quot;);&quot;)" office:value-type="string" office:string-value="INSERT INTO rental VALUES(DEFAULT, TO_DATE('2021-09-20', 'YYYY-MM-DD'), TO_DATE('2021-12-18', 'YYYY-MM-DD'), 141, 3, 63);" calcext:value-type="string">
            <text:p>INSERT INTO rental VALUES(DEFAULT, TO_DATE('2021-09-20', 'YYYY-MM-DD'), TO_DATE('2021-12-18', 'YYYY-MM-DD'), 141, 3, 63);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2021-10-02</text:p>
          </table:table-cell>
          <table:table-cell office:value-type="string" calcext:value-type="string">
            <text:p>2021-11-01</text:p>
          </table:table-cell>
          <table:table-cell office:value-type="float" office:value="194" calcext:value-type="float">
            <text:p>19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M.MICROSOFT.CONCAT(&quot;INSERT INTO rental VALUES(DEFAULT, TO_DATE('&quot;; [.B95]; &quot;', 'YYYY-MM-DD'), &quot;; &quot;TO_DATE('&quot;; [.C95]; &quot;', 'YYYY-MM-DD'), &quot;; [.D95]; &quot;, &quot;; [.E95]; &quot;, &quot;; [.G95]; &quot;);&quot;)" office:value-type="string" office:string-value="INSERT INTO rental VALUES(DEFAULT, TO_DATE('2021-10-02', 'YYYY-MM-DD'), TO_DATE('2021-11-01', 'YYYY-MM-DD'), 194, 75, 77);" calcext:value-type="string">
            <text:p>INSERT INTO rental VALUES(DEFAULT, TO_DATE('2021-10-02', 'YYYY-MM-DD'), TO_DATE('2021-11-01', 'YYYY-MM-DD'), 194, 75, 77);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2021-09-04</text:p>
          </table:table-cell>
          <table:table-cell office:value-type="string" calcext:value-type="string">
            <text:p>2021-11-18</text:p>
          </table:table-cell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CONCAT(&quot;INSERT INTO rental VALUES(DEFAULT, TO_DATE('&quot;; [.B96]; &quot;', 'YYYY-MM-DD'), &quot;; &quot;TO_DATE('&quot;; [.C96]; &quot;', 'YYYY-MM-DD'), &quot;; [.D96]; &quot;, &quot;; [.E96]; &quot;, &quot;; [.G96]; &quot;);&quot;)" office:value-type="string" office:string-value="INSERT INTO rental VALUES(DEFAULT, TO_DATE('2021-09-04', 'YYYY-MM-DD'), TO_DATE('2021-11-18', 'YYYY-MM-DD'), 185, 75, 18);" calcext:value-type="string">
            <text:p>INSERT INTO rental VALUES(DEFAULT, TO_DATE('2021-09-04', 'YYYY-MM-DD'), TO_DATE('2021-11-18', 'YYYY-MM-DD'), 185, 75, 18);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2021-09-13</text:p>
          </table:table-cell>
          <table:table-cell office:value-type="string" calcext:value-type="string">
            <text:p>2021-11-24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M.MICROSOFT.CONCAT(&quot;INSERT INTO rental VALUES(DEFAULT, TO_DATE('&quot;; [.B97]; &quot;', 'YYYY-MM-DD'), &quot;; &quot;TO_DATE('&quot;; [.C97]; &quot;', 'YYYY-MM-DD'), &quot;; [.D97]; &quot;, &quot;; [.E97]; &quot;, &quot;; [.G97]; &quot;);&quot;)" office:value-type="string" office:string-value="INSERT INTO rental VALUES(DEFAULT, TO_DATE('2021-09-13', 'YYYY-MM-DD'), TO_DATE('2021-11-24', 'YYYY-MM-DD'), 192, 16, 81);" calcext:value-type="string">
            <text:p>INSERT INTO rental VALUES(DEFAULT, TO_DATE('2021-09-13', 'YYYY-MM-DD'), TO_DATE('2021-11-24', 'YYYY-MM-DD'), 192, 16, 81);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2021-09-18</text:p>
          </table:table-cell>
          <table:table-cell office:value-type="string" calcext:value-type="string">
            <text:p>2021-11-21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M.MICROSOFT.CONCAT(&quot;INSERT INTO rental VALUES(DEFAULT, TO_DATE('&quot;; [.B98]; &quot;', 'YYYY-MM-DD'), &quot;; &quot;TO_DATE('&quot;; [.C98]; &quot;', 'YYYY-MM-DD'), &quot;; [.D98]; &quot;, &quot;; [.E98]; &quot;, &quot;; [.G98]; &quot;);&quot;)" office:value-type="string" office:string-value="INSERT INTO rental VALUES(DEFAULT, TO_DATE('2021-09-18', 'YYYY-MM-DD'), TO_DATE('2021-11-21', 'YYYY-MM-DD'), 118, 68, 70);" calcext:value-type="string">
            <text:p>INSERT INTO rental VALUES(DEFAULT, TO_DATE('2021-09-18', 'YYYY-MM-DD'), TO_DATE('2021-11-21', 'YYYY-MM-DD'), 118, 68, 70);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2021-09-28</text:p>
          </table:table-cell>
          <table:table-cell office:value-type="string" calcext:value-type="string">
            <text:p>2021-11-30</text:p>
          </table:table-cell>
          <table:table-cell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" calcext:value-type="float">
            <text:p>7</text:p>
          </table:table-cell>
          <table:table-cell table:formula="of:=COM.MICROSOFT.CONCAT(&quot;INSERT INTO rental VALUES(DEFAULT, TO_DATE('&quot;; [.B99]; &quot;', 'YYYY-MM-DD'), &quot;; &quot;TO_DATE('&quot;; [.C99]; &quot;', 'YYYY-MM-DD'), &quot;; [.D99]; &quot;, &quot;; [.E99]; &quot;, &quot;; [.G99]; &quot;);&quot;)" office:value-type="string" office:string-value="INSERT INTO rental VALUES(DEFAULT, TO_DATE('2021-09-28', 'YYYY-MM-DD'), TO_DATE('2021-11-30', 'YYYY-MM-DD'), 136, 27, 7);" calcext:value-type="string">
            <text:p>INSERT INTO rental VALUES(DEFAULT, TO_DATE('2021-09-28', 'YYYY-MM-DD'), TO_DATE('2021-11-30', 'YYYY-MM-DD'), 136, 27, 7);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2021-09-06</text:p>
          </table:table-cell>
          <table:table-cell office:value-type="string" calcext:value-type="string">
            <text:p>2021-11-10</text:p>
          </table:table-cell>
          <table:table-cell office:value-type="float" office:value="208" calcext:value-type="float">
            <text:p>20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M.MICROSOFT.CONCAT(&quot;INSERT INTO rental VALUES(DEFAULT, TO_DATE('&quot;; [.B100]; &quot;', 'YYYY-MM-DD'), &quot;; &quot;TO_DATE('&quot;; [.C100]; &quot;', 'YYYY-MM-DD'), &quot;; [.D100]; &quot;, &quot;; [.E100]; &quot;, &quot;; [.G100]; &quot;);&quot;)" office:value-type="string" office:string-value="INSERT INTO rental VALUES(DEFAULT, TO_DATE('2021-09-06', 'YYYY-MM-DD'), TO_DATE('2021-11-10', 'YYYY-MM-DD'), 208, 71, 23);" calcext:value-type="string">
            <text:p>INSERT INTO rental VALUES(DEFAULT, TO_DATE('2021-09-06', 'YYYY-MM-DD'), TO_DATE('2021-11-10', 'YYYY-MM-DD'), 208, 71, 23);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2021-10-16</text:p>
          </table:table-cell>
          <table:table-cell office:value-type="string" calcext:value-type="string">
            <text:p>2021-12-18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M.MICROSOFT.CONCAT(&quot;INSERT INTO rental VALUES(DEFAULT, TO_DATE('&quot;; [.B101]; &quot;', 'YYYY-MM-DD'), &quot;; &quot;TO_DATE('&quot;; [.C101]; &quot;', 'YYYY-MM-DD'), &quot;; [.D101]; &quot;, &quot;; [.E101]; &quot;, &quot;; [.G101]; &quot;);&quot;)" office:value-type="string" office:string-value="INSERT INTO rental VALUES(DEFAULT, TO_DATE('2021-10-16', 'YYYY-MM-DD'), TO_DATE('2021-12-18', 'YYYY-MM-DD'), 198, 17, 36);" calcext:value-type="string">
            <text:p>INSERT INTO rental VALUES(DEFAULT, TO_DATE('2021-10-16', 'YYYY-MM-DD'), TO_DATE('2021-12-18', 'YYYY-MM-DD'), 198, 17, 36);</text:p>
          </table:table-cell>
        </table:table-row>
      </table:table>
      <table:table table:name="Customer" table:style-name="ta1">
        <table:table-column table:style-name="co11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row table:style-name="ro1">
          <table:table-cell table:style-name="Default" office:value-type="string" calcext:value-type="string">
            <text:p>customer_id</text:p>
          </table:table-cell>
          <table:table-cell table:style-name="Default" office:value-type="string" calcext:value-type="string">
            <text:p>f_name</text:p>
          </table:table-cell>
          <table:table-cell table:style-name="Default" office:value-type="string" calcext:value-type="string">
            <text:p>l_name</text:p>
          </table:table-cell>
          <table:table-cell table:style-name="Default" office:value-type="string" calcext:value-type="string">
            <text:p>address</text:p>
          </table:table-cell>
          <table:table-cell table:style-name="Default" office:value-type="string" calcext:value-type="string">
            <text:p>DLN</text:p>
          </table:table-cell>
          <table:table-cell table:style-name="Default" office:value-type="string" calcext:value-type="string">
            <text:p>membership_id</text:p>
          </table:table-cell>
          <table:table-cell office:value-type="string" calcext:value-type="string">
            <text:p>que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nla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618 Pierce Street</text:p>
          </table:table-cell>
          <table:table-cell office:value-type="float" office:value="123456789" calcext:value-type="float">
            <text:p>123456789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customer VALUES(&quot;; &quot;DEFAULT&quot;; &quot;, '&quot;; [.B2]; &quot;', '&quot;; [.C2]; &quot;', '&quot;; [.D2]; &quot;', &quot;; [.E2]; &quot;, &quot;; [.F2]; &quot;);&quot; )" office:value-type="string" office:string-value="INSERT INTO customer VALUES(DEFAULT, 'Chenla', 'Long', '618 Pierce Street', 123456789, 10);" calcext:value-type="string">
            <text:p>INSERT INTO customer VALUES(DEFAULT, 'Chenla', 'Long', '618 Pierce Street', 123456789, 10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llie</text:p>
          </table:table-cell>
          <table:table-cell office:value-type="string" calcext:value-type="string">
            <text:p>Prantoni</text:p>
          </table:table-cell>
          <table:table-cell office:value-type="string" calcext:value-type="string">
            <text:p>1177 Kim Court</text:p>
          </table:table-cell>
          <table:table-cell office:value-type="float" office:value="1727219066" calcext:value-type="float">
            <text:p>1727219066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customer VALUES(&quot;; &quot;DEFAULT&quot;; &quot;, '&quot;; [.B3]; &quot;', '&quot;; [.C3]; &quot;', '&quot;; [.D3]; &quot;', &quot;; [.E3]; &quot;, &quot;; [.F3]; &quot;);&quot; )" office:value-type="string" office:string-value="INSERT INTO customer VALUES(DEFAULT, 'Collie', 'Prantoni', '1177 Kim Court', 1727219066, 2);" calcext:value-type="string">
            <text:p>INSERT INTO customer VALUES(DEFAULT, 'Collie', 'Prantoni', '1177 Kim Court', 1727219066, 2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ebold</text:p>
          </table:table-cell>
          <table:table-cell office:value-type="string" calcext:value-type="string">
            <text:p>Cullingford</text:p>
          </table:table-cell>
          <table:table-cell office:value-type="string" calcext:value-type="string">
            <text:p>1181 Mifflin Road</text:p>
          </table:table-cell>
          <table:table-cell office:value-type="float" office:value="6034022500" calcext:value-type="float">
            <text:p>6034022500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customer VALUES(&quot;; &quot;DEFAULT&quot;; &quot;, '&quot;; [.B4]; &quot;', '&quot;; [.C4]; &quot;', '&quot;; [.D4]; &quot;', &quot;; [.E4]; &quot;, &quot;; [.F4]; &quot;);&quot; )" office:value-type="string" office:string-value="INSERT INTO customer VALUES(DEFAULT, 'Tiebold', 'Cullingford', '1181 Mifflin Road', 6034022500, 9);" calcext:value-type="string">
            <text:p>INSERT INTO customer VALUES(DEFAULT, 'Tiebold', 'Cullingford', '1181 Mifflin Road', 6034022500, 9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nclare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446 Corry Lane</text:p>
          </table:table-cell>
          <table:table-cell office:value-type="float" office:value="5860455658" calcext:value-type="float">
            <text:p>5860455658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customer VALUES(&quot;; &quot;DEFAULT&quot;; &quot;, '&quot;; [.B5]; &quot;', '&quot;; [.C5]; &quot;', '&quot;; [.D5]; &quot;', &quot;; [.E5]; &quot;, &quot;; [.F5]; &quot;);&quot; )" office:value-type="string" office:string-value="INSERT INTO customer VALUES(DEFAULT, 'Sinclare', 'Shout', '446 Corry Lane', 5860455658, 3);" calcext:value-type="string">
            <text:p>INSERT INTO customer VALUES(DEFAULT, 'Sinclare', 'Shout', '446 Corry Lane', 5860455658, 3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y</text:p>
          </table:table-cell>
          <table:table-cell office:value-type="string" calcext:value-type="string">
            <text:p>Jagiello</text:p>
          </table:table-cell>
          <table:table-cell office:value-type="string" calcext:value-type="string">
            <text:p>229 Union Center</text:p>
          </table:table-cell>
          <table:table-cell office:value-type="float" office:value="6301326583" calcext:value-type="float">
            <text:p>6301326583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customer VALUES(&quot;; &quot;DEFAULT&quot;; &quot;, '&quot;; [.B6]; &quot;', '&quot;; [.C6]; &quot;', '&quot;; [.D6]; &quot;', &quot;; [.E6]; &quot;, &quot;; [.F6]; &quot;);&quot; )" office:value-type="string" office:string-value="INSERT INTO customer VALUES(DEFAULT, 'Shay', 'Jagiello', '229 Union Center', 6301326583, 7);" calcext:value-type="string">
            <text:p>INSERT INTO customer VALUES(DEFAULT, 'Shay', 'Jagiello', '229 Union Center', 6301326583, 7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t</text:p>
          </table:table-cell>
          <table:table-cell office:value-type="string" calcext:value-type="string">
            <text:p>Folling</text:p>
          </table:table-cell>
          <table:table-cell office:value-type="string" calcext:value-type="string">
            <text:p>66126 Londonderry Parkway</text:p>
          </table:table-cell>
          <table:table-cell office:value-type="float" office:value="7064921856" calcext:value-type="float">
            <text:p>7064921856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customer VALUES(&quot;; &quot;DEFAULT&quot;; &quot;, '&quot;; [.B7]; &quot;', '&quot;; [.C7]; &quot;', '&quot;; [.D7]; &quot;', &quot;; [.E7]; &quot;, &quot;; [.F7]; &quot;);&quot; )" office:value-type="string" office:string-value="INSERT INTO customer VALUES(DEFAULT, 'Chet', 'Folling', '66126 Londonderry Parkway', 7064921856, 5);" calcext:value-type="string">
            <text:p>INSERT INTO customer VALUES(DEFAULT, 'Chet', 'Folling', '66126 Londonderry Parkway', 7064921856, 5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audette</text:p>
          </table:table-cell>
          <table:table-cell office:value-type="string" calcext:value-type="string">
            <text:p>Percy</text:p>
          </table:table-cell>
          <table:table-cell office:value-type="string" calcext:value-type="string">
            <text:p>7717 Mariners Cove Junction</text:p>
          </table:table-cell>
          <table:table-cell office:value-type="float" office:value="9867755293" calcext:value-type="float">
            <text:p>9867755293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customer VALUES(&quot;; &quot;DEFAULT&quot;; &quot;, '&quot;; [.B8]; &quot;', '&quot;; [.C8]; &quot;', '&quot;; [.D8]; &quot;', &quot;; [.E8]; &quot;, &quot;; [.F8]; &quot;);&quot; )" office:value-type="string" office:string-value="INSERT INTO customer VALUES(DEFAULT, 'Claudette', 'Percy', '7717 Mariners Cove Junction', 9867755293, 6);" calcext:value-type="string">
            <text:p>INSERT INTO customer VALUES(DEFAULT, 'Claudette', 'Percy', '7717 Mariners Cove Junction', 9867755293, 6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mi</text:p>
          </table:table-cell>
          <table:table-cell office:value-type="string" calcext:value-type="string">
            <text:p>Binks</text:p>
          </table:table-cell>
          <table:table-cell office:value-type="string" calcext:value-type="string">
            <text:p>2953 Butterfield Terrace</text:p>
          </table:table-cell>
          <table:table-cell office:value-type="float" office:value="6164016350" calcext:value-type="float">
            <text:p>6164016350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customer VALUES(&quot;; &quot;DEFAULT&quot;; &quot;, '&quot;; [.B9]; &quot;', '&quot;; [.C9]; &quot;', '&quot;; [.D9]; &quot;', &quot;; [.E9]; &quot;, &quot;; [.F9]; &quot;);&quot; )" office:value-type="string" office:string-value="INSERT INTO customer VALUES(DEFAULT, 'Jami', 'Binks', '2953 Butterfield Terrace', 6164016350, 9);" calcext:value-type="string">
            <text:p>INSERT INTO customer VALUES(DEFAULT, 'Jami', 'Binks', '2953 Butterfield Terrace', 6164016350, 9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Thridgould</text:p>
          </table:table-cell>
          <table:table-cell office:value-type="string" calcext:value-type="string">
            <text:p>13 Esch Hill</text:p>
          </table:table-cell>
          <table:table-cell office:value-type="float" office:value="9466028936" calcext:value-type="float">
            <text:p>9466028936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customer VALUES(&quot;; &quot;DEFAULT&quot;; &quot;, '&quot;; [.B10]; &quot;', '&quot;; [.C10]; &quot;', '&quot;; [.D10]; &quot;', &quot;; [.E10]; &quot;, &quot;; [.F10]; &quot;);&quot; )" office:value-type="string" office:string-value="INSERT INTO customer VALUES(DEFAULT, 'Eleonora', 'Thridgould', '13 Esch Hill', 9466028936, 5);" calcext:value-type="string">
            <text:p>INSERT INTO customer VALUES(DEFAULT, 'Eleonora', 'Thridgould', '13 Esch Hill', 9466028936, 5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rie</text:p>
          </table:table-cell>
          <table:table-cell office:value-type="string" calcext:value-type="string">
            <text:p>Jedrzejkiewicz</text:p>
          </table:table-cell>
          <table:table-cell office:value-type="string" calcext:value-type="string">
            <text:p>69 Orin Avenue</text:p>
          </table:table-cell>
          <table:table-cell office:value-type="float" office:value="8085335253" calcext:value-type="float">
            <text:p>8085335253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customer VALUES(&quot;; &quot;DEFAULT&quot;; &quot;, '&quot;; [.B11]; &quot;', '&quot;; [.C11]; &quot;', '&quot;; [.D11]; &quot;', &quot;; [.E11]; &quot;, &quot;; [.F11]; &quot;);&quot; )" office:value-type="string" office:string-value="INSERT INTO customer VALUES(DEFAULT, 'Norrie', 'Jedrzejkiewicz', '69 Orin Avenue', 8085335253, 4);" calcext:value-type="string">
            <text:p>INSERT INTO customer VALUES(DEFAULT, 'Norrie', 'Jedrzejkiewicz', '69 Orin Avenue', 8085335253, 4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sbourn</text:p>
          </table:table-cell>
          <table:table-cell office:value-type="string" calcext:value-type="string">
            <text:p>Studde</text:p>
          </table:table-cell>
          <table:table-cell office:value-type="string" calcext:value-type="string">
            <text:p>03 Sherman Plaza</text:p>
          </table:table-cell>
          <table:table-cell office:value-type="float" office:value="8536693692" calcext:value-type="float">
            <text:p>8536693692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customer VALUES(&quot;; &quot;DEFAULT&quot;; &quot;, '&quot;; [.B12]; &quot;', '&quot;; [.C12]; &quot;', '&quot;; [.D12]; &quot;', &quot;; [.E12]; &quot;, &quot;; [.F12]; &quot;);&quot; )" office:value-type="string" office:string-value="INSERT INTO customer VALUES(DEFAULT, 'Osbourn', 'Studde', '03 Sherman Plaza', 8536693692, 6);" calcext:value-type="string">
            <text:p>INSERT INTO customer VALUES(DEFAULT, 'Osbourn', 'Studde', '03 Sherman Plaza', 8536693692, 6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urston</text:p>
          </table:table-cell>
          <table:table-cell office:value-type="string" calcext:value-type="string">
            <text:p>Lacotte</text:p>
          </table:table-cell>
          <table:table-cell office:value-type="string" calcext:value-type="string">
            <text:p>98517 Pleasure Circle</text:p>
          </table:table-cell>
          <table:table-cell office:value-type="float" office:value="1721840275" calcext:value-type="float">
            <text:p>1721840275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customer VALUES(&quot;; &quot;DEFAULT&quot;; &quot;, '&quot;; [.B13]; &quot;', '&quot;; [.C13]; &quot;', '&quot;; [.D13]; &quot;', &quot;; [.E13]; &quot;, &quot;; [.F13]; &quot;);&quot; )" office:value-type="string" office:string-value="INSERT INTO customer VALUES(DEFAULT, 'Thurston', 'Lacotte', '98517 Pleasure Circle', 1721840275, 2);" calcext:value-type="string">
            <text:p>INSERT INTO customer VALUES(DEFAULT, 'Thurston', 'Lacotte', '98517 Pleasure Circle', 1721840275, 2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aliese</text:p>
          </table:table-cell>
          <table:table-cell office:value-type="string" calcext:value-type="string">
            <text:p>Tudge</text:p>
          </table:table-cell>
          <table:table-cell office:value-type="string" calcext:value-type="string">
            <text:p>66634 Moland Pass</text:p>
          </table:table-cell>
          <table:table-cell office:value-type="float" office:value="5808052435" calcext:value-type="float">
            <text:p>5808052435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customer VALUES(&quot;; &quot;DEFAULT&quot;; &quot;, '&quot;; [.B14]; &quot;', '&quot;; [.C14]; &quot;', '&quot;; [.D14]; &quot;', &quot;; [.E14]; &quot;, &quot;; [.F14]; &quot;);&quot; )" office:value-type="string" office:string-value="INSERT INTO customer VALUES(DEFAULT, 'Analiese', 'Tudge', '66634 Moland Pass', 5808052435, 5);" calcext:value-type="string">
            <text:p>INSERT INTO customer VALUES(DEFAULT, 'Analiese', 'Tudge', '66634 Moland Pass', 5808052435, 5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riste</text:p>
          </table:table-cell>
          <table:table-cell office:value-type="string" calcext:value-type="string">
            <text:p>Gawthrope</text:p>
          </table:table-cell>
          <table:table-cell office:value-type="string" calcext:value-type="string">
            <text:p>3 Arizona Lane</text:p>
          </table:table-cell>
          <table:table-cell office:value-type="float" office:value="3345225648" calcext:value-type="float">
            <text:p>3345225648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customer VALUES(&quot;; &quot;DEFAULT&quot;; &quot;, '&quot;; [.B15]; &quot;', '&quot;; [.C15]; &quot;', '&quot;; [.D15]; &quot;', &quot;; [.E15]; &quot;, &quot;; [.F15]; &quot;);&quot; )" office:value-type="string" office:string-value="INSERT INTO customer VALUES(DEFAULT, 'Kriste', 'Gawthrope', '3 Arizona Lane', 3345225648, 7);" calcext:value-type="string">
            <text:p>INSERT INTO customer VALUES(DEFAULT, 'Kriste', 'Gawthrope', '3 Arizona Lane', 3345225648, 7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hanie</text:p>
          </table:table-cell>
          <table:table-cell office:value-type="string" calcext:value-type="string">
            <text:p>Stork</text:p>
          </table:table-cell>
          <table:table-cell office:value-type="string" calcext:value-type="string">
            <text:p>35 Gateway Way</text:p>
          </table:table-cell>
          <table:table-cell office:value-type="float" office:value="9137346513" calcext:value-type="float">
            <text:p>9137346513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customer VALUES(&quot;; &quot;DEFAULT&quot;; &quot;, '&quot;; [.B16]; &quot;', '&quot;; [.C16]; &quot;', '&quot;; [.D16]; &quot;', &quot;; [.E16]; &quot;, &quot;; [.F16]; &quot;);&quot; )" office:value-type="string" office:string-value="INSERT INTO customer VALUES(DEFAULT, 'Shanie', 'Stork', '35 Gateway Way', 9137346513, 5);" calcext:value-type="string">
            <text:p>INSERT INTO customer VALUES(DEFAULT, 'Shanie', 'Stork', '35 Gateway Way', 9137346513, 5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rnet</text:p>
          </table:table-cell>
          <table:table-cell office:value-type="string" calcext:value-type="string">
            <text:p>Piggens</text:p>
          </table:table-cell>
          <table:table-cell office:value-type="string" calcext:value-type="string">
            <text:p>48 Carioca Place</text:p>
          </table:table-cell>
          <table:table-cell office:value-type="float" office:value="8938241506" calcext:value-type="float">
            <text:p>8938241506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customer VALUES(&quot;; &quot;DEFAULT&quot;; &quot;, '&quot;; [.B17]; &quot;', '&quot;; [.C17]; &quot;', '&quot;; [.D17]; &quot;', &quot;; [.E17]; &quot;, &quot;; [.F17]; &quot;);&quot; )" office:value-type="string" office:string-value="INSERT INTO customer VALUES(DEFAULT, 'Garnet', 'Piggens', '48 Carioca Place', 8938241506, 6);" calcext:value-type="string">
            <text:p>INSERT INTO customer VALUES(DEFAULT, 'Garnet', 'Piggens', '48 Carioca Place', 8938241506, 6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iacopo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17 Tennyson Park</text:p>
          </table:table-cell>
          <table:table-cell office:value-type="float" office:value="6305641276" calcext:value-type="float">
            <text:p>6305641276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customer VALUES(&quot;; &quot;DEFAULT&quot;; &quot;, '&quot;; [.B18]; &quot;', '&quot;; [.C18]; &quot;', '&quot;; [.D18]; &quot;', &quot;; [.E18]; &quot;, &quot;; [.F18]; &quot;);&quot; )" office:value-type="string" office:string-value="INSERT INTO customer VALUES(DEFAULT, 'Giacopo', 'Way', '17 Tennyson Park', 6305641276, 2);" calcext:value-type="string">
            <text:p>INSERT INTO customer VALUES(DEFAULT, 'Giacopo', 'Way', '17 Tennyson Park', 6305641276, 2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eyburn</text:p>
          </table:table-cell>
          <table:table-cell office:value-type="string" calcext:value-type="string">
            <text:p>292 Rusk Park</text:p>
          </table:table-cell>
          <table:table-cell office:value-type="float" office:value="2620688471" calcext:value-type="float">
            <text:p>2620688471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customer VALUES(&quot;; &quot;DEFAULT&quot;; &quot;, '&quot;; [.B19]; &quot;', '&quot;; [.C19]; &quot;', '&quot;; [.D19]; &quot;', &quot;; [.E19]; &quot;, &quot;; [.F19]; &quot;);&quot; )" office:value-type="string" office:string-value="INSERT INTO customer VALUES(DEFAULT, 'Hans', 'Heyburn', '292 Rusk Park', 2620688471, 4);" calcext:value-type="string">
            <text:p>INSERT INTO customer VALUES(DEFAULT, 'Hans', 'Heyburn', '292 Rusk Park', 2620688471, 4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en</text:p>
          </table:table-cell>
          <table:table-cell office:value-type="string" calcext:value-type="string">
            <text:p>Fishe</text:p>
          </table:table-cell>
          <table:table-cell office:value-type="string" calcext:value-type="string">
            <text:p>86981 Caliangt Road</text:p>
          </table:table-cell>
          <table:table-cell office:value-type="float" office:value="6143941297" calcext:value-type="float">
            <text:p>6143941297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customer VALUES(&quot;; &quot;DEFAULT&quot;; &quot;, '&quot;; [.B20]; &quot;', '&quot;; [.C20]; &quot;', '&quot;; [.D20]; &quot;', &quot;; [.E20]; &quot;, &quot;; [.F20]; &quot;);&quot; )" office:value-type="string" office:string-value="INSERT INTO customer VALUES(DEFAULT, 'Pren', 'Fishe', '86981 Caliangt Road', 6143941297, 3);" calcext:value-type="string">
            <text:p>INSERT INTO customer VALUES(DEFAULT, 'Pren', 'Fishe', '86981 Caliangt Road', 6143941297, 3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air</text:p>
          </table:table-cell>
          <table:table-cell office:value-type="string" calcext:value-type="string">
            <text:p>Clewlow</text:p>
          </table:table-cell>
          <table:table-cell office:value-type="string" calcext:value-type="string">
            <text:p>8427 Trailsway Center</text:p>
          </table:table-cell>
          <table:table-cell office:value-type="float" office:value="9014354226" calcext:value-type="float">
            <text:p>9014354226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customer VALUES(&quot;; &quot;DEFAULT&quot;; &quot;, '&quot;; [.B21]; &quot;', '&quot;; [.C21]; &quot;', '&quot;; [.D21]; &quot;', &quot;; [.E21]; &quot;, &quot;; [.F21]; &quot;);&quot; )" office:value-type="string" office:string-value="INSERT INTO customer VALUES(DEFAULT, 'Alair', 'Clewlow', '8427 Trailsway Center', 9014354226, 9);" calcext:value-type="string">
            <text:p>INSERT INTO customer VALUES(DEFAULT, 'Alair', 'Clewlow', '8427 Trailsway Center', 9014354226, 9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colai</text:p>
          </table:table-cell>
          <table:table-cell office:value-type="string" calcext:value-type="string">
            <text:p>Burch</text:p>
          </table:table-cell>
          <table:table-cell office:value-type="string" calcext:value-type="string">
            <text:p>9 Amoth Way</text:p>
          </table:table-cell>
          <table:table-cell office:value-type="float" office:value="2560338032" calcext:value-type="float">
            <text:p>2560338032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customer VALUES(&quot;; &quot;DEFAULT&quot;; &quot;, '&quot;; [.B22]; &quot;', '&quot;; [.C22]; &quot;', '&quot;; [.D22]; &quot;', &quot;; [.E22]; &quot;, &quot;; [.F22]; &quot;);&quot; )" office:value-type="string" office:string-value="INSERT INTO customer VALUES(DEFAULT, 'Nicolai', 'Burch', '9 Amoth Way', 2560338032, 2);" calcext:value-type="string">
            <text:p>INSERT INTO customer VALUES(DEFAULT, 'Nicolai', 'Burch', '9 Amoth Way', 2560338032, 2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Rutherford</text:p>
          </table:table-cell>
          <table:table-cell office:value-type="string" calcext:value-type="string">
            <text:p>3518 Sage Drive</text:p>
          </table:table-cell>
          <table:table-cell office:value-type="float" office:value="2601446391" calcext:value-type="float">
            <text:p>2601446391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customer VALUES(&quot;; &quot;DEFAULT&quot;; &quot;, '&quot;; [.B23]; &quot;', '&quot;; [.C23]; &quot;', '&quot;; [.D23]; &quot;', &quot;; [.E23]; &quot;, &quot;; [.F23]; &quot;);&quot; )" office:value-type="string" office:string-value="INSERT INTO customer VALUES(DEFAULT, 'Kelvin', 'Rutherford', '3518 Sage Drive', 2601446391, 10);" calcext:value-type="string">
            <text:p>INSERT INTO customer VALUES(DEFAULT, 'Kelvin', 'Rutherford', '3518 Sage Drive', 2601446391, 10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llissa</text:p>
          </table:table-cell>
          <table:table-cell office:value-type="string" calcext:value-type="string">
            <text:p>Rennolds</text:p>
          </table:table-cell>
          <table:table-cell office:value-type="string" calcext:value-type="string">
            <text:p>5588 Michigan Place</text:p>
          </table:table-cell>
          <table:table-cell office:value-type="float" office:value="9654172774" calcext:value-type="float">
            <text:p>9654172774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customer VALUES(&quot;; &quot;DEFAULT&quot;; &quot;, '&quot;; [.B24]; &quot;', '&quot;; [.C24]; &quot;', '&quot;; [.D24]; &quot;', &quot;; [.E24]; &quot;, &quot;; [.F24]; &quot;);&quot; )" office:value-type="string" office:string-value="INSERT INTO customer VALUES(DEFAULT, 'Mallissa', 'Rennolds', '5588 Michigan Place', 9654172774, 10);" calcext:value-type="string">
            <text:p>INSERT INTO customer VALUES(DEFAULT, 'Mallissa', 'Rennolds', '5588 Michigan Place', 9654172774, 10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telle</text:p>
          </table:table-cell>
          <table:table-cell office:value-type="string" calcext:value-type="string">
            <text:p>Barthorpe</text:p>
          </table:table-cell>
          <table:table-cell office:value-type="string" calcext:value-type="string">
            <text:p>0502 Waywood Trail</text:p>
          </table:table-cell>
          <table:table-cell office:value-type="float" office:value="5899984253" calcext:value-type="float">
            <text:p>5899984253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customer VALUES(&quot;; &quot;DEFAULT&quot;; &quot;, '&quot;; [.B25]; &quot;', '&quot;; [.C25]; &quot;', '&quot;; [.D25]; &quot;', &quot;; [.E25]; &quot;, &quot;; [.F25]; &quot;);&quot; )" office:value-type="string" office:string-value="INSERT INTO customer VALUES(DEFAULT, 'Martelle', 'Barthorpe', '0502 Waywood Trail', 5899984253, 10);" calcext:value-type="string">
            <text:p>INSERT INTO customer VALUES(DEFAULT, 'Martelle', 'Barthorpe', '0502 Waywood Trail', 5899984253, 10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Figura</text:p>
          </table:table-cell>
          <table:table-cell office:value-type="string" calcext:value-type="string">
            <text:p>534 Starling Crossing</text:p>
          </table:table-cell>
          <table:table-cell office:value-type="float" office:value="7030595256" calcext:value-type="float">
            <text:p>7030595256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customer VALUES(&quot;; &quot;DEFAULT&quot;; &quot;, '&quot;; [.B26]; &quot;', '&quot;; [.C26]; &quot;', '&quot;; [.D26]; &quot;', &quot;; [.E26]; &quot;, &quot;; [.F26]; &quot;);&quot; )" office:value-type="string" office:string-value="INSERT INTO customer VALUES(DEFAULT, 'Renata', 'Figura', '534 Starling Crossing', 7030595256, 1);" calcext:value-type="string">
            <text:p>INSERT INTO customer VALUES(DEFAULT, 'Renata', 'Figura', '534 Starling Crossing', 7030595256, 1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yjo</text:p>
          </table:table-cell>
          <table:table-cell office:value-type="string" calcext:value-type="string">
            <text:p>Scruby</text:p>
          </table:table-cell>
          <table:table-cell office:value-type="string" calcext:value-type="string">
            <text:p>22 Transport Junction</text:p>
          </table:table-cell>
          <table:table-cell office:value-type="float" office:value="4665299503" calcext:value-type="float">
            <text:p>4665299503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customer VALUES(&quot;; &quot;DEFAULT&quot;; &quot;, '&quot;; [.B27]; &quot;', '&quot;; [.C27]; &quot;', '&quot;; [.D27]; &quot;', &quot;; [.E27]; &quot;, &quot;; [.F27]; &quot;);&quot; )" office:value-type="string" office:string-value="INSERT INTO customer VALUES(DEFAULT, 'Maryjo', 'Scruby', '22 Transport Junction', 4665299503, 3);" calcext:value-type="string">
            <text:p>INSERT INTO customer VALUES(DEFAULT, 'Maryjo', 'Scruby', '22 Transport Junction', 4665299503, 3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minie</text:p>
          </table:table-cell>
          <table:table-cell office:value-type="string" calcext:value-type="string">
            <text:p>Fulbrook</text:p>
          </table:table-cell>
          <table:table-cell office:value-type="string" calcext:value-type="string">
            <text:p>3899 Sutherland Drive</text:p>
          </table:table-cell>
          <table:table-cell office:value-type="float" office:value="4194835502" calcext:value-type="float">
            <text:p>4194835502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customer VALUES(&quot;; &quot;DEFAULT&quot;; &quot;, '&quot;; [.B28]; &quot;', '&quot;; [.C28]; &quot;', '&quot;; [.D28]; &quot;', &quot;; [.E28]; &quot;, &quot;; [.F28]; &quot;);&quot; )" office:value-type="string" office:string-value="INSERT INTO customer VALUES(DEFAULT, 'Erminie', 'Fulbrook', '3899 Sutherland Drive', 4194835502, 6);" calcext:value-type="string">
            <text:p>INSERT INTO customer VALUES(DEFAULT, 'Erminie', 'Fulbrook', '3899 Sutherland Drive', 4194835502, 6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issa</text:p>
          </table:table-cell>
          <table:table-cell office:value-type="string" calcext:value-type="string">
            <text:p>Treble</text:p>
          </table:table-cell>
          <table:table-cell office:value-type="string" calcext:value-type="string">
            <text:p>99 Manley Alley</text:p>
          </table:table-cell>
          <table:table-cell office:value-type="float" office:value="9954653685" calcext:value-type="float">
            <text:p>9954653685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customer VALUES(&quot;; &quot;DEFAULT&quot;; &quot;, '&quot;; [.B29]; &quot;', '&quot;; [.C29]; &quot;', '&quot;; [.D29]; &quot;', &quot;; [.E29]; &quot;, &quot;; [.F29]; &quot;);&quot; )" office:value-type="string" office:string-value="INSERT INTO customer VALUES(DEFAULT, 'Alissa', 'Treble', '99 Manley Alley', 9954653685, 3);" calcext:value-type="string">
            <text:p>INSERT INTO customer VALUES(DEFAULT, 'Alissa', 'Treble', '99 Manley Alley', 9954653685, 3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ritsa</text:p>
          </table:table-cell>
          <table:table-cell office:value-type="string" calcext:value-type="string">
            <text:p>Stonuary</text:p>
          </table:table-cell>
          <table:table-cell office:value-type="string" calcext:value-type="string">
            <text:p>8 Lakewood Road</text:p>
          </table:table-cell>
          <table:table-cell office:value-type="float" office:value="4643872264" calcext:value-type="float">
            <text:p>4643872264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customer VALUES(&quot;; &quot;DEFAULT&quot;; &quot;, '&quot;; [.B30]; &quot;', '&quot;; [.C30]; &quot;', '&quot;; [.D30]; &quot;', &quot;; [.E30]; &quot;, &quot;; [.F30]; &quot;);&quot; )" office:value-type="string" office:string-value="INSERT INTO customer VALUES(DEFAULT, 'Maritsa', 'Stonuary', '8 Lakewood Road', 4643872264, 1);" calcext:value-type="string">
            <text:p>INSERT INTO customer VALUES(DEFAULT, 'Maritsa', 'Stonuary', '8 Lakewood Road', 4643872264, 1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guela</text:p>
          </table:table-cell>
          <table:table-cell office:value-type="string" calcext:value-type="string">
            <text:p>Woolacott</text:p>
          </table:table-cell>
          <table:table-cell office:value-type="string" calcext:value-type="string">
            <text:p>18481 Lukken Park</text:p>
          </table:table-cell>
          <table:table-cell office:value-type="float" office:value="4803460142" calcext:value-type="float">
            <text:p>4803460142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customer VALUES(&quot;; &quot;DEFAULT&quot;; &quot;, '&quot;; [.B31]; &quot;', '&quot;; [.C31]; &quot;', '&quot;; [.D31]; &quot;', &quot;; [.E31]; &quot;, &quot;; [.F31]; &quot;);&quot; )" office:value-type="string" office:string-value="INSERT INTO customer VALUES(DEFAULT, 'Miguela', 'Woolacott', '18481 Lukken Park', 4803460142, 5);" calcext:value-type="string">
            <text:p>INSERT INTO customer VALUES(DEFAULT, 'Miguela', 'Woolacott', '18481 Lukken Park', 4803460142, 5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anni</text:p>
          </table:table-cell>
          <table:table-cell office:value-type="string" calcext:value-type="string">
            <text:p>Oliveras</text:p>
          </table:table-cell>
          <table:table-cell office:value-type="string" calcext:value-type="string">
            <text:p>9 Buhler Lane</text:p>
          </table:table-cell>
          <table:table-cell office:value-type="float" office:value="4612743922" calcext:value-type="float">
            <text:p>4612743922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customer VALUES(&quot;; &quot;DEFAULT&quot;; &quot;, '&quot;; [.B32]; &quot;', '&quot;; [.C32]; &quot;', '&quot;; [.D32]; &quot;', &quot;; [.E32]; &quot;, &quot;; [.F32]; &quot;);&quot; )" office:value-type="string" office:string-value="INSERT INTO customer VALUES(DEFAULT, 'Nanni', 'Oliveras', '9 Buhler Lane', 4612743922, 10);" calcext:value-type="string">
            <text:p>INSERT INTO customer VALUES(DEFAULT, 'Nanni', 'Oliveras', '9 Buhler Lane', 4612743922, 10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donnie</text:p>
          </table:table-cell>
          <table:table-cell office:value-type="string" calcext:value-type="string">
            <text:p>Gash</text:p>
          </table:table-cell>
          <table:table-cell office:value-type="string" calcext:value-type="string">
            <text:p>6861 Bartillon Circle</text:p>
          </table:table-cell>
          <table:table-cell office:value-type="float" office:value="1125335390" calcext:value-type="float">
            <text:p>1125335390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customer VALUES(&quot;; &quot;DEFAULT&quot;; &quot;, '&quot;; [.B33]; &quot;', '&quot;; [.C33]; &quot;', '&quot;; [.D33]; &quot;', &quot;; [.E33]; &quot;, &quot;; [.F33]; &quot;);&quot; )" office:value-type="string" office:string-value="INSERT INTO customer VALUES(DEFAULT, 'Sidonnie', 'Gash', '6861 Bartillon Circle', 1125335390, 3);" calcext:value-type="string">
            <text:p>INSERT INTO customer VALUES(DEFAULT, 'Sidonnie', 'Gash', '6861 Bartillon Circle', 1125335390, 3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ynard</text:p>
          </table:table-cell>
          <table:table-cell office:value-type="string" calcext:value-type="string">
            <text:p>Strethill</text:p>
          </table:table-cell>
          <table:table-cell office:value-type="string" calcext:value-type="string">
            <text:p>84910 Stephen Pass</text:p>
          </table:table-cell>
          <table:table-cell office:value-type="float" office:value="9203433216" calcext:value-type="float">
            <text:p>9203433216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customer VALUES(&quot;; &quot;DEFAULT&quot;; &quot;, '&quot;; [.B34]; &quot;', '&quot;; [.C34]; &quot;', '&quot;; [.D34]; &quot;', &quot;; [.E34]; &quot;, &quot;; [.F34]; &quot;);&quot; )" office:value-type="string" office:string-value="INSERT INTO customer VALUES(DEFAULT, 'Maynard', 'Strethill', '84910 Stephen Pass', 9203433216, 4);" calcext:value-type="string">
            <text:p>INSERT INTO customer VALUES(DEFAULT, 'Maynard', 'Strethill', '84910 Stephen Pass', 9203433216, 4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urvyn</text:p>
          </table:table-cell>
          <table:table-cell office:value-type="string" calcext:value-type="string">
            <text:p>Romand</text:p>
          </table:table-cell>
          <table:table-cell office:value-type="string" calcext:value-type="string">
            <text:p>17897 Summer Ridge Place</text:p>
          </table:table-cell>
          <table:table-cell office:value-type="float" office:value="5911271727" calcext:value-type="float">
            <text:p>5911271727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customer VALUES(&quot;; &quot;DEFAULT&quot;; &quot;, '&quot;; [.B35]; &quot;', '&quot;; [.C35]; &quot;', '&quot;; [.D35]; &quot;', &quot;; [.E35]; &quot;, &quot;; [.F35]; &quot;);&quot; )" office:value-type="string" office:string-value="INSERT INTO customer VALUES(DEFAULT, 'Murvyn', 'Romand', '17897 Summer Ridge Place', 5911271727, 5);" calcext:value-type="string">
            <text:p>INSERT INTO customer VALUES(DEFAULT, 'Murvyn', 'Romand', '17897 Summer Ridge Place', 5911271727, 5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maria</text:p>
          </table:table-cell>
          <table:table-cell office:value-type="string" calcext:value-type="string">
            <text:p>Marchington</text:p>
          </table:table-cell>
          <table:table-cell office:value-type="string" calcext:value-type="string">
            <text:p>1302 Vermont Circle</text:p>
          </table:table-cell>
          <table:table-cell office:value-type="float" office:value="2554638254" calcext:value-type="float">
            <text:p>2554638254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customer VALUES(&quot;; &quot;DEFAULT&quot;; &quot;, '&quot;; [.B36]; &quot;', '&quot;; [.C36]; &quot;', '&quot;; [.D36]; &quot;', &quot;; [.E36]; &quot;, &quot;; [.F36]; &quot;);&quot; )" office:value-type="string" office:string-value="INSERT INTO customer VALUES(DEFAULT, 'Esmaria', 'Marchington', '1302 Vermont Circle', 2554638254, 6);" calcext:value-type="string">
            <text:p>INSERT INTO customer VALUES(DEFAULT, 'Esmaria', 'Marchington', '1302 Vermont Circle', 2554638254, 6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Findlater</text:p>
          </table:table-cell>
          <table:table-cell office:value-type="string" calcext:value-type="string">
            <text:p>83423 Thierer Drive</text:p>
          </table:table-cell>
          <table:table-cell office:value-type="float" office:value="3143262796" calcext:value-type="float">
            <text:p>3143262796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customer VALUES(&quot;; &quot;DEFAULT&quot;; &quot;, '&quot;; [.B37]; &quot;', '&quot;; [.C37]; &quot;', '&quot;; [.D37]; &quot;', &quot;; [.E37]; &quot;, &quot;; [.F37]; &quot;);&quot; )" office:value-type="string" office:string-value="INSERT INTO customer VALUES(DEFAULT, 'Sapphira', 'Findlater', '83423 Thierer Drive', 3143262796, 9);" calcext:value-type="string">
            <text:p>INSERT INTO customer VALUES(DEFAULT, 'Sapphira', 'Findlater', '83423 Thierer Drive', 3143262796, 9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illy</text:p>
          </table:table-cell>
          <table:table-cell office:value-type="string" calcext:value-type="string">
            <text:p>Martinovic</text:p>
          </table:table-cell>
          <table:table-cell office:value-type="string" calcext:value-type="string">
            <text:p>66 Lotheville Court</text:p>
          </table:table-cell>
          <table:table-cell office:value-type="float" office:value="6895911841" calcext:value-type="float">
            <text:p>6895911841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customer VALUES(&quot;; &quot;DEFAULT&quot;; &quot;, '&quot;; [.B38]; &quot;', '&quot;; [.C38]; &quot;', '&quot;; [.D38]; &quot;', &quot;; [.E38]; &quot;, &quot;; [.F38]; &quot;);&quot; )" office:value-type="string" office:string-value="INSERT INTO customer VALUES(DEFAULT, 'Killy', 'Martinovic', '66 Lotheville Court', 6895911841, 1);" calcext:value-type="string">
            <text:p>INSERT INTO customer VALUES(DEFAULT, 'Killy', 'Martinovic', '66 Lotheville Court', 6895911841, 1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Wither</text:p>
          </table:table-cell>
          <table:table-cell office:value-type="string" calcext:value-type="string">
            <text:p>394 Bay Avenue</text:p>
          </table:table-cell>
          <table:table-cell office:value-type="float" office:value="2671417544" calcext:value-type="float">
            <text:p>2671417544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customer VALUES(&quot;; &quot;DEFAULT&quot;; &quot;, '&quot;; [.B39]; &quot;', '&quot;; [.C39]; &quot;', '&quot;; [.D39]; &quot;', &quot;; [.E39]; &quot;, &quot;; [.F39]; &quot;);&quot; )" office:value-type="string" office:string-value="INSERT INTO customer VALUES(DEFAULT, 'Sasha', 'Wither', '394 Bay Avenue', 2671417544, 2);" calcext:value-type="string">
            <text:p>INSERT INTO customer VALUES(DEFAULT, 'Sasha', 'Wither', '394 Bay Avenue', 2671417544, 2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erta</text:p>
          </table:table-cell>
          <table:table-cell office:value-type="string" calcext:value-type="string">
            <text:p>Aizlewood</text:p>
          </table:table-cell>
          <table:table-cell office:value-type="string" calcext:value-type="string">
            <text:p>38072 Meadow Vale Alley</text:p>
          </table:table-cell>
          <table:table-cell office:value-type="float" office:value="6223127267" calcext:value-type="float">
            <text:p>6223127267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customer VALUES(&quot;; &quot;DEFAULT&quot;; &quot;, '&quot;; [.B40]; &quot;', '&quot;; [.C40]; &quot;', '&quot;; [.D40]; &quot;', &quot;; [.E40]; &quot;, &quot;; [.F40]; &quot;);&quot; )" office:value-type="string" office:string-value="INSERT INTO customer VALUES(DEFAULT, 'Berta', 'Aizlewood', '38072 Meadow Vale Alley', 6223127267, 9);" calcext:value-type="string">
            <text:p>INSERT INTO customer VALUES(DEFAULT, 'Berta', 'Aizlewood', '38072 Meadow Vale Alley', 6223127267, 9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ardy</text:p>
          </table:table-cell>
          <table:table-cell office:value-type="string" calcext:value-type="string">
            <text:p>Wherrett</text:p>
          </table:table-cell>
          <table:table-cell office:value-type="string" calcext:value-type="string">
            <text:p>641 Mayfield Center</text:p>
          </table:table-cell>
          <table:table-cell office:value-type="float" office:value="9755485608" calcext:value-type="float">
            <text:p>9755485608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customer VALUES(&quot;; &quot;DEFAULT&quot;; &quot;, '&quot;; [.B41]; &quot;', '&quot;; [.C41]; &quot;', '&quot;; [.D41]; &quot;', &quot;; [.E41]; &quot;, &quot;; [.F41]; &quot;);&quot; )" office:value-type="string" office:string-value="INSERT INTO customer VALUES(DEFAULT, 'Hardy', 'Wherrett', '641 Mayfield Center', 9755485608, 6);" calcext:value-type="string">
            <text:p>INSERT INTO customer VALUES(DEFAULT, 'Hardy', 'Wherrett', '641 Mayfield Center', 9755485608, 6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illy</text:p>
          </table:table-cell>
          <table:table-cell office:value-type="string" calcext:value-type="string">
            <text:p>Dubble</text:p>
          </table:table-cell>
          <table:table-cell office:value-type="string" calcext:value-type="string">
            <text:p>7491 Crest Line Park</text:p>
          </table:table-cell>
          <table:table-cell office:value-type="float" office:value="1390370391" calcext:value-type="float">
            <text:p>1390370391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customer VALUES(&quot;; &quot;DEFAULT&quot;; &quot;, '&quot;; [.B42]; &quot;', '&quot;; [.C42]; &quot;', '&quot;; [.D42]; &quot;', &quot;; [.E42]; &quot;, &quot;; [.F42]; &quot;);&quot; )" office:value-type="string" office:string-value="INSERT INTO customer VALUES(DEFAULT, 'Hilly', 'Dubble', '7491 Crest Line Park', 1390370391, 3);" calcext:value-type="string">
            <text:p>INSERT INTO customer VALUES(DEFAULT, 'Hilly', 'Dubble', '7491 Crest Line Park', 1390370391, 3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Peatman</text:p>
          </table:table-cell>
          <table:table-cell office:value-type="string" calcext:value-type="string">
            <text:p>133 Village Park</text:p>
          </table:table-cell>
          <table:table-cell office:value-type="float" office:value="2569618845" calcext:value-type="float">
            <text:p>2569618845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customer VALUES(&quot;; &quot;DEFAULT&quot;; &quot;, '&quot;; [.B43]; &quot;', '&quot;; [.C43]; &quot;', '&quot;; [.D43]; &quot;', &quot;; [.E43]; &quot;, &quot;; [.F43]; &quot;);&quot; )" office:value-type="string" office:string-value="INSERT INTO customer VALUES(DEFAULT, 'Appolonia', 'Peatman', '133 Village Park', 2569618845, 6);" calcext:value-type="string">
            <text:p>INSERT INTO customer VALUES(DEFAULT, 'Appolonia', 'Peatman', '133 Village Park', 2569618845, 6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Becke</text:p>
          </table:table-cell>
          <table:table-cell office:value-type="string" calcext:value-type="string">
            <text:p>466 Grasskamp Park</text:p>
          </table:table-cell>
          <table:table-cell office:value-type="float" office:value="8476384125" calcext:value-type="float">
            <text:p>8476384125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customer VALUES(&quot;; &quot;DEFAULT&quot;; &quot;, '&quot;; [.B44]; &quot;', '&quot;; [.C44]; &quot;', '&quot;; [.D44]; &quot;', &quot;; [.E44]; &quot;, &quot;; [.F44]; &quot;);&quot; )" office:value-type="string" office:string-value="INSERT INTO customer VALUES(DEFAULT, 'Shell', 'Becke', '466 Grasskamp Park', 8476384125, 3);" calcext:value-type="string">
            <text:p>INSERT INTO customer VALUES(DEFAULT, 'Shell', 'Becke', '466 Grasskamp Park', 8476384125, 3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ud</text:p>
          </table:table-cell>
          <table:table-cell office:value-type="string" calcext:value-type="string">
            <text:p>Lockery</text:p>
          </table:table-cell>
          <table:table-cell office:value-type="string" calcext:value-type="string">
            <text:p>62738 Golden Leaf Crossing</text:p>
          </table:table-cell>
          <table:table-cell office:value-type="float" office:value="5316965394" calcext:value-type="float">
            <text:p>5316965394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customer VALUES(&quot;; &quot;DEFAULT&quot;; &quot;, '&quot;; [.B45]; &quot;', '&quot;; [.C45]; &quot;', '&quot;; [.D45]; &quot;', &quot;; [.E45]; &quot;, &quot;; [.F45]; &quot;);&quot; )" office:value-type="string" office:string-value="INSERT INTO customer VALUES(DEFAULT, 'Maud', 'Lockery', '62738 Golden Leaf Crossing', 5316965394, 7);" calcext:value-type="string">
            <text:p>INSERT INTO customer VALUES(DEFAULT, 'Maud', 'Lockery', '62738 Golden Leaf Crossing', 5316965394, 7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Brodway</text:p>
          </table:table-cell>
          <table:table-cell office:value-type="string" calcext:value-type="string">
            <text:p>49997 Maywood Court</text:p>
          </table:table-cell>
          <table:table-cell office:value-type="float" office:value="9780855153" calcext:value-type="float">
            <text:p>9780855153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customer VALUES(&quot;; &quot;DEFAULT&quot;; &quot;, '&quot;; [.B46]; &quot;', '&quot;; [.C46]; &quot;', '&quot;; [.D46]; &quot;', &quot;; [.E46]; &quot;, &quot;; [.F46]; &quot;);&quot; )" office:value-type="string" office:string-value="INSERT INTO customer VALUES(DEFAULT, 'Lorenzo', 'Brodway', '49997 Maywood Court', 9780855153, 4);" calcext:value-type="string">
            <text:p>INSERT INTO customer VALUES(DEFAULT, 'Lorenzo', 'Brodway', '49997 Maywood Court', 9780855153, 4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alida</text:p>
          </table:table-cell>
          <table:table-cell office:value-type="string" calcext:value-type="string">
            <text:p>Bultitude</text:p>
          </table:table-cell>
          <table:table-cell office:value-type="string" calcext:value-type="string">
            <text:p>931 Southridge Center</text:p>
          </table:table-cell>
          <table:table-cell office:value-type="float" office:value="8801990285" calcext:value-type="float">
            <text:p>8801990285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customer VALUES(&quot;; &quot;DEFAULT&quot;; &quot;, '&quot;; [.B47]; &quot;', '&quot;; [.C47]; &quot;', '&quot;; [.D47]; &quot;', &quot;; [.E47]; &quot;, &quot;; [.F47]; &quot;);&quot; )" office:value-type="string" office:string-value="INSERT INTO customer VALUES(DEFAULT, 'Valida', 'Bultitude', '931 Southridge Center', 8801990285, 2);" calcext:value-type="string">
            <text:p>INSERT INTO customer VALUES(DEFAULT, 'Valida', 'Bultitude', '931 Southridge Center', 8801990285, 2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lmore</text:p>
          </table:table-cell>
          <table:table-cell office:value-type="string" calcext:value-type="string">
            <text:p>Kimble</text:p>
          </table:table-cell>
          <table:table-cell office:value-type="string" calcext:value-type="string">
            <text:p>83 Forest Court</text:p>
          </table:table-cell>
          <table:table-cell office:value-type="float" office:value="3706190446" calcext:value-type="float">
            <text:p>3706190446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customer VALUES(&quot;; &quot;DEFAULT&quot;; &quot;, '&quot;; [.B48]; &quot;', '&quot;; [.C48]; &quot;', '&quot;; [.D48]; &quot;', &quot;; [.E48]; &quot;, &quot;; [.F48]; &quot;);&quot; )" office:value-type="string" office:string-value="INSERT INTO customer VALUES(DEFAULT, 'Delmore', 'Kimble', '83 Forest Court', 3706190446, 9);" calcext:value-type="string">
            <text:p>INSERT INTO customer VALUES(DEFAULT, 'Delmore', 'Kimble', '83 Forest Court', 3706190446, 9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Roylance</text:p>
          </table:table-cell>
          <table:table-cell office:value-type="string" calcext:value-type="string">
            <text:p>67 Carberry Plaza</text:p>
          </table:table-cell>
          <table:table-cell office:value-type="float" office:value="7887664418" calcext:value-type="float">
            <text:p>7887664418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customer VALUES(&quot;; &quot;DEFAULT&quot;; &quot;, '&quot;; [.B49]; &quot;', '&quot;; [.C49]; &quot;', '&quot;; [.D49]; &quot;', &quot;; [.E49]; &quot;, &quot;; [.F49]; &quot;);&quot; )" office:value-type="string" office:string-value="INSERT INTO customer VALUES(DEFAULT, 'Javier', 'Roylance', '67 Carberry Plaza', 7887664418, 6);" calcext:value-type="string">
            <text:p>INSERT INTO customer VALUES(DEFAULT, 'Javier', 'Roylance', '67 Carberry Plaza', 7887664418, 6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McQuaid</text:p>
          </table:table-cell>
          <table:table-cell office:value-type="string" calcext:value-type="string">
            <text:p>6 Knutson Lane</text:p>
          </table:table-cell>
          <table:table-cell office:value-type="float" office:value="5592367176" calcext:value-type="float">
            <text:p>5592367176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customer VALUES(&quot;; &quot;DEFAULT&quot;; &quot;, '&quot;; [.B50]; &quot;', '&quot;; [.C50]; &quot;', '&quot;; [.D50]; &quot;', &quot;; [.E50]; &quot;, &quot;; [.F50]; &quot;);&quot; )" office:value-type="string" office:string-value="INSERT INTO customer VALUES(DEFAULT, 'Federico', 'McQuaid', '6 Knutson Lane', 5592367176, 7);" calcext:value-type="string">
            <text:p>INSERT INTO customer VALUES(DEFAULT, 'Federico', 'McQuaid', '6 Knutson Lane', 5592367176, 7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ernandina</text:p>
          </table:table-cell>
          <table:table-cell office:value-type="string" calcext:value-type="string">
            <text:p>Swadling</text:p>
          </table:table-cell>
          <table:table-cell office:value-type="string" calcext:value-type="string">
            <text:p>06 Melby Way</text:p>
          </table:table-cell>
          <table:table-cell office:value-type="float" office:value="1337843600" calcext:value-type="float">
            <text:p>1337843600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customer VALUES(&quot;; &quot;DEFAULT&quot;; &quot;, '&quot;; [.B51]; &quot;', '&quot;; [.C51]; &quot;', '&quot;; [.D51]; &quot;', &quot;; [.E51]; &quot;, &quot;; [.F51]; &quot;);&quot; )" office:value-type="string" office:string-value="INSERT INTO customer VALUES(DEFAULT, 'Fernandina', 'Swadling', '06 Melby Way', 1337843600, 9);" calcext:value-type="string">
            <text:p>INSERT INTO customer VALUES(DEFAULT, 'Fernandina', 'Swadling', '06 Melby Way', 1337843600, 9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aron</text:p>
          </table:table-cell>
          <table:table-cell office:value-type="string" calcext:value-type="string">
            <text:p>Bolingbroke</text:p>
          </table:table-cell>
          <table:table-cell office:value-type="string" calcext:value-type="string">
            <text:p>6 Stuart Junction</text:p>
          </table:table-cell>
          <table:table-cell office:value-type="float" office:value="3517268155" calcext:value-type="float">
            <text:p>3517268155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customer VALUES(&quot;; &quot;DEFAULT&quot;; &quot;, '&quot;; [.B52]; &quot;', '&quot;; [.C52]; &quot;', '&quot;; [.D52]; &quot;', &quot;; [.E52]; &quot;, &quot;; [.F52]; &quot;);&quot; )" office:value-type="string" office:string-value="INSERT INTO customer VALUES(DEFAULT, 'Karon', 'Bolingbroke', '6 Stuart Junction', 3517268155, 9);" calcext:value-type="string">
            <text:p>INSERT INTO customer VALUES(DEFAULT, 'Karon', 'Bolingbroke', '6 Stuart Junction', 3517268155, 9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olph</text:p>
          </table:table-cell>
          <table:table-cell office:value-type="string" calcext:value-type="string">
            <text:p>Sigmund</text:p>
          </table:table-cell>
          <table:table-cell office:value-type="string" calcext:value-type="string">
            <text:p>4692 Fairview Trail</text:p>
          </table:table-cell>
          <table:table-cell office:value-type="float" office:value="6656920387" calcext:value-type="float">
            <text:p>6656920387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customer VALUES(&quot;; &quot;DEFAULT&quot;; &quot;, '&quot;; [.B53]; &quot;', '&quot;; [.C53]; &quot;', '&quot;; [.D53]; &quot;', &quot;; [.E53]; &quot;, &quot;; [.F53]; &quot;);&quot; )" office:value-type="string" office:string-value="INSERT INTO customer VALUES(DEFAULT, 'Rolph', 'Sigmund', '4692 Fairview Trail', 6656920387, 6);" calcext:value-type="string">
            <text:p>INSERT INTO customer VALUES(DEFAULT, 'Rolph', 'Sigmund', '4692 Fairview Trail', 6656920387, 6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riocard</text:p>
          </table:table-cell>
          <table:table-cell office:value-type="string" calcext:value-type="string">
            <text:p>Daubney</text:p>
          </table:table-cell>
          <table:table-cell office:value-type="string" calcext:value-type="string">
            <text:p>7134 Village Green Crossing</text:p>
          </table:table-cell>
          <table:table-cell office:value-type="float" office:value="4788587491" calcext:value-type="float">
            <text:p>4788587491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customer VALUES(&quot;; &quot;DEFAULT&quot;; &quot;, '&quot;; [.B54]; &quot;', '&quot;; [.C54]; &quot;', '&quot;; [.D54]; &quot;', &quot;; [.E54]; &quot;, &quot;; [.F54]; &quot;);&quot; )" office:value-type="string" office:string-value="INSERT INTO customer VALUES(DEFAULT, 'Rriocard', 'Daubney', '7134 Village Green Crossing', 4788587491, 9);" calcext:value-type="string">
            <text:p>INSERT INTO customer VALUES(DEFAULT, 'Rriocard', 'Daubney', '7134 Village Green Crossing', 4788587491, 9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admund</text:p>
          </table:table-cell>
          <table:table-cell office:value-type="string" calcext:value-type="string">
            <text:p>Debrett</text:p>
          </table:table-cell>
          <table:table-cell office:value-type="string" calcext:value-type="string">
            <text:p>5 Surrey Crossing</text:p>
          </table:table-cell>
          <table:table-cell office:value-type="float" office:value="3243668212" calcext:value-type="float">
            <text:p>3243668212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customer VALUES(&quot;; &quot;DEFAULT&quot;; &quot;, '&quot;; [.B55]; &quot;', '&quot;; [.C55]; &quot;', '&quot;; [.D55]; &quot;', &quot;; [.E55]; &quot;, &quot;; [.F55]; &quot;);&quot; )" office:value-type="string" office:string-value="INSERT INTO customer VALUES(DEFAULT, 'Eadmund', 'Debrett', '5 Surrey Crossing', 3243668212, 5);" calcext:value-type="string">
            <text:p>INSERT INTO customer VALUES(DEFAULT, 'Eadmund', 'Debrett', '5 Surrey Crossing', 3243668212, 5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rla</text:p>
          </table:table-cell>
          <table:table-cell office:value-type="string" calcext:value-type="string">
            <text:p>Lawlance</text:p>
          </table:table-cell>
          <table:table-cell office:value-type="string" calcext:value-type="string">
            <text:p>98773 Dovetail Parkway</text:p>
          </table:table-cell>
          <table:table-cell office:value-type="float" office:value="3375460363" calcext:value-type="float">
            <text:p>3375460363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customer VALUES(&quot;; &quot;DEFAULT&quot;; &quot;, '&quot;; [.B56]; &quot;', '&quot;; [.C56]; &quot;', '&quot;; [.D56]; &quot;', &quot;; [.E56]; &quot;, &quot;; [.F56]; &quot;);&quot; )" office:value-type="string" office:string-value="INSERT INTO customer VALUES(DEFAULT, 'Marla', 'Lawlance', '98773 Dovetail Parkway', 3375460363, 4);" calcext:value-type="string">
            <text:p>INSERT INTO customer VALUES(DEFAULT, 'Marla', 'Lawlance', '98773 Dovetail Parkway', 3375460363, 4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osefina</text:p>
          </table:table-cell>
          <table:table-cell office:value-type="string" calcext:value-type="string">
            <text:p>Canwell</text:p>
          </table:table-cell>
          <table:table-cell office:value-type="string" calcext:value-type="string">
            <text:p>6 Annamark Drive</text:p>
          </table:table-cell>
          <table:table-cell office:value-type="float" office:value="7366302494" calcext:value-type="float">
            <text:p>7366302494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customer VALUES(&quot;; &quot;DEFAULT&quot;; &quot;, '&quot;; [.B57]; &quot;', '&quot;; [.C57]; &quot;', '&quot;; [.D57]; &quot;', &quot;; [.E57]; &quot;, &quot;; [.F57]; &quot;);&quot; )" office:value-type="string" office:string-value="INSERT INTO customer VALUES(DEFAULT, 'Josefina', 'Canwell', '6 Annamark Drive', 7366302494, 3);" calcext:value-type="string">
            <text:p>INSERT INTO customer VALUES(DEFAULT, 'Josefina', 'Canwell', '6 Annamark Drive', 7366302494, 3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Favel</text:p>
          </table:table-cell>
          <table:table-cell office:value-type="string" calcext:value-type="string">
            <text:p>04 Golf Circle</text:p>
          </table:table-cell>
          <table:table-cell office:value-type="float" office:value="1274024904" calcext:value-type="float">
            <text:p>1274024904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customer VALUES(&quot;; &quot;DEFAULT&quot;; &quot;, '&quot;; [.B58]; &quot;', '&quot;; [.C58]; &quot;', '&quot;; [.D58]; &quot;', &quot;; [.E58]; &quot;, &quot;; [.F58]; &quot;);&quot; )" office:value-type="string" office:string-value="INSERT INTO customer VALUES(DEFAULT, 'Dal', 'Favel', '04 Golf Circle', 1274024904, 2);" calcext:value-type="string">
            <text:p>INSERT INTO customer VALUES(DEFAULT, 'Dal', 'Favel', '04 Golf Circle', 1274024904, 2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dik</text:p>
          </table:table-cell>
          <table:table-cell office:value-type="string" calcext:value-type="string">
            <text:p>Radsdale</text:p>
          </table:table-cell>
          <table:table-cell office:value-type="string" calcext:value-type="string">
            <text:p>35018 Sheridan Plaza</text:p>
          </table:table-cell>
          <table:table-cell office:value-type="float" office:value="7437598216" calcext:value-type="float">
            <text:p>7437598216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customer VALUES(&quot;; &quot;DEFAULT&quot;; &quot;, '&quot;; [.B59]; &quot;', '&quot;; [.C59]; &quot;', '&quot;; [.D59]; &quot;', &quot;; [.E59]; &quot;, &quot;; [.F59]; &quot;);&quot; )" office:value-type="string" office:string-value="INSERT INTO customer VALUES(DEFAULT, 'Edik', 'Radsdale', '35018 Sheridan Plaza', 7437598216, 5);" calcext:value-type="string">
            <text:p>INSERT INTO customer VALUES(DEFAULT, 'Edik', 'Radsdale', '35018 Sheridan Plaza', 7437598216, 5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Undrill</text:p>
          </table:table-cell>
          <table:table-cell office:value-type="string" calcext:value-type="string">
            <text:p>51 Beilfuss Center</text:p>
          </table:table-cell>
          <table:table-cell office:value-type="float" office:value="5937434834" calcext:value-type="float">
            <text:p>5937434834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customer VALUES(&quot;; &quot;DEFAULT&quot;; &quot;, '&quot;; [.B60]; &quot;', '&quot;; [.C60]; &quot;', '&quot;; [.D60]; &quot;', &quot;; [.E60]; &quot;, &quot;; [.F60]; &quot;);&quot; )" office:value-type="string" office:string-value="INSERT INTO customer VALUES(DEFAULT, 'Ron', 'Undrill', '51 Beilfuss Center', 5937434834, 9);" calcext:value-type="string">
            <text:p>INSERT INTO customer VALUES(DEFAULT, 'Ron', 'Undrill', '51 Beilfuss Center', 5937434834, 9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annie</text:p>
          </table:table-cell>
          <table:table-cell office:value-type="string" calcext:value-type="string">
            <text:p>Ochterlony</text:p>
          </table:table-cell>
          <table:table-cell office:value-type="string" calcext:value-type="string">
            <text:p>16 Welch Park</text:p>
          </table:table-cell>
          <table:table-cell office:value-type="float" office:value="6755950844" calcext:value-type="float">
            <text:p>6755950844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customer VALUES(&quot;; &quot;DEFAULT&quot;; &quot;, '&quot;; [.B61]; &quot;', '&quot;; [.C61]; &quot;', '&quot;; [.D61]; &quot;', &quot;; [.E61]; &quot;, &quot;; [.F61]; &quot;);&quot; )" office:value-type="string" office:string-value="INSERT INTO customer VALUES(DEFAULT, 'Dannie', 'Ochterlony', '16 Welch Park', 6755950844, 9);" calcext:value-type="string">
            <text:p>INSERT INTO customer VALUES(DEFAULT, 'Dannie', 'Ochterlony', '16 Welch Park', 6755950844, 9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larrisa</text:p>
          </table:table-cell>
          <table:table-cell office:value-type="string" calcext:value-type="string">
            <text:p>Hadgraft</text:p>
          </table:table-cell>
          <table:table-cell office:value-type="string" calcext:value-type="string">
            <text:p>98203 Upham Alley</text:p>
          </table:table-cell>
          <table:table-cell office:value-type="float" office:value="9556211668" calcext:value-type="float">
            <text:p>9556211668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customer VALUES(&quot;; &quot;DEFAULT&quot;; &quot;, '&quot;; [.B62]; &quot;', '&quot;; [.C62]; &quot;', '&quot;; [.D62]; &quot;', &quot;; [.E62]; &quot;, &quot;; [.F62]; &quot;);&quot; )" office:value-type="string" office:string-value="INSERT INTO customer VALUES(DEFAULT, 'Klarrisa', 'Hadgraft', '98203 Upham Alley', 9556211668, 2);" calcext:value-type="string">
            <text:p>INSERT INTO customer VALUES(DEFAULT, 'Klarrisa', 'Hadgraft', '98203 Upham Alley', 9556211668, 2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Frisby</text:p>
          </table:table-cell>
          <table:table-cell office:value-type="string" calcext:value-type="string">
            <text:p>01 Farragut Pass</text:p>
          </table:table-cell>
          <table:table-cell office:value-type="float" office:value="3211234982" calcext:value-type="float">
            <text:p>3211234982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customer VALUES(&quot;; &quot;DEFAULT&quot;; &quot;, '&quot;; [.B63]; &quot;', '&quot;; [.C63]; &quot;', '&quot;; [.D63]; &quot;', &quot;; [.E63]; &quot;, &quot;; [.F63]; &quot;);&quot; )" office:value-type="string" office:string-value="INSERT INTO customer VALUES(DEFAULT, 'Nada', 'Frisby', '01 Farragut Pass', 3211234982, 4);" calcext:value-type="string">
            <text:p>INSERT INTO customer VALUES(DEFAULT, 'Nada', 'Frisby', '01 Farragut Pass', 3211234982, 4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Kless</text:p>
          </table:table-cell>
          <table:table-cell office:value-type="string" calcext:value-type="string">
            <text:p>64976 Stuart Plaza</text:p>
          </table:table-cell>
          <table:table-cell office:value-type="float" office:value="5286363767" calcext:value-type="float">
            <text:p>5286363767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customer VALUES(&quot;; &quot;DEFAULT&quot;; &quot;, '&quot;; [.B64]; &quot;', '&quot;; [.C64]; &quot;', '&quot;; [.D64]; &quot;', &quot;; [.E64]; &quot;, &quot;; [.F64]; &quot;);&quot; )" office:value-type="string" office:string-value="INSERT INTO customer VALUES(DEFAULT, 'Hazel', 'Kless', '64976 Stuart Plaza', 5286363767, 4);" calcext:value-type="string">
            <text:p>INSERT INTO customer VALUES(DEFAULT, 'Hazel', 'Kless', '64976 Stuart Plaza', 5286363767, 4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ippie</text:p>
          </table:table-cell>
          <table:table-cell office:value-type="string" calcext:value-type="string">
            <text:p>Sirrell</text:p>
          </table:table-cell>
          <table:table-cell office:value-type="string" calcext:value-type="string">
            <text:p>31531 Dawn Trail</text:p>
          </table:table-cell>
          <table:table-cell office:value-type="float" office:value="1221962331" calcext:value-type="float">
            <text:p>1221962331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customer VALUES(&quot;; &quot;DEFAULT&quot;; &quot;, '&quot;; [.B65]; &quot;', '&quot;; [.C65]; &quot;', '&quot;; [.D65]; &quot;', &quot;; [.E65]; &quot;, &quot;; [.F65]; &quot;);&quot; )" office:value-type="string" office:string-value="INSERT INTO customer VALUES(DEFAULT, 'Kippie', 'Sirrell', '31531 Dawn Trail', 1221962331, 4);" calcext:value-type="string">
            <text:p>INSERT INTO customer VALUES(DEFAULT, 'Kippie', 'Sirrell', '31531 Dawn Trail', 1221962331, 4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roddie</text:p>
          </table:table-cell>
          <table:table-cell office:value-type="string" calcext:value-type="string">
            <text:p>Astman</text:p>
          </table:table-cell>
          <table:table-cell office:value-type="string" calcext:value-type="string">
            <text:p>5716 Village Crossing</text:p>
          </table:table-cell>
          <table:table-cell office:value-type="float" office:value="4795843518" calcext:value-type="float">
            <text:p>4795843518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customer VALUES(&quot;; &quot;DEFAULT&quot;; &quot;, '&quot;; [.B66]; &quot;', '&quot;; [.C66]; &quot;', '&quot;; [.D66]; &quot;', &quot;; [.E66]; &quot;, &quot;; [.F66]; &quot;);&quot; )" office:value-type="string" office:string-value="INSERT INTO customer VALUES(DEFAULT, 'Broddie', 'Astman', '5716 Village Crossing', 4795843518, 8);" calcext:value-type="string">
            <text:p>INSERT INTO customer VALUES(DEFAULT, 'Broddie', 'Astman', '5716 Village Crossing', 4795843518, 8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ernie</text:p>
          </table:table-cell>
          <table:table-cell office:value-type="string" calcext:value-type="string">
            <text:p>Bernardotte</text:p>
          </table:table-cell>
          <table:table-cell office:value-type="string" calcext:value-type="string">
            <text:p>0 Evergreen Road</text:p>
          </table:table-cell>
          <table:table-cell office:value-type="float" office:value="2226687643" calcext:value-type="float">
            <text:p>2226687643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customer VALUES(&quot;; &quot;DEFAULT&quot;; &quot;, '&quot;; [.B67]; &quot;', '&quot;; [.C67]; &quot;', '&quot;; [.D67]; &quot;', &quot;; [.E67]; &quot;, &quot;; [.F67]; &quot;);&quot; )" office:value-type="string" office:string-value="INSERT INTO customer VALUES(DEFAULT, 'Bernie', 'Bernardotte', '0 Evergreen Road', 2226687643, 10);" calcext:value-type="string">
            <text:p>INSERT INTO customer VALUES(DEFAULT, 'Bernie', 'Bernardotte', '0 Evergreen Road', 2226687643, 10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ullin</text:p>
          </table:table-cell>
          <table:table-cell office:value-type="string" calcext:value-type="string">
            <text:p>Swynley</text:p>
          </table:table-cell>
          <table:table-cell office:value-type="string" calcext:value-type="string">
            <text:p>17 Lighthouse Bay Street</text:p>
          </table:table-cell>
          <table:table-cell office:value-type="float" office:value="9771285115" calcext:value-type="float">
            <text:p>9771285115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customer VALUES(&quot;; &quot;DEFAULT&quot;; &quot;, '&quot;; [.B68]; &quot;', '&quot;; [.C68]; &quot;', '&quot;; [.D68]; &quot;', &quot;; [.E68]; &quot;, &quot;; [.F68]; &quot;);&quot; )" office:value-type="string" office:string-value="INSERT INTO customer VALUES(DEFAULT, 'Cullin', 'Swynley', '17 Lighthouse Bay Street', 9771285115, 1);" calcext:value-type="string">
            <text:p>INSERT INTO customer VALUES(DEFAULT, 'Cullin', 'Swynley', '17 Lighthouse Bay Street', 9771285115, 1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irilla</text:p>
          </table:table-cell>
          <table:table-cell office:value-type="string" calcext:value-type="string">
            <text:p>Samwaye</text:p>
          </table:table-cell>
          <table:table-cell office:value-type="string" calcext:value-type="string">
            <text:p>8 Maywood Avenue</text:p>
          </table:table-cell>
          <table:table-cell office:value-type="float" office:value="3172528905" calcext:value-type="float">
            <text:p>3172528905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customer VALUES(&quot;; &quot;DEFAULT&quot;; &quot;, '&quot;; [.B69]; &quot;', '&quot;; [.C69]; &quot;', '&quot;; [.D69]; &quot;', &quot;; [.E69]; &quot;, &quot;; [.F69]; &quot;);&quot; )" office:value-type="string" office:string-value="INSERT INTO customer VALUES(DEFAULT, 'Mirilla', 'Samwaye', '8 Maywood Avenue', 3172528905, 3);" calcext:value-type="string">
            <text:p>INSERT INTO customer VALUES(DEFAULT, 'Mirilla', 'Samwaye', '8 Maywood Avenue', 3172528905, 3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Verrall</text:p>
          </table:table-cell>
          <table:table-cell office:value-type="string" calcext:value-type="string">
            <text:p>6 Rusk Point</text:p>
          </table:table-cell>
          <table:table-cell office:value-type="float" office:value="3435900660" calcext:value-type="float">
            <text:p>3435900660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customer VALUES(&quot;; &quot;DEFAULT&quot;; &quot;, '&quot;; [.B70]; &quot;', '&quot;; [.C70]; &quot;', '&quot;; [.D70]; &quot;', &quot;; [.E70]; &quot;, &quot;; [.F70]; &quot;);&quot; )" office:value-type="string" office:string-value="INSERT INTO customer VALUES(DEFAULT, 'Bertha', 'Verrall', '6 Rusk Point', 3435900660, 3);" calcext:value-type="string">
            <text:p>INSERT INTO customer VALUES(DEFAULT, 'Bertha', 'Verrall', '6 Rusk Point', 3435900660, 3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Tudgay</text:p>
          </table:table-cell>
          <table:table-cell office:value-type="string" calcext:value-type="string">
            <text:p>21046 Bonner Road</text:p>
          </table:table-cell>
          <table:table-cell office:value-type="float" office:value="8113159357" calcext:value-type="float">
            <text:p>8113159357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customer VALUES(&quot;; &quot;DEFAULT&quot;; &quot;, '&quot;; [.B71]; &quot;', '&quot;; [.C71]; &quot;', '&quot;; [.D71]; &quot;', &quot;; [.E71]; &quot;, &quot;; [.F71]; &quot;);&quot; )" office:value-type="string" office:string-value="INSERT INTO customer VALUES(DEFAULT, 'Shane', 'Tudgay', '21046 Bonner Road', 8113159357, 1);" calcext:value-type="string">
            <text:p>INSERT INTO customer VALUES(DEFAULT, 'Shane', 'Tudgay', '21046 Bonner Road', 8113159357, 1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Blackwell</text:p>
          </table:table-cell>
          <table:table-cell office:value-type="string" calcext:value-type="string">
            <text:p>98 Namekagon Park</text:p>
          </table:table-cell>
          <table:table-cell office:value-type="float" office:value="4565997499" calcext:value-type="float">
            <text:p>4565997499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customer VALUES(&quot;; &quot;DEFAULT&quot;; &quot;, '&quot;; [.B72]; &quot;', '&quot;; [.C72]; &quot;', '&quot;; [.D72]; &quot;', &quot;; [.E72]; &quot;, &quot;; [.F72]; &quot;);&quot; )" office:value-type="string" office:string-value="INSERT INTO customer VALUES(DEFAULT, 'Romeo', 'Blackwell', '98 Namekagon Park', 4565997499, 2);" calcext:value-type="string">
            <text:p>INSERT INTO customer VALUES(DEFAULT, 'Romeo', 'Blackwell', '98 Namekagon Park', 4565997499, 2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udre</text:p>
          </table:table-cell>
          <table:table-cell office:value-type="string" calcext:value-type="string">
            <text:p>Maletratt</text:p>
          </table:table-cell>
          <table:table-cell office:value-type="string" calcext:value-type="string">
            <text:p>6520 Kropf Lane</text:p>
          </table:table-cell>
          <table:table-cell office:value-type="float" office:value="6782974537" calcext:value-type="float">
            <text:p>6782974537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customer VALUES(&quot;; &quot;DEFAULT&quot;; &quot;, '&quot;; [.B73]; &quot;', '&quot;; [.C73]; &quot;', '&quot;; [.D73]; &quot;', &quot;; [.E73]; &quot;, &quot;; [.F73]; &quot;);&quot; )" office:value-type="string" office:string-value="INSERT INTO customer VALUES(DEFAULT, 'Audre', 'Maletratt', '6520 Kropf Lane', 6782974537, 7);" calcext:value-type="string">
            <text:p>INSERT INTO customer VALUES(DEFAULT, 'Audre', 'Maletratt', '6520 Kropf Lane', 6782974537, 7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enys</text:p>
          </table:table-cell>
          <table:table-cell office:value-type="string" calcext:value-type="string">
            <text:p>Vandenhoff</text:p>
          </table:table-cell>
          <table:table-cell office:value-type="string" calcext:value-type="string">
            <text:p>54 Walton Court</text:p>
          </table:table-cell>
          <table:table-cell office:value-type="float" office:value="9760783777" calcext:value-type="float">
            <text:p>9760783777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customer VALUES(&quot;; &quot;DEFAULT&quot;; &quot;, '&quot;; [.B74]; &quot;', '&quot;; [.C74]; &quot;', '&quot;; [.D74]; &quot;', &quot;; [.E74]; &quot;, &quot;; [.F74]; &quot;);&quot; )" office:value-type="string" office:string-value="INSERT INTO customer VALUES(DEFAULT, 'Denys', 'Vandenhoff', '54 Walton Court', 9760783777, 9);" calcext:value-type="string">
            <text:p>INSERT INTO customer VALUES(DEFAULT, 'Denys', 'Vandenhoff', '54 Walton Court', 9760783777, 9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adderton</text:p>
          </table:table-cell>
          <table:table-cell office:value-type="string" calcext:value-type="string">
            <text:p>0 Kensington Alley</text:p>
          </table:table-cell>
          <table:table-cell office:value-type="float" office:value="6666906493" calcext:value-type="float">
            <text:p>6666906493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customer VALUES(&quot;; &quot;DEFAULT&quot;; &quot;, '&quot;; [.B75]; &quot;', '&quot;; [.C75]; &quot;', '&quot;; [.D75]; &quot;', &quot;; [.E75]; &quot;, &quot;; [.F75]; &quot;);&quot; )" office:value-type="string" office:string-value="INSERT INTO customer VALUES(DEFAULT, 'Beryl', 'Chadderton', '0 Kensington Alley', 6666906493, 3);" calcext:value-type="string">
            <text:p>INSERT INTO customer VALUES(DEFAULT, 'Beryl', 'Chadderton', '0 Kensington Alley', 6666906493, 3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ebera</text:p>
          </table:table-cell>
          <table:table-cell office:value-type="string" calcext:value-type="string">
            <text:p>Clevely</text:p>
          </table:table-cell>
          <table:table-cell office:value-type="string" calcext:value-type="string">
            <text:p>29 Express Lane</text:p>
          </table:table-cell>
          <table:table-cell office:value-type="float" office:value="8778619274" calcext:value-type="float">
            <text:p>8778619274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customer VALUES(&quot;; &quot;DEFAULT&quot;; &quot;, '&quot;; [.B76]; &quot;', '&quot;; [.C76]; &quot;', '&quot;; [.D76]; &quot;', &quot;; [.E76]; &quot;, &quot;; [.F76]; &quot;);&quot; )" office:value-type="string" office:string-value="INSERT INTO customer VALUES(DEFAULT, 'Debera', 'Clevely', '29 Express Lane', 8778619274, 10);" calcext:value-type="string">
            <text:p>INSERT INTO customer VALUES(DEFAULT, 'Debera', 'Clevely', '29 Express Lane', 8778619274, 10);</text:p>
          </table:table-cell>
        </table:table-row>
      </table:table>
      <table:table table:name="Vehicle" table:style-name="ta1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1"/>
        <table:table-column table:style-name="co18" table:default-cell-style-name="ce1"/>
        <table:table-column table:style-name="co19" table:default-cell-style-name="Default"/>
        <table:table-row table:style-name="ro1">
          <table:table-cell table:style-name="Default" office:value-type="string" calcext:value-type="string">
            <text:p>vehicle_id</text:p>
          </table:table-cell>
          <table:table-cell table:style-name="Default" office:value-type="string" calcext:value-type="string">
            <text:p>make</text:p>
          </table:table-cell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plat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odometer</text:p>
          </table:table-cell>
          <table:table-cell table:style-name="Default" office:value-type="string" calcext:value-type="string">
            <text:p>reserved</text:p>
          </table:table-cell>
          <table:table-cell table:style-name="Default" office:value-type="string" calcext:value-type="string">
            <text:p>instock</text:p>
          </table:table-cell>
          <table:table-cell office:value-type="string" calcext:value-type="string">
            <text:p>fuel_id</text:p>
          </table:table-cell>
          <table:table-cell table:style-name="Default" office:value-type="string" calcext:value-type="string">
            <text:p>location_id</text:p>
          </table:table-cell>
          <table:table-cell table:style-name="Default" office:value-type="string" calcext:value-type="string">
            <text:p>vin</text:p>
          </table:table-cell>
          <table:table-cell office:value-type="string" calcext:value-type="string">
            <text:p>que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1500</text:p>
          </table:table-cell>
          <table:table-cell office:value-type="string" calcext:value-type="string">
            <text:p>N4he-2Lb</text:p>
          </table:table-cell>
          <table:table-cell office:value-type="string" calcext:value-type="string">
            <text:p>car</text:p>
          </table:table-cell>
          <table:table-cell office:value-type="float" office:value="119574" calcext:value-type="float">
            <text:p>11957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UXFG435X8L192072</text:p>
          </table:table-cell>
          <table:table-cell table:formula="of:=COM.MICROSOFT.CONCAT(&quot;INSERT INTO vehicle VALUES(DEFAULT, '&quot;; [.B2]; &quot;', '&quot;; [.C2]; &quot;', '&quot;; [.D2]; &quot;', '&quot;; [.E2]; &quot;', &quot;; [.F2]; &quot;, &quot;; [.G2]; &quot;, &quot;; [.H2]; &quot;, &quot;; [.I2]; &quot;, &quot;; [.J2]; &quot;, '&quot;; [.K2]; &quot;');&quot;)" office:value-type="string" office:string-value="INSERT INTO vehicle VALUES(DEFAULT, 'GMC', 'Savana 1500', 'N4he-2Lb', 'car', 119574, 1, 1, 1, 10, '5UXFG435X8L192072');" calcext:value-type="string">
            <text:p>INSERT INTO vehicle VALUES(DEFAULT, 'GMC', 'Savana 1500', 'N4he-2Lb', 'car', 119574, 1, 1, 1, 10, '5UXFG435X8L192072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Range Rover</text:p>
          </table:table-cell>
          <table:table-cell office:value-type="string" calcext:value-type="string">
            <text:p>VwnM-veG</text:p>
          </table:table-cell>
          <table:table-cell office:value-type="string" calcext:value-type="string">
            <text:p>car</text:p>
          </table:table-cell>
          <table:table-cell office:value-type="float" office:value="110653" calcext:value-type="float">
            <text:p>11065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JN8AE2KP3E9960030</text:p>
          </table:table-cell>
          <table:table-cell table:formula="of:=COM.MICROSOFT.CONCAT(&quot;INSERT INTO vehicle VALUES(DEFAULT, '&quot;; [.B3]; &quot;', '&quot;; [.C3]; &quot;', '&quot;; [.D3]; &quot;', '&quot;; [.E3]; &quot;', &quot;; [.F3]; &quot;, &quot;; [.G3]; &quot;, &quot;; [.H3]; &quot;, &quot;; [.I3]; &quot;, &quot;; [.J3]; &quot;, '&quot;; [.K3]; &quot;');&quot;)" office:value-type="string" office:string-value="INSERT INTO vehicle VALUES(DEFAULT, 'Land Rover', 'Range Rover', 'VwnM-veG', 'car', 110653, 1, 1, 2, 47, 'JN8AE2KP3E9960030');" calcext:value-type="string">
            <text:p>INSERT INTO vehicle VALUES(DEFAULT, 'Land Rover', 'Range Rover', 'VwnM-veG', 'car', 110653, 1, 1, 2, 47, 'JN8AE2KP3E9960030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9vG7-Mzw</text:p>
          </table:table-cell>
          <table:table-cell office:value-type="string" calcext:value-type="string">
            <text:p>car</text:p>
          </table:table-cell>
          <table:table-cell office:value-type="float" office:value="52928" calcext:value-type="float">
            <text:p>529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A1WKBFP5BA134143</text:p>
          </table:table-cell>
          <table:table-cell table:formula="of:=COM.MICROSOFT.CONCAT(&quot;INSERT INTO vehicle VALUES(DEFAULT, '&quot;; [.B4]; &quot;', '&quot;; [.C4]; &quot;', '&quot;; [.D4]; &quot;', '&quot;; [.E4]; &quot;', &quot;; [.F4]; &quot;, &quot;; [.G4]; &quot;, &quot;; [.H4]; &quot;, &quot;; [.I4]; &quot;, &quot;; [.J4]; &quot;, '&quot;; [.K4]; &quot;');&quot;)" office:value-type="string" office:string-value="INSERT INTO vehicle VALUES(DEFAULT, 'Ford', 'E250', '9vG7-Mzw', 'car', 52928, 0, 1, 3, 73, 'WA1WKBFP5BA134143');" calcext:value-type="string">
            <text:p>INSERT INTO vehicle VALUES(DEFAULT, 'Ford', 'E250', '9vG7-Mzw', 'car', 52928, 0, 1, 3, 73, 'WA1WKBFP5BA134143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ldsmobile</text:p>
          </table:table-cell>
          <table:table-cell office:value-type="string" calcext:value-type="string">
            <text:p>Cutlass</text:p>
          </table:table-cell>
          <table:table-cell office:value-type="string" calcext:value-type="string">
            <text:p>8mrO-qy7</text:p>
          </table:table-cell>
          <table:table-cell office:value-type="string" calcext:value-type="string">
            <text:p>car</text:p>
          </table:table-cell>
          <table:table-cell office:value-type="float" office:value="59967" calcext:value-type="float">
            <text:p>5996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G4PP5SK4E4037960</text:p>
          </table:table-cell>
          <table:table-cell table:formula="of:=COM.MICROSOFT.CONCAT(&quot;INSERT INTO vehicle VALUES(DEFAULT, '&quot;; [.B5]; &quot;', '&quot;; [.C5]; &quot;', '&quot;; [.D5]; &quot;', '&quot;; [.E5]; &quot;', &quot;; [.F5]; &quot;, &quot;; [.G5]; &quot;, &quot;; [.H5]; &quot;, &quot;; [.I5]; &quot;, &quot;; [.J5]; &quot;, '&quot;; [.K5]; &quot;');&quot;)" office:value-type="string" office:string-value="INSERT INTO vehicle VALUES(DEFAULT, 'Oldsmobile', 'Cutlass', '8mrO-qy7', 'car', 59967, 1, 0, 4, 45, '1G4PP5SK4E4037960');" calcext:value-type="string">
            <text:p>INSERT INTO vehicle VALUES(DEFAULT, 'Oldsmobile', 'Cutlass', '8mrO-qy7', 'car', 59967, 1, 0, 4, 45, '1G4PP5SK4E4037960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relude</text:p>
          </table:table-cell>
          <table:table-cell office:value-type="string" calcext:value-type="string">
            <text:p>X6Oo-Va2</text:p>
          </table:table-cell>
          <table:table-cell office:value-type="string" calcext:value-type="string">
            <text:p>car</text:p>
          </table:table-cell>
          <table:table-cell office:value-type="float" office:value="7061" calcext:value-type="float">
            <text:p>706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UAH74F78N939792</text:p>
          </table:table-cell>
          <table:table-cell table:formula="of:=COM.MICROSOFT.CONCAT(&quot;INSERT INTO vehicle VALUES(DEFAULT, '&quot;; [.B6]; &quot;', '&quot;; [.C6]; &quot;', '&quot;; [.D6]; &quot;', '&quot;; [.E6]; &quot;', &quot;; [.F6]; &quot;, &quot;; [.G6]; &quot;, &quot;; [.H6]; &quot;, &quot;; [.I6]; &quot;, &quot;; [.J6]; &quot;, '&quot;; [.K6]; &quot;');&quot;)" office:value-type="string" office:string-value="INSERT INTO vehicle VALUES(DEFAULT, 'Honda', 'Prelude', 'X6Oo-Va2', 'car', 7061, 0, 0, 5, 50, 'WAUAH74F78N939792');" calcext:value-type="string">
            <text:p>INSERT INTO vehicle VALUES(DEFAULT, 'Honda', 'Prelude', 'X6Oo-Va2', 'car', 7061, 0, 0, 5, 50, 'WAUAH74F78N939792'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New Beetle</text:p>
          </table:table-cell>
          <table:table-cell office:value-type="string" calcext:value-type="string">
            <text:p>BCSk-YvF</text:p>
          </table:table-cell>
          <table:table-cell office:value-type="string" calcext:value-type="string">
            <text:p>car</text:p>
          </table:table-cell>
          <table:table-cell office:value-type="float" office:value="109338" calcext:value-type="float">
            <text:p>10933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C3CCAXJ4DH433125</text:p>
          </table:table-cell>
          <table:table-cell table:formula="of:=COM.MICROSOFT.CONCAT(&quot;INSERT INTO vehicle VALUES(DEFAULT, '&quot;; [.B7]; &quot;', '&quot;; [.C7]; &quot;', '&quot;; [.D7]; &quot;', '&quot;; [.E7]; &quot;', &quot;; [.F7]; &quot;, &quot;; [.G7]; &quot;, &quot;; [.H7]; &quot;, &quot;; [.I7]; &quot;, &quot;; [.J7]; &quot;, '&quot;; [.K7]; &quot;');&quot;)" office:value-type="string" office:string-value="INSERT INTO vehicle VALUES(DEFAULT, 'Volkswagen', 'New Beetle', 'BCSk-YvF', 'car', 109338, 1, 1, 6, 9, '2C3CCAXJ4DH433125');" calcext:value-type="string">
            <text:p>INSERT INTO vehicle VALUES(DEFAULT, 'Volkswagen', 'New Beetle', 'BCSk-YvF', 'car', 109338, 1, 1, 6, 9, '2C3CCAXJ4DH433125'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ab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vrqa-qEq</text:p>
          </table:table-cell>
          <table:table-cell office:value-type="string" calcext:value-type="string">
            <text:p>car</text:p>
          </table:table-cell>
          <table:table-cell office:value-type="float" office:value="49033" calcext:value-type="float">
            <text:p>4903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C6RD6PT5CS278651</text:p>
          </table:table-cell>
          <table:table-cell table:formula="of:=COM.MICROSOFT.CONCAT(&quot;INSERT INTO vehicle VALUES(DEFAULT, '&quot;; [.B8]; &quot;', '&quot;; [.C8]; &quot;', '&quot;; [.D8]; &quot;', '&quot;; [.E8]; &quot;', &quot;; [.F8]; &quot;, &quot;; [.G8]; &quot;, &quot;; [.H8]; &quot;, &quot;; [.I8]; &quot;, &quot;; [.J8]; &quot;, '&quot;; [.K8]; &quot;');&quot;)" office:value-type="string" office:string-value="INSERT INTO vehicle VALUES(DEFAULT, 'Saab', '900', 'vrqa-qEq', 'car', 49033, 1, 1, 7, 51, '1C6RD6PT5CS278651');" calcext:value-type="string">
            <text:p>INSERT INTO vehicle VALUES(DEFAULT, 'Saab', '900', 'vrqa-qEq', 'car', 49033, 1, 1, 7, 51, '1C6RD6PT5CS278651'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1500</text:p>
          </table:table-cell>
          <table:table-cell office:value-type="string" calcext:value-type="string">
            <text:p>Kq7s-XCy</text:p>
          </table:table-cell>
          <table:table-cell office:value-type="string" calcext:value-type="string">
            <text:p>car</text:p>
          </table:table-cell>
          <table:table-cell office:value-type="float" office:value="101233" calcext:value-type="float">
            <text:p>10123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G4HF57959U948043</text:p>
          </table:table-cell>
          <table:table-cell table:formula="of:=COM.MICROSOFT.CONCAT(&quot;INSERT INTO vehicle VALUES(DEFAULT, '&quot;; [.B9]; &quot;', '&quot;; [.C9]; &quot;', '&quot;; [.D9]; &quot;', '&quot;; [.E9]; &quot;', &quot;; [.F9]; &quot;, &quot;; [.G9]; &quot;, &quot;; [.H9]; &quot;, &quot;; [.I9]; &quot;, &quot;; [.J9]; &quot;, '&quot;; [.K9]; &quot;');&quot;)" office:value-type="string" office:string-value="INSERT INTO vehicle VALUES(DEFAULT, 'GMC', 'Savana 1500', 'Kq7s-XCy', 'car', 101233, 0, 0, 8, 54, '1G4HF57959U948043');" calcext:value-type="string">
            <text:p>INSERT INTO vehicle VALUES(DEFAULT, 'GMC', 'Savana 1500', 'Kq7s-XCy', 'car', 101233, 0, 0, 8, 54, '1G4HF57959U948043'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ierra 1500</text:p>
          </table:table-cell>
          <table:table-cell office:value-type="string" calcext:value-type="string">
            <text:p>ifr1-qVX</text:p>
          </table:table-cell>
          <table:table-cell office:value-type="string" calcext:value-type="string">
            <text:p>car</text:p>
          </table:table-cell>
          <table:table-cell office:value-type="float" office:value="148168" calcext:value-type="float">
            <text:p>1481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AUHF78P16A795877</text:p>
          </table:table-cell>
          <table:table-cell table:formula="of:=COM.MICROSOFT.CONCAT(&quot;INSERT INTO vehicle VALUES(DEFAULT, '&quot;; [.B10]; &quot;', '&quot;; [.C10]; &quot;', '&quot;; [.D10]; &quot;', '&quot;; [.E10]; &quot;', &quot;; [.F10]; &quot;, &quot;; [.G10]; &quot;, &quot;; [.H10]; &quot;, &quot;; [.I10]; &quot;, &quot;; [.J10]; &quot;, '&quot;; [.K10]; &quot;');&quot;)" office:value-type="string" office:string-value="INSERT INTO vehicle VALUES(DEFAULT, 'GMC', 'Sierra 1500', 'ifr1-qVX', 'car', 148168, 1, 0, 9, 53, 'WAUHF78P16A795877');" calcext:value-type="string">
            <text:p>INSERT INTO vehicle VALUES(DEFAULT, 'GMC', 'Sierra 1500', 'ifr1-qVX', 'car', 148168, 1, 0, 9, 53, 'WAUHF78P16A795877'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YyLs-4q3</text:p>
          </table:table-cell>
          <table:table-cell office:value-type="string" calcext:value-type="string">
            <text:p>car</text:p>
          </table:table-cell>
          <table:table-cell office:value-type="float" office:value="116315" calcext:value-type="float">
            <text:p>1163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C3CFFER0CT706967</text:p>
          </table:table-cell>
          <table:table-cell table:formula="of:=COM.MICROSOFT.CONCAT(&quot;INSERT INTO vehicle VALUES(DEFAULT, '&quot;; [.B11]; &quot;', '&quot;; [.C11]; &quot;', '&quot;; [.D11]; &quot;', '&quot;; [.E11]; &quot;', &quot;; [.F11]; &quot;, &quot;; [.G11]; &quot;, &quot;; [.H11]; &quot;, &quot;; [.I11]; &quot;, &quot;; [.J11]; &quot;, '&quot;; [.K11]; &quot;');&quot;)" office:value-type="string" office:string-value="INSERT INTO vehicle VALUES(DEFAULT, 'Volkswagen', 'Passat', 'YyLs-4q3', 'car', 116315, 1, 0, 10, 58, '3C3CFFER0CT706967');" calcext:value-type="string">
            <text:p>INSERT INTO vehicle VALUES(DEFAULT, 'Volkswagen', 'Passat', 'YyLs-4q3', 'car', 116315, 1, 0, 10, 58, '3C3CFFER0CT706967'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Sunfire</text:p>
          </table:table-cell>
          <table:table-cell office:value-type="string" calcext:value-type="string">
            <text:p>qQ0M-rKx</text:p>
          </table:table-cell>
          <table:table-cell office:value-type="string" calcext:value-type="string">
            <text:p>car</text:p>
          </table:table-cell>
          <table:table-cell office:value-type="float" office:value="76227" calcext:value-type="float">
            <text:p>7622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FADP3E24EL374664</text:p>
          </table:table-cell>
          <table:table-cell table:formula="of:=COM.MICROSOFT.CONCAT(&quot;INSERT INTO vehicle VALUES(DEFAULT, '&quot;; [.B12]; &quot;', '&quot;; [.C12]; &quot;', '&quot;; [.D12]; &quot;', '&quot;; [.E12]; &quot;', &quot;; [.F12]; &quot;, &quot;; [.G12]; &quot;, &quot;; [.H12]; &quot;, &quot;; [.I12]; &quot;, &quot;; [.J12]; &quot;, '&quot;; [.K12]; &quot;');&quot;)" office:value-type="string" office:string-value="INSERT INTO vehicle VALUES(DEFAULT, 'Pontiac', 'Sunfire', 'qQ0M-rKx', 'car', 76227, 0, 0, 11, 59, '1FADP3E24EL374664');" calcext:value-type="string">
            <text:p>INSERT INTO vehicle VALUES(DEFAULT, 'Pontiac', 'Sunfire', 'qQ0M-rKx', 'car', 76227, 0, 0, 11, 59, '1FADP3E24EL374664'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QAjo-CRd</text:p>
          </table:table-cell>
          <table:table-cell office:value-type="string" calcext:value-type="string">
            <text:p>car</text:p>
          </table:table-cell>
          <table:table-cell office:value-type="float" office:value="93724" calcext:value-type="float">
            <text:p>937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V4902BZ9B1429811</text:p>
          </table:table-cell>
          <table:table-cell table:formula="of:=COM.MICROSOFT.CONCAT(&quot;INSERT INTO vehicle VALUES(DEFAULT, '&quot;; [.B13]; &quot;', '&quot;; [.C13]; &quot;', '&quot;; [.D13]; &quot;', '&quot;; [.E13]; &quot;', &quot;; [.F13]; &quot;, &quot;; [.G13]; &quot;, &quot;; [.H13]; &quot;, &quot;; [.I13]; &quot;, &quot;; [.J13]; &quot;, '&quot;; [.K13]; &quot;');&quot;)" office:value-type="string" office:string-value="INSERT INTO vehicle VALUES(DEFAULT, 'Lexus', 'RX', 'QAjo-CRd', 'car', 93724, 1, 0, 12, 53, 'YV4902BZ9B1429811');" calcext:value-type="string">
            <text:p>INSERT INTO vehicle VALUES(DEFAULT, 'Lexus', 'RX', 'QAjo-CRd', 'car', 93724, 1, 0, 12, 53, 'YV4902BZ9B1429811'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iata MX-5</text:p>
          </table:table-cell>
          <table:table-cell office:value-type="string" calcext:value-type="string">
            <text:p>lgNR-1F6</text:p>
          </table:table-cell>
          <table:table-cell office:value-type="string" calcext:value-type="string">
            <text:p>car</text:p>
          </table:table-cell>
          <table:table-cell office:value-type="float" office:value="34340" calcext:value-type="float">
            <text:p>3434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UDG74F45N782301</text:p>
          </table:table-cell>
          <table:table-cell table:formula="of:=COM.MICROSOFT.CONCAT(&quot;INSERT INTO vehicle VALUES(DEFAULT, '&quot;; [.B14]; &quot;', '&quot;; [.C14]; &quot;', '&quot;; [.D14]; &quot;', '&quot;; [.E14]; &quot;', &quot;; [.F14]; &quot;, &quot;; [.G14]; &quot;, &quot;; [.H14]; &quot;, &quot;; [.I14]; &quot;, &quot;; [.J14]; &quot;, '&quot;; [.K14]; &quot;');&quot;)" office:value-type="string" office:string-value="INSERT INTO vehicle VALUES(DEFAULT, 'Mazda', 'Miata MX-5', 'lgNR-1F6', 'car', 34340, 0, 0, 13, 8, 'WAUDG74F45N782301');" calcext:value-type="string">
            <text:p>INSERT INTO vehicle VALUES(DEFAULT, 'Mazda', 'Miata MX-5', 'lgNR-1F6', 'car', 34340, 0, 0, 13, 8, 'WAUDG74F45N782301'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Ram 3500</text:p>
          </table:table-cell>
          <table:table-cell office:value-type="string" calcext:value-type="string">
            <text:p>IqcB-d4G</text:p>
          </table:table-cell>
          <table:table-cell office:value-type="string" calcext:value-type="string">
            <text:p>car</text:p>
          </table:table-cell>
          <table:table-cell office:value-type="float" office:value="144292" calcext:value-type="float">
            <text:p>14429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N1AB6AP6CL570043</text:p>
          </table:table-cell>
          <table:table-cell table:formula="of:=COM.MICROSOFT.CONCAT(&quot;INSERT INTO vehicle VALUES(DEFAULT, '&quot;; [.B15]; &quot;', '&quot;; [.C15]; &quot;', '&quot;; [.D15]; &quot;', '&quot;; [.E15]; &quot;', &quot;; [.F15]; &quot;, &quot;; [.G15]; &quot;, &quot;; [.H15]; &quot;, &quot;; [.I15]; &quot;, &quot;; [.J15]; &quot;, '&quot;; [.K15]; &quot;');&quot;)" office:value-type="string" office:string-value="INSERT INTO vehicle VALUES(DEFAULT, 'Dodge', 'Ram 3500', 'IqcB-d4G', 'car', 144292, 0, 0, 14, 34, '3N1AB6AP6CL570043');" calcext:value-type="string">
            <text:p>INSERT INTO vehicle VALUES(DEFAULT, 'Dodge', 'Ram 3500', 'IqcB-d4G', 'car', 144292, 0, 0, 14, 34, '3N1AB6AP6CL570043'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2500 Club Coupe</text:p>
          </table:table-cell>
          <table:table-cell office:value-type="string" calcext:value-type="string">
            <text:p>tcNu-dpi</text:p>
          </table:table-cell>
          <table:table-cell office:value-type="string" calcext:value-type="string">
            <text:p>car</text:p>
          </table:table-cell>
          <table:table-cell office:value-type="float" office:value="36298" calcext:value-type="float">
            <text:p>362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BA3B5C56DJ777825</text:p>
          </table:table-cell>
          <table:table-cell table:formula="of:=COM.MICROSOFT.CONCAT(&quot;INSERT INTO vehicle VALUES(DEFAULT, '&quot;; [.B16]; &quot;', '&quot;; [.C16]; &quot;', '&quot;; [.D16]; &quot;', '&quot;; [.E16]; &quot;', &quot;; [.F16]; &quot;, &quot;; [.G16]; &quot;, &quot;; [.H16]; &quot;, &quot;; [.I16]; &quot;, &quot;; [.J16]; &quot;, '&quot;; [.K16]; &quot;');&quot;)" office:value-type="string" office:string-value="INSERT INTO vehicle VALUES(DEFAULT, 'GMC', '2500 Club Coupe', 'tcNu-dpi', 'car', 36298, 0, 1, 15, 6, 'WBA3B5C56DJ777825');" calcext:value-type="string">
            <text:p>INSERT INTO vehicle VALUES(DEFAULT, 'GMC', '2500 Club Coupe', 'tcNu-dpi', 'car', 36298, 0, 1, 15, 6, 'WBA3B5C56DJ777825'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Ram 1500</text:p>
          </table:table-cell>
          <table:table-cell office:value-type="string" calcext:value-type="string">
            <text:p>6s2V-C5R</text:p>
          </table:table-cell>
          <table:table-cell office:value-type="string" calcext:value-type="string">
            <text:p>car</text:p>
          </table:table-cell>
          <table:table-cell office:value-type="float" office:value="98055" calcext:value-type="float">
            <text:p>9805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GD02ZCG6DZ450689</text:p>
          </table:table-cell>
          <table:table-cell table:formula="of:=COM.MICROSOFT.CONCAT(&quot;INSERT INTO vehicle VALUES(DEFAULT, '&quot;; [.B17]; &quot;', '&quot;; [.C17]; &quot;', '&quot;; [.D17]; &quot;', '&quot;; [.E17]; &quot;', &quot;; [.F17]; &quot;, &quot;; [.G17]; &quot;, &quot;; [.H17]; &quot;, &quot;; [.I17]; &quot;, &quot;; [.J17]; &quot;, '&quot;; [.K17]; &quot;');&quot;)" office:value-type="string" office:string-value="INSERT INTO vehicle VALUES(DEFAULT, 'Dodge', 'Ram 1500', '6s2V-C5R', 'car', 98055, 1, 1, 16, 54, '1GD02ZCG6DZ450689');" calcext:value-type="string">
            <text:p>INSERT INTO vehicle VALUES(DEFAULT, 'Dodge', 'Ram 1500', '6s2V-C5R', 'car', 98055, 1, 1, 16, 54, '1GD02ZCG6DZ450689'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7Le-i3B</text:p>
          </table:table-cell>
          <table:table-cell office:value-type="string" calcext:value-type="string">
            <text:p>car</text:p>
          </table:table-cell>
          <table:table-cell office:value-type="float" office:value="35665" calcext:value-type="float">
            <text:p>356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AUHGBFC3CN981909</text:p>
          </table:table-cell>
          <table:table-cell table:formula="of:=COM.MICROSOFT.CONCAT(&quot;INSERT INTO vehicle VALUES(DEFAULT, '&quot;; [.B18]; &quot;', '&quot;; [.C18]; &quot;', '&quot;; [.D18]; &quot;', '&quot;; [.E18]; &quot;', &quot;; [.F18]; &quot;, &quot;; [.G18]; &quot;, &quot;; [.H18]; &quot;, &quot;; [.I18]; &quot;, &quot;; [.J18]; &quot;, '&quot;; [.K18]; &quot;');&quot;)" office:value-type="string" office:string-value="INSERT INTO vehicle VALUES(DEFAULT, 'Honda', 'Element', 'M7Le-i3B', 'car', 35665, 0, 1, 17, 62, 'WAUHGBFC3CN981909');" calcext:value-type="string">
            <text:p>INSERT INTO vehicle VALUES(DEFAULT, 'Honda', 'Element', 'M7Le-i3B', 'car', 35665, 0, 1, 17, 62, 'WAUHGBFC3CN981909'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Maxima</text:p>
          </table:table-cell>
          <table:table-cell office:value-type="string" calcext:value-type="string">
            <text:p>UU5e-kvI</text:p>
          </table:table-cell>
          <table:table-cell office:value-type="string" calcext:value-type="string">
            <text:p>car</text:p>
          </table:table-cell>
          <table:table-cell office:value-type="float" office:value="17782" calcext:value-type="float">
            <text:p>1778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BA3T3C57EP536808</text:p>
          </table:table-cell>
          <table:table-cell table:formula="of:=COM.MICROSOFT.CONCAT(&quot;INSERT INTO vehicle VALUES(DEFAULT, '&quot;; [.B19]; &quot;', '&quot;; [.C19]; &quot;', '&quot;; [.D19]; &quot;', '&quot;; [.E19]; &quot;', &quot;; [.F19]; &quot;, &quot;; [.G19]; &quot;, &quot;; [.H19]; &quot;, &quot;; [.I19]; &quot;, &quot;; [.J19]; &quot;, '&quot;; [.K19]; &quot;');&quot;)" office:value-type="string" office:string-value="INSERT INTO vehicle VALUES(DEFAULT, 'Nissan', 'Maxima', 'UU5e-kvI', 'car', 17782, 1, 0, 18, 7, 'WBA3T3C57EP536808');" calcext:value-type="string">
            <text:p>INSERT INTO vehicle VALUES(DEFAULT, 'Nissan', 'Maxima', 'UU5e-kvI', 'car', 17782, 1, 0, 18, 7, 'WBA3T3C57EP536808'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Grand Cherokee</text:p>
          </table:table-cell>
          <table:table-cell office:value-type="string" calcext:value-type="string">
            <text:p>1bCy-m52</text:p>
          </table:table-cell>
          <table:table-cell office:value-type="string" calcext:value-type="string">
            <text:p>car</text:p>
          </table:table-cell>
          <table:table-cell office:value-type="float" office:value="92863" calcext:value-type="float">
            <text:p>9286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AULV94E78N737538</text:p>
          </table:table-cell>
          <table:table-cell table:formula="of:=COM.MICROSOFT.CONCAT(&quot;INSERT INTO vehicle VALUES(DEFAULT, '&quot;; [.B20]; &quot;', '&quot;; [.C20]; &quot;', '&quot;; [.D20]; &quot;', '&quot;; [.E20]; &quot;', &quot;; [.F20]; &quot;, &quot;; [.G20]; &quot;, &quot;; [.H20]; &quot;, &quot;; [.I20]; &quot;, &quot;; [.J20]; &quot;, '&quot;; [.K20]; &quot;');&quot;)" office:value-type="string" office:string-value="INSERT INTO vehicle VALUES(DEFAULT, 'Jeep', 'Grand Cherokee', '1bCy-m52', 'car', 92863, 0, 0, 19, 73, 'WAULV94E78N737538');" calcext:value-type="string">
            <text:p>INSERT INTO vehicle VALUES(DEFAULT, 'Jeep', 'Grand Cherokee', '1bCy-m52', 'car', 92863, 0, 0, 19, 73, 'WAULV94E78N737538'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GNfO-HEj</text:p>
          </table:table-cell>
          <table:table-cell office:value-type="string" calcext:value-type="string">
            <text:p>car</text:p>
          </table:table-cell>
          <table:table-cell office:value-type="float" office:value="50311" calcext:value-type="float">
            <text:p>5031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AULT68E84A266841</text:p>
          </table:table-cell>
          <table:table-cell table:formula="of:=COM.MICROSOFT.CONCAT(&quot;INSERT INTO vehicle VALUES(DEFAULT, '&quot;; [.B21]; &quot;', '&quot;; [.C21]; &quot;', '&quot;; [.D21]; &quot;', '&quot;; [.E21]; &quot;', &quot;; [.F21]; &quot;, &quot;; [.G21]; &quot;, &quot;; [.H21]; &quot;, &quot;; [.I21]; &quot;, &quot;; [.J21]; &quot;, '&quot;; [.K21]; &quot;');&quot;)" office:value-type="string" office:string-value="INSERT INTO vehicle VALUES(DEFAULT, 'Buick', 'Century', 'GNfO-HEj', 'car', 50311, 0, 0, 20, 42, 'WAULT68E84A266841');" calcext:value-type="string">
            <text:p>INSERT INTO vehicle VALUES(DEFAULT, 'Buick', 'Century', 'GNfO-HEj', 'car', 50311, 0, 0, 20, 42, 'WAULT68E84A266841'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wn Car</text:p>
          </table:table-cell>
          <table:table-cell office:value-type="string" calcext:value-type="string">
            <text:p>cWC3-K73</text:p>
          </table:table-cell>
          <table:table-cell office:value-type="string" calcext:value-type="string">
            <text:p>car</text:p>
          </table:table-cell>
          <table:table-cell office:value-type="float" office:value="23631" calcext:value-type="float">
            <text:p>2363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L4CJBSB2DB203318</text:p>
          </table:table-cell>
          <table:table-cell table:formula="of:=COM.MICROSOFT.CONCAT(&quot;INSERT INTO vehicle VALUES(DEFAULT, '&quot;; [.B22]; &quot;', '&quot;; [.C22]; &quot;', '&quot;; [.D22]; &quot;', '&quot;; [.E22]; &quot;', &quot;; [.F22]; &quot;, &quot;; [.G22]; &quot;, &quot;; [.H22]; &quot;, &quot;; [.I22]; &quot;, &quot;; [.J22]; &quot;, '&quot;; [.K22]; &quot;');&quot;)" office:value-type="string" office:string-value="INSERT INTO vehicle VALUES(DEFAULT, 'Lincoln', 'Town Car', 'cWC3-K73', 'car', 23631, 0, 0, 21, 53, 'KL4CJBSB2DB203318');" calcext:value-type="string">
            <text:p>INSERT INTO vehicle VALUES(DEFAULT, 'Lincoln', 'Town Car', 'cWC3-K73', 'car', 23631, 0, 0, 21, 53, 'KL4CJBSB2DB203318'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Leganza</text:p>
          </table:table-cell>
          <table:table-cell office:value-type="string" calcext:value-type="string">
            <text:p>H02M-Zvq</text:p>
          </table:table-cell>
          <table:table-cell office:value-type="string" calcext:value-type="string">
            <text:p>car</text:p>
          </table:table-cell>
          <table:table-cell office:value-type="float" office:value="72824" calcext:value-type="float">
            <text:p>72824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5J8TB3H34GL433578</text:p>
          </table:table-cell>
          <table:table-cell table:formula="of:=COM.MICROSOFT.CONCAT(&quot;INSERT INTO vehicle VALUES(DEFAULT, '&quot;; [.B23]; &quot;', '&quot;; [.C23]; &quot;', '&quot;; [.D23]; &quot;', '&quot;; [.E23]; &quot;', &quot;; [.F23]; &quot;, &quot;; [.G23]; &quot;, &quot;; [.H23]; &quot;, &quot;; [.I23]; &quot;, &quot;; [.J23]; &quot;, '&quot;; [.K23]; &quot;');&quot;)" office:value-type="string" office:string-value="INSERT INTO vehicle VALUES(DEFAULT, 'Daewoo', 'Leganza', 'H02M-Zvq', 'car', 72824, 1, 1, 22, 22, '5J8TB3H34GL433578');" calcext:value-type="string">
            <text:p>INSERT INTO vehicle VALUES(DEFAULT, 'Daewoo', 'Leganza', 'H02M-Zvq', 'car', 72824, 1, 1, 22, 22, '5J8TB3H34GL433578'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ilverado 2500</text:p>
          </table:table-cell>
          <table:table-cell office:value-type="string" calcext:value-type="string">
            <text:p>vttf-4Tu</text:p>
          </table:table-cell>
          <table:table-cell office:value-type="string" calcext:value-type="string">
            <text:p>car</text:p>
          </table:table-cell>
          <table:table-cell office:value-type="float" office:value="23235" calcext:value-type="float">
            <text:p>2323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C3CDXJG2CH781856</text:p>
          </table:table-cell>
          <table:table-cell table:formula="of:=COM.MICROSOFT.CONCAT(&quot;INSERT INTO vehicle VALUES(DEFAULT, '&quot;; [.B24]; &quot;', '&quot;; [.C24]; &quot;', '&quot;; [.D24]; &quot;', '&quot;; [.E24]; &quot;', &quot;; [.F24]; &quot;, &quot;; [.G24]; &quot;, &quot;; [.H24]; &quot;, &quot;; [.I24]; &quot;, &quot;; [.J24]; &quot;, '&quot;; [.K24]; &quot;');&quot;)" office:value-type="string" office:string-value="INSERT INTO vehicle VALUES(DEFAULT, 'Chevrolet', 'Silverado 2500', 'vttf-4Tu', 'car', 23235, 0, 0, 23, 55, '2C3CDXJG2CH781856');" calcext:value-type="string">
            <text:p>INSERT INTO vehicle VALUES(DEFAULT, 'Chevrolet', 'Silverado 2500', 'vttf-4Tu', 'car', 23235, 0, 0, 23, 55, '2C3CDXJG2CH781856'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LaCrosse</text:p>
          </table:table-cell>
          <table:table-cell office:value-type="string" calcext:value-type="string">
            <text:p>xOTw-ubd</text:p>
          </table:table-cell>
          <table:table-cell office:value-type="string" calcext:value-type="string">
            <text:p>car</text:p>
          </table:table-cell>
          <table:table-cell office:value-type="float" office:value="48258" calcext:value-type="float">
            <text:p>4825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FAHP0CG3AR483188</text:p>
          </table:table-cell>
          <table:table-cell table:formula="of:=COM.MICROSOFT.CONCAT(&quot;INSERT INTO vehicle VALUES(DEFAULT, '&quot;; [.B25]; &quot;', '&quot;; [.C25]; &quot;', '&quot;; [.D25]; &quot;', '&quot;; [.E25]; &quot;', &quot;; [.F25]; &quot;, &quot;; [.G25]; &quot;, &quot;; [.H25]; &quot;, &quot;; [.I25]; &quot;, &quot;; [.J25]; &quot;, '&quot;; [.K25]; &quot;');&quot;)" office:value-type="string" office:string-value="INSERT INTO vehicle VALUES(DEFAULT, 'Buick', 'LaCrosse', 'xOTw-ubd', 'car', 48258, 0, 0, 24, 48, '3FAHP0CG3AR483188');" calcext:value-type="string">
            <text:p>INSERT INTO vehicle VALUES(DEFAULT, 'Buick', 'LaCrosse', 'xOTw-ubd', 'car', 48258, 0, 0, 24, 48, '3FAHP0CG3AR483188'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Stratus</text:p>
          </table:table-cell>
          <table:table-cell office:value-type="string" calcext:value-type="string">
            <text:p>IYbv-mjz</text:p>
          </table:table-cell>
          <table:table-cell office:value-type="string" calcext:value-type="string">
            <text:p>car</text:p>
          </table:table-cell>
          <table:table-cell office:value-type="float" office:value="111782" calcext:value-type="float">
            <text:p>11178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G6KA5EY6AU549331</text:p>
          </table:table-cell>
          <table:table-cell table:formula="of:=COM.MICROSOFT.CONCAT(&quot;INSERT INTO vehicle VALUES(DEFAULT, '&quot;; [.B26]; &quot;', '&quot;; [.C26]; &quot;', '&quot;; [.D26]; &quot;', '&quot;; [.E26]; &quot;', &quot;; [.F26]; &quot;, &quot;; [.G26]; &quot;, &quot;; [.H26]; &quot;, &quot;; [.I26]; &quot;, &quot;; [.J26]; &quot;, '&quot;; [.K26]; &quot;');&quot;)" office:value-type="string" office:string-value="INSERT INTO vehicle VALUES(DEFAULT, 'Dodge', 'Stratus', 'IYbv-mjz', 'car', 111782, 1, 1, 25, 29, '1G6KA5EY6AU549331');" calcext:value-type="string">
            <text:p>INSERT INTO vehicle VALUES(DEFAULT, 'Dodge', 'Stratus', 'IYbv-mjz', 'car', 111782, 1, 1, 25, 29, '1G6KA5EY6AU549331'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Xniz-xVp</text:p>
          </table:table-cell>
          <table:table-cell office:value-type="string" calcext:value-type="string">
            <text:p>car</text:p>
          </table:table-cell>
          <table:table-cell office:value-type="float" office:value="135606" calcext:value-type="float">
            <text:p>1356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TEBU5JR3B5741848</text:p>
          </table:table-cell>
          <table:table-cell table:formula="of:=COM.MICROSOFT.CONCAT(&quot;INSERT INTO vehicle VALUES(DEFAULT, '&quot;; [.B27]; &quot;', '&quot;; [.C27]; &quot;', '&quot;; [.D27]; &quot;', '&quot;; [.E27]; &quot;', &quot;; [.F27]; &quot;, &quot;; [.G27]; &quot;, &quot;; [.H27]; &quot;, &quot;; [.I27]; &quot;, &quot;; [.J27]; &quot;, '&quot;; [.K27]; &quot;');&quot;)" office:value-type="string" office:string-value="INSERT INTO vehicle VALUES(DEFAULT, 'Buick', 'Somerset', 'Xniz-xVp', 'car', 135606, 0, 1, 26, 46, 'JTEBU5JR3B5741848');" calcext:value-type="string">
            <text:p>INSERT INTO vehicle VALUES(DEFAULT, 'Buick', 'Somerset', 'Xniz-xVp', 'car', 135606, 0, 1, 26, 46, 'JTEBU5JR3B5741848'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</text:p>
          </table:table-cell>
          <table:table-cell office:value-type="string" calcext:value-type="string">
            <text:p>wYAZ-dtg</text:p>
          </table:table-cell>
          <table:table-cell office:value-type="string" calcext:value-type="string">
            <text:p>car</text:p>
          </table:table-cell>
          <table:table-cell office:value-type="float" office:value="137515" calcext:value-type="float">
            <text:p>13751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BANN73586B120503</text:p>
          </table:table-cell>
          <table:table-cell table:formula="of:=COM.MICROSOFT.CONCAT(&quot;INSERT INTO vehicle VALUES(DEFAULT, '&quot;; [.B28]; &quot;', '&quot;; [.C28]; &quot;', '&quot;; [.D28]; &quot;', '&quot;; [.E28]; &quot;', &quot;; [.F28]; &quot;, &quot;; [.G28]; &quot;, &quot;; [.H28]; &quot;, &quot;; [.I28]; &quot;, &quot;; [.J28]; &quot;, '&quot;; [.K28]; &quot;');&quot;)" office:value-type="string" office:string-value="INSERT INTO vehicle VALUES(DEFAULT, 'Volkswagen', 'Jetta', 'wYAZ-dtg', 'car', 137515, 0, 0, 27, 44, 'WBANN73586B120503');" calcext:value-type="string">
            <text:p>INSERT INTO vehicle VALUES(DEFAULT, 'Volkswagen', 'Jetta', 'wYAZ-dtg', 'car', 137515, 0, 0, 27, 44, 'WBANN73586B120503'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Envoy</text:p>
          </table:table-cell>
          <table:table-cell office:value-type="string" calcext:value-type="string">
            <text:p>lkR5-eYq</text:p>
          </table:table-cell>
          <table:table-cell office:value-type="string" calcext:value-type="string">
            <text:p>car</text:p>
          </table:table-cell>
          <table:table-cell office:value-type="float" office:value="144182" calcext:value-type="float">
            <text:p>14418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L4CJBSB8EB077158</text:p>
          </table:table-cell>
          <table:table-cell table:formula="of:=COM.MICROSOFT.CONCAT(&quot;INSERT INTO vehicle VALUES(DEFAULT, '&quot;; [.B29]; &quot;', '&quot;; [.C29]; &quot;', '&quot;; [.D29]; &quot;', '&quot;; [.E29]; &quot;', &quot;; [.F29]; &quot;, &quot;; [.G29]; &quot;, &quot;; [.H29]; &quot;, &quot;; [.I29]; &quot;, &quot;; [.J29]; &quot;, '&quot;; [.K29]; &quot;');&quot;)" office:value-type="string" office:string-value="INSERT INTO vehicle VALUES(DEFAULT, 'GMC', 'Envoy', 'lkR5-eYq', 'car', 144182, 0, 0, 28, 64, 'KL4CJBSB8EB077158');" calcext:value-type="string">
            <text:p>INSERT INTO vehicle VALUES(DEFAULT, 'GMC', 'Envoy', 'lkR5-eYq', 'car', 144182, 0, 0, 28, 64, 'KL4CJBSB8EB077158'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LeSabre</text:p>
          </table:table-cell>
          <table:table-cell office:value-type="string" calcext:value-type="string">
            <text:p>gLGq-BDC</text:p>
          </table:table-cell>
          <table:table-cell office:value-type="string" calcext:value-type="string">
            <text:p>car</text:p>
          </table:table-cell>
          <table:table-cell office:value-type="float" office:value="41276" calcext:value-type="float">
            <text:p>4127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N1AR1NB7BC485230</text:p>
          </table:table-cell>
          <table:table-cell table:formula="of:=COM.MICROSOFT.CONCAT(&quot;INSERT INTO vehicle VALUES(DEFAULT, '&quot;; [.B30]; &quot;', '&quot;; [.C30]; &quot;', '&quot;; [.D30]; &quot;', '&quot;; [.E30]; &quot;', &quot;; [.F30]; &quot;, &quot;; [.G30]; &quot;, &quot;; [.H30]; &quot;, &quot;; [.I30]; &quot;, &quot;; [.J30]; &quot;, '&quot;; [.K30]; &quot;');&quot;)" office:value-type="string" office:string-value="INSERT INTO vehicle VALUES(DEFAULT, 'Buick', 'LeSabre', 'gLGq-BDC', 'car', 41276, 0, 0, 29, 6, '5N1AR1NB7BC485230');" calcext:value-type="string">
            <text:p>INSERT INTO vehicle VALUES(DEFAULT, 'Buick', 'LeSabre', 'gLGq-BDC', 'car', 41276, 0, 0, 29, 6, '5N1AR1NB7BC485230'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8Z6-1JC</text:p>
          </table:table-cell>
          <table:table-cell office:value-type="string" calcext:value-type="string">
            <text:p>car</text:p>
          </table:table-cell>
          <table:table-cell office:value-type="float" office:value="80812" calcext:value-type="float">
            <text:p>8081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T1BD1FK0FU581086</text:p>
          </table:table-cell>
          <table:table-cell table:formula="of:=COM.MICROSOFT.CONCAT(&quot;INSERT INTO vehicle VALUES(DEFAULT, '&quot;; [.B31]; &quot;', '&quot;; [.C31]; &quot;', '&quot;; [.D31]; &quot;', '&quot;; [.E31]; &quot;', &quot;; [.F31]; &quot;, &quot;; [.G31]; &quot;, &quot;; [.H31]; &quot;, &quot;; [.I31]; &quot;, &quot;; [.J31]; &quot;, '&quot;; [.K31]; &quot;');&quot;)" office:value-type="string" office:string-value="INSERT INTO vehicle VALUES(DEFAULT, 'Lexus', 'ES', 'v8Z6-1JC', 'car', 80812, 1, 1, 30, 21, '4T1BD1FK0FU581086');" calcext:value-type="string">
            <text:p>INSERT INTO vehicle VALUES(DEFAULT, 'Lexus', 'ES', 'v8Z6-1JC', 'car', 80812, 1, 1, 30, 21, '4T1BD1FK0FU581086'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Pajero</text:p>
          </table:table-cell>
          <table:table-cell office:value-type="string" calcext:value-type="string">
            <text:p>EljI-3an</text:p>
          </table:table-cell>
          <table:table-cell office:value-type="string" calcext:value-type="string">
            <text:p>car</text:p>
          </table:table-cell>
          <table:table-cell office:value-type="float" office:value="132494" calcext:value-type="float">
            <text:p>13249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FPYK1F60EB718226</text:p>
          </table:table-cell>
          <table:table-cell table:formula="of:=COM.MICROSOFT.CONCAT(&quot;INSERT INTO vehicle VALUES(DEFAULT, '&quot;; [.B32]; &quot;', '&quot;; [.C32]; &quot;', '&quot;; [.D32]; &quot;', '&quot;; [.E32]; &quot;', &quot;; [.F32]; &quot;, &quot;; [.G32]; &quot;, &quot;; [.H32]; &quot;, &quot;; [.I32]; &quot;, &quot;; [.J32]; &quot;, '&quot;; [.K32]; &quot;');&quot;)" office:value-type="string" office:string-value="INSERT INTO vehicle VALUES(DEFAULT, 'Mitsubishi', 'Pajero', 'EljI-3an', 'car', 132494, 1, 1, 31, 20, '5FPYK1F60EB718226');" calcext:value-type="string">
            <text:p>INSERT INTO vehicle VALUES(DEFAULT, 'Mitsubishi', 'Pajero', 'EljI-3an', 'car', 132494, 1, 1, 31, 20, '5FPYK1F60EB718226'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Reliant</text:p>
          </table:table-cell>
          <table:table-cell office:value-type="string" calcext:value-type="string">
            <text:p>Cn0R-eIO</text:p>
          </table:table-cell>
          <table:table-cell office:value-type="string" calcext:value-type="string">
            <text:p>car</text:p>
          </table:table-cell>
          <table:table-cell office:value-type="float" office:value="49209" calcext:value-type="float">
            <text:p>492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BAEN33452E094421</text:p>
          </table:table-cell>
          <table:table-cell table:formula="of:=COM.MICROSOFT.CONCAT(&quot;INSERT INTO vehicle VALUES(DEFAULT, '&quot;; [.B33]; &quot;', '&quot;; [.C33]; &quot;', '&quot;; [.D33]; &quot;', '&quot;; [.E33]; &quot;', &quot;; [.F33]; &quot;, &quot;; [.G33]; &quot;, &quot;; [.H33]; &quot;, &quot;; [.I33]; &quot;, &quot;; [.J33]; &quot;, '&quot;; [.K33]; &quot;');&quot;)" office:value-type="string" office:string-value="INSERT INTO vehicle VALUES(DEFAULT, 'Plymouth', 'Reliant', 'Cn0R-eIO', 'car', 49209, 0, 1, 32, 60, 'WBAEN33452E094421');" calcext:value-type="string">
            <text:p>INSERT INTO vehicle VALUES(DEFAULT, 'Plymouth', 'Reliant', 'Cn0R-eIO', 'car', 49209, 0, 1, 32, 60, 'WBAEN33452E094421'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Yuil-T9E</text:p>
          </table:table-cell>
          <table:table-cell office:value-type="string" calcext:value-type="string">
            <text:p>car</text:p>
          </table:table-cell>
          <table:table-cell office:value-type="float" office:value="103338" calcext:value-type="float">
            <text:p>1033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FFDCBD1CG485326</text:p>
          </table:table-cell>
          <table:table-cell table:formula="of:=COM.MICROSOFT.CONCAT(&quot;INSERT INTO vehicle VALUES(DEFAULT, '&quot;; [.B34]; &quot;', '&quot;; [.C34]; &quot;', '&quot;; [.D34]; &quot;', '&quot;; [.E34]; &quot;', &quot;; [.F34]; &quot;, &quot;; [.G34]; &quot;, &quot;; [.H34]; &quot;, &quot;; [.I34]; &quot;, &quot;; [.J34]; &quot;, '&quot;; [.K34]; &quot;');&quot;)" office:value-type="string" office:string-value="INSERT INTO vehicle VALUES(DEFAULT, 'Dodge', 'Caliber', 'Yuil-T9E', 'car', 103338, 0, 1, 33, 24, 'SCFFDCBD1CG485326');" calcext:value-type="string">
            <text:p>INSERT INTO vehicle VALUES(DEFAULT, 'Dodge', 'Caliber', 'Yuil-T9E', 'car', 103338, 0, 1, 33, 24, 'SCFFDCBD1CG485326'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Daewoo Lacetti</text:p>
          </table:table-cell>
          <table:table-cell office:value-type="string" calcext:value-type="string">
            <text:p>Y7cb-ztC</text:p>
          </table:table-cell>
          <table:table-cell office:value-type="string" calcext:value-type="string">
            <text:p>car</text:p>
          </table:table-cell>
          <table:table-cell office:value-type="float" office:value="94545" calcext:value-type="float">
            <text:p>9454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BAHN03598D752826</text:p>
          </table:table-cell>
          <table:table-cell table:formula="of:=COM.MICROSOFT.CONCAT(&quot;INSERT INTO vehicle VALUES(DEFAULT, '&quot;; [.B35]; &quot;', '&quot;; [.C35]; &quot;', '&quot;; [.D35]; &quot;', '&quot;; [.E35]; &quot;', &quot;; [.F35]; &quot;, &quot;; [.G35]; &quot;, &quot;; [.H35]; &quot;, &quot;; [.I35]; &quot;, &quot;; [.J35]; &quot;, '&quot;; [.K35]; &quot;');&quot;)" office:value-type="string" office:string-value="INSERT INTO vehicle VALUES(DEFAULT, 'Suzuki', 'Daewoo Lacetti', 'Y7cb-ztC', 'car', 94545, 1, 1, 34, 57, 'WBAHN03598D752826');" calcext:value-type="string">
            <text:p>INSERT INTO vehicle VALUES(DEFAULT, 'Suzuki', 'Daewoo Lacetti', 'Y7cb-ztC', 'car', 94545, 1, 1, 34, 57, 'WBAHN03598D752826'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Csmt-S0A</text:p>
          </table:table-cell>
          <table:table-cell office:value-type="string" calcext:value-type="string">
            <text:p>car</text:p>
          </table:table-cell>
          <table:table-cell office:value-type="float" office:value="59473" calcext:value-type="float">
            <text:p>5947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FTWX3B57AE940331</text:p>
          </table:table-cell>
          <table:table-cell table:formula="of:=COM.MICROSOFT.CONCAT(&quot;INSERT INTO vehicle VALUES(DEFAULT, '&quot;; [.B36]; &quot;', '&quot;; [.C36]; &quot;', '&quot;; [.D36]; &quot;', '&quot;; [.E36]; &quot;', &quot;; [.F36]; &quot;, &quot;; [.G36]; &quot;, &quot;; [.H36]; &quot;, &quot;; [.I36]; &quot;, &quot;; [.J36]; &quot;, '&quot;; [.K36]; &quot;');&quot;)" office:value-type="string" office:string-value="INSERT INTO vehicle VALUES(DEFAULT, 'Chevrolet', 'Metro', 'Csmt-S0A', 'car', 59473, 1, 0, 35, 6, '1FTWX3B57AE940331');" calcext:value-type="string">
            <text:p>INSERT INTO vehicle VALUES(DEFAULT, 'Chevrolet', 'Metro', 'Csmt-S0A', 'car', 59473, 1, 0, 35, 6, '1FTWX3B57AE940331'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Mirage</text:p>
          </table:table-cell>
          <table:table-cell office:value-type="string" calcext:value-type="string">
            <text:p>hlzR-O6p</text:p>
          </table:table-cell>
          <table:table-cell office:value-type="string" calcext:value-type="string">
            <text:p>car</text:p>
          </table:table-cell>
          <table:table-cell office:value-type="float" office:value="103660" calcext:value-type="float">
            <text:p>1036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C3CA4CD9AH609508</text:p>
          </table:table-cell>
          <table:table-cell table:formula="of:=COM.MICROSOFT.CONCAT(&quot;INSERT INTO vehicle VALUES(DEFAULT, '&quot;; [.B37]; &quot;', '&quot;; [.C37]; &quot;', '&quot;; [.D37]; &quot;', '&quot;; [.E37]; &quot;', &quot;; [.F37]; &quot;, &quot;; [.G37]; &quot;, &quot;; [.H37]; &quot;, &quot;; [.I37]; &quot;, &quot;; [.J37]; &quot;, '&quot;; [.K37]; &quot;');&quot;)" office:value-type="string" office:string-value="INSERT INTO vehicle VALUES(DEFAULT, 'Mitsubishi', 'Mirage', 'hlzR-O6p', 'car', 103660, 0, 1, 36, 69, '2C3CA4CD9AH609508');" calcext:value-type="string">
            <text:p>INSERT INTO vehicle VALUES(DEFAULT, 'Mitsubishi', 'Mirage', 'hlzR-O6p', 'car', 103660, 0, 1, 36, 69, '2C3CA4CD9AH609508'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brJ4-K5p</text:p>
          </table:table-cell>
          <table:table-cell office:value-type="string" calcext:value-type="string">
            <text:p>car</text:p>
          </table:table-cell>
          <table:table-cell office:value-type="float" office:value="75473" calcext:value-type="float">
            <text:p>7547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BAVB73588K898411</text:p>
          </table:table-cell>
          <table:table-cell table:formula="of:=COM.MICROSOFT.CONCAT(&quot;INSERT INTO vehicle VALUES(DEFAULT, '&quot;; [.B38]; &quot;', '&quot;; [.C38]; &quot;', '&quot;; [.D38]; &quot;', '&quot;; [.E38]; &quot;', &quot;; [.F38]; &quot;, &quot;; [.G38]; &quot;, &quot;; [.H38]; &quot;, &quot;; [.I38]; &quot;, &quot;; [.J38]; &quot;, '&quot;; [.K38]; &quot;');&quot;)" office:value-type="string" office:string-value="INSERT INTO vehicle VALUES(DEFAULT, 'Ford', 'Escape', 'brJ4-K5p', 'car', 75473, 1, 1, 37, 12, 'WBAVB73588K898411');" calcext:value-type="string">
            <text:p>INSERT INTO vehicle VALUES(DEFAULT, 'Ford', 'Escape', 'brJ4-K5p', 'car', 75473, 1, 1, 37, 12, 'WBAVB73588K898411'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Xtra</text:p>
          </table:table-cell>
          <table:table-cell office:value-type="string" calcext:value-type="string">
            <text:p>lkg8-cDo</text:p>
          </table:table-cell>
          <table:table-cell office:value-type="string" calcext:value-type="string">
            <text:p>car</text:p>
          </table:table-cell>
          <table:table-cell office:value-type="float" office:value="96281" calcext:value-type="float">
            <text:p>962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UUA8F38EA378777</text:p>
          </table:table-cell>
          <table:table-cell table:formula="of:=COM.MICROSOFT.CONCAT(&quot;INSERT INTO vehicle VALUES(DEFAULT, '&quot;; [.B39]; &quot;', '&quot;; [.C39]; &quot;', '&quot;; [.D39]; &quot;', '&quot;; [.E39]; &quot;', &quot;; [.F39]; &quot;, &quot;; [.G39]; &quot;, &quot;; [.H39]; &quot;, &quot;; [.I39]; &quot;, &quot;; [.J39]; &quot;, '&quot;; [.K39]; &quot;');&quot;)" office:value-type="string" office:string-value="INSERT INTO vehicle VALUES(DEFAULT, 'Toyota', 'Xtra', 'lkg8-cDo', 'car', 96281, 0, 1, 38, 1, '19UUA8F38EA378777');" calcext:value-type="string">
            <text:p>INSERT INTO vehicle VALUES(DEFAULT, 'Toyota', 'Xtra', 'lkg8-cDo', 'car', 96281, 0, 1, 38, 1, '19UUA8F38EA378777'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-V</text:p>
          </table:table-cell>
          <table:table-cell office:value-type="string" calcext:value-type="string">
            <text:p>isTB-W7m</text:p>
          </table:table-cell>
          <table:table-cell office:value-type="string" calcext:value-type="string">
            <text:p>car</text:p>
          </table:table-cell>
          <table:table-cell office:value-type="float" office:value="32973" calcext:value-type="float">
            <text:p>3297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G6DM1E35D0272843</text:p>
          </table:table-cell>
          <table:table-cell table:formula="of:=COM.MICROSOFT.CONCAT(&quot;INSERT INTO vehicle VALUES(DEFAULT, '&quot;; [.B40]; &quot;', '&quot;; [.C40]; &quot;', '&quot;; [.D40]; &quot;', '&quot;; [.E40]; &quot;', &quot;; [.F40]; &quot;, &quot;; [.G40]; &quot;, &quot;; [.H40]; &quot;, &quot;; [.I40]; &quot;, &quot;; [.J40]; &quot;, '&quot;; [.K40]; &quot;');&quot;)" office:value-type="string" office:string-value="INSERT INTO vehicle VALUES(DEFAULT, 'Honda', 'CR-V', 'isTB-W7m', 'car', 32973, 1, 0, 39, 36, '1G6DM1E35D0272843');" calcext:value-type="string">
            <text:p>INSERT INTO vehicle VALUES(DEFAULT, 'Honda', 'CR-V', 'isTB-W7m', 'car', 32973, 1, 0, 39, 36, '1G6DM1E35D0272843'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V40</text:p>
          </table:table-cell>
          <table:table-cell office:value-type="string" calcext:value-type="string">
            <text:p>Cxou-mns</text:p>
          </table:table-cell>
          <table:table-cell office:value-type="string" calcext:value-type="string">
            <text:p>car</text:p>
          </table:table-cell>
          <table:table-cell office:value-type="float" office:value="108258" calcext:value-type="float">
            <text:p>10825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N1AA0NC8BN097714</text:p>
          </table:table-cell>
          <table:table-cell table:formula="of:=COM.MICROSOFT.CONCAT(&quot;INSERT INTO vehicle VALUES(DEFAULT, '&quot;; [.B41]; &quot;', '&quot;; [.C41]; &quot;', '&quot;; [.D41]; &quot;', '&quot;; [.E41]; &quot;', &quot;; [.F41]; &quot;, &quot;; [.G41]; &quot;, &quot;; [.H41]; &quot;, &quot;; [.I41]; &quot;, &quot;; [.J41]; &quot;, '&quot;; [.K41]; &quot;');&quot;)" office:value-type="string" office:string-value="INSERT INTO vehicle VALUES(DEFAULT, 'Volvo', 'V40', 'Cxou-mns', 'car', 108258, 1, 0, 40, 42, '5N1AA0NC8BN097714');" calcext:value-type="string">
            <text:p>INSERT INTO vehicle VALUES(DEFAULT, 'Volvo', 'V40', 'Cxou-mns', 'car', 108258, 1, 0, 40, 42, '5N1AA0NC8BN097714'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G-Class</text:p>
          </table:table-cell>
          <table:table-cell office:value-type="string" calcext:value-type="string">
            <text:p>cJS0-hy3</text:p>
          </table:table-cell>
          <table:table-cell office:value-type="string" calcext:value-type="string">
            <text:p>car</text:p>
          </table:table-cell>
          <table:table-cell office:value-type="float" office:value="18470" calcext:value-type="float">
            <text:p>1847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BAVM1C54DV246093</text:p>
          </table:table-cell>
          <table:table-cell table:formula="of:=COM.MICROSOFT.CONCAT(&quot;INSERT INTO vehicle VALUES(DEFAULT, '&quot;; [.B42]; &quot;', '&quot;; [.C42]; &quot;', '&quot;; [.D42]; &quot;', '&quot;; [.E42]; &quot;', &quot;; [.F42]; &quot;, &quot;; [.G42]; &quot;, &quot;; [.H42]; &quot;, &quot;; [.I42]; &quot;, &quot;; [.J42]; &quot;, '&quot;; [.K42]; &quot;');&quot;)" office:value-type="string" office:string-value="INSERT INTO vehicle VALUES(DEFAULT, 'Mercedes-Benz', 'G-Class', 'cJS0-hy3', 'car', 18470, 1, 0, 41, 42, 'WBAVM1C54DV246093');" calcext:value-type="string">
            <text:p>INSERT INTO vehicle VALUES(DEFAULT, 'Mercedes-Benz', 'G-Class', 'cJS0-hy3', 'car', 18470, 1, 0, 41, 42, 'WBAVM1C54DV246093'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Supra</text:p>
          </table:table-cell>
          <table:table-cell office:value-type="string" calcext:value-type="string">
            <text:p>ndQl-uIz</text:p>
          </table:table-cell>
          <table:table-cell office:value-type="string" calcext:value-type="string">
            <text:p>car</text:p>
          </table:table-cell>
          <table:table-cell office:value-type="float" office:value="25994" calcext:value-type="float">
            <text:p>2599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H4DC43631S700650</text:p>
          </table:table-cell>
          <table:table-cell table:formula="of:=COM.MICROSOFT.CONCAT(&quot;INSERT INTO vehicle VALUES(DEFAULT, '&quot;; [.B43]; &quot;', '&quot;; [.C43]; &quot;', '&quot;; [.D43]; &quot;', '&quot;; [.E43]; &quot;', &quot;; [.F43]; &quot;, &quot;; [.G43]; &quot;, &quot;; [.H43]; &quot;, &quot;; [.I43]; &quot;, &quot;; [.J43]; &quot;, '&quot;; [.K43]; &quot;');&quot;)" office:value-type="string" office:string-value="INSERT INTO vehicle VALUES(DEFAULT, 'Toyota', 'Supra', 'ndQl-uIz', 'car', 25994, 1, 0, 42, 39, 'JH4DC43631S700650');" calcext:value-type="string">
            <text:p>INSERT INTO vehicle VALUES(DEFAULT, 'Toyota', 'Supra', 'ndQl-uIz', 'car', 25994, 1, 0, 42, 39, 'JH4DC43631S700650'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Escalade EXT</text:p>
          </table:table-cell>
          <table:table-cell office:value-type="string" calcext:value-type="string">
            <text:p>UprL-Rst</text:p>
          </table:table-cell>
          <table:table-cell office:value-type="string" calcext:value-type="string">
            <text:p>car</text:p>
          </table:table-cell>
          <table:table-cell office:value-type="float" office:value="100687" calcext:value-type="float">
            <text:p>1006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GALVAED3AJ918533</text:p>
          </table:table-cell>
          <table:table-cell table:formula="of:=COM.MICROSOFT.CONCAT(&quot;INSERT INTO vehicle VALUES(DEFAULT, '&quot;; [.B44]; &quot;', '&quot;; [.C44]; &quot;', '&quot;; [.D44]; &quot;', '&quot;; [.E44]; &quot;', &quot;; [.F44]; &quot;, &quot;; [.G44]; &quot;, &quot;; [.H44]; &quot;, &quot;; [.I44]; &quot;, &quot;; [.J44]; &quot;, '&quot;; [.K44]; &quot;');&quot;)" office:value-type="string" office:string-value="INSERT INTO vehicle VALUES(DEFAULT, 'Cadillac', 'Escalade EXT', 'UprL-Rst', 'car', 100687, 0, 1, 43, 40, '5GALVAED3AJ918533');" calcext:value-type="string">
            <text:p>INSERT INTO vehicle VALUES(DEFAULT, 'Cadillac', 'Escalade EXT', 'UprL-Rst', 'car', 100687, 0, 1, 43, 40, '5GALVAED3AJ918533'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T-R</text:p>
          </table:table-cell>
          <table:table-cell office:value-type="string" calcext:value-type="string">
            <text:p>zHSj-QMm</text:p>
          </table:table-cell>
          <table:table-cell office:value-type="string" calcext:value-type="string">
            <text:p>car</text:p>
          </table:table-cell>
          <table:table-cell office:value-type="float" office:value="145393" calcext:value-type="float">
            <text:p>14539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G4WF551X11113639</text:p>
          </table:table-cell>
          <table:table-cell table:formula="of:=COM.MICROSOFT.CONCAT(&quot;INSERT INTO vehicle VALUES(DEFAULT, '&quot;; [.B45]; &quot;', '&quot;; [.C45]; &quot;', '&quot;; [.D45]; &quot;', '&quot;; [.E45]; &quot;', &quot;; [.F45]; &quot;, &quot;; [.G45]; &quot;, &quot;; [.H45]; &quot;, &quot;; [.I45]; &quot;, &quot;; [.J45]; &quot;, '&quot;; [.K45]; &quot;');&quot;)" office:value-type="string" office:string-value="INSERT INTO vehicle VALUES(DEFAULT, 'Nissan', 'GT-R', 'zHSj-QMm', 'car', 145393, 0, 0, 44, 34, '2G4WF551X11113639');" calcext:value-type="string">
            <text:p>INSERT INTO vehicle VALUES(DEFAULT, 'Nissan', 'GT-R', 'zHSj-QMm', 'car', 145393, 0, 0, 44, 34, '2G4WF551X11113639'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Ram Van B250</text:p>
          </table:table-cell>
          <table:table-cell office:value-type="string" calcext:value-type="string">
            <text:p>dcV4-o1k</text:p>
          </table:table-cell>
          <table:table-cell office:value-type="string" calcext:value-type="string">
            <text:p>car</text:p>
          </table:table-cell>
          <table:table-cell office:value-type="float" office:value="38618" calcext:value-type="float">
            <text:p>3861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TDKN3DP6E3438238</text:p>
          </table:table-cell>
          <table:table-cell table:formula="of:=COM.MICROSOFT.CONCAT(&quot;INSERT INTO vehicle VALUES(DEFAULT, '&quot;; [.B46]; &quot;', '&quot;; [.C46]; &quot;', '&quot;; [.D46]; &quot;', '&quot;; [.E46]; &quot;', &quot;; [.F46]; &quot;, &quot;; [.G46]; &quot;, &quot;; [.H46]; &quot;, &quot;; [.I46]; &quot;, &quot;; [.J46]; &quot;, '&quot;; [.K46]; &quot;');&quot;)" office:value-type="string" office:string-value="INSERT INTO vehicle VALUES(DEFAULT, 'Dodge', 'Ram Van B250', 'dcV4-o1k', 'car', 38618, 0, 0, 45, 9, 'JTDKN3DP6E3438238');" calcext:value-type="string">
            <text:p>INSERT INTO vehicle VALUES(DEFAULT, 'Dodge', 'Ram Van B250', 'dcV4-o1k', 'car', 38618, 0, 0, 45, 9, 'JTDKN3DP6E3438238'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D81l-VcI</text:p>
          </table:table-cell>
          <table:table-cell office:value-type="string" calcext:value-type="string">
            <text:p>car</text:p>
          </table:table-cell>
          <table:table-cell office:value-type="float" office:value="119166" calcext:value-type="float">
            <text:p>11916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XYKT3A19DG923392</text:p>
          </table:table-cell>
          <table:table-cell table:formula="of:=COM.MICROSOFT.CONCAT(&quot;INSERT INTO vehicle VALUES(DEFAULT, '&quot;; [.B47]; &quot;', '&quot;; [.C47]; &quot;', '&quot;; [.D47]; &quot;', '&quot;; [.E47]; &quot;', &quot;; [.F47]; &quot;, &quot;; [.G47]; &quot;, &quot;; [.H47]; &quot;, &quot;; [.I47]; &quot;, &quot;; [.J47]; &quot;, '&quot;; [.K47]; &quot;');&quot;)" office:value-type="string" office:string-value="INSERT INTO vehicle VALUES(DEFAULT, 'Volkswagen', 'rio', 'D81l-VcI', 'car', 119166, 1, 0, 46, 32, '5XYKT3A19DG923392');" calcext:value-type="string">
            <text:p>INSERT INTO vehicle VALUES(DEFAULT, 'Volkswagen', 'rio', 'D81l-VcI', 'car', 119166, 1, 0, 46, 32, '5XYKT3A19DG923392'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Wrangler</text:p>
          </table:table-cell>
          <table:table-cell office:value-type="string" calcext:value-type="string">
            <text:p>CUgD-I4U</text:p>
          </table:table-cell>
          <table:table-cell office:value-type="string" calcext:value-type="string">
            <text:p>car</text:p>
          </table:table-cell>
          <table:table-cell office:value-type="float" office:value="113373" calcext:value-type="float">
            <text:p>11337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M1NC2JF6F0763418</text:p>
          </table:table-cell>
          <table:table-cell table:formula="of:=COM.MICROSOFT.CONCAT(&quot;INSERT INTO vehicle VALUES(DEFAULT, '&quot;; [.B48]; &quot;', '&quot;; [.C48]; &quot;', '&quot;; [.D48]; &quot;', '&quot;; [.E48]; &quot;', &quot;; [.F48]; &quot;, &quot;; [.G48]; &quot;, &quot;; [.H48]; &quot;, &quot;; [.I48]; &quot;, &quot;; [.J48]; &quot;, '&quot;; [.K48]; &quot;');&quot;)" office:value-type="string" office:string-value="INSERT INTO vehicle VALUES(DEFAULT, 'Jeep', 'Wrangler', 'CUgD-I4U', 'car', 113373, 1, 0, 47, 2, 'JM1NC2JF6F0763418');" calcext:value-type="string">
            <text:p>INSERT INTO vehicle VALUES(DEFAULT, 'Jeep', 'Wrangler', 'CUgD-I4U', 'car', 113373, 1, 0, 47, 2, 'JM1NC2JF6F0763418'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7S8b-c7i</text:p>
          </table:table-cell>
          <table:table-cell office:value-type="string" calcext:value-type="string">
            <text:p>car</text:p>
          </table:table-cell>
          <table:table-cell office:value-type="float" office:value="149487" calcext:value-type="float">
            <text:p>14948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4PT4GKXAW354551</text:p>
          </table:table-cell>
          <table:table-cell table:formula="of:=COM.MICROSOFT.CONCAT(&quot;INSERT INTO vehicle VALUES(DEFAULT, '&quot;; [.B49]; &quot;', '&quot;; [.C49]; &quot;', '&quot;; [.D49]; &quot;', '&quot;; [.E49]; &quot;', &quot;; [.F49]; &quot;, &quot;; [.G49]; &quot;, &quot;; [.H49]; &quot;, &quot;; [.I49]; &quot;, &quot;; [.J49]; &quot;, '&quot;; [.K49]; &quot;');&quot;)" office:value-type="string" office:string-value="INSERT INTO vehicle VALUES(DEFAULT, 'Land Rover', 'Discovery', '7S8b-c7i', 'car', 149487, 1, 1, 48, 37, '1D4PT4GKXAW354551');" calcext:value-type="string">
            <text:p>INSERT INTO vehicle VALUES(DEFAULT, 'Land Rover', 'Discovery', '7S8b-c7i', 'car', 149487, 1, 1, 48, 37, '1D4PT4GKXAW354551'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-Class</text:p>
          </table:table-cell>
          <table:table-cell office:value-type="string" calcext:value-type="string">
            <text:p>UmoL-Smz</text:p>
          </table:table-cell>
          <table:table-cell office:value-type="string" calcext:value-type="string">
            <text:p>car</text:p>
          </table:table-cell>
          <table:table-cell office:value-type="float" office:value="44159" calcext:value-type="float">
            <text:p>4415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GYEK62N56G713051</text:p>
          </table:table-cell>
          <table:table-cell table:formula="of:=COM.MICROSOFT.CONCAT(&quot;INSERT INTO vehicle VALUES(DEFAULT, '&quot;; [.B50]; &quot;', '&quot;; [.C50]; &quot;', '&quot;; [.D50]; &quot;', '&quot;; [.E50]; &quot;', &quot;; [.F50]; &quot;, &quot;; [.G50]; &quot;, &quot;; [.H50]; &quot;, &quot;; [.I50]; &quot;, &quot;; [.J50]; &quot;, '&quot;; [.K50]; &quot;');&quot;)" office:value-type="string" office:string-value="INSERT INTO vehicle VALUES(DEFAULT, 'Mercedes-Benz', 'SL-Class', 'UmoL-Smz', 'car', 44159, 1, 0, 49, 40, '3GYEK62N56G713051');" calcext:value-type="string">
            <text:p>INSERT INTO vehicle VALUES(DEFAULT, 'Mercedes-Benz', 'SL-Class', 'UmoL-Smz', 'car', 44159, 1, 0, 49, 40, '3GYEK62N56G713051'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6</text:p>
          </table:table-cell>
          <table:table-cell office:value-type="string" calcext:value-type="string">
            <text:p>wZcv-peJ</text:p>
          </table:table-cell>
          <table:table-cell office:value-type="string" calcext:value-type="string">
            <text:p>car</text:p>
          </table:table-cell>
          <table:table-cell office:value-type="float" office:value="79030" calcext:value-type="float">
            <text:p>79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BAWL7C59AP911645</text:p>
          </table:table-cell>
          <table:table-cell table:formula="of:=COM.MICROSOFT.CONCAT(&quot;INSERT INTO vehicle VALUES(DEFAULT, '&quot;; [.B51]; &quot;', '&quot;; [.C51]; &quot;', '&quot;; [.D51]; &quot;', '&quot;; [.E51]; &quot;', &quot;; [.F51]; &quot;, &quot;; [.G51]; &quot;, &quot;; [.H51]; &quot;, &quot;; [.I51]; &quot;, &quot;; [.J51]; &quot;, '&quot;; [.K51]; &quot;');&quot;)" office:value-type="string" office:string-value="INSERT INTO vehicle VALUES(DEFAULT, 'Mazda', 'Mazda6', 'wZcv-peJ', 'car', 79030, 1, 0, 50, 30, 'WBAWL7C59AP911645');" calcext:value-type="string">
            <text:p>INSERT INTO vehicle VALUES(DEFAULT, 'Mazda', 'Mazda6', 'wZcv-peJ', 'car', 79030, 1, 0, 50, 30, 'WBAWL7C59AP911645'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Viper</text:p>
          </table:table-cell>
          <table:table-cell office:value-type="string" calcext:value-type="string">
            <text:p>QRNz-58F</text:p>
          </table:table-cell>
          <table:table-cell office:value-type="string" calcext:value-type="string">
            <text:p>car</text:p>
          </table:table-cell>
          <table:table-cell office:value-type="float" office:value="22461" calcext:value-type="float">
            <text:p>2246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BA3A9G58DN866390</text:p>
          </table:table-cell>
          <table:table-cell table:formula="of:=COM.MICROSOFT.CONCAT(&quot;INSERT INTO vehicle VALUES(DEFAULT, '&quot;; [.B52]; &quot;', '&quot;; [.C52]; &quot;', '&quot;; [.D52]; &quot;', '&quot;; [.E52]; &quot;', &quot;; [.F52]; &quot;, &quot;; [.G52]; &quot;, &quot;; [.H52]; &quot;, &quot;; [.I52]; &quot;, &quot;; [.J52]; &quot;, '&quot;; [.K52]; &quot;');&quot;)" office:value-type="string" office:string-value="INSERT INTO vehicle VALUES(DEFAULT, 'Dodge', 'Viper', 'QRNz-58F', 'car', 22461, 1, 0, 51, 73, 'WBA3A9G58DN866390');" calcext:value-type="string">
            <text:p>INSERT INTO vehicle VALUES(DEFAULT, 'Dodge', 'Viper', 'QRNz-58F', 'car', 22461, 1, 0, 51, 73, 'WBA3A9G58DN866390'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VQUb-Dva</text:p>
          </table:table-cell>
          <table:table-cell office:value-type="string" calcext:value-type="string">
            <text:p>car</text:p>
          </table:table-cell>
          <table:table-cell office:value-type="float" office:value="87457" calcext:value-type="float">
            <text:p>8745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WAUAC48H44K152822</text:p>
          </table:table-cell>
          <table:table-cell table:formula="of:=COM.MICROSOFT.CONCAT(&quot;INSERT INTO vehicle VALUES(DEFAULT, '&quot;; [.B53]; &quot;', '&quot;; [.C53]; &quot;', '&quot;; [.D53]; &quot;', '&quot;; [.E53]; &quot;', &quot;; [.F53]; &quot;, &quot;; [.G53]; &quot;, &quot;; [.H53]; &quot;, &quot;; [.I53]; &quot;, &quot;; [.J53]; &quot;, '&quot;; [.K53]; &quot;');&quot;)" office:value-type="string" office:string-value="INSERT INTO vehicle VALUES(DEFAULT, 'Ford', 'F150', 'VQUb-Dva', 'car', 87457, 0, 1, 52, 52, 'WAUAC48H44K152822');" calcext:value-type="string">
            <text:p>INSERT INTO vehicle VALUES(DEFAULT, 'Ford', 'F150', 'VQUb-Dva', 'car', 87457, 0, 1, 52, 52, 'WAUAC48H44K152822'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9-3</text:p>
          </table:table-cell>
          <table:table-cell office:value-type="string" calcext:value-type="string">
            <text:p>QnMm-2lP</text:p>
          </table:table-cell>
          <table:table-cell office:value-type="string" calcext:value-type="string">
            <text:p>car</text:p>
          </table:table-cell>
          <table:table-cell office:value-type="float" office:value="138153" calcext:value-type="float">
            <text:p>13815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H4CU2F68CC966591</text:p>
          </table:table-cell>
          <table:table-cell table:formula="of:=COM.MICROSOFT.CONCAT(&quot;INSERT INTO vehicle VALUES(DEFAULT, '&quot;; [.B54]; &quot;', '&quot;; [.C54]; &quot;', '&quot;; [.D54]; &quot;', '&quot;; [.E54]; &quot;', &quot;; [.F54]; &quot;, &quot;; [.G54]; &quot;, &quot;; [.H54]; &quot;, &quot;; [.I54]; &quot;, &quot;; [.J54]; &quot;, '&quot;; [.K54]; &quot;');&quot;)" office:value-type="string" office:string-value="INSERT INTO vehicle VALUES(DEFAULT, 'Saab', '9-3', 'QnMm-2lP', 'car', 138153, 1, 1, 53, 14, 'JH4CU2F68CC966591');" calcext:value-type="string">
            <text:p>INSERT INTO vehicle VALUES(DEFAULT, 'Saab', '9-3', 'QnMm-2lP', 'car', 138153, 1, 1, 53, 14, 'JH4CU2F68CC966591'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1500</text:p>
          </table:table-cell>
          <table:table-cell office:value-type="string" calcext:value-type="string">
            <text:p>S2VJ-tkG</text:p>
          </table:table-cell>
          <table:table-cell office:value-type="string" calcext:value-type="string">
            <text:p>car</text:p>
          </table:table-cell>
          <table:table-cell office:value-type="float" office:value="110618" calcext:value-type="float">
            <text:p>1106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P0CA2A89CS604911</text:p>
          </table:table-cell>
          <table:table-cell table:formula="of:=COM.MICROSOFT.CONCAT(&quot;INSERT INTO vehicle VALUES(DEFAULT, '&quot;; [.B55]; &quot;', '&quot;; [.C55]; &quot;', '&quot;; [.D55]; &quot;', '&quot;; [.E55]; &quot;', &quot;; [.F55]; &quot;, &quot;; [.G55]; &quot;, &quot;; [.H55]; &quot;, &quot;; [.I55]; &quot;, &quot;; [.J55]; &quot;, '&quot;; [.K55]; &quot;');&quot;)" office:value-type="string" office:string-value="INSERT INTO vehicle VALUES(DEFAULT, 'GMC', 'Savana 1500', 'S2VJ-tkG', 'car', 110618, 0, 1, 54, 56, 'WP0CA2A89CS604911');" calcext:value-type="string">
            <text:p>INSERT INTO vehicle VALUES(DEFAULT, 'GMC', 'Savana 1500', 'S2VJ-tkG', 'car', 110618, 0, 1, 54, 56, 'WP0CA2A89CS604911'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1500</text:p>
          </table:table-cell>
          <table:table-cell office:value-type="string" calcext:value-type="string">
            <text:p>gPyu-cSo</text:p>
          </table:table-cell>
          <table:table-cell office:value-type="string" calcext:value-type="string">
            <text:p>car</text:p>
          </table:table-cell>
          <table:table-cell office:value-type="float" office:value="112008" calcext:value-type="float">
            <text:p>1120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GYS3JKJ5FR540597</text:p>
          </table:table-cell>
          <table:table-cell table:formula="of:=COM.MICROSOFT.CONCAT(&quot;INSERT INTO vehicle VALUES(DEFAULT, '&quot;; [.B56]; &quot;', '&quot;; [.C56]; &quot;', '&quot;; [.D56]; &quot;', '&quot;; [.E56]; &quot;', &quot;; [.F56]; &quot;, &quot;; [.G56]; &quot;, &quot;; [.H56]; &quot;, &quot;; [.I56]; &quot;, &quot;; [.J56]; &quot;, '&quot;; [.K56]; &quot;');&quot;)" office:value-type="string" office:string-value="INSERT INTO vehicle VALUES(DEFAULT, 'Chevrolet', 'Express 1500', 'gPyu-cSo', 'car', 112008, 0, 1, 55, 45, '1GYS3JKJ5FR540597');" calcext:value-type="string">
            <text:p>INSERT INTO vehicle VALUES(DEFAULT, 'Chevrolet', 'Express 1500', 'gPyu-cSo', 'car', 112008, 0, 1, 55, 45, '1GYS3JKJ5FR540597'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K-Class</text:p>
          </table:table-cell>
          <table:table-cell office:value-type="string" calcext:value-type="string">
            <text:p>n3ba-p3W</text:p>
          </table:table-cell>
          <table:table-cell office:value-type="string" calcext:value-type="string">
            <text:p>car</text:p>
          </table:table-cell>
          <table:table-cell office:value-type="float" office:value="35868" calcext:value-type="float">
            <text:p>3586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AUMF98P96A062860</text:p>
          </table:table-cell>
          <table:table-cell table:formula="of:=COM.MICROSOFT.CONCAT(&quot;INSERT INTO vehicle VALUES(DEFAULT, '&quot;; [.B57]; &quot;', '&quot;; [.C57]; &quot;', '&quot;; [.D57]; &quot;', '&quot;; [.E57]; &quot;', &quot;; [.F57]; &quot;, &quot;; [.G57]; &quot;, &quot;; [.H57]; &quot;, &quot;; [.I57]; &quot;, &quot;; [.J57]; &quot;, '&quot;; [.K57]; &quot;');&quot;)" office:value-type="string" office:string-value="INSERT INTO vehicle VALUES(DEFAULT, 'Mercedes-Benz', 'SLK-Class', 'n3ba-p3W', 'car', 35868, 0, 0, 56, 62, 'WAUMF98P96A062860');" calcext:value-type="string">
            <text:p>INSERT INTO vehicle VALUES(DEFAULT, 'Mercedes-Benz', 'SLK-Class', 'n3ba-p3W', 'car', 35868, 0, 0, 56, 62, 'WAUMF98P96A062860'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c7GD-QsH</text:p>
          </table:table-cell>
          <table:table-cell office:value-type="string" calcext:value-type="string">
            <text:p>car</text:p>
          </table:table-cell>
          <table:table-cell office:value-type="float" office:value="81949" calcext:value-type="float">
            <text:p>8194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BAVL1C5XFV109827</text:p>
          </table:table-cell>
          <table:table-cell table:formula="of:=COM.MICROSOFT.CONCAT(&quot;INSERT INTO vehicle VALUES(DEFAULT, '&quot;; [.B58]; &quot;', '&quot;; [.C58]; &quot;', '&quot;; [.D58]; &quot;', '&quot;; [.E58]; &quot;', &quot;; [.F58]; &quot;, &quot;; [.G58]; &quot;, &quot;; [.H58]; &quot;, &quot;; [.I58]; &quot;, &quot;; [.J58]; &quot;, '&quot;; [.K58]; &quot;');&quot;)" office:value-type="string" office:string-value="INSERT INTO vehicle VALUES(DEFAULT, 'Ford', 'Taurus', 'c7GD-QsH', 'car', 81949, 1, 1, 57, 47, 'WBAVL1C5XFV109827');" calcext:value-type="string">
            <text:p>INSERT INTO vehicle VALUES(DEFAULT, 'Ford', 'Taurus', 'c7GD-QsH', 'car', 81949, 1, 1, 57, 47, 'WBAVL1C5XFV109827'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Rendezvous</text:p>
          </table:table-cell>
          <table:table-cell office:value-type="string" calcext:value-type="string">
            <text:p>JFw7-RaA</text:p>
          </table:table-cell>
          <table:table-cell office:value-type="string" calcext:value-type="string">
            <text:p>car</text:p>
          </table:table-cell>
          <table:table-cell office:value-type="float" office:value="82453" calcext:value-type="float">
            <text:p>8245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UKFAFL5BN029026</text:p>
          </table:table-cell>
          <table:table-cell table:formula="of:=COM.MICROSOFT.CONCAT(&quot;INSERT INTO vehicle VALUES(DEFAULT, '&quot;; [.B59]; &quot;', '&quot;; [.C59]; &quot;', '&quot;; [.D59]; &quot;', '&quot;; [.E59]; &quot;', &quot;; [.F59]; &quot;, &quot;; [.G59]; &quot;, &quot;; [.H59]; &quot;, &quot;; [.I59]; &quot;, &quot;; [.J59]; &quot;, '&quot;; [.K59]; &quot;');&quot;)" office:value-type="string" office:string-value="INSERT INTO vehicle VALUES(DEFAULT, 'Buick', 'Rendezvous', 'JFw7-RaA', 'car', 82453, 1, 1, 58, 66, 'WAUKFAFL5BN029026');" calcext:value-type="string">
            <text:p>INSERT INTO vehicle VALUES(DEFAULT, 'Buick', 'Rendezvous', 'JFw7-RaA', 'car', 82453, 1, 1, 58, 66, 'WAUKFAFL5BN029026'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NVL-3IP</text:p>
          </table:table-cell>
          <table:table-cell office:value-type="string" calcext:value-type="string">
            <text:p>car</text:p>
          </table:table-cell>
          <table:table-cell office:value-type="float" office:value="139088" calcext:value-type="float">
            <text:p>1390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GT01ZCG3EF067612</text:p>
          </table:table-cell>
          <table:table-cell table:formula="of:=COM.MICROSOFT.CONCAT(&quot;INSERT INTO vehicle VALUES(DEFAULT, '&quot;; [.B60]; &quot;', '&quot;; [.C60]; &quot;', '&quot;; [.D60]; &quot;', '&quot;; [.E60]; &quot;', &quot;; [.F60]; &quot;, &quot;; [.G60]; &quot;, &quot;; [.H60]; &quot;, &quot;; [.I60]; &quot;, &quot;; [.J60]; &quot;, '&quot;; [.K60]; &quot;');&quot;)" office:value-type="string" office:string-value="INSERT INTO vehicle VALUES(DEFAULT, 'Lexus', 'ES', 'vNVL-3IP', 'car', 139088, 0, 1, 59, 53, '1GT01ZCG3EF067612');" calcext:value-type="string">
            <text:p>INSERT INTO vehicle VALUES(DEFAULT, 'Lexus', 'ES', 'vNVL-3IP', 'car', 139088, 0, 1, 59, 53, '1GT01ZCG3EF067612'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Colt Vista</text:p>
          </table:table-cell>
          <table:table-cell office:value-type="string" calcext:value-type="string">
            <text:p>tC0w-gTX</text:p>
          </table:table-cell>
          <table:table-cell office:value-type="string" calcext:value-type="string">
            <text:p>car</text:p>
          </table:table-cell>
          <table:table-cell office:value-type="float" office:value="93606" calcext:value-type="float">
            <text:p>936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LFR2BG1EH567633</text:p>
          </table:table-cell>
          <table:table-cell table:formula="of:=COM.MICROSOFT.CONCAT(&quot;INSERT INTO vehicle VALUES(DEFAULT, '&quot;; [.B61]; &quot;', '&quot;; [.C61]; &quot;', '&quot;; [.D61]; &quot;', '&quot;; [.E61]; &quot;', &quot;; [.F61]; &quot;, &quot;; [.G61]; &quot;, &quot;; [.H61]; &quot;, &quot;; [.I61]; &quot;, &quot;; [.J61]; &quot;, '&quot;; [.K61]; &quot;');&quot;)" office:value-type="string" office:string-value="INSERT INTO vehicle VALUES(DEFAULT, 'Plymouth', 'Colt Vista', 'tC0w-gTX', 'car', 93606, 0, 1, 60, 59, 'SALFR2BG1EH567633');" calcext:value-type="string">
            <text:p>INSERT INTO vehicle VALUES(DEFAULT, 'Plymouth', 'Colt Vista', 'tC0w-gTX', 'car', 93606, 0, 1, 60, 59, 'SALFR2BG1EH567633'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E-Class</text:p>
          </table:table-cell>
          <table:table-cell office:value-type="string" calcext:value-type="string">
            <text:p>zepR-Bz5</text:p>
          </table:table-cell>
          <table:table-cell office:value-type="string" calcext:value-type="string">
            <text:p>car</text:p>
          </table:table-cell>
          <table:table-cell office:value-type="float" office:value="127252" calcext:value-type="float">
            <text:p>12725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FTWW3CY0AE295873</text:p>
          </table:table-cell>
          <table:table-cell table:formula="of:=COM.MICROSOFT.CONCAT(&quot;INSERT INTO vehicle VALUES(DEFAULT, '&quot;; [.B62]; &quot;', '&quot;; [.C62]; &quot;', '&quot;; [.D62]; &quot;', '&quot;; [.E62]; &quot;', &quot;; [.F62]; &quot;, &quot;; [.G62]; &quot;, &quot;; [.H62]; &quot;, &quot;; [.I62]; &quot;, &quot;; [.J62]; &quot;, '&quot;; [.K62]; &quot;');&quot;)" office:value-type="string" office:string-value="INSERT INTO vehicle VALUES(DEFAULT, 'Mercedes-Benz', 'E-Class', 'zepR-Bz5', 'car', 127252, 1, 1, 61, 9, '1FTWW3CY0AE295873');" calcext:value-type="string">
            <text:p>INSERT INTO vehicle VALUES(DEFAULT, 'Mercedes-Benz', 'E-Class', 'zepR-Bz5', 'car', 127252, 1, 1, 61, 9, '1FTWW3CY0AE295873'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RVR</text:p>
          </table:table-cell>
          <table:table-cell office:value-type="string" calcext:value-type="string">
            <text:p>BChI-PII</text:p>
          </table:table-cell>
          <table:table-cell office:value-type="string" calcext:value-type="string">
            <text:p>car</text:p>
          </table:table-cell>
          <table:table-cell office:value-type="float" office:value="142524" calcext:value-type="float">
            <text:p>14252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D7TP2CT4BG049233</text:p>
          </table:table-cell>
          <table:table-cell table:formula="of:=COM.MICROSOFT.CONCAT(&quot;INSERT INTO vehicle VALUES(DEFAULT, '&quot;; [.B63]; &quot;', '&quot;; [.C63]; &quot;', '&quot;; [.D63]; &quot;', '&quot;; [.E63]; &quot;', &quot;; [.F63]; &quot;, &quot;; [.G63]; &quot;, &quot;; [.H63]; &quot;, &quot;; [.I63]; &quot;, &quot;; [.J63]; &quot;, '&quot;; [.K63]; &quot;');&quot;)" office:value-type="string" office:string-value="INSERT INTO vehicle VALUES(DEFAULT, 'Mitsubishi', 'RVR', 'BChI-PII', 'car', 142524, 0, 0, 62, 63, '3D7TP2CT4BG049233');" calcext:value-type="string">
            <text:p>INSERT INTO vehicle VALUES(DEFAULT, 'Mitsubishi', 'RVR', 'BChI-PII', 'car', 142524, 0, 0, 62, 63, '3D7TP2CT4BG049233'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4Runner</text:p>
          </table:table-cell>
          <table:table-cell office:value-type="string" calcext:value-type="string">
            <text:p>vhIg-fy7</text:p>
          </table:table-cell>
          <table:table-cell office:value-type="string" calcext:value-type="string">
            <text:p>car</text:p>
          </table:table-cell>
          <table:table-cell office:value-type="float" office:value="64014" calcext:value-type="float">
            <text:p>6401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T3BA3BB6CU409920</text:p>
          </table:table-cell>
          <table:table-cell table:formula="of:=COM.MICROSOFT.CONCAT(&quot;INSERT INTO vehicle VALUES(DEFAULT, '&quot;; [.B64]; &quot;', '&quot;; [.C64]; &quot;', '&quot;; [.D64]; &quot;', '&quot;; [.E64]; &quot;', &quot;; [.F64]; &quot;, &quot;; [.G64]; &quot;, &quot;; [.H64]; &quot;, &quot;; [.I64]; &quot;, &quot;; [.J64]; &quot;, '&quot;; [.K64]; &quot;');&quot;)" office:value-type="string" office:string-value="INSERT INTO vehicle VALUES(DEFAULT, 'Toyota', '4Runner', 'vhIg-fy7', 'car', 64014, 0, 0, 63, 34, '4T3BA3BB6CU409920');" calcext:value-type="string">
            <text:p>INSERT INTO vehicle VALUES(DEFAULT, 'Toyota', '4Runner', 'vhIg-fy7', 'car', 64014, 0, 0, 63, 34, '4T3BA3BB6CU409920'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ierra 2500</text:p>
          </table:table-cell>
          <table:table-cell office:value-type="string" calcext:value-type="string">
            <text:p>Mgkd-dvz</text:p>
          </table:table-cell>
          <table:table-cell office:value-type="string" calcext:value-type="string">
            <text:p>car</text:p>
          </table:table-cell>
          <table:table-cell office:value-type="float" office:value="6774" calcext:value-type="float">
            <text:p>677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C4AJWAG5CL401501</text:p>
          </table:table-cell>
          <table:table-cell table:formula="of:=COM.MICROSOFT.CONCAT(&quot;INSERT INTO vehicle VALUES(DEFAULT, '&quot;; [.B65]; &quot;', '&quot;; [.C65]; &quot;', '&quot;; [.D65]; &quot;', '&quot;; [.E65]; &quot;', &quot;; [.F65]; &quot;, &quot;; [.G65]; &quot;, &quot;; [.H65]; &quot;, &quot;; [.I65]; &quot;, &quot;; [.J65]; &quot;, '&quot;; [.K65]; &quot;');&quot;)" office:value-type="string" office:string-value="INSERT INTO vehicle VALUES(DEFAULT, 'GMC', 'Sierra 2500', 'Mgkd-dvz', 'car', 6774, 1, 1, 64, 6, '1C4AJWAG5CL401501');" calcext:value-type="string">
            <text:p>INSERT INTO vehicle VALUES(DEFAULT, 'GMC', 'Sierra 2500', 'Mgkd-dvz', 'car', 6774, 1, 1, 64, 6, '1C4AJWAG5CL401501'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T-R</text:p>
          </table:table-cell>
          <table:table-cell office:value-type="string" calcext:value-type="string">
            <text:p>GOCG-jqN</text:p>
          </table:table-cell>
          <table:table-cell office:value-type="string" calcext:value-type="string">
            <text:p>car</text:p>
          </table:table-cell>
          <table:table-cell office:value-type="float" office:value="19823" calcext:value-type="float">
            <text:p>198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NAGM4AD7D5349688</text:p>
          </table:table-cell>
          <table:table-cell table:formula="of:=COM.MICROSOFT.CONCAT(&quot;INSERT INTO vehicle VALUES(DEFAULT, '&quot;; [.B66]; &quot;', '&quot;; [.C66]; &quot;', '&quot;; [.D66]; &quot;', '&quot;; [.E66]; &quot;', &quot;; [.F66]; &quot;, &quot;; [.G66]; &quot;, &quot;; [.H66]; &quot;, &quot;; [.I66]; &quot;, &quot;; [.J66]; &quot;, '&quot;; [.K66]; &quot;');&quot;)" office:value-type="string" office:string-value="INSERT INTO vehicle VALUES(DEFAULT, 'Nissan', 'GT-R', 'GOCG-jqN', 'car', 19823, 1, 0, 65, 37, 'KNAGM4AD7D5349688');" calcext:value-type="string">
            <text:p>INSERT INTO vehicle VALUES(DEFAULT, 'Nissan', 'GT-R', 'GOCG-jqN', 'car', 19823, 1, 0, 65, 37, 'KNAGM4AD7D5349688'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-Series</text:p>
          </table:table-cell>
          <table:table-cell office:value-type="string" calcext:value-type="string">
            <text:p>HmGx-m29</text:p>
          </table:table-cell>
          <table:table-cell office:value-type="string" calcext:value-type="string">
            <text:p>car</text:p>
          </table:table-cell>
          <table:table-cell office:value-type="float" office:value="90818" calcext:value-type="float">
            <text:p>908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N6AF0LY7FN852827</text:p>
          </table:table-cell>
          <table:table-cell table:formula="of:=COM.MICROSOFT.CONCAT(&quot;INSERT INTO vehicle VALUES(DEFAULT, '&quot;; [.B67]; &quot;', '&quot;; [.C67]; &quot;', '&quot;; [.D67]; &quot;', '&quot;; [.E67]; &quot;', &quot;; [.F67]; &quot;, &quot;; [.G67]; &quot;, &quot;; [.H67]; &quot;, &quot;; [.I67]; &quot;, &quot;; [.J67]; &quot;, '&quot;; [.K67]; &quot;');&quot;)" office:value-type="string" office:string-value="INSERT INTO vehicle VALUES(DEFAULT, 'Ford', 'F-Series', 'HmGx-m29', 'car', 90818, 1, 0, 66, 27, '1N6AF0LY7FN852827');" calcext:value-type="string">
            <text:p>INSERT INTO vehicle VALUES(DEFAULT, 'Ford', 'F-Series', 'HmGx-m29', 'car', 90818, 1, 0, 66, 27, '1N6AF0LY7FN852827'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ldsmobile</text:p>
          </table:table-cell>
          <table:table-cell office:value-type="string" calcext:value-type="string">
            <text:p>Intrigue</text:p>
          </table:table-cell>
          <table:table-cell office:value-type="string" calcext:value-type="string">
            <text:p>nGJ4-H1L</text:p>
          </table:table-cell>
          <table:table-cell office:value-type="string" calcext:value-type="string">
            <text:p>car</text:p>
          </table:table-cell>
          <table:table-cell office:value-type="float" office:value="52893" calcext:value-type="float">
            <text:p>5289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ADM4A38E6962103</text:p>
          </table:table-cell>
          <table:table-cell table:formula="of:=COM.MICROSOFT.CONCAT(&quot;INSERT INTO vehicle VALUES(DEFAULT, '&quot;; [.B68]; &quot;', '&quot;; [.C68]; &quot;', '&quot;; [.D68]; &quot;', '&quot;; [.E68]; &quot;', &quot;; [.F68]; &quot;, &quot;; [.G68]; &quot;, &quot;; [.H68]; &quot;, &quot;; [.I68]; &quot;, &quot;; [.J68]; &quot;, '&quot;; [.K68]; &quot;');&quot;)" office:value-type="string" office:string-value="INSERT INTO vehicle VALUES(DEFAULT, 'Oldsmobile', 'Intrigue', 'nGJ4-H1L', 'car', 52893, 0, 0, 67, 4, 'KNADM4A38E6962103');" calcext:value-type="string">
            <text:p>INSERT INTO vehicle VALUES(DEFAULT, 'Oldsmobile', 'Intrigue', 'nGJ4-H1L', 'car', 52893, 0, 0, 67, 4, 'KNADM4A38E6962103'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500SEC</text:p>
          </table:table-cell>
          <table:table-cell office:value-type="string" calcext:value-type="string">
            <text:p>D8gc-9Ul</text:p>
          </table:table-cell>
          <table:table-cell office:value-type="string" calcext:value-type="string">
            <text:p>car</text:p>
          </table:table-cell>
          <table:table-cell office:value-type="float" office:value="114524" calcext:value-type="float">
            <text:p>11452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BSBL93464J784728</text:p>
          </table:table-cell>
          <table:table-cell table:formula="of:=COM.MICROSOFT.CONCAT(&quot;INSERT INTO vehicle VALUES(DEFAULT, '&quot;; [.B69]; &quot;', '&quot;; [.C69]; &quot;', '&quot;; [.D69]; &quot;', '&quot;; [.E69]; &quot;', &quot;; [.F69]; &quot;, &quot;; [.G69]; &quot;, &quot;; [.H69]; &quot;, &quot;; [.I69]; &quot;, &quot;; [.J69]; &quot;, '&quot;; [.K69]; &quot;');&quot;)" office:value-type="string" office:string-value="INSERT INTO vehicle VALUES(DEFAULT, 'Mercedes-Benz', '500SEC', 'D8gc-9Ul', 'car', 114524, 0, 0, 68, 48, 'WBSBL93464J784728');" calcext:value-type="string">
            <text:p>INSERT INTO vehicle VALUES(DEFAULT, 'Mercedes-Benz', '500SEC', 'D8gc-9Ul', 'car', 114524, 0, 0, 68, 48, 'WBSBL93464J784728'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MW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vDj-0is</text:p>
          </table:table-cell>
          <table:table-cell office:value-type="string" calcext:value-type="string">
            <text:p>car</text:p>
          </table:table-cell>
          <table:table-cell office:value-type="float" office:value="145729" calcext:value-type="float">
            <text:p>14572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TC28NX61023083</text:p>
          </table:table-cell>
          <table:table-cell table:formula="of:=COM.MICROSOFT.CONCAT(&quot;INSERT INTO vehicle VALUES(DEFAULT, '&quot;; [.B70]; &quot;', '&quot;; [.C70]; &quot;', '&quot;; [.D70]; &quot;', '&quot;; [.E70]; &quot;', &quot;; [.F70]; &quot;, &quot;; [.G70]; &quot;, &quot;; [.H70]; &quot;, &quot;; [.I70]; &quot;, &quot;; [.J70]; &quot;, '&quot;; [.K70]; &quot;');&quot;)" office:value-type="string" office:string-value="INSERT INTO vehicle VALUES(DEFAULT, 'BMW', '530', 'cvDj-0is', 'car', 145729, 1, 1, 69, 12, 'TRUTC28NX61023083');" calcext:value-type="string">
            <text:p>INSERT INTO vehicle VALUES(DEFAULT, 'BMW', '530', 'cvDj-0is', 'car', 145729, 1, 1, 69, 12, 'TRUTC28NX61023083'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Continental GTC</text:p>
          </table:table-cell>
          <table:table-cell office:value-type="string" calcext:value-type="string">
            <text:p>5zSN-ZMZ</text:p>
          </table:table-cell>
          <table:table-cell office:value-type="string" calcext:value-type="string">
            <text:p>car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TDBK3EH1AS036586</text:p>
          </table:table-cell>
          <table:table-cell table:formula="of:=COM.MICROSOFT.CONCAT(&quot;INSERT INTO vehicle VALUES(DEFAULT, '&quot;; [.B71]; &quot;', '&quot;; [.C71]; &quot;', '&quot;; [.D71]; &quot;', '&quot;; [.E71]; &quot;', &quot;; [.F71]; &quot;, &quot;; [.G71]; &quot;, &quot;; [.H71]; &quot;, &quot;; [.I71]; &quot;, &quot;; [.J71]; &quot;, '&quot;; [.K71]; &quot;');&quot;)" office:value-type="string" office:string-value="INSERT INTO vehicle VALUES(DEFAULT, 'Bentley', 'Continental GTC', '5zSN-ZMZ', 'car', 6313, 1, 0, 70, 25, '5TDBK3EH1AS036586');" calcext:value-type="string">
            <text:p>INSERT INTO vehicle VALUES(DEFAULT, 'Bentley', 'Continental GTC', '5zSN-ZMZ', 'car', 6313, 1, 0, 70, 25, '5TDBK3EH1AS036586'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aravan</text:p>
          </table:table-cell>
          <table:table-cell office:value-type="string" calcext:value-type="string">
            <text:p>U3yb-UU3</text:p>
          </table:table-cell>
          <table:table-cell office:value-type="string" calcext:value-type="string">
            <text:p>car</text:p>
          </table:table-cell>
          <table:table-cell office:value-type="float" office:value="138655" calcext:value-type="float">
            <text:p>13865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UMK78K09A112246</text:p>
          </table:table-cell>
          <table:table-cell table:formula="of:=COM.MICROSOFT.CONCAT(&quot;INSERT INTO vehicle VALUES(DEFAULT, '&quot;; [.B72]; &quot;', '&quot;; [.C72]; &quot;', '&quot;; [.D72]; &quot;', '&quot;; [.E72]; &quot;', &quot;; [.F72]; &quot;, &quot;; [.G72]; &quot;, &quot;; [.H72]; &quot;, &quot;; [.I72]; &quot;, &quot;; [.J72]; &quot;, '&quot;; [.K72]; &quot;');&quot;)" office:value-type="string" office:string-value="INSERT INTO vehicle VALUES(DEFAULT, 'Dodge', 'Caravan', 'U3yb-UU3', 'car', 138655, 0, 0, 71, 1, 'WAUMK78K09A112246');" calcext:value-type="string">
            <text:p>INSERT INTO vehicle VALUES(DEFAULT, 'Dodge', 'Caravan', 'U3yb-UU3', 'car', 138655, 0, 0, 71, 1, 'WAUMK78K09A112246'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Eurovan</text:p>
          </table:table-cell>
          <table:table-cell office:value-type="string" calcext:value-type="string">
            <text:p>vXcJ-giq</text:p>
          </table:table-cell>
          <table:table-cell office:value-type="string" calcext:value-type="string">
            <text:p>car</text:p>
          </table:table-cell>
          <table:table-cell office:value-type="float" office:value="110560" calcext:value-type="float">
            <text:p>11056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4PH5FV5AT088140</text:p>
          </table:table-cell>
          <table:table-cell table:formula="of:=COM.MICROSOFT.CONCAT(&quot;INSERT INTO vehicle VALUES(DEFAULT, '&quot;; [.B73]; &quot;', '&quot;; [.C73]; &quot;', '&quot;; [.D73]; &quot;', '&quot;; [.E73]; &quot;', &quot;; [.F73]; &quot;, &quot;; [.G73]; &quot;, &quot;; [.H73]; &quot;, &quot;; [.I73]; &quot;, &quot;; [.J73]; &quot;, '&quot;; [.K73]; &quot;');&quot;)" office:value-type="string" office:string-value="INSERT INTO vehicle VALUES(DEFAULT, 'Volkswagen', 'Eurovan', 'vXcJ-giq', 'car', 110560, 1, 1, 72, 24, '3D4PH5FV5AT088140');" calcext:value-type="string">
            <text:p>INSERT INTO vehicle VALUES(DEFAULT, 'Volkswagen', 'Eurovan', 'vXcJ-giq', 'car', 110560, 1, 1, 72, 24, '3D4PH5FV5AT088140'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cj5A-Gs6</text:p>
          </table:table-cell>
          <table:table-cell office:value-type="string" calcext:value-type="string">
            <text:p>car</text:p>
          </table:table-cell>
          <table:table-cell office:value-type="float" office:value="70406" calcext:value-type="float">
            <text:p>704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1D7RV1GP7BS418876</text:p>
          </table:table-cell>
          <table:table-cell table:formula="of:=COM.MICROSOFT.CONCAT(&quot;INSERT INTO vehicle VALUES(DEFAULT, '&quot;; [.B74]; &quot;', '&quot;; [.C74]; &quot;', '&quot;; [.D74]; &quot;', '&quot;; [.E74]; &quot;', &quot;; [.F74]; &quot;, &quot;; [.G74]; &quot;, &quot;; [.H74]; &quot;, &quot;; [.I74]; &quot;, &quot;; [.J74]; &quot;, '&quot;; [.K74]; &quot;');&quot;)" office:value-type="string" office:string-value="INSERT INTO vehicle VALUES(DEFAULT, 'Ford', 'E350', 'cj5A-Gs6', 'car', 70406, 0, 1, 73, 73, '1D7RV1GP7BS418876');" calcext:value-type="string">
            <text:p>INSERT INTO vehicle VALUES(DEFAULT, 'Ford', 'E350', 'cj5A-Gs6', 'car', 70406, 0, 1, 73, 73, '1D7RV1GP7BS418876'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hevrolet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0zlW-Nh6</text:p>
          </table:table-cell>
          <table:table-cell office:value-type="string" calcext:value-type="string">
            <text:p>car</text:p>
          </table:table-cell>
          <table:table-cell office:value-type="float" office:value="7817" calcext:value-type="float">
            <text:p>78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N1AN0NU6FN803291</text:p>
          </table:table-cell>
          <table:table-cell table:formula="of:=COM.MICROSOFT.CONCAT(&quot;INSERT INTO vehicle VALUES(DEFAULT, '&quot;; [.B75]; &quot;', '&quot;; [.C75]; &quot;', '&quot;; [.D75]; &quot;', '&quot;; [.E75]; &quot;', &quot;; [.F75]; &quot;, &quot;; [.G75]; &quot;, &quot;; [.H75]; &quot;, &quot;; [.I75]; &quot;, &quot;; [.J75]; &quot;, '&quot;; [.K75]; &quot;');&quot;)" office:value-type="string" office:string-value="INSERT INTO vehicle VALUES(DEFAULT, 'Chevrolet', '2500', '0zlW-Nh6', 'car', 7817, 1, 0, 74, 45, '5N1AN0NU6FN803291');" calcext:value-type="string">
            <text:p>INSERT INTO vehicle VALUES(DEFAULT, 'Chevrolet', '2500', '0zlW-Nh6', 'car', 7817, 1, 0, 74, 45, '5N1AN0NU6FN803291'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ybac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iR1-jrI</text:p>
          </table:table-cell>
          <table:table-cell office:value-type="string" calcext:value-type="string">
            <text:p>car</text:p>
          </table:table-cell>
          <table:table-cell office:value-type="float" office:value="18294" calcext:value-type="float">
            <text:p>1829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MHDB8AEXAU750516</text:p>
          </table:table-cell>
          <table:table-cell table:formula="of:=COM.MICROSOFT.CONCAT(&quot;INSERT INTO vehicle VALUES(DEFAULT, '&quot;; [.B76]; &quot;', '&quot;; [.C76]; &quot;', '&quot;; [.D76]; &quot;', '&quot;; [.E76]; &quot;', &quot;; [.F76]; &quot;, &quot;; [.G76]; &quot;, &quot;; [.H76]; &quot;, &quot;; [.I76]; &quot;, &quot;; [.J76]; &quot;, '&quot;; [.K76]; &quot;');&quot;)" office:value-type="string" office:string-value="INSERT INTO vehicle VALUES(DEFAULT, 'Maybach', '62', 'GiR1-jrI', 'car', 18294, 0, 0, 75, 3, 'KMHDB8AEXAU750516');" calcext:value-type="string">
            <text:p>INSERT INTO vehicle VALUES(DEFAULT, 'Maybach', '62', 'GiR1-jrI', 'car', 18294, 0, 0, 75, 3, 'KMHDB8AEXAU750516'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6 M</text:p>
          </table:table-cell>
          <table:table-cell office:value-type="string" calcext:value-type="string">
            <text:p>XhvP-oAj</text:p>
          </table:table-cell>
          <table:table-cell office:value-type="string" calcext:value-type="string">
            <text:p>car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FA6P8AMXF5173869</text:p>
          </table:table-cell>
          <table:table-cell table:formula="of:=COM.MICROSOFT.CONCAT(&quot;INSERT INTO vehicle VALUES(DEFAULT, '&quot;; [.B77]; &quot;', '&quot;; [.C77]; &quot;', '&quot;; [.D77]; &quot;', '&quot;; [.E77]; &quot;', &quot;; [.F77]; &quot;, &quot;; [.G77]; &quot;, &quot;; [.H77]; &quot;, &quot;; [.I77]; &quot;, &quot;; [.J77]; &quot;, '&quot;; [.K77]; &quot;');&quot;)" office:value-type="string" office:string-value="INSERT INTO vehicle VALUES(DEFAULT, 'BMW', 'X6 M', 'XhvP-oAj', 'car', 37135, 1, 0, 76, 65, '1FA6P8AMXF5173869');" calcext:value-type="string">
            <text:p>INSERT INTO vehicle VALUES(DEFAULT, 'BMW', 'X6 M', 'XhvP-oAj', 'car', 37135, 1, 0, 76, 65, '1FA6P8AMXF5173869'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</text:p>
          </table:table-cell>
          <table:table-cell office:value-type="string" calcext:value-type="string">
            <text:p>rkxd-epH</text:p>
          </table:table-cell>
          <table:table-cell office:value-type="string" calcext:value-type="string">
            <text:p>car</text:p>
          </table:table-cell>
          <table:table-cell office:value-type="float" office:value="89324" calcext:value-type="float">
            <text:p>8932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USBU33527L927834</text:p>
          </table:table-cell>
          <table:table-cell table:formula="of:=COM.MICROSOFT.CONCAT(&quot;INSERT INTO vehicle VALUES(DEFAULT, '&quot;; [.B78]; &quot;', '&quot;; [.C78]; &quot;', '&quot;; [.D78]; &quot;', '&quot;; [.E78]; &quot;', &quot;; [.F78]; &quot;, &quot;; [.G78]; &quot;, &quot;; [.H78]; &quot;, &quot;; [.I78]; &quot;, &quot;; [.J78]; &quot;, '&quot;; [.K78]; &quot;');&quot;)" office:value-type="string" office:string-value="INSERT INTO vehicle VALUES(DEFAULT, 'Jaguar', 'XJ', 'rkxd-epH', 'car', 89324, 1, 1, 77, 53, '4USBU33527L927834');" calcext:value-type="string">
            <text:p>INSERT INTO vehicle VALUES(DEFAULT, 'Jaguar', 'XJ', 'rkxd-epH', 'car', 89324, 1, 1, 77, 53, '4USBU33527L927834'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Grand Voyager</text:p>
          </table:table-cell>
          <table:table-cell office:value-type="string" calcext:value-type="string">
            <text:p>agiT-chs</text:p>
          </table:table-cell>
          <table:table-cell office:value-type="string" calcext:value-type="string">
            <text:p>car</text:p>
          </table:table-cell>
          <table:table-cell office:value-type="float" office:value="131157" calcext:value-type="float">
            <text:p>13115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BAAV53411J475392</text:p>
          </table:table-cell>
          <table:table-cell table:formula="of:=COM.MICROSOFT.CONCAT(&quot;INSERT INTO vehicle VALUES(DEFAULT, '&quot;; [.B79]; &quot;', '&quot;; [.C79]; &quot;', '&quot;; [.D79]; &quot;', '&quot;; [.E79]; &quot;', &quot;; [.F79]; &quot;, &quot;; [.G79]; &quot;, &quot;; [.H79]; &quot;, &quot;; [.I79]; &quot;, &quot;; [.J79]; &quot;, '&quot;; [.K79]; &quot;');&quot;)" office:value-type="string" office:string-value="INSERT INTO vehicle VALUES(DEFAULT, 'Plymouth', 'Grand Voyager', 'agiT-chs', 'car', 131157, 0, 0, 78, 27, 'WBAAV53411J475392');" calcext:value-type="string">
            <text:p>INSERT INTO vehicle VALUES(DEFAULT, 'Plymouth', 'Grand Voyager', 'agiT-chs', 'car', 131157, 0, 0, 78, 27, 'WBAAV53411J475392'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ldsmobile</text:p>
          </table:table-cell>
          <table:table-cell office:value-type="string" calcext:value-type="string">
            <text:p>Intrigue</text:p>
          </table:table-cell>
          <table:table-cell office:value-type="string" calcext:value-type="string">
            <text:p>1aL8-qnP</text:p>
          </table:table-cell>
          <table:table-cell office:value-type="string" calcext:value-type="string">
            <text:p>car</text:p>
          </table:table-cell>
          <table:table-cell office:value-type="float" office:value="34664" calcext:value-type="float">
            <text:p>346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GT3CZBG3AF120425</text:p>
          </table:table-cell>
          <table:table-cell table:formula="of:=COM.MICROSOFT.CONCAT(&quot;INSERT INTO vehicle VALUES(DEFAULT, '&quot;; [.B80]; &quot;', '&quot;; [.C80]; &quot;', '&quot;; [.D80]; &quot;', '&quot;; [.E80]; &quot;', &quot;; [.F80]; &quot;, &quot;; [.G80]; &quot;, &quot;; [.H80]; &quot;, &quot;; [.I80]; &quot;, &quot;; [.J80]; &quot;, '&quot;; [.K80]; &quot;');&quot;)" office:value-type="string" office:string-value="INSERT INTO vehicle VALUES(DEFAULT, 'Oldsmobile', 'Intrigue', '1aL8-qnP', 'car', 34664, 0, 1, 79, 17, '1GT3CZBG3AF120425');" calcext:value-type="string">
            <text:p>INSERT INTO vehicle VALUES(DEFAULT, 'Oldsmobile', 'Intrigue', '1aL8-qnP', 'car', 34664, 0, 1, 79, 17, '1GT3CZBG3AF120425'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5Sbu-sho</text:p>
          </table:table-cell>
          <table:table-cell office:value-type="string" calcext:value-type="string">
            <text:p>car</text:p>
          </table:table-cell>
          <table:table-cell office:value-type="float" office:value="121914" calcext:value-type="float">
            <text:p>12191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NPEB4AC2CH706863</text:p>
          </table:table-cell>
          <table:table-cell table:formula="of:=COM.MICROSOFT.CONCAT(&quot;INSERT INTO vehicle VALUES(DEFAULT, '&quot;; [.B81]; &quot;', '&quot;; [.C81]; &quot;', '&quot;; [.D81]; &quot;', '&quot;; [.E81]; &quot;', &quot;; [.F81]; &quot;, &quot;; [.G81]; &quot;, &quot;; [.H81]; &quot;, &quot;; [.I81]; &quot;, &quot;; [.J81]; &quot;, '&quot;; [.K81]; &quot;');&quot;)" office:value-type="string" office:string-value="INSERT INTO vehicle VALUES(DEFAULT, 'Ford', 'Mustang', '5Sbu-sho', 'car', 121914, 1, 1, 80, 7, '5NPEB4AC2CH706863');" calcext:value-type="string">
            <text:p>INSERT INTO vehicle VALUES(DEFAULT, 'Ford', 'Mustang', '5Sbu-sho', 'car', 121914, 1, 1, 80, 7, '5NPEB4AC2CH706863'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ArFL-2vH</text:p>
          </table:table-cell>
          <table:table-cell office:value-type="string" calcext:value-type="string">
            <text:p>car</text:p>
          </table:table-cell>
          <table:table-cell office:value-type="float" office:value="69877" calcext:value-type="float">
            <text:p>6987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N1CV6AP5AM861457</text:p>
          </table:table-cell>
          <table:table-cell table:formula="of:=COM.MICROSOFT.CONCAT(&quot;INSERT INTO vehicle VALUES(DEFAULT, '&quot;; [.B82]; &quot;', '&quot;; [.C82]; &quot;', '&quot;; [.D82]; &quot;', '&quot;; [.E82]; &quot;', &quot;; [.F82]; &quot;, &quot;; [.G82]; &quot;, &quot;; [.H82]; &quot;, &quot;; [.I82]; &quot;, &quot;; [.J82]; &quot;, '&quot;; [.K82]; &quot;');&quot;)" office:value-type="string" office:string-value="INSERT INTO vehicle VALUES(DEFAULT, 'Honda', 'Civic', 'ArFL-2vH', 'car', 69877, 0, 0, 81, 12, 'JN1CV6AP5AM861457');" calcext:value-type="string">
            <text:p>INSERT INTO vehicle VALUES(DEFAULT, 'Honda', 'Civic', 'ArFL-2vH', 'car', 69877, 0, 0, 81, 12, 'JN1CV6AP5AM861457'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Continental GTC</text:p>
          </table:table-cell>
          <table:table-cell office:value-type="string" calcext:value-type="string">
            <text:p>obAu-U96</text:p>
          </table:table-cell>
          <table:table-cell office:value-type="string" calcext:value-type="string">
            <text:p>car</text:p>
          </table:table-cell>
          <table:table-cell office:value-type="float" office:value="36343" calcext:value-type="float">
            <text:p>363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H4DC53042C714697</text:p>
          </table:table-cell>
          <table:table-cell table:formula="of:=COM.MICROSOFT.CONCAT(&quot;INSERT INTO vehicle VALUES(DEFAULT, '&quot;; [.B83]; &quot;', '&quot;; [.C83]; &quot;', '&quot;; [.D83]; &quot;', '&quot;; [.E83]; &quot;', &quot;; [.F83]; &quot;, &quot;; [.G83]; &quot;, &quot;; [.H83]; &quot;, &quot;; [.I83]; &quot;, &quot;; [.J83]; &quot;, '&quot;; [.K83]; &quot;');&quot;)" office:value-type="string" office:string-value="INSERT INTO vehicle VALUES(DEFAULT, 'Bentley', 'Continental GTC', 'obAu-U96', 'car', 36343, 0, 1, 82, 3, 'JH4DC53042C714697');" calcext:value-type="string">
            <text:p>INSERT INTO vehicle VALUES(DEFAULT, 'Bentley', 'Continental GTC', 'obAu-U96', 'car', 36343, 0, 1, 82, 3, 'JH4DC53042C714697'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Mvzz-LJF</text:p>
          </table:table-cell>
          <table:table-cell office:value-type="string" calcext:value-type="string">
            <text:p>car</text:p>
          </table:table-cell>
          <table:table-cell office:value-type="float" office:value="114875" calcext:value-type="float">
            <text:p>11487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C3ADEAZ7DV423674</text:p>
          </table:table-cell>
          <table:table-cell table:formula="of:=COM.MICROSOFT.CONCAT(&quot;INSERT INTO vehicle VALUES(DEFAULT, '&quot;; [.B84]; &quot;', '&quot;; [.C84]; &quot;', '&quot;; [.D84]; &quot;', '&quot;; [.E84]; &quot;', &quot;; [.F84]; &quot;, &quot;; [.G84]; &quot;, &quot;; [.H84]; &quot;, &quot;; [.I84]; &quot;, &quot;; [.J84]; &quot;, '&quot;; [.K84]; &quot;');&quot;)" office:value-type="string" office:string-value="INSERT INTO vehicle VALUES(DEFAULT, 'Audi', 'S4', 'Mvzz-LJF', 'car', 114875, 1, 1, 83, 28, '1C3ADEAZ7DV423674');" calcext:value-type="string">
            <text:p>INSERT INTO vehicle VALUES(DEFAULT, 'Audi', 'S4', 'Mvzz-LJF', 'car', 114875, 1, 1, 83, 28, '1C3ADEAZ7DV423674'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yker</text:p>
          </table:table-cell>
          <table:table-cell office:value-type="string" calcext:value-type="string">
            <text:p>C8 Spyder Wide Body</text:p>
          </table:table-cell>
          <table:table-cell office:value-type="string" calcext:value-type="string">
            <text:p>M0hY-K1O</text:p>
          </table:table-cell>
          <table:table-cell office:value-type="string" calcext:value-type="string">
            <text:p>car</text:p>
          </table:table-cell>
          <table:table-cell office:value-type="float" office:value="130214" calcext:value-type="float">
            <text:p>13021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NPEB4AC3DH206552</text:p>
          </table:table-cell>
          <table:table-cell table:formula="of:=COM.MICROSOFT.CONCAT(&quot;INSERT INTO vehicle VALUES(DEFAULT, '&quot;; [.B85]; &quot;', '&quot;; [.C85]; &quot;', '&quot;; [.D85]; &quot;', '&quot;; [.E85]; &quot;', &quot;; [.F85]; &quot;, &quot;; [.G85]; &quot;, &quot;; [.H85]; &quot;, &quot;; [.I85]; &quot;, &quot;; [.J85]; &quot;, '&quot;; [.K85]; &quot;');&quot;)" office:value-type="string" office:string-value="INSERT INTO vehicle VALUES(DEFAULT, 'Spyker', 'C8 Spyder Wide Body', 'M0hY-K1O', 'car', 130214, 1, 1, 84, 39, '5NPEB4AC3DH206552');" calcext:value-type="string">
            <text:p>INSERT INTO vehicle VALUES(DEFAULT, 'Spyker', 'C8 Spyder Wide Body', 'M0hY-K1O', 'car', 130214, 1, 1, 84, 39, '5NPEB4AC3DH206552'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LeMans</text:p>
          </table:table-cell>
          <table:table-cell office:value-type="string" calcext:value-type="string">
            <text:p>vB07-UR8</text:p>
          </table:table-cell>
          <table:table-cell office:value-type="string" calcext:value-type="string">
            <text:p>car</text:p>
          </table:table-cell>
          <table:table-cell office:value-type="float" office:value="35546" calcext:value-type="float">
            <text:p>3554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V1612FH1D2372029</text:p>
          </table:table-cell>
          <table:table-cell table:formula="of:=COM.MICROSOFT.CONCAT(&quot;INSERT INTO vehicle VALUES(DEFAULT, '&quot;; [.B86]; &quot;', '&quot;; [.C86]; &quot;', '&quot;; [.D86]; &quot;', '&quot;; [.E86]; &quot;', &quot;; [.F86]; &quot;, &quot;; [.G86]; &quot;, &quot;; [.H86]; &quot;, &quot;; [.I86]; &quot;, &quot;; [.J86]; &quot;, '&quot;; [.K86]; &quot;');&quot;)" office:value-type="string" office:string-value="INSERT INTO vehicle VALUES(DEFAULT, 'Pontiac', 'LeMans', 'vB07-UR8', 'car', 35546, 1, 1, 85, 8, 'YV1612FH1D2372029');" calcext:value-type="string">
            <text:p>INSERT INTO vehicle VALUES(DEFAULT, 'Pontiac', 'LeMans', 'vB07-UR8', 'car', 35546, 1, 1, 85, 8, 'YV1612FH1D2372029'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wAio-Ov1</text:p>
          </table:table-cell>
          <table:table-cell office:value-type="string" calcext:value-type="string">
            <text:p>car</text:p>
          </table:table-cell>
          <table:table-cell office:value-type="float" office:value="64110" calcext:value-type="float">
            <text:p>6411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NPEB4AC1EH912291</text:p>
          </table:table-cell>
          <table:table-cell table:formula="of:=COM.MICROSOFT.CONCAT(&quot;INSERT INTO vehicle VALUES(DEFAULT, '&quot;; [.B87]; &quot;', '&quot;; [.C87]; &quot;', '&quot;; [.D87]; &quot;', '&quot;; [.E87]; &quot;', &quot;; [.F87]; &quot;, &quot;; [.G87]; &quot;, &quot;; [.H87]; &quot;, &quot;; [.I87]; &quot;, &quot;; [.J87]; &quot;, '&quot;; [.K87]; &quot;');&quot;)" office:value-type="string" office:string-value="INSERT INTO vehicle VALUES(DEFAULT, 'Subaru', 'Legacy', 'wAio-Ov1', 'car', 64110, 1, 1, 86, 65, '5NPEB4AC1EH912291');" calcext:value-type="string">
            <text:p>INSERT INTO vehicle VALUES(DEFAULT, 'Subaru', 'Legacy', 'wAio-Ov1', 'car', 64110, 1, 1, 86, 65, '5NPEB4AC1EH912291'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Vandura 1500</text:p>
          </table:table-cell>
          <table:table-cell office:value-type="string" calcext:value-type="string">
            <text:p>R5sQ-Bn5</text:p>
          </table:table-cell>
          <table:table-cell office:value-type="string" calcext:value-type="string">
            <text:p>car</text:p>
          </table:table-cell>
          <table:table-cell office:value-type="float" office:value="112778" calcext:value-type="float">
            <text:p>11277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KNAFX5A87F5127733</text:p>
          </table:table-cell>
          <table:table-cell table:formula="of:=COM.MICROSOFT.CONCAT(&quot;INSERT INTO vehicle VALUES(DEFAULT, '&quot;; [.B88]; &quot;', '&quot;; [.C88]; &quot;', '&quot;; [.D88]; &quot;', '&quot;; [.E88]; &quot;', &quot;; [.F88]; &quot;, &quot;; [.G88]; &quot;, &quot;; [.H88]; &quot;, &quot;; [.I88]; &quot;, &quot;; [.J88]; &quot;, '&quot;; [.K88]; &quot;');&quot;)" office:value-type="string" office:string-value="INSERT INTO vehicle VALUES(DEFAULT, 'GMC', 'Vandura 1500', 'R5sQ-Bn5', 'car', 112778, 1, 1, 87, 49, 'KNAFX5A87F5127733');" calcext:value-type="string">
            <text:p>INSERT INTO vehicle VALUES(DEFAULT, 'GMC', 'Vandura 1500', 'R5sQ-Bn5', 'car', 112778, 1, 1, 87, 49, 'KNAFX5A87F5127733'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Marauder</text:p>
          </table:table-cell>
          <table:table-cell office:value-type="string" calcext:value-type="string">
            <text:p>xgGk-FvQ</text:p>
          </table:table-cell>
          <table:table-cell office:value-type="string" calcext:value-type="string">
            <text:p>car</text:p>
          </table:table-cell>
          <table:table-cell office:value-type="float" office:value="39684" calcext:value-type="float">
            <text:p>3968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AUKFAFL4CN648847</text:p>
          </table:table-cell>
          <table:table-cell table:formula="of:=COM.MICROSOFT.CONCAT(&quot;INSERT INTO vehicle VALUES(DEFAULT, '&quot;; [.B89]; &quot;', '&quot;; [.C89]; &quot;', '&quot;; [.D89]; &quot;', '&quot;; [.E89]; &quot;', &quot;; [.F89]; &quot;, &quot;; [.G89]; &quot;, &quot;; [.H89]; &quot;, &quot;; [.I89]; &quot;, &quot;; [.J89]; &quot;, '&quot;; [.K89]; &quot;');&quot;)" office:value-type="string" office:string-value="INSERT INTO vehicle VALUES(DEFAULT, 'Mercury', 'Marauder', 'xgGk-FvQ', 'car', 39684, 1, 1, 88, 19, 'WAUKFAFL4CN648847');" calcext:value-type="string">
            <text:p>INSERT INTO vehicle VALUES(DEFAULT, 'Mercury', 'Marauder', 'xgGk-FvQ', 'car', 39684, 1, 1, 88, 19, 'WAUKFAFL4CN648847'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lant</text:p>
          </table:table-cell>
          <table:table-cell office:value-type="string" calcext:value-type="string">
            <text:p>kuMm-39a</text:p>
          </table:table-cell>
          <table:table-cell office:value-type="string" calcext:value-type="string">
            <text:p>car</text:p>
          </table:table-cell>
          <table:table-cell office:value-type="float" office:value="12869" calcext:value-type="float">
            <text:p>128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FAHP0CG8CR054115</text:p>
          </table:table-cell>
          <table:table-cell table:formula="of:=COM.MICROSOFT.CONCAT(&quot;INSERT INTO vehicle VALUES(DEFAULT, '&quot;; [.B90]; &quot;', '&quot;; [.C90]; &quot;', '&quot;; [.D90]; &quot;', '&quot;; [.E90]; &quot;', &quot;; [.F90]; &quot;, &quot;; [.G90]; &quot;, &quot;; [.H90]; &quot;, &quot;; [.I90]; &quot;, &quot;; [.J90]; &quot;, '&quot;; [.K90]; &quot;');&quot;)" office:value-type="string" office:string-value="INSERT INTO vehicle VALUES(DEFAULT, 'Mitsubishi', 'Galant', 'kuMm-39a', 'car', 12869, 0, 1, 89, 11, '3FAHP0CG8CR054115');" calcext:value-type="string">
            <text:p>INSERT INTO vehicle VALUES(DEFAULT, 'Mitsubishi', 'Galant', 'kuMm-39a', 'car', 12869, 0, 1, 89, 11, '3FAHP0CG8CR054115'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Kolq-Aek</text:p>
          </table:table-cell>
          <table:table-cell office:value-type="string" calcext:value-type="string">
            <text:p>car</text:p>
          </table:table-cell>
          <table:table-cell office:value-type="float" office:value="52786" calcext:value-type="float">
            <text:p>5278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FTMF1CW5AK410818</text:p>
          </table:table-cell>
          <table:table-cell table:formula="of:=COM.MICROSOFT.CONCAT(&quot;INSERT INTO vehicle VALUES(DEFAULT, '&quot;; [.B91]; &quot;', '&quot;; [.C91]; &quot;', '&quot;; [.D91]; &quot;', '&quot;; [.E91]; &quot;', &quot;; [.F91]; &quot;, &quot;; [.G91]; &quot;, &quot;; [.H91]; &quot;, &quot;; [.I91]; &quot;, &quot;; [.J91]; &quot;, '&quot;; [.K91]; &quot;');&quot;)" office:value-type="string" office:string-value="INSERT INTO vehicle VALUES(DEFAULT, 'Mitsubishi', 'Eclipse', 'Kolq-Aek', 'car', 52786, 1, 1, 90, 9, '1FTMF1CW5AK410818');" calcext:value-type="string">
            <text:p>INSERT INTO vehicle VALUES(DEFAULT, 'Mitsubishi', 'Eclipse', 'Kolq-Aek', 'car', 52786, 1, 1, 90, 9, '1FTMF1CW5AK410818'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EGYZ-YpD</text:p>
          </table:table-cell>
          <table:table-cell office:value-type="string" calcext:value-type="string">
            <text:p>car</text:p>
          </table:table-cell>
          <table:table-cell office:value-type="float" office:value="14805" calcext:value-type="float">
            <text:p>1480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VWF17AT0FM177529</text:p>
          </table:table-cell>
          <table:table-cell table:formula="of:=COM.MICROSOFT.CONCAT(&quot;INSERT INTO vehicle VALUES(DEFAULT, '&quot;; [.B92]; &quot;', '&quot;; [.C92]; &quot;', '&quot;; [.D92]; &quot;', '&quot;; [.E92]; &quot;', &quot;; [.F92]; &quot;, &quot;; [.G92]; &quot;, &quot;; [.H92]; &quot;, &quot;; [.I92]; &quot;, &quot;; [.J92]; &quot;, '&quot;; [.K92]; &quot;');&quot;)" office:value-type="string" office:string-value="INSERT INTO vehicle VALUES(DEFAULT, 'Chevrolet', 'Tracker', 'EGYZ-YpD', 'car', 14805, 0, 0, 91, 15, '3VWF17AT0FM177529');" calcext:value-type="string">
            <text:p>INSERT INTO vehicle VALUES(DEFAULT, 'Chevrolet', 'Tracker', 'EGYZ-YpD', 'car', 14805, 0, 0, 91, 15, '3VWF17AT0FM177529'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Continental Mark VII</text:p>
          </table:table-cell>
          <table:table-cell office:value-type="string" calcext:value-type="string">
            <text:p>j27T-qx6</text:p>
          </table:table-cell>
          <table:table-cell office:value-type="string" calcext:value-type="string">
            <text:p>car</text:p>
          </table:table-cell>
          <table:table-cell office:value-type="float" office:value="36573" calcext:value-type="float">
            <text:p>3657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DDHF5KBXFB892080</text:p>
          </table:table-cell>
          <table:table-cell table:formula="of:=COM.MICROSOFT.CONCAT(&quot;INSERT INTO vehicle VALUES(DEFAULT, '&quot;; [.B93]; &quot;', '&quot;; [.C93]; &quot;', '&quot;; [.D93]; &quot;', '&quot;; [.E93]; &quot;', &quot;; [.F93]; &quot;, &quot;; [.G93]; &quot;, &quot;; [.H93]; &quot;, &quot;; [.I93]; &quot;, &quot;; [.J93]; &quot;, '&quot;; [.K93]; &quot;');&quot;)" office:value-type="string" office:string-value="INSERT INTO vehicle VALUES(DEFAULT, 'Lincoln', 'Continental Mark VII', 'j27T-qx6', 'car', 36573, 1, 0, 92, 21, 'WDDHF5KBXFB892080');" calcext:value-type="string">
            <text:p>INSERT INTO vehicle VALUES(DEFAULT, 'Lincoln', 'Continental Mark VII', 'j27T-qx6', 'car', 36573, 1, 0, 92, 21, 'WDDHF5KBXFB892080'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</text:p>
          </table:table-cell>
          <table:table-cell office:value-type="string" calcext:value-type="string">
            <text:p>81SF-4Cm</text:p>
          </table:table-cell>
          <table:table-cell office:value-type="string" calcext:value-type="string">
            <text:p>car</text:p>
          </table:table-cell>
          <table:table-cell office:value-type="float" office:value="28608" calcext:value-type="float">
            <text:p>2860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H4DC53092C423726</text:p>
          </table:table-cell>
          <table:table-cell table:formula="of:=COM.MICROSOFT.CONCAT(&quot;INSERT INTO vehicle VALUES(DEFAULT, '&quot;; [.B94]; &quot;', '&quot;; [.C94]; &quot;', '&quot;; [.D94]; &quot;', '&quot;; [.E94]; &quot;', &quot;; [.F94]; &quot;, &quot;; [.G94]; &quot;, &quot;; [.H94]; &quot;, &quot;; [.I94]; &quot;, &quot;; [.J94]; &quot;, '&quot;; [.K94]; &quot;');&quot;)" office:value-type="string" office:string-value="INSERT INTO vehicle VALUES(DEFAULT, 'Acura', 'Integra', '81SF-4Cm', 'car', 28608, 1, 1, 93, 31, 'JH4DC53092C423726');" calcext:value-type="string">
            <text:p>INSERT INTO vehicle VALUES(DEFAULT, 'Acura', 'Integra', '81SF-4Cm', 'car', 28608, 1, 1, 93, 31, 'JH4DC53092C423726'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400E</text:p>
          </table:table-cell>
          <table:table-cell office:value-type="string" calcext:value-type="string">
            <text:p>nLji-R9U</text:p>
          </table:table-cell>
          <table:table-cell office:value-type="string" calcext:value-type="string">
            <text:p>car</text:p>
          </table:table-cell>
          <table:table-cell office:value-type="float" office:value="131197" calcext:value-type="float">
            <text:p>1311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AUEH78E78A566621</text:p>
          </table:table-cell>
          <table:table-cell table:formula="of:=COM.MICROSOFT.CONCAT(&quot;INSERT INTO vehicle VALUES(DEFAULT, '&quot;; [.B95]; &quot;', '&quot;; [.C95]; &quot;', '&quot;; [.D95]; &quot;', '&quot;; [.E95]; &quot;', &quot;; [.F95]; &quot;, &quot;; [.G95]; &quot;, &quot;; [.H95]; &quot;, &quot;; [.I95]; &quot;, &quot;; [.J95]; &quot;, '&quot;; [.K95]; &quot;');&quot;)" office:value-type="string" office:string-value="INSERT INTO vehicle VALUES(DEFAULT, 'Mercedes-Benz', '400E', 'nLji-R9U', 'car', 131197, 0, 1, 94, 18, 'WAUEH78E78A566621');" calcext:value-type="string">
            <text:p>INSERT INTO vehicle VALUES(DEFAULT, 'Mercedes-Benz', '400E', 'nLji-R9U', 'car', 131197, 0, 1, 94, 18, 'WAUEH78E78A566621'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lant</text:p>
          </table:table-cell>
          <table:table-cell office:value-type="string" calcext:value-type="string">
            <text:p>cGzV-oCH</text:p>
          </table:table-cell>
          <table:table-cell office:value-type="string" calcext:value-type="string">
            <text:p>car</text:p>
          </table:table-cell>
          <table:table-cell office:value-type="float" office:value="29963" calcext:value-type="float">
            <text:p>299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73M3HL2BG838021</text:p>
          </table:table-cell>
          <table:table-cell table:formula="of:=COM.MICROSOFT.CONCAT(&quot;INSERT INTO vehicle VALUES(DEFAULT, '&quot;; [.B96]; &quot;', '&quot;; [.C96]; &quot;', '&quot;; [.D96]; &quot;', '&quot;; [.E96]; &quot;', &quot;; [.F96]; &quot;, &quot;; [.G96]; &quot;, &quot;; [.H96]; &quot;, &quot;; [.I96]; &quot;, &quot;; [.J96]; &quot;, '&quot;; [.K96]; &quot;');&quot;)" office:value-type="string" office:string-value="INSERT INTO vehicle VALUES(DEFAULT, 'Mitsubishi', 'Galant', 'cGzV-oCH', 'car', 29963, 0, 1, 95, 2, '3D73M3HL2BG838021');" calcext:value-type="string">
            <text:p>INSERT INTO vehicle VALUES(DEFAULT, 'Mitsubishi', 'Galant', 'cGzV-oCH', 'car', 29963, 0, 1, 95, 2, '3D73M3HL2BG838021'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orsche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AtBF-ddB</text:p>
          </table:table-cell>
          <table:table-cell office:value-type="string" calcext:value-type="string">
            <text:p>car</text:p>
          </table:table-cell>
          <table:table-cell office:value-type="float" office:value="58120" calcext:value-type="float">
            <text:p>58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YVHZ8BHXC5832165</text:p>
          </table:table-cell>
          <table:table-cell table:formula="of:=COM.MICROSOFT.CONCAT(&quot;INSERT INTO vehicle VALUES(DEFAULT, '&quot;; [.B97]; &quot;', '&quot;; [.C97]; &quot;', '&quot;; [.D97]; &quot;', '&quot;; [.E97]; &quot;', &quot;; [.F97]; &quot;, &quot;; [.G97]; &quot;, &quot;; [.H97]; &quot;, &quot;; [.I97]; &quot;, &quot;; [.J97]; &quot;, '&quot;; [.K97]; &quot;');&quot;)" office:value-type="string" office:string-value="INSERT INTO vehicle VALUES(DEFAULT, 'Porsche', '924', 'AtBF-ddB', 'car', 58120, 0, 1, 96, 30, '1YVHZ8BHXC5832165');" calcext:value-type="string">
            <text:p>INSERT INTO vehicle VALUES(DEFAULT, 'Porsche', '924', 'AtBF-ddB', 'car', 58120, 0, 1, 96, 30, '1YVHZ8BHXC5832165'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ldsmobile</text:p>
          </table:table-cell>
          <table:table-cell office:value-type="string" calcext:value-type="string">
            <text:p>Cutlass Supreme</text:p>
          </table:table-cell>
          <table:table-cell office:value-type="string" calcext:value-type="string">
            <text:p>XUX4-RDM</text:p>
          </table:table-cell>
          <table:table-cell office:value-type="string" calcext:value-type="string">
            <text:p>car</text:p>
          </table:table-cell>
          <table:table-cell office:value-type="float" office:value="118238" calcext:value-type="float">
            <text:p>1182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V4RW3D11AR600260</text:p>
          </table:table-cell>
          <table:table-cell table:formula="of:=COM.MICROSOFT.CONCAT(&quot;INSERT INTO vehicle VALUES(DEFAULT, '&quot;; [.B98]; &quot;', '&quot;; [.C98]; &quot;', '&quot;; [.D98]; &quot;', '&quot;; [.E98]; &quot;', &quot;; [.F98]; &quot;, &quot;; [.G98]; &quot;, &quot;; [.H98]; &quot;, &quot;; [.I98]; &quot;, &quot;; [.J98]; &quot;, '&quot;; [.K98]; &quot;');&quot;)" office:value-type="string" office:string-value="INSERT INTO vehicle VALUES(DEFAULT, 'Oldsmobile', 'Cutlass Supreme', 'XUX4-RDM', 'car', 118238, 1, 0, 97, 64, '2V4RW3D11AR600260');" calcext:value-type="string">
            <text:p>INSERT INTO vehicle VALUES(DEFAULT, 'Oldsmobile', 'Cutlass Supreme', 'XUX4-RDM', 'car', 118238, 1, 0, 97, 64, '2V4RW3D11AR600260'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nj32-qFW</text:p>
          </table:table-cell>
          <table:table-cell office:value-type="string" calcext:value-type="string">
            <text:p>car</text:p>
          </table:table-cell>
          <table:table-cell office:value-type="float" office:value="9070" calcext:value-type="float">
            <text:p>907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FTSX2B51AE794579</text:p>
          </table:table-cell>
          <table:table-cell table:formula="of:=COM.MICROSOFT.CONCAT(&quot;INSERT INTO vehicle VALUES(DEFAULT, '&quot;; [.B99]; &quot;', '&quot;; [.C99]; &quot;', '&quot;; [.D99]; &quot;', '&quot;; [.E99]; &quot;', &quot;; [.F99]; &quot;, &quot;; [.G99]; &quot;, &quot;; [.H99]; &quot;, &quot;; [.I99]; &quot;, &quot;; [.J99]; &quot;, '&quot;; [.K99]; &quot;');&quot;)" office:value-type="string" office:string-value="INSERT INTO vehicle VALUES(DEFAULT, 'Nissan', 'Leaf', 'nj32-qFW', 'car', 9070, 1, 0, 98, 5, '1FTSX2B51AE794579');" calcext:value-type="string">
            <text:p>INSERT INTO vehicle VALUES(DEFAULT, 'Nissan', 'Leaf', 'nj32-qFW', 'car', 9070, 1, 0, 98, 5, '1FTSX2B51AE794579'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Grand Am</text:p>
          </table:table-cell>
          <table:table-cell office:value-type="string" calcext:value-type="string">
            <text:p>jPFm-tMe</text:p>
          </table:table-cell>
          <table:table-cell office:value-type="string" calcext:value-type="string">
            <text:p>car</text:p>
          </table:table-cell>
          <table:table-cell office:value-type="float" office:value="144408" calcext:value-type="float">
            <text:p>1444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GADV33W27D978881</text:p>
          </table:table-cell>
          <table:table-cell table:formula="of:=COM.MICROSOFT.CONCAT(&quot;INSERT INTO vehicle VALUES(DEFAULT, '&quot;; [.B100]; &quot;', '&quot;; [.C100]; &quot;', '&quot;; [.D100]; &quot;', '&quot;; [.E100]; &quot;', &quot;; [.F100]; &quot;, &quot;; [.G100]; &quot;, &quot;; [.H100]; &quot;, &quot;; [.I100]; &quot;, &quot;; [.J100]; &quot;, '&quot;; [.K100]; &quot;');&quot;)" office:value-type="string" office:string-value="INSERT INTO vehicle VALUES(DEFAULT, 'Pontiac', 'Grand Am', 'jPFm-tMe', 'car', 144408, 0, 1, 99, 4, '5GADV33W27D978881');" calcext:value-type="string">
            <text:p>INSERT INTO vehicle VALUES(DEFAULT, 'Pontiac', 'Grand Am', 'jPFm-tMe', 'car', 144408, 0, 1, 99, 4, '5GADV33W27D978881'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CTS-V</text:p>
          </table:table-cell>
          <table:table-cell office:value-type="string" calcext:value-type="string">
            <text:p>zp0q-ZBO</text:p>
          </table:table-cell>
          <table:table-cell office:value-type="string" calcext:value-type="string">
            <text:p>car</text:p>
          </table:table-cell>
          <table:table-cell office:value-type="float" office:value="134732" calcext:value-type="float">
            <text:p>1347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BBP9ZA7BC544018</text:p>
          </table:table-cell>
          <table:table-cell table:formula="of:=COM.MICROSOFT.CONCAT(&quot;INSERT INTO vehicle VALUES(DEFAULT, '&quot;; [.B101]; &quot;', '&quot;; [.C101]; &quot;', '&quot;; [.D101]; &quot;', '&quot;; [.E101]; &quot;', &quot;; [.F101]; &quot;, &quot;; [.G101]; &quot;, &quot;; [.H101]; &quot;, &quot;; [.I101]; &quot;, &quot;; [.J101]; &quot;, '&quot;; [.K101]; &quot;');&quot;)" office:value-type="string" office:string-value="INSERT INTO vehicle VALUES(DEFAULT, 'Cadillac', 'CTS-V', 'zp0q-ZBO', 'car', 134732, 0, 1, 100, 6, 'SCBBP9ZA7BC544018');" calcext:value-type="string">
            <text:p>INSERT INTO vehicle VALUES(DEFAULT, 'Cadillac', 'CTS-V', 'zp0q-ZBO', 'car', 134732, 0, 1, 100, 6, 'SCBBP9ZA7BC544018')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AVk3-4JC</text:p>
          </table:table-cell>
          <table:table-cell office:value-type="string" calcext:value-type="string">
            <text:p>car</text:p>
          </table:table-cell>
          <table:table-cell office:value-type="float" office:value="12511" calcext:value-type="float">
            <text:p>1251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DDEJ8GB2AA770923</text:p>
          </table:table-cell>
          <table:table-cell table:formula="of:=COM.MICROSOFT.CONCAT(&quot;INSERT INTO vehicle VALUES(DEFAULT, '&quot;; [.B102]; &quot;', '&quot;; [.C102]; &quot;', '&quot;; [.D102]; &quot;', '&quot;; [.E102]; &quot;', &quot;; [.F102]; &quot;, &quot;; [.G102]; &quot;, &quot;; [.H102]; &quot;, &quot;; [.I102]; &quot;, &quot;; [.J102]; &quot;, '&quot;; [.K102]; &quot;');&quot;)" office:value-type="string" office:string-value="INSERT INTO vehicle VALUES(DEFAULT, 'Hyundai', 'Sonata', 'AVk3-4JC', 'car', 12511, 0, 0, 101, 57, 'WDDEJ8GB2AA770923');" calcext:value-type="string">
            <text:p>INSERT INTO vehicle VALUES(DEFAULT, 'Hyundai', 'Sonata', 'AVk3-4JC', 'car', 12511, 0, 0, 101, 57, 'WDDEJ8GB2AA770923'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zda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g55Q-hxb</text:p>
          </table:table-cell>
          <table:table-cell office:value-type="string" calcext:value-type="string">
            <text:p>car</text:p>
          </table:table-cell>
          <table:table-cell office:value-type="float" office:value="124461" calcext:value-type="float">
            <text:p>1244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GTN1UEH0FZ650590</text:p>
          </table:table-cell>
          <table:table-cell table:formula="of:=COM.MICROSOFT.CONCAT(&quot;INSERT INTO vehicle VALUES(DEFAULT, '&quot;; [.B103]; &quot;', '&quot;; [.C103]; &quot;', '&quot;; [.D103]; &quot;', '&quot;; [.E103]; &quot;', &quot;; [.F103]; &quot;, &quot;; [.G103]; &quot;, &quot;; [.H103]; &quot;, &quot;; [.I103]; &quot;, &quot;; [.J103]; &quot;, '&quot;; [.K103]; &quot;');&quot;)" office:value-type="string" office:string-value="INSERT INTO vehicle VALUES(DEFAULT, 'Mazda', '626', 'g55Q-hxb', 'car', 124461, 0, 1, 102, 61, '1GTN1UEH0FZ650590');" calcext:value-type="string">
            <text:p>INSERT INTO vehicle VALUES(DEFAULT, 'Mazda', '626', 'g55Q-hxb', 'car', 124461, 0, 1, 102, 61, '1GTN1UEH0FZ650590'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3500</text:p>
          </table:table-cell>
          <table:table-cell office:value-type="string" calcext:value-type="string">
            <text:p>k4CN-TJS</text:p>
          </table:table-cell>
          <table:table-cell office:value-type="string" calcext:value-type="string">
            <text:p>car</text:p>
          </table:table-cell>
          <table:table-cell office:value-type="float" office:value="109657" calcext:value-type="float">
            <text:p>10965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G4GH5G32DF265280</text:p>
          </table:table-cell>
          <table:table-cell table:formula="of:=COM.MICROSOFT.CONCAT(&quot;INSERT INTO vehicle VALUES(DEFAULT, '&quot;; [.B104]; &quot;', '&quot;; [.C104]; &quot;', '&quot;; [.D104]; &quot;', '&quot;; [.E104]; &quot;', &quot;; [.F104]; &quot;, &quot;; [.G104]; &quot;, &quot;; [.H104]; &quot;, &quot;; [.I104]; &quot;, &quot;; [.J104]; &quot;, '&quot;; [.K104]; &quot;');&quot;)" office:value-type="string" office:string-value="INSERT INTO vehicle VALUES(DEFAULT, 'GMC', 'Savana 3500', 'k4CN-TJS', 'car', 109657, 1, 1, 103, 17, '1G4GH5G32DF265280');" calcext:value-type="string">
            <text:p>INSERT INTO vehicle VALUES(DEFAULT, 'GMC', 'Savana 3500', 'k4CN-TJS', 'car', 109657, 1, 1, 103, 17, '1G4GH5G32DF265280'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GLC</text:p>
          </table:table-cell>
          <table:table-cell office:value-type="string" calcext:value-type="string">
            <text:p>rVhm-iS6</text:p>
          </table:table-cell>
          <table:table-cell office:value-type="string" calcext:value-type="string">
            <text:p>car</text:p>
          </table:table-cell>
          <table:table-cell office:value-type="float" office:value="117612" calcext:value-type="float">
            <text:p>1176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BAUN93539V211608</text:p>
          </table:table-cell>
          <table:table-cell table:formula="of:=COM.MICROSOFT.CONCAT(&quot;INSERT INTO vehicle VALUES(DEFAULT, '&quot;; [.B105]; &quot;', '&quot;; [.C105]; &quot;', '&quot;; [.D105]; &quot;', '&quot;; [.E105]; &quot;', &quot;; [.F105]; &quot;, &quot;; [.G105]; &quot;, &quot;; [.H105]; &quot;, &quot;; [.I105]; &quot;, &quot;; [.J105]; &quot;, '&quot;; [.K105]; &quot;');&quot;)" office:value-type="string" office:string-value="INSERT INTO vehicle VALUES(DEFAULT, 'Mazda', 'GLC', 'rVhm-iS6', 'car', 117612, 1, 0, 104, 42, 'WBAUN93539V211608');" calcext:value-type="string">
            <text:p>INSERT INTO vehicle VALUES(DEFAULT, 'Mazda', 'GLC', 'rVhm-iS6', 'car', 117612, 1, 0, 104, 42, 'WBAUN93539V211608'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kccq-eaF</text:p>
          </table:table-cell>
          <table:table-cell office:value-type="string" calcext:value-type="string">
            <text:p>car</text:p>
          </table:table-cell>
          <table:table-cell office:value-type="float" office:value="120191" calcext:value-type="float">
            <text:p>12019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TDBW5G14ES938235</text:p>
          </table:table-cell>
          <table:table-cell table:formula="of:=COM.MICROSOFT.CONCAT(&quot;INSERT INTO vehicle VALUES(DEFAULT, '&quot;; [.B106]; &quot;', '&quot;; [.C106]; &quot;', '&quot;; [.D106]; &quot;', '&quot;; [.E106]; &quot;', &quot;; [.F106]; &quot;, &quot;; [.G106]; &quot;, &quot;; [.H106]; &quot;, &quot;; [.I106]; &quot;, &quot;; [.J106]; &quot;, '&quot;; [.K106]; &quot;');&quot;)" office:value-type="string" office:string-value="INSERT INTO vehicle VALUES(DEFAULT, 'Lexus', 'LX', 'kccq-eaF', 'car', 120191, 1, 1, 105, 29, '5TDBW5G14ES938235');" calcext:value-type="string">
            <text:p>INSERT INTO vehicle VALUES(DEFAULT, 'Lexus', 'LX', 'kccq-eaF', 'car', 120191, 1, 1, 105, 29, '5TDBW5G14ES938235')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Trooper</text:p>
          </table:table-cell>
          <table:table-cell office:value-type="string" calcext:value-type="string">
            <text:p>az34-9zR</text:p>
          </table:table-cell>
          <table:table-cell office:value-type="string" calcext:value-type="string">
            <text:p>car</text:p>
          </table:table-cell>
          <table:table-cell office:value-type="float" office:value="46001" calcext:value-type="float">
            <text:p>46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N1AB7AP0FY046805</text:p>
          </table:table-cell>
          <table:table-cell table:formula="of:=COM.MICROSOFT.CONCAT(&quot;INSERT INTO vehicle VALUES(DEFAULT, '&quot;; [.B107]; &quot;', '&quot;; [.C107]; &quot;', '&quot;; [.D107]; &quot;', '&quot;; [.E107]; &quot;', &quot;; [.F107]; &quot;, &quot;; [.G107]; &quot;, &quot;; [.H107]; &quot;, &quot;; [.I107]; &quot;, &quot;; [.J107]; &quot;, '&quot;; [.K107]; &quot;');&quot;)" office:value-type="string" office:string-value="INSERT INTO vehicle VALUES(DEFAULT, 'Isuzu', 'Trooper', 'az34-9zR', 'car', 46001, 1, 0, 106, 68, '3N1AB7AP0FY046805');" calcext:value-type="string">
            <text:p>INSERT INTO vehicle VALUES(DEFAULT, 'Isuzu', 'Trooper', 'az34-9zR', 'car', 46001, 1, 0, 106, 68, '3N1AB7AP0FY046805'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Firebird</text:p>
          </table:table-cell>
          <table:table-cell office:value-type="string" calcext:value-type="string">
            <text:p>pK94-gsD</text:p>
          </table:table-cell>
          <table:table-cell office:value-type="string" calcext:value-type="string">
            <text:p>car</text:p>
          </table:table-cell>
          <table:table-cell office:value-type="float" office:value="145955" calcext:value-type="float">
            <text:p>14595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AUSF78K69N574203</text:p>
          </table:table-cell>
          <table:table-cell table:formula="of:=COM.MICROSOFT.CONCAT(&quot;INSERT INTO vehicle VALUES(DEFAULT, '&quot;; [.B108]; &quot;', '&quot;; [.C108]; &quot;', '&quot;; [.D108]; &quot;', '&quot;; [.E108]; &quot;', &quot;; [.F108]; &quot;, &quot;; [.G108]; &quot;, &quot;; [.H108]; &quot;, &quot;; [.I108]; &quot;, &quot;; [.J108]; &quot;, '&quot;; [.K108]; &quot;');&quot;)" office:value-type="string" office:string-value="INSERT INTO vehicle VALUES(DEFAULT, 'Pontiac', 'Firebird', 'pK94-gsD', 'car', 145955, 0, 0, 107, 55, 'WAUSF78K69N574203');" calcext:value-type="string">
            <text:p>INSERT INTO vehicle VALUES(DEFAULT, 'Pontiac', 'Firebird', 'pK94-gsD', 'car', 145955, 0, 0, 107, 55, 'WAUSF78K69N574203'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Aztek</text:p>
          </table:table-cell>
          <table:table-cell office:value-type="string" calcext:value-type="string">
            <text:p>sjjq-02U</text:p>
          </table:table-cell>
          <table:table-cell office:value-type="string" calcext:value-type="string">
            <text:p>car</text:p>
          </table:table-cell>
          <table:table-cell office:value-type="float" office:value="85328" calcext:value-type="float">
            <text:p>853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BA4B3C54FG614390</text:p>
          </table:table-cell>
          <table:table-cell table:formula="of:=COM.MICROSOFT.CONCAT(&quot;INSERT INTO vehicle VALUES(DEFAULT, '&quot;; [.B109]; &quot;', '&quot;; [.C109]; &quot;', '&quot;; [.D109]; &quot;', '&quot;; [.E109]; &quot;', &quot;; [.F109]; &quot;, &quot;; [.G109]; &quot;, &quot;; [.H109]; &quot;, &quot;; [.I109]; &quot;, &quot;; [.J109]; &quot;, '&quot;; [.K109]; &quot;');&quot;)" office:value-type="string" office:string-value="INSERT INTO vehicle VALUES(DEFAULT, 'Pontiac', 'Aztek', 'sjjq-02U', 'car', 85328, 0, 1, 108, 3, 'WBA4B3C54FG614390');" calcext:value-type="string">
            <text:p>INSERT INTO vehicle VALUES(DEFAULT, 'Pontiac', 'Aztek', 'sjjq-02U', 'car', 85328, 0, 1, 108, 3, 'WBA4B3C54FG614390'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bi7l-6T3</text:p>
          </table:table-cell>
          <table:table-cell office:value-type="string" calcext:value-type="string">
            <text:p>car</text:p>
          </table:table-cell>
          <table:table-cell office:value-type="float" office:value="136142" calcext:value-type="float">
            <text:p>1361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C3CFFHH2DT216129</text:p>
          </table:table-cell>
          <table:table-cell table:formula="of:=COM.MICROSOFT.CONCAT(&quot;INSERT INTO vehicle VALUES(DEFAULT, '&quot;; [.B110]; &quot;', '&quot;; [.C110]; &quot;', '&quot;; [.D110]; &quot;', '&quot;; [.E110]; &quot;', &quot;; [.F110]; &quot;, &quot;; [.G110]; &quot;, &quot;; [.H110]; &quot;, &quot;; [.I110]; &quot;, &quot;; [.J110]; &quot;, '&quot;; [.K110]; &quot;');&quot;)" office:value-type="string" office:string-value="INSERT INTO vehicle VALUES(DEFAULT, 'Pontiac', 'Montana', 'bi7l-6T3', 'car', 136142, 1, 0, 109, 7, '3C3CFFHH2DT216129');" calcext:value-type="string">
            <text:p>INSERT INTO vehicle VALUES(DEFAULT, 'Pontiac', 'Montana', 'bi7l-6T3', 'car', 136142, 1, 0, 109, 7, '3C3CFFHH2DT216129'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X4</text:p>
          </table:table-cell>
          <table:table-cell office:value-type="string" calcext:value-type="string">
            <text:p>3kLx-QFK</text:p>
          </table:table-cell>
          <table:table-cell office:value-type="string" calcext:value-type="string">
            <text:p>car</text:p>
          </table:table-cell>
          <table:table-cell office:value-type="float" office:value="36542" calcext:value-type="float">
            <text:p>3654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VGEF9BP0FD890192</text:p>
          </table:table-cell>
          <table:table-cell table:formula="of:=COM.MICROSOFT.CONCAT(&quot;INSERT INTO vehicle VALUES(DEFAULT, '&quot;; [.B111]; &quot;', '&quot;; [.C111]; &quot;', '&quot;; [.D111]; &quot;', '&quot;; [.E111]; &quot;', &quot;; [.F111]; &quot;, &quot;; [.G111]; &quot;, &quot;; [.H111]; &quot;, &quot;; [.I111]; &quot;, &quot;; [.J111]; &quot;, '&quot;; [.K111]; &quot;');&quot;)" office:value-type="string" office:string-value="INSERT INTO vehicle VALUES(DEFAULT, 'Suzuki', 'SX4', '3kLx-QFK', 'car', 36542, 0, 0, 110, 59, 'WVGEF9BP0FD890192');" calcext:value-type="string">
            <text:p>INSERT INTO vehicle VALUES(DEFAULT, 'Suzuki', 'SX4', '3kLx-QFK', 'car', 36542, 0, 0, 110, 59, 'WVGEF9BP0FD890192')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RAV4</text:p>
          </table:table-cell>
          <table:table-cell office:value-type="string" calcext:value-type="string">
            <text:p>Pnq8-Zf3</text:p>
          </table:table-cell>
          <table:table-cell office:value-type="string" calcext:value-type="string">
            <text:p>car</text:p>
          </table:table-cell>
          <table:table-cell office:value-type="float" office:value="100650" calcext:value-type="float">
            <text:p>1006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THFE2C20E2209169</text:p>
          </table:table-cell>
          <table:table-cell table:formula="of:=COM.MICROSOFT.CONCAT(&quot;INSERT INTO vehicle VALUES(DEFAULT, '&quot;; [.B112]; &quot;', '&quot;; [.C112]; &quot;', '&quot;; [.D112]; &quot;', '&quot;; [.E112]; &quot;', &quot;; [.F112]; &quot;, &quot;; [.G112]; &quot;, &quot;; [.H112]; &quot;, &quot;; [.I112]; &quot;, &quot;; [.J112]; &quot;, '&quot;; [.K112]; &quot;');&quot;)" office:value-type="string" office:string-value="INSERT INTO vehicle VALUES(DEFAULT, 'Toyota', 'RAV4', 'Pnq8-Zf3', 'car', 100650, 1, 0, 111, 71, 'JTHFE2C20E2209169');" calcext:value-type="string">
            <text:p>INSERT INTO vehicle VALUES(DEFAULT, 'Toyota', 'RAV4', 'Pnq8-Zf3', 'car', 100650, 1, 0, 111, 71, 'JTHFE2C20E2209169'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Land Cruiser</text:p>
          </table:table-cell>
          <table:table-cell office:value-type="string" calcext:value-type="string">
            <text:p>j2If-ddR</text:p>
          </table:table-cell>
          <table:table-cell office:value-type="string" calcext:value-type="string">
            <text:p>car</text:p>
          </table:table-cell>
          <table:table-cell office:value-type="float" office:value="21015" calcext:value-type="float">
            <text:p>2101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G6AL5S32E0505211</text:p>
          </table:table-cell>
          <table:table-cell table:formula="of:=COM.MICROSOFT.CONCAT(&quot;INSERT INTO vehicle VALUES(DEFAULT, '&quot;; [.B113]; &quot;', '&quot;; [.C113]; &quot;', '&quot;; [.D113]; &quot;', '&quot;; [.E113]; &quot;', &quot;; [.F113]; &quot;, &quot;; [.G113]; &quot;, &quot;; [.H113]; &quot;, &quot;; [.I113]; &quot;, &quot;; [.J113]; &quot;, '&quot;; [.K113]; &quot;');&quot;)" office:value-type="string" office:string-value="INSERT INTO vehicle VALUES(DEFAULT, 'Toyota', 'Land Cruiser', 'j2If-ddR', 'car', 21015, 1, 1, 112, 67, '1G6AL5S32E0505211');" calcext:value-type="string">
            <text:p>INSERT INTO vehicle VALUES(DEFAULT, 'Toyota', 'Land Cruiser', 'j2If-ddR', 'car', 21015, 1, 1, 112, 67, '1G6AL5S32E0505211')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Park Avenue</text:p>
          </table:table-cell>
          <table:table-cell office:value-type="string" calcext:value-type="string">
            <text:p>mK2K-FyD</text:p>
          </table:table-cell>
          <table:table-cell office:value-type="string" calcext:value-type="string">
            <text:p>car</text:p>
          </table:table-cell>
          <table:table-cell office:value-type="float" office:value="132660" calcext:value-type="float">
            <text:p>13266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N8AE2KP8D9978330</text:p>
          </table:table-cell>
          <table:table-cell table:formula="of:=COM.MICROSOFT.CONCAT(&quot;INSERT INTO vehicle VALUES(DEFAULT, '&quot;; [.B114]; &quot;', '&quot;; [.C114]; &quot;', '&quot;; [.D114]; &quot;', '&quot;; [.E114]; &quot;', &quot;; [.F114]; &quot;, &quot;; [.G114]; &quot;, &quot;; [.H114]; &quot;, &quot;; [.I114]; &quot;, &quot;; [.J114]; &quot;, '&quot;; [.K114]; &quot;');&quot;)" office:value-type="string" office:string-value="INSERT INTO vehicle VALUES(DEFAULT, 'Buick', 'Park Avenue', 'mK2K-FyD', 'car', 132660, 1, 0, 113, 6, 'JN8AE2KP8D9978330');" calcext:value-type="string">
            <text:p>INSERT INTO vehicle VALUES(DEFAULT, 'Buick', 'Park Avenue', 'mK2K-FyD', 'car', 132660, 1, 0, 113, 6, 'JN8AE2KP8D9978330'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Murano</text:p>
          </table:table-cell>
          <table:table-cell office:value-type="string" calcext:value-type="string">
            <text:p>cFoy-CWp</text:p>
          </table:table-cell>
          <table:table-cell office:value-type="string" calcext:value-type="string">
            <text:p>car</text:p>
          </table:table-cell>
          <table:table-cell office:value-type="float" office:value="44385" calcext:value-type="float">
            <text:p>443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C3CCABG9EH988181</text:p>
          </table:table-cell>
          <table:table-cell table:formula="of:=COM.MICROSOFT.CONCAT(&quot;INSERT INTO vehicle VALUES(DEFAULT, '&quot;; [.B115]; &quot;', '&quot;; [.C115]; &quot;', '&quot;; [.D115]; &quot;', '&quot;; [.E115]; &quot;', &quot;; [.F115]; &quot;, &quot;; [.G115]; &quot;, &quot;; [.H115]; &quot;, &quot;; [.I115]; &quot;, &quot;; [.J115]; &quot;, '&quot;; [.K115]; &quot;');&quot;)" office:value-type="string" office:string-value="INSERT INTO vehicle VALUES(DEFAULT, 'Nissan', 'Murano', 'cFoy-CWp', 'car', 44385, 0, 1, 114, 66, '2C3CCABG9EH988181');" calcext:value-type="string">
            <text:p>INSERT INTO vehicle VALUES(DEFAULT, 'Nissan', 'Murano', 'cFoy-CWp', 'car', 44385, 0, 1, 114, 66, '2C3CCABG9EH988181'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BmoY-bgD</text:p>
          </table:table-cell>
          <table:table-cell office:value-type="string" calcext:value-type="string">
            <text:p>car</text:p>
          </table:table-cell>
          <table:table-cell office:value-type="float" office:value="77322" calcext:value-type="float">
            <text:p>773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N1AA0ND9EN478291</text:p>
          </table:table-cell>
          <table:table-cell table:formula="of:=COM.MICROSOFT.CONCAT(&quot;INSERT INTO vehicle VALUES(DEFAULT, '&quot;; [.B116]; &quot;', '&quot;; [.C116]; &quot;', '&quot;; [.D116]; &quot;', '&quot;; [.E116]; &quot;', &quot;; [.F116]; &quot;, &quot;; [.G116]; &quot;, &quot;; [.H116]; &quot;, &quot;; [.I116]; &quot;, &quot;; [.J116]; &quot;, '&quot;; [.K116]; &quot;');&quot;)" office:value-type="string" office:string-value="INSERT INTO vehicle VALUES(DEFAULT, 'Infiniti', 'QX', 'BmoY-bgD', 'car', 77322, 1, 0, 115, 45, '5N1AA0ND9EN478291');" calcext:value-type="string">
            <text:p>INSERT INTO vehicle VALUES(DEFAULT, 'Infiniti', 'QX', 'BmoY-bgD', 'car', 77322, 1, 0, 115, 45, '5N1AA0ND9EN478291')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serati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rne-qcO</text:p>
          </table:table-cell>
          <table:table-cell office:value-type="string" calcext:value-type="string">
            <text:p>car</text:p>
          </table:table-cell>
          <table:table-cell office:value-type="float" office:value="120051" calcext:value-type="float">
            <text:p>1200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GYFNBE30CS854276</text:p>
          </table:table-cell>
          <table:table-cell table:formula="of:=COM.MICROSOFT.CONCAT(&quot;INSERT INTO vehicle VALUES(DEFAULT, '&quot;; [.B117]; &quot;', '&quot;; [.C117]; &quot;', '&quot;; [.D117]; &quot;', '&quot;; [.E117]; &quot;', &quot;; [.F117]; &quot;, &quot;; [.G117]; &quot;, &quot;; [.H117]; &quot;, &quot;; [.I117]; &quot;, &quot;; [.J117]; &quot;, '&quot;; [.K117]; &quot;');&quot;)" office:value-type="string" office:string-value="INSERT INTO vehicle VALUES(DEFAULT, 'Maserati', '228', 'mrne-qcO', 'car', 120051, 0, 1, 116, 36, '3GYFNBE30CS854276');" calcext:value-type="string">
            <text:p>INSERT INTO vehicle VALUES(DEFAULT, 'Maserati', '228', 'mrne-qcO', 'car', 120051, 0, 1, 116, 36, '3GYFNBE30CS854276')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Forester</text:p>
          </table:table-cell>
          <table:table-cell office:value-type="string" calcext:value-type="string">
            <text:p>X0f4-LyX</text:p>
          </table:table-cell>
          <table:table-cell office:value-type="string" calcext:value-type="string">
            <text:p>car</text:p>
          </table:table-cell>
          <table:table-cell office:value-type="float" office:value="70089" calcext:value-type="float">
            <text:p>7008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AULT58E62A087687</text:p>
          </table:table-cell>
          <table:table-cell table:formula="of:=COM.MICROSOFT.CONCAT(&quot;INSERT INTO vehicle VALUES(DEFAULT, '&quot;; [.B118]; &quot;', '&quot;; [.C118]; &quot;', '&quot;; [.D118]; &quot;', '&quot;; [.E118]; &quot;', &quot;; [.F118]; &quot;, &quot;; [.G118]; &quot;, &quot;; [.H118]; &quot;, &quot;; [.I118]; &quot;, &quot;; [.J118]; &quot;, '&quot;; [.K118]; &quot;');&quot;)" office:value-type="string" office:string-value="INSERT INTO vehicle VALUES(DEFAULT, 'Subaru', 'Forester', 'X0f4-LyX', 'car', 70089, 0, 1, 117, 42, 'WAULT58E62A087687');" calcext:value-type="string">
            <text:p>INSERT INTO vehicle VALUES(DEFAULT, 'Subaru', 'Forester', 'X0f4-LyX', 'car', 70089, 0, 1, 117, 42, 'WAULT58E62A087687')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GT500</text:p>
          </table:table-cell>
          <table:table-cell office:value-type="string" calcext:value-type="string">
            <text:p>eBf8-Yng</text:p>
          </table:table-cell>
          <table:table-cell office:value-type="string" calcext:value-type="string">
            <text:p>car</text:p>
          </table:table-cell>
          <table:table-cell office:value-type="float" office:value="37811" calcext:value-type="float">
            <text:p>3781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AULVBFR4CA788115</text:p>
          </table:table-cell>
          <table:table-cell table:formula="of:=COM.MICROSOFT.CONCAT(&quot;INSERT INTO vehicle VALUES(DEFAULT, '&quot;; [.B119]; &quot;', '&quot;; [.C119]; &quot;', '&quot;; [.D119]; &quot;', '&quot;; [.E119]; &quot;', &quot;; [.F119]; &quot;, &quot;; [.G119]; &quot;, &quot;; [.H119]; &quot;, &quot;; [.I119]; &quot;, &quot;; [.J119]; &quot;, '&quot;; [.K119]; &quot;');&quot;)" office:value-type="string" office:string-value="INSERT INTO vehicle VALUES(DEFAULT, 'Ford', 'GT500', 'eBf8-Yng', 'car', 37811, 0, 0, 118, 59, 'WAULVBFR4CA788115');" calcext:value-type="string">
            <text:p>INSERT INTO vehicle VALUES(DEFAULT, 'Ford', 'GT500', 'eBf8-Yng', 'car', 37811, 0, 0, 118, 59, 'WAULVBFR4CA788115')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JnUU-Hny</text:p>
          </table:table-cell>
          <table:table-cell office:value-type="string" calcext:value-type="string">
            <text:p>car</text:p>
          </table:table-cell>
          <table:table-cell office:value-type="float" office:value="62420" calcext:value-type="float">
            <text:p>624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AUBGAFB7AN806891</text:p>
          </table:table-cell>
          <table:table-cell table:formula="of:=COM.MICROSOFT.CONCAT(&quot;INSERT INTO vehicle VALUES(DEFAULT, '&quot;; [.B120]; &quot;', '&quot;; [.C120]; &quot;', '&quot;; [.D120]; &quot;', '&quot;; [.E120]; &quot;', &quot;; [.F120]; &quot;, &quot;; [.G120]; &quot;, &quot;; [.H120]; &quot;, &quot;; [.I120]; &quot;, &quot;; [.J120]; &quot;, '&quot;; [.K120]; &quot;');&quot;)" office:value-type="string" office:string-value="INSERT INTO vehicle VALUES(DEFAULT, 'Ford', 'Mustang', 'JnUU-Hny', 'car', 62420, 1, 0, 119, 40, 'WAUBGAFB7AN806891');" calcext:value-type="string">
            <text:p>INSERT INTO vehicle VALUES(DEFAULT, 'Ford', 'Mustang', 'JnUU-Hny', 'car', 62420, 1, 0, 119, 40, 'WAUBGAFB7AN806891'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tSNv-GSW</text:p>
          </table:table-cell>
          <table:table-cell office:value-type="string" calcext:value-type="string">
            <text:p>car</text:p>
          </table:table-cell>
          <table:table-cell office:value-type="float" office:value="67134" calcext:value-type="float">
            <text:p>6713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GYEK62N85G501677</text:p>
          </table:table-cell>
          <table:table-cell table:formula="of:=COM.MICROSOFT.CONCAT(&quot;INSERT INTO vehicle VALUES(DEFAULT, '&quot;; [.B121]; &quot;', '&quot;; [.C121]; &quot;', '&quot;; [.D121]; &quot;', '&quot;; [.E121]; &quot;', &quot;; [.F121]; &quot;, &quot;; [.G121]; &quot;, &quot;; [.H121]; &quot;, &quot;; [.I121]; &quot;, &quot;; [.J121]; &quot;, '&quot;; [.K121]; &quot;');&quot;)" office:value-type="string" office:string-value="INSERT INTO vehicle VALUES(DEFAULT, 'Kia', 'Rio', 'tSNv-GSW', 'car', 67134, 1, 1, 120, 46, '3GYEK62N85G501677');" calcext:value-type="string">
            <text:p>INSERT INTO vehicle VALUES(DEFAULT, 'Kia', 'Rio', 'tSNv-GSW', 'car', 67134, 1, 1, 120, 46, '3GYEK62N85G501677'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9-5</text:p>
          </table:table-cell>
          <table:table-cell office:value-type="string" calcext:value-type="string">
            <text:p>iHiX-LgC</text:p>
          </table:table-cell>
          <table:table-cell office:value-type="string" calcext:value-type="string">
            <text:p>car</text:p>
          </table:table-cell>
          <table:table-cell office:value-type="float" office:value="55886" calcext:value-type="float">
            <text:p>5588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GKS1HE08DR534706</text:p>
          </table:table-cell>
          <table:table-cell table:formula="of:=COM.MICROSOFT.CONCAT(&quot;INSERT INTO vehicle VALUES(DEFAULT, '&quot;; [.B122]; &quot;', '&quot;; [.C122]; &quot;', '&quot;; [.D122]; &quot;', '&quot;; [.E122]; &quot;', &quot;; [.F122]; &quot;, &quot;; [.G122]; &quot;, &quot;; [.H122]; &quot;, &quot;; [.I122]; &quot;, &quot;; [.J122]; &quot;, '&quot;; [.K122]; &quot;');&quot;)" office:value-type="string" office:string-value="INSERT INTO vehicle VALUES(DEFAULT, 'Saab', '9-5', 'iHiX-LgC', 'car', 55886, 0, 0, 121, 23, '1GKS1HE08DR534706');" calcext:value-type="string">
            <text:p>INSERT INTO vehicle VALUES(DEFAULT, 'Saab', '9-5', 'iHiX-LgC', 'car', 55886, 0, 0, 121, 23, '1GKS1HE08DR534706')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MW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UjJl-QDZ</text:p>
          </table:table-cell>
          <table:table-cell office:value-type="string" calcext:value-type="string">
            <text:p>car</text:p>
          </table:table-cell>
          <table:table-cell office:value-type="float" office:value="43836" calcext:value-type="float">
            <text:p>4383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N6AA0CC3FN981280</text:p>
          </table:table-cell>
          <table:table-cell table:formula="of:=COM.MICROSOFT.CONCAT(&quot;INSERT INTO vehicle VALUES(DEFAULT, '&quot;; [.B123]; &quot;', '&quot;; [.C123]; &quot;', '&quot;; [.D123]; &quot;', '&quot;; [.E123]; &quot;', &quot;; [.F123]; &quot;, &quot;; [.G123]; &quot;, &quot;; [.H123]; &quot;, &quot;; [.I123]; &quot;, &quot;; [.J123]; &quot;, '&quot;; [.K123]; &quot;');&quot;)" office:value-type="string" office:string-value="INSERT INTO vehicle VALUES(DEFAULT, 'BMW', '745', 'UjJl-QDZ', 'car', 43836, 1, 1, 122, 40, '1N6AA0CC3FN981280');" calcext:value-type="string">
            <text:p>INSERT INTO vehicle VALUES(DEFAULT, 'BMW', '745', 'UjJl-QDZ', 'car', 43836, 1, 1, 122, 40, '1N6AA0CC3FN981280'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350</text:p>
          </table:table-cell>
          <table:table-cell office:value-type="string" calcext:value-type="string">
            <text:p>ERvF-1Th</text:p>
          </table:table-cell>
          <table:table-cell office:value-type="string" calcext:value-type="string">
            <text:p>car</text:p>
          </table:table-cell>
          <table:table-cell office:value-type="float" office:value="149112" calcext:value-type="float">
            <text:p>1491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AUFFAFL8EN652310</text:p>
          </table:table-cell>
          <table:table-cell table:formula="of:=COM.MICROSOFT.CONCAT(&quot;INSERT INTO vehicle VALUES(DEFAULT, '&quot;; [.B124]; &quot;', '&quot;; [.C124]; &quot;', '&quot;; [.D124]; &quot;', '&quot;; [.E124]; &quot;', &quot;; [.F124]; &quot;, &quot;; [.G124]; &quot;, &quot;; [.H124]; &quot;, &quot;; [.I124]; &quot;, &quot;; [.J124]; &quot;, '&quot;; [.K124]; &quot;');&quot;)" office:value-type="string" office:string-value="INSERT INTO vehicle VALUES(DEFAULT, 'Ford', 'F350', 'ERvF-1Th', 'car', 149112, 0, 1, 123, 70, 'WAUFFAFL8EN652310');" calcext:value-type="string">
            <text:p>INSERT INTO vehicle VALUES(DEFAULT, 'Ford', 'F350', 'ERvF-1Th', 'car', 149112, 0, 1, 123, 70, 'WAUFFAFL8EN652310'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wD1-FeH</text:p>
          </table:table-cell>
          <table:table-cell office:value-type="string" calcext:value-type="string">
            <text:p>car</text:p>
          </table:table-cell>
          <table:table-cell office:value-type="float" office:value="133563" calcext:value-type="float">
            <text:p>13356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BANF33586B721058</text:p>
          </table:table-cell>
          <table:table-cell table:formula="of:=COM.MICROSOFT.CONCAT(&quot;INSERT INTO vehicle VALUES(DEFAULT, '&quot;; [.B125]; &quot;', '&quot;; [.C125]; &quot;', '&quot;; [.D125]; &quot;', '&quot;; [.E125]; &quot;', &quot;; [.F125]; &quot;, &quot;; [.G125]; &quot;, &quot;; [.H125]; &quot;, &quot;; [.I125]; &quot;, &quot;; [.J125]; &quot;, '&quot;; [.K125]; &quot;');&quot;)" office:value-type="string" office:string-value="INSERT INTO vehicle VALUES(DEFAULT, 'BMW', 'M', 'PwD1-FeH', 'car', 133563, 0, 0, 124, 10, 'WBANF33586B721058');" calcext:value-type="string">
            <text:p>INSERT INTO vehicle VALUES(DEFAULT, 'BMW', 'M', 'PwD1-FeH', 'car', 133563, 0, 0, 124, 10, 'WBANF33586B721058')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O2A-kVh</text:p>
          </table:table-cell>
          <table:table-cell office:value-type="string" calcext:value-type="string">
            <text:p>car</text:p>
          </table:table-cell>
          <table:table-cell office:value-type="float" office:value="123284" calcext:value-type="float">
            <text:p>12328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VN2BG5DH513595</text:p>
          </table:table-cell>
          <table:table-cell table:formula="of:=COM.MICROSOFT.CONCAT(&quot;INSERT INTO vehicle VALUES(DEFAULT, '&quot;; [.B126]; &quot;', '&quot;; [.C126]; &quot;', '&quot;; [.D126]; &quot;', '&quot;; [.E126]; &quot;', &quot;; [.F126]; &quot;, &quot;; [.G126]; &quot;, &quot;; [.H126]; &quot;, &quot;; [.I126]; &quot;, &quot;; [.J126]; &quot;, '&quot;; [.K126]; &quot;');&quot;)" office:value-type="string" office:string-value="INSERT INTO vehicle VALUES(DEFAULT, 'Audi', 'A8', 'nO2A-kVh', 'car', 123284, 1, 1, 125, 30, 'SALVN2BG5DH513595');" calcext:value-type="string">
            <text:p>INSERT INTO vehicle VALUES(DEFAULT, 'Audi', 'A8', 'nO2A-kVh', 'car', 123284, 1, 1, 125, 30, 'SALVN2BG5DH513595'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3Iuo-Ty8</text:p>
          </table:table-cell>
          <table:table-cell office:value-type="string" calcext:value-type="string">
            <text:p>car</text:p>
          </table:table-cell>
          <table:table-cell office:value-type="float" office:value="130046" calcext:value-type="float">
            <text:p>13004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BA3A9C52EF547827</text:p>
          </table:table-cell>
          <table:table-cell table:formula="of:=COM.MICROSOFT.CONCAT(&quot;INSERT INTO vehicle VALUES(DEFAULT, '&quot;; [.B127]; &quot;', '&quot;; [.C127]; &quot;', '&quot;; [.D127]; &quot;', '&quot;; [.E127]; &quot;', &quot;; [.F127]; &quot;, &quot;; [.G127]; &quot;, &quot;; [.H127]; &quot;, &quot;; [.I127]; &quot;, &quot;; [.J127]; &quot;, '&quot;; [.K127]; &quot;');&quot;)" office:value-type="string" office:string-value="INSERT INTO vehicle VALUES(DEFAULT, 'Toyota', 'Camry', '3Iuo-Ty8', 'car', 130046, 0, 0, 126, 58, 'WBA3A9C52EF547827');" calcext:value-type="string">
            <text:p>INSERT INTO vehicle VALUES(DEFAULT, 'Toyota', 'Camry', '3Iuo-Ty8', 'car', 130046, 0, 0, 126, 58, 'WBA3A9C52EF547827')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elica</text:p>
          </table:table-cell>
          <table:table-cell office:value-type="string" calcext:value-type="string">
            <text:p>V3ob-Lay</text:p>
          </table:table-cell>
          <table:table-cell office:value-type="string" calcext:value-type="string">
            <text:p>car</text:p>
          </table:table-cell>
          <table:table-cell office:value-type="float" office:value="131038" calcext:value-type="float">
            <text:p>13103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GYFNAE33FS339075</text:p>
          </table:table-cell>
          <table:table-cell table:formula="of:=COM.MICROSOFT.CONCAT(&quot;INSERT INTO vehicle VALUES(DEFAULT, '&quot;; [.B128]; &quot;', '&quot;; [.C128]; &quot;', '&quot;; [.D128]; &quot;', '&quot;; [.E128]; &quot;', &quot;; [.F128]; &quot;, &quot;; [.G128]; &quot;, &quot;; [.H128]; &quot;, &quot;; [.I128]; &quot;, &quot;; [.J128]; &quot;, '&quot;; [.K128]; &quot;');&quot;)" office:value-type="string" office:string-value="INSERT INTO vehicle VALUES(DEFAULT, 'Toyota', 'Celica', 'V3ob-Lay', 'car', 131038, 1, 1, 127, 42, '3GYFNAE33FS339075');" calcext:value-type="string">
            <text:p>INSERT INTO vehicle VALUES(DEFAULT, 'Toyota', 'Celica', 'V3ob-Lay', 'car', 131038, 1, 1, 127, 42, '3GYFNAE33FS339075'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Alcyone SVX</text:p>
          </table:table-cell>
          <table:table-cell office:value-type="string" calcext:value-type="string">
            <text:p>nw1l-H93</text:p>
          </table:table-cell>
          <table:table-cell office:value-type="string" calcext:value-type="string">
            <text:p>car</text:p>
          </table:table-cell>
          <table:table-cell office:value-type="float" office:value="128348" calcext:value-type="float">
            <text:p>12834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D7JV1EP4AG744169</text:p>
          </table:table-cell>
          <table:table-cell table:formula="of:=COM.MICROSOFT.CONCAT(&quot;INSERT INTO vehicle VALUES(DEFAULT, '&quot;; [.B129]; &quot;', '&quot;; [.C129]; &quot;', '&quot;; [.D129]; &quot;', '&quot;; [.E129]; &quot;', &quot;; [.F129]; &quot;, &quot;; [.G129]; &quot;, &quot;; [.H129]; &quot;, &quot;; [.I129]; &quot;, &quot;; [.J129]; &quot;, '&quot;; [.K129]; &quot;');&quot;)" office:value-type="string" office:string-value="INSERT INTO vehicle VALUES(DEFAULT, 'Subaru', 'Alcyone SVX', 'nw1l-H93', 'car', 128348, 1, 1, 128, 70, '3D7JV1EP4AG744169');" calcext:value-type="string">
            <text:p>INSERT INTO vehicle VALUES(DEFAULT, 'Subaru', 'Alcyone SVX', 'nw1l-H93', 'car', 128348, 1, 1, 128, 70, '3D7JV1EP4AG744169'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ahoe</text:p>
          </table:table-cell>
          <table:table-cell office:value-type="string" calcext:value-type="string">
            <text:p>7paq-Fk5</text:p>
          </table:table-cell>
          <table:table-cell office:value-type="string" calcext:value-type="string">
            <text:p>car</text:p>
          </table:table-cell>
          <table:table-cell office:value-type="float" office:value="142918" calcext:value-type="float">
            <text:p>14291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AUGL98E08A235298</text:p>
          </table:table-cell>
          <table:table-cell table:formula="of:=COM.MICROSOFT.CONCAT(&quot;INSERT INTO vehicle VALUES(DEFAULT, '&quot;; [.B130]; &quot;', '&quot;; [.C130]; &quot;', '&quot;; [.D130]; &quot;', '&quot;; [.E130]; &quot;', &quot;; [.F130]; &quot;, &quot;; [.G130]; &quot;, &quot;; [.H130]; &quot;, &quot;; [.I130]; &quot;, &quot;; [.J130]; &quot;, '&quot;; [.K130]; &quot;');&quot;)" office:value-type="string" office:string-value="INSERT INTO vehicle VALUES(DEFAULT, 'Chevrolet', 'Tahoe', '7paq-Fk5', 'car', 142918, 1, 1, 129, 64, 'WAUGL98E08A235298');" calcext:value-type="string">
            <text:p>INSERT INTO vehicle VALUES(DEFAULT, 'Chevrolet', 'Tahoe', '7paq-Fk5', 'car', 142918, 1, 1, 129, 64, 'WAUGL98E08A235298'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Stratus</text:p>
          </table:table-cell>
          <table:table-cell office:value-type="string" calcext:value-type="string">
            <text:p>tHT9-tW5</text:p>
          </table:table-cell>
          <table:table-cell office:value-type="string" calcext:value-type="string">
            <text:p>car</text:p>
          </table:table-cell>
          <table:table-cell office:value-type="float" office:value="54517" calcext:value-type="float">
            <text:p>5451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FTKR1AD0AP161945</text:p>
          </table:table-cell>
          <table:table-cell table:formula="of:=COM.MICROSOFT.CONCAT(&quot;INSERT INTO vehicle VALUES(DEFAULT, '&quot;; [.B131]; &quot;', '&quot;; [.C131]; &quot;', '&quot;; [.D131]; &quot;', '&quot;; [.E131]; &quot;', &quot;; [.F131]; &quot;, &quot;; [.G131]; &quot;, &quot;; [.H131]; &quot;, &quot;; [.I131]; &quot;, &quot;; [.J131]; &quot;, '&quot;; [.K131]; &quot;');&quot;)" office:value-type="string" office:string-value="INSERT INTO vehicle VALUES(DEFAULT, 'Dodge', 'Stratus', 'tHT9-tW5', 'car', 54517, 1, 1, 130, 19, '1FTKR1AD0AP161945');" calcext:value-type="string">
            <text:p>INSERT INTO vehicle VALUES(DEFAULT, 'Dodge', 'Stratus', 'tHT9-tW5', 'car', 54517, 1, 1, 130, 19, '1FTKR1AD0AP161945'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B18G-Ngb</text:p>
          </table:table-cell>
          <table:table-cell office:value-type="string" calcext:value-type="string">
            <text:p>car</text:p>
          </table:table-cell>
          <table:table-cell office:value-type="float" office:value="89733" calcext:value-type="float">
            <text:p>8973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MHEC4A47DA328260</text:p>
          </table:table-cell>
          <table:table-cell table:formula="of:=COM.MICROSOFT.CONCAT(&quot;INSERT INTO vehicle VALUES(DEFAULT, '&quot;; [.B132]; &quot;', '&quot;; [.C132]; &quot;', '&quot;; [.D132]; &quot;', '&quot;; [.E132]; &quot;', &quot;; [.F132]; &quot;, &quot;; [.G132]; &quot;, &quot;; [.H132]; &quot;, &quot;; [.I132]; &quot;, &quot;; [.J132]; &quot;, '&quot;; [.K132]; &quot;');&quot;)" office:value-type="string" office:string-value="INSERT INTO vehicle VALUES(DEFAULT, 'Ford', 'EXP', 'B18G-Ngb', 'car', 89733, 1, 1, 131, 65, 'KMHEC4A47DA328260');" calcext:value-type="string">
            <text:p>INSERT INTO vehicle VALUES(DEFAULT, 'Ford', 'EXP', 'B18G-Ngb', 'car', 89733, 1, 1, 131, 65, 'KMHEC4A47DA328260')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12wy-kpm</text:p>
          </table:table-cell>
          <table:table-cell office:value-type="string" calcext:value-type="string">
            <text:p>car</text:p>
          </table:table-cell>
          <table:table-cell office:value-type="float" office:value="47629" calcext:value-type="float">
            <text:p>4762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D7TT2CT2BG390268</text:p>
          </table:table-cell>
          <table:table-cell table:formula="of:=COM.MICROSOFT.CONCAT(&quot;INSERT INTO vehicle VALUES(DEFAULT, '&quot;; [.B133]; &quot;', '&quot;; [.C133]; &quot;', '&quot;; [.D133]; &quot;', '&quot;; [.E133]; &quot;', &quot;; [.F133]; &quot;, &quot;; [.G133]; &quot;, &quot;; [.H133]; &quot;, &quot;; [.I133]; &quot;, &quot;; [.J133]; &quot;, '&quot;; [.K133]; &quot;');&quot;)" office:value-type="string" office:string-value="INSERT INTO vehicle VALUES(DEFAULT, 'BMW', 'X5', '12wy-kpm', 'car', 47629, 1, 1, 132, 52, '3D7TT2CT2BG390268');" calcext:value-type="string">
            <text:p>INSERT INTO vehicle VALUES(DEFAULT, 'BMW', 'X5', '12wy-kpm', 'car', 47629, 1, 1, 132, 52, '3D7TT2CT2BG390268'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CDgO-3VY</text:p>
          </table:table-cell>
          <table:table-cell office:value-type="string" calcext:value-type="string">
            <text:p>car</text:p>
          </table:table-cell>
          <table:table-cell office:value-type="float" office:value="81248" calcext:value-type="float">
            <text:p>8124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N1CV6AP6AM644824</text:p>
          </table:table-cell>
          <table:table-cell table:formula="of:=COM.MICROSOFT.CONCAT(&quot;INSERT INTO vehicle VALUES(DEFAULT, '&quot;; [.B134]; &quot;', '&quot;; [.C134]; &quot;', '&quot;; [.D134]; &quot;', '&quot;; [.E134]; &quot;', &quot;; [.F134]; &quot;, &quot;; [.G134]; &quot;, &quot;; [.H134]; &quot;, &quot;; [.I134]; &quot;, &quot;; [.J134]; &quot;, '&quot;; [.K134]; &quot;');&quot;)" office:value-type="string" office:string-value="INSERT INTO vehicle VALUES(DEFAULT, 'Lincoln', 'LS', 'CDgO-3VY', 'car', 81248, 0, 0, 133, 39, 'JN1CV6AP6AM644824');" calcext:value-type="string">
            <text:p>INSERT INTO vehicle VALUES(DEFAULT, 'Lincoln', 'LS', 'CDgO-3VY', 'car', 81248, 0, 0, 133, 39, 'JN1CV6AP6AM644824')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Impreza</text:p>
          </table:table-cell>
          <table:table-cell office:value-type="string" calcext:value-type="string">
            <text:p>IhNL-682</text:p>
          </table:table-cell>
          <table:table-cell office:value-type="string" calcext:value-type="string">
            <text:p>car</text:p>
          </table:table-cell>
          <table:table-cell office:value-type="float" office:value="55414" calcext:value-type="float">
            <text:p>554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N6AA0CC0AN961643</text:p>
          </table:table-cell>
          <table:table-cell table:formula="of:=COM.MICROSOFT.CONCAT(&quot;INSERT INTO vehicle VALUES(DEFAULT, '&quot;; [.B135]; &quot;', '&quot;; [.C135]; &quot;', '&quot;; [.D135]; &quot;', '&quot;; [.E135]; &quot;', &quot;; [.F135]; &quot;, &quot;; [.G135]; &quot;, &quot;; [.H135]; &quot;, &quot;; [.I135]; &quot;, &quot;; [.J135]; &quot;, '&quot;; [.K135]; &quot;');&quot;)" office:value-type="string" office:string-value="INSERT INTO vehicle VALUES(DEFAULT, 'Subaru', 'Impreza', 'IhNL-682', 'car', 55414, 0, 1, 134, 7, '1N6AA0CC0AN961643');" calcext:value-type="string">
            <text:p>INSERT INTO vehicle VALUES(DEFAULT, 'Subaru', 'Impreza', 'IhNL-682', 'car', 55414, 0, 1, 134, 7, '1N6AA0CC0AN961643'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NSX</text:p>
          </table:table-cell>
          <table:table-cell office:value-type="string" calcext:value-type="string">
            <text:p>gLPw-ZX8</text:p>
          </table:table-cell>
          <table:table-cell office:value-type="string" calcext:value-type="string">
            <text:p>car</text:p>
          </table:table-cell>
          <table:table-cell office:value-type="float" office:value="25383" calcext:value-type="float">
            <text:p>2538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4RE5GG3BC929497</text:p>
          </table:table-cell>
          <table:table-cell table:formula="of:=COM.MICROSOFT.CONCAT(&quot;INSERT INTO vehicle VALUES(DEFAULT, '&quot;; [.B136]; &quot;', '&quot;; [.C136]; &quot;', '&quot;; [.D136]; &quot;', '&quot;; [.E136]; &quot;', &quot;; [.F136]; &quot;, &quot;; [.G136]; &quot;, &quot;; [.H136]; &quot;, &quot;; [.I136]; &quot;, &quot;; [.J136]; &quot;, '&quot;; [.K136]; &quot;');&quot;)" office:value-type="string" office:string-value="INSERT INTO vehicle VALUES(DEFAULT, 'Acura', 'NSX', 'gLPw-ZX8', 'car', 25383, 1, 0, 135, 30, '1D4RE5GG3BC929497');" calcext:value-type="string">
            <text:p>INSERT INTO vehicle VALUES(DEFAULT, 'Acura', 'NSX', 'gLPw-ZX8', 'car', 25383, 1, 0, 135, 30, '1D4RE5GG3BC929497'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Montero Sport</text:p>
          </table:table-cell>
          <table:table-cell office:value-type="string" calcext:value-type="string">
            <text:p>mqMa-Q6L</text:p>
          </table:table-cell>
          <table:table-cell office:value-type="string" calcext:value-type="string">
            <text:p>car</text:p>
          </table:table-cell>
          <table:table-cell office:value-type="float" office:value="99878" calcext:value-type="float">
            <text:p>998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G4GR5GX6F9470788</text:p>
          </table:table-cell>
          <table:table-cell table:formula="of:=COM.MICROSOFT.CONCAT(&quot;INSERT INTO vehicle VALUES(DEFAULT, '&quot;; [.B137]; &quot;', '&quot;; [.C137]; &quot;', '&quot;; [.D137]; &quot;', '&quot;; [.E137]; &quot;', &quot;; [.F137]; &quot;, &quot;; [.G137]; &quot;, &quot;; [.H137]; &quot;, &quot;; [.I137]; &quot;, &quot;; [.J137]; &quot;, '&quot;; [.K137]; &quot;');&quot;)" office:value-type="string" office:string-value="INSERT INTO vehicle VALUES(DEFAULT, 'Mitsubishi', 'Montero Sport', 'mqMa-Q6L', 'car', 99878, 0, 1, 136, 13, '2G4GR5GX6F9470788');" calcext:value-type="string">
            <text:p>INSERT INTO vehicle VALUES(DEFAULT, 'Mitsubishi', 'Montero Sport', 'mqMa-Q6L', 'car', 99878, 0, 1, 136, 13, '2G4GR5GX6F9470788')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Aero 8</text:p>
          </table:table-cell>
          <table:table-cell office:value-type="string" calcext:value-type="string">
            <text:p>GuZo-2p4</text:p>
          </table:table-cell>
          <table:table-cell office:value-type="string" calcext:value-type="string">
            <text:p>car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BS3C9C50FJ890799</text:p>
          </table:table-cell>
          <table:table-cell table:formula="of:=COM.MICROSOFT.CONCAT(&quot;INSERT INTO vehicle VALUES(DEFAULT, '&quot;; [.B138]; &quot;', '&quot;; [.C138]; &quot;', '&quot;; [.D138]; &quot;', '&quot;; [.E138]; &quot;', &quot;; [.F138]; &quot;, &quot;; [.G138]; &quot;, &quot;; [.H138]; &quot;, &quot;; [.I138]; &quot;, &quot;; [.J138]; &quot;, '&quot;; [.K138]; &quot;');&quot;)" office:value-type="string" office:string-value="INSERT INTO vehicle VALUES(DEFAULT, 'Morgan', 'Aero 8', 'GuZo-2p4', 'car', 106400, 0, 1, 137, 45, 'WBS3C9C50FJ890799');" calcext:value-type="string">
            <text:p>INSERT INTO vehicle VALUES(DEFAULT, 'Morgan', 'Aero 8', 'GuZo-2p4', 'car', 106400, 0, 1, 137, 45, 'WBS3C9C50FJ890799'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Quattroporte</text:p>
          </table:table-cell>
          <table:table-cell office:value-type="string" calcext:value-type="string">
            <text:p>nk1p-4t1</text:p>
          </table:table-cell>
          <table:table-cell office:value-type="string" calcext:value-type="string">
            <text:p>car</text:p>
          </table:table-cell>
          <table:table-cell office:value-type="float" office:value="95292" calcext:value-type="float">
            <text:p>9529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FTWX3B56AE430648</text:p>
          </table:table-cell>
          <table:table-cell table:formula="of:=COM.MICROSOFT.CONCAT(&quot;INSERT INTO vehicle VALUES(DEFAULT, '&quot;; [.B139]; &quot;', '&quot;; [.C139]; &quot;', '&quot;; [.D139]; &quot;', '&quot;; [.E139]; &quot;', &quot;; [.F139]; &quot;, &quot;; [.G139]; &quot;, &quot;; [.H139]; &quot;, &quot;; [.I139]; &quot;, &quot;; [.J139]; &quot;, '&quot;; [.K139]; &quot;');&quot;)" office:value-type="string" office:string-value="INSERT INTO vehicle VALUES(DEFAULT, 'Maserati', 'Quattroporte', 'nk1p-4t1', 'car', 95292, 1, 1, 138, 51, '1FTWX3B56AE430648');" calcext:value-type="string">
            <text:p>INSERT INTO vehicle VALUES(DEFAULT, 'Maserati', 'Quattroporte', 'nk1p-4t1', 'car', 95292, 1, 1, 138, 51, '1FTWX3B56AE430648'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LdgZ-qfL</text:p>
          </table:table-cell>
          <table:table-cell office:value-type="string" calcext:value-type="string">
            <text:p>car</text:p>
          </table:table-cell>
          <table:table-cell office:value-type="float" office:value="108742" calcext:value-type="float">
            <text:p>10874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GYFK33229R176408</text:p>
          </table:table-cell>
          <table:table-cell table:formula="of:=COM.MICROSOFT.CONCAT(&quot;INSERT INTO vehicle VALUES(DEFAULT, '&quot;; [.B140]; &quot;', '&quot;; [.C140]; &quot;', '&quot;; [.D140]; &quot;', '&quot;; [.E140]; &quot;', &quot;; [.F140]; &quot;, &quot;; [.G140]; &quot;, &quot;; [.H140]; &quot;, &quot;; [.I140]; &quot;, &quot;; [.J140]; &quot;, '&quot;; [.K140]; &quot;');&quot;)" office:value-type="string" office:string-value="INSERT INTO vehicle VALUES(DEFAULT, 'Nissan', 'Quest', 'LdgZ-qfL', 'car', 108742, 1, 1, 139, 67, '1GYFK33229R176408');" calcext:value-type="string">
            <text:p>INSERT INTO vehicle VALUES(DEFAULT, 'Nissan', 'Quest', 'LdgZ-qfL', 'car', 108742, 1, 1, 139, 67, '1GYFK33229R176408')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Outlander</text:p>
          </table:table-cell>
          <table:table-cell office:value-type="string" calcext:value-type="string">
            <text:p>1XGV-zKs</text:p>
          </table:table-cell>
          <table:table-cell office:value-type="string" calcext:value-type="string">
            <text:p>car</text:p>
          </table:table-cell>
          <table:table-cell office:value-type="float" office:value="43228" calcext:value-type="float">
            <text:p>4322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TEW1CF0FF609988</text:p>
          </table:table-cell>
          <table:table-cell table:formula="of:=COM.MICROSOFT.CONCAT(&quot;INSERT INTO vehicle VALUES(DEFAULT, '&quot;; [.B141]; &quot;', '&quot;; [.C141]; &quot;', '&quot;; [.D141]; &quot;', '&quot;; [.E141]; &quot;', &quot;; [.F141]; &quot;, &quot;; [.G141]; &quot;, &quot;; [.H141]; &quot;, &quot;; [.I141]; &quot;, &quot;; [.J141]; &quot;, '&quot;; [.K141]; &quot;');&quot;)" office:value-type="string" office:string-value="INSERT INTO vehicle VALUES(DEFAULT, 'Mitsubishi', 'Outlander', '1XGV-zKs', 'car', 43228, 0, 0, 140, 46, '1FTEW1CF0FF609988');" calcext:value-type="string">
            <text:p>INSERT INTO vehicle VALUES(DEFAULT, 'Mitsubishi', 'Outlander', '1XGV-zKs', 'car', 43228, 0, 0, 140, 46, '1FTEW1CF0FF609988')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ChV3-fbU</text:p>
          </table:table-cell>
          <table:table-cell office:value-type="string" calcext:value-type="string">
            <text:p>car</text:p>
          </table:table-cell>
          <table:table-cell office:value-type="float" office:value="149869" calcext:value-type="float">
            <text:p>14986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T2BK1BA2FC749469</text:p>
          </table:table-cell>
          <table:table-cell table:formula="of:=COM.MICROSOFT.CONCAT(&quot;INSERT INTO vehicle VALUES(DEFAULT, '&quot;; [.B142]; &quot;', '&quot;; [.C142]; &quot;', '&quot;; [.D142]; &quot;', '&quot;; [.E142]; &quot;', &quot;; [.F142]; &quot;, &quot;; [.G142]; &quot;, &quot;; [.H142]; &quot;, &quot;; [.I142]; &quot;, &quot;; [.J142]; &quot;, '&quot;; [.K142]; &quot;');&quot;)" office:value-type="string" office:string-value="INSERT INTO vehicle VALUES(DEFAULT, 'Mitsubishi', 'Eclipse', 'ChV3-fbU', 'car', 149869, 0, 0, 141, 19, '2T2BK1BA2FC749469');" calcext:value-type="string">
            <text:p>INSERT INTO vehicle VALUES(DEFAULT, 'Mitsubishi', 'Eclipse', 'ChV3-fbU', 'car', 149869, 0, 0, 141, 19, '2T2BK1BA2FC749469')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93JO-Tbf</text:p>
          </table:table-cell>
          <table:table-cell office:value-type="string" calcext:value-type="string">
            <text:p>car</text:p>
          </table:table-cell>
          <table:table-cell office:value-type="float" office:value="33953" calcext:value-type="float">
            <text:p>3395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VWGU7AN2BE461793</text:p>
          </table:table-cell>
          <table:table-cell table:formula="of:=COM.MICROSOFT.CONCAT(&quot;INSERT INTO vehicle VALUES(DEFAULT, '&quot;; [.B143]; &quot;', '&quot;; [.C143]; &quot;', '&quot;; [.D143]; &quot;', '&quot;; [.E143]; &quot;', &quot;; [.F143]; &quot;, &quot;; [.G143]; &quot;, &quot;; [.H143]; &quot;, &quot;; [.I143]; &quot;, &quot;; [.J143]; &quot;, '&quot;; [.K143]; &quot;');&quot;)" office:value-type="string" office:string-value="INSERT INTO vehicle VALUES(DEFAULT, 'Eagle', 'Summit', '93JO-Tbf', 'car', 33953, 1, 0, 142, 54, 'WVWGU7AN2BE461793');" calcext:value-type="string">
            <text:p>INSERT INTO vehicle VALUES(DEFAULT, 'Eagle', 'Summit', '93JO-Tbf', 'car', 33953, 1, 0, 142, 54, 'WVWGU7AN2BE461793'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MW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lDFm-Qyj</text:p>
          </table:table-cell>
          <table:table-cell office:value-type="string" calcext:value-type="string">
            <text:p>car</text:p>
          </table:table-cell>
          <table:table-cell office:value-type="float" office:value="93484" calcext:value-type="float">
            <text:p>9348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BA1F5C56FV516945</text:p>
          </table:table-cell>
          <table:table-cell table:formula="of:=COM.MICROSOFT.CONCAT(&quot;INSERT INTO vehicle VALUES(DEFAULT, '&quot;; [.B144]; &quot;', '&quot;; [.C144]; &quot;', '&quot;; [.D144]; &quot;', '&quot;; [.E144]; &quot;', &quot;; [.F144]; &quot;, &quot;; [.G144]; &quot;, &quot;; [.H144]; &quot;, &quot;; [.I144]; &quot;, &quot;; [.J144]; &quot;, '&quot;; [.K144]; &quot;');&quot;)" office:value-type="string" office:string-value="INSERT INTO vehicle VALUES(DEFAULT, 'BMW', '650', 'lDFm-Qyj', 'car', 93484, 0, 0, 143, 17, 'WBA1F5C56FV516945');" calcext:value-type="string">
            <text:p>INSERT INTO vehicle VALUES(DEFAULT, 'BMW', '650', 'lDFm-Qyj', 'car', 93484, 0, 0, 143, 17, 'WBA1F5C56FV516945')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aravan</text:p>
          </table:table-cell>
          <table:table-cell office:value-type="string" calcext:value-type="string">
            <text:p>5mSl-1Zk</text:p>
          </table:table-cell>
          <table:table-cell office:value-type="string" calcext:value-type="string">
            <text:p>car</text:p>
          </table:table-cell>
          <table:table-cell office:value-type="float" office:value="25597" calcext:value-type="float">
            <text:p>2559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BAYB6C55ED475549</text:p>
          </table:table-cell>
          <table:table-cell table:formula="of:=COM.MICROSOFT.CONCAT(&quot;INSERT INTO vehicle VALUES(DEFAULT, '&quot;; [.B145]; &quot;', '&quot;; [.C145]; &quot;', '&quot;; [.D145]; &quot;', '&quot;; [.E145]; &quot;', &quot;; [.F145]; &quot;, &quot;; [.G145]; &quot;, &quot;; [.H145]; &quot;, &quot;; [.I145]; &quot;, &quot;; [.J145]; &quot;, '&quot;; [.K145]; &quot;');&quot;)" office:value-type="string" office:string-value="INSERT INTO vehicle VALUES(DEFAULT, 'Dodge', 'Caravan', '5mSl-1Zk', 'car', 25597, 1, 1, 144, 8, 'WBAYB6C55ED475549');" calcext:value-type="string">
            <text:p>INSERT INTO vehicle VALUES(DEFAULT, 'Dodge', 'Caravan', '5mSl-1Zk', 'car', 25597, 1, 1, 144, 8, 'WBAYB6C55ED475549')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Ujf7-6H1</text:p>
          </table:table-cell>
          <table:table-cell office:value-type="string" calcext:value-type="string">
            <text:p>car</text:p>
          </table:table-cell>
          <table:table-cell office:value-type="float" office:value="140546" calcext:value-type="float">
            <text:p>14054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THHP5BC1F5095486</text:p>
          </table:table-cell>
          <table:table-cell table:formula="of:=COM.MICROSOFT.CONCAT(&quot;INSERT INTO vehicle VALUES(DEFAULT, '&quot;; [.B146]; &quot;', '&quot;; [.C146]; &quot;', '&quot;; [.D146]; &quot;', '&quot;; [.E146]; &quot;', &quot;; [.F146]; &quot;, &quot;; [.G146]; &quot;, &quot;; [.H146]; &quot;, &quot;; [.I146]; &quot;, &quot;; [.J146]; &quot;, '&quot;; [.K146]; &quot;');&quot;)" office:value-type="string" office:string-value="INSERT INTO vehicle VALUES(DEFAULT, 'Buick', 'Regal', 'Ujf7-6H1', 'car', 140546, 1, 1, 145, 65, 'JTHHP5BC1F5095486');" calcext:value-type="string">
            <text:p>INSERT INTO vehicle VALUES(DEFAULT, 'Buick', 'Regal', 'Ujf7-6H1', 'car', 140546, 1, 1, 145, 65, 'JTHHP5BC1F5095486')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mqJr-VDO</text:p>
          </table:table-cell>
          <table:table-cell office:value-type="string" calcext:value-type="string">
            <text:p>car</text:p>
          </table:table-cell>
          <table:table-cell office:value-type="float" office:value="76524" calcext:value-type="float">
            <text:p>7652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FMGK5CC2AB033750</text:p>
          </table:table-cell>
          <table:table-cell table:formula="of:=COM.MICROSOFT.CONCAT(&quot;INSERT INTO vehicle VALUES(DEFAULT, '&quot;; [.B147]; &quot;', '&quot;; [.C147]; &quot;', '&quot;; [.D147]; &quot;', '&quot;; [.E147]; &quot;', &quot;; [.F147]; &quot;, &quot;; [.G147]; &quot;, &quot;; [.H147]; &quot;, &quot;; [.I147]; &quot;, &quot;; [.J147]; &quot;, '&quot;; [.K147]; &quot;');&quot;)" office:value-type="string" office:string-value="INSERT INTO vehicle VALUES(DEFAULT, 'Buick', 'Century', 'mqJr-VDO', 'car', 76524, 0, 0, 146, 39, '2FMGK5CC2AB033750');" calcext:value-type="string">
            <text:p>INSERT INTO vehicle VALUES(DEFAULT, 'Buick', 'Century', 'mqJr-VDO', 'car', 76524, 0, 0, 146, 39, '2FMGK5CC2AB033750')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Envoy</text:p>
          </table:table-cell>
          <table:table-cell office:value-type="string" calcext:value-type="string">
            <text:p>lLbE-Zjk</text:p>
          </table:table-cell>
          <table:table-cell office:value-type="string" calcext:value-type="string">
            <text:p>car</text:p>
          </table:table-cell>
          <table:table-cell office:value-type="float" office:value="140069" calcext:value-type="float">
            <text:p>14006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A1CGBFE8CD626958</text:p>
          </table:table-cell>
          <table:table-cell table:formula="of:=COM.MICROSOFT.CONCAT(&quot;INSERT INTO vehicle VALUES(DEFAULT, '&quot;; [.B148]; &quot;', '&quot;; [.C148]; &quot;', '&quot;; [.D148]; &quot;', '&quot;; [.E148]; &quot;', &quot;; [.F148]; &quot;, &quot;; [.G148]; &quot;, &quot;; [.H148]; &quot;, &quot;; [.I148]; &quot;, &quot;; [.J148]; &quot;, '&quot;; [.K148]; &quot;');&quot;)" office:value-type="string" office:string-value="INSERT INTO vehicle VALUES(DEFAULT, 'GMC', 'Envoy', 'lLbE-Zjk', 'car', 140069, 0, 0, 147, 51, 'WA1CGBFE8CD626958');" calcext:value-type="string">
            <text:p>INSERT INTO vehicle VALUES(DEFAULT, 'GMC', 'Envoy', 'lLbE-Zjk', 'car', 140069, 0, 0, 147, 51, 'WA1CGBFE8CD626958')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Murano</text:p>
          </table:table-cell>
          <table:table-cell office:value-type="string" calcext:value-type="string">
            <text:p>kHAm-RuY</text:p>
          </table:table-cell>
          <table:table-cell office:value-type="string" calcext:value-type="string">
            <text:p>car</text:p>
          </table:table-cell>
          <table:table-cell office:value-type="float" office:value="12009" calcext:value-type="float">
            <text:p>1200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N6AD0CW5EN999408</text:p>
          </table:table-cell>
          <table:table-cell table:formula="of:=COM.MICROSOFT.CONCAT(&quot;INSERT INTO vehicle VALUES(DEFAULT, '&quot;; [.B149]; &quot;', '&quot;; [.C149]; &quot;', '&quot;; [.D149]; &quot;', '&quot;; [.E149]; &quot;', &quot;; [.F149]; &quot;, &quot;; [.G149]; &quot;, &quot;; [.H149]; &quot;, &quot;; [.I149]; &quot;, &quot;; [.J149]; &quot;, '&quot;; [.K149]; &quot;');&quot;)" office:value-type="string" office:string-value="INSERT INTO vehicle VALUES(DEFAULT, 'Nissan', 'Murano', 'kHAm-RuY', 'car', 12009, 0, 0, 148, 17, '1N6AD0CW5EN999408');" calcext:value-type="string">
            <text:p>INSERT INTO vehicle VALUES(DEFAULT, 'Nissan', 'Murano', 'kHAm-RuY', 'car', 12009, 0, 0, 148, 17, '1N6AD0CW5EN999408'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W201</text:p>
          </table:table-cell>
          <table:table-cell office:value-type="string" calcext:value-type="string">
            <text:p>Idc7-BQ2</text:p>
          </table:table-cell>
          <table:table-cell office:value-type="string" calcext:value-type="string">
            <text:p>car</text:p>
          </table:table-cell>
          <table:table-cell office:value-type="float" office:value="79242" calcext:value-type="float">
            <text:p>792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7RE5GK8AS403376</text:p>
          </table:table-cell>
          <table:table-cell table:formula="of:=COM.MICROSOFT.CONCAT(&quot;INSERT INTO vehicle VALUES(DEFAULT, '&quot;; [.B150]; &quot;', '&quot;; [.C150]; &quot;', '&quot;; [.D150]; &quot;', '&quot;; [.E150]; &quot;', &quot;; [.F150]; &quot;, &quot;; [.G150]; &quot;, &quot;; [.H150]; &quot;, &quot;; [.I150]; &quot;, &quot;; [.J150]; &quot;, '&quot;; [.K150]; &quot;');&quot;)" office:value-type="string" office:string-value="INSERT INTO vehicle VALUES(DEFAULT, 'Mercedes-Benz', 'W201', 'Idc7-BQ2', 'car', 79242, 1, 0, 149, 48, '1D7RE5GK8AS403376');" calcext:value-type="string">
            <text:p>INSERT INTO vehicle VALUES(DEFAULT, 'Mercedes-Benz', 'W201', 'Idc7-BQ2', 'car', 79242, 1, 0, 149, 48, '1D7RE5GK8AS403376')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YZYg-lcw</text:p>
          </table:table-cell>
          <table:table-cell office:value-type="string" calcext:value-type="string">
            <text:p>car</text:p>
          </table:table-cell>
          <table:table-cell office:value-type="float" office:value="31343" calcext:value-type="float">
            <text:p>3134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D73M3HL6AG261329</text:p>
          </table:table-cell>
          <table:table-cell table:formula="of:=COM.MICROSOFT.CONCAT(&quot;INSERT INTO vehicle VALUES(DEFAULT, '&quot;; [.B151]; &quot;', '&quot;; [.C151]; &quot;', '&quot;; [.D151]; &quot;', '&quot;; [.E151]; &quot;', &quot;; [.F151]; &quot;, &quot;; [.G151]; &quot;, &quot;; [.H151]; &quot;, &quot;; [.I151]; &quot;, &quot;; [.J151]; &quot;, '&quot;; [.K151]; &quot;');&quot;)" office:value-type="string" office:string-value="INSERT INTO vehicle VALUES(DEFAULT, 'Volkswagen', 'Passat', 'YZYg-lcw', 'car', 31343, 1, 1, 150, 62, '3D73M3HL6AG261329');" calcext:value-type="string">
            <text:p>INSERT INTO vehicle VALUES(DEFAULT, 'Volkswagen', 'Passat', 'YZYg-lcw', 'car', 31343, 1, 1, 150, 62, '3D73M3HL6AG261329'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-Series</text:p>
          </table:table-cell>
          <table:table-cell office:value-type="string" calcext:value-type="string">
            <text:p>heOV-awL</text:p>
          </table:table-cell>
          <table:table-cell office:value-type="string" calcext:value-type="string">
            <text:p>car</text:p>
          </table:table-cell>
          <table:table-cell office:value-type="float" office:value="24937" calcext:value-type="float">
            <text:p>249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N8AZ2KR4ET387440</text:p>
          </table:table-cell>
          <table:table-cell table:formula="of:=COM.MICROSOFT.CONCAT(&quot;INSERT INTO vehicle VALUES(DEFAULT, '&quot;; [.B152]; &quot;', '&quot;; [.C152]; &quot;', '&quot;; [.D152]; &quot;', '&quot;; [.E152]; &quot;', &quot;; [.F152]; &quot;, &quot;; [.G152]; &quot;, &quot;; [.H152]; &quot;, &quot;; [.I152]; &quot;, &quot;; [.J152]; &quot;, '&quot;; [.K152]; &quot;');&quot;)" office:value-type="string" office:string-value="INSERT INTO vehicle VALUES(DEFAULT, 'Ford', 'F-Series', 'heOV-awL', 'car', 24937, 0, 1, 151, 16, 'JN8AZ2KR4ET387440');" calcext:value-type="string">
            <text:p>INSERT INTO vehicle VALUES(DEFAULT, 'Ford', 'F-Series', 'heOV-awL', 'car', 24937, 0, 1, 151, 16, 'JN8AZ2KR4ET387440')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Ux0-3wR</text:p>
          </table:table-cell>
          <table:table-cell office:value-type="string" calcext:value-type="string">
            <text:p>car</text:p>
          </table:table-cell>
          <table:table-cell office:value-type="float" office:value="17445" calcext:value-type="float">
            <text:p>1744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NAFX6A80F5813795</text:p>
          </table:table-cell>
          <table:table-cell table:formula="of:=COM.MICROSOFT.CONCAT(&quot;INSERT INTO vehicle VALUES(DEFAULT, '&quot;; [.B153]; &quot;', '&quot;; [.C153]; &quot;', '&quot;; [.D153]; &quot;', '&quot;; [.E153]; &quot;', &quot;; [.F153]; &quot;, &quot;; [.G153]; &quot;, &quot;; [.H153]; &quot;, &quot;; [.I153]; &quot;, &quot;; [.J153]; &quot;, '&quot;; [.K153]; &quot;');&quot;)" office:value-type="string" office:string-value="INSERT INTO vehicle VALUES(DEFAULT, 'Audi', 'A4', 'GUx0-3wR', 'car', 17445, 1, 1, 152, 60, 'KNAFX6A80F5813795');" calcext:value-type="string">
            <text:p>INSERT INTO vehicle VALUES(DEFAULT, 'Audi', 'A4', 'GUx0-3wR', 'car', 17445, 1, 1, 152, 60, 'KNAFX6A80F5813795')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CX-7</text:p>
          </table:table-cell>
          <table:table-cell office:value-type="string" calcext:value-type="string">
            <text:p>MeI0-5rC</text:p>
          </table:table-cell>
          <table:table-cell office:value-type="string" calcext:value-type="string">
            <text:p>car</text:p>
          </table:table-cell>
          <table:table-cell office:value-type="float" office:value="109047" calcext:value-type="float">
            <text:p>10904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UXWX7C55DL498978</text:p>
          </table:table-cell>
          <table:table-cell table:formula="of:=COM.MICROSOFT.CONCAT(&quot;INSERT INTO vehicle VALUES(DEFAULT, '&quot;; [.B154]; &quot;', '&quot;; [.C154]; &quot;', '&quot;; [.D154]; &quot;', '&quot;; [.E154]; &quot;', &quot;; [.F154]; &quot;, &quot;; [.G154]; &quot;, &quot;; [.H154]; &quot;, &quot;; [.I154]; &quot;, &quot;; [.J154]; &quot;, '&quot;; [.K154]; &quot;');&quot;)" office:value-type="string" office:string-value="INSERT INTO vehicle VALUES(DEFAULT, 'Mazda', 'CX-7', 'MeI0-5rC', 'car', 109047, 0, 0, 153, 50, '5UXWX7C55DL498978');" calcext:value-type="string">
            <text:p>INSERT INTO vehicle VALUES(DEFAULT, 'Mazda', 'CX-7', 'MeI0-5rC', 'car', 109047, 0, 0, 153, 50, '5UXWX7C55DL498978')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portvan G20</text:p>
          </table:table-cell>
          <table:table-cell office:value-type="string" calcext:value-type="string">
            <text:p>Le3j-aQm</text:p>
          </table:table-cell>
          <table:table-cell office:value-type="string" calcext:value-type="string">
            <text:p>car</text:p>
          </table:table-cell>
          <table:table-cell office:value-type="float" office:value="82657" calcext:value-type="float">
            <text:p>8265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V1960AS6A1713433</text:p>
          </table:table-cell>
          <table:table-cell table:formula="of:=COM.MICROSOFT.CONCAT(&quot;INSERT INTO vehicle VALUES(DEFAULT, '&quot;; [.B155]; &quot;', '&quot;; [.C155]; &quot;', '&quot;; [.D155]; &quot;', '&quot;; [.E155]; &quot;', &quot;; [.F155]; &quot;, &quot;; [.G155]; &quot;, &quot;; [.H155]; &quot;, &quot;; [.I155]; &quot;, &quot;; [.J155]; &quot;, '&quot;; [.K155]; &quot;');&quot;)" office:value-type="string" office:string-value="INSERT INTO vehicle VALUES(DEFAULT, 'Chevrolet', 'Sportvan G20', 'Le3j-aQm', 'car', 82657, 1, 0, 154, 9, 'YV1960AS6A1713433');" calcext:value-type="string">
            <text:p>INSERT INTO vehicle VALUES(DEFAULT, 'Chevrolet', 'Sportvan G20', 'Le3j-aQm', 'car', 82657, 1, 0, 154, 9, 'YV1960AS6A1713433'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J Cruiser</text:p>
          </table:table-cell>
          <table:table-cell office:value-type="string" calcext:value-type="string">
            <text:p>CIDL-0BO</text:p>
          </table:table-cell>
          <table:table-cell office:value-type="string" calcext:value-type="string">
            <text:p>car</text:p>
          </table:table-cell>
          <table:table-cell office:value-type="float" office:value="142493" calcext:value-type="float">
            <text:p>1424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BASP2C54DC804696</text:p>
          </table:table-cell>
          <table:table-cell table:formula="of:=COM.MICROSOFT.CONCAT(&quot;INSERT INTO vehicle VALUES(DEFAULT, '&quot;; [.B156]; &quot;', '&quot;; [.C156]; &quot;', '&quot;; [.D156]; &quot;', '&quot;; [.E156]; &quot;', &quot;; [.F156]; &quot;, &quot;; [.G156]; &quot;, &quot;; [.H156]; &quot;, &quot;; [.I156]; &quot;, &quot;; [.J156]; &quot;, '&quot;; [.K156]; &quot;');&quot;)" office:value-type="string" office:string-value="INSERT INTO vehicle VALUES(DEFAULT, 'Toyota', 'FJ Cruiser', 'CIDL-0BO', 'car', 142493, 0, 1, 155, 27, 'WBASP2C54DC804696');" calcext:value-type="string">
            <text:p>INSERT INTO vehicle VALUES(DEFAULT, 'Toyota', 'FJ Cruiser', 'CIDL-0BO', 'car', 142493, 0, 1, 155, 27, 'WBASP2C54DC804696')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llenger</text:p>
          </table:table-cell>
          <table:table-cell office:value-type="string" calcext:value-type="string">
            <text:p>ZdKo-L3h</text:p>
          </table:table-cell>
          <table:table-cell office:value-type="string" calcext:value-type="string">
            <text:p>car</text:p>
          </table:table-cell>
          <table:table-cell office:value-type="float" office:value="145041" calcext:value-type="float">
            <text:p>14504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VWAB7AJ6CW949293</text:p>
          </table:table-cell>
          <table:table-cell table:formula="of:=COM.MICROSOFT.CONCAT(&quot;INSERT INTO vehicle VALUES(DEFAULT, '&quot;; [.B157]; &quot;', '&quot;; [.C157]; &quot;', '&quot;; [.D157]; &quot;', '&quot;; [.E157]; &quot;', &quot;; [.F157]; &quot;, &quot;; [.G157]; &quot;, &quot;; [.H157]; &quot;, &quot;; [.I157]; &quot;, &quot;; [.J157]; &quot;, '&quot;; [.K157]; &quot;');&quot;)" office:value-type="string" office:string-value="INSERT INTO vehicle VALUES(DEFAULT, 'Dodge', 'Challenger', 'ZdKo-L3h', 'car', 145041, 1, 1, 156, 5, 'WVWAB7AJ6CW949293');" calcext:value-type="string">
            <text:p>INSERT INTO vehicle VALUES(DEFAULT, 'Dodge', 'Challenger', 'ZdKo-L3h', 'car', 145041, 1, 1, 156, 5, 'WVWAB7AJ6CW949293'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GT500</text:p>
          </table:table-cell>
          <table:table-cell office:value-type="string" calcext:value-type="string">
            <text:p>ZNzK-l3J</text:p>
          </table:table-cell>
          <table:table-cell office:value-type="string" calcext:value-type="string">
            <text:p>car</text:p>
          </table:table-cell>
          <table:table-cell office:value-type="float" office:value="26334" calcext:value-type="float">
            <text:p>263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UHGAFC7EN173012</text:p>
          </table:table-cell>
          <table:table-cell table:formula="of:=COM.MICROSOFT.CONCAT(&quot;INSERT INTO vehicle VALUES(DEFAULT, '&quot;; [.B158]; &quot;', '&quot;; [.C158]; &quot;', '&quot;; [.D158]; &quot;', '&quot;; [.E158]; &quot;', &quot;; [.F158]; &quot;, &quot;; [.G158]; &quot;, &quot;; [.H158]; &quot;, &quot;; [.I158]; &quot;, &quot;; [.J158]; &quot;, '&quot;; [.K158]; &quot;');&quot;)" office:value-type="string" office:string-value="INSERT INTO vehicle VALUES(DEFAULT, 'Shelby', 'GT500', 'ZNzK-l3J', 'car', 26334, 1, 0, 157, 66, 'WAUHGAFC7EN173012');" calcext:value-type="string">
            <text:p>INSERT INTO vehicle VALUES(DEFAULT, 'Shelby', 'GT500', 'ZNzK-l3J', 'car', 26334, 1, 0, 157, 66, 'WAUHGAFC7EN173012')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bggB-pEc</text:p>
          </table:table-cell>
          <table:table-cell office:value-type="string" calcext:value-type="string">
            <text:p>car</text:p>
          </table:table-cell>
          <table:table-cell office:value-type="float" office:value="6797" calcext:value-type="float">
            <text:p>67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A4GY5F9XAT300377</text:p>
          </table:table-cell>
          <table:table-cell table:formula="of:=COM.MICROSOFT.CONCAT(&quot;INSERT INTO vehicle VALUES(DEFAULT, '&quot;; [.B159]; &quot;', '&quot;; [.C159]; &quot;', '&quot;; [.D159]; &quot;', '&quot;; [.E159]; &quot;', &quot;; [.F159]; &quot;, &quot;; [.G159]; &quot;, &quot;; [.H159]; &quot;, &quot;; [.I159]; &quot;, &quot;; [.J159]; &quot;, '&quot;; [.K159]; &quot;');&quot;)" office:value-type="string" office:string-value="INSERT INTO vehicle VALUES(DEFAULT, 'Audi', 'TT', 'bggB-pEc', 'car', 6797, 1, 0, 158, 27, '3A4GY5F9XAT300377');" calcext:value-type="string">
            <text:p>INSERT INTO vehicle VALUES(DEFAULT, 'Audi', 'TT', 'bggB-pEc', 'car', 6797, 1, 0, 158, 27, '3A4GY5F9XAT300377'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ppit-Sfn</text:p>
          </table:table-cell>
          <table:table-cell office:value-type="string" calcext:value-type="string">
            <text:p>car</text:p>
          </table:table-cell>
          <table:table-cell office:value-type="float" office:value="13310" calcext:value-type="float">
            <text:p>1331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AU3VAFR6CA745373</text:p>
          </table:table-cell>
          <table:table-cell table:formula="of:=COM.MICROSOFT.CONCAT(&quot;INSERT INTO vehicle VALUES(DEFAULT, '&quot;; [.B160]; &quot;', '&quot;; [.C160]; &quot;', '&quot;; [.D160]; &quot;', '&quot;; [.E160]; &quot;', &quot;; [.F160]; &quot;, &quot;; [.G160]; &quot;, &quot;; [.H160]; &quot;, &quot;; [.I160]; &quot;, &quot;; [.J160]; &quot;, '&quot;; [.K160]; &quot;');&quot;)" office:value-type="string" office:string-value="INSERT INTO vehicle VALUES(DEFAULT, 'Ford', 'Laser', 'ppit-Sfn', 'car', 13310, 0, 0, 159, 49, 'WAU3VAFR6CA745373');" calcext:value-type="string">
            <text:p>INSERT INTO vehicle VALUES(DEFAULT, 'Ford', 'Laser', 'ppit-Sfn', 'car', 13310, 0, 0, 159, 49, 'WAU3VAFR6CA745373'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ummer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g2cx-x2X</text:p>
          </table:table-cell>
          <table:table-cell office:value-type="string" calcext:value-type="string">
            <text:p>car</text:p>
          </table:table-cell>
          <table:table-cell office:value-type="float" office:value="68122" calcext:value-type="float">
            <text:p>6812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AUFFAFL4BA570903</text:p>
          </table:table-cell>
          <table:table-cell table:formula="of:=COM.MICROSOFT.CONCAT(&quot;INSERT INTO vehicle VALUES(DEFAULT, '&quot;; [.B161]; &quot;', '&quot;; [.C161]; &quot;', '&quot;; [.D161]; &quot;', '&quot;; [.E161]; &quot;', &quot;; [.F161]; &quot;, &quot;; [.G161]; &quot;, &quot;; [.H161]; &quot;, &quot;; [.I161]; &quot;, &quot;; [.J161]; &quot;, '&quot;; [.K161]; &quot;');&quot;)" office:value-type="string" office:string-value="INSERT INTO vehicle VALUES(DEFAULT, 'Hummer', 'H1', 'g2cx-x2X', 'car', 68122, 1, 1, 160, 42, 'WAUFFAFL4BA570903');" calcext:value-type="string">
            <text:p>INSERT INTO vehicle VALUES(DEFAULT, 'Hummer', 'H1', 'g2cx-x2X', 'car', 68122, 1, 1, 160, 42, 'WAUFFAFL4BA570903'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Firebird</text:p>
          </table:table-cell>
          <table:table-cell office:value-type="string" calcext:value-type="string">
            <text:p>bn8V-Iv9</text:p>
          </table:table-cell>
          <table:table-cell office:value-type="string" calcext:value-type="string">
            <text:p>car</text:p>
          </table:table-cell>
          <table:table-cell office:value-type="float" office:value="123172" calcext:value-type="float">
            <text:p>12317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BAKA835X9C075065</text:p>
          </table:table-cell>
          <table:table-cell table:formula="of:=COM.MICROSOFT.CONCAT(&quot;INSERT INTO vehicle VALUES(DEFAULT, '&quot;; [.B162]; &quot;', '&quot;; [.C162]; &quot;', '&quot;; [.D162]; &quot;', '&quot;; [.E162]; &quot;', &quot;; [.F162]; &quot;, &quot;; [.G162]; &quot;, &quot;; [.H162]; &quot;, &quot;; [.I162]; &quot;, &quot;; [.J162]; &quot;, '&quot;; [.K162]; &quot;');&quot;)" office:value-type="string" office:string-value="INSERT INTO vehicle VALUES(DEFAULT, 'Pontiac', 'Firebird', 'bn8V-Iv9', 'car', 123172, 0, 0, 161, 45, 'WBAKA835X9C075065');" calcext:value-type="string">
            <text:p>INSERT INTO vehicle VALUES(DEFAULT, 'Pontiac', 'Firebird', 'bn8V-Iv9', 'car', 123172, 0, 0, 161, 45, 'WBAKA835X9C075065')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Quattroporte</text:p>
          </table:table-cell>
          <table:table-cell office:value-type="string" calcext:value-type="string">
            <text:p>xwuZ-RHG</text:p>
          </table:table-cell>
          <table:table-cell office:value-type="string" calcext:value-type="string">
            <text:p>car</text:p>
          </table:table-cell>
          <table:table-cell office:value-type="float" office:value="37313" calcext:value-type="float">
            <text:p>373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C3CA2CVXAH000134</text:p>
          </table:table-cell>
          <table:table-cell table:formula="of:=COM.MICROSOFT.CONCAT(&quot;INSERT INTO vehicle VALUES(DEFAULT, '&quot;; [.B163]; &quot;', '&quot;; [.C163]; &quot;', '&quot;; [.D163]; &quot;', '&quot;; [.E163]; &quot;', &quot;; [.F163]; &quot;, &quot;; [.G163]; &quot;, &quot;; [.H163]; &quot;, &quot;; [.I163]; &quot;, &quot;; [.J163]; &quot;, '&quot;; [.K163]; &quot;');&quot;)" office:value-type="string" office:string-value="INSERT INTO vehicle VALUES(DEFAULT, 'Maserati', 'Quattroporte', 'xwuZ-RHG', 'car', 37313, 0, 0, 162, 56, '2C3CA2CVXAH000134');" calcext:value-type="string">
            <text:p>INSERT INTO vehicle VALUES(DEFAULT, 'Maserati', 'Quattroporte', 'xwuZ-RHG', 'car', 37313, 0, 0, 162, 56, '2C3CA2CVXAH000134'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MKS</text:p>
          </table:table-cell>
          <table:table-cell office:value-type="string" calcext:value-type="string">
            <text:p>tWbK-sGV</text:p>
          </table:table-cell>
          <table:table-cell office:value-type="string" calcext:value-type="string">
            <text:p>car</text:p>
          </table:table-cell>
          <table:table-cell office:value-type="float" office:value="6668" calcext:value-type="float">
            <text:p>666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BANF735X7C051144</text:p>
          </table:table-cell>
          <table:table-cell table:formula="of:=COM.MICROSOFT.CONCAT(&quot;INSERT INTO vehicle VALUES(DEFAULT, '&quot;; [.B164]; &quot;', '&quot;; [.C164]; &quot;', '&quot;; [.D164]; &quot;', '&quot;; [.E164]; &quot;', &quot;; [.F164]; &quot;, &quot;; [.G164]; &quot;, &quot;; [.H164]; &quot;, &quot;; [.I164]; &quot;, &quot;; [.J164]; &quot;, '&quot;; [.K164]; &quot;');&quot;)" office:value-type="string" office:string-value="INSERT INTO vehicle VALUES(DEFAULT, 'Lincoln', 'MKS', 'tWbK-sGV', 'car', 6668, 1, 1, 163, 68, 'WBANF735X7C051144');" calcext:value-type="string">
            <text:p>INSERT INTO vehicle VALUES(DEFAULT, 'Lincoln', 'MKS', 'tWbK-sGV', 'car', 6668, 1, 1, 163, 68, 'WBANF735X7C051144'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Firebird</text:p>
          </table:table-cell>
          <table:table-cell office:value-type="string" calcext:value-type="string">
            <text:p>aSZZ-WzN</text:p>
          </table:table-cell>
          <table:table-cell office:value-type="string" calcext:value-type="string">
            <text:p>car</text:p>
          </table:table-cell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BALL5C55FP146058</text:p>
          </table:table-cell>
          <table:table-cell table:formula="of:=COM.MICROSOFT.CONCAT(&quot;INSERT INTO vehicle VALUES(DEFAULT, '&quot;; [.B165]; &quot;', '&quot;; [.C165]; &quot;', '&quot;; [.D165]; &quot;', '&quot;; [.E165]; &quot;', &quot;; [.F165]; &quot;, &quot;; [.G165]; &quot;, &quot;; [.H165]; &quot;, &quot;; [.I165]; &quot;, &quot;; [.J165]; &quot;, '&quot;; [.K165]; &quot;');&quot;)" office:value-type="string" office:string-value="INSERT INTO vehicle VALUES(DEFAULT, 'Pontiac', 'Firebird', 'aSZZ-WzN', 'car', 95300, 1, 1, 164, 11, 'WBALL5C55FP146058');" calcext:value-type="string">
            <text:p>INSERT INTO vehicle VALUES(DEFAULT, 'Pontiac', 'Firebird', 'aSZZ-WzN', 'car', 95300, 1, 1, 164, 11, 'WBALL5C55FP146058')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udebaker</text:p>
          </table:table-cell>
          <table:table-cell office:value-type="string" calcext:value-type="string">
            <text:p>Avanti</text:p>
          </table:table-cell>
          <table:table-cell office:value-type="string" calcext:value-type="string">
            <text:p>vxUS-WYu</text:p>
          </table:table-cell>
          <table:table-cell office:value-type="string" calcext:value-type="string">
            <text:p>car</text:p>
          </table:table-cell>
          <table:table-cell office:value-type="float" office:value="142864" calcext:value-type="float">
            <text:p>14286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XFA1E53BE007729</text:p>
          </table:table-cell>
          <table:table-cell table:formula="of:=COM.MICROSOFT.CONCAT(&quot;INSERT INTO vehicle VALUES(DEFAULT, '&quot;; [.B166]; &quot;', '&quot;; [.C166]; &quot;', '&quot;; [.D166]; &quot;', '&quot;; [.E166]; &quot;', &quot;; [.F166]; &quot;, &quot;; [.G166]; &quot;, &quot;; [.H166]; &quot;, &quot;; [.I166]; &quot;, &quot;; [.J166]; &quot;, '&quot;; [.K166]; &quot;');&quot;)" office:value-type="string" office:string-value="INSERT INTO vehicle VALUES(DEFAULT, 'Studebaker', 'Avanti', 'vxUS-WYu', 'car', 142864, 0, 0, 165, 22, '19XFA1E53BE007729');" calcext:value-type="string">
            <text:p>INSERT INTO vehicle VALUES(DEFAULT, 'Studebaker', 'Avanti', 'vxUS-WYu', 'car', 142864, 0, 0, 165, 22, '19XFA1E53BE007729'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aybach</text:p>
          </table:table-cell>
          <table:table-cell office:value-type="string" calcext:value-type="string">
            <text:p>Landaulet</text:p>
          </table:table-cell>
          <table:table-cell office:value-type="string" calcext:value-type="string">
            <text:p>L0nD-ogp</text:p>
          </table:table-cell>
          <table:table-cell office:value-type="string" calcext:value-type="string">
            <text:p>car</text:p>
          </table:table-cell>
          <table:table-cell office:value-type="float" office:value="49946" calcext:value-type="float">
            <text:p>4994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VWAP7A36EC615611</text:p>
          </table:table-cell>
          <table:table-cell table:formula="of:=COM.MICROSOFT.CONCAT(&quot;INSERT INTO vehicle VALUES(DEFAULT, '&quot;; [.B167]; &quot;', '&quot;; [.C167]; &quot;', '&quot;; [.D167]; &quot;', '&quot;; [.E167]; &quot;', &quot;; [.F167]; &quot;, &quot;; [.G167]; &quot;, &quot;; [.H167]; &quot;, &quot;; [.I167]; &quot;, &quot;; [.J167]; &quot;, '&quot;; [.K167]; &quot;');&quot;)" office:value-type="string" office:string-value="INSERT INTO vehicle VALUES(DEFAULT, 'Maybach', 'Landaulet', 'L0nD-ogp', 'car', 49946, 1, 1, 166, 10, '1VWAP7A36EC615611');" calcext:value-type="string">
            <text:p>INSERT INTO vehicle VALUES(DEFAULT, 'Maybach', 'Landaulet', 'L0nD-ogp', 'car', 49946, 1, 1, 166, 10, '1VWAP7A36EC615611'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2500 Club Coupe</text:p>
          </table:table-cell>
          <table:table-cell office:value-type="string" calcext:value-type="string">
            <text:p>y0bo-OyE</text:p>
          </table:table-cell>
          <table:table-cell office:value-type="string" calcext:value-type="string">
            <text:p>car</text:p>
          </table:table-cell>
          <table:table-cell office:value-type="float" office:value="126975" calcext:value-type="float">
            <text:p>12697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FTEW1C85AK443422</text:p>
          </table:table-cell>
          <table:table-cell table:formula="of:=COM.MICROSOFT.CONCAT(&quot;INSERT INTO vehicle VALUES(DEFAULT, '&quot;; [.B168]; &quot;', '&quot;; [.C168]; &quot;', '&quot;; [.D168]; &quot;', '&quot;; [.E168]; &quot;', &quot;; [.F168]; &quot;, &quot;; [.G168]; &quot;, &quot;; [.H168]; &quot;, &quot;; [.I168]; &quot;, &quot;; [.J168]; &quot;, '&quot;; [.K168]; &quot;');&quot;)" office:value-type="string" office:string-value="INSERT INTO vehicle VALUES(DEFAULT, 'GMC', '2500 Club Coupe', 'y0bo-OyE', 'car', 126975, 0, 0, 167, 26, '1FTEW1C85AK443422');" calcext:value-type="string">
            <text:p>INSERT INTO vehicle VALUES(DEFAULT, 'GMC', '2500 Club Coupe', 'y0bo-OyE', 'car', 126975, 0, 0, 167, 26, '1FTEW1C85AK443422')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ud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iAp-ciJ</text:p>
          </table:table-cell>
          <table:table-cell office:value-type="string" calcext:value-type="string">
            <text:p>car</text:p>
          </table:table-cell>
          <table:table-cell office:value-type="float" office:value="29770" calcext:value-type="float">
            <text:p>2977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4PDDGG0ET112966</text:p>
          </table:table-cell>
          <table:table-cell table:formula="of:=COM.MICROSOFT.CONCAT(&quot;INSERT INTO vehicle VALUES(DEFAULT, '&quot;; [.B169]; &quot;', '&quot;; [.C169]; &quot;', '&quot;; [.D169]; &quot;', '&quot;; [.E169]; &quot;', &quot;; [.F169]; &quot;, &quot;; [.G169]; &quot;, &quot;; [.H169]; &quot;, &quot;; [.I169]; &quot;, &quot;; [.J169]; &quot;, '&quot;; [.K169]; &quot;');&quot;)" office:value-type="string" office:string-value="INSERT INTO vehicle VALUES(DEFAULT, 'Audi', '100', 'eiAp-ciJ', 'car', 29770, 0, 0, 168, 8, '3C4PDDGG0ET112966');" calcext:value-type="string">
            <text:p>INSERT INTO vehicle VALUES(DEFAULT, 'Audi', '100', 'eiAp-ciJ', 'car', 29770, 0, 0, 168, 8, '3C4PDDGG0ET112966'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Grand Prix</text:p>
          </table:table-cell>
          <table:table-cell office:value-type="string" calcext:value-type="string">
            <text:p>dwuK-3k8</text:p>
          </table:table-cell>
          <table:table-cell office:value-type="string" calcext:value-type="string">
            <text:p>car</text:p>
          </table:table-cell>
          <table:table-cell office:value-type="float" office:value="146247" calcext:value-type="float">
            <text:p>1462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NAFT4A26D5957697</text:p>
          </table:table-cell>
          <table:table-cell table:formula="of:=COM.MICROSOFT.CONCAT(&quot;INSERT INTO vehicle VALUES(DEFAULT, '&quot;; [.B170]; &quot;', '&quot;; [.C170]; &quot;', '&quot;; [.D170]; &quot;', '&quot;; [.E170]; &quot;', &quot;; [.F170]; &quot;, &quot;; [.G170]; &quot;, &quot;; [.H170]; &quot;, &quot;; [.I170]; &quot;, &quot;; [.J170]; &quot;, '&quot;; [.K170]; &quot;');&quot;)" office:value-type="string" office:string-value="INSERT INTO vehicle VALUES(DEFAULT, 'Pontiac', 'Grand Prix', 'dwuK-3k8', 'car', 146247, 1, 0, 169, 73, 'KNAFT4A26D5957697');" calcext:value-type="string">
            <text:p>INSERT INTO vehicle VALUES(DEFAULT, 'Pontiac', 'Grand Prix', 'dwuK-3k8', 'car', 146247, 1, 0, 169, 73, 'KNAFT4A26D5957697'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MDX</text:p>
          </table:table-cell>
          <table:table-cell office:value-type="string" calcext:value-type="string">
            <text:p>fGI6-boZ</text:p>
          </table:table-cell>
          <table:table-cell office:value-type="string" calcext:value-type="string">
            <text:p>car</text:p>
          </table:table-cell>
          <table:table-cell office:value-type="float" office:value="89827" calcext:value-type="float">
            <text:p>898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D4RE4GG8BC802318</text:p>
          </table:table-cell>
          <table:table-cell table:formula="of:=COM.MICROSOFT.CONCAT(&quot;INSERT INTO vehicle VALUES(DEFAULT, '&quot;; [.B171]; &quot;', '&quot;; [.C171]; &quot;', '&quot;; [.D171]; &quot;', '&quot;; [.E171]; &quot;', &quot;; [.F171]; &quot;, &quot;; [.G171]; &quot;, &quot;; [.H171]; &quot;, &quot;; [.I171]; &quot;, &quot;; [.J171]; &quot;, '&quot;; [.K171]; &quot;');&quot;)" office:value-type="string" office:string-value="INSERT INTO vehicle VALUES(DEFAULT, 'Acura', 'MDX', 'fGI6-boZ', 'car', 89827, 0, 1, 170, 51, '1D4RE4GG8BC802318');" calcext:value-type="string">
            <text:p>INSERT INTO vehicle VALUES(DEFAULT, 'Acura', 'MDX', 'fGI6-boZ', 'car', 89827, 0, 1, 170, 51, '1D4RE4GG8BC802318')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X56</text:p>
          </table:table-cell>
          <table:table-cell office:value-type="string" calcext:value-type="string">
            <text:p>hTo2-BBE</text:p>
          </table:table-cell>
          <table:table-cell office:value-type="string" calcext:value-type="string">
            <text:p>car</text:p>
          </table:table-cell>
          <table:table-cell office:value-type="float" office:value="135148" calcext:value-type="float">
            <text:p>13514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GAKRCKD2DJ489566</text:p>
          </table:table-cell>
          <table:table-cell table:formula="of:=COM.MICROSOFT.CONCAT(&quot;INSERT INTO vehicle VALUES(DEFAULT, '&quot;; [.B172]; &quot;', '&quot;; [.C172]; &quot;', '&quot;; [.D172]; &quot;', '&quot;; [.E172]; &quot;', &quot;; [.F172]; &quot;, &quot;; [.G172]; &quot;, &quot;; [.H172]; &quot;, &quot;; [.I172]; &quot;, &quot;; [.J172]; &quot;, '&quot;; [.K172]; &quot;');&quot;)" office:value-type="string" office:string-value="INSERT INTO vehicle VALUES(DEFAULT, 'Infiniti', 'QX56', 'hTo2-BBE', 'car', 135148, 1, 1, 171, 27, '5GAKRCKD2DJ489566');" calcext:value-type="string">
            <text:p>INSERT INTO vehicle VALUES(DEFAULT, 'Infiniti', 'QX56', 'hTo2-BBE', 'car', 135148, 1, 1, 171, 27, '5GAKRCKD2DJ489566')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-V</text:p>
          </table:table-cell>
          <table:table-cell office:value-type="string" calcext:value-type="string">
            <text:p>x5SN-wEG</text:p>
          </table:table-cell>
          <table:table-cell office:value-type="string" calcext:value-type="string">
            <text:p>car</text:p>
          </table:table-cell>
          <table:table-cell office:value-type="float" office:value="91999" calcext:value-type="float">
            <text:p>919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V126MFK9F2475581</text:p>
          </table:table-cell>
          <table:table-cell table:formula="of:=COM.MICROSOFT.CONCAT(&quot;INSERT INTO vehicle VALUES(DEFAULT, '&quot;; [.B173]; &quot;', '&quot;; [.C173]; &quot;', '&quot;; [.D173]; &quot;', '&quot;; [.E173]; &quot;', &quot;; [.F173]; &quot;, &quot;; [.G173]; &quot;, &quot;; [.H173]; &quot;, &quot;; [.I173]; &quot;, &quot;; [.J173]; &quot;, '&quot;; [.K173]; &quot;');&quot;)" office:value-type="string" office:string-value="INSERT INTO vehicle VALUES(DEFAULT, 'Honda', 'CR-V', 'x5SN-wEG', 'car', 91999, 0, 1, 172, 57, 'YV126MFK9F2475581');" calcext:value-type="string">
            <text:p>INSERT INTO vehicle VALUES(DEFAULT, 'Honda', 'CR-V', 'x5SN-wEG', 'car', 91999, 0, 1, 172, 57, 'YV126MFK9F2475581')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lon</text:p>
          </table:table-cell>
          <table:table-cell office:value-type="string" calcext:value-type="string">
            <text:p>TquE-qql</text:p>
          </table:table-cell>
          <table:table-cell office:value-type="string" calcext:value-type="string">
            <text:p>car</text:p>
          </table:table-cell>
          <table:table-cell office:value-type="float" office:value="17074" calcext:value-type="float">
            <text:p>1707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YV1672MW3B2277243</text:p>
          </table:table-cell>
          <table:table-cell table:formula="of:=COM.MICROSOFT.CONCAT(&quot;INSERT INTO vehicle VALUES(DEFAULT, '&quot;; [.B174]; &quot;', '&quot;; [.C174]; &quot;', '&quot;; [.D174]; &quot;', '&quot;; [.E174]; &quot;', &quot;; [.F174]; &quot;, &quot;; [.G174]; &quot;, &quot;; [.H174]; &quot;, &quot;; [.I174]; &quot;, &quot;; [.J174]; &quot;, '&quot;; [.K174]; &quot;');&quot;)" office:value-type="string" office:string-value="INSERT INTO vehicle VALUES(DEFAULT, 'Toyota', 'Avalon', 'TquE-qql', 'car', 17074, 1, 0, 173, 52, 'YV1672MW3B2277243');" calcext:value-type="string">
            <text:p>INSERT INTO vehicle VALUES(DEFAULT, 'Toyota', 'Avalon', 'TquE-qql', 'car', 17074, 1, 0, 173, 52, 'YV1672MW3B2277243'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ilverado</text:p>
          </table:table-cell>
          <table:table-cell office:value-type="string" calcext:value-type="string">
            <text:p>yEnK-Dnp</text:p>
          </table:table-cell>
          <table:table-cell office:value-type="string" calcext:value-type="string">
            <text:p>car</text:p>
          </table:table-cell>
          <table:table-cell office:value-type="float" office:value="89152" calcext:value-type="float">
            <text:p>891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N4AL2EP6DC775152</text:p>
          </table:table-cell>
          <table:table-cell table:formula="of:=COM.MICROSOFT.CONCAT(&quot;INSERT INTO vehicle VALUES(DEFAULT, '&quot;; [.B175]; &quot;', '&quot;; [.C175]; &quot;', '&quot;; [.D175]; &quot;', '&quot;; [.E175]; &quot;', &quot;; [.F175]; &quot;, &quot;; [.G175]; &quot;, &quot;; [.H175]; &quot;, &quot;; [.I175]; &quot;, &quot;; [.J175]; &quot;, '&quot;; [.K175]; &quot;');&quot;)" office:value-type="string" office:string-value="INSERT INTO vehicle VALUES(DEFAULT, 'Chevrolet', 'Silverado', 'yEnK-Dnp', 'car', 89152, 0, 1, 174, 54, '1N4AL2EP6DC775152');" calcext:value-type="string">
            <text:p>INSERT INTO vehicle VALUES(DEFAULT, 'Chevrolet', 'Silverado', 'yEnK-Dnp', 'car', 89152, 0, 1, 174, 54, '1N4AL2EP6DC775152'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Topaz</text:p>
          </table:table-cell>
          <table:table-cell office:value-type="string" calcext:value-type="string">
            <text:p>KTB7-TqW</text:p>
          </table:table-cell>
          <table:table-cell office:value-type="string" calcext:value-type="string">
            <text:p>car</text:p>
          </table:table-cell>
          <table:table-cell office:value-type="float" office:value="60076" calcext:value-type="float">
            <text:p>6007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A19FAFL4DA667855</text:p>
          </table:table-cell>
          <table:table-cell table:formula="of:=COM.MICROSOFT.CONCAT(&quot;INSERT INTO vehicle VALUES(DEFAULT, '&quot;; [.B176]; &quot;', '&quot;; [.C176]; &quot;', '&quot;; [.D176]; &quot;', '&quot;; [.E176]; &quot;', &quot;; [.F176]; &quot;, &quot;; [.G176]; &quot;, &quot;; [.H176]; &quot;, &quot;; [.I176]; &quot;, &quot;; [.J176]; &quot;, '&quot;; [.K176]; &quot;');&quot;)" office:value-type="string" office:string-value="INSERT INTO vehicle VALUES(DEFAULT, 'Mercury', 'Topaz', 'KTB7-TqW', 'car', 60076, 1, 0, 175, 40, 'WA19FAFL4DA667855');" calcext:value-type="string">
            <text:p>INSERT INTO vehicle VALUES(DEFAULT, 'Mercury', 'Topaz', 'KTB7-TqW', 'car', 60076, 1, 0, 175, 40, 'WA19FAFL4DA667855')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Protege</text:p>
          </table:table-cell>
          <table:table-cell office:value-type="string" calcext:value-type="string">
            <text:p>Zd5w-AMv</text:p>
          </table:table-cell>
          <table:table-cell office:value-type="string" calcext:value-type="string">
            <text:p>car</text:p>
          </table:table-cell>
          <table:table-cell office:value-type="float" office:value="139239" calcext:value-type="float">
            <text:p>13923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VW117AU1FM240690</text:p>
          </table:table-cell>
          <table:table-cell table:formula="of:=COM.MICROSOFT.CONCAT(&quot;INSERT INTO vehicle VALUES(DEFAULT, '&quot;; [.B177]; &quot;', '&quot;; [.C177]; &quot;', '&quot;; [.D177]; &quot;', '&quot;; [.E177]; &quot;', &quot;; [.F177]; &quot;, &quot;; [.G177]; &quot;, &quot;; [.H177]; &quot;, &quot;; [.I177]; &quot;, &quot;; [.J177]; &quot;, '&quot;; [.K177]; &quot;');&quot;)" office:value-type="string" office:string-value="INSERT INTO vehicle VALUES(DEFAULT, 'Mazda', 'Protege', 'Zd5w-AMv', 'car', 139239, 1, 0, 176, 61, '3VW117AU1FM240690');" calcext:value-type="string">
            <text:p>INSERT INTO vehicle VALUES(DEFAULT, 'Mazda', 'Protege', 'Zd5w-AMv', 'car', 139239, 1, 0, 176, 61, '3VW117AU1FM240690');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gbd3-ys0</text:p>
          </table:table-cell>
          <table:table-cell office:value-type="string" calcext:value-type="string">
            <text:p>car</text:p>
          </table:table-cell>
          <table:table-cell office:value-type="float" office:value="83882" calcext:value-type="float">
            <text:p>8388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N8AZ2KR4BT789342</text:p>
          </table:table-cell>
          <table:table-cell table:formula="of:=COM.MICROSOFT.CONCAT(&quot;INSERT INTO vehicle VALUES(DEFAULT, '&quot;; [.B178]; &quot;', '&quot;; [.C178]; &quot;', '&quot;; [.D178]; &quot;', '&quot;; [.E178]; &quot;', &quot;; [.F178]; &quot;, &quot;; [.G178]; &quot;, &quot;; [.H178]; &quot;, &quot;; [.I178]; &quot;, &quot;; [.J178]; &quot;, '&quot;; [.K178]; &quot;');&quot;)" office:value-type="string" office:string-value="INSERT INTO vehicle VALUES(DEFAULT, 'Honda', 'Accord', 'gbd3-ys0', 'car', 83882, 0, 0, 177, 23, 'JN8AZ2KR4BT789342');" calcext:value-type="string">
            <text:p>INSERT INTO vehicle VALUES(DEFAULT, 'Honda', 'Accord', 'gbd3-ys0', 'car', 83882, 0, 0, 177, 23, 'JN8AZ2KR4BT789342');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1500 Club Coupe</text:p>
          </table:table-cell>
          <table:table-cell office:value-type="string" calcext:value-type="string">
            <text:p>TF5W-gW0</text:p>
          </table:table-cell>
          <table:table-cell office:value-type="string" calcext:value-type="string">
            <text:p>car</text:p>
          </table:table-cell>
          <table:table-cell office:value-type="float" office:value="103627" calcext:value-type="float">
            <text:p>1036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C3CCBAB4DN403198</text:p>
          </table:table-cell>
          <table:table-cell table:formula="of:=COM.MICROSOFT.CONCAT(&quot;INSERT INTO vehicle VALUES(DEFAULT, '&quot;; [.B179]; &quot;', '&quot;; [.C179]; &quot;', '&quot;; [.D179]; &quot;', '&quot;; [.E179]; &quot;', &quot;; [.F179]; &quot;, &quot;; [.G179]; &quot;, &quot;; [.H179]; &quot;, &quot;; [.I179]; &quot;, &quot;; [.J179]; &quot;, '&quot;; [.K179]; &quot;');&quot;)" office:value-type="string" office:string-value="INSERT INTO vehicle VALUES(DEFAULT, 'GMC', '1500 Club Coupe', 'TF5W-gW0', 'car', 103627, 1, 0, 178, 11, '1C3CCBAB4DN403198');" calcext:value-type="string">
            <text:p>INSERT INTO vehicle VALUES(DEFAULT, 'GMC', '1500 Club Coupe', 'TF5W-gW0', 'car', 103627, 1, 0, 178, 11, '1C3CCBAB4DN403198');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Esteem</text:p>
          </table:table-cell>
          <table:table-cell office:value-type="string" calcext:value-type="string">
            <text:p>S7Nk-yNR</text:p>
          </table:table-cell>
          <table:table-cell office:value-type="string" calcext:value-type="string">
            <text:p>car</text:p>
          </table:table-cell>
          <table:table-cell office:value-type="float" office:value="103248" calcext:value-type="float">
            <text:p>1032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G6DV1EP8C0303047</text:p>
          </table:table-cell>
          <table:table-cell table:formula="of:=COM.MICROSOFT.CONCAT(&quot;INSERT INTO vehicle VALUES(DEFAULT, '&quot;; [.B180]; &quot;', '&quot;; [.C180]; &quot;', '&quot;; [.D180]; &quot;', '&quot;; [.E180]; &quot;', &quot;; [.F180]; &quot;, &quot;; [.G180]; &quot;, &quot;; [.H180]; &quot;, &quot;; [.I180]; &quot;, &quot;; [.J180]; &quot;, '&quot;; [.K180]; &quot;');&quot;)" office:value-type="string" office:string-value="INSERT INTO vehicle VALUES(DEFAULT, 'Suzuki', 'Esteem', 'S7Nk-yNR', 'car', 103248, 1, 0, 179, 27, '1G6DV1EP8C0303047');" calcext:value-type="string">
            <text:p>INSERT INTO vehicle VALUES(DEFAULT, 'Suzuki', 'Esteem', 'S7Nk-yNR', 'car', 103248, 1, 0, 179, 27, '1G6DV1EP8C0303047'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VX</text:p>
          </table:table-cell>
          <table:table-cell office:value-type="string" calcext:value-type="string">
            <text:p>WEgW-aQK</text:p>
          </table:table-cell>
          <table:table-cell office:value-type="string" calcext:value-type="string">
            <text:p>car</text:p>
          </table:table-cell>
          <table:table-cell office:value-type="float" office:value="57992" calcext:value-type="float">
            <text:p>5799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G6DE8E55D0716326</text:p>
          </table:table-cell>
          <table:table-cell table:formula="of:=COM.MICROSOFT.CONCAT(&quot;INSERT INTO vehicle VALUES(DEFAULT, '&quot;; [.B181]; &quot;', '&quot;; [.C181]; &quot;', '&quot;; [.D181]; &quot;', '&quot;; [.E181]; &quot;', &quot;; [.F181]; &quot;, &quot;; [.G181]; &quot;, &quot;; [.H181]; &quot;, &quot;; [.I181]; &quot;, &quot;; [.J181]; &quot;, '&quot;; [.K181]; &quot;');&quot;)" office:value-type="string" office:string-value="INSERT INTO vehicle VALUES(DEFAULT, 'Subaru', 'SVX', 'WEgW-aQK', 'car', 57992, 0, 0, 180, 31, '1G6DE8E55D0716326');" calcext:value-type="string">
            <text:p>INSERT INTO vehicle VALUES(DEFAULT, 'Subaru', 'SVX', 'WEgW-aQK', 'car', 57992, 0, 0, 180, 31, '1G6DE8E55D0716326')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WAyS-7cj</text:p>
          </table:table-cell>
          <table:table-cell office:value-type="string" calcext:value-type="string">
            <text:p>car</text:p>
          </table:table-cell>
          <table:table-cell office:value-type="float" office:value="114529" calcext:value-type="float">
            <text:p>11452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4AS3AW2DU977281</text:p>
          </table:table-cell>
          <table:table-cell table:formula="of:=COM.MICROSOFT.CONCAT(&quot;INSERT INTO vehicle VALUES(DEFAULT, '&quot;; [.B182]; &quot;', '&quot;; [.C182]; &quot;', '&quot;; [.D182]; &quot;', '&quot;; [.E182]; &quot;', &quot;; [.F182]; &quot;, &quot;; [.G182]; &quot;, &quot;; [.H182]; &quot;, &quot;; [.I182]; &quot;, &quot;; [.J182]; &quot;, '&quot;; [.K182]; &quot;');&quot;)" office:value-type="string" office:string-value="INSERT INTO vehicle VALUES(DEFAULT, 'Eagle', 'Vision', 'WAyS-7cj', 'car', 114529, 1, 1, 181, 12, 'JA4AS3AW2DU977281');" calcext:value-type="string">
            <text:p>INSERT INTO vehicle VALUES(DEFAULT, 'Eagle', 'Vision', 'WAyS-7cj', 'car', 114529, 1, 1, 181, 12, 'JA4AS3AW2DU977281')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-Class</text:p>
          </table:table-cell>
          <table:table-cell office:value-type="string" calcext:value-type="string">
            <text:p>gonu-rK9</text:p>
          </table:table-cell>
          <table:table-cell office:value-type="string" calcext:value-type="string">
            <text:p>car</text:p>
          </table:table-cell>
          <table:table-cell office:value-type="float" office:value="115237" calcext:value-type="float">
            <text:p>11523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LME1D46AA942242</text:p>
          </table:table-cell>
          <table:table-cell table:formula="of:=COM.MICROSOFT.CONCAT(&quot;INSERT INTO vehicle VALUES(DEFAULT, '&quot;; [.B183]; &quot;', '&quot;; [.C183]; &quot;', '&quot;; [.D183]; &quot;', '&quot;; [.E183]; &quot;', &quot;; [.F183]; &quot;, &quot;; [.G183]; &quot;, &quot;; [.H183]; &quot;, &quot;; [.I183]; &quot;, &quot;; [.J183]; &quot;, '&quot;; [.K183]; &quot;');&quot;)" office:value-type="string" office:string-value="INSERT INTO vehicle VALUES(DEFAULT, 'Mercedes-Benz', 'SL-Class', 'gonu-rK9', 'car', 115237, 0, 0, 182, 19, 'SALME1D46AA942242');" calcext:value-type="string">
            <text:p>INSERT INTO vehicle VALUES(DEFAULT, 'Mercedes-Benz', 'SL-Class', 'gonu-rK9', 'car', 115237, 0, 0, 182, 19, 'SALME1D46AA942242');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Wrangler</text:p>
          </table:table-cell>
          <table:table-cell office:value-type="string" calcext:value-type="string">
            <text:p>TkHC-Nix</text:p>
          </table:table-cell>
          <table:table-cell office:value-type="string" calcext:value-type="string">
            <text:p>car</text:p>
          </table:table-cell>
          <table:table-cell office:value-type="float" office:value="15256" calcext:value-type="float">
            <text:p>1525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CFHDDAT7EG469965</text:p>
          </table:table-cell>
          <table:table-cell table:formula="of:=COM.MICROSOFT.CONCAT(&quot;INSERT INTO vehicle VALUES(DEFAULT, '&quot;; [.B184]; &quot;', '&quot;; [.C184]; &quot;', '&quot;; [.D184]; &quot;', '&quot;; [.E184]; &quot;', &quot;; [.F184]; &quot;, &quot;; [.G184]; &quot;, &quot;; [.H184]; &quot;, &quot;; [.I184]; &quot;, &quot;; [.J184]; &quot;, '&quot;; [.K184]; &quot;');&quot;)" office:value-type="string" office:string-value="INSERT INTO vehicle VALUES(DEFAULT, 'Jeep', 'Wrangler', 'TkHC-Nix', 'car', 15256, 0, 0, 183, 46, 'SCFHDDAT7EG469965');" calcext:value-type="string">
            <text:p>INSERT INTO vehicle VALUES(DEFAULT, 'Jeep', 'Wrangler', 'TkHC-Nix', 'car', 15256, 0, 0, 183, 46, 'SCFHDDAT7EG469965');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RX Hybrid</text:p>
          </table:table-cell>
          <table:table-cell office:value-type="string" calcext:value-type="string">
            <text:p>BnNy-wc5</text:p>
          </table:table-cell>
          <table:table-cell office:value-type="string" calcext:value-type="string">
            <text:p>car</text:p>
          </table:table-cell>
          <table:table-cell office:value-type="float" office:value="18832" calcext:value-type="float">
            <text:p>1883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TDJTUD35ED096988</text:p>
          </table:table-cell>
          <table:table-cell table:formula="of:=COM.MICROSOFT.CONCAT(&quot;INSERT INTO vehicle VALUES(DEFAULT, '&quot;; [.B185]; &quot;', '&quot;; [.C185]; &quot;', '&quot;; [.D185]; &quot;', '&quot;; [.E185]; &quot;', &quot;; [.F185]; &quot;, &quot;; [.G185]; &quot;, &quot;; [.H185]; &quot;, &quot;; [.I185]; &quot;, &quot;; [.J185]; &quot;, '&quot;; [.K185]; &quot;');&quot;)" office:value-type="string" office:string-value="INSERT INTO vehicle VALUES(DEFAULT, 'Lexus', 'RX Hybrid', 'BnNy-wc5', 'car', 18832, 1, 1, 184, 74, 'JTDJTUD35ED096988');" calcext:value-type="string">
            <text:p>INSERT INTO vehicle VALUES(DEFAULT, 'Lexus', 'RX Hybrid', 'BnNy-wc5', 'car', 18832, 1, 1, 184, 74, 'JTDJTUD35ED096988')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</text:p>
          </table:table-cell>
          <table:table-cell office:value-type="string" calcext:value-type="string">
            <text:p>KhkU-CYw</text:p>
          </table:table-cell>
          <table:table-cell office:value-type="string" calcext:value-type="string">
            <text:p>car</text:p>
          </table:table-cell>
          <table:table-cell office:value-type="float" office:value="146940" calcext:value-type="float">
            <text:p>1469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TEX1CM8BK218813</text:p>
          </table:table-cell>
          <table:table-cell table:formula="of:=COM.MICROSOFT.CONCAT(&quot;INSERT INTO vehicle VALUES(DEFAULT, '&quot;; [.B186]; &quot;', '&quot;; [.C186]; &quot;', '&quot;; [.D186]; &quot;', '&quot;; [.E186]; &quot;', &quot;; [.F186]; &quot;, &quot;; [.G186]; &quot;, &quot;; [.H186]; &quot;, &quot;; [.I186]; &quot;, &quot;; [.J186]; &quot;, '&quot;; [.K186]; &quot;');&quot;)" office:value-type="string" office:string-value="INSERT INTO vehicle VALUES(DEFAULT, 'Acura', 'Integra', 'KhkU-CYw', 'car', 146940, 1, 0, 185, 37, '1FTEX1CM8BK218813');" calcext:value-type="string">
            <text:p>INSERT INTO vehicle VALUES(DEFAULT, 'Acura', 'Integra', 'KhkU-CYw', 'car', 146940, 1, 0, 185, 37, '1FTEX1CM8BK218813')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QVgs-1Md</text:p>
          </table:table-cell>
          <table:table-cell office:value-type="string" calcext:value-type="string">
            <text:p>car</text:p>
          </table:table-cell>
          <table:table-cell office:value-type="float" office:value="31871" calcext:value-type="float">
            <text:p>3187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AUVC68E45A934905</text:p>
          </table:table-cell>
          <table:table-cell table:formula="of:=COM.MICROSOFT.CONCAT(&quot;INSERT INTO vehicle VALUES(DEFAULT, '&quot;; [.B187]; &quot;', '&quot;; [.C187]; &quot;', '&quot;; [.D187]; &quot;', '&quot;; [.E187]; &quot;', &quot;; [.F187]; &quot;, &quot;; [.G187]; &quot;, &quot;; [.H187]; &quot;, &quot;; [.I187]; &quot;, &quot;; [.J187]; &quot;, '&quot;; [.K187]; &quot;');&quot;)" office:value-type="string" office:string-value="INSERT INTO vehicle VALUES(DEFAULT, 'Audi', 'A8', 'QVgs-1Md', 'car', 31871, 1, 0, 186, 48, 'WAUVC68E45A934905');" calcext:value-type="string">
            <text:p>INSERT INTO vehicle VALUES(DEFAULT, 'Audi', 'A8', 'QVgs-1Md', 'car', 31871, 1, 0, 186, 48, 'WAUVC68E45A934905')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Grand Prix</text:p>
          </table:table-cell>
          <table:table-cell office:value-type="string" calcext:value-type="string">
            <text:p>dSUt-aUP</text:p>
          </table:table-cell>
          <table:table-cell office:value-type="string" calcext:value-type="string">
            <text:p>car</text:p>
          </table:table-cell>
          <table:table-cell office:value-type="float" office:value="100891" calcext:value-type="float">
            <text:p>10089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N1CV6AP4CM302615</text:p>
          </table:table-cell>
          <table:table-cell table:formula="of:=COM.MICROSOFT.CONCAT(&quot;INSERT INTO vehicle VALUES(DEFAULT, '&quot;; [.B188]; &quot;', '&quot;; [.C188]; &quot;', '&quot;; [.D188]; &quot;', '&quot;; [.E188]; &quot;', &quot;; [.F188]; &quot;, &quot;; [.G188]; &quot;, &quot;; [.H188]; &quot;, &quot;; [.I188]; &quot;, &quot;; [.J188]; &quot;, '&quot;; [.K188]; &quot;');&quot;)" office:value-type="string" office:string-value="INSERT INTO vehicle VALUES(DEFAULT, 'Pontiac', 'Grand Prix', 'dSUt-aUP', 'car', 100891, 1, 1, 187, 31, 'JN1CV6AP4CM302615');" calcext:value-type="string">
            <text:p>INSERT INTO vehicle VALUES(DEFAULT, 'Pontiac', 'Grand Prix', 'dSUt-aUP', 'car', 100891, 1, 1, 187, 31, 'JN1CV6AP4CM302615');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PT Cruiser</text:p>
          </table:table-cell>
          <table:table-cell office:value-type="string" calcext:value-type="string">
            <text:p>xutX-60u</text:p>
          </table:table-cell>
          <table:table-cell office:value-type="string" calcext:value-type="string">
            <text:p>car</text:p>
          </table:table-cell>
          <table:table-cell office:value-type="float" office:value="23662" calcext:value-type="float">
            <text:p>2366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N6AD0CU1AC575101</text:p>
          </table:table-cell>
          <table:table-cell table:formula="of:=COM.MICROSOFT.CONCAT(&quot;INSERT INTO vehicle VALUES(DEFAULT, '&quot;; [.B189]; &quot;', '&quot;; [.C189]; &quot;', '&quot;; [.D189]; &quot;', '&quot;; [.E189]; &quot;', &quot;; [.F189]; &quot;, &quot;; [.G189]; &quot;, &quot;; [.H189]; &quot;, &quot;; [.I189]; &quot;, &quot;; [.J189]; &quot;, '&quot;; [.K189]; &quot;');&quot;)" office:value-type="string" office:string-value="INSERT INTO vehicle VALUES(DEFAULT, 'Chrysler', 'PT Cruiser', 'xutX-60u', 'car', 23662, 0, 0, 188, 68, '1N6AD0CU1AC575101');" calcext:value-type="string">
            <text:p>INSERT INTO vehicle VALUES(DEFAULT, 'Chrysler', 'PT Cruiser', 'xutX-60u', 'car', 23662, 0, 0, 188, 68, '1N6AD0CU1AC575101');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TC0X-wEn</text:p>
          </table:table-cell>
          <table:table-cell office:value-type="string" calcext:value-type="string">
            <text:p>car</text:p>
          </table:table-cell>
          <table:table-cell office:value-type="float" office:value="64517" calcext:value-type="float">
            <text:p>6451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G6KD57Y19U459360</text:p>
          </table:table-cell>
          <table:table-cell table:formula="of:=COM.MICROSOFT.CONCAT(&quot;INSERT INTO vehicle VALUES(DEFAULT, '&quot;; [.B190]; &quot;', '&quot;; [.C190]; &quot;', '&quot;; [.D190]; &quot;', '&quot;; [.E190]; &quot;', &quot;; [.F190]; &quot;, &quot;; [.G190]; &quot;, &quot;; [.H190]; &quot;, &quot;; [.I190]; &quot;, &quot;; [.J190]; &quot;, '&quot;; [.K190]; &quot;');&quot;)" office:value-type="string" office:string-value="INSERT INTO vehicle VALUES(DEFAULT, 'Honda', 'Accord', 'TC0X-wEn', 'car', 64517, 1, 1, 189, 3, '1G6KD57Y19U459360');" calcext:value-type="string">
            <text:p>INSERT INTO vehicle VALUES(DEFAULT, 'Honda', 'Accord', 'TC0X-wEn', 'car', 64517, 1, 1, 189, 3, '1G6KD57Y19U459360')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6J2s-liq</text:p>
          </table:table-cell>
          <table:table-cell office:value-type="string" calcext:value-type="string">
            <text:p>car</text:p>
          </table:table-cell>
          <table:table-cell office:value-type="float" office:value="29936" calcext:value-type="float">
            <text:p>2993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UGL78E27A250632</text:p>
          </table:table-cell>
          <table:table-cell table:formula="of:=COM.MICROSOFT.CONCAT(&quot;INSERT INTO vehicle VALUES(DEFAULT, '&quot;; [.B191]; &quot;', '&quot;; [.C191]; &quot;', '&quot;; [.D191]; &quot;', '&quot;; [.E191]; &quot;', &quot;; [.F191]; &quot;, &quot;; [.G191]; &quot;, &quot;; [.H191]; &quot;, &quot;; [.I191]; &quot;, &quot;; [.J191]; &quot;, '&quot;; [.K191]; &quot;');&quot;)" office:value-type="string" office:string-value="INSERT INTO vehicle VALUES(DEFAULT, 'Dodge', 'Magnum', '6J2s-liq', 'car', 29936, 1, 1, 190, 66, 'WAUGL78E27A250632');" calcext:value-type="string">
            <text:p>INSERT INTO vehicle VALUES(DEFAULT, 'Dodge', 'Magnum', '6J2s-liq', 'car', 29936, 1, 1, 190, 66, 'WAUGL78E27A250632');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S-Series</text:p>
          </table:table-cell>
          <table:table-cell office:value-type="string" calcext:value-type="string">
            <text:p>p4ZW-j7W</text:p>
          </table:table-cell>
          <table:table-cell office:value-type="string" calcext:value-type="string">
            <text:p>car</text:p>
          </table:table-cell>
          <table:table-cell office:value-type="float" office:value="51763" calcext:value-type="float">
            <text:p>5176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C3CCASG6FH898018</text:p>
          </table:table-cell>
          <table:table-cell table:formula="of:=COM.MICROSOFT.CONCAT(&quot;INSERT INTO vehicle VALUES(DEFAULT, '&quot;; [.B192]; &quot;', '&quot;; [.C192]; &quot;', '&quot;; [.D192]; &quot;', '&quot;; [.E192]; &quot;', &quot;; [.F192]; &quot;, &quot;; [.G192]; &quot;, &quot;; [.H192]; &quot;, &quot;; [.I192]; &quot;, &quot;; [.J192]; &quot;, '&quot;; [.K192]; &quot;');&quot;)" office:value-type="string" office:string-value="INSERT INTO vehicle VALUES(DEFAULT, 'Saturn', 'S-Series', 'p4ZW-j7W', 'car', 51763, 1, 1, 191, 48, '2C3CCASG6FH898018');" calcext:value-type="string">
            <text:p>INSERT INTO vehicle VALUES(DEFAULT, 'Saturn', 'S-Series', 'p4ZW-j7W', 'car', 51763, 1, 1, 191, 48, '2C3CCASG6FH898018')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2500</text:p>
          </table:table-cell>
          <table:table-cell office:value-type="string" calcext:value-type="string">
            <text:p>J7We-YEv</text:p>
          </table:table-cell>
          <table:table-cell office:value-type="string" calcext:value-type="string">
            <text:p>car</text:p>
          </table:table-cell>
          <table:table-cell office:value-type="float" office:value="136415" calcext:value-type="float">
            <text:p>1364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NAFZ6A35F5247082</text:p>
          </table:table-cell>
          <table:table-cell table:formula="of:=COM.MICROSOFT.CONCAT(&quot;INSERT INTO vehicle VALUES(DEFAULT, '&quot;; [.B193]; &quot;', '&quot;; [.C193]; &quot;', '&quot;; [.D193]; &quot;', '&quot;; [.E193]; &quot;', &quot;; [.F193]; &quot;, &quot;; [.G193]; &quot;, &quot;; [.H193]; &quot;, &quot;; [.I193]; &quot;, &quot;; [.J193]; &quot;, '&quot;; [.K193]; &quot;');&quot;)" office:value-type="string" office:string-value="INSERT INTO vehicle VALUES(DEFAULT, 'GMC', 'Savana 2500', 'J7We-YEv', 'car', 136415, 1, 0, 192, 14, 'KNAFZ6A35F5247082');" calcext:value-type="string">
            <text:p>INSERT INTO vehicle VALUES(DEFAULT, 'GMC', 'Savana 2500', 'J7We-YEv', 'car', 136415, 1, 0, 192, 14, 'KNAFZ6A35F5247082')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nHlE-kXW</text:p>
          </table:table-cell>
          <table:table-cell office:value-type="string" calcext:value-type="string">
            <text:p>car</text:p>
          </table:table-cell>
          <table:table-cell office:value-type="float" office:value="102217" calcext:value-type="float">
            <text:p>10221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LMJJ3H51CE820638</text:p>
          </table:table-cell>
          <table:table-cell table:formula="of:=COM.MICROSOFT.CONCAT(&quot;INSERT INTO vehicle VALUES(DEFAULT, '&quot;; [.B194]; &quot;', '&quot;; [.C194]; &quot;', '&quot;; [.D194]; &quot;', '&quot;; [.E194]; &quot;', &quot;; [.F194]; &quot;, &quot;; [.G194]; &quot;, &quot;; [.H194]; &quot;, &quot;; [.I194]; &quot;, &quot;; [.J194]; &quot;, '&quot;; [.K194]; &quot;');&quot;)" office:value-type="string" office:string-value="INSERT INTO vehicle VALUES(DEFAULT, 'Hyundai', 'Sonata', 'nHlE-kXW', 'car', 102217, 1, 1, 193, 54, '5LMJJ3H51CE820638');" calcext:value-type="string">
            <text:p>INSERT INTO vehicle VALUES(DEFAULT, 'Hyundai', 'Sonata', 'nHlE-kXW', 'car', 102217, 1, 1, 193, 54, '5LMJJ3H51CE820638');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Axiom</text:p>
          </table:table-cell>
          <table:table-cell office:value-type="string" calcext:value-type="string">
            <text:p>N3G3-wjm</text:p>
          </table:table-cell>
          <table:table-cell office:value-type="string" calcext:value-type="string">
            <text:p>car</text:p>
          </table:table-cell>
          <table:table-cell office:value-type="float" office:value="22001" calcext:value-type="float">
            <text:p>220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T3BF4DV3CW107077</text:p>
          </table:table-cell>
          <table:table-cell table:formula="of:=COM.MICROSOFT.CONCAT(&quot;INSERT INTO vehicle VALUES(DEFAULT, '&quot;; [.B195]; &quot;', '&quot;; [.C195]; &quot;', '&quot;; [.D195]; &quot;', '&quot;; [.E195]; &quot;', &quot;; [.F195]; &quot;, &quot;; [.G195]; &quot;, &quot;; [.H195]; &quot;, &quot;; [.I195]; &quot;, &quot;; [.J195]; &quot;, '&quot;; [.K195]; &quot;');&quot;)" office:value-type="string" office:string-value="INSERT INTO vehicle VALUES(DEFAULT, 'Isuzu', 'Axiom', 'N3G3-wjm', 'car', 22001, 0, 0, 194, 10, '2T3BF4DV3CW107077');" calcext:value-type="string">
            <text:p>INSERT INTO vehicle VALUES(DEFAULT, 'Isuzu', 'Axiom', 'N3G3-wjm', 'car', 22001, 0, 0, 194, 10, '2T3BF4DV3CW107077')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Skylark</text:p>
          </table:table-cell>
          <table:table-cell office:value-type="string" calcext:value-type="string">
            <text:p>xeuu-cQu</text:p>
          </table:table-cell>
          <table:table-cell office:value-type="string" calcext:value-type="string">
            <text:p>car</text:p>
          </table:table-cell>
          <table:table-cell office:value-type="float" office:value="92520" calcext:value-type="float">
            <text:p>9252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GADX23L46D080694</text:p>
          </table:table-cell>
          <table:table-cell table:formula="of:=COM.MICROSOFT.CONCAT(&quot;INSERT INTO vehicle VALUES(DEFAULT, '&quot;; [.B196]; &quot;', '&quot;; [.C196]; &quot;', '&quot;; [.D196]; &quot;', '&quot;; [.E196]; &quot;', &quot;; [.F196]; &quot;, &quot;; [.G196]; &quot;, &quot;; [.H196]; &quot;, &quot;; [.I196]; &quot;, &quot;; [.J196]; &quot;, '&quot;; [.K196]; &quot;');&quot;)" office:value-type="string" office:string-value="INSERT INTO vehicle VALUES(DEFAULT, 'Buick', 'Skylark', 'xeuu-cQu', 'car', 92520, 1, 1, 195, 38, '5GADX23L46D080694');" calcext:value-type="string">
            <text:p>INSERT INTO vehicle VALUES(DEFAULT, 'Buick', 'Skylark', 'xeuu-cQu', 'car', 92520, 1, 1, 195, 38, '5GADX23L46D080694')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zBud-RZD</text:p>
          </table:table-cell>
          <table:table-cell office:value-type="string" calcext:value-type="string">
            <text:p>car</text:p>
          </table:table-cell>
          <table:table-cell office:value-type="float" office:value="147693" calcext:value-type="float">
            <text:p>14769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UARL48H98K601748</text:p>
          </table:table-cell>
          <table:table-cell table:formula="of:=COM.MICROSOFT.CONCAT(&quot;INSERT INTO vehicle VALUES(DEFAULT, '&quot;; [.B197]; &quot;', '&quot;; [.C197]; &quot;', '&quot;; [.D197]; &quot;', '&quot;; [.E197]; &quot;', &quot;; [.F197]; &quot;, &quot;; [.G197]; &quot;, &quot;; [.H197]; &quot;, &quot;; [.I197]; &quot;, &quot;; [.J197]; &quot;, '&quot;; [.K197]; &quot;');&quot;)" office:value-type="string" office:string-value="INSERT INTO vehicle VALUES(DEFAULT, 'Dodge', 'Durango', 'zBud-RZD', 'car', 147693, 1, 1, 196, 56, 'WUARL48H98K601748');" calcext:value-type="string">
            <text:p>INSERT INTO vehicle VALUES(DEFAULT, 'Dodge', 'Durango', 'zBud-RZD', 'car', 147693, 1, 1, 196, 56, 'WUARL48H98K601748');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Oldsmobile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yXkS-dEp</text:p>
          </table:table-cell>
          <table:table-cell office:value-type="string" calcext:value-type="string">
            <text:p>car</text:p>
          </table:table-cell>
          <table:table-cell office:value-type="float" office:value="64763" calcext:value-type="float">
            <text:p>6476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AUSH74F68N567978</text:p>
          </table:table-cell>
          <table:table-cell table:formula="of:=COM.MICROSOFT.CONCAT(&quot;INSERT INTO vehicle VALUES(DEFAULT, '&quot;; [.B198]; &quot;', '&quot;; [.C198]; &quot;', '&quot;; [.D198]; &quot;', '&quot;; [.E198]; &quot;', &quot;; [.F198]; &quot;, &quot;; [.G198]; &quot;, &quot;; [.H198]; &quot;, &quot;; [.I198]; &quot;, &quot;; [.J198]; &quot;, '&quot;; [.K198]; &quot;');&quot;)" office:value-type="string" office:string-value="INSERT INTO vehicle VALUES(DEFAULT, 'Oldsmobile', 'LSS', 'yXkS-dEp', 'car', 64763, 1, 0, 197, 37, 'WAUSH74F68N567978');" calcext:value-type="string">
            <text:p>INSERT INTO vehicle VALUES(DEFAULT, 'Oldsmobile', 'LSS', 'yXkS-dEp', 'car', 64763, 1, 0, 197, 37, 'WAUSH74F68N567978')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2500</text:p>
          </table:table-cell>
          <table:table-cell office:value-type="string" calcext:value-type="string">
            <text:p>1F9H-ZBB</text:p>
          </table:table-cell>
          <table:table-cell office:value-type="string" calcext:value-type="string">
            <text:p>car</text:p>
          </table:table-cell>
          <table:table-cell office:value-type="float" office:value="88264" calcext:value-type="float">
            <text:p>8826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FTSW3B54AE273848</text:p>
          </table:table-cell>
          <table:table-cell table:formula="of:=COM.MICROSOFT.CONCAT(&quot;INSERT INTO vehicle VALUES(DEFAULT, '&quot;; [.B199]; &quot;', '&quot;; [.C199]; &quot;', '&quot;; [.D199]; &quot;', '&quot;; [.E199]; &quot;', &quot;; [.F199]; &quot;, &quot;; [.G199]; &quot;, &quot;; [.H199]; &quot;, &quot;; [.I199]; &quot;, &quot;; [.J199]; &quot;, '&quot;; [.K199]; &quot;');&quot;)" office:value-type="string" office:string-value="INSERT INTO vehicle VALUES(DEFAULT, 'Chevrolet', 'Express 2500', '1F9H-ZBB', 'car', 88264, 1, 0, 198, 27, '1FTSW3B54AE273848');" calcext:value-type="string">
            <text:p>INSERT INTO vehicle VALUES(DEFAULT, 'Chevrolet', 'Express 2500', '1F9H-ZBB', 'car', 88264, 1, 0, 198, 27, '1FTSW3B54AE273848')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SRX</text:p>
          </table:table-cell>
          <table:table-cell office:value-type="string" calcext:value-type="string">
            <text:p>tbUz-yfo</text:p>
          </table:table-cell>
          <table:table-cell office:value-type="string" calcext:value-type="string">
            <text:p>car</text:p>
          </table:table-cell>
          <table:table-cell office:value-type="float" office:value="147829" calcext:value-type="float">
            <text:p>14782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H4NA21674T906005</text:p>
          </table:table-cell>
          <table:table-cell table:formula="of:=COM.MICROSOFT.CONCAT(&quot;INSERT INTO vehicle VALUES(DEFAULT, '&quot;; [.B200]; &quot;', '&quot;; [.C200]; &quot;', '&quot;; [.D200]; &quot;', '&quot;; [.E200]; &quot;', &quot;; [.F200]; &quot;, &quot;; [.G200]; &quot;, &quot;; [.H200]; &quot;, &quot;; [.I200]; &quot;, &quot;; [.J200]; &quot;, '&quot;; [.K200]; &quot;');&quot;)" office:value-type="string" office:string-value="INSERT INTO vehicle VALUES(DEFAULT, 'Cadillac', 'SRX', 'tbUz-yfo', 'car', 147829, 1, 1, 199, 31, 'JH4NA21674T906005');" calcext:value-type="string">
            <text:p>INSERT INTO vehicle VALUES(DEFAULT, 'Cadillac', 'SRX', 'tbUz-yfo', 'car', 147829, 1, 1, 199, 31, 'JH4NA21674T906005')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WA2-NGP</text:p>
          </table:table-cell>
          <table:table-cell office:value-type="string" calcext:value-type="string">
            <text:p>car</text:p>
          </table:table-cell>
          <table:table-cell office:value-type="float" office:value="19778" calcext:value-type="float">
            <text:p>1977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THBL5EF0D5856688</text:p>
          </table:table-cell>
          <table:table-cell table:formula="of:=COM.MICROSOFT.CONCAT(&quot;INSERT INTO vehicle VALUES(DEFAULT, '&quot;; [.B201]; &quot;', '&quot;; [.C201]; &quot;', '&quot;; [.D201]; &quot;', '&quot;; [.E201]; &quot;', &quot;; [.F201]; &quot;, &quot;; [.G201]; &quot;, &quot;; [.H201]; &quot;, &quot;; [.I201]; &quot;, &quot;; [.J201]; &quot;, '&quot;; [.K201]; &quot;');&quot;)" office:value-type="string" office:string-value="INSERT INTO vehicle VALUES(DEFAULT, 'Audi', 'A6', 'aWA2-NGP', 'car', 19778, 0, 0, 200, 18, 'JTHBL5EF0D5856688');" calcext:value-type="string">
            <text:p>INSERT INTO vehicle VALUES(DEFAULT, 'Audi', 'A6', 'aWA2-NGP', 'car', 19778, 0, 0, 200, 18, 'JTHBL5EF0D5856688');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ouareg</text:p>
          </table:table-cell>
          <table:table-cell office:value-type="string" calcext:value-type="string">
            <text:p>SRdv-jIo</text:p>
          </table:table-cell>
          <table:table-cell office:value-type="string" calcext:value-type="string">
            <text:p>car</text:p>
          </table:table-cell>
          <table:table-cell office:value-type="float" office:value="43871" calcext:value-type="float">
            <text:p>4387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P1AA2A2XCL802342</text:p>
          </table:table-cell>
          <table:table-cell table:formula="of:=COM.MICROSOFT.CONCAT(&quot;INSERT INTO vehicle VALUES(DEFAULT, '&quot;; [.B202]; &quot;', '&quot;; [.C202]; &quot;', '&quot;; [.D202]; &quot;', '&quot;; [.E202]; &quot;', &quot;; [.F202]; &quot;, &quot;; [.G202]; &quot;, &quot;; [.H202]; &quot;, &quot;; [.I202]; &quot;, &quot;; [.J202]; &quot;, '&quot;; [.K202]; &quot;');&quot;)" office:value-type="string" office:string-value="INSERT INTO vehicle VALUES(DEFAULT, 'Volkswagen', 'Touareg', 'SRdv-jIo', 'car', 43871, 1, 1, 201, 31, 'WP1AA2A2XCL802342');" calcext:value-type="string">
            <text:p>INSERT INTO vehicle VALUES(DEFAULT, 'Volkswagen', 'Touareg', 'SRdv-jIo', 'car', 43871, 1, 1, 201, 31, 'WP1AA2A2XCL802342')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1m4c-3Hu</text:p>
          </table:table-cell>
          <table:table-cell office:value-type="string" calcext:value-type="string">
            <text:p>car</text:p>
          </table:table-cell>
          <table:table-cell office:value-type="float" office:value="15037" calcext:value-type="float">
            <text:p>1503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V1672MC9BJ823796</text:p>
          </table:table-cell>
          <table:table-cell table:formula="of:=COM.MICROSOFT.CONCAT(&quot;INSERT INTO vehicle VALUES(DEFAULT, '&quot;; [.B203]; &quot;', '&quot;; [.C203]; &quot;', '&quot;; [.D203]; &quot;', '&quot;; [.E203]; &quot;', &quot;; [.F203]; &quot;, &quot;; [.G203]; &quot;, &quot;; [.H203]; &quot;, &quot;; [.I203]; &quot;, &quot;; [.J203]; &quot;, '&quot;; [.K203]; &quot;');&quot;)" office:value-type="string" office:string-value="INSERT INTO vehicle VALUES(DEFAULT, 'Ford', 'Tempo', '1m4c-3Hu', 'car', 15037, 1, 1, 202, 61, 'YV1672MC9BJ823796');" calcext:value-type="string">
            <text:p>INSERT INTO vehicle VALUES(DEFAULT, 'Ford', 'Tempo', '1m4c-3Hu', 'car', 15037, 1, 1, 202, 61, 'YV1672MC9BJ823796');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h0aO-o07</text:p>
          </table:table-cell>
          <table:table-cell office:value-type="string" calcext:value-type="string">
            <text:p>car</text:p>
          </table:table-cell>
          <table:table-cell office:value-type="float" office:value="53427" calcext:value-type="float">
            <text:p>534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XYKT3A16CG157958</text:p>
          </table:table-cell>
          <table:table-cell table:formula="of:=COM.MICROSOFT.CONCAT(&quot;INSERT INTO vehicle VALUES(DEFAULT, '&quot;; [.B204]; &quot;', '&quot;; [.C204]; &quot;', '&quot;; [.D204]; &quot;', '&quot;; [.E204]; &quot;', &quot;; [.F204]; &quot;, &quot;; [.G204]; &quot;, &quot;; [.H204]; &quot;, &quot;; [.I204]; &quot;, &quot;; [.J204]; &quot;, '&quot;; [.K204]; &quot;');&quot;)" office:value-type="string" office:string-value="INSERT INTO vehicle VALUES(DEFAULT, 'Volkswagen', 'Passat', 'h0aO-o07', 'car', 53427, 1, 0, 203, 74, '5XYKT3A16CG157958');" calcext:value-type="string">
            <text:p>INSERT INTO vehicle VALUES(DEFAULT, 'Volkswagen', 'Passat', 'h0aO-o07', 'car', 53427, 1, 0, 203, 74, '5XYKT3A16CG157958')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pPZn-49S</text:p>
          </table:table-cell>
          <table:table-cell office:value-type="string" calcext:value-type="string">
            <text:p>car</text:p>
          </table:table-cell>
          <table:table-cell office:value-type="float" office:value="110048" calcext:value-type="float">
            <text:p>11004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GAKVAED5BJ492020</text:p>
          </table:table-cell>
          <table:table-cell table:formula="of:=COM.MICROSOFT.CONCAT(&quot;INSERT INTO vehicle VALUES(DEFAULT, '&quot;; [.B205]; &quot;', '&quot;; [.C205]; &quot;', '&quot;; [.D205]; &quot;', '&quot;; [.E205]; &quot;', &quot;; [.F205]; &quot;, &quot;; [.G205]; &quot;, &quot;; [.H205]; &quot;, &quot;; [.I205]; &quot;, &quot;; [.J205]; &quot;, '&quot;; [.K205]; &quot;');&quot;)" office:value-type="string" office:string-value="INSERT INTO vehicle VALUES(DEFAULT, 'Ford', 'Mustang', 'pPZn-49S', 'car', 110048, 1, 1, 204, 9, '5GAKVAED5BJ492020');" calcext:value-type="string">
            <text:p>INSERT INTO vehicle VALUES(DEFAULT, 'Ford', 'Mustang', 'pPZn-49S', 'car', 110048, 1, 1, 204, 9, '5GAKVAED5BJ492020');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dIo2-5JB</text:p>
          </table:table-cell>
          <table:table-cell office:value-type="string" calcext:value-type="string">
            <text:p>car</text:p>
          </table:table-cell>
          <table:table-cell office:value-type="float" office:value="14446" calcext:value-type="float">
            <text:p>144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AUDG98E26A896528</text:p>
          </table:table-cell>
          <table:table-cell table:formula="of:=COM.MICROSOFT.CONCAT(&quot;INSERT INTO vehicle VALUES(DEFAULT, '&quot;; [.B206]; &quot;', '&quot;; [.C206]; &quot;', '&quot;; [.D206]; &quot;', '&quot;; [.E206]; &quot;', &quot;; [.F206]; &quot;, &quot;; [.G206]; &quot;, &quot;; [.H206]; &quot;, &quot;; [.I206]; &quot;, &quot;; [.J206]; &quot;, '&quot;; [.K206]; &quot;');&quot;)" office:value-type="string" office:string-value="INSERT INTO vehicle VALUES(DEFAULT, 'Nissan', 'Quest', 'dIo2-5JB', 'car', 14446, 1, 0, 205, 35, 'WAUDG98E26A896528');" calcext:value-type="string">
            <text:p>INSERT INTO vehicle VALUES(DEFAULT, 'Nissan', 'Quest', 'dIo2-5JB', 'car', 14446, 1, 0, 205, 35, 'WAUDG98E26A896528');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Grand Cherokee</text:p>
          </table:table-cell>
          <table:table-cell office:value-type="string" calcext:value-type="string">
            <text:p>epkz-Oft</text:p>
          </table:table-cell>
          <table:table-cell office:value-type="string" calcext:value-type="string">
            <text:p>car</text:p>
          </table:table-cell>
          <table:table-cell office:value-type="float" office:value="88169" calcext:value-type="float">
            <text:p>8816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VWDB7AJ0EW738560</text:p>
          </table:table-cell>
          <table:table-cell table:formula="of:=COM.MICROSOFT.CONCAT(&quot;INSERT INTO vehicle VALUES(DEFAULT, '&quot;; [.B207]; &quot;', '&quot;; [.C207]; &quot;', '&quot;; [.D207]; &quot;', '&quot;; [.E207]; &quot;', &quot;; [.F207]; &quot;, &quot;; [.G207]; &quot;, &quot;; [.H207]; &quot;, &quot;; [.I207]; &quot;, &quot;; [.J207]; &quot;, '&quot;; [.K207]; &quot;');&quot;)" office:value-type="string" office:string-value="INSERT INTO vehicle VALUES(DEFAULT, 'Jeep', 'Grand Cherokee', 'epkz-Oft', 'car', 88169, 1, 1, 206, 27, 'WVWDB7AJ0EW738560');" calcext:value-type="string">
            <text:p>INSERT INTO vehicle VALUES(DEFAULT, 'Jeep', 'Grand Cherokee', 'epkz-Oft', 'car', 88169, 1, 1, 206, 27, 'WVWDB7AJ0EW738560');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hevrolet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xrJZ-MQP</text:p>
          </table:table-cell>
          <table:table-cell office:value-type="string" calcext:value-type="string">
            <text:p>car</text:p>
          </table:table-cell>
          <table:table-cell office:value-type="float" office:value="126633" calcext:value-type="float">
            <text:p>1266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GD01ZEG7BF997677</text:p>
          </table:table-cell>
          <table:table-cell table:formula="of:=COM.MICROSOFT.CONCAT(&quot;INSERT INTO vehicle VALUES(DEFAULT, '&quot;; [.B208]; &quot;', '&quot;; [.C208]; &quot;', '&quot;; [.D208]; &quot;', '&quot;; [.E208]; &quot;', &quot;; [.F208]; &quot;, &quot;; [.G208]; &quot;, &quot;; [.H208]; &quot;, &quot;; [.I208]; &quot;, &quot;; [.J208]; &quot;, '&quot;; [.K208]; &quot;');&quot;)" office:value-type="string" office:string-value="INSERT INTO vehicle VALUES(DEFAULT, 'Chevrolet', '1500', 'xrJZ-MQP', 'car', 126633, 1, 0, 207, 74, '1GD01ZEG7BF997677');" calcext:value-type="string">
            <text:p>INSERT INTO vehicle VALUES(DEFAULT, 'Chevrolet', '1500', 'xrJZ-MQP', 'car', 126633, 1, 0, 207, 74, '1GD01ZEG7BF997677')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Panamera</text:p>
          </table:table-cell>
          <table:table-cell office:value-type="string" calcext:value-type="string">
            <text:p>Vn9G-1Sb</text:p>
          </table:table-cell>
          <table:table-cell office:value-type="string" calcext:value-type="string">
            <text:p>car</text:p>
          </table:table-cell>
          <table:table-cell office:value-type="float" office:value="8963" calcext:value-type="float">
            <text:p>896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H4DC548X3S364276</text:p>
          </table:table-cell>
          <table:table-cell table:formula="of:=COM.MICROSOFT.CONCAT(&quot;INSERT INTO vehicle VALUES(DEFAULT, '&quot;; [.B209]; &quot;', '&quot;; [.C209]; &quot;', '&quot;; [.D209]; &quot;', '&quot;; [.E209]; &quot;', &quot;; [.F209]; &quot;, &quot;; [.G209]; &quot;, &quot;; [.H209]; &quot;, &quot;; [.I209]; &quot;, &quot;; [.J209]; &quot;, '&quot;; [.K209]; &quot;');&quot;)" office:value-type="string" office:string-value="INSERT INTO vehicle VALUES(DEFAULT, 'Porsche', 'Panamera', 'Vn9G-1Sb', 'car', 8963, 1, 1, 208, 32, 'JH4DC548X3S364276');" calcext:value-type="string">
            <text:p>INSERT INTO vehicle VALUES(DEFAULT, 'Porsche', 'Panamera', 'Vn9G-1Sb', 'car', 8963, 1, 1, 208, 32, 'JH4DC548X3S364276');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Continental Super</text:p>
          </table:table-cell>
          <table:table-cell office:value-type="string" calcext:value-type="string">
            <text:p>7agu-AFN</text:p>
          </table:table-cell>
          <table:table-cell office:value-type="string" calcext:value-type="string">
            <text:p>car</text:p>
          </table:table-cell>
          <table:table-cell office:value-type="float" office:value="66250" calcext:value-type="float">
            <text:p>6625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VW4T7ATXDM102173</text:p>
          </table:table-cell>
          <table:table-cell table:formula="of:=COM.MICROSOFT.CONCAT(&quot;INSERT INTO vehicle VALUES(DEFAULT, '&quot;; [.B210]; &quot;', '&quot;; [.C210]; &quot;', '&quot;; [.D210]; &quot;', '&quot;; [.E210]; &quot;', &quot;; [.F210]; &quot;, &quot;; [.G210]; &quot;, &quot;; [.H210]; &quot;, &quot;; [.I210]; &quot;, &quot;; [.J210]; &quot;, '&quot;; [.K210]; &quot;');&quot;)" office:value-type="string" office:string-value="INSERT INTO vehicle VALUES(DEFAULT, 'Bentley', 'Continental Super', '7agu-AFN', 'car', 66250, 1, 1, 209, 53, '3VW4T7ATXDM102173');" calcext:value-type="string">
            <text:p>INSERT INTO vehicle VALUES(DEFAULT, 'Bentley', 'Continental Super', '7agu-AFN', 'car', 66250, 1, 1, 209, 53, '3VW4T7ATXDM102173');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Town and Country</text:p>
          </table:table-cell>
          <table:table-cell office:value-type="string" calcext:value-type="string">
            <text:p>B0do-DJW</text:p>
          </table:table-cell>
          <table:table-cell office:value-type="string" calcext:value-type="string">
            <text:p>car</text:p>
          </table:table-cell>
          <table:table-cell office:value-type="float" office:value="41793" calcext:value-type="float">
            <text:p>417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GTC5LF97C8497348</text:p>
          </table:table-cell>
          <table:table-cell table:formula="of:=COM.MICROSOFT.CONCAT(&quot;INSERT INTO vehicle VALUES(DEFAULT, '&quot;; [.B211]; &quot;', '&quot;; [.C211]; &quot;', '&quot;; [.D211]; &quot;', '&quot;; [.E211]; &quot;', &quot;; [.F211]; &quot;, &quot;; [.G211]; &quot;, &quot;; [.H211]; &quot;, &quot;; [.I211]; &quot;, &quot;; [.J211]; &quot;, '&quot;; [.K211]; &quot;');&quot;)" office:value-type="string" office:string-value="INSERT INTO vehicle VALUES(DEFAULT, 'Chrysler', 'Town and Country', 'B0do-DJW', 'car', 41793, 0, 1, 210, 72, '1GTC5LF97C8497348');" calcext:value-type="string">
            <text:p>INSERT INTO vehicle VALUES(DEFAULT, 'Chrysler', 'Town and Country', 'B0do-DJW', 'car', 41793, 0, 1, 210, 72, '1GTC5LF97C8497348');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Aspire</text:p>
          </table:table-cell>
          <table:table-cell office:value-type="string" calcext:value-type="string">
            <text:p>SRnx-9qX</text:p>
          </table:table-cell>
          <table:table-cell office:value-type="string" calcext:value-type="string">
            <text:p>car</text:p>
          </table:table-cell>
          <table:table-cell office:value-type="float" office:value="55045" calcext:value-type="float">
            <text:p>5504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C3CDXJG3FH658913</text:p>
          </table:table-cell>
          <table:table-cell table:formula="of:=COM.MICROSOFT.CONCAT(&quot;INSERT INTO vehicle VALUES(DEFAULT, '&quot;; [.B212]; &quot;', '&quot;; [.C212]; &quot;', '&quot;; [.D212]; &quot;', '&quot;; [.E212]; &quot;', &quot;; [.F212]; &quot;, &quot;; [.G212]; &quot;, &quot;; [.H212]; &quot;, &quot;; [.I212]; &quot;, &quot;; [.J212]; &quot;, '&quot;; [.K212]; &quot;');&quot;)" office:value-type="string" office:string-value="INSERT INTO vehicle VALUES(DEFAULT, 'Ford', 'Aspire', 'SRnx-9qX', 'car', 55045, 1, 1, 211, 63, '2C3CDXJG3FH658913');" calcext:value-type="string">
            <text:p>INSERT INTO vehicle VALUES(DEFAULT, 'Ford', 'Aspire', 'SRnx-9qX', 'car', 55045, 1, 1, 211, 63, '2C3CDXJG3FH658913');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rizm</text:p>
          </table:table-cell>
          <table:table-cell office:value-type="string" calcext:value-type="string">
            <text:p>gJIf-JTc</text:p>
          </table:table-cell>
          <table:table-cell office:value-type="string" calcext:value-type="string">
            <text:p>car</text:p>
          </table:table-cell>
          <table:table-cell office:value-type="float" office:value="128708" calcext:value-type="float">
            <text:p>12870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UCFAFH7EN212898</text:p>
          </table:table-cell>
          <table:table-cell table:formula="of:=COM.MICROSOFT.CONCAT(&quot;INSERT INTO vehicle VALUES(DEFAULT, '&quot;; [.B213]; &quot;', '&quot;; [.C213]; &quot;', '&quot;; [.D213]; &quot;', '&quot;; [.E213]; &quot;', &quot;; [.F213]; &quot;, &quot;; [.G213]; &quot;, &quot;; [.H213]; &quot;, &quot;; [.I213]; &quot;, &quot;; [.J213]; &quot;, '&quot;; [.K213]; &quot;');&quot;)" office:value-type="string" office:string-value="INSERT INTO vehicle VALUES(DEFAULT, 'Geo', 'Prizm', 'gJIf-JTc', 'car', 128708, 1, 1, 212, 31, 'WAUCFAFH7EN212898');" calcext:value-type="string">
            <text:p>INSERT INTO vehicle VALUES(DEFAULT, 'Geo', 'Prizm', 'gJIf-JTc', 'car', 128708, 1, 1, 212, 31, 'WAUCFAFH7EN212898');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Oldsmobil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KMav-hVP</text:p>
          </table:table-cell>
          <table:table-cell office:value-type="string" calcext:value-type="string">
            <text:p>car</text:p>
          </table:table-cell>
          <table:table-cell office:value-type="float" office:value="35544" calcext:value-type="float">
            <text:p>355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VW217AU3FM153622</text:p>
          </table:table-cell>
          <table:table-cell table:formula="of:=COM.MICROSOFT.CONCAT(&quot;INSERT INTO vehicle VALUES(DEFAULT, '&quot;; [.B214]; &quot;', '&quot;; [.C214]; &quot;', '&quot;; [.D214]; &quot;', '&quot;; [.E214]; &quot;', &quot;; [.F214]; &quot;, &quot;; [.G214]; &quot;, &quot;; [.H214]; &quot;, &quot;; [.I214]; &quot;, &quot;; [.J214]; &quot;, '&quot;; [.K214]; &quot;');&quot;)" office:value-type="string" office:string-value="INSERT INTO vehicle VALUES(DEFAULT, 'Oldsmobile', '88', 'KMav-hVP', 'car', 35544, 0, 1, 213, 30, '3VW217AU3FM153622');" calcext:value-type="string">
            <text:p>INSERT INTO vehicle VALUES(DEFAULT, 'Oldsmobile', '88', 'KMav-hVP', 'car', 35544, 0, 1, 213, 30, '3VW217AU3FM153622');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aab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lVSU-O7L</text:p>
          </table:table-cell>
          <table:table-cell office:value-type="string" calcext:value-type="string">
            <text:p>car</text:p>
          </table:table-cell>
          <table:table-cell office:value-type="float" office:value="76886" calcext:value-type="float">
            <text:p>7688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FTEX1C89AF693476</text:p>
          </table:table-cell>
          <table:table-cell table:formula="of:=COM.MICROSOFT.CONCAT(&quot;INSERT INTO vehicle VALUES(DEFAULT, '&quot;; [.B215]; &quot;', '&quot;; [.C215]; &quot;', '&quot;; [.D215]; &quot;', '&quot;; [.E215]; &quot;', &quot;; [.F215]; &quot;, &quot;; [.G215]; &quot;, &quot;; [.H215]; &quot;, &quot;; [.I215]; &quot;, &quot;; [.J215]; &quot;, '&quot;; [.K215]; &quot;');&quot;)" office:value-type="string" office:string-value="INSERT INTO vehicle VALUES(DEFAULT, 'Saab', '9000', 'lVSU-O7L', 'car', 76886, 0, 0, 214, 72, '1FTEX1C89AF693476');" calcext:value-type="string">
            <text:p>INSERT INTO vehicle VALUES(DEFAULT, 'Saab', '9000', 'lVSU-O7L', 'car', 76886, 0, 0, 214, 72, '1FTEX1C89AF693476');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undraMax</text:p>
          </table:table-cell>
          <table:table-cell office:value-type="string" calcext:value-type="string">
            <text:p>Z5nO-D7F</text:p>
          </table:table-cell>
          <table:table-cell office:value-type="string" calcext:value-type="string">
            <text:p>car</text:p>
          </table:table-cell>
          <table:table-cell office:value-type="float" office:value="97289" calcext:value-type="float">
            <text:p>9728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TMJU4GN9BM636157</text:p>
          </table:table-cell>
          <table:table-cell table:formula="of:=COM.MICROSOFT.CONCAT(&quot;INSERT INTO vehicle VALUES(DEFAULT, '&quot;; [.B216]; &quot;', '&quot;; [.C216]; &quot;', '&quot;; [.D216]; &quot;', '&quot;; [.E216]; &quot;', &quot;; [.F216]; &quot;, &quot;; [.G216]; &quot;, &quot;; [.H216]; &quot;, &quot;; [.I216]; &quot;, &quot;; [.J216]; &quot;, '&quot;; [.K216]; &quot;');&quot;)" office:value-type="string" office:string-value="INSERT INTO vehicle VALUES(DEFAULT, 'Toyota', 'TundraMax', 'Z5nO-D7F', 'car', 97289, 0, 1, 215, 16, '3TMJU4GN9BM636157');" calcext:value-type="string">
            <text:p>INSERT INTO vehicle VALUES(DEFAULT, 'Toyota', 'TundraMax', 'Z5nO-D7F', 'car', 97289, 0, 1, 215, 16, '3TMJU4GN9BM636157');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G-Series G30</text:p>
          </table:table-cell>
          <table:table-cell office:value-type="string" calcext:value-type="string">
            <text:p>yz7h-3KR</text:p>
          </table:table-cell>
          <table:table-cell office:value-type="string" calcext:value-type="string">
            <text:p>car</text:p>
          </table:table-cell>
          <table:table-cell office:value-type="float" office:value="69216" calcext:value-type="float">
            <text:p>69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AUXU54B93N731090</text:p>
          </table:table-cell>
          <table:table-cell table:formula="of:=COM.MICROSOFT.CONCAT(&quot;INSERT INTO vehicle VALUES(DEFAULT, '&quot;; [.B217]; &quot;', '&quot;; [.C217]; &quot;', '&quot;; [.D217]; &quot;', '&quot;; [.E217]; &quot;', &quot;; [.F217]; &quot;, &quot;; [.G217]; &quot;, &quot;; [.H217]; &quot;, &quot;; [.I217]; &quot;, &quot;; [.J217]; &quot;, '&quot;; [.K217]; &quot;');&quot;)" office:value-type="string" office:string-value="INSERT INTO vehicle VALUES(DEFAULT, 'Chevrolet', 'G-Series G30', 'yz7h-3KR', 'car', 69216, 0, 1, 216, 35, 'WAUXU54B93N731090');" calcext:value-type="string">
            <text:p>INSERT INTO vehicle VALUES(DEFAULT, 'Chevrolet', 'G-Series G30', 'yz7h-3KR', 'car', 69216, 0, 1, 216, 35, 'WAUXU54B93N731090');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negb-rDQ</text:p>
          </table:table-cell>
          <table:table-cell office:value-type="string" calcext:value-type="string">
            <text:p>car</text:p>
          </table:table-cell>
          <table:table-cell office:value-type="float" office:value="39432" calcext:value-type="float">
            <text:p>394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G4WS52J031254870</text:p>
          </table:table-cell>
          <table:table-cell table:formula="of:=COM.MICROSOFT.CONCAT(&quot;INSERT INTO vehicle VALUES(DEFAULT, '&quot;; [.B218]; &quot;', '&quot;; [.C218]; &quot;', '&quot;; [.D218]; &quot;', '&quot;; [.E218]; &quot;', &quot;; [.F218]; &quot;, &quot;; [.G218]; &quot;, &quot;; [.H218]; &quot;, &quot;; [.I218]; &quot;, &quot;; [.J218]; &quot;, '&quot;; [.K218]; &quot;');&quot;)" office:value-type="string" office:string-value="INSERT INTO vehicle VALUES(DEFAULT, 'Ford', 'F150', 'negb-rDQ', 'car', 39432, 0, 1, 217, 58, '2G4WS52J031254870');" calcext:value-type="string">
            <text:p>INSERT INTO vehicle VALUES(DEFAULT, 'Ford', 'F150', 'negb-rDQ', 'car', 39432, 0, 1, 217, 58, '2G4WS52J031254870');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gjh-oZ3</text:p>
          </table:table-cell>
          <table:table-cell office:value-type="string" calcext:value-type="string">
            <text:p>car</text:p>
          </table:table-cell>
          <table:table-cell office:value-type="float" office:value="76092" calcext:value-type="float">
            <text:p>760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GT020CG2EF926097</text:p>
          </table:table-cell>
          <table:table-cell table:formula="of:=COM.MICROSOFT.CONCAT(&quot;INSERT INTO vehicle VALUES(DEFAULT, '&quot;; [.B219]; &quot;', '&quot;; [.C219]; &quot;', '&quot;; [.D219]; &quot;', '&quot;; [.E219]; &quot;', &quot;; [.F219]; &quot;, &quot;; [.G219]; &quot;, &quot;; [.H219]; &quot;, &quot;; [.I219]; &quot;, &quot;; [.J219]; &quot;, '&quot;; [.K219]; &quot;');&quot;)" office:value-type="string" office:string-value="INSERT INTO vehicle VALUES(DEFAULT, 'Audi', 'A4', 'Mgjh-oZ3', 'car', 76092, 1, 0, 218, 71, '1GT020CG2EF926097');" calcext:value-type="string">
            <text:p>INSERT INTO vehicle VALUES(DEFAULT, 'Audi', 'A4', 'Mgjh-oZ3', 'car', 76092, 1, 0, 218, 71, '1GT020CG2EF926097');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hBv-D31</text:p>
          </table:table-cell>
          <table:table-cell office:value-type="string" calcext:value-type="string">
            <text:p>car</text:p>
          </table:table-cell>
          <table:table-cell office:value-type="float" office:value="131621" calcext:value-type="float">
            <text:p>1316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HNYD18743H928919</text:p>
          </table:table-cell>
          <table:table-cell table:formula="of:=COM.MICROSOFT.CONCAT(&quot;INSERT INTO vehicle VALUES(DEFAULT, '&quot;; [.B220]; &quot;', '&quot;; [.C220]; &quot;', '&quot;; [.D220]; &quot;', '&quot;; [.E220]; &quot;', &quot;; [.F220]; &quot;, &quot;; [.G220]; &quot;, &quot;; [.H220]; &quot;, &quot;; [.I220]; &quot;, &quot;; [.J220]; &quot;, '&quot;; [.K220]; &quot;');&quot;)" office:value-type="string" office:string-value="INSERT INTO vehicle VALUES(DEFAULT, 'Isuzu', 'Space', 'shBv-D31', 'car', 131621, 1, 0, 219, 72, '2HNYD18743H928919');" calcext:value-type="string">
            <text:p>INSERT INTO vehicle VALUES(DEFAULT, 'Isuzu', 'Space', 'shBv-D31', 'car', 131621, 1, 0, 219, 72, '2HNYD18743H928919');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E-Class</text:p>
          </table:table-cell>
          <table:table-cell office:value-type="string" calcext:value-type="string">
            <text:p>AnIC-gNZ</text:p>
          </table:table-cell>
          <table:table-cell office:value-type="string" calcext:value-type="string">
            <text:p>car</text:p>
          </table:table-cell>
          <table:table-cell office:value-type="float" office:value="104588" calcext:value-type="float">
            <text:p>104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M1CW2BL0D0509400</text:p>
          </table:table-cell>
          <table:table-cell table:formula="of:=COM.MICROSOFT.CONCAT(&quot;INSERT INTO vehicle VALUES(DEFAULT, '&quot;; [.B221]; &quot;', '&quot;; [.C221]; &quot;', '&quot;; [.D221]; &quot;', '&quot;; [.E221]; &quot;', &quot;; [.F221]; &quot;, &quot;; [.G221]; &quot;, &quot;; [.H221]; &quot;, &quot;; [.I221]; &quot;, &quot;; [.J221]; &quot;, '&quot;; [.K221]; &quot;');&quot;)" office:value-type="string" office:string-value="INSERT INTO vehicle VALUES(DEFAULT, 'Mercedes-Benz', 'E-Class', 'AnIC-gNZ', 'car', 104588, 0, 1, 220, 54, 'JM1CW2BL0D0509400');" calcext:value-type="string">
            <text:p>INSERT INTO vehicle VALUES(DEFAULT, 'Mercedes-Benz', 'E-Class', 'AnIC-gNZ', 'car', 104588, 0, 1, 220, 54, 'JM1CW2BL0D0509400');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ilverado 2500</text:p>
          </table:table-cell>
          <table:table-cell office:value-type="string" calcext:value-type="string">
            <text:p>AohU-yo2</text:p>
          </table:table-cell>
          <table:table-cell office:value-type="string" calcext:value-type="string">
            <text:p>car</text:p>
          </table:table-cell>
          <table:table-cell office:value-type="float" office:value="15163" calcext:value-type="float">
            <text:p>151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BAKN9C53ED739818</text:p>
          </table:table-cell>
          <table:table-cell table:formula="of:=COM.MICROSOFT.CONCAT(&quot;INSERT INTO vehicle VALUES(DEFAULT, '&quot;; [.B222]; &quot;', '&quot;; [.C222]; &quot;', '&quot;; [.D222]; &quot;', '&quot;; [.E222]; &quot;', &quot;; [.F222]; &quot;, &quot;; [.G222]; &quot;, &quot;; [.H222]; &quot;, &quot;; [.I222]; &quot;, &quot;; [.J222]; &quot;, '&quot;; [.K222]; &quot;');&quot;)" office:value-type="string" office:string-value="INSERT INTO vehicle VALUES(DEFAULT, 'Chevrolet', 'Silverado 2500', 'AohU-yo2', 'car', 15163, 0, 1, 221, 40, 'WBAKN9C53ED739818');" calcext:value-type="string">
            <text:p>INSERT INTO vehicle VALUES(DEFAULT, 'Chevrolet', 'Silverado 2500', 'AohU-yo2', 'car', 15163, 0, 1, 221, 40, 'WBAKN9C53ED739818');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ierra 2500</text:p>
          </table:table-cell>
          <table:table-cell office:value-type="string" calcext:value-type="string">
            <text:p>Nq9m-zY3</text:p>
          </table:table-cell>
          <table:table-cell office:value-type="string" calcext:value-type="string">
            <text:p>car</text:p>
          </table:table-cell>
          <table:table-cell office:value-type="float" office:value="99086" calcext:value-type="float">
            <text:p>9908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BAUL7C50BV825239</text:p>
          </table:table-cell>
          <table:table-cell table:formula="of:=COM.MICROSOFT.CONCAT(&quot;INSERT INTO vehicle VALUES(DEFAULT, '&quot;; [.B223]; &quot;', '&quot;; [.C223]; &quot;', '&quot;; [.D223]; &quot;', '&quot;; [.E223]; &quot;', &quot;; [.F223]; &quot;, &quot;; [.G223]; &quot;, &quot;; [.H223]; &quot;, &quot;; [.I223]; &quot;, &quot;; [.J223]; &quot;, '&quot;; [.K223]; &quot;');&quot;)" office:value-type="string" office:string-value="INSERT INTO vehicle VALUES(DEFAULT, 'GMC', 'Sierra 2500', 'Nq9m-zY3', 'car', 99086, 0, 0, 222, 59, 'WBAUL7C50BV825239');" calcext:value-type="string">
            <text:p>INSERT INTO vehicle VALUES(DEFAULT, 'GMC', 'Sierra 2500', 'Nq9m-zY3', 'car', 99086, 0, 0, 222, 59, 'WBAUL7C50BV825239');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Bronco II</text:p>
          </table:table-cell>
          <table:table-cell office:value-type="string" calcext:value-type="string">
            <text:p>ewsc-MPI</text:p>
          </table:table-cell>
          <table:table-cell office:value-type="string" calcext:value-type="string">
            <text:p>car</text:p>
          </table:table-cell>
          <table:table-cell office:value-type="float" office:value="48775" calcext:value-type="float">
            <text:p>487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FTKR1AD4BP373507</text:p>
          </table:table-cell>
          <table:table-cell table:formula="of:=COM.MICROSOFT.CONCAT(&quot;INSERT INTO vehicle VALUES(DEFAULT, '&quot;; [.B224]; &quot;', '&quot;; [.C224]; &quot;', '&quot;; [.D224]; &quot;', '&quot;; [.E224]; &quot;', &quot;; [.F224]; &quot;, &quot;; [.G224]; &quot;, &quot;; [.H224]; &quot;, &quot;; [.I224]; &quot;, &quot;; [.J224]; &quot;, '&quot;; [.K224]; &quot;');&quot;)" office:value-type="string" office:string-value="INSERT INTO vehicle VALUES(DEFAULT, 'Ford', 'Bronco II', 'ewsc-MPI', 'car', 48775, 1, 0, 223, 71, '1FTKR1AD4BP373507');" calcext:value-type="string">
            <text:p>INSERT INTO vehicle VALUES(DEFAULT, 'Ford', 'Bronco II', 'ewsc-MPI', 'car', 48775, 1, 0, 223, 71, '1FTKR1AD4BP373507');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spav-EDM</text:p>
          </table:table-cell>
          <table:table-cell office:value-type="string" calcext:value-type="string">
            <text:p>car</text:p>
          </table:table-cell>
          <table:table-cell office:value-type="float" office:value="128052" calcext:value-type="float">
            <text:p>1280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MHTC6AD9DU977463</text:p>
          </table:table-cell>
          <table:table-cell table:formula="of:=COM.MICROSOFT.CONCAT(&quot;INSERT INTO vehicle VALUES(DEFAULT, '&quot;; [.B225]; &quot;', '&quot;; [.C225]; &quot;', '&quot;; [.D225]; &quot;', '&quot;; [.E225]; &quot;', &quot;; [.F225]; &quot;, &quot;; [.G225]; &quot;, &quot;; [.H225]; &quot;, &quot;; [.I225]; &quot;, &quot;; [.J225]; &quot;, '&quot;; [.K225]; &quot;');&quot;)" office:value-type="string" office:string-value="INSERT INTO vehicle VALUES(DEFAULT, 'Kia', 'Rio', 'spav-EDM', 'car', 128052, 1, 0, 224, 34, 'KMHTC6AD9DU977463');" calcext:value-type="string">
            <text:p>INSERT INTO vehicle VALUES(DEFAULT, 'Kia', 'Rio', 'spav-EDM', 'car', 128052, 1, 0, 224, 34, 'KMHTC6AD9DU977463')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1oIx-jJZ</text:p>
          </table:table-cell>
          <table:table-cell office:value-type="string" calcext:value-type="string">
            <text:p>car</text:p>
          </table:table-cell>
          <table:table-cell office:value-type="float" office:value="138974" calcext:value-type="float">
            <text:p>1389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M1BL1K52B1444265</text:p>
          </table:table-cell>
          <table:table-cell table:formula="of:=COM.MICROSOFT.CONCAT(&quot;INSERT INTO vehicle VALUES(DEFAULT, '&quot;; [.B226]; &quot;', '&quot;; [.C226]; &quot;', '&quot;; [.D226]; &quot;', '&quot;; [.E226]; &quot;', &quot;; [.F226]; &quot;, &quot;; [.G226]; &quot;, &quot;; [.H226]; &quot;, &quot;; [.I226]; &quot;, &quot;; [.J226]; &quot;, '&quot;; [.K226]; &quot;');&quot;)" office:value-type="string" office:string-value="INSERT INTO vehicle VALUES(DEFAULT, 'Toyota', 'Tacoma', '1oIx-jJZ', 'car', 138974, 0, 1, 225, 18, 'JM1BL1K52B1444265');" calcext:value-type="string">
            <text:p>INSERT INTO vehicle VALUES(DEFAULT, 'Toyota', 'Tacoma', '1oIx-jJZ', 'car', 138974, 0, 1, 225, 18, 'JM1BL1K52B1444265');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aravan</text:p>
          </table:table-cell>
          <table:table-cell office:value-type="string" calcext:value-type="string">
            <text:p>Flch-kcd</text:p>
          </table:table-cell>
          <table:table-cell office:value-type="string" calcext:value-type="string">
            <text:p>car</text:p>
          </table:table-cell>
          <table:table-cell office:value-type="float" office:value="19179" calcext:value-type="float">
            <text:p>191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TEW1C83AF826798</text:p>
          </table:table-cell>
          <table:table-cell table:formula="of:=COM.MICROSOFT.CONCAT(&quot;INSERT INTO vehicle VALUES(DEFAULT, '&quot;; [.B227]; &quot;', '&quot;; [.C227]; &quot;', '&quot;; [.D227]; &quot;', '&quot;; [.E227]; &quot;', &quot;; [.F227]; &quot;, &quot;; [.G227]; &quot;, &quot;; [.H227]; &quot;, &quot;; [.I227]; &quot;, &quot;; [.J227]; &quot;, '&quot;; [.K227]; &quot;');&quot;)" office:value-type="string" office:string-value="INSERT INTO vehicle VALUES(DEFAULT, 'Dodge', 'Caravan', 'Flch-kcd', 'car', 19179, 0, 1, 226, 47, '1FTEW1C83AF826798');" calcext:value-type="string">
            <text:p>INSERT INTO vehicle VALUES(DEFAULT, 'Dodge', 'Caravan', 'Flch-kcd', 'car', 19179, 0, 1, 226, 47, '1FTEW1C83AF826798');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BJKC-kbv</text:p>
          </table:table-cell>
          <table:table-cell office:value-type="string" calcext:value-type="string">
            <text:p>car</text:p>
          </table:table-cell>
          <table:table-cell office:value-type="float" office:value="74106" calcext:value-type="float">
            <text:p>7410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BA3B5C52FF101152</text:p>
          </table:table-cell>
          <table:table-cell table:formula="of:=COM.MICROSOFT.CONCAT(&quot;INSERT INTO vehicle VALUES(DEFAULT, '&quot;; [.B228]; &quot;', '&quot;; [.C228]; &quot;', '&quot;; [.D228]; &quot;', '&quot;; [.E228]; &quot;', &quot;; [.F228]; &quot;, &quot;; [.G228]; &quot;, &quot;; [.H228]; &quot;, &quot;; [.I228]; &quot;, &quot;; [.J228]; &quot;, '&quot;; [.K228]; &quot;');&quot;)" office:value-type="string" office:string-value="INSERT INTO vehicle VALUES(DEFAULT, 'Volkswagen', 'GTI', 'BJKC-kbv', 'car', 74106, 0, 0, 227, 47, 'WBA3B5C52FF101152');" calcext:value-type="string">
            <text:p>INSERT INTO vehicle VALUES(DEFAULT, 'Volkswagen', 'GTI', 'BJKC-kbv', 'car', 74106, 0, 0, 227, 47, 'WBA3B5C52FF101152');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BAeQ-ry4</text:p>
          </table:table-cell>
          <table:table-cell office:value-type="string" calcext:value-type="string">
            <text:p>car</text:p>
          </table:table-cell>
          <table:table-cell office:value-type="float" office:value="51084" calcext:value-type="float">
            <text:p>5108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THKD5BH4C2804743</text:p>
          </table:table-cell>
          <table:table-cell table:formula="of:=COM.MICROSOFT.CONCAT(&quot;INSERT INTO vehicle VALUES(DEFAULT, '&quot;; [.B229]; &quot;', '&quot;; [.C229]; &quot;', '&quot;; [.D229]; &quot;', '&quot;; [.E229]; &quot;', &quot;; [.F229]; &quot;, &quot;; [.G229]; &quot;, &quot;; [.H229]; &quot;, &quot;; [.I229]; &quot;, &quot;; [.J229]; &quot;, '&quot;; [.K229]; &quot;');&quot;)" office:value-type="string" office:string-value="INSERT INTO vehicle VALUES(DEFAULT, 'Ford', 'Mustang', 'BAeQ-ry4', 'car', 51084, 1, 0, 228, 43, 'JTHKD5BH4C2804743');" calcext:value-type="string">
            <text:p>INSERT INTO vehicle VALUES(DEFAULT, 'Ford', 'Mustang', 'BAeQ-ry4', 'car', 51084, 1, 0, 228, 43, 'JTHKD5BH4C2804743');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1Ym9-smH</text:p>
          </table:table-cell>
          <table:table-cell office:value-type="string" calcext:value-type="string">
            <text:p>car</text:p>
          </table:table-cell>
          <table:table-cell office:value-type="float" office:value="130011" calcext:value-type="float">
            <text:p>130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UEV74F48N585000</text:p>
          </table:table-cell>
          <table:table-cell table:formula="of:=COM.MICROSOFT.CONCAT(&quot;INSERT INTO vehicle VALUES(DEFAULT, '&quot;; [.B230]; &quot;', '&quot;; [.C230]; &quot;', '&quot;; [.D230]; &quot;', '&quot;; [.E230]; &quot;', &quot;; [.F230]; &quot;, &quot;; [.G230]; &quot;, &quot;; [.H230]; &quot;, &quot;; [.I230]; &quot;, &quot;; [.J230]; &quot;, '&quot;; [.K230]; &quot;');&quot;)" office:value-type="string" office:string-value="INSERT INTO vehicle VALUES(DEFAULT, 'Dodge', 'Durango', '1Ym9-smH', 'car', 130011, 1, 0, 229, 3, 'WAUEV74F48N585000');" calcext:value-type="string">
            <text:p>INSERT INTO vehicle VALUES(DEFAULT, 'Dodge', 'Durango', '1Ym9-smH', 'car', 130011, 1, 0, 229, 3, 'WAUEV74F48N585000');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2500</text:p>
          </table:table-cell>
          <table:table-cell office:value-type="string" calcext:value-type="string">
            <text:p>35rm-9p4</text:p>
          </table:table-cell>
          <table:table-cell office:value-type="string" calcext:value-type="string">
            <text:p>car</text:p>
          </table:table-cell>
          <table:table-cell office:value-type="float" office:value="145427" calcext:value-type="float">
            <text:p>1454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N6AD0CW9FN906195</text:p>
          </table:table-cell>
          <table:table-cell table:formula="of:=COM.MICROSOFT.CONCAT(&quot;INSERT INTO vehicle VALUES(DEFAULT, '&quot;; [.B231]; &quot;', '&quot;; [.C231]; &quot;', '&quot;; [.D231]; &quot;', '&quot;; [.E231]; &quot;', &quot;; [.F231]; &quot;, &quot;; [.G231]; &quot;, &quot;; [.H231]; &quot;, &quot;; [.I231]; &quot;, &quot;; [.J231]; &quot;, '&quot;; [.K231]; &quot;');&quot;)" office:value-type="string" office:string-value="INSERT INTO vehicle VALUES(DEFAULT, 'Chevrolet', 'Express 2500', '35rm-9p4', 'car', 145427, 1, 0, 230, 64, '1N6AD0CW9FN906195');" calcext:value-type="string">
            <text:p>INSERT INTO vehicle VALUES(DEFAULT, 'Chevrolet', 'Express 2500', '35rm-9p4', 'car', 145427, 1, 0, 230, 64, '1N6AD0CW9FN906195');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HAyz-CSZ</text:p>
          </table:table-cell>
          <table:table-cell office:value-type="string" calcext:value-type="string">
            <text:p>car</text:p>
          </table:table-cell>
          <table:table-cell office:value-type="float" office:value="33811" calcext:value-type="float">
            <text:p>338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A1FFCFS5FR108258</text:p>
          </table:table-cell>
          <table:table-cell table:formula="of:=COM.MICROSOFT.CONCAT(&quot;INSERT INTO vehicle VALUES(DEFAULT, '&quot;; [.B232]; &quot;', '&quot;; [.C232]; &quot;', '&quot;; [.D232]; &quot;', '&quot;; [.E232]; &quot;', &quot;; [.F232]; &quot;, &quot;; [.G232]; &quot;, &quot;; [.H232]; &quot;, &quot;; [.I232]; &quot;, &quot;; [.J232]; &quot;, '&quot;; [.K232]; &quot;');&quot;)" office:value-type="string" office:string-value="INSERT INTO vehicle VALUES(DEFAULT, 'GMC', 'Yukon', 'HAyz-CSZ', 'car', 33811, 1, 0, 231, 36, 'WA1FFCFS5FR108258');" calcext:value-type="string">
            <text:p>INSERT INTO vehicle VALUES(DEFAULT, 'GMC', 'Yukon', 'HAyz-CSZ', 'car', 33811, 1, 0, 231, 36, 'WA1FFCFS5FR108258');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 III</text:p>
          </table:table-cell>
          <table:table-cell office:value-type="string" calcext:value-type="string">
            <text:p>WERm-cOD</text:p>
          </table:table-cell>
          <table:table-cell office:value-type="string" calcext:value-type="string">
            <text:p>car</text:p>
          </table:table-cell>
          <table:table-cell office:value-type="float" office:value="129054" calcext:value-type="float">
            <text:p>12905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UXFG4C51AL129173</text:p>
          </table:table-cell>
          <table:table-cell table:formula="of:=COM.MICROSOFT.CONCAT(&quot;INSERT INTO vehicle VALUES(DEFAULT, '&quot;; [.B233]; &quot;', '&quot;; [.C233]; &quot;', '&quot;; [.D233]; &quot;', '&quot;; [.E233]; &quot;', &quot;; [.F233]; &quot;, &quot;; [.G233]; &quot;, &quot;; [.H233]; &quot;, &quot;; [.I233]; &quot;, &quot;; [.J233]; &quot;, '&quot;; [.K233]; &quot;');&quot;)" office:value-type="string" office:string-value="INSERT INTO vehicle VALUES(DEFAULT, 'Volkswagen', 'Jetta III', 'WERm-cOD', 'car', 129054, 0, 0, 232, 15, '5UXFG4C51AL129173');" calcext:value-type="string">
            <text:p>INSERT INTO vehicle VALUES(DEFAULT, 'Volkswagen', 'Jetta III', 'WERm-cOD', 'car', 129054, 0, 0, 232, 15, '5UXFG4C51AL129173');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LQaY-Ow4</text:p>
          </table:table-cell>
          <table:table-cell office:value-type="string" calcext:value-type="string">
            <text:p>car</text:p>
          </table:table-cell>
          <table:table-cell office:value-type="float" office:value="28469" calcext:value-type="float">
            <text:p>2846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AULT68E25A477969</text:p>
          </table:table-cell>
          <table:table-cell table:formula="of:=COM.MICROSOFT.CONCAT(&quot;INSERT INTO vehicle VALUES(DEFAULT, '&quot;; [.B234]; &quot;', '&quot;; [.C234]; &quot;', '&quot;; [.D234]; &quot;', '&quot;; [.E234]; &quot;', &quot;; [.F234]; &quot;, &quot;; [.G234]; &quot;, &quot;; [.H234]; &quot;, &quot;; [.I234]; &quot;, &quot;; [.J234]; &quot;, '&quot;; [.K234]; &quot;');&quot;)" office:value-type="string" office:string-value="INSERT INTO vehicle VALUES(DEFAULT, 'Audi', 'S8', 'LQaY-Ow4', 'car', 28469, 1, 1, 233, 49, 'WAULT68E25A477969');" calcext:value-type="string">
            <text:p>INSERT INTO vehicle VALUES(DEFAULT, 'Audi', 'S8', 'LQaY-Ow4', 'car', 28469, 1, 1, 233, 49, 'WAULT68E25A477969');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lGfZ-qvZ</text:p>
          </table:table-cell>
          <table:table-cell office:value-type="string" calcext:value-type="string">
            <text:p>car</text:p>
          </table:table-cell>
          <table:table-cell office:value-type="float" office:value="24657" calcext:value-type="float">
            <text:p>2465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C63DRJL6CG094908</text:p>
          </table:table-cell>
          <table:table-cell table:formula="of:=COM.MICROSOFT.CONCAT(&quot;INSERT INTO vehicle VALUES(DEFAULT, '&quot;; [.B235]; &quot;', '&quot;; [.C235]; &quot;', '&quot;; [.D235]; &quot;', '&quot;; [.E235]; &quot;', &quot;; [.F235]; &quot;, &quot;; [.G235]; &quot;, &quot;; [.H235]; &quot;, &quot;; [.I235]; &quot;, &quot;; [.J235]; &quot;, '&quot;; [.K235]; &quot;');&quot;)" office:value-type="string" office:string-value="INSERT INTO vehicle VALUES(DEFAULT, 'Ford', 'Probe', 'lGfZ-qvZ', 'car', 24657, 0, 0, 234, 10, '3C63DRJL6CG094908');" calcext:value-type="string">
            <text:p>INSERT INTO vehicle VALUES(DEFAULT, 'Ford', 'Probe', 'lGfZ-qvZ', 'car', 24657, 0, 0, 234, 10, '3C63DRJL6CG094908');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Escalade</text:p>
          </table:table-cell>
          <table:table-cell office:value-type="string" calcext:value-type="string">
            <text:p>kHj1-t0u</text:p>
          </table:table-cell>
          <table:table-cell office:value-type="string" calcext:value-type="string">
            <text:p>car</text:p>
          </table:table-cell>
          <table:table-cell office:value-type="float" office:value="53040" calcext:value-type="float">
            <text:p>530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BAKX8C55BC166698</text:p>
          </table:table-cell>
          <table:table-cell table:formula="of:=COM.MICROSOFT.CONCAT(&quot;INSERT INTO vehicle VALUES(DEFAULT, '&quot;; [.B236]; &quot;', '&quot;; [.C236]; &quot;', '&quot;; [.D236]; &quot;', '&quot;; [.E236]; &quot;', &quot;; [.F236]; &quot;, &quot;; [.G236]; &quot;, &quot;; [.H236]; &quot;, &quot;; [.I236]; &quot;, &quot;; [.J236]; &quot;, '&quot;; [.K236]; &quot;');&quot;)" office:value-type="string" office:string-value="INSERT INTO vehicle VALUES(DEFAULT, 'Cadillac', 'Escalade', 'kHj1-t0u', 'car', 53040, 1, 0, 235, 49, 'WBAKX8C55BC166698');" calcext:value-type="string">
            <text:p>INSERT INTO vehicle VALUES(DEFAULT, 'Cadillac', 'Escalade', 'kHj1-t0u', 'car', 53040, 1, 0, 235, 49, 'WBAKX8C55BC166698');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undra</text:p>
          </table:table-cell>
          <table:table-cell office:value-type="string" calcext:value-type="string">
            <text:p>P2z1-Ko0</text:p>
          </table:table-cell>
          <table:table-cell office:value-type="string" calcext:value-type="string">
            <text:p>car</text:p>
          </table:table-cell>
          <table:table-cell office:value-type="float" office:value="49250" calcext:value-type="float">
            <text:p>492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B3CA2CV2AH220784</text:p>
          </table:table-cell>
          <table:table-cell table:formula="of:=COM.MICROSOFT.CONCAT(&quot;INSERT INTO vehicle VALUES(DEFAULT, '&quot;; [.B237]; &quot;', '&quot;; [.C237]; &quot;', '&quot;; [.D237]; &quot;', '&quot;; [.E237]; &quot;', &quot;; [.F237]; &quot;, &quot;; [.G237]; &quot;, &quot;; [.H237]; &quot;, &quot;; [.I237]; &quot;, &quot;; [.J237]; &quot;, '&quot;; [.K237]; &quot;');&quot;)" office:value-type="string" office:string-value="INSERT INTO vehicle VALUES(DEFAULT, 'Toyota', 'Tundra', 'P2z1-Ko0', 'car', 49250, 0, 1, 236, 12, '2B3CA2CV2AH220784');" calcext:value-type="string">
            <text:p>INSERT INTO vehicle VALUES(DEFAULT, 'Toyota', 'Tundra', 'P2z1-Ko0', 'car', 49250, 0, 1, 236, 12, '2B3CA2CV2AH220784');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Oldsmobile</text:p>
          </table:table-cell>
          <table:table-cell office:value-type="string" calcext:value-type="string">
            <text:p>Alero</text:p>
          </table:table-cell>
          <table:table-cell office:value-type="string" calcext:value-type="string">
            <text:p>RO14-Mw9</text:p>
          </table:table-cell>
          <table:table-cell office:value-type="string" calcext:value-type="string">
            <text:p>car</text:p>
          </table:table-cell>
          <table:table-cell office:value-type="float" office:value="78883" calcext:value-type="float">
            <text:p>788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G6AD5S33E0310506</text:p>
          </table:table-cell>
          <table:table-cell table:formula="of:=COM.MICROSOFT.CONCAT(&quot;INSERT INTO vehicle VALUES(DEFAULT, '&quot;; [.B238]; &quot;', '&quot;; [.C238]; &quot;', '&quot;; [.D238]; &quot;', '&quot;; [.E238]; &quot;', &quot;; [.F238]; &quot;, &quot;; [.G238]; &quot;, &quot;; [.H238]; &quot;, &quot;; [.I238]; &quot;, &quot;; [.J238]; &quot;, '&quot;; [.K238]; &quot;');&quot;)" office:value-type="string" office:string-value="INSERT INTO vehicle VALUES(DEFAULT, 'Oldsmobile', 'Alero', 'RO14-Mw9', 'car', 78883, 0, 1, 237, 59, '1G6AD5S33E0310506');" calcext:value-type="string">
            <text:p>INSERT INTO vehicle VALUES(DEFAULT, 'Oldsmobile', 'Alero', 'RO14-Mw9', 'car', 78883, 0, 1, 237, 59, '1G6AD5S33E0310506');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EMss-5nZ</text:p>
          </table:table-cell>
          <table:table-cell office:value-type="string" calcext:value-type="string">
            <text:p>car</text:p>
          </table:table-cell>
          <table:table-cell office:value-type="float" office:value="128718" calcext:value-type="float">
            <text:p>12871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UDF78E26A038810</text:p>
          </table:table-cell>
          <table:table-cell table:formula="of:=COM.MICROSOFT.CONCAT(&quot;INSERT INTO vehicle VALUES(DEFAULT, '&quot;; [.B239]; &quot;', '&quot;; [.C239]; &quot;', '&quot;; [.D239]; &quot;', '&quot;; [.E239]; &quot;', &quot;; [.F239]; &quot;, &quot;; [.G239]; &quot;, &quot;; [.H239]; &quot;, &quot;; [.I239]; &quot;, &quot;; [.J239]; &quot;, '&quot;; [.K239]; &quot;');&quot;)" office:value-type="string" office:string-value="INSERT INTO vehicle VALUES(DEFAULT, 'Land Rover', 'Discovery', 'EMss-5nZ', 'car', 128718, 0, 0, 238, 66, 'WAUDF78E26A038810');" calcext:value-type="string">
            <text:p>INSERT INTO vehicle VALUES(DEFAULT, 'Land Rover', 'Discovery', 'EMss-5nZ', 'car', 128718, 0, 0, 238, 66, 'WAUDF78E26A038810');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railBlazer</text:p>
          </table:table-cell>
          <table:table-cell office:value-type="string" calcext:value-type="string">
            <text:p>LiHE-E6u</text:p>
          </table:table-cell>
          <table:table-cell office:value-type="string" calcext:value-type="string">
            <text:p>car</text:p>
          </table:table-cell>
          <table:table-cell office:value-type="float" office:value="46123" calcext:value-type="float">
            <text:p>4612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GYS4FEJ1CR530912</text:p>
          </table:table-cell>
          <table:table-cell table:formula="of:=COM.MICROSOFT.CONCAT(&quot;INSERT INTO vehicle VALUES(DEFAULT, '&quot;; [.B240]; &quot;', '&quot;; [.C240]; &quot;', '&quot;; [.D240]; &quot;', '&quot;; [.E240]; &quot;', &quot;; [.F240]; &quot;, &quot;; [.G240]; &quot;, &quot;; [.H240]; &quot;, &quot;; [.I240]; &quot;, &quot;; [.J240]; &quot;, '&quot;; [.K240]; &quot;');&quot;)" office:value-type="string" office:string-value="INSERT INTO vehicle VALUES(DEFAULT, 'Chevrolet', 'TrailBlazer', 'LiHE-E6u', 'car', 46123, 0, 0, 239, 12, '1GYS4FEJ1CR530912');" calcext:value-type="string">
            <text:p>INSERT INTO vehicle VALUES(DEFAULT, 'Chevrolet', 'TrailBlazer', 'LiHE-E6u', 'car', 46123, 0, 0, 239, 12, '1GYS4FEJ1CR530912');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Frontier</text:p>
          </table:table-cell>
          <table:table-cell office:value-type="string" calcext:value-type="string">
            <text:p>zGuK-6iC</text:p>
          </table:table-cell>
          <table:table-cell office:value-type="string" calcext:value-type="string">
            <text:p>car</text:p>
          </table:table-cell>
          <table:table-cell office:value-type="float" office:value="12966" calcext:value-type="float">
            <text:p>1296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AUDF78E17A639353</text:p>
          </table:table-cell>
          <table:table-cell table:formula="of:=COM.MICROSOFT.CONCAT(&quot;INSERT INTO vehicle VALUES(DEFAULT, '&quot;; [.B241]; &quot;', '&quot;; [.C241]; &quot;', '&quot;; [.D241]; &quot;', '&quot;; [.E241]; &quot;', &quot;; [.F241]; &quot;, &quot;; [.G241]; &quot;, &quot;; [.H241]; &quot;, &quot;; [.I241]; &quot;, &quot;; [.J241]; &quot;, '&quot;; [.K241]; &quot;');&quot;)" office:value-type="string" office:string-value="INSERT INTO vehicle VALUES(DEFAULT, 'Nissan', 'Frontier', 'zGuK-6iC', 'car', 12966, 1, 0, 240, 54, 'WAUDF78E17A639353');" calcext:value-type="string">
            <text:p>INSERT INTO vehicle VALUES(DEFAULT, 'Nissan', 'Frontier', 'zGuK-6iC', 'car', 12966, 1, 0, 240, 54, 'WAUDF78E17A639353');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t1lr-mc4</text:p>
          </table:table-cell>
          <table:table-cell office:value-type="string" calcext:value-type="string">
            <text:p>car</text:p>
          </table:table-cell>
          <table:table-cell office:value-type="float" office:value="93845" calcext:value-type="float">
            <text:p>9384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UEG94F56N362158</text:p>
          </table:table-cell>
          <table:table-cell table:formula="of:=COM.MICROSOFT.CONCAT(&quot;INSERT INTO vehicle VALUES(DEFAULT, '&quot;; [.B242]; &quot;', '&quot;; [.C242]; &quot;', '&quot;; [.D242]; &quot;', '&quot;; [.E242]; &quot;', &quot;; [.F242]; &quot;, &quot;; [.G242]; &quot;, &quot;; [.H242]; &quot;, &quot;; [.I242]; &quot;, &quot;; [.J242]; &quot;, '&quot;; [.K242]; &quot;');&quot;)" office:value-type="string" office:string-value="INSERT INTO vehicle VALUES(DEFAULT, 'Kia', 'Sedona', 't1lr-mc4', 'car', 93845, 1, 1, 241, 28, 'WAUEG94F56N362158');" calcext:value-type="string">
            <text:p>INSERT INTO vehicle VALUES(DEFAULT, 'Kia', 'Sedona', 't1lr-mc4', 'car', 93845, 1, 1, 241, 28, 'WAUEG94F56N362158');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lant</text:p>
          </table:table-cell>
          <table:table-cell office:value-type="string" calcext:value-type="string">
            <text:p>awAi-EAY</text:p>
          </table:table-cell>
          <table:table-cell office:value-type="string" calcext:value-type="string">
            <text:p>car</text:p>
          </table:table-cell>
          <table:table-cell office:value-type="float" office:value="149165" calcext:value-type="float">
            <text:p>14916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V4902DZ1B2302204</text:p>
          </table:table-cell>
          <table:table-cell table:formula="of:=COM.MICROSOFT.CONCAT(&quot;INSERT INTO vehicle VALUES(DEFAULT, '&quot;; [.B243]; &quot;', '&quot;; [.C243]; &quot;', '&quot;; [.D243]; &quot;', '&quot;; [.E243]; &quot;', &quot;; [.F243]; &quot;, &quot;; [.G243]; &quot;, &quot;; [.H243]; &quot;, &quot;; [.I243]; &quot;, &quot;; [.J243]; &quot;, '&quot;; [.K243]; &quot;');&quot;)" office:value-type="string" office:string-value="INSERT INTO vehicle VALUES(DEFAULT, 'Mitsubishi', 'Galant', 'awAi-EAY', 'car', 149165, 1, 0, 242, 42, 'YV4902DZ1B2302204');" calcext:value-type="string">
            <text:p>INSERT INTO vehicle VALUES(DEFAULT, 'Mitsubishi', 'Galant', 'awAi-EAY', 'car', 149165, 1, 0, 242, 42, 'YV4902DZ1B2302204');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rmE-uiH</text:p>
          </table:table-cell>
          <table:table-cell office:value-type="string" calcext:value-type="string">
            <text:p>car</text:p>
          </table:table-cell>
          <table:table-cell office:value-type="float" office:value="138145" calcext:value-type="float">
            <text:p>1381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CBBB7ZH9FC865130</text:p>
          </table:table-cell>
          <table:table-cell table:formula="of:=COM.MICROSOFT.CONCAT(&quot;INSERT INTO vehicle VALUES(DEFAULT, '&quot;; [.B244]; &quot;', '&quot;; [.C244]; &quot;', '&quot;; [.D244]; &quot;', '&quot;; [.E244]; &quot;', &quot;; [.F244]; &quot;, &quot;; [.G244]; &quot;, &quot;; [.H244]; &quot;, &quot;; [.I244]; &quot;, &quot;; [.J244]; &quot;, '&quot;; [.K244]; &quot;');&quot;)" office:value-type="string" office:string-value="INSERT INTO vehicle VALUES(DEFAULT, 'Isuzu', 'Space', 'LrmE-uiH', 'car', 138145, 0, 1, 243, 35, 'SCBBB7ZH9FC865130');" calcext:value-type="string">
            <text:p>INSERT INTO vehicle VALUES(DEFAULT, 'Isuzu', 'Space', 'LrmE-uiH', 'car', 138145, 0, 1, 243, 35, 'SCBBB7ZH9FC865130');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lxzV-Rik</text:p>
          </table:table-cell>
          <table:table-cell office:value-type="string" calcext:value-type="string">
            <text:p>car</text:p>
          </table:table-cell>
          <table:table-cell office:value-type="float" office:value="58718" calcext:value-type="float">
            <text:p>587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FTWW3A54AE942963</text:p>
          </table:table-cell>
          <table:table-cell table:formula="of:=COM.MICROSOFT.CONCAT(&quot;INSERT INTO vehicle VALUES(DEFAULT, '&quot;; [.B245]; &quot;', '&quot;; [.C245]; &quot;', '&quot;; [.D245]; &quot;', '&quot;; [.E245]; &quot;', &quot;; [.F245]; &quot;, &quot;; [.G245]; &quot;, &quot;; [.H245]; &quot;, &quot;; [.I245]; &quot;, &quot;; [.J245]; &quot;, '&quot;; [.K245]; &quot;');&quot;)" office:value-type="string" office:string-value="INSERT INTO vehicle VALUES(DEFAULT, 'Lexus', 'RX', 'lxzV-Rik', 'car', 58718, 1, 0, 244, 26, '1FTWW3A54AE942963');" calcext:value-type="string">
            <text:p>INSERT INTO vehicle VALUES(DEFAULT, 'Lexus', 'RX', 'lxzV-Rik', 'car', 58718, 1, 0, 244, 26, '1FTWW3A54AE942963');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F430</text:p>
          </table:table-cell>
          <table:table-cell office:value-type="string" calcext:value-type="string">
            <text:p>cMtl-f5X</text:p>
          </table:table-cell>
          <table:table-cell office:value-type="string" calcext:value-type="string">
            <text:p>car</text:p>
          </table:table-cell>
          <table:table-cell office:value-type="float" office:value="101974" calcext:value-type="float">
            <text:p>10197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VWKZ8AJ3BM390013</text:p>
          </table:table-cell>
          <table:table-cell table:formula="of:=COM.MICROSOFT.CONCAT(&quot;INSERT INTO vehicle VALUES(DEFAULT, '&quot;; [.B246]; &quot;', '&quot;; [.C246]; &quot;', '&quot;; [.D246]; &quot;', '&quot;; [.E246]; &quot;', &quot;; [.F246]; &quot;, &quot;; [.G246]; &quot;, &quot;; [.H246]; &quot;, &quot;; [.I246]; &quot;, &quot;; [.J246]; &quot;, '&quot;; [.K246]; &quot;');&quot;)" office:value-type="string" office:string-value="INSERT INTO vehicle VALUES(DEFAULT, 'Ferrari', 'F430', 'cMtl-f5X', 'car', 101974, 1, 1, 245, 16, '3VWKZ8AJ3BM390013');" calcext:value-type="string">
            <text:p>INSERT INTO vehicle VALUES(DEFAULT, 'Ferrari', 'F430', 'cMtl-f5X', 'car', 101974, 1, 1, 245, 16, '3VWKZ8AJ3BM390013');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Town and Country</text:p>
          </table:table-cell>
          <table:table-cell office:value-type="string" calcext:value-type="string">
            <text:p>zHWO-kwP</text:p>
          </table:table-cell>
          <table:table-cell office:value-type="string" calcext:value-type="string">
            <text:p>car</text:p>
          </table:table-cell>
          <table:table-cell office:value-type="float" office:value="122473" calcext:value-type="float">
            <text:p>12247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CFBF03B18G883325</text:p>
          </table:table-cell>
          <table:table-cell table:formula="of:=COM.MICROSOFT.CONCAT(&quot;INSERT INTO vehicle VALUES(DEFAULT, '&quot;; [.B247]; &quot;', '&quot;; [.C247]; &quot;', '&quot;; [.D247]; &quot;', '&quot;; [.E247]; &quot;', &quot;; [.F247]; &quot;, &quot;; [.G247]; &quot;, &quot;; [.H247]; &quot;, &quot;; [.I247]; &quot;, &quot;; [.J247]; &quot;, '&quot;; [.K247]; &quot;');&quot;)" office:value-type="string" office:string-value="INSERT INTO vehicle VALUES(DEFAULT, 'Chrysler', 'Town and Country', 'zHWO-kwP', 'car', 122473, 1, 1, 246, 54, 'SCFBF03B18G883325');" calcext:value-type="string">
            <text:p>INSERT INTO vehicle VALUES(DEFAULT, 'Chrysler', 'Town and Country', 'zHWO-kwP', 'car', 122473, 1, 1, 246, 54, 'SCFBF03B18G883325');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</text:p>
          </table:table-cell>
          <table:table-cell office:value-type="string" calcext:value-type="string">
            <text:p>yIIc-tHy</text:p>
          </table:table-cell>
          <table:table-cell office:value-type="string" calcext:value-type="string">
            <text:p>car</text:p>
          </table:table-cell>
          <table:table-cell office:value-type="float" office:value="35726" calcext:value-type="float">
            <text:p>3572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BANN73567C772094</text:p>
          </table:table-cell>
          <table:table-cell table:formula="of:=COM.MICROSOFT.CONCAT(&quot;INSERT INTO vehicle VALUES(DEFAULT, '&quot;; [.B248]; &quot;', '&quot;; [.C248]; &quot;', '&quot;; [.D248]; &quot;', '&quot;; [.E248]; &quot;', &quot;; [.F248]; &quot;, &quot;; [.G248]; &quot;, &quot;; [.H248]; &quot;, &quot;; [.I248]; &quot;, &quot;; [.J248]; &quot;, '&quot;; [.K248]; &quot;');&quot;)" office:value-type="string" office:string-value="INSERT INTO vehicle VALUES(DEFAULT, 'Volkswagen', 'Jetta', 'yIIc-tHy', 'car', 35726, 0, 0, 247, 48, 'WBANN73567C772094');" calcext:value-type="string">
            <text:p>INSERT INTO vehicle VALUES(DEFAULT, 'Volkswagen', 'Jetta', 'yIIc-tHy', 'car', 35726, 0, 0, 247, 48, 'WBANN73567C772094');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4000s Quattro</text:p>
          </table:table-cell>
          <table:table-cell office:value-type="string" calcext:value-type="string">
            <text:p>X27p-ZdA</text:p>
          </table:table-cell>
          <table:table-cell office:value-type="string" calcext:value-type="string">
            <text:p>car</text:p>
          </table:table-cell>
          <table:table-cell office:value-type="float" office:value="120619" calcext:value-type="float">
            <text:p>1206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GKKRNEDXDJ028433</text:p>
          </table:table-cell>
          <table:table-cell table:formula="of:=COM.MICROSOFT.CONCAT(&quot;INSERT INTO vehicle VALUES(DEFAULT, '&quot;; [.B249]; &quot;', '&quot;; [.C249]; &quot;', '&quot;; [.D249]; &quot;', '&quot;; [.E249]; &quot;', &quot;; [.F249]; &quot;, &quot;; [.G249]; &quot;, &quot;; [.H249]; &quot;, &quot;; [.I249]; &quot;, &quot;; [.J249]; &quot;, '&quot;; [.K249]; &quot;');&quot;)" office:value-type="string" office:string-value="INSERT INTO vehicle VALUES(DEFAULT, 'Audi', '4000s Quattro', 'X27p-ZdA', 'car', 120619, 0, 1, 248, 56, '1GKKRNEDXDJ028433');" calcext:value-type="string">
            <text:p>INSERT INTO vehicle VALUES(DEFAULT, 'Audi', '4000s Quattro', 'X27p-ZdA', 'car', 120619, 0, 1, 248, 56, '1GKKRNEDXDJ028433');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rown Victoria</text:p>
          </table:table-cell>
          <table:table-cell office:value-type="string" calcext:value-type="string">
            <text:p>XJ0f-whv</text:p>
          </table:table-cell>
          <table:table-cell office:value-type="string" calcext:value-type="string">
            <text:p>car</text:p>
          </table:table-cell>
          <table:table-cell office:value-type="float" office:value="109634" calcext:value-type="float">
            <text:p>1096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BLC37F36C401939</text:p>
          </table:table-cell>
          <table:table-cell table:formula="of:=COM.MICROSOFT.CONCAT(&quot;INSERT INTO vehicle VALUES(DEFAULT, '&quot;; [.B250]; &quot;', '&quot;; [.C250]; &quot;', '&quot;; [.D250]; &quot;', '&quot;; [.E250]; &quot;', &quot;; [.F250]; &quot;, &quot;; [.G250]; &quot;, &quot;; [.H250]; &quot;, &quot;; [.I250]; &quot;, &quot;; [.J250]; &quot;, '&quot;; [.K250]; &quot;');&quot;)" office:value-type="string" office:string-value="INSERT INTO vehicle VALUES(DEFAULT, 'Ford', 'Crown Victoria', 'XJ0f-whv', 'car', 109634, 0, 1, 249, 69, 'SCBLC37F36C401939');" calcext:value-type="string">
            <text:p>INSERT INTO vehicle VALUES(DEFAULT, 'Ford', 'Crown Victoria', 'XJ0f-whv', 'car', 109634, 0, 1, 249, 69, 'SCBLC37F36C401939');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Familia</text:p>
          </table:table-cell>
          <table:table-cell office:value-type="string" calcext:value-type="string">
            <text:p>ULrp-1Q3</text:p>
          </table:table-cell>
          <table:table-cell office:value-type="string" calcext:value-type="string">
            <text:p>car</text:p>
          </table:table-cell>
          <table:table-cell office:value-type="float" office:value="133078" calcext:value-type="float">
            <text:p>13307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BSBL93413J382629</text:p>
          </table:table-cell>
          <table:table-cell table:formula="of:=COM.MICROSOFT.CONCAT(&quot;INSERT INTO vehicle VALUES(DEFAULT, '&quot;; [.B251]; &quot;', '&quot;; [.C251]; &quot;', '&quot;; [.D251]; &quot;', '&quot;; [.E251]; &quot;', &quot;; [.F251]; &quot;, &quot;; [.G251]; &quot;, &quot;; [.H251]; &quot;, &quot;; [.I251]; &quot;, &quot;; [.J251]; &quot;, '&quot;; [.K251]; &quot;');&quot;)" office:value-type="string" office:string-value="INSERT INTO vehicle VALUES(DEFAULT, 'Mazda', 'Familia', 'ULrp-1Q3', 'car', 133078, 0, 0, 250, 64, 'WBSBL93413J382629');" calcext:value-type="string">
            <text:p>INSERT INTO vehicle VALUES(DEFAULT, 'Mazda', 'Familia', 'ULrp-1Q3', 'car', 133078, 0, 0, 250, 64, 'WBSBL93413J382629');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LR3</text:p>
          </table:table-cell>
          <table:table-cell office:value-type="string" calcext:value-type="string">
            <text:p>Ybo6-zoI</text:p>
          </table:table-cell>
          <table:table-cell office:value-type="string" calcext:value-type="string">
            <text:p>car</text:p>
          </table:table-cell>
          <table:table-cell office:value-type="float" office:value="132383" calcext:value-type="float">
            <text:p>13238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7TT2HT7BG968728</text:p>
          </table:table-cell>
          <table:table-cell table:formula="of:=COM.MICROSOFT.CONCAT(&quot;INSERT INTO vehicle VALUES(DEFAULT, '&quot;; [.B252]; &quot;', '&quot;; [.C252]; &quot;', '&quot;; [.D252]; &quot;', '&quot;; [.E252]; &quot;', &quot;; [.F252]; &quot;, &quot;; [.G252]; &quot;, &quot;; [.H252]; &quot;, &quot;; [.I252]; &quot;, &quot;; [.J252]; &quot;, '&quot;; [.K252]; &quot;');&quot;)" office:value-type="string" office:string-value="INSERT INTO vehicle VALUES(DEFAULT, 'Land Rover', 'LR3', 'Ybo6-zoI', 'car', 132383, 1, 0, 251, 12, '3D7TT2HT7BG968728');" calcext:value-type="string">
            <text:p>INSERT INTO vehicle VALUES(DEFAULT, 'Land Rover', 'LR3', 'Ybo6-zoI', 'car', 132383, 1, 0, 251, 12, '3D7TT2HT7BG968728');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B-Series Plus</text:p>
          </table:table-cell>
          <table:table-cell office:value-type="string" calcext:value-type="string">
            <text:p>QWHL-NNf</text:p>
          </table:table-cell>
          <table:table-cell office:value-type="string" calcext:value-type="string">
            <text:p>car</text:p>
          </table:table-cell>
          <table:table-cell office:value-type="float" office:value="33969" calcext:value-type="float">
            <text:p>3396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C6RD7HT7CS305658</text:p>
          </table:table-cell>
          <table:table-cell table:formula="of:=COM.MICROSOFT.CONCAT(&quot;INSERT INTO vehicle VALUES(DEFAULT, '&quot;; [.B253]; &quot;', '&quot;; [.C253]; &quot;', '&quot;; [.D253]; &quot;', '&quot;; [.E253]; &quot;', &quot;; [.F253]; &quot;, &quot;; [.G253]; &quot;, &quot;; [.H253]; &quot;, &quot;; [.I253]; &quot;, &quot;; [.J253]; &quot;, '&quot;; [.K253]; &quot;');&quot;)" office:value-type="string" office:string-value="INSERT INTO vehicle VALUES(DEFAULT, 'Mazda', 'B-Series Plus', 'QWHL-NNf', 'car', 33969, 0, 0, 252, 67, '1C6RD7HT7CS305658');" calcext:value-type="string">
            <text:p>INSERT INTO vehicle VALUES(DEFAULT, 'Mazda', 'B-Series Plus', 'QWHL-NNf', 'car', 33969, 0, 0, 252, 67, '1C6RD7HT7CS305658');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SRX</text:p>
          </table:table-cell>
          <table:table-cell office:value-type="string" calcext:value-type="string">
            <text:p>LbkU-FjM</text:p>
          </table:table-cell>
          <table:table-cell office:value-type="string" calcext:value-type="string">
            <text:p>car</text:p>
          </table:table-cell>
          <table:table-cell office:value-type="float" office:value="63271" calcext:value-type="float">
            <text:p>6327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TSW2A51AE833739</text:p>
          </table:table-cell>
          <table:table-cell table:formula="of:=COM.MICROSOFT.CONCAT(&quot;INSERT INTO vehicle VALUES(DEFAULT, '&quot;; [.B254]; &quot;', '&quot;; [.C254]; &quot;', '&quot;; [.D254]; &quot;', '&quot;; [.E254]; &quot;', &quot;; [.F254]; &quot;, &quot;; [.G254]; &quot;, &quot;; [.H254]; &quot;, &quot;; [.I254]; &quot;, &quot;; [.J254]; &quot;, '&quot;; [.K254]; &quot;');&quot;)" office:value-type="string" office:string-value="INSERT INTO vehicle VALUES(DEFAULT, 'Cadillac', 'SRX', 'LbkU-FjM', 'car', 63271, 0, 0, 253, 13, '1FTSW2A51AE833739');" calcext:value-type="string">
            <text:p>INSERT INTO vehicle VALUES(DEFAULT, 'Cadillac', 'SRX', 'LbkU-FjM', 'car', 63271, 0, 0, 253, 13, '1FTSW2A51AE833739');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iata MX-5</text:p>
          </table:table-cell>
          <table:table-cell office:value-type="string" calcext:value-type="string">
            <text:p>j8cG-F9I</text:p>
          </table:table-cell>
          <table:table-cell office:value-type="string" calcext:value-type="string">
            <text:p>car</text:p>
          </table:table-cell>
          <table:table-cell office:value-type="float" office:value="20750" calcext:value-type="float">
            <text:p>2075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FT7W2A60EE950202</text:p>
          </table:table-cell>
          <table:table-cell table:formula="of:=COM.MICROSOFT.CONCAT(&quot;INSERT INTO vehicle VALUES(DEFAULT, '&quot;; [.B255]; &quot;', '&quot;; [.C255]; &quot;', '&quot;; [.D255]; &quot;', '&quot;; [.E255]; &quot;', &quot;; [.F255]; &quot;, &quot;; [.G255]; &quot;, &quot;; [.H255]; &quot;, &quot;; [.I255]; &quot;, &quot;; [.J255]; &quot;, '&quot;; [.K255]; &quot;');&quot;)" office:value-type="string" office:string-value="INSERT INTO vehicle VALUES(DEFAULT, 'Mazda', 'Miata MX-5', 'j8cG-F9I', 'car', 20750, 1, 1, 254, 23, '1FT7W2A60EE950202');" calcext:value-type="string">
            <text:p>INSERT INTO vehicle VALUES(DEFAULT, 'Mazda', 'Miata MX-5', 'j8cG-F9I', 'car', 20750, 1, 1, 254, 23, '1FT7W2A60EE950202');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juxi-dkq</text:p>
          </table:table-cell>
          <table:table-cell office:value-type="string" calcext:value-type="string">
            <text:p>car</text:p>
          </table:table-cell>
          <table:table-cell office:value-type="float" office:value="44499" calcext:value-type="float">
            <text:p>4449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BALY1C55ED403746</text:p>
          </table:table-cell>
          <table:table-cell table:formula="of:=COM.MICROSOFT.CONCAT(&quot;INSERT INTO vehicle VALUES(DEFAULT, '&quot;; [.B256]; &quot;', '&quot;; [.C256]; &quot;', '&quot;; [.D256]; &quot;', '&quot;; [.E256]; &quot;', &quot;; [.F256]; &quot;, &quot;; [.G256]; &quot;, &quot;; [.H256]; &quot;, &quot;; [.I256]; &quot;, &quot;; [.J256]; &quot;, '&quot;; [.K256]; &quot;');&quot;)" office:value-type="string" office:string-value="INSERT INTO vehicle VALUES(DEFAULT, 'GMC', 'Yukon', 'juxi-dkq', 'car', 44499, 1, 0, 255, 11, 'WBALY1C55ED403746');" calcext:value-type="string">
            <text:p>INSERT INTO vehicle VALUES(DEFAULT, 'GMC', 'Yukon', 'juxi-dkq', 'car', 44499, 1, 0, 255, 11, 'WBALY1C55ED403746');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Envoy XL</text:p>
          </table:table-cell>
          <table:table-cell office:value-type="string" calcext:value-type="string">
            <text:p>jxJn-Dbf</text:p>
          </table:table-cell>
          <table:table-cell office:value-type="string" calcext:value-type="string">
            <text:p>car</text:p>
          </table:table-cell>
          <table:table-cell office:value-type="float" office:value="132755" calcext:value-type="float">
            <text:p>13275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THBB1BA4A2990539</text:p>
          </table:table-cell>
          <table:table-cell table:formula="of:=COM.MICROSOFT.CONCAT(&quot;INSERT INTO vehicle VALUES(DEFAULT, '&quot;; [.B257]; &quot;', '&quot;; [.C257]; &quot;', '&quot;; [.D257]; &quot;', '&quot;; [.E257]; &quot;', &quot;; [.F257]; &quot;, &quot;; [.G257]; &quot;, &quot;; [.H257]; &quot;, &quot;; [.I257]; &quot;, &quot;; [.J257]; &quot;, '&quot;; [.K257]; &quot;');&quot;)" office:value-type="string" office:string-value="INSERT INTO vehicle VALUES(DEFAULT, 'GMC', 'Envoy XL', 'jxJn-Dbf', 'car', 132755, 1, 1, 256, 37, 'JTHBB1BA4A2990539');" calcext:value-type="string">
            <text:p>INSERT INTO vehicle VALUES(DEFAULT, 'GMC', 'Envoy XL', 'jxJn-Dbf', 'car', 132755, 1, 1, 256, 37, 'JTHBB1BA4A2990539');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Rendezvous</text:p>
          </table:table-cell>
          <table:table-cell office:value-type="string" calcext:value-type="string">
            <text:p>wxOu-VPy</text:p>
          </table:table-cell>
          <table:table-cell office:value-type="string" calcext:value-type="string">
            <text:p>car</text:p>
          </table:table-cell>
          <table:table-cell office:value-type="float" office:value="123213" calcext:value-type="float">
            <text:p>12321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C3CCBAG5EN890943</text:p>
          </table:table-cell>
          <table:table-cell table:formula="of:=COM.MICROSOFT.CONCAT(&quot;INSERT INTO vehicle VALUES(DEFAULT, '&quot;; [.B258]; &quot;', '&quot;; [.C258]; &quot;', '&quot;; [.D258]; &quot;', '&quot;; [.E258]; &quot;', &quot;; [.F258]; &quot;, &quot;; [.G258]; &quot;, &quot;; [.H258]; &quot;, &quot;; [.I258]; &quot;, &quot;; [.J258]; &quot;, '&quot;; [.K258]; &quot;');&quot;)" office:value-type="string" office:string-value="INSERT INTO vehicle VALUES(DEFAULT, 'Buick', 'Rendezvous', 'wxOu-VPy', 'car', 123213, 1, 1, 257, 20, '1C3CCBAG5EN890943');" calcext:value-type="string">
            <text:p>INSERT INTO vehicle VALUES(DEFAULT, 'Buick', 'Rendezvous', 'wxOu-VPy', 'car', 123213, 1, 1, 257, 20, '1C3CCBAG5EN890943');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LeJb-yxn</text:p>
          </table:table-cell>
          <table:table-cell office:value-type="string" calcext:value-type="string">
            <text:p>car</text:p>
          </table:table-cell>
          <table:table-cell office:value-type="float" office:value="35370" calcext:value-type="float">
            <text:p>3537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UXFG8C52CL915509</text:p>
          </table:table-cell>
          <table:table-cell table:formula="of:=COM.MICROSOFT.CONCAT(&quot;INSERT INTO vehicle VALUES(DEFAULT, '&quot;; [.B259]; &quot;', '&quot;; [.C259]; &quot;', '&quot;; [.D259]; &quot;', '&quot;; [.E259]; &quot;', &quot;; [.F259]; &quot;, &quot;; [.G259]; &quot;, &quot;; [.H259]; &quot;, &quot;; [.I259]; &quot;, &quot;; [.J259]; &quot;, '&quot;; [.K259]; &quot;');&quot;)" office:value-type="string" office:string-value="INSERT INTO vehicle VALUES(DEFAULT, 'Chrysler', '300M', 'LeJb-yxn', 'car', 35370, 1, 1, 258, 1, '5UXFG8C52CL915509');" calcext:value-type="string">
            <text:p>INSERT INTO vehicle VALUES(DEFAULT, 'Chrysler', '300M', 'LeJb-yxn', 'car', 35370, 1, 1, 258, 1, '5UXFG8C52CL915509');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vFXo-StY</text:p>
          </table:table-cell>
          <table:table-cell office:value-type="string" calcext:value-type="string">
            <text:p>car</text:p>
          </table:table-cell>
          <table:table-cell office:value-type="float" office:value="113660" calcext:value-type="float">
            <text:p>11366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B3CL3CG0BH533903</text:p>
          </table:table-cell>
          <table:table-cell table:formula="of:=COM.MICROSOFT.CONCAT(&quot;INSERT INTO vehicle VALUES(DEFAULT, '&quot;; [.B260]; &quot;', '&quot;; [.C260]; &quot;', '&quot;; [.D260]; &quot;', '&quot;; [.E260]; &quot;', &quot;; [.F260]; &quot;, &quot;; [.G260]; &quot;, &quot;; [.H260]; &quot;, &quot;; [.I260]; &quot;, &quot;; [.J260]; &quot;, '&quot;; [.K260]; &quot;');&quot;)" office:value-type="string" office:string-value="INSERT INTO vehicle VALUES(DEFAULT, 'Jeep', 'Liberty', 'vFXo-StY', 'car', 113660, 0, 0, 259, 38, '2B3CL3CG0BH533903');" calcext:value-type="string">
            <text:p>INSERT INTO vehicle VALUES(DEFAULT, 'Jeep', 'Liberty', 'vFXo-StY', 'car', 113660, 0, 0, 259, 38, '2B3CL3CG0BH533903');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Amanti</text:p>
          </table:table-cell>
          <table:table-cell office:value-type="string" calcext:value-type="string">
            <text:p>1xsH-Dwd</text:p>
          </table:table-cell>
          <table:table-cell office:value-type="string" calcext:value-type="string">
            <text:p>car</text:p>
          </table:table-cell>
          <table:table-cell office:value-type="float" office:value="86039" calcext:value-type="float">
            <text:p>8603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BA3V9C53FP664025</text:p>
          </table:table-cell>
          <table:table-cell table:formula="of:=COM.MICROSOFT.CONCAT(&quot;INSERT INTO vehicle VALUES(DEFAULT, '&quot;; [.B261]; &quot;', '&quot;; [.C261]; &quot;', '&quot;; [.D261]; &quot;', '&quot;; [.E261]; &quot;', &quot;; [.F261]; &quot;, &quot;; [.G261]; &quot;, &quot;; [.H261]; &quot;, &quot;; [.I261]; &quot;, &quot;; [.J261]; &quot;, '&quot;; [.K261]; &quot;');&quot;)" office:value-type="string" office:string-value="INSERT INTO vehicle VALUES(DEFAULT, 'Kia', 'Amanti', '1xsH-Dwd', 'car', 86039, 0, 0, 260, 70, 'WBA3V9C53FP664025');" calcext:value-type="string">
            <text:p>INSERT INTO vehicle VALUES(DEFAULT, 'Kia', 'Amanti', '1xsH-Dwd', 'car', 86039, 0, 0, 260, 70, 'WBA3V9C53FP664025');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-Series</text:p>
          </table:table-cell>
          <table:table-cell office:value-type="string" calcext:value-type="string">
            <text:p>gelO-ddE</text:p>
          </table:table-cell>
          <table:table-cell office:value-type="string" calcext:value-type="string">
            <text:p>car</text:p>
          </table:table-cell>
          <table:table-cell office:value-type="float" office:value="97874" calcext:value-type="float">
            <text:p>9787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BABN53453J970346</text:p>
          </table:table-cell>
          <table:table-cell table:formula="of:=COM.MICROSOFT.CONCAT(&quot;INSERT INTO vehicle VALUES(DEFAULT, '&quot;; [.B262]; &quot;', '&quot;; [.C262]; &quot;', '&quot;; [.D262]; &quot;', '&quot;; [.E262]; &quot;', &quot;; [.F262]; &quot;, &quot;; [.G262]; &quot;, &quot;; [.H262]; &quot;, &quot;; [.I262]; &quot;, &quot;; [.J262]; &quot;, '&quot;; [.K262]; &quot;');&quot;)" office:value-type="string" office:string-value="INSERT INTO vehicle VALUES(DEFAULT, 'Ford', 'E-Series', 'gelO-ddE', 'car', 97874, 1, 0, 261, 58, 'WBABN53453J970346');" calcext:value-type="string">
            <text:p>INSERT INTO vehicle VALUES(DEFAULT, 'Ford', 'E-Series', 'gelO-ddE', 'car', 97874, 1, 0, 261, 58, 'WBABN53453J970346');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8 Series</text:p>
          </table:table-cell>
          <table:table-cell office:value-type="string" calcext:value-type="string">
            <text:p>V73d-nNH</text:p>
          </table:table-cell>
          <table:table-cell office:value-type="string" calcext:value-type="string">
            <text:p>car</text:p>
          </table:table-cell>
          <table:table-cell office:value-type="float" office:value="141265" calcext:value-type="float">
            <text:p>14126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KRM3H59FH760534</text:p>
          </table:table-cell>
          <table:table-cell table:formula="of:=COM.MICROSOFT.CONCAT(&quot;INSERT INTO vehicle VALUES(DEFAULT, '&quot;; [.B263]; &quot;', '&quot;; [.C263]; &quot;', '&quot;; [.D263]; &quot;', '&quot;; [.E263]; &quot;', &quot;; [.F263]; &quot;, &quot;; [.G263]; &quot;, &quot;; [.H263]; &quot;, &quot;; [.I263]; &quot;, &quot;; [.J263]; &quot;, '&quot;; [.K263]; &quot;');&quot;)" office:value-type="string" office:string-value="INSERT INTO vehicle VALUES(DEFAULT, 'BMW', '8 Series', 'V73d-nNH', 'car', 141265, 0, 0, 262, 25, '2HKRM3H59FH760534');" calcext:value-type="string">
            <text:p>INSERT INTO vehicle VALUES(DEFAULT, 'BMW', '8 Series', 'V73d-nNH', 'car', 141265, 0, 0, 262, 25, '2HKRM3H59FH760534');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MW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QMIC-2Iv</text:p>
          </table:table-cell>
          <table:table-cell office:value-type="string" calcext:value-type="string">
            <text:p>car</text:p>
          </table:table-cell>
          <table:table-cell office:value-type="float" office:value="42450" calcext:value-type="float">
            <text:p>424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GYUCHEF7AR515959</text:p>
          </table:table-cell>
          <table:table-cell table:formula="of:=COM.MICROSOFT.CONCAT(&quot;INSERT INTO vehicle VALUES(DEFAULT, '&quot;; [.B264]; &quot;', '&quot;; [.C264]; &quot;', '&quot;; [.D264]; &quot;', '&quot;; [.E264]; &quot;', &quot;; [.F264]; &quot;, &quot;; [.G264]; &quot;, &quot;; [.H264]; &quot;, &quot;; [.I264]; &quot;, &quot;; [.J264]; &quot;, '&quot;; [.K264]; &quot;');&quot;)" office:value-type="string" office:string-value="INSERT INTO vehicle VALUES(DEFAULT, 'BMW', '325', 'QMIC-2Iv', 'car', 42450, 0, 1, 263, 47, '1GYUCHEF7AR515959');" calcext:value-type="string">
            <text:p>INSERT INTO vehicle VALUES(DEFAULT, 'BMW', '325', 'QMIC-2Iv', 'car', 42450, 0, 1, 263, 47, '1GYUCHEF7AR515959');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dL4n-cK7</text:p>
          </table:table-cell>
          <table:table-cell office:value-type="string" calcext:value-type="string">
            <text:p>car</text:p>
          </table:table-cell>
          <table:table-cell office:value-type="float" office:value="91704" calcext:value-type="float">
            <text:p>9170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N1AZ4FH5FM667164</text:p>
          </table:table-cell>
          <table:table-cell table:formula="of:=COM.MICROSOFT.CONCAT(&quot;INSERT INTO vehicle VALUES(DEFAULT, '&quot;; [.B265]; &quot;', '&quot;; [.C265]; &quot;', '&quot;; [.D265]; &quot;', '&quot;; [.E265]; &quot;', &quot;; [.F265]; &quot;, &quot;; [.G265]; &quot;, &quot;; [.H265]; &quot;, &quot;; [.I265]; &quot;, &quot;; [.J265]; &quot;, '&quot;; [.K265]; &quot;');&quot;)" office:value-type="string" office:string-value="INSERT INTO vehicle VALUES(DEFAULT, 'Chevrolet', 'Metro', 'dL4n-cK7', 'car', 91704, 1, 1, 264, 69, 'JN1AZ4FH5FM667164');" calcext:value-type="string">
            <text:p>INSERT INTO vehicle VALUES(DEFAULT, 'Chevrolet', 'Metro', 'dL4n-cK7', 'car', 91704, 1, 1, 264, 69, 'JN1AZ4FH5FM667164');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portvan G20</text:p>
          </table:table-cell>
          <table:table-cell office:value-type="string" calcext:value-type="string">
            <text:p>yGNK-yI0</text:p>
          </table:table-cell>
          <table:table-cell office:value-type="string" calcext:value-type="string">
            <text:p>car</text:p>
          </table:table-cell>
          <table:table-cell office:value-type="float" office:value="85721" calcext:value-type="float">
            <text:p>857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XFA1E32AE027760</text:p>
          </table:table-cell>
          <table:table-cell table:formula="of:=COM.MICROSOFT.CONCAT(&quot;INSERT INTO vehicle VALUES(DEFAULT, '&quot;; [.B266]; &quot;', '&quot;; [.C266]; &quot;', '&quot;; [.D266]; &quot;', '&quot;; [.E266]; &quot;', &quot;; [.F266]; &quot;, &quot;; [.G266]; &quot;, &quot;; [.H266]; &quot;, &quot;; [.I266]; &quot;, &quot;; [.J266]; &quot;, '&quot;; [.K266]; &quot;');&quot;)" office:value-type="string" office:string-value="INSERT INTO vehicle VALUES(DEFAULT, 'Chevrolet', 'Sportvan G20', 'yGNK-yI0', 'car', 85721, 0, 1, 265, 8, '19XFA1E32AE027760');" calcext:value-type="string">
            <text:p>INSERT INTO vehicle VALUES(DEFAULT, 'Chevrolet', 'Sportvan G20', 'yGNK-yI0', 'car', 85721, 0, 1, 265, 8, '19XFA1E32AE027760');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uburban 2500</text:p>
          </table:table-cell>
          <table:table-cell office:value-type="string" calcext:value-type="string">
            <text:p>ora3-zxI</text:p>
          </table:table-cell>
          <table:table-cell office:value-type="string" calcext:value-type="string">
            <text:p>car</text:p>
          </table:table-cell>
          <table:table-cell office:value-type="float" office:value="56518" calcext:value-type="float">
            <text:p>565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GYFNDEY2BS932059</text:p>
          </table:table-cell>
          <table:table-cell table:formula="of:=COM.MICROSOFT.CONCAT(&quot;INSERT INTO vehicle VALUES(DEFAULT, '&quot;; [.B267]; &quot;', '&quot;; [.C267]; &quot;', '&quot;; [.D267]; &quot;', '&quot;; [.E267]; &quot;', &quot;; [.F267]; &quot;, &quot;; [.G267]; &quot;, &quot;; [.H267]; &quot;, &quot;; [.I267]; &quot;, &quot;; [.J267]; &quot;, '&quot;; [.K267]; &quot;');&quot;)" office:value-type="string" office:string-value="INSERT INTO vehicle VALUES(DEFAULT, 'GMC', 'Suburban 2500', 'ora3-zxI', 'car', 56518, 1, 0, 266, 4, '3GYFNDEY2BS932059');" calcext:value-type="string">
            <text:p>INSERT INTO vehicle VALUES(DEFAULT, 'GMC', 'Suburban 2500', 'ora3-zxI', 'car', 56518, 1, 0, 266, 4, '3GYFNDEY2BS932059');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ytona</text:p>
          </table:table-cell>
          <table:table-cell office:value-type="string" calcext:value-type="string">
            <text:p>pgmR-lFe</text:p>
          </table:table-cell>
          <table:table-cell office:value-type="string" calcext:value-type="string">
            <text:p>car</text:p>
          </table:table-cell>
          <table:table-cell office:value-type="float" office:value="107963" calcext:value-type="float">
            <text:p>10796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GS2DF5DA590451</text:p>
          </table:table-cell>
          <table:table-cell table:formula="of:=COM.MICROSOFT.CONCAT(&quot;INSERT INTO vehicle VALUES(DEFAULT, '&quot;; [.B268]; &quot;', '&quot;; [.C268]; &quot;', '&quot;; [.D268]; &quot;', '&quot;; [.E268]; &quot;', &quot;; [.F268]; &quot;, &quot;; [.G268]; &quot;, &quot;; [.H268]; &quot;, &quot;; [.I268]; &quot;, &quot;; [.J268]; &quot;, '&quot;; [.K268]; &quot;');&quot;)" office:value-type="string" office:string-value="INSERT INTO vehicle VALUES(DEFAULT, 'Dodge', 'Daytona', 'pgmR-lFe', 'car', 107963, 1, 0, 267, 30, 'SALGS2DF5DA590451');" calcext:value-type="string">
            <text:p>INSERT INTO vehicle VALUES(DEFAULT, 'Dodge', 'Daytona', 'pgmR-lFe', 'car', 107963, 1, 0, 267, 30, 'SALGS2DF5DA590451');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Parisienne</text:p>
          </table:table-cell>
          <table:table-cell office:value-type="string" calcext:value-type="string">
            <text:p>pDlL-3SG</text:p>
          </table:table-cell>
          <table:table-cell office:value-type="string" calcext:value-type="string">
            <text:p>car</text:p>
          </table:table-cell>
          <table:table-cell office:value-type="float" office:value="35608" calcext:value-type="float">
            <text:p>356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G4PS5SK5E4798480</text:p>
          </table:table-cell>
          <table:table-cell table:formula="of:=COM.MICROSOFT.CONCAT(&quot;INSERT INTO vehicle VALUES(DEFAULT, '&quot;; [.B269]; &quot;', '&quot;; [.C269]; &quot;', '&quot;; [.D269]; &quot;', '&quot;; [.E269]; &quot;', &quot;; [.F269]; &quot;, &quot;; [.G269]; &quot;, &quot;; [.H269]; &quot;, &quot;; [.I269]; &quot;, &quot;; [.J269]; &quot;, '&quot;; [.K269]; &quot;');&quot;)" office:value-type="string" office:string-value="INSERT INTO vehicle VALUES(DEFAULT, 'Pontiac', 'Parisienne', 'pDlL-3SG', 'car', 35608, 0, 1, 268, 62, '1G4PS5SK5E4798480');" calcext:value-type="string">
            <text:p>INSERT INTO vehicle VALUES(DEFAULT, 'Pontiac', 'Parisienne', 'pDlL-3SG', 'car', 35608, 0, 1, 268, 62, '1G4PS5SK5E4798480');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Spyder</text:p>
          </table:table-cell>
          <table:table-cell office:value-type="string" calcext:value-type="string">
            <text:p>Aq7V-364</text:p>
          </table:table-cell>
          <table:table-cell office:value-type="string" calcext:value-type="string">
            <text:p>car</text:p>
          </table:table-cell>
          <table:table-cell office:value-type="float" office:value="100952" calcext:value-type="float">
            <text:p>1009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C3CDXDT4EH682158</text:p>
          </table:table-cell>
          <table:table-cell table:formula="of:=COM.MICROSOFT.CONCAT(&quot;INSERT INTO vehicle VALUES(DEFAULT, '&quot;; [.B270]; &quot;', '&quot;; [.C270]; &quot;', '&quot;; [.D270]; &quot;', '&quot;; [.E270]; &quot;', &quot;; [.F270]; &quot;, &quot;; [.G270]; &quot;, &quot;; [.H270]; &quot;, &quot;; [.I270]; &quot;, &quot;; [.J270]; &quot;, '&quot;; [.K270]; &quot;');&quot;)" office:value-type="string" office:string-value="INSERT INTO vehicle VALUES(DEFAULT, 'Maserati', 'Spyder', 'Aq7V-364', 'car', 100952, 1, 0, 269, 26, '2C3CDXDT4EH682158');" calcext:value-type="string">
            <text:p>INSERT INTO vehicle VALUES(DEFAULT, 'Maserati', 'Spyder', 'Aq7V-364', 'car', 100952, 1, 0, 269, 26, '2C3CDXDT4EH682158')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azda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eWkQ-327</text:p>
          </table:table-cell>
          <table:table-cell office:value-type="string" calcext:value-type="string">
            <text:p>car</text:p>
          </table:table-cell>
          <table:table-cell office:value-type="float" office:value="24543" calcext:value-type="float">
            <text:p>245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J8TB2H29AA367176</text:p>
          </table:table-cell>
          <table:table-cell table:formula="of:=COM.MICROSOFT.CONCAT(&quot;INSERT INTO vehicle VALUES(DEFAULT, '&quot;; [.B271]; &quot;', '&quot;; [.C271]; &quot;', '&quot;; [.D271]; &quot;', '&quot;; [.E271]; &quot;', &quot;; [.F271]; &quot;, &quot;; [.G271]; &quot;, &quot;; [.H271]; &quot;, &quot;; [.I271]; &quot;, &quot;; [.J271]; &quot;, '&quot;; [.K271]; &quot;');&quot;)" office:value-type="string" office:string-value="INSERT INTO vehicle VALUES(DEFAULT, 'Mazda', '929', 'eWkQ-327', 'car', 24543, 1, 0, 270, 42, '5J8TB2H29AA367176');" calcext:value-type="string">
            <text:p>INSERT INTO vehicle VALUES(DEFAULT, 'Mazda', '929', 'eWkQ-327', 'car', 24543, 1, 0, 270, 42, '5J8TB2H29AA367176');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Acadia</text:p>
          </table:table-cell>
          <table:table-cell office:value-type="string" calcext:value-type="string">
            <text:p>JBZk-Q4D</text:p>
          </table:table-cell>
          <table:table-cell office:value-type="string" calcext:value-type="string">
            <text:p>car</text:p>
          </table:table-cell>
          <table:table-cell office:value-type="float" office:value="27213" calcext:value-type="float">
            <text:p>272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T1BF1FKXFU305833</text:p>
          </table:table-cell>
          <table:table-cell table:formula="of:=COM.MICROSOFT.CONCAT(&quot;INSERT INTO vehicle VALUES(DEFAULT, '&quot;; [.B272]; &quot;', '&quot;; [.C272]; &quot;', '&quot;; [.D272]; &quot;', '&quot;; [.E272]; &quot;', &quot;; [.F272]; &quot;, &quot;; [.G272]; &quot;, &quot;; [.H272]; &quot;, &quot;; [.I272]; &quot;, &quot;; [.J272]; &quot;, '&quot;; [.K272]; &quot;');&quot;)" office:value-type="string" office:string-value="INSERT INTO vehicle VALUES(DEFAULT, 'GMC', 'Acadia', 'JBZk-Q4D', 'car', 27213, 0, 0, 271, 38, '4T1BF1FKXFU305833');" calcext:value-type="string">
            <text:p>INSERT INTO vehicle VALUES(DEFAULT, 'GMC', 'Acadia', 'JBZk-Q4D', 'car', 27213, 0, 0, 271, 38, '4T1BF1FKXFU305833');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Loyale</text:p>
          </table:table-cell>
          <table:table-cell office:value-type="string" calcext:value-type="string">
            <text:p>SlXh-tbL</text:p>
          </table:table-cell>
          <table:table-cell office:value-type="string" calcext:value-type="string">
            <text:p>car</text:p>
          </table:table-cell>
          <table:table-cell office:value-type="float" office:value="67125" calcext:value-type="float">
            <text:p>671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VWBB7AJ6DW606523</text:p>
          </table:table-cell>
          <table:table-cell table:formula="of:=COM.MICROSOFT.CONCAT(&quot;INSERT INTO vehicle VALUES(DEFAULT, '&quot;; [.B273]; &quot;', '&quot;; [.C273]; &quot;', '&quot;; [.D273]; &quot;', '&quot;; [.E273]; &quot;', &quot;; [.F273]; &quot;, &quot;; [.G273]; &quot;, &quot;; [.H273]; &quot;, &quot;; [.I273]; &quot;, &quot;; [.J273]; &quot;, '&quot;; [.K273]; &quot;');&quot;)" office:value-type="string" office:string-value="INSERT INTO vehicle VALUES(DEFAULT, 'Subaru', 'Loyale', 'SlXh-tbL', 'car', 67125, 1, 0, 272, 23, 'WVWBB7AJ6DW606523');" calcext:value-type="string">
            <text:p>INSERT INTO vehicle VALUES(DEFAULT, 'Subaru', 'Loyale', 'SlXh-tbL', 'car', 67125, 1, 0, 272, 23, 'WVWBB7AJ6DW606523');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Riviera</text:p>
          </table:table-cell>
          <table:table-cell office:value-type="string" calcext:value-type="string">
            <text:p>wHtJ-jmR</text:p>
          </table:table-cell>
          <table:table-cell office:value-type="string" calcext:value-type="string">
            <text:p>car</text:p>
          </table:table-cell>
          <table:table-cell office:value-type="float" office:value="125633" calcext:value-type="float">
            <text:p>12563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A1CMAFP3FA023913</text:p>
          </table:table-cell>
          <table:table-cell table:formula="of:=COM.MICROSOFT.CONCAT(&quot;INSERT INTO vehicle VALUES(DEFAULT, '&quot;; [.B274]; &quot;', '&quot;; [.C274]; &quot;', '&quot;; [.D274]; &quot;', '&quot;; [.E274]; &quot;', &quot;; [.F274]; &quot;, &quot;; [.G274]; &quot;, &quot;; [.H274]; &quot;, &quot;; [.I274]; &quot;, &quot;; [.J274]; &quot;, '&quot;; [.K274]; &quot;');&quot;)" office:value-type="string" office:string-value="INSERT INTO vehicle VALUES(DEFAULT, 'Buick', 'Riviera', 'wHtJ-jmR', 'car', 125633, 1, 1, 273, 24, 'WA1CMAFP3FA023913');" calcext:value-type="string">
            <text:p>INSERT INTO vehicle VALUES(DEFAULT, 'Buick', 'Riviera', 'wHtJ-jmR', 'car', 125633, 1, 1, 273, 24, 'WA1CMAFP3FA023913');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Lucerne</text:p>
          </table:table-cell>
          <table:table-cell office:value-type="string" calcext:value-type="string">
            <text:p>OYrT-Vix</text:p>
          </table:table-cell>
          <table:table-cell office:value-type="string" calcext:value-type="string">
            <text:p>car</text:p>
          </table:table-cell>
          <table:table-cell office:value-type="float" office:value="41049" calcext:value-type="float">
            <text:p>4104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AULD54B64N517223</text:p>
          </table:table-cell>
          <table:table-cell table:formula="of:=COM.MICROSOFT.CONCAT(&quot;INSERT INTO vehicle VALUES(DEFAULT, '&quot;; [.B275]; &quot;', '&quot;; [.C275]; &quot;', '&quot;; [.D275]; &quot;', '&quot;; [.E275]; &quot;', &quot;; [.F275]; &quot;, &quot;; [.G275]; &quot;, &quot;; [.H275]; &quot;, &quot;; [.I275]; &quot;, &quot;; [.J275]; &quot;, '&quot;; [.K275]; &quot;');&quot;)" office:value-type="string" office:string-value="INSERT INTO vehicle VALUES(DEFAULT, 'Buick', 'Lucerne', 'OYrT-Vix', 'car', 41049, 0, 0, 274, 43, 'WAULD54B64N517223');" calcext:value-type="string">
            <text:p>INSERT INTO vehicle VALUES(DEFAULT, 'Buick', 'Lucerne', 'OYrT-Vix', 'car', 41049, 0, 0, 274, 43, 'WAULD54B64N517223');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xplorer Sport Trac</text:p>
          </table:table-cell>
          <table:table-cell office:value-type="string" calcext:value-type="string">
            <text:p>IZV7-B8U</text:p>
          </table:table-cell>
          <table:table-cell office:value-type="string" calcext:value-type="string">
            <text:p>car</text:p>
          </table:table-cell>
          <table:table-cell office:value-type="float" office:value="50399" calcext:value-type="float">
            <text:p>5039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FTWW3A52AE949247</text:p>
          </table:table-cell>
          <table:table-cell table:formula="of:=COM.MICROSOFT.CONCAT(&quot;INSERT INTO vehicle VALUES(DEFAULT, '&quot;; [.B276]; &quot;', '&quot;; [.C276]; &quot;', '&quot;; [.D276]; &quot;', '&quot;; [.E276]; &quot;', &quot;; [.F276]; &quot;, &quot;; [.G276]; &quot;, &quot;; [.H276]; &quot;, &quot;; [.I276]; &quot;, &quot;; [.J276]; &quot;, '&quot;; [.K276]; &quot;');&quot;)" office:value-type="string" office:string-value="INSERT INTO vehicle VALUES(DEFAULT, 'Ford', 'Explorer Sport Trac', 'IZV7-B8U', 'car', 50399, 0, 0, 275, 5, '1FTWW3A52AE949247');" calcext:value-type="string">
            <text:p>INSERT INTO vehicle VALUES(DEFAULT, 'Ford', 'Explorer Sport Trac', 'IZV7-B8U', 'car', 50399, 0, 0, 275, 5, '1FTWW3A52AE949247');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Wlxu-Del</text:p>
          </table:table-cell>
          <table:table-cell office:value-type="string" calcext:value-type="string">
            <text:p>car</text:p>
          </table:table-cell>
          <table:table-cell office:value-type="float" office:value="124030" calcext:value-type="float">
            <text:p>124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TDDCRFH0ES480409</text:p>
          </table:table-cell>
          <table:table-cell table:formula="of:=COM.MICROSOFT.CONCAT(&quot;INSERT INTO vehicle VALUES(DEFAULT, '&quot;; [.B277]; &quot;', '&quot;; [.C277]; &quot;', '&quot;; [.D277]; &quot;', '&quot;; [.E277]; &quot;', &quot;; [.F277]; &quot;, &quot;; [.G277]; &quot;, &quot;; [.H277]; &quot;, &quot;; [.I277]; &quot;, &quot;; [.J277]; &quot;, '&quot;; [.K277]; &quot;');&quot;)" office:value-type="string" office:string-value="INSERT INTO vehicle VALUES(DEFAULT, 'Suzuki', 'Reno', 'Wlxu-Del', 'car', 124030, 1, 0, 276, 15, '5TDDCRFH0ES480409');" calcext:value-type="string">
            <text:p>INSERT INTO vehicle VALUES(DEFAULT, 'Suzuki', 'Reno', 'Wlxu-Del', 'car', 124030, 1, 0, 276, 15, '5TDDCRFH0ES480409');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orvette</text:p>
          </table:table-cell>
          <table:table-cell office:value-type="string" calcext:value-type="string">
            <text:p>gS0f-RyN</text:p>
          </table:table-cell>
          <table:table-cell office:value-type="string" calcext:value-type="string">
            <text:p>car</text:p>
          </table:table-cell>
          <table:table-cell office:value-type="float" office:value="135646" calcext:value-type="float">
            <text:p>13564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MHFH4JG6EA312861</text:p>
          </table:table-cell>
          <table:table-cell table:formula="of:=COM.MICROSOFT.CONCAT(&quot;INSERT INTO vehicle VALUES(DEFAULT, '&quot;; [.B278]; &quot;', '&quot;; [.C278]; &quot;', '&quot;; [.D278]; &quot;', '&quot;; [.E278]; &quot;', &quot;; [.F278]; &quot;, &quot;; [.G278]; &quot;, &quot;; [.H278]; &quot;, &quot;; [.I278]; &quot;, &quot;; [.J278]; &quot;, '&quot;; [.K278]; &quot;');&quot;)" office:value-type="string" office:string-value="INSERT INTO vehicle VALUES(DEFAULT, 'Chevrolet', 'Corvette', 'gS0f-RyN', 'car', 135646, 1, 1, 277, 14, 'KMHFH4JG6EA312861');" calcext:value-type="string">
            <text:p>INSERT INTO vehicle VALUES(DEFAULT, 'Chevrolet', 'Corvette', 'gS0f-RyN', 'car', 135646, 1, 1, 277, 14, 'KMHFH4JG6EA312861');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LVL0-XfU</text:p>
          </table:table-cell>
          <table:table-cell office:value-type="string" calcext:value-type="string">
            <text:p>car</text:p>
          </table:table-cell>
          <table:table-cell office:value-type="float" office:value="31238" calcext:value-type="float">
            <text:p>312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N6BF0KX5FN969139</text:p>
          </table:table-cell>
          <table:table-cell table:formula="of:=COM.MICROSOFT.CONCAT(&quot;INSERT INTO vehicle VALUES(DEFAULT, '&quot;; [.B279]; &quot;', '&quot;; [.C279]; &quot;', '&quot;; [.D279]; &quot;', '&quot;; [.E279]; &quot;', &quot;; [.F279]; &quot;, &quot;; [.G279]; &quot;, &quot;; [.H279]; &quot;, &quot;; [.I279]; &quot;, &quot;; [.J279]; &quot;, '&quot;; [.K279]; &quot;');&quot;)" office:value-type="string" office:string-value="INSERT INTO vehicle VALUES(DEFAULT, 'Suzuki', 'Reno', 'LVL0-XfU', 'car', 31238, 1, 0, 278, 57, '1N6BF0KX5FN969139');" calcext:value-type="string">
            <text:p>INSERT INTO vehicle VALUES(DEFAULT, 'Suzuki', 'Reno', 'LVL0-XfU', 'car', 31238, 1, 0, 278, 57, '1N6BF0KX5FN969139');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RgA-LO0</text:p>
          </table:table-cell>
          <table:table-cell office:value-type="string" calcext:value-type="string">
            <text:p>car</text:p>
          </table:table-cell>
          <table:table-cell office:value-type="float" office:value="68224" calcext:value-type="float">
            <text:p>682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FRYD4H46EB019908</text:p>
          </table:table-cell>
          <table:table-cell table:formula="of:=COM.MICROSOFT.CONCAT(&quot;INSERT INTO vehicle VALUES(DEFAULT, '&quot;; [.B280]; &quot;', '&quot;; [.C280]; &quot;', '&quot;; [.D280]; &quot;', '&quot;; [.E280]; &quot;', &quot;; [.F280]; &quot;, &quot;; [.G280]; &quot;, &quot;; [.H280]; &quot;, &quot;; [.I280]; &quot;, &quot;; [.J280]; &quot;, '&quot;; [.K280]; &quot;');&quot;)" office:value-type="string" office:string-value="INSERT INTO vehicle VALUES(DEFAULT, 'Infiniti', 'G', 'nRgA-LO0', 'car', 68224, 0, 1, 279, 8, '5FRYD4H46EB019908');" calcext:value-type="string">
            <text:p>INSERT INTO vehicle VALUES(DEFAULT, 'Infiniti', 'G', 'nRgA-LO0', 'car', 68224, 0, 1, 279, 8, '5FRYD4H46EB019908');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crrt-sHE</text:p>
          </table:table-cell>
          <table:table-cell office:value-type="string" calcext:value-type="string">
            <text:p>car</text:p>
          </table:table-cell>
          <table:table-cell office:value-type="float" office:value="86867" calcext:value-type="float">
            <text:p>8686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LN6L2G92DR968782</text:p>
          </table:table-cell>
          <table:table-cell table:formula="of:=COM.MICROSOFT.CONCAT(&quot;INSERT INTO vehicle VALUES(DEFAULT, '&quot;; [.B281]; &quot;', '&quot;; [.C281]; &quot;', '&quot;; [.D281]; &quot;', '&quot;; [.E281]; &quot;', &quot;; [.F281]; &quot;, &quot;; [.G281]; &quot;, &quot;; [.H281]; &quot;, &quot;; [.I281]; &quot;, &quot;; [.J281]; &quot;, '&quot;; [.K281]; &quot;');&quot;)" office:value-type="string" office:string-value="INSERT INTO vehicle VALUES(DEFAULT, 'Chevrolet', 'Traverse', 'crrt-sHE', 'car', 86867, 1, 0, 280, 10, '3LN6L2G92DR968782');" calcext:value-type="string">
            <text:p>INSERT INTO vehicle VALUES(DEFAULT, 'Chevrolet', 'Traverse', 'crrt-sHE', 'car', 86867, 1, 0, 280, 10, '3LN6L2G92DR968782');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serati</text:p>
          </table:table-cell>
          <table:table-cell office:value-type="string" calcext:value-type="string">
            <text:p>GranSport</text:p>
          </table:table-cell>
          <table:table-cell office:value-type="string" calcext:value-type="string">
            <text:p>qrhT-COK</text:p>
          </table:table-cell>
          <table:table-cell office:value-type="string" calcext:value-type="string">
            <text:p>car</text:p>
          </table:table-cell>
          <table:table-cell office:value-type="float" office:value="109643" calcext:value-type="float">
            <text:p>1096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GYS4GEF6DR513090</text:p>
          </table:table-cell>
          <table:table-cell table:formula="of:=COM.MICROSOFT.CONCAT(&quot;INSERT INTO vehicle VALUES(DEFAULT, '&quot;; [.B282]; &quot;', '&quot;; [.C282]; &quot;', '&quot;; [.D282]; &quot;', '&quot;; [.E282]; &quot;', &quot;; [.F282]; &quot;, &quot;; [.G282]; &quot;, &quot;; [.H282]; &quot;, &quot;; [.I282]; &quot;, &quot;; [.J282]; &quot;, '&quot;; [.K282]; &quot;');&quot;)" office:value-type="string" office:string-value="INSERT INTO vehicle VALUES(DEFAULT, 'Maserati', 'GranSport', 'qrhT-COK', 'car', 109643, 1, 0, 281, 54, '1GYS4GEF6DR513090');" calcext:value-type="string">
            <text:p>INSERT INTO vehicle VALUES(DEFAULT, 'Maserati', 'GranSport', 'qrhT-COK', 'car', 109643, 1, 0, 281, 54, '1GYS4GEF6DR513090');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zDQX-h25</text:p>
          </table:table-cell>
          <table:table-cell office:value-type="string" calcext:value-type="string">
            <text:p>car</text:p>
          </table:table-cell>
          <table:table-cell office:value-type="float" office:value="7282" calcext:value-type="float">
            <text:p>728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CBLF34F33C371123</text:p>
          </table:table-cell>
          <table:table-cell table:formula="of:=COM.MICROSOFT.CONCAT(&quot;INSERT INTO vehicle VALUES(DEFAULT, '&quot;; [.B283]; &quot;', '&quot;; [.C283]; &quot;', '&quot;; [.D283]; &quot;', '&quot;; [.E283]; &quot;', &quot;; [.F283]; &quot;, &quot;; [.G283]; &quot;, &quot;; [.H283]; &quot;, &quot;; [.I283]; &quot;, &quot;; [.J283]; &quot;, '&quot;; [.K283]; &quot;');&quot;)" office:value-type="string" office:string-value="INSERT INTO vehicle VALUES(DEFAULT, 'Audi', 'A6', 'zDQX-h25', 'car', 7282, 1, 1, 282, 66, 'SCBLF34F33C371123');" calcext:value-type="string">
            <text:p>INSERT INTO vehicle VALUES(DEFAULT, 'Audi', 'A6', 'zDQX-h25', 'car', 7282, 1, 1, 282, 66, 'SCBLF34F33C371123');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r9mN-qaT</text:p>
          </table:table-cell>
          <table:table-cell office:value-type="string" calcext:value-type="string">
            <text:p>car</text:p>
          </table:table-cell>
          <table:table-cell office:value-type="float" office:value="77507" calcext:value-type="float">
            <text:p>7750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RD38J191907864</text:p>
          </table:table-cell>
          <table:table-cell table:formula="of:=COM.MICROSOFT.CONCAT(&quot;INSERT INTO vehicle VALUES(DEFAULT, '&quot;; [.B284]; &quot;', '&quot;; [.C284]; &quot;', '&quot;; [.D284]; &quot;', '&quot;; [.E284]; &quot;', &quot;; [.F284]; &quot;, &quot;; [.G284]; &quot;, &quot;; [.H284]; &quot;, &quot;; [.I284]; &quot;, &quot;; [.J284]; &quot;, '&quot;; [.K284]; &quot;');&quot;)" office:value-type="string" office:string-value="INSERT INTO vehicle VALUES(DEFAULT, 'Land Rover', 'Defender', 'r9mN-qaT', 'car', 77507, 1, 1, 283, 12, 'TRURD38J191907864');" calcext:value-type="string">
            <text:p>INSERT INTO vehicle VALUES(DEFAULT, 'Land Rover', 'Defender', 'r9mN-qaT', 'car', 77507, 1, 1, 283, 12, 'TRURD38J191907864');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 Clubman</text:p>
          </table:table-cell>
          <table:table-cell office:value-type="string" calcext:value-type="string">
            <text:p>U05y-fw0</text:p>
          </table:table-cell>
          <table:table-cell office:value-type="string" calcext:value-type="string">
            <text:p>car</text:p>
          </table:table-cell>
          <table:table-cell office:value-type="float" office:value="80056" calcext:value-type="float">
            <text:p>800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T1BD1FK8CU855727</text:p>
          </table:table-cell>
          <table:table-cell table:formula="of:=COM.MICROSOFT.CONCAT(&quot;INSERT INTO vehicle VALUES(DEFAULT, '&quot;; [.B285]; &quot;', '&quot;; [.C285]; &quot;', '&quot;; [.D285]; &quot;', '&quot;; [.E285]; &quot;', &quot;; [.F285]; &quot;, &quot;; [.G285]; &quot;, &quot;; [.H285]; &quot;, &quot;; [.I285]; &quot;, &quot;; [.J285]; &quot;, '&quot;; [.K285]; &quot;');&quot;)" office:value-type="string" office:string-value="INSERT INTO vehicle VALUES(DEFAULT, 'MINI', 'Cooper Clubman', 'U05y-fw0', 'car', 80056, 0, 1, 284, 10, '4T1BD1FK8CU855727');" calcext:value-type="string">
            <text:p>INSERT INTO vehicle VALUES(DEFAULT, 'MINI', 'Cooper Clubman', 'U05y-fw0', 'car', 80056, 0, 1, 284, 10, '4T1BD1FK8CU855727');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VX</text:p>
          </table:table-cell>
          <table:table-cell office:value-type="string" calcext:value-type="string">
            <text:p>HqNa-knc</text:p>
          </table:table-cell>
          <table:table-cell office:value-type="string" calcext:value-type="string">
            <text:p>car</text:p>
          </table:table-cell>
          <table:table-cell office:value-type="float" office:value="88709" calcext:value-type="float">
            <text:p>8870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BAYE8C55FD552456</text:p>
          </table:table-cell>
          <table:table-cell table:formula="of:=COM.MICROSOFT.CONCAT(&quot;INSERT INTO vehicle VALUES(DEFAULT, '&quot;; [.B286]; &quot;', '&quot;; [.C286]; &quot;', '&quot;; [.D286]; &quot;', '&quot;; [.E286]; &quot;', &quot;; [.F286]; &quot;, &quot;; [.G286]; &quot;, &quot;; [.H286]; &quot;, &quot;; [.I286]; &quot;, &quot;; [.J286]; &quot;, '&quot;; [.K286]; &quot;');&quot;)" office:value-type="string" office:string-value="INSERT INTO vehicle VALUES(DEFAULT, 'Subaru', 'SVX', 'HqNa-knc', 'car', 88709, 1, 1, 285, 23, 'WBAYE8C55FD552456');" calcext:value-type="string">
            <text:p>INSERT INTO vehicle VALUES(DEFAULT, 'Subaru', 'SVX', 'HqNa-knc', 'car', 88709, 1, 1, 285, 23, 'WBAYE8C55FD552456');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Hummer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fdzl-Lwd</text:p>
          </table:table-cell>
          <table:table-cell office:value-type="string" calcext:value-type="string">
            <text:p>car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J6YH1H34BL529818</text:p>
          </table:table-cell>
          <table:table-cell table:formula="of:=COM.MICROSOFT.CONCAT(&quot;INSERT INTO vehicle VALUES(DEFAULT, '&quot;; [.B287]; &quot;', '&quot;; [.C287]; &quot;', '&quot;; [.D287]; &quot;', '&quot;; [.E287]; &quot;', &quot;; [.F287]; &quot;, &quot;; [.G287]; &quot;, &quot;; [.H287]; &quot;, &quot;; [.I287]; &quot;, &quot;; [.J287]; &quot;, '&quot;; [.K287]; &quot;');&quot;)" office:value-type="string" office:string-value="INSERT INTO vehicle VALUES(DEFAULT, 'Hummer', 'H1', 'fdzl-Lwd', 'car', 6330, 0, 1, 286, 59, '5J6YH1H34BL529818');" calcext:value-type="string">
            <text:p>INSERT INTO vehicle VALUES(DEFAULT, 'Hummer', 'H1', 'fdzl-Lwd', 'car', 6330, 0, 1, 286, 59, '5J6YH1H34BL529818');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NsJf-B6R</text:p>
          </table:table-cell>
          <table:table-cell office:value-type="string" calcext:value-type="string">
            <text:p>car</text:p>
          </table:table-cell>
          <table:table-cell office:value-type="float" office:value="132385" calcext:value-type="float">
            <text:p>1323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N8AZ1MUXCW821741</text:p>
          </table:table-cell>
          <table:table-cell table:formula="of:=COM.MICROSOFT.CONCAT(&quot;INSERT INTO vehicle VALUES(DEFAULT, '&quot;; [.B288]; &quot;', '&quot;; [.C288]; &quot;', '&quot;; [.D288]; &quot;', '&quot;; [.E288]; &quot;', &quot;; [.F288]; &quot;, &quot;; [.G288]; &quot;, &quot;; [.H288]; &quot;, &quot;; [.I288]; &quot;, &quot;; [.J288]; &quot;, '&quot;; [.K288]; &quot;');&quot;)" office:value-type="string" office:string-value="INSERT INTO vehicle VALUES(DEFAULT, 'Hyundai', 'Sonata', 'NsJf-B6R', 'car', 132385, 0, 1, 287, 56, 'JN8AZ1MUXCW821741');" calcext:value-type="string">
            <text:p>INSERT INTO vehicle VALUES(DEFAULT, 'Hyundai', 'Sonata', 'NsJf-B6R', 'car', 132385, 0, 1, 287, 56, 'JN8AZ1MUXCW821741');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Malibu</text:p>
          </table:table-cell>
          <table:table-cell office:value-type="string" calcext:value-type="string">
            <text:p>c4ar-VvR</text:p>
          </table:table-cell>
          <table:table-cell office:value-type="string" calcext:value-type="string">
            <text:p>car</text:p>
          </table:table-cell>
          <table:table-cell office:value-type="float" office:value="83292" calcext:value-type="float">
            <text:p>832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AUXL58E65A718427</text:p>
          </table:table-cell>
          <table:table-cell table:formula="of:=COM.MICROSOFT.CONCAT(&quot;INSERT INTO vehicle VALUES(DEFAULT, '&quot;; [.B289]; &quot;', '&quot;; [.C289]; &quot;', '&quot;; [.D289]; &quot;', '&quot;; [.E289]; &quot;', &quot;; [.F289]; &quot;, &quot;; [.G289]; &quot;, &quot;; [.H289]; &quot;, &quot;; [.I289]; &quot;, &quot;; [.J289]; &quot;, '&quot;; [.K289]; &quot;');&quot;)" office:value-type="string" office:string-value="INSERT INTO vehicle VALUES(DEFAULT, 'Chevrolet', 'Malibu', 'c4ar-VvR', 'car', 83292, 0, 1, 288, 25, 'WAUXL58E65A718427');" calcext:value-type="string">
            <text:p>INSERT INTO vehicle VALUES(DEFAULT, 'Chevrolet', 'Malibu', 'c4ar-VvR', 'car', 83292, 0, 1, 288, 25, 'WAUXL58E65A718427');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Escalade ESV</text:p>
          </table:table-cell>
          <table:table-cell office:value-type="string" calcext:value-type="string">
            <text:p>Yd8Q-lxr</text:p>
          </table:table-cell>
          <table:table-cell office:value-type="string" calcext:value-type="string">
            <text:p>car</text:p>
          </table:table-cell>
          <table:table-cell office:value-type="float" office:value="101322" calcext:value-type="float">
            <text:p>10132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AUVC68E44A493467</text:p>
          </table:table-cell>
          <table:table-cell table:formula="of:=COM.MICROSOFT.CONCAT(&quot;INSERT INTO vehicle VALUES(DEFAULT, '&quot;; [.B290]; &quot;', '&quot;; [.C290]; &quot;', '&quot;; [.D290]; &quot;', '&quot;; [.E290]; &quot;', &quot;; [.F290]; &quot;, &quot;; [.G290]; &quot;, &quot;; [.H290]; &quot;, &quot;; [.I290]; &quot;, &quot;; [.J290]; &quot;, '&quot;; [.K290]; &quot;');&quot;)" office:value-type="string" office:string-value="INSERT INTO vehicle VALUES(DEFAULT, 'Cadillac', 'Escalade ESV', 'Yd8Q-lxr', 'car', 101322, 1, 1, 289, 14, 'WAUVC68E44A493467');" calcext:value-type="string">
            <text:p>INSERT INTO vehicle VALUES(DEFAULT, 'Cadillac', 'Escalade ESV', 'Yd8Q-lxr', 'car', 101322, 1, 1, 289, 14, 'WAUVC68E44A493467');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Veracruz</text:p>
          </table:table-cell>
          <table:table-cell office:value-type="string" calcext:value-type="string">
            <text:p>ln1n-4QI</text:p>
          </table:table-cell>
          <table:table-cell office:value-type="string" calcext:value-type="string">
            <text:p>car</text:p>
          </table:table-cell>
          <table:table-cell office:value-type="float" office:value="54844" calcext:value-type="float">
            <text:p>5484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G6AT5SX6E0038930</text:p>
          </table:table-cell>
          <table:table-cell table:formula="of:=COM.MICROSOFT.CONCAT(&quot;INSERT INTO vehicle VALUES(DEFAULT, '&quot;; [.B291]; &quot;', '&quot;; [.C291]; &quot;', '&quot;; [.D291]; &quot;', '&quot;; [.E291]; &quot;', &quot;; [.F291]; &quot;, &quot;; [.G291]; &quot;, &quot;; [.H291]; &quot;, &quot;; [.I291]; &quot;, &quot;; [.J291]; &quot;, '&quot;; [.K291]; &quot;');&quot;)" office:value-type="string" office:string-value="INSERT INTO vehicle VALUES(DEFAULT, 'Hyundai', 'Veracruz', 'ln1n-4QI', 'car', 54844, 0, 0, 290, 64, '1G6AT5SX6E0038930');" calcext:value-type="string">
            <text:p>INSERT INTO vehicle VALUES(DEFAULT, 'Hyundai', 'Veracruz', 'ln1n-4QI', 'car', 54844, 0, 0, 290, 64, '1G6AT5SX6E0038930');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QnuC-uLh</text:p>
          </table:table-cell>
          <table:table-cell office:value-type="string" calcext:value-type="string">
            <text:p>car</text:p>
          </table:table-cell>
          <table:table-cell office:value-type="float" office:value="138646" calcext:value-type="float">
            <text:p>1386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AUTFAFH5DN643528</text:p>
          </table:table-cell>
          <table:table-cell table:formula="of:=COM.MICROSOFT.CONCAT(&quot;INSERT INTO vehicle VALUES(DEFAULT, '&quot;; [.B292]; &quot;', '&quot;; [.C292]; &quot;', '&quot;; [.D292]; &quot;', '&quot;; [.E292]; &quot;', &quot;; [.F292]; &quot;, &quot;; [.G292]; &quot;, &quot;; [.H292]; &quot;, &quot;; [.I292]; &quot;, &quot;; [.J292]; &quot;, '&quot;; [.K292]; &quot;');&quot;)" office:value-type="string" office:string-value="INSERT INTO vehicle VALUES(DEFAULT, 'Kia', 'Sedona', 'QnuC-uLh', 'car', 138646, 0, 1, 291, 39, 'WAUTFAFH5DN643528');" calcext:value-type="string">
            <text:p>INSERT INTO vehicle VALUES(DEFAULT, 'Kia', 'Sedona', 'QnuC-uLh', 'car', 138646, 0, 1, 291, 39, 'WAUTFAFH5DN643528');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Frontier</text:p>
          </table:table-cell>
          <table:table-cell office:value-type="string" calcext:value-type="string">
            <text:p>ZmPT-4WI</text:p>
          </table:table-cell>
          <table:table-cell office:value-type="string" calcext:value-type="string">
            <text:p>car</text:p>
          </table:table-cell>
          <table:table-cell office:value-type="float" office:value="133798" calcext:value-type="float">
            <text:p>13379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UUA9E55DA137945</text:p>
          </table:table-cell>
          <table:table-cell table:formula="of:=COM.MICROSOFT.CONCAT(&quot;INSERT INTO vehicle VALUES(DEFAULT, '&quot;; [.B293]; &quot;', '&quot;; [.C293]; &quot;', '&quot;; [.D293]; &quot;', '&quot;; [.E293]; &quot;', &quot;; [.F293]; &quot;, &quot;; [.G293]; &quot;, &quot;; [.H293]; &quot;, &quot;; [.I293]; &quot;, &quot;; [.J293]; &quot;, '&quot;; [.K293]; &quot;');&quot;)" office:value-type="string" office:string-value="INSERT INTO vehicle VALUES(DEFAULT, 'Nissan', 'Frontier', 'ZmPT-4WI', 'car', 133798, 1, 1, 292, 54, '19UUA9E55DA137945');" calcext:value-type="string">
            <text:p>INSERT INTO vehicle VALUES(DEFAULT, 'Nissan', 'Frontier', 'ZmPT-4WI', 'car', 133798, 1, 1, 292, 54, '19UUA9E55DA137945');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Monte Carlo</text:p>
          </table:table-cell>
          <table:table-cell office:value-type="string" calcext:value-type="string">
            <text:p>opjG-94o</text:p>
          </table:table-cell>
          <table:table-cell office:value-type="string" calcext:value-type="string">
            <text:p>car</text:p>
          </table:table-cell>
          <table:table-cell office:value-type="float" office:value="142374" calcext:value-type="float">
            <text:p>14237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GD12XEG9FF572229</text:p>
          </table:table-cell>
          <table:table-cell table:formula="of:=COM.MICROSOFT.CONCAT(&quot;INSERT INTO vehicle VALUES(DEFAULT, '&quot;; [.B294]; &quot;', '&quot;; [.C294]; &quot;', '&quot;; [.D294]; &quot;', '&quot;; [.E294]; &quot;', &quot;; [.F294]; &quot;, &quot;; [.G294]; &quot;, &quot;; [.H294]; &quot;, &quot;; [.I294]; &quot;, &quot;; [.J294]; &quot;, '&quot;; [.K294]; &quot;');&quot;)" office:value-type="string" office:string-value="INSERT INTO vehicle VALUES(DEFAULT, 'Chevrolet', 'Monte Carlo', 'opjG-94o', 'car', 142374, 1, 1, 293, 59, '1GD12XEG9FF572229');" calcext:value-type="string">
            <text:p>INSERT INTO vehicle VALUES(DEFAULT, 'Chevrolet', 'Monte Carlo', 'opjG-94o', 'car', 142374, 1, 1, 293, 59, '1GD12XEG9FF572229');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g04a-tIE</text:p>
          </table:table-cell>
          <table:table-cell office:value-type="string" calcext:value-type="string">
            <text:p>car</text:p>
          </table:table-cell>
          <table:table-cell office:value-type="float" office:value="23433" calcext:value-type="float">
            <text:p>234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VWAB7AJ0CW100051</text:p>
          </table:table-cell>
          <table:table-cell table:formula="of:=COM.MICROSOFT.CONCAT(&quot;INSERT INTO vehicle VALUES(DEFAULT, '&quot;; [.B295]; &quot;', '&quot;; [.C295]; &quot;', '&quot;; [.D295]; &quot;', '&quot;; [.E295]; &quot;', &quot;; [.F295]; &quot;, &quot;; [.G295]; &quot;, &quot;; [.H295]; &quot;, &quot;; [.I295]; &quot;, &quot;; [.J295]; &quot;, '&quot;; [.K295]; &quot;');&quot;)" office:value-type="string" office:string-value="INSERT INTO vehicle VALUES(DEFAULT, 'Ford', 'F150', 'g04a-tIE', 'car', 23433, 0, 1, 294, 66, 'WVWAB7AJ0CW100051');" calcext:value-type="string">
            <text:p>INSERT INTO vehicle VALUES(DEFAULT, 'Ford', 'F150', 'g04a-tIE', 'car', 23433, 0, 1, 294, 66, 'WVWAB7AJ0CW100051');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827b-vqy</text:p>
          </table:table-cell>
          <table:table-cell office:value-type="string" calcext:value-type="string">
            <text:p>car</text:p>
          </table:table-cell>
          <table:table-cell office:value-type="float" office:value="107631" calcext:value-type="float">
            <text:p>10763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GD12YEG5FF659907</text:p>
          </table:table-cell>
          <table:table-cell table:formula="of:=COM.MICROSOFT.CONCAT(&quot;INSERT INTO vehicle VALUES(DEFAULT, '&quot;; [.B296]; &quot;', '&quot;; [.C296]; &quot;', '&quot;; [.D296]; &quot;', '&quot;; [.E296]; &quot;', &quot;; [.F296]; &quot;, &quot;; [.G296]; &quot;, &quot;; [.H296]; &quot;, &quot;; [.I296]; &quot;, &quot;; [.J296]; &quot;, '&quot;; [.K296]; &quot;');&quot;)" office:value-type="string" office:string-value="INSERT INTO vehicle VALUES(DEFAULT, 'Isuzu', 'Amigo', '827b-vqy', 'car', 107631, 0, 0, 295, 35, '1GD12YEG5FF659907');" calcext:value-type="string">
            <text:p>INSERT INTO vehicle VALUES(DEFAULT, 'Isuzu', 'Amigo', '827b-vqy', 'car', 107631, 0, 0, 295, 35, '1GD12YEG5FF659907');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jcij-WUW</text:p>
          </table:table-cell>
          <table:table-cell office:value-type="string" calcext:value-type="string">
            <text:p>car</text:p>
          </table:table-cell>
          <table:table-cell office:value-type="float" office:value="31951" calcext:value-type="float">
            <text:p>319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D4RN4DE6AR794275</text:p>
          </table:table-cell>
          <table:table-cell table:formula="of:=COM.MICROSOFT.CONCAT(&quot;INSERT INTO vehicle VALUES(DEFAULT, '&quot;; [.B297]; &quot;', '&quot;; [.C297]; &quot;', '&quot;; [.D297]; &quot;', '&quot;; [.E297]; &quot;', &quot;; [.F297]; &quot;, &quot;; [.G297]; &quot;, &quot;; [.H297]; &quot;, &quot;; [.I297]; &quot;, &quot;; [.J297]; &quot;, '&quot;; [.K297]; &quot;');&quot;)" office:value-type="string" office:string-value="INSERT INTO vehicle VALUES(DEFAULT, 'Subaru', 'Legacy', 'jcij-WUW', 'car', 31951, 0, 1, 296, 43, '2D4RN4DE6AR794275');" calcext:value-type="string">
            <text:p>INSERT INTO vehicle VALUES(DEFAULT, 'Subaru', 'Legacy', 'jcij-WUW', 'car', 31951, 0, 1, 296, 43, '2D4RN4DE6AR794275');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Pathfinder Armada</text:p>
          </table:table-cell>
          <table:table-cell office:value-type="string" calcext:value-type="string">
            <text:p>87WQ-z3d</text:p>
          </table:table-cell>
          <table:table-cell office:value-type="string" calcext:value-type="string">
            <text:p>car</text:p>
          </table:table-cell>
          <table:table-cell office:value-type="float" office:value="102399" calcext:value-type="float">
            <text:p>1023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TEBU5JR0C5258982</text:p>
          </table:table-cell>
          <table:table-cell table:formula="of:=COM.MICROSOFT.CONCAT(&quot;INSERT INTO vehicle VALUES(DEFAULT, '&quot;; [.B298]; &quot;', '&quot;; [.C298]; &quot;', '&quot;; [.D298]; &quot;', '&quot;; [.E298]; &quot;', &quot;; [.F298]; &quot;, &quot;; [.G298]; &quot;, &quot;; [.H298]; &quot;, &quot;; [.I298]; &quot;, &quot;; [.J298]; &quot;, '&quot;; [.K298]; &quot;');&quot;)" office:value-type="string" office:string-value="INSERT INTO vehicle VALUES(DEFAULT, 'Nissan', 'Pathfinder Armada', '87WQ-z3d', 'car', 102399, 0, 1, 297, 57, 'JTEBU5JR0C5258982');" calcext:value-type="string">
            <text:p>INSERT INTO vehicle VALUES(DEFAULT, 'Nissan', 'Pathfinder Armada', '87WQ-z3d', 'car', 102399, 0, 1, 297, 57, 'JTEBU5JR0C5258982');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ouareg</text:p>
          </table:table-cell>
          <table:table-cell office:value-type="string" calcext:value-type="string">
            <text:p>7H2E-QY8</text:p>
          </table:table-cell>
          <table:table-cell office:value-type="string" calcext:value-type="string">
            <text:p>car</text:p>
          </table:table-cell>
          <table:table-cell office:value-type="float" office:value="28968" calcext:value-type="float">
            <text:p>2896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UXWX5C55CL868894</text:p>
          </table:table-cell>
          <table:table-cell table:formula="of:=COM.MICROSOFT.CONCAT(&quot;INSERT INTO vehicle VALUES(DEFAULT, '&quot;; [.B299]; &quot;', '&quot;; [.C299]; &quot;', '&quot;; [.D299]; &quot;', '&quot;; [.E299]; &quot;', &quot;; [.F299]; &quot;, &quot;; [.G299]; &quot;, &quot;; [.H299]; &quot;, &quot;; [.I299]; &quot;, &quot;; [.J299]; &quot;, '&quot;; [.K299]; &quot;');&quot;)" office:value-type="string" office:string-value="INSERT INTO vehicle VALUES(DEFAULT, 'Volkswagen', 'Touareg', '7H2E-QY8', 'car', 28968, 0, 0, 298, 15, '5UXWX5C55CL868894');" calcext:value-type="string">
            <text:p>INSERT INTO vehicle VALUES(DEFAULT, 'Volkswagen', 'Touareg', '7H2E-QY8', 'car', 28968, 0, 0, 298, 15, '5UXWX5C55CL868894');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R-Z</text:p>
          </table:table-cell>
          <table:table-cell office:value-type="string" calcext:value-type="string">
            <text:p>DGPf-ePM</text:p>
          </table:table-cell>
          <table:table-cell office:value-type="string" calcext:value-type="string">
            <text:p>car</text:p>
          </table:table-cell>
          <table:table-cell office:value-type="float" office:value="108614" calcext:value-type="float">
            <text:p>1086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AUDF78E97A570539</text:p>
          </table:table-cell>
          <table:table-cell table:formula="of:=COM.MICROSOFT.CONCAT(&quot;INSERT INTO vehicle VALUES(DEFAULT, '&quot;; [.B300]; &quot;', '&quot;; [.C300]; &quot;', '&quot;; [.D300]; &quot;', '&quot;; [.E300]; &quot;', &quot;; [.F300]; &quot;, &quot;; [.G300]; &quot;, &quot;; [.H300]; &quot;, &quot;; [.I300]; &quot;, &quot;; [.J300]; &quot;, '&quot;; [.K300]; &quot;');&quot;)" office:value-type="string" office:string-value="INSERT INTO vehicle VALUES(DEFAULT, 'Honda', 'CR-Z', 'DGPf-ePM', 'car', 108614, 1, 0, 299, 35, 'WAUDF78E97A570539');" calcext:value-type="string">
            <text:p>INSERT INTO vehicle VALUES(DEFAULT, 'Honda', 'CR-Z', 'DGPf-ePM', 'car', 108614, 1, 0, 299, 35, 'WAUDF78E97A570539');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Frontier</text:p>
          </table:table-cell>
          <table:table-cell office:value-type="string" calcext:value-type="string">
            <text:p>WxLX-jKr</text:p>
          </table:table-cell>
          <table:table-cell office:value-type="string" calcext:value-type="string">
            <text:p>car</text:p>
          </table:table-cell>
          <table:table-cell office:value-type="float" office:value="25688" calcext:value-type="float">
            <text:p>256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UUB3F72FA151069</text:p>
          </table:table-cell>
          <table:table-cell table:formula="of:=COM.MICROSOFT.CONCAT(&quot;INSERT INTO vehicle VALUES(DEFAULT, '&quot;; [.B301]; &quot;', '&quot;; [.C301]; &quot;', '&quot;; [.D301]; &quot;', '&quot;; [.E301]; &quot;', &quot;; [.F301]; &quot;, &quot;; [.G301]; &quot;, &quot;; [.H301]; &quot;, &quot;; [.I301]; &quot;, &quot;; [.J301]; &quot;, '&quot;; [.K301]; &quot;');&quot;)" office:value-type="string" office:string-value="INSERT INTO vehicle VALUES(DEFAULT, 'Nissan', 'Frontier', 'WxLX-jKr', 'car', 25688, 1, 0, 300, 75, '19UUB3F72FA151069');" calcext:value-type="string">
            <text:p>INSERT INTO vehicle VALUES(DEFAULT, 'Nissan', 'Frontier', 'WxLX-jKr', 'car', 25688, 1, 0, 300, 75, '19UUB3F72FA151069');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5 Series</text:p>
          </table:table-cell>
          <table:table-cell office:value-type="string" calcext:value-type="string">
            <text:p>9eWT-cJn</text:p>
          </table:table-cell>
          <table:table-cell office:value-type="string" calcext:value-type="string">
            <text:p>car</text:p>
          </table:table-cell>
          <table:table-cell office:value-type="float" office:value="120868" calcext:value-type="float">
            <text:p>1208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G6KE57YX3U912153</text:p>
          </table:table-cell>
          <table:table-cell table:formula="of:=COM.MICROSOFT.CONCAT(&quot;INSERT INTO vehicle VALUES(DEFAULT, '&quot;; [.B302]; &quot;', '&quot;; [.C302]; &quot;', '&quot;; [.D302]; &quot;', '&quot;; [.E302]; &quot;', &quot;; [.F302]; &quot;, &quot;; [.G302]; &quot;, &quot;; [.H302]; &quot;, &quot;; [.I302]; &quot;, &quot;; [.J302]; &quot;, '&quot;; [.K302]; &quot;');&quot;)" office:value-type="string" office:string-value="INSERT INTO vehicle VALUES(DEFAULT, 'BMW', '5 Series', '9eWT-cJn', 'car', 120868, 1, 0, 301, 30, '1G6KE57YX3U912153');" calcext:value-type="string">
            <text:p>INSERT INTO vehicle VALUES(DEFAULT, 'BMW', '5 Series', '9eWT-cJn', 'car', 120868, 1, 0, 301, 30, '1G6KE57YX3U912153');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X3L3-X2n</text:p>
          </table:table-cell>
          <table:table-cell office:value-type="string" calcext:value-type="string">
            <text:p>car</text:p>
          </table:table-cell>
          <table:table-cell office:value-type="float" office:value="130883" calcext:value-type="float">
            <text:p>13088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VW517AT7FM422385</text:p>
          </table:table-cell>
          <table:table-cell table:formula="of:=COM.MICROSOFT.CONCAT(&quot;INSERT INTO vehicle VALUES(DEFAULT, '&quot;; [.B303]; &quot;', '&quot;; [.C303]; &quot;', '&quot;; [.D303]; &quot;', '&quot;; [.E303]; &quot;', &quot;; [.F303]; &quot;, &quot;; [.G303]; &quot;, &quot;; [.H303]; &quot;, &quot;; [.I303]; &quot;, &quot;; [.J303]; &quot;, '&quot;; [.K303]; &quot;');&quot;)" office:value-type="string" office:string-value="INSERT INTO vehicle VALUES(DEFAULT, 'Ford', 'Ranger', 'X3L3-X2n', 'car', 130883, 1, 1, 302, 53, '3VW517AT7FM422385');" calcext:value-type="string">
            <text:p>INSERT INTO vehicle VALUES(DEFAULT, 'Ford', 'Ranger', 'X3L3-X2n', 'car', 130883, 1, 1, 302, 53, '3VW517AT7FM422385');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rSRi-cOs</text:p>
          </table:table-cell>
          <table:table-cell office:value-type="string" calcext:value-type="string">
            <text:p>car</text:p>
          </table:table-cell>
          <table:table-cell office:value-type="float" office:value="97113" calcext:value-type="float">
            <text:p>971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UML64B23N431807</text:p>
          </table:table-cell>
          <table:table-cell table:formula="of:=COM.MICROSOFT.CONCAT(&quot;INSERT INTO vehicle VALUES(DEFAULT, '&quot;; [.B304]; &quot;', '&quot;; [.C304]; &quot;', '&quot;; [.D304]; &quot;', '&quot;; [.E304]; &quot;', &quot;; [.F304]; &quot;, &quot;; [.G304]; &quot;, &quot;; [.H304]; &quot;, &quot;; [.I304]; &quot;, &quot;; [.J304]; &quot;, '&quot;; [.K304]; &quot;');&quot;)" office:value-type="string" office:string-value="INSERT INTO vehicle VALUES(DEFAULT, 'Eagle', 'Summit', 'rSRi-cOs', 'car', 97113, 1, 0, 303, 10, 'WAUML64B23N431807');" calcext:value-type="string">
            <text:p>INSERT INTO vehicle VALUES(DEFAULT, 'Eagle', 'Summit', 'rSRi-cOs', 'car', 97113, 1, 0, 303, 10, 'WAUML64B23N431807');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Grand Am</text:p>
          </table:table-cell>
          <table:table-cell office:value-type="string" calcext:value-type="string">
            <text:p>rL39-n4q</text:p>
          </table:table-cell>
          <table:table-cell office:value-type="string" calcext:value-type="string">
            <text:p>car</text:p>
          </table:table-cell>
          <table:table-cell office:value-type="float" office:value="45406" calcext:value-type="float">
            <text:p>454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AU4FAFL4CA260937</text:p>
          </table:table-cell>
          <table:table-cell table:formula="of:=COM.MICROSOFT.CONCAT(&quot;INSERT INTO vehicle VALUES(DEFAULT, '&quot;; [.B305]; &quot;', '&quot;; [.C305]; &quot;', '&quot;; [.D305]; &quot;', '&quot;; [.E305]; &quot;', &quot;; [.F305]; &quot;, &quot;; [.G305]; &quot;, &quot;; [.H305]; &quot;, &quot;; [.I305]; &quot;, &quot;; [.J305]; &quot;, '&quot;; [.K305]; &quot;');&quot;)" office:value-type="string" office:string-value="INSERT INTO vehicle VALUES(DEFAULT, 'Pontiac', 'Grand Am', 'rL39-n4q', 'car', 45406, 0, 1, 304, 72, 'WAU4FAFL4CA260937');" calcext:value-type="string">
            <text:p>INSERT INTO vehicle VALUES(DEFAULT, 'Pontiac', 'Grand Am', 'rL39-n4q', 'car', 45406, 0, 1, 304, 72, 'WAU4FAFL4CA260937');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Rodeo</text:p>
          </table:table-cell>
          <table:table-cell office:value-type="string" calcext:value-type="string">
            <text:p>Mn2M-0Y9</text:p>
          </table:table-cell>
          <table:table-cell office:value-type="string" calcext:value-type="string">
            <text:p>car</text:p>
          </table:table-cell>
          <table:table-cell office:value-type="float" office:value="17425" calcext:value-type="float">
            <text:p>174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P1AB2A28FL307526</text:p>
          </table:table-cell>
          <table:table-cell table:formula="of:=COM.MICROSOFT.CONCAT(&quot;INSERT INTO vehicle VALUES(DEFAULT, '&quot;; [.B306]; &quot;', '&quot;; [.C306]; &quot;', '&quot;; [.D306]; &quot;', '&quot;; [.E306]; &quot;', &quot;; [.F306]; &quot;, &quot;; [.G306]; &quot;, &quot;; [.H306]; &quot;, &quot;; [.I306]; &quot;, &quot;; [.J306]; &quot;, '&quot;; [.K306]; &quot;');&quot;)" office:value-type="string" office:string-value="INSERT INTO vehicle VALUES(DEFAULT, 'Isuzu', 'Rodeo', 'Mn2M-0Y9', 'car', 17425, 1, 0, 305, 22, 'WP1AB2A28FL307526');" calcext:value-type="string">
            <text:p>INSERT INTO vehicle VALUES(DEFAULT, 'Isuzu', 'Rodeo', 'Mn2M-0Y9', 'car', 17425, 1, 0, 305, 22, 'WP1AB2A28FL307526');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G-Class</text:p>
          </table:table-cell>
          <table:table-cell office:value-type="string" calcext:value-type="string">
            <text:p>y3io-u0G</text:p>
          </table:table-cell>
          <table:table-cell office:value-type="string" calcext:value-type="string">
            <text:p>car</text:p>
          </table:table-cell>
          <table:table-cell office:value-type="float" office:value="72717" calcext:value-type="float">
            <text:p>7271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G4HR54K45U498071</text:p>
          </table:table-cell>
          <table:table-cell table:formula="of:=COM.MICROSOFT.CONCAT(&quot;INSERT INTO vehicle VALUES(DEFAULT, '&quot;; [.B307]; &quot;', '&quot;; [.C307]; &quot;', '&quot;; [.D307]; &quot;', '&quot;; [.E307]; &quot;', &quot;; [.F307]; &quot;, &quot;; [.G307]; &quot;, &quot;; [.H307]; &quot;, &quot;; [.I307]; &quot;, &quot;; [.J307]; &quot;, '&quot;; [.K307]; &quot;');&quot;)" office:value-type="string" office:string-value="INSERT INTO vehicle VALUES(DEFAULT, 'Mercedes-Benz', 'G-Class', 'y3io-u0G', 'car', 72717, 1, 1, 306, 13, '1G4HR54K45U498071');" calcext:value-type="string">
            <text:p>INSERT INTO vehicle VALUES(DEFAULT, 'Mercedes-Benz', 'G-Class', 'y3io-u0G', 'car', 72717, 1, 1, 306, 13, '1G4HR54K45U498071');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Touareg</text:p>
          </table:table-cell>
          <table:table-cell office:value-type="string" calcext:value-type="string">
            <text:p>Pw6s-P5w</text:p>
          </table:table-cell>
          <table:table-cell office:value-type="string" calcext:value-type="string">
            <text:p>car</text:p>
          </table:table-cell>
          <table:table-cell office:value-type="float" office:value="149287" calcext:value-type="float">
            <text:p>1492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FTEW1E80AF720127</text:p>
          </table:table-cell>
          <table:table-cell table:formula="of:=COM.MICROSOFT.CONCAT(&quot;INSERT INTO vehicle VALUES(DEFAULT, '&quot;; [.B308]; &quot;', '&quot;; [.C308]; &quot;', '&quot;; [.D308]; &quot;', '&quot;; [.E308]; &quot;', &quot;; [.F308]; &quot;, &quot;; [.G308]; &quot;, &quot;; [.H308]; &quot;, &quot;; [.I308]; &quot;, &quot;; [.J308]; &quot;, '&quot;; [.K308]; &quot;');&quot;)" office:value-type="string" office:string-value="INSERT INTO vehicle VALUES(DEFAULT, 'Volkswagen', 'Touareg', 'Pw6s-P5w', 'car', 149287, 1, 0, 307, 72, '1FTEW1E80AF720127');" calcext:value-type="string">
            <text:p>INSERT INTO vehicle VALUES(DEFAULT, 'Volkswagen', 'Touareg', 'Pw6s-P5w', 'car', 149287, 1, 0, 307, 72, '1FTEW1E80AF720127');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Canyon</text:p>
          </table:table-cell>
          <table:table-cell office:value-type="string" calcext:value-type="string">
            <text:p>XZ6L-aku</text:p>
          </table:table-cell>
          <table:table-cell office:value-type="string" calcext:value-type="string">
            <text:p>car</text:p>
          </table:table-cell>
          <table:table-cell office:value-type="float" office:value="149129" calcext:value-type="float">
            <text:p>1491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T1BD1FK9FU919472</text:p>
          </table:table-cell>
          <table:table-cell table:formula="of:=COM.MICROSOFT.CONCAT(&quot;INSERT INTO vehicle VALUES(DEFAULT, '&quot;; [.B309]; &quot;', '&quot;; [.C309]; &quot;', '&quot;; [.D309]; &quot;', '&quot;; [.E309]; &quot;', &quot;; [.F309]; &quot;, &quot;; [.G309]; &quot;, &quot;; [.H309]; &quot;, &quot;; [.I309]; &quot;, &quot;; [.J309]; &quot;, '&quot;; [.K309]; &quot;');&quot;)" office:value-type="string" office:string-value="INSERT INTO vehicle VALUES(DEFAULT, 'GMC', 'Canyon', 'XZ6L-aku', 'car', 149129, 1, 0, 308, 51, '4T1BD1FK9FU919472');" calcext:value-type="string">
            <text:p>INSERT INTO vehicle VALUES(DEFAULT, 'GMC', 'Canyon', 'XZ6L-aku', 'car', 149129, 1, 0, 308, 51, '4T1BD1FK9FU919472');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MC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zigY-mhz</text:p>
          </table:table-cell>
          <table:table-cell office:value-type="string" calcext:value-type="string">
            <text:p>car</text:p>
          </table:table-cell>
          <table:table-cell office:value-type="float" office:value="146565" calcext:value-type="float">
            <text:p>1465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UAFAFC7CN001208</text:p>
          </table:table-cell>
          <table:table-cell table:formula="of:=COM.MICROSOFT.CONCAT(&quot;INSERT INTO vehicle VALUES(DEFAULT, '&quot;; [.B310]; &quot;', '&quot;; [.C310]; &quot;', '&quot;; [.D310]; &quot;', '&quot;; [.E310]; &quot;', &quot;; [.F310]; &quot;, &quot;; [.G310]; &quot;, &quot;; [.H310]; &quot;, &quot;; [.I310]; &quot;, &quot;; [.J310]; &quot;, '&quot;; [.K310]; &quot;');&quot;)" office:value-type="string" office:string-value="INSERT INTO vehicle VALUES(DEFAULT, 'GMC', '3500', 'zigY-mhz', 'car', 146565, 0, 1, 309, 5, 'WAUAFAFC7CN001208');" calcext:value-type="string">
            <text:p>INSERT INTO vehicle VALUES(DEFAULT, 'GMC', '3500', 'zigY-mhz', 'car', 146565, 0, 1, 309, 5, 'WAUAFAFC7CN001208');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2Qjj-30q</text:p>
          </table:table-cell>
          <table:table-cell office:value-type="string" calcext:value-type="string">
            <text:p>car</text:p>
          </table:table-cell>
          <table:table-cell office:value-type="float" office:value="75507" calcext:value-type="float">
            <text:p>7550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C3CDXJGXCH803053</text:p>
          </table:table-cell>
          <table:table-cell table:formula="of:=COM.MICROSOFT.CONCAT(&quot;INSERT INTO vehicle VALUES(DEFAULT, '&quot;; [.B311]; &quot;', '&quot;; [.C311]; &quot;', '&quot;; [.D311]; &quot;', '&quot;; [.E311]; &quot;', &quot;; [.F311]; &quot;, &quot;; [.G311]; &quot;, &quot;; [.H311]; &quot;, &quot;; [.I311]; &quot;, &quot;; [.J311]; &quot;, '&quot;; [.K311]; &quot;');&quot;)" office:value-type="string" office:string-value="INSERT INTO vehicle VALUES(DEFAULT, 'Audi', 'S4', '2Qjj-30q', 'car', 75507, 1, 1, 310, 25, '2C3CDXJGXCH803053');" calcext:value-type="string">
            <text:p>INSERT INTO vehicle VALUES(DEFAULT, 'Audi', 'S4', '2Qjj-30q', 'car', 75507, 1, 1, 310, 25, '2C3CDXJGXCH803053');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NDy1-hq0</text:p>
          </table:table-cell>
          <table:table-cell office:value-type="string" calcext:value-type="string">
            <text:p>car</text:p>
          </table:table-cell>
          <table:table-cell office:value-type="float" office:value="17877" calcext:value-type="float">
            <text:p>1787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AUSH98EX6A570349</text:p>
          </table:table-cell>
          <table:table-cell table:formula="of:=COM.MICROSOFT.CONCAT(&quot;INSERT INTO vehicle VALUES(DEFAULT, '&quot;; [.B312]; &quot;', '&quot;; [.C312]; &quot;', '&quot;; [.D312]; &quot;', '&quot;; [.E312]; &quot;', &quot;; [.F312]; &quot;, &quot;; [.G312]; &quot;, &quot;; [.H312]; &quot;, &quot;; [.I312]; &quot;, &quot;; [.J312]; &quot;, '&quot;; [.K312]; &quot;');&quot;)" office:value-type="string" office:string-value="INSERT INTO vehicle VALUES(DEFAULT, 'Pontiac', 'G5', 'NDy1-hq0', 'car', 17877, 0, 0, 311, 25, 'WAUSH98EX6A570349');" calcext:value-type="string">
            <text:p>INSERT INTO vehicle VALUES(DEFAULT, 'Pontiac', 'G5', 'NDy1-hq0', 'car', 17877, 0, 0, 311, 25, 'WAUSH98EX6A570349');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6HJ2-z9e</text:p>
          </table:table-cell>
          <table:table-cell office:value-type="string" calcext:value-type="string">
            <text:p>car</text:p>
          </table:table-cell>
          <table:table-cell office:value-type="float" office:value="79405" calcext:value-type="float">
            <text:p>7940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J8TB18237A223268</text:p>
          </table:table-cell>
          <table:table-cell table:formula="of:=COM.MICROSOFT.CONCAT(&quot;INSERT INTO vehicle VALUES(DEFAULT, '&quot;; [.B313]; &quot;', '&quot;; [.C313]; &quot;', '&quot;; [.D313]; &quot;', '&quot;; [.E313]; &quot;', &quot;; [.F313]; &quot;, &quot;; [.G313]; &quot;, &quot;; [.H313]; &quot;, &quot;; [.I313]; &quot;, &quot;; [.J313]; &quot;, '&quot;; [.K313]; &quot;');&quot;)" office:value-type="string" office:string-value="INSERT INTO vehicle VALUES(DEFAULT, 'Ford', 'Ranger', '6HJ2-z9e', 'car', 79405, 1, 1, 312, 13, '5J8TB18237A223268');" calcext:value-type="string">
            <text:p>INSERT INTO vehicle VALUES(DEFAULT, 'Ford', 'Ranger', '6HJ2-z9e', 'car', 79405, 1, 1, 312, 13, '5J8TB18237A223268');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orsche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QNjd-Wt2</text:p>
          </table:table-cell>
          <table:table-cell office:value-type="string" calcext:value-type="string">
            <text:p>car</text:p>
          </table:table-cell>
          <table:table-cell office:value-type="float" office:value="145064" calcext:value-type="float">
            <text:p>14506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HNYD18983H979597</text:p>
          </table:table-cell>
          <table:table-cell table:formula="of:=COM.MICROSOFT.CONCAT(&quot;INSERT INTO vehicle VALUES(DEFAULT, '&quot;; [.B314]; &quot;', '&quot;; [.C314]; &quot;', '&quot;; [.D314]; &quot;', '&quot;; [.E314]; &quot;', &quot;; [.F314]; &quot;, &quot;; [.G314]; &quot;, &quot;; [.H314]; &quot;, &quot;; [.I314]; &quot;, &quot;; [.J314]; &quot;, '&quot;; [.K314]; &quot;');&quot;)" office:value-type="string" office:string-value="INSERT INTO vehicle VALUES(DEFAULT, 'Porsche', '911', 'QNjd-Wt2', 'car', 145064, 0, 0, 313, 52, '2HNYD18983H979597');" calcext:value-type="string">
            <text:p>INSERT INTO vehicle VALUES(DEFAULT, 'Porsche', '911', 'QNjd-Wt2', 'car', 145064, 0, 0, 313, 52, '2HNYD18983H979597');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qRvp-DAM</text:p>
          </table:table-cell>
          <table:table-cell office:value-type="string" calcext:value-type="string">
            <text:p>car</text:p>
          </table:table-cell>
          <table:table-cell office:value-type="float" office:value="94900" calcext:value-type="float">
            <text:p>949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N1CV6EK5EM347483</text:p>
          </table:table-cell>
          <table:table-cell table:formula="of:=COM.MICROSOFT.CONCAT(&quot;INSERT INTO vehicle VALUES(DEFAULT, '&quot;; [.B315]; &quot;', '&quot;; [.C315]; &quot;', '&quot;; [.D315]; &quot;', '&quot;; [.E315]; &quot;', &quot;; [.F315]; &quot;, &quot;; [.G315]; &quot;, &quot;; [.H315]; &quot;, &quot;; [.I315]; &quot;, &quot;; [.J315]; &quot;, '&quot;; [.K315]; &quot;');&quot;)" office:value-type="string" office:string-value="INSERT INTO vehicle VALUES(DEFAULT, 'Buick', 'Regal', 'qRvp-DAM', 'car', 94900, 1, 0, 314, 11, 'JN1CV6EK5EM347483');" calcext:value-type="string">
            <text:p>INSERT INTO vehicle VALUES(DEFAULT, 'Buick', 'Regal', 'qRvp-DAM', 'car', 94900, 1, 0, 314, 11, 'JN1CV6EK5EM347483')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gxWQ-HGf</text:p>
          </table:table-cell>
          <table:table-cell office:value-type="string" calcext:value-type="string">
            <text:p>car</text:p>
          </table:table-cell>
          <table:table-cell office:value-type="float" office:value="28414" calcext:value-type="float">
            <text:p>2841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BA3B9C50DF448614</text:p>
          </table:table-cell>
          <table:table-cell table:formula="of:=COM.MICROSOFT.CONCAT(&quot;INSERT INTO vehicle VALUES(DEFAULT, '&quot;; [.B316]; &quot;', '&quot;; [.C316]; &quot;', '&quot;; [.D316]; &quot;', '&quot;; [.E316]; &quot;', &quot;; [.F316]; &quot;, &quot;; [.G316]; &quot;, &quot;; [.H316]; &quot;, &quot;; [.I316]; &quot;, &quot;; [.J316]; &quot;, '&quot;; [.K316]; &quot;');&quot;)" office:value-type="string" office:string-value="INSERT INTO vehicle VALUES(DEFAULT, 'Chrysler', 'Crossfire', 'gxWQ-HGf', 'car', 28414, 0, 0, 315, 72, 'WBA3B9C50DF448614');" calcext:value-type="string">
            <text:p>INSERT INTO vehicle VALUES(DEFAULT, 'Chrysler', 'Crossfire', 'gxWQ-HGf', 'car', 28414, 0, 0, 315, 72, 'WBA3B9C50DF448614');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aybach</text:p>
          </table:table-cell>
          <table:table-cell office:value-type="string" calcext:value-type="string">
            <text:p>57S</text:p>
          </table:table-cell>
          <table:table-cell office:value-type="string" calcext:value-type="string">
            <text:p>K3Of-6pS</text:p>
          </table:table-cell>
          <table:table-cell office:value-type="string" calcext:value-type="string">
            <text:p>car</text:p>
          </table:table-cell>
          <table:table-cell office:value-type="float" office:value="60823" calcext:value-type="float">
            <text:p>6082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THFF2C28D2904964</text:p>
          </table:table-cell>
          <table:table-cell table:formula="of:=COM.MICROSOFT.CONCAT(&quot;INSERT INTO vehicle VALUES(DEFAULT, '&quot;; [.B317]; &quot;', '&quot;; [.C317]; &quot;', '&quot;; [.D317]; &quot;', '&quot;; [.E317]; &quot;', &quot;; [.F317]; &quot;, &quot;; [.G317]; &quot;, &quot;; [.H317]; &quot;, &quot;; [.I317]; &quot;, &quot;; [.J317]; &quot;, '&quot;; [.K317]; &quot;');&quot;)" office:value-type="string" office:string-value="INSERT INTO vehicle VALUES(DEFAULT, 'Maybach', '57S', 'K3Of-6pS', 'car', 60823, 0, 0, 316, 54, 'JTHFF2C28D2904964');" calcext:value-type="string">
            <text:p>INSERT INTO vehicle VALUES(DEFAULT, 'Maybach', '57S', 'K3Of-6pS', 'car', 60823, 0, 0, 316, 54, 'JTHFF2C28D2904964');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ilverado 3500</text:p>
          </table:table-cell>
          <table:table-cell office:value-type="string" calcext:value-type="string">
            <text:p>fMr4-DaZ</text:p>
          </table:table-cell>
          <table:table-cell office:value-type="string" calcext:value-type="string">
            <text:p>car</text:p>
          </table:table-cell>
          <table:table-cell office:value-type="float" office:value="48106" calcext:value-type="float">
            <text:p>4810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VW1K7AJ3CM566943</text:p>
          </table:table-cell>
          <table:table-cell table:formula="of:=COM.MICROSOFT.CONCAT(&quot;INSERT INTO vehicle VALUES(DEFAULT, '&quot;; [.B318]; &quot;', '&quot;; [.C318]; &quot;', '&quot;; [.D318]; &quot;', '&quot;; [.E318]; &quot;', &quot;; [.F318]; &quot;, &quot;; [.G318]; &quot;, &quot;; [.H318]; &quot;, &quot;; [.I318]; &quot;, &quot;; [.J318]; &quot;, '&quot;; [.K318]; &quot;');&quot;)" office:value-type="string" office:string-value="INSERT INTO vehicle VALUES(DEFAULT, 'Chevrolet', 'Silverado 3500', 'fMr4-DaZ', 'car', 48106, 0, 0, 317, 75, '3VW1K7AJ3CM566943');" calcext:value-type="string">
            <text:p>INSERT INTO vehicle VALUES(DEFAULT, 'Chevrolet', 'Silverado 3500', 'fMr4-DaZ', 'car', 48106, 0, 0, 317, 75, '3VW1K7AJ3CM566943');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u65x-db1</text:p>
          </table:table-cell>
          <table:table-cell office:value-type="string" calcext:value-type="string">
            <text:p>car</text:p>
          </table:table-cell>
          <table:table-cell office:value-type="float" office:value="72481" calcext:value-type="float">
            <text:p>7248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M1BL1K53B1021646</text:p>
          </table:table-cell>
          <table:table-cell table:formula="of:=COM.MICROSOFT.CONCAT(&quot;INSERT INTO vehicle VALUES(DEFAULT, '&quot;; [.B319]; &quot;', '&quot;; [.C319]; &quot;', '&quot;; [.D319]; &quot;', '&quot;; [.E319]; &quot;', &quot;; [.F319]; &quot;, &quot;; [.G319]; &quot;, &quot;; [.H319]; &quot;, &quot;; [.I319]; &quot;, &quot;; [.J319]; &quot;, '&quot;; [.K319]; &quot;');&quot;)" office:value-type="string" office:string-value="INSERT INTO vehicle VALUES(DEFAULT, 'Lexus', 'RX', 'u65x-db1', 'car', 72481, 0, 0, 318, 17, 'JM1BL1K53B1021646');" calcext:value-type="string">
            <text:p>INSERT INTO vehicle VALUES(DEFAULT, 'Lexus', 'RX', 'u65x-db1', 'car', 72481, 0, 0, 318, 17, 'JM1BL1K53B1021646');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revu-g2n</text:p>
          </table:table-cell>
          <table:table-cell office:value-type="string" calcext:value-type="string">
            <text:p>car</text:p>
          </table:table-cell>
          <table:table-cell office:value-type="float" office:value="142013" calcext:value-type="float">
            <text:p>14201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G6YX36D695080367</text:p>
          </table:table-cell>
          <table:table-cell table:formula="of:=COM.MICROSOFT.CONCAT(&quot;INSERT INTO vehicle VALUES(DEFAULT, '&quot;; [.B320]; &quot;', '&quot;; [.C320]; &quot;', '&quot;; [.D320]; &quot;', '&quot;; [.E320]; &quot;', &quot;; [.F320]; &quot;, &quot;; [.G320]; &quot;, &quot;; [.H320]; &quot;, &quot;; [.I320]; &quot;, &quot;; [.J320]; &quot;, '&quot;; [.K320]; &quot;');&quot;)" office:value-type="string" office:string-value="INSERT INTO vehicle VALUES(DEFAULT, 'Bentley', 'Continental', 'revu-g2n', 'car', 142013, 1, 1, 319, 65, '1G6YX36D695080367');" calcext:value-type="string">
            <text:p>INSERT INTO vehicle VALUES(DEFAULT, 'Bentley', 'Continental', 'revu-g2n', 'car', 142013, 1, 1, 319, 65, '1G6YX36D695080367');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Pzm-lRI</text:p>
          </table:table-cell>
          <table:table-cell office:value-type="string" calcext:value-type="string">
            <text:p>car</text:p>
          </table:table-cell>
          <table:table-cell office:value-type="float" office:value="137104" calcext:value-type="float">
            <text:p>13710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BAGN63494D230651</text:p>
          </table:table-cell>
          <table:table-cell table:formula="of:=COM.MICROSOFT.CONCAT(&quot;INSERT INTO vehicle VALUES(DEFAULT, '&quot;; [.B321]; &quot;', '&quot;; [.C321]; &quot;', '&quot;; [.D321]; &quot;', '&quot;; [.E321]; &quot;', &quot;; [.F321]; &quot;, &quot;; [.G321]; &quot;, &quot;; [.H321]; &quot;, &quot;; [.I321]; &quot;, &quot;; [.J321]; &quot;, '&quot;; [.K321]; &quot;');&quot;)" office:value-type="string" office:string-value="INSERT INTO vehicle VALUES(DEFAULT, 'Audi', 'A4', 'TPzm-lRI', 'car', 137104, 1, 1, 320, 29, 'WBAGN63494D230651');" calcext:value-type="string">
            <text:p>INSERT INTO vehicle VALUES(DEFAULT, 'Audi', 'A4', 'TPzm-lRI', 'car', 137104, 1, 1, 320, 29, 'WBAGN63494D230651');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Viper</text:p>
          </table:table-cell>
          <table:table-cell office:value-type="string" calcext:value-type="string">
            <text:p>Uosn-Emw</text:p>
          </table:table-cell>
          <table:table-cell office:value-type="string" calcext:value-type="string">
            <text:p>car</text:p>
          </table:table-cell>
          <table:table-cell office:value-type="float" office:value="148136" calcext:value-type="float">
            <text:p>1481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FADP5AU9DL753998</text:p>
          </table:table-cell>
          <table:table-cell table:formula="of:=COM.MICROSOFT.CONCAT(&quot;INSERT INTO vehicle VALUES(DEFAULT, '&quot;; [.B322]; &quot;', '&quot;; [.C322]; &quot;', '&quot;; [.D322]; &quot;', '&quot;; [.E322]; &quot;', &quot;; [.F322]; &quot;, &quot;; [.G322]; &quot;, &quot;; [.H322]; &quot;, &quot;; [.I322]; &quot;, &quot;; [.J322]; &quot;, '&quot;; [.K322]; &quot;');&quot;)" office:value-type="string" office:string-value="INSERT INTO vehicle VALUES(DEFAULT, 'Dodge', 'Viper', 'Uosn-Emw', 'car', 148136, 1, 0, 321, 23, '1FADP5AU9DL753998');" calcext:value-type="string">
            <text:p>INSERT INTO vehicle VALUES(DEFAULT, 'Dodge', 'Viper', 'Uosn-Emw', 'car', 148136, 1, 0, 321, 23, '1FADP5AU9DL753998');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alcon</text:p>
          </table:table-cell>
          <table:table-cell office:value-type="string" calcext:value-type="string">
            <text:p>g5hY-uPs</text:p>
          </table:table-cell>
          <table:table-cell office:value-type="string" calcext:value-type="string">
            <text:p>car</text:p>
          </table:table-cell>
          <table:table-cell office:value-type="float" office:value="84588" calcext:value-type="float">
            <text:p>84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T3BA3BB0AU070259</text:p>
          </table:table-cell>
          <table:table-cell table:formula="of:=COM.MICROSOFT.CONCAT(&quot;INSERT INTO vehicle VALUES(DEFAULT, '&quot;; [.B323]; &quot;', '&quot;; [.C323]; &quot;', '&quot;; [.D323]; &quot;', '&quot;; [.E323]; &quot;', &quot;; [.F323]; &quot;, &quot;; [.G323]; &quot;, &quot;; [.H323]; &quot;, &quot;; [.I323]; &quot;, &quot;; [.J323]; &quot;, '&quot;; [.K323]; &quot;');&quot;)" office:value-type="string" office:string-value="INSERT INTO vehicle VALUES(DEFAULT, 'Ford', 'Falcon', 'g5hY-uPs', 'car', 84588, 0, 1, 322, 38, '4T3BA3BB0AU070259');" calcext:value-type="string">
            <text:p>INSERT INTO vehicle VALUES(DEFAULT, 'Ford', 'Falcon', 'g5hY-uPs', 'car', 84588, 0, 1, 322, 38, '4T3BA3BB0AU070259');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uburban 1500</text:p>
          </table:table-cell>
          <table:table-cell office:value-type="string" calcext:value-type="string">
            <text:p>8fof-yd1</text:p>
          </table:table-cell>
          <table:table-cell office:value-type="string" calcext:value-type="string">
            <text:p>car</text:p>
          </table:table-cell>
          <table:table-cell office:value-type="float" office:value="44203" calcext:value-type="float">
            <text:p>4420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HMZE2H38ES699939</text:p>
          </table:table-cell>
          <table:table-cell table:formula="of:=COM.MICROSOFT.CONCAT(&quot;INSERT INTO vehicle VALUES(DEFAULT, '&quot;; [.B324]; &quot;', '&quot;; [.C324]; &quot;', '&quot;; [.D324]; &quot;', '&quot;; [.E324]; &quot;', &quot;; [.F324]; &quot;, &quot;; [.G324]; &quot;, &quot;; [.H324]; &quot;, &quot;; [.I324]; &quot;, &quot;; [.J324]; &quot;, '&quot;; [.K324]; &quot;');&quot;)" office:value-type="string" office:string-value="INSERT INTO vehicle VALUES(DEFAULT, 'Chevrolet', 'Suburban 1500', '8fof-yd1', 'car', 44203, 0, 0, 323, 24, 'JHMZE2H38ES699939');" calcext:value-type="string">
            <text:p>INSERT INTO vehicle VALUES(DEFAULT, 'Chevrolet', 'Suburban 1500', '8fof-yd1', 'car', 44203, 0, 0, 323, 24, 'JHMZE2H38ES699939');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Grand Prix</text:p>
          </table:table-cell>
          <table:table-cell office:value-type="string" calcext:value-type="string">
            <text:p>vhiD-3ol</text:p>
          </table:table-cell>
          <table:table-cell office:value-type="string" calcext:value-type="string">
            <text:p>car</text:p>
          </table:table-cell>
          <table:table-cell office:value-type="float" office:value="97647" calcext:value-type="float">
            <text:p>976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L4CJCSB0EB252346</text:p>
          </table:table-cell>
          <table:table-cell table:formula="of:=COM.MICROSOFT.CONCAT(&quot;INSERT INTO vehicle VALUES(DEFAULT, '&quot;; [.B325]; &quot;', '&quot;; [.C325]; &quot;', '&quot;; [.D325]; &quot;', '&quot;; [.E325]; &quot;', &quot;; [.F325]; &quot;, &quot;; [.G325]; &quot;, &quot;; [.H325]; &quot;, &quot;; [.I325]; &quot;, &quot;; [.J325]; &quot;, '&quot;; [.K325]; &quot;');&quot;)" office:value-type="string" office:string-value="INSERT INTO vehicle VALUES(DEFAULT, 'Pontiac', 'Grand Prix', 'vhiD-3ol', 'car', 97647, 0, 1, 324, 22, 'KL4CJCSB0EB252346');" calcext:value-type="string">
            <text:p>INSERT INTO vehicle VALUES(DEFAULT, 'Pontiac', 'Grand Prix', 'vhiD-3ol', 'car', 97647, 0, 1, 324, 22, 'KL4CJCSB0EB252346');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udi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aDT-mwo</text:p>
          </table:table-cell>
          <table:table-cell office:value-type="string" calcext:value-type="string">
            <text:p>car</text:p>
          </table:table-cell>
          <table:table-cell office:value-type="float" office:value="93501" calcext:value-type="float">
            <text:p>935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C4RJEAG7DC656391</text:p>
          </table:table-cell>
          <table:table-cell table:formula="of:=COM.MICROSOFT.CONCAT(&quot;INSERT INTO vehicle VALUES(DEFAULT, '&quot;; [.B326]; &quot;', '&quot;; [.C326]; &quot;', '&quot;; [.D326]; &quot;', '&quot;; [.E326]; &quot;', &quot;; [.F326]; &quot;, &quot;; [.G326]; &quot;, &quot;; [.H326]; &quot;, &quot;; [.I326]; &quot;, &quot;; [.J326]; &quot;, '&quot;; [.K326]; &quot;');&quot;)" office:value-type="string" office:string-value="INSERT INTO vehicle VALUES(DEFAULT, 'Audi', '80', 'YaDT-mwo', 'car', 93501, 1, 1, 325, 34, '1C4RJEAG7DC656391');" calcext:value-type="string">
            <text:p>INSERT INTO vehicle VALUES(DEFAULT, 'Audi', '80', 'YaDT-mwo', 'car', 93501, 1, 1, 325, 34, '1C4RJEAG7DC656391');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LTD Crown Victoria</text:p>
          </table:table-cell>
          <table:table-cell office:value-type="string" calcext:value-type="string">
            <text:p>AviZ-kbm</text:p>
          </table:table-cell>
          <table:table-cell office:value-type="string" calcext:value-type="string">
            <text:p>car</text:p>
          </table:table-cell>
          <table:table-cell office:value-type="float" office:value="40536" calcext:value-type="float">
            <text:p>4053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9XFB4F29FE009641</text:p>
          </table:table-cell>
          <table:table-cell table:formula="of:=COM.MICROSOFT.CONCAT(&quot;INSERT INTO vehicle VALUES(DEFAULT, '&quot;; [.B327]; &quot;', '&quot;; [.C327]; &quot;', '&quot;; [.D327]; &quot;', '&quot;; [.E327]; &quot;', &quot;; [.F327]; &quot;, &quot;; [.G327]; &quot;, &quot;; [.H327]; &quot;, &quot;; [.I327]; &quot;, &quot;; [.J327]; &quot;, '&quot;; [.K327]; &quot;');&quot;)" office:value-type="string" office:string-value="INSERT INTO vehicle VALUES(DEFAULT, 'Ford', 'LTD Crown Victoria', 'AviZ-kbm', 'car', 40536, 1, 1, 326, 60, '19XFB4F29FE009641');" calcext:value-type="string">
            <text:p>INSERT INTO vehicle VALUES(DEFAULT, 'Ford', 'LTD Crown Victoria', 'AviZ-kbm', 'car', 40536, 1, 1, 326, 60, '19XFB4F29FE009641');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Arnage</text:p>
          </table:table-cell>
          <table:table-cell office:value-type="string" calcext:value-type="string">
            <text:p>y4g1-Zq5</text:p>
          </table:table-cell>
          <table:table-cell office:value-type="string" calcext:value-type="string">
            <text:p>car</text:p>
          </table:table-cell>
          <table:table-cell office:value-type="float" office:value="22026" calcext:value-type="float">
            <text:p>2202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P1AA2A25EL268458</text:p>
          </table:table-cell>
          <table:table-cell table:formula="of:=COM.MICROSOFT.CONCAT(&quot;INSERT INTO vehicle VALUES(DEFAULT, '&quot;; [.B328]; &quot;', '&quot;; [.C328]; &quot;', '&quot;; [.D328]; &quot;', '&quot;; [.E328]; &quot;', &quot;; [.F328]; &quot;, &quot;; [.G328]; &quot;, &quot;; [.H328]; &quot;, &quot;; [.I328]; &quot;, &quot;; [.J328]; &quot;, '&quot;; [.K328]; &quot;');&quot;)" office:value-type="string" office:string-value="INSERT INTO vehicle VALUES(DEFAULT, 'Bentley', 'Arnage', 'y4g1-Zq5', 'car', 22026, 1, 1, 327, 38, 'WP1AA2A25EL268458');" calcext:value-type="string">
            <text:p>INSERT INTO vehicle VALUES(DEFAULT, 'Bentley', 'Arnage', 'y4g1-Zq5', 'car', 22026, 1, 1, 327, 38, 'WP1AA2A25EL268458');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Land Cruiser</text:p>
          </table:table-cell>
          <table:table-cell office:value-type="string" calcext:value-type="string">
            <text:p>SxyR-VNd</text:p>
          </table:table-cell>
          <table:table-cell office:value-type="string" calcext:value-type="string">
            <text:p>car</text:p>
          </table:table-cell>
          <table:table-cell office:value-type="float" office:value="82870" calcext:value-type="float">
            <text:p>8287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FADP4AJ9CM906618</text:p>
          </table:table-cell>
          <table:table-cell table:formula="of:=COM.MICROSOFT.CONCAT(&quot;INSERT INTO vehicle VALUES(DEFAULT, '&quot;; [.B329]; &quot;', '&quot;; [.C329]; &quot;', '&quot;; [.D329]; &quot;', '&quot;; [.E329]; &quot;', &quot;; [.F329]; &quot;, &quot;; [.G329]; &quot;, &quot;; [.H329]; &quot;, &quot;; [.I329]; &quot;, &quot;; [.J329]; &quot;, '&quot;; [.K329]; &quot;');&quot;)" office:value-type="string" office:string-value="INSERT INTO vehicle VALUES(DEFAULT, 'Toyota', 'Land Cruiser', 'SxyR-VNd', 'car', 82870, 0, 0, 328, 41, '3FADP4AJ9CM906618');" calcext:value-type="string">
            <text:p>INSERT INTO vehicle VALUES(DEFAULT, 'Toyota', 'Land Cruiser', 'SxyR-VNd', 'car', 82870, 0, 0, 328, 41, '3FADP4AJ9CM906618');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XL-7</text:p>
          </table:table-cell>
          <table:table-cell office:value-type="string" calcext:value-type="string">
            <text:p>fW5c-Zmv</text:p>
          </table:table-cell>
          <table:table-cell office:value-type="string" calcext:value-type="string">
            <text:p>car</text:p>
          </table:table-cell>
          <table:table-cell office:value-type="float" office:value="122962" calcext:value-type="float">
            <text:p>1229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TDDK3DC5FS350232</text:p>
          </table:table-cell>
          <table:table-cell table:formula="of:=COM.MICROSOFT.CONCAT(&quot;INSERT INTO vehicle VALUES(DEFAULT, '&quot;; [.B330]; &quot;', '&quot;; [.C330]; &quot;', '&quot;; [.D330]; &quot;', '&quot;; [.E330]; &quot;', &quot;; [.F330]; &quot;, &quot;; [.G330]; &quot;, &quot;; [.H330]; &quot;, &quot;; [.I330]; &quot;, &quot;; [.J330]; &quot;, '&quot;; [.K330]; &quot;');&quot;)" office:value-type="string" office:string-value="INSERT INTO vehicle VALUES(DEFAULT, 'Suzuki', 'XL-7', 'fW5c-Zmv', 'car', 122962, 0, 1, 329, 64, '5TDDK3DC5FS350232');" calcext:value-type="string">
            <text:p>INSERT INTO vehicle VALUES(DEFAULT, 'Suzuki', 'XL-7', 'fW5c-Zmv', 'car', 122962, 0, 1, 329, 64, '5TDDK3DC5FS350232');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orvette</text:p>
          </table:table-cell>
          <table:table-cell office:value-type="string" calcext:value-type="string">
            <text:p>k0dW-Jr3</text:p>
          </table:table-cell>
          <table:table-cell office:value-type="string" calcext:value-type="string">
            <text:p>car</text:p>
          </table:table-cell>
          <table:table-cell office:value-type="float" office:value="127740" calcext:value-type="float">
            <text:p>12774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FADP0L35BR978201</text:p>
          </table:table-cell>
          <table:table-cell table:formula="of:=COM.MICROSOFT.CONCAT(&quot;INSERT INTO vehicle VALUES(DEFAULT, '&quot;; [.B331]; &quot;', '&quot;; [.C331]; &quot;', '&quot;; [.D331]; &quot;', '&quot;; [.E331]; &quot;', &quot;; [.F331]; &quot;, &quot;; [.G331]; &quot;, &quot;; [.H331]; &quot;, &quot;; [.I331]; &quot;, &quot;; [.J331]; &quot;, '&quot;; [.K331]; &quot;');&quot;)" office:value-type="string" office:string-value="INSERT INTO vehicle VALUES(DEFAULT, 'Chevrolet', 'Corvette', 'k0dW-Jr3', 'car', 127740, 1, 1, 330, 60, '3FADP0L35BR978201');" calcext:value-type="string">
            <text:p>INSERT INTO vehicle VALUES(DEFAULT, 'Chevrolet', 'Corvette', 'k0dW-Jr3', 'car', 127740, 1, 1, 330, 60, '3FADP0L35BR978201');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Ridgeline</text:p>
          </table:table-cell>
          <table:table-cell office:value-type="string" calcext:value-type="string">
            <text:p>OwTV-TOx</text:p>
          </table:table-cell>
          <table:table-cell office:value-type="string" calcext:value-type="string">
            <text:p>car</text:p>
          </table:table-cell>
          <table:table-cell office:value-type="float" office:value="55672" calcext:value-type="float">
            <text:p>5567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FTEX1E8XAF609310</text:p>
          </table:table-cell>
          <table:table-cell table:formula="of:=COM.MICROSOFT.CONCAT(&quot;INSERT INTO vehicle VALUES(DEFAULT, '&quot;; [.B332]; &quot;', '&quot;; [.C332]; &quot;', '&quot;; [.D332]; &quot;', '&quot;; [.E332]; &quot;', &quot;; [.F332]; &quot;, &quot;; [.G332]; &quot;, &quot;; [.H332]; &quot;, &quot;; [.I332]; &quot;, &quot;; [.J332]; &quot;, '&quot;; [.K332]; &quot;');&quot;)" office:value-type="string" office:string-value="INSERT INTO vehicle VALUES(DEFAULT, 'Honda', 'Ridgeline', 'OwTV-TOx', 'car', 55672, 1, 0, 331, 62, '1FTEX1E8XAF609310');" calcext:value-type="string">
            <text:p>INSERT INTO vehicle VALUES(DEFAULT, 'Honda', 'Ridgeline', 'OwTV-TOx', 'car', 55672, 1, 0, 331, 62, '1FTEX1E8XAF609310');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1500</text:p>
          </table:table-cell>
          <table:table-cell office:value-type="string" calcext:value-type="string">
            <text:p>b2oM-oCP</text:p>
          </table:table-cell>
          <table:table-cell office:value-type="string" calcext:value-type="string">
            <text:p>car</text:p>
          </table:table-cell>
          <table:table-cell office:value-type="float" office:value="101776" calcext:value-type="float">
            <text:p>10177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GYEK63N76R059233</text:p>
          </table:table-cell>
          <table:table-cell table:formula="of:=COM.MICROSOFT.CONCAT(&quot;INSERT INTO vehicle VALUES(DEFAULT, '&quot;; [.B333]; &quot;', '&quot;; [.C333]; &quot;', '&quot;; [.D333]; &quot;', '&quot;; [.E333]; &quot;', &quot;; [.F333]; &quot;, &quot;; [.G333]; &quot;, &quot;; [.H333]; &quot;, &quot;; [.I333]; &quot;, &quot;; [.J333]; &quot;, '&quot;; [.K333]; &quot;');&quot;)" office:value-type="string" office:string-value="INSERT INTO vehicle VALUES(DEFAULT, 'GMC', 'Savana 1500', 'b2oM-oCP', 'car', 101776, 1, 1, 332, 28, '1GYEK63N76R059233');" calcext:value-type="string">
            <text:p>INSERT INTO vehicle VALUES(DEFAULT, 'GMC', 'Savana 1500', 'b2oM-oCP', 'car', 101776, 1, 1, 332, 28, '1GYEK63N76R059233');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RX Hybrid</text:p>
          </table:table-cell>
          <table:table-cell office:value-type="string" calcext:value-type="string">
            <text:p>2Czr-Y8N</text:p>
          </table:table-cell>
          <table:table-cell office:value-type="string" calcext:value-type="string">
            <text:p>car</text:p>
          </table:table-cell>
          <table:table-cell office:value-type="float" office:value="41298" calcext:value-type="float">
            <text:p>412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37ZA90371E105497</text:p>
          </table:table-cell>
          <table:table-cell table:formula="of:=COM.MICROSOFT.CONCAT(&quot;INSERT INTO vehicle VALUES(DEFAULT, '&quot;; [.B334]; &quot;', '&quot;; [.C334]; &quot;', '&quot;; [.D334]; &quot;', '&quot;; [.E334]; &quot;', &quot;; [.F334]; &quot;, &quot;; [.G334]; &quot;, &quot;; [.H334]; &quot;, &quot;; [.I334]; &quot;, &quot;; [.J334]; &quot;, '&quot;; [.K334]; &quot;');&quot;)" office:value-type="string" office:string-value="INSERT INTO vehicle VALUES(DEFAULT, 'Lexus', 'RX Hybrid', '2Czr-Y8N', 'car', 41298, 0, 1, 333, 35, '137ZA90371E105497');" calcext:value-type="string">
            <text:p>INSERT INTO vehicle VALUES(DEFAULT, 'Lexus', 'RX Hybrid', '2Czr-Y8N', 'car', 41298, 0, 1, 333, 35, '137ZA90371E105497');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L-Series</text:p>
          </table:table-cell>
          <table:table-cell office:value-type="string" calcext:value-type="string">
            <text:p>tkQL-2AG</text:p>
          </table:table-cell>
          <table:table-cell office:value-type="string" calcext:value-type="string">
            <text:p>car</text:p>
          </table:table-cell>
          <table:table-cell office:value-type="float" office:value="127870" calcext:value-type="float">
            <text:p>12787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G4HK5ES1BU317586</text:p>
          </table:table-cell>
          <table:table-cell table:formula="of:=COM.MICROSOFT.CONCAT(&quot;INSERT INTO vehicle VALUES(DEFAULT, '&quot;; [.B335]; &quot;', '&quot;; [.C335]; &quot;', '&quot;; [.D335]; &quot;', '&quot;; [.E335]; &quot;', &quot;; [.F335]; &quot;, &quot;; [.G335]; &quot;, &quot;; [.H335]; &quot;, &quot;; [.I335]; &quot;, &quot;; [.J335]; &quot;, '&quot;; [.K335]; &quot;');&quot;)" office:value-type="string" office:string-value="INSERT INTO vehicle VALUES(DEFAULT, 'Saturn', 'L-Series', 'tkQL-2AG', 'car', 127870, 0, 0, 334, 69, '1G4HK5ES1BU317586');" calcext:value-type="string">
            <text:p>INSERT INTO vehicle VALUES(DEFAULT, 'Saturn', 'L-Series', 'tkQL-2AG', 'car', 127870, 0, 0, 334, 69, '1G4HK5ES1BU317586');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udebaker</text:p>
          </table:table-cell>
          <table:table-cell office:value-type="string" calcext:value-type="string">
            <text:p>Avanti</text:p>
          </table:table-cell>
          <table:table-cell office:value-type="string" calcext:value-type="string">
            <text:p>3LCq-OMZ</text:p>
          </table:table-cell>
          <table:table-cell office:value-type="string" calcext:value-type="string">
            <text:p>car</text:p>
          </table:table-cell>
          <table:table-cell office:value-type="float" office:value="102154" calcext:value-type="float">
            <text:p>1021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G61T5S32D9288893</text:p>
          </table:table-cell>
          <table:table-cell table:formula="of:=COM.MICROSOFT.CONCAT(&quot;INSERT INTO vehicle VALUES(DEFAULT, '&quot;; [.B336]; &quot;', '&quot;; [.C336]; &quot;', '&quot;; [.D336]; &quot;', '&quot;; [.E336]; &quot;', &quot;; [.F336]; &quot;, &quot;; [.G336]; &quot;, &quot;; [.H336]; &quot;, &quot;; [.I336]; &quot;, &quot;; [.J336]; &quot;, '&quot;; [.K336]; &quot;');&quot;)" office:value-type="string" office:string-value="INSERT INTO vehicle VALUES(DEFAULT, 'Studebaker', 'Avanti', '3LCq-OMZ', 'car', 102154, 0, 1, 335, 37, '2G61T5S32D9288893');" calcext:value-type="string">
            <text:p>INSERT INTO vehicle VALUES(DEFAULT, 'Studebaker', 'Avanti', '3LCq-OMZ', 'car', 102154, 0, 1, 335, 37, '2G61T5S32D9288893');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Hummer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7pcv-O7w</text:p>
          </table:table-cell>
          <table:table-cell office:value-type="string" calcext:value-type="string">
            <text:p>car</text:p>
          </table:table-cell>
          <table:table-cell office:value-type="float" office:value="100565" calcext:value-type="float">
            <text:p>10056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AUDH74F67N196019</text:p>
          </table:table-cell>
          <table:table-cell table:formula="of:=COM.MICROSOFT.CONCAT(&quot;INSERT INTO vehicle VALUES(DEFAULT, '&quot;; [.B337]; &quot;', '&quot;; [.C337]; &quot;', '&quot;; [.D337]; &quot;', '&quot;; [.E337]; &quot;', &quot;; [.F337]; &quot;, &quot;; [.G337]; &quot;, &quot;; [.H337]; &quot;, &quot;; [.I337]; &quot;, &quot;; [.J337]; &quot;, '&quot;; [.K337]; &quot;');&quot;)" office:value-type="string" office:string-value="INSERT INTO vehicle VALUES(DEFAULT, 'Hummer', 'H3', '7pcv-O7w', 'car', 100565, 0, 0, 336, 41, 'WAUDH74F67N196019');" calcext:value-type="string">
            <text:p>INSERT INTO vehicle VALUES(DEFAULT, 'Hummer', 'H3', '7pcv-O7w', 'car', 100565, 0, 0, 336, 41, 'WAUDH74F67N196019');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Avalanche 2500</text:p>
          </table:table-cell>
          <table:table-cell office:value-type="string" calcext:value-type="string">
            <text:p>7aGM-xF8</text:p>
          </table:table-cell>
          <table:table-cell office:value-type="string" calcext:value-type="string">
            <text:p>car</text:p>
          </table:table-cell>
          <table:table-cell office:value-type="float" office:value="29208" calcext:value-type="float">
            <text:p>2920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CFEBBAK3BG574096</text:p>
          </table:table-cell>
          <table:table-cell table:formula="of:=COM.MICROSOFT.CONCAT(&quot;INSERT INTO vehicle VALUES(DEFAULT, '&quot;; [.B338]; &quot;', '&quot;; [.C338]; &quot;', '&quot;; [.D338]; &quot;', '&quot;; [.E338]; &quot;', &quot;; [.F338]; &quot;, &quot;; [.G338]; &quot;, &quot;; [.H338]; &quot;, &quot;; [.I338]; &quot;, &quot;; [.J338]; &quot;, '&quot;; [.K338]; &quot;');&quot;)" office:value-type="string" office:string-value="INSERT INTO vehicle VALUES(DEFAULT, 'Chevrolet', 'Avalanche 2500', '7aGM-xF8', 'car', 29208, 0, 0, 337, 74, 'SCFEBBAK3BG574096');" calcext:value-type="string">
            <text:p>INSERT INTO vehicle VALUES(DEFAULT, 'Chevrolet', 'Avalanche 2500', '7aGM-xF8', 'car', 29208, 0, 0, 337, 74, 'SCFEBBAK3BG574096');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ilverado 3500</text:p>
          </table:table-cell>
          <table:table-cell office:value-type="string" calcext:value-type="string">
            <text:p>zDYD-HuQ</text:p>
          </table:table-cell>
          <table:table-cell office:value-type="string" calcext:value-type="string">
            <text:p>car</text:p>
          </table:table-cell>
          <table:table-cell office:value-type="float" office:value="102439" calcext:value-type="float">
            <text:p>10243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N1AN0NUXAC098225</text:p>
          </table:table-cell>
          <table:table-cell table:formula="of:=COM.MICROSOFT.CONCAT(&quot;INSERT INTO vehicle VALUES(DEFAULT, '&quot;; [.B339]; &quot;', '&quot;; [.C339]; &quot;', '&quot;; [.D339]; &quot;', '&quot;; [.E339]; &quot;', &quot;; [.F339]; &quot;, &quot;; [.G339]; &quot;, &quot;; [.H339]; &quot;, &quot;; [.I339]; &quot;, &quot;; [.J339]; &quot;, '&quot;; [.K339]; &quot;');&quot;)" office:value-type="string" office:string-value="INSERT INTO vehicle VALUES(DEFAULT, 'Chevrolet', 'Silverado 3500', 'zDYD-HuQ', 'car', 102439, 0, 0, 338, 55, '5N1AN0NUXAC098225');" calcext:value-type="string">
            <text:p>INSERT INTO vehicle VALUES(DEFAULT, 'Chevrolet', 'Silverado 3500', 'zDYD-HuQ', 'car', 102439, 0, 0, 338, 55, '5N1AN0NUXAC098225');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i-Series</text:p>
          </table:table-cell>
          <table:table-cell office:value-type="string" calcext:value-type="string">
            <text:p>eTmT-RXk</text:p>
          </table:table-cell>
          <table:table-cell office:value-type="string" calcext:value-type="string">
            <text:p>car</text:p>
          </table:table-cell>
          <table:table-cell office:value-type="float" office:value="80705" calcext:value-type="float">
            <text:p>807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T1BURHEXEC443061</text:p>
          </table:table-cell>
          <table:table-cell table:formula="of:=COM.MICROSOFT.CONCAT(&quot;INSERT INTO vehicle VALUES(DEFAULT, '&quot;; [.B340]; &quot;', '&quot;; [.C340]; &quot;', '&quot;; [.D340]; &quot;', '&quot;; [.E340]; &quot;', &quot;; [.F340]; &quot;, &quot;; [.G340]; &quot;, &quot;; [.H340]; &quot;, &quot;; [.I340]; &quot;, &quot;; [.J340]; &quot;, '&quot;; [.K340]; &quot;');&quot;)" office:value-type="string" office:string-value="INSERT INTO vehicle VALUES(DEFAULT, 'Isuzu', 'i-Series', 'eTmT-RXk', 'car', 80705, 0, 1, 339, 57, '2T1BURHEXEC443061');" calcext:value-type="string">
            <text:p>INSERT INTO vehicle VALUES(DEFAULT, 'Isuzu', 'i-Series', 'eTmT-RXk', 'car', 80705, 0, 1, 339, 57, '2T1BURHEXEC443061');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Prizm</text:p>
          </table:table-cell>
          <table:table-cell office:value-type="string" calcext:value-type="string">
            <text:p>O6N9-kVZ</text:p>
          </table:table-cell>
          <table:table-cell office:value-type="string" calcext:value-type="string">
            <text:p>car</text:p>
          </table:table-cell>
          <table:table-cell office:value-type="float" office:value="128575" calcext:value-type="float">
            <text:p>1285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FPYK1F51EB252216</text:p>
          </table:table-cell>
          <table:table-cell table:formula="of:=COM.MICROSOFT.CONCAT(&quot;INSERT INTO vehicle VALUES(DEFAULT, '&quot;; [.B341]; &quot;', '&quot;; [.C341]; &quot;', '&quot;; [.D341]; &quot;', '&quot;; [.E341]; &quot;', &quot;; [.F341]; &quot;, &quot;; [.G341]; &quot;, &quot;; [.H341]; &quot;, &quot;; [.I341]; &quot;, &quot;; [.J341]; &quot;, '&quot;; [.K341]; &quot;');&quot;)" office:value-type="string" office:string-value="INSERT INTO vehicle VALUES(DEFAULT, 'Chevrolet', 'Prizm', 'O6N9-kVZ', 'car', 128575, 0, 1, 340, 46, '5FPYK1F51EB252216');" calcext:value-type="string">
            <text:p>INSERT INTO vehicle VALUES(DEFAULT, 'Chevrolet', 'Prizm', 'O6N9-kVZ', 'car', 128575, 0, 1, 340, 46, '5FPYK1F51EB252216');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Tracer</text:p>
          </table:table-cell>
          <table:table-cell office:value-type="string" calcext:value-type="string">
            <text:p>NFh9-J7c</text:p>
          </table:table-cell>
          <table:table-cell office:value-type="string" calcext:value-type="string">
            <text:p>car</text:p>
          </table:table-cell>
          <table:table-cell office:value-type="float" office:value="50582" calcext:value-type="float">
            <text:p>5058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BAKF9C54DE237129</text:p>
          </table:table-cell>
          <table:table-cell table:formula="of:=COM.MICROSOFT.CONCAT(&quot;INSERT INTO vehicle VALUES(DEFAULT, '&quot;; [.B342]; &quot;', '&quot;; [.C342]; &quot;', '&quot;; [.D342]; &quot;', '&quot;; [.E342]; &quot;', &quot;; [.F342]; &quot;, &quot;; [.G342]; &quot;, &quot;; [.H342]; &quot;, &quot;; [.I342]; &quot;, &quot;; [.J342]; &quot;, '&quot;; [.K342]; &quot;');&quot;)" office:value-type="string" office:string-value="INSERT INTO vehicle VALUES(DEFAULT, 'Mercury', 'Tracer', 'NFh9-J7c', 'car', 50582, 1, 0, 341, 55, 'WBAKF9C54DE237129');" calcext:value-type="string">
            <text:p>INSERT INTO vehicle VALUES(DEFAULT, 'Mercury', 'Tracer', 'NFh9-J7c', 'car', 50582, 1, 0, 341, 55, 'WBAKF9C54DE237129');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Astro</text:p>
          </table:table-cell>
          <table:table-cell office:value-type="string" calcext:value-type="string">
            <text:p>Eztw-5Kt</text:p>
          </table:table-cell>
          <table:table-cell office:value-type="string" calcext:value-type="string">
            <text:p>car</text:p>
          </table:table-cell>
          <table:table-cell office:value-type="float" office:value="86307" calcext:value-type="float">
            <text:p>8630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TDKN3DP7C3277928</text:p>
          </table:table-cell>
          <table:table-cell table:formula="of:=COM.MICROSOFT.CONCAT(&quot;INSERT INTO vehicle VALUES(DEFAULT, '&quot;; [.B343]; &quot;', '&quot;; [.C343]; &quot;', '&quot;; [.D343]; &quot;', '&quot;; [.E343]; &quot;', &quot;; [.F343]; &quot;, &quot;; [.G343]; &quot;, &quot;; [.H343]; &quot;, &quot;; [.I343]; &quot;, &quot;; [.J343]; &quot;, '&quot;; [.K343]; &quot;');&quot;)" office:value-type="string" office:string-value="INSERT INTO vehicle VALUES(DEFAULT, 'Chevrolet', 'Astro', 'Eztw-5Kt', 'car', 86307, 0, 0, 342, 41, 'JTDKN3DP7C3277928');" calcext:value-type="string">
            <text:p>INSERT INTO vehicle VALUES(DEFAULT, 'Chevrolet', 'Astro', 'Eztw-5Kt', 'car', 86307, 0, 0, 342, 41, 'JTDKN3DP7C3277928');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Altima</text:p>
          </table:table-cell>
          <table:table-cell office:value-type="string" calcext:value-type="string">
            <text:p>Cokb-eg4</text:p>
          </table:table-cell>
          <table:table-cell office:value-type="string" calcext:value-type="string">
            <text:p>car</text:p>
          </table:table-cell>
          <table:table-cell office:value-type="float" office:value="48732" calcext:value-type="float">
            <text:p>4873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AUFFBFL0BN347708</text:p>
          </table:table-cell>
          <table:table-cell table:formula="of:=COM.MICROSOFT.CONCAT(&quot;INSERT INTO vehicle VALUES(DEFAULT, '&quot;; [.B344]; &quot;', '&quot;; [.C344]; &quot;', '&quot;; [.D344]; &quot;', '&quot;; [.E344]; &quot;', &quot;; [.F344]; &quot;, &quot;; [.G344]; &quot;, &quot;; [.H344]; &quot;, &quot;; [.I344]; &quot;, &quot;; [.J344]; &quot;, '&quot;; [.K344]; &quot;');&quot;)" office:value-type="string" office:string-value="INSERT INTO vehicle VALUES(DEFAULT, 'Nissan', 'Altima', 'Cokb-eg4', 'car', 48732, 1, 1, 343, 67, 'WAUFFBFL0BN347708');" calcext:value-type="string">
            <text:p>INSERT INTO vehicle VALUES(DEFAULT, 'Nissan', 'Altima', 'Cokb-eg4', 'car', 48732, 1, 1, 343, 67, 'WAUFFBFL0BN347708');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Nubira</text:p>
          </table:table-cell>
          <table:table-cell office:value-type="string" calcext:value-type="string">
            <text:p>bIsi-znY</text:p>
          </table:table-cell>
          <table:table-cell office:value-type="string" calcext:value-type="string">
            <text:p>car</text:p>
          </table:table-cell>
          <table:table-cell office:value-type="float" office:value="125060" calcext:value-type="float">
            <text:p>1250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N1CV6AP5BM506788</text:p>
          </table:table-cell>
          <table:table-cell table:formula="of:=COM.MICROSOFT.CONCAT(&quot;INSERT INTO vehicle VALUES(DEFAULT, '&quot;; [.B345]; &quot;', '&quot;; [.C345]; &quot;', '&quot;; [.D345]; &quot;', '&quot;; [.E345]; &quot;', &quot;; [.F345]; &quot;, &quot;; [.G345]; &quot;, &quot;; [.H345]; &quot;, &quot;; [.I345]; &quot;, &quot;; [.J345]; &quot;, '&quot;; [.K345]; &quot;');&quot;)" office:value-type="string" office:string-value="INSERT INTO vehicle VALUES(DEFAULT, 'Daewoo', 'Nubira', 'bIsi-znY', 'car', 125060, 0, 1, 344, 16, 'JN1CV6AP5BM506788');" calcext:value-type="string">
            <text:p>INSERT INTO vehicle VALUES(DEFAULT, 'Daewoo', 'Nubira', 'bIsi-znY', 'car', 125060, 0, 1, 344, 16, 'JN1CV6AP5BM506788');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gKyP-eDR</text:p>
          </table:table-cell>
          <table:table-cell office:value-type="string" calcext:value-type="string">
            <text:p>car</text:p>
          </table:table-cell>
          <table:table-cell office:value-type="float" office:value="84737" calcext:value-type="float">
            <text:p>8473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UUA9F2XDA274691</text:p>
          </table:table-cell>
          <table:table-cell table:formula="of:=COM.MICROSOFT.CONCAT(&quot;INSERT INTO vehicle VALUES(DEFAULT, '&quot;; [.B346]; &quot;', '&quot;; [.C346]; &quot;', '&quot;; [.D346]; &quot;', '&quot;; [.E346]; &quot;', &quot;; [.F346]; &quot;, &quot;; [.G346]; &quot;, &quot;; [.H346]; &quot;, &quot;; [.I346]; &quot;, &quot;; [.J346]; &quot;, '&quot;; [.K346]; &quot;');&quot;)" office:value-type="string" office:string-value="INSERT INTO vehicle VALUES(DEFAULT, 'Mitsubishi', 'Eclipse', 'gKyP-eDR', 'car', 84737, 1, 1, 345, 54, '19UUA9F2XDA274691');" calcext:value-type="string">
            <text:p>INSERT INTO vehicle VALUES(DEFAULT, 'Mitsubishi', 'Eclipse', 'gKyP-eDR', 'car', 84737, 1, 1, 345, 54, '19UUA9F2XDA274691');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8hn-MVs</text:p>
          </table:table-cell>
          <table:table-cell office:value-type="string" calcext:value-type="string">
            <text:p>car</text:p>
          </table:table-cell>
          <table:table-cell office:value-type="float" office:value="51113" calcext:value-type="float">
            <text:p>511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M1GJ1T6XE1982574</text:p>
          </table:table-cell>
          <table:table-cell table:formula="of:=COM.MICROSOFT.CONCAT(&quot;INSERT INTO vehicle VALUES(DEFAULT, '&quot;; [.B347]; &quot;', '&quot;; [.C347]; &quot;', '&quot;; [.D347]; &quot;', '&quot;; [.E347]; &quot;', &quot;; [.F347]; &quot;, &quot;; [.G347]; &quot;, &quot;; [.H347]; &quot;, &quot;; [.I347]; &quot;, &quot;; [.J347]; &quot;, '&quot;; [.K347]; &quot;');&quot;)" office:value-type="string" office:string-value="INSERT INTO vehicle VALUES(DEFAULT, 'Audi', 'A4', 't8hn-MVs', 'car', 51113, 0, 0, 346, 70, 'JM1GJ1T6XE1982574');" calcext:value-type="string">
            <text:p>INSERT INTO vehicle VALUES(DEFAULT, 'Audi', 'A4', 't8hn-MVs', 'car', 51113, 0, 0, 346, 70, 'JM1GJ1T6XE1982574');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Town and Country</text:p>
          </table:table-cell>
          <table:table-cell office:value-type="string" calcext:value-type="string">
            <text:p>oNjG-3aN</text:p>
          </table:table-cell>
          <table:table-cell office:value-type="string" calcext:value-type="string">
            <text:p>car</text:p>
          </table:table-cell>
          <table:table-cell office:value-type="float" office:value="20537" calcext:value-type="float">
            <text:p>2053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BAUN13518V287537</text:p>
          </table:table-cell>
          <table:table-cell table:formula="of:=COM.MICROSOFT.CONCAT(&quot;INSERT INTO vehicle VALUES(DEFAULT, '&quot;; [.B348]; &quot;', '&quot;; [.C348]; &quot;', '&quot;; [.D348]; &quot;', '&quot;; [.E348]; &quot;', &quot;; [.F348]; &quot;, &quot;; [.G348]; &quot;, &quot;; [.H348]; &quot;, &quot;; [.I348]; &quot;, &quot;; [.J348]; &quot;, '&quot;; [.K348]; &quot;');&quot;)" office:value-type="string" office:string-value="INSERT INTO vehicle VALUES(DEFAULT, 'Chrysler', 'Town and Country', 'oNjG-3aN', 'car', 20537, 0, 0, 347, 6, 'WBAUN13518V287537');" calcext:value-type="string">
            <text:p>INSERT INTO vehicle VALUES(DEFAULT, 'Chrysler', 'Town and Country', 'oNjG-3aN', 'car', 20537, 0, 0, 347, 6, 'WBAUN13518V287537');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Ram 2500</text:p>
          </table:table-cell>
          <table:table-cell office:value-type="string" calcext:value-type="string">
            <text:p>DaZD-ED6</text:p>
          </table:table-cell>
          <table:table-cell office:value-type="string" calcext:value-type="string">
            <text:p>car</text:p>
          </table:table-cell>
          <table:table-cell office:value-type="float" office:value="70710" calcext:value-type="float">
            <text:p>707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HNYD28277H567198</text:p>
          </table:table-cell>
          <table:table-cell table:formula="of:=COM.MICROSOFT.CONCAT(&quot;INSERT INTO vehicle VALUES(DEFAULT, '&quot;; [.B349]; &quot;', '&quot;; [.C349]; &quot;', '&quot;; [.D349]; &quot;', '&quot;; [.E349]; &quot;', &quot;; [.F349]; &quot;, &quot;; [.G349]; &quot;, &quot;; [.H349]; &quot;, &quot;; [.I349]; &quot;, &quot;; [.J349]; &quot;, '&quot;; [.K349]; &quot;');&quot;)" office:value-type="string" office:string-value="INSERT INTO vehicle VALUES(DEFAULT, 'Dodge', 'Ram 2500', 'DaZD-ED6', 'car', 70710, 1, 0, 348, 66, '2HNYD28277H567198');" calcext:value-type="string">
            <text:p>INSERT INTO vehicle VALUES(DEFAULT, 'Dodge', 'Ram 2500', 'DaZD-ED6', 'car', 70710, 1, 0, 348, 66, '2HNYD28277H567198');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Monte Carlo</text:p>
          </table:table-cell>
          <table:table-cell office:value-type="string" calcext:value-type="string">
            <text:p>2ntm-lmr</text:p>
          </table:table-cell>
          <table:table-cell office:value-type="string" calcext:value-type="string">
            <text:p>car</text:p>
          </table:table-cell>
          <table:table-cell office:value-type="float" office:value="32382" calcext:value-type="float">
            <text:p>3238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N8AZ2KR6BT396877</text:p>
          </table:table-cell>
          <table:table-cell table:formula="of:=COM.MICROSOFT.CONCAT(&quot;INSERT INTO vehicle VALUES(DEFAULT, '&quot;; [.B350]; &quot;', '&quot;; [.C350]; &quot;', '&quot;; [.D350]; &quot;', '&quot;; [.E350]; &quot;', &quot;; [.F350]; &quot;, &quot;; [.G350]; &quot;, &quot;; [.H350]; &quot;, &quot;; [.I350]; &quot;, &quot;; [.J350]; &quot;, '&quot;; [.K350]; &quot;');&quot;)" office:value-type="string" office:string-value="INSERT INTO vehicle VALUES(DEFAULT, 'Chevrolet', 'Monte Carlo', '2ntm-lmr', 'car', 32382, 1, 0, 349, 12, 'JN8AZ2KR6BT396877');" calcext:value-type="string">
            <text:p>INSERT INTO vehicle VALUES(DEFAULT, 'Chevrolet', 'Monte Carlo', '2ntm-lmr', 'car', 32382, 1, 0, 349, 12, 'JN8AZ2KR6BT396877');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illager</text:p>
          </table:table-cell>
          <table:table-cell office:value-type="string" calcext:value-type="string">
            <text:p>eQZD-9ko</text:p>
          </table:table-cell>
          <table:table-cell office:value-type="string" calcext:value-type="string">
            <text:p>car</text:p>
          </table:table-cell>
          <table:table-cell office:value-type="float" office:value="111874" calcext:value-type="float">
            <text:p>1118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V126MFK4F2892333</text:p>
          </table:table-cell>
          <table:table-cell table:formula="of:=COM.MICROSOFT.CONCAT(&quot;INSERT INTO vehicle VALUES(DEFAULT, '&quot;; [.B351]; &quot;', '&quot;; [.C351]; &quot;', '&quot;; [.D351]; &quot;', '&quot;; [.E351]; &quot;', &quot;; [.F351]; &quot;, &quot;; [.G351]; &quot;, &quot;; [.H351]; &quot;, &quot;; [.I351]; &quot;, &quot;; [.J351]; &quot;, '&quot;; [.K351]; &quot;');&quot;)" office:value-type="string" office:string-value="INSERT INTO vehicle VALUES(DEFAULT, 'Mercury', 'Villager', 'eQZD-9ko', 'car', 111874, 0, 1, 350, 57, 'YV126MFK4F2892333');" calcext:value-type="string">
            <text:p>INSERT INTO vehicle VALUES(DEFAULT, 'Mercury', 'Villager', 'eQZD-9ko', 'car', 111874, 0, 1, 350, 57, 'YV126MFK4F2892333');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man</text:p>
          </table:table-cell>
          <table:table-cell office:value-type="string" calcext:value-type="string">
            <text:p>1tLi-vGf</text:p>
          </table:table-cell>
          <table:table-cell office:value-type="string" calcext:value-type="string">
            <text:p>car</text:p>
          </table:table-cell>
          <table:table-cell office:value-type="float" office:value="47428" calcext:value-type="float">
            <text:p>474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UEH48H07K162870</text:p>
          </table:table-cell>
          <table:table-cell table:formula="of:=COM.MICROSOFT.CONCAT(&quot;INSERT INTO vehicle VALUES(DEFAULT, '&quot;; [.B352]; &quot;', '&quot;; [.C352]; &quot;', '&quot;; [.D352]; &quot;', '&quot;; [.E352]; &quot;', &quot;; [.F352]; &quot;, &quot;; [.G352]; &quot;, &quot;; [.H352]; &quot;, &quot;; [.I352]; &quot;, &quot;; [.J352]; &quot;, '&quot;; [.K352]; &quot;');&quot;)" office:value-type="string" office:string-value="INSERT INTO vehicle VALUES(DEFAULT, 'Porsche', 'Cayman', '1tLi-vGf', 'car', 47428, 1, 0, 351, 15, 'WAUEH48H07K162870');" calcext:value-type="string">
            <text:p>INSERT INTO vehicle VALUES(DEFAULT, 'Porsche', 'Cayman', '1tLi-vGf', 'car', 47428, 1, 0, 351, 15, 'WAUEH48H07K162870');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RX-7</text:p>
          </table:table-cell>
          <table:table-cell office:value-type="string" calcext:value-type="string">
            <text:p>NDzu-Ggz</text:p>
          </table:table-cell>
          <table:table-cell office:value-type="string" calcext:value-type="string">
            <text:p>car</text:p>
          </table:table-cell>
          <table:table-cell office:value-type="float" office:value="102692" calcext:value-type="float">
            <text:p>10269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N4AL3AP7DC334318</text:p>
          </table:table-cell>
          <table:table-cell table:formula="of:=COM.MICROSOFT.CONCAT(&quot;INSERT INTO vehicle VALUES(DEFAULT, '&quot;; [.B353]; &quot;', '&quot;; [.C353]; &quot;', '&quot;; [.D353]; &quot;', '&quot;; [.E353]; &quot;', &quot;; [.F353]; &quot;, &quot;; [.G353]; &quot;, &quot;; [.H353]; &quot;, &quot;; [.I353]; &quot;, &quot;; [.J353]; &quot;, '&quot;; [.K353]; &quot;');&quot;)" office:value-type="string" office:string-value="INSERT INTO vehicle VALUES(DEFAULT, 'Mazda', 'RX-7', 'NDzu-Ggz', 'car', 102692, 0, 0, 352, 37, '1N4AL3AP7DC334318');" calcext:value-type="string">
            <text:p>INSERT INTO vehicle VALUES(DEFAULT, 'Mazda', 'RX-7', 'NDzu-Ggz', 'car', 102692, 0, 0, 352, 37, '1N4AL3AP7DC334318');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-Class</text:p>
          </table:table-cell>
          <table:table-cell office:value-type="string" calcext:value-type="string">
            <text:p>YQlN-fIg</text:p>
          </table:table-cell>
          <table:table-cell office:value-type="string" calcext:value-type="string">
            <text:p>car</text:p>
          </table:table-cell>
          <table:table-cell office:value-type="float" office:value="134587" calcext:value-type="float">
            <text:p>13458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FMCU9E71AK196069</text:p>
          </table:table-cell>
          <table:table-cell table:formula="of:=COM.MICROSOFT.CONCAT(&quot;INSERT INTO vehicle VALUES(DEFAULT, '&quot;; [.B354]; &quot;', '&quot;; [.C354]; &quot;', '&quot;; [.D354]; &quot;', '&quot;; [.E354]; &quot;', &quot;; [.F354]; &quot;, &quot;; [.G354]; &quot;, &quot;; [.H354]; &quot;, &quot;; [.I354]; &quot;, &quot;; [.J354]; &quot;, '&quot;; [.K354]; &quot;');&quot;)" office:value-type="string" office:string-value="INSERT INTO vehicle VALUES(DEFAULT, 'Mercedes-Benz', 'S-Class', 'YQlN-fIg', 'car', 134587, 0, 0, 353, 41, '1FMCU9E71AK196069');" calcext:value-type="string">
            <text:p>INSERT INTO vehicle VALUES(DEFAULT, 'Mercedes-Benz', 'S-Class', 'YQlN-fIg', 'car', 134587, 0, 0, 353, 41, '1FMCU9E71AK196069');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Ram 3500</text:p>
          </table:table-cell>
          <table:table-cell office:value-type="string" calcext:value-type="string">
            <text:p>XLGb-rpQ</text:p>
          </table:table-cell>
          <table:table-cell office:value-type="string" calcext:value-type="string">
            <text:p>car</text:p>
          </table:table-cell>
          <table:table-cell office:value-type="float" office:value="14022" calcext:value-type="float">
            <text:p>1402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G4GT5GX6F9340169</text:p>
          </table:table-cell>
          <table:table-cell table:formula="of:=COM.MICROSOFT.CONCAT(&quot;INSERT INTO vehicle VALUES(DEFAULT, '&quot;; [.B355]; &quot;', '&quot;; [.C355]; &quot;', '&quot;; [.D355]; &quot;', '&quot;; [.E355]; &quot;', &quot;; [.F355]; &quot;, &quot;; [.G355]; &quot;, &quot;; [.H355]; &quot;, &quot;; [.I355]; &quot;, &quot;; [.J355]; &quot;, '&quot;; [.K355]; &quot;');&quot;)" office:value-type="string" office:string-value="INSERT INTO vehicle VALUES(DEFAULT, 'Dodge', 'Ram 3500', 'XLGb-rpQ', 'car', 14022, 0, 0, 354, 6, '2G4GT5GX6F9340169');" calcext:value-type="string">
            <text:p>INSERT INTO vehicle VALUES(DEFAULT, 'Dodge', 'Ram 3500', 'XLGb-rpQ', 'car', 14022, 0, 0, 354, 6, '2G4GT5GX6F9340169');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amaro</text:p>
          </table:table-cell>
          <table:table-cell office:value-type="string" calcext:value-type="string">
            <text:p>X3zM-oWX</text:p>
          </table:table-cell>
          <table:table-cell office:value-type="string" calcext:value-type="string">
            <text:p>car</text:p>
          </table:table-cell>
          <table:table-cell office:value-type="float" office:value="56783" calcext:value-type="float">
            <text:p>5678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V1382MS9A2605700</text:p>
          </table:table-cell>
          <table:table-cell table:formula="of:=COM.MICROSOFT.CONCAT(&quot;INSERT INTO vehicle VALUES(DEFAULT, '&quot;; [.B356]; &quot;', '&quot;; [.C356]; &quot;', '&quot;; [.D356]; &quot;', '&quot;; [.E356]; &quot;', &quot;; [.F356]; &quot;, &quot;; [.G356]; &quot;, &quot;; [.H356]; &quot;, &quot;; [.I356]; &quot;, &quot;; [.J356]; &quot;, '&quot;; [.K356]; &quot;');&quot;)" office:value-type="string" office:string-value="INSERT INTO vehicle VALUES(DEFAULT, 'Chevrolet', 'Camaro', 'X3zM-oWX', 'car', 56783, 0, 0, 355, 22, 'YV1382MS9A2605700');" calcext:value-type="string">
            <text:p>INSERT INTO vehicle VALUES(DEFAULT, 'Chevrolet', 'Camaro', 'X3zM-oWX', 'car', 56783, 0, 0, 355, 22, 'YV1382MS9A2605700');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xtcN-Lo5</text:p>
          </table:table-cell>
          <table:table-cell office:value-type="string" calcext:value-type="string">
            <text:p>car</text:p>
          </table:table-cell>
          <table:table-cell office:value-type="float" office:value="143786" calcext:value-type="float">
            <text:p>1437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7CE5GK3AS067447</text:p>
          </table:table-cell>
          <table:table-cell table:formula="of:=COM.MICROSOFT.CONCAT(&quot;INSERT INTO vehicle VALUES(DEFAULT, '&quot;; [.B357]; &quot;', '&quot;; [.C357]; &quot;', '&quot;; [.D357]; &quot;', '&quot;; [.E357]; &quot;', &quot;; [.F357]; &quot;, &quot;; [.G357]; &quot;, &quot;; [.H357]; &quot;, &quot;; [.I357]; &quot;, &quot;; [.J357]; &quot;, '&quot;; [.K357]; &quot;');&quot;)" office:value-type="string" office:string-value="INSERT INTO vehicle VALUES(DEFAULT, 'Ford', 'Mustang', 'xtcN-Lo5', 'car', 143786, 0, 1, 356, 23, '1D7CE5GK3AS067447');" calcext:value-type="string">
            <text:p>INSERT INTO vehicle VALUES(DEFAULT, 'Ford', 'Mustang', 'xtcN-Lo5', 'car', 143786, 0, 1, 356, 23, '1D7CE5GK3AS067447');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Sable</text:p>
          </table:table-cell>
          <table:table-cell office:value-type="string" calcext:value-type="string">
            <text:p>53gP-01T</text:p>
          </table:table-cell>
          <table:table-cell office:value-type="string" calcext:value-type="string">
            <text:p>car</text:p>
          </table:table-cell>
          <table:table-cell office:value-type="float" office:value="116263" calcext:value-type="float">
            <text:p>1162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AUNF98P56A548473</text:p>
          </table:table-cell>
          <table:table-cell table:formula="of:=COM.MICROSOFT.CONCAT(&quot;INSERT INTO vehicle VALUES(DEFAULT, '&quot;; [.B358]; &quot;', '&quot;; [.C358]; &quot;', '&quot;; [.D358]; &quot;', '&quot;; [.E358]; &quot;', &quot;; [.F358]; &quot;, &quot;; [.G358]; &quot;, &quot;; [.H358]; &quot;, &quot;; [.I358]; &quot;, &quot;; [.J358]; &quot;, '&quot;; [.K358]; &quot;');&quot;)" office:value-type="string" office:string-value="INSERT INTO vehicle VALUES(DEFAULT, 'Mercury', 'Sable', '53gP-01T', 'car', 116263, 0, 1, 357, 53, 'WAUNF98P56A548473');" calcext:value-type="string">
            <text:p>INSERT INTO vehicle VALUES(DEFAULT, 'Mercury', 'Sable', '53gP-01T', 'car', 116263, 0, 1, 357, 53, 'WAUNF98P56A548473');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TxRU-K5b</text:p>
          </table:table-cell>
          <table:table-cell office:value-type="string" calcext:value-type="string">
            <text:p>car</text:p>
          </table:table-cell>
          <table:table-cell office:value-type="float" office:value="9645" calcext:value-type="float">
            <text:p>96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AUEG78E66A612973</text:p>
          </table:table-cell>
          <table:table-cell table:formula="of:=COM.MICROSOFT.CONCAT(&quot;INSERT INTO vehicle VALUES(DEFAULT, '&quot;; [.B359]; &quot;', '&quot;; [.C359]; &quot;', '&quot;; [.D359]; &quot;', '&quot;; [.E359]; &quot;', &quot;; [.F359]; &quot;, &quot;; [.G359]; &quot;, &quot;; [.H359]; &quot;, &quot;; [.I359]; &quot;, &quot;; [.J359]; &quot;, '&quot;; [.K359]; &quot;');&quot;)" office:value-type="string" office:string-value="INSERT INTO vehicle VALUES(DEFAULT, 'Bentley', 'Continental', 'TxRU-K5b', 'car', 9645, 1, 0, 358, 58, 'WAUEG78E66A612973');" calcext:value-type="string">
            <text:p>INSERT INTO vehicle VALUES(DEFAULT, 'Bentley', 'Continental', 'TxRU-K5b', 'car', 9645, 1, 0, 358, 58, 'WAUEG78E66A612973');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Protege</text:p>
          </table:table-cell>
          <table:table-cell office:value-type="string" calcext:value-type="string">
            <text:p>tXDv-uNt</text:p>
          </table:table-cell>
          <table:table-cell office:value-type="string" calcext:value-type="string">
            <text:p>car</text:p>
          </table:table-cell>
          <table:table-cell office:value-type="float" office:value="38913" calcext:value-type="float">
            <text:p>389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HNYD18686H662123</text:p>
          </table:table-cell>
          <table:table-cell table:formula="of:=COM.MICROSOFT.CONCAT(&quot;INSERT INTO vehicle VALUES(DEFAULT, '&quot;; [.B360]; &quot;', '&quot;; [.C360]; &quot;', '&quot;; [.D360]; &quot;', '&quot;; [.E360]; &quot;', &quot;; [.F360]; &quot;, &quot;; [.G360]; &quot;, &quot;; [.H360]; &quot;, &quot;; [.I360]; &quot;, &quot;; [.J360]; &quot;, '&quot;; [.K360]; &quot;');&quot;)" office:value-type="string" office:string-value="INSERT INTO vehicle VALUES(DEFAULT, 'Mazda', 'Protege', 'tXDv-uNt', 'car', 38913, 1, 0, 359, 64, '2HNYD18686H662123');" calcext:value-type="string">
            <text:p>INSERT INTO vehicle VALUES(DEFAULT, 'Mazda', 'Protege', 'tXDv-uNt', 'car', 38913, 1, 0, 359, 64, '2HNYD18686H662123');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2500</text:p>
          </table:table-cell>
          <table:table-cell office:value-type="string" calcext:value-type="string">
            <text:p>d5b4-hoe</text:p>
          </table:table-cell>
          <table:table-cell office:value-type="string" calcext:value-type="string">
            <text:p>car</text:p>
          </table:table-cell>
          <table:table-cell office:value-type="float" office:value="133029" calcext:value-type="float">
            <text:p>1330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FNYF3H2XEB989989</text:p>
          </table:table-cell>
          <table:table-cell table:formula="of:=COM.MICROSOFT.CONCAT(&quot;INSERT INTO vehicle VALUES(DEFAULT, '&quot;; [.B361]; &quot;', '&quot;; [.C361]; &quot;', '&quot;; [.D361]; &quot;', '&quot;; [.E361]; &quot;', &quot;; [.F361]; &quot;, &quot;; [.G361]; &quot;, &quot;; [.H361]; &quot;, &quot;; [.I361]; &quot;, &quot;; [.J361]; &quot;, '&quot;; [.K361]; &quot;');&quot;)" office:value-type="string" office:string-value="INSERT INTO vehicle VALUES(DEFAULT, 'Chevrolet', 'Express 2500', 'd5b4-hoe', 'car', 133029, 0, 1, 360, 1, '5FNYF3H2XEB989989');" calcext:value-type="string">
            <text:p>INSERT INTO vehicle VALUES(DEFAULT, 'Chevrolet', 'Express 2500', 'd5b4-hoe', 'car', 133029, 0, 1, 360, 1, '5FNYF3H2XEB989989');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-Class</text:p>
          </table:table-cell>
          <table:table-cell office:value-type="string" calcext:value-type="string">
            <text:p>Jx0x-dOk</text:p>
          </table:table-cell>
          <table:table-cell office:value-type="string" calcext:value-type="string">
            <text:p>car</text:p>
          </table:table-cell>
          <table:table-cell office:value-type="float" office:value="29524" calcext:value-type="float">
            <text:p>2952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61" calcext:value-type="float">
            <text:p>3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JGDF2EE4DA491684</text:p>
          </table:table-cell>
          <table:table-cell table:formula="of:=COM.MICROSOFT.CONCAT(&quot;INSERT INTO vehicle VALUES(DEFAULT, '&quot;; [.B362]; &quot;', '&quot;; [.C362]; &quot;', '&quot;; [.D362]; &quot;', '&quot;; [.E362]; &quot;', &quot;; [.F362]; &quot;, &quot;; [.G362]; &quot;, &quot;; [.H362]; &quot;, &quot;; [.I362]; &quot;, &quot;; [.J362]; &quot;, '&quot;; [.K362]; &quot;');&quot;)" office:value-type="string" office:string-value="INSERT INTO vehicle VALUES(DEFAULT, 'Mercedes-Benz', 'SL-Class', 'Jx0x-dOk', 'car', 29524, 1, 1, 361, 23, '4JGDF2EE4DA491684');" calcext:value-type="string">
            <text:p>INSERT INTO vehicle VALUES(DEFAULT, 'Mercedes-Benz', 'SL-Class', 'Jx0x-dOk', 'car', 29524, 1, 1, 361, 23, '4JGDF2EE4DA491684');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Escalade ESV</text:p>
          </table:table-cell>
          <table:table-cell office:value-type="string" calcext:value-type="string">
            <text:p>sKAN-6aK</text:p>
          </table:table-cell>
          <table:table-cell office:value-type="string" calcext:value-type="string">
            <text:p>car</text:p>
          </table:table-cell>
          <table:table-cell office:value-type="float" office:value="56195" calcext:value-type="float">
            <text:p>5619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G5DA03EX4S517446</text:p>
          </table:table-cell>
          <table:table-cell table:formula="of:=COM.MICROSOFT.CONCAT(&quot;INSERT INTO vehicle VALUES(DEFAULT, '&quot;; [.B363]; &quot;', '&quot;; [.C363]; &quot;', '&quot;; [.D363]; &quot;', '&quot;; [.E363]; &quot;', &quot;; [.F363]; &quot;, &quot;; [.G363]; &quot;, &quot;; [.H363]; &quot;, &quot;; [.I363]; &quot;, &quot;; [.J363]; &quot;, '&quot;; [.K363]; &quot;');&quot;)" office:value-type="string" office:string-value="INSERT INTO vehicle VALUES(DEFAULT, 'Cadillac', 'Escalade ESV', 'sKAN-6aK', 'car', 56195, 0, 0, 362, 28, '3G5DA03EX4S517446');" calcext:value-type="string">
            <text:p>INSERT INTO vehicle VALUES(DEFAULT, 'Cadillac', 'Escalade ESV', 'sKAN-6aK', 'car', 56195, 0, 0, 362, 28, '3G5DA03EX4S517446');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Escalade</text:p>
          </table:table-cell>
          <table:table-cell office:value-type="string" calcext:value-type="string">
            <text:p>cfUi-ZZo</text:p>
          </table:table-cell>
          <table:table-cell office:value-type="string" calcext:value-type="string">
            <text:p>car</text:p>
          </table:table-cell>
          <table:table-cell office:value-type="float" office:value="23425" calcext:value-type="float">
            <text:p>2342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AUDF78EX5A695126</text:p>
          </table:table-cell>
          <table:table-cell table:formula="of:=COM.MICROSOFT.CONCAT(&quot;INSERT INTO vehicle VALUES(DEFAULT, '&quot;; [.B364]; &quot;', '&quot;; [.C364]; &quot;', '&quot;; [.D364]; &quot;', '&quot;; [.E364]; &quot;', &quot;; [.F364]; &quot;, &quot;; [.G364]; &quot;, &quot;; [.H364]; &quot;, &quot;; [.I364]; &quot;, &quot;; [.J364]; &quot;, '&quot;; [.K364]; &quot;');&quot;)" office:value-type="string" office:string-value="INSERT INTO vehicle VALUES(DEFAULT, 'Cadillac', 'Escalade', 'cfUi-ZZo', 'car', 23425, 1, 1, 363, 57, 'WAUDF78EX5A695126');" calcext:value-type="string">
            <text:p>INSERT INTO vehicle VALUES(DEFAULT, 'Cadillac', 'Escalade', 'cfUi-ZZo', 'car', 23425, 1, 1, 363, 57, 'WAUDF78EX5A695126');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9-7X</text:p>
          </table:table-cell>
          <table:table-cell office:value-type="string" calcext:value-type="string">
            <text:p>OCgD-U7e</text:p>
          </table:table-cell>
          <table:table-cell office:value-type="string" calcext:value-type="string">
            <text:p>car</text:p>
          </table:table-cell>
          <table:table-cell office:value-type="float" office:value="103024" calcext:value-type="float">
            <text:p>10302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G4GC5EG8AF839638</text:p>
          </table:table-cell>
          <table:table-cell table:formula="of:=COM.MICROSOFT.CONCAT(&quot;INSERT INTO vehicle VALUES(DEFAULT, '&quot;; [.B365]; &quot;', '&quot;; [.C365]; &quot;', '&quot;; [.D365]; &quot;', '&quot;; [.E365]; &quot;', &quot;; [.F365]; &quot;, &quot;; [.G365]; &quot;, &quot;; [.H365]; &quot;, &quot;; [.I365]; &quot;, &quot;; [.J365]; &quot;, '&quot;; [.K365]; &quot;');&quot;)" office:value-type="string" office:string-value="INSERT INTO vehicle VALUES(DEFAULT, 'Saab', '9-7X', 'OCgD-U7e', 'car', 103024, 1, 1, 364, 5, '1G4GC5EG8AF839638');" calcext:value-type="string">
            <text:p>INSERT INTO vehicle VALUES(DEFAULT, 'Saab', '9-7X', 'OCgD-U7e', 'car', 103024, 1, 1, 364, 5, '1G4GC5EG8AF839638');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HNx0-hsl</text:p>
          </table:table-cell>
          <table:table-cell office:value-type="string" calcext:value-type="string">
            <text:p>car</text:p>
          </table:table-cell>
          <table:table-cell office:value-type="float" office:value="40356" calcext:value-type="float">
            <text:p>403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UKH98E87A075326</text:p>
          </table:table-cell>
          <table:table-cell table:formula="of:=COM.MICROSOFT.CONCAT(&quot;INSERT INTO vehicle VALUES(DEFAULT, '&quot;; [.B366]; &quot;', '&quot;; [.C366]; &quot;', '&quot;; [.D366]; &quot;', '&quot;; [.E366]; &quot;', &quot;; [.F366]; &quot;, &quot;; [.G366]; &quot;, &quot;; [.H366]; &quot;, &quot;; [.I366]; &quot;, &quot;; [.J366]; &quot;, '&quot;; [.K366]; &quot;');&quot;)" office:value-type="string" office:string-value="INSERT INTO vehicle VALUES(DEFAULT, 'Volkswagen', 'Golf', 'HNx0-hsl', 'car', 40356, 1, 0, 365, 13, 'WAUKH98E87A075326');" calcext:value-type="string">
            <text:p>INSERT INTO vehicle VALUES(DEFAULT, 'Volkswagen', 'Golf', 'HNx0-hsl', 'car', 40356, 1, 0, 365, 13, 'WAUKH98E87A075326');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rento</text:p>
          </table:table-cell>
          <table:table-cell office:value-type="string" calcext:value-type="string">
            <text:p>FHci-W5Q</text:p>
          </table:table-cell>
          <table:table-cell office:value-type="string" calcext:value-type="string">
            <text:p>car</text:p>
          </table:table-cell>
          <table:table-cell office:value-type="float" office:value="86990" calcext:value-type="float">
            <text:p>8699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NPEB4ACXBH149196</text:p>
          </table:table-cell>
          <table:table-cell table:formula="of:=COM.MICROSOFT.CONCAT(&quot;INSERT INTO vehicle VALUES(DEFAULT, '&quot;; [.B367]; &quot;', '&quot;; [.C367]; &quot;', '&quot;; [.D367]; &quot;', '&quot;; [.E367]; &quot;', &quot;; [.F367]; &quot;, &quot;; [.G367]; &quot;, &quot;; [.H367]; &quot;, &quot;; [.I367]; &quot;, &quot;; [.J367]; &quot;, '&quot;; [.K367]; &quot;');&quot;)" office:value-type="string" office:string-value="INSERT INTO vehicle VALUES(DEFAULT, 'Kia', 'Sorento', 'FHci-W5Q', 'car', 86990, 1, 1, 366, 53, '5NPEB4ACXBH149196');" calcext:value-type="string">
            <text:p>INSERT INTO vehicle VALUES(DEFAULT, 'Kia', 'Sorento', 'FHci-W5Q', 'car', 86990, 1, 1, 366, 53, '5NPEB4ACXBH149196');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Pajero</text:p>
          </table:table-cell>
          <table:table-cell office:value-type="string" calcext:value-type="string">
            <text:p>igAk-qAP</text:p>
          </table:table-cell>
          <table:table-cell office:value-type="string" calcext:value-type="string">
            <text:p>car</text:p>
          </table:table-cell>
          <table:table-cell office:value-type="float" office:value="75934" calcext:value-type="float">
            <text:p>759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AUEF78E88A519202</text:p>
          </table:table-cell>
          <table:table-cell table:formula="of:=COM.MICROSOFT.CONCAT(&quot;INSERT INTO vehicle VALUES(DEFAULT, '&quot;; [.B368]; &quot;', '&quot;; [.C368]; &quot;', '&quot;; [.D368]; &quot;', '&quot;; [.E368]; &quot;', &quot;; [.F368]; &quot;, &quot;; [.G368]; &quot;, &quot;; [.H368]; &quot;, &quot;; [.I368]; &quot;, &quot;; [.J368]; &quot;, '&quot;; [.K368]; &quot;');&quot;)" office:value-type="string" office:string-value="INSERT INTO vehicle VALUES(DEFAULT, 'Mitsubishi', 'Pajero', 'igAk-qAP', 'car', 75934, 0, 1, 367, 75, 'WAUEF78E88A519202');" calcext:value-type="string">
            <text:p>INSERT INTO vehicle VALUES(DEFAULT, 'Mitsubishi', 'Pajero', 'igAk-qAP', 'car', 75934, 0, 1, 367, 75, 'WAUEF78E88A519202');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V12 Vantage</text:p>
          </table:table-cell>
          <table:table-cell office:value-type="string" calcext:value-type="string">
            <text:p>fBN6-iyH</text:p>
          </table:table-cell>
          <table:table-cell office:value-type="string" calcext:value-type="string">
            <text:p>car</text:p>
          </table:table-cell>
          <table:table-cell office:value-type="float" office:value="116137" calcext:value-type="float">
            <text:p>1161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G4GV5EV5B9703972</text:p>
          </table:table-cell>
          <table:table-cell table:formula="of:=COM.MICROSOFT.CONCAT(&quot;INSERT INTO vehicle VALUES(DEFAULT, '&quot;; [.B369]; &quot;', '&quot;; [.C369]; &quot;', '&quot;; [.D369]; &quot;', '&quot;; [.E369]; &quot;', &quot;; [.F369]; &quot;, &quot;; [.G369]; &quot;, &quot;; [.H369]; &quot;, &quot;; [.I369]; &quot;, &quot;; [.J369]; &quot;, '&quot;; [.K369]; &quot;');&quot;)" office:value-type="string" office:string-value="INSERT INTO vehicle VALUES(DEFAULT, 'Aston Martin', 'V12 Vantage', 'fBN6-iyH', 'car', 116137, 1, 0, 368, 39, '2G4GV5EV5B9703972');" calcext:value-type="string">
            <text:p>INSERT INTO vehicle VALUES(DEFAULT, 'Aston Martin', 'V12 Vantage', 'fBN6-iyH', 'car', 116137, 1, 0, 368, 39, '2G4GV5EV5B9703972');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mry Hybrid</text:p>
          </table:table-cell>
          <table:table-cell office:value-type="string" calcext:value-type="string">
            <text:p>9csI-Hjg</text:p>
          </table:table-cell>
          <table:table-cell office:value-type="string" calcext:value-type="string">
            <text:p>car</text:p>
          </table:table-cell>
          <table:table-cell office:value-type="float" office:value="65756" calcext:value-type="float">
            <text:p>657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H4KA965X2C977112</text:p>
          </table:table-cell>
          <table:table-cell table:formula="of:=COM.MICROSOFT.CONCAT(&quot;INSERT INTO vehicle VALUES(DEFAULT, '&quot;; [.B370]; &quot;', '&quot;; [.C370]; &quot;', '&quot;; [.D370]; &quot;', '&quot;; [.E370]; &quot;', &quot;; [.F370]; &quot;, &quot;; [.G370]; &quot;, &quot;; [.H370]; &quot;, &quot;; [.I370]; &quot;, &quot;; [.J370]; &quot;, '&quot;; [.K370]; &quot;');&quot;)" office:value-type="string" office:string-value="INSERT INTO vehicle VALUES(DEFAULT, 'Toyota', 'Camry Hybrid', '9csI-Hjg', 'car', 65756, 1, 0, 369, 71, 'JH4KA965X2C977112');" calcext:value-type="string">
            <text:p>INSERT INTO vehicle VALUES(DEFAULT, 'Toyota', 'Camry Hybrid', '9csI-Hjg', 'car', 65756, 1, 0, 369, 71, 'JH4KA965X2C977112');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h9r1-PMQ</text:p>
          </table:table-cell>
          <table:table-cell office:value-type="string" calcext:value-type="string">
            <text:p>car</text:p>
          </table:table-cell>
          <table:table-cell office:value-type="float" office:value="136103" calcext:value-type="float">
            <text:p>1361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GAKVDED8CJ181961</text:p>
          </table:table-cell>
          <table:table-cell table:formula="of:=COM.MICROSOFT.CONCAT(&quot;INSERT INTO vehicle VALUES(DEFAULT, '&quot;; [.B371]; &quot;', '&quot;; [.C371]; &quot;', '&quot;; [.D371]; &quot;', '&quot;; [.E371]; &quot;', &quot;; [.F371]; &quot;, &quot;; [.G371]; &quot;, &quot;; [.H371]; &quot;, &quot;; [.I371]; &quot;, &quot;; [.J371]; &quot;, '&quot;; [.K371]; &quot;');&quot;)" office:value-type="string" office:string-value="INSERT INTO vehicle VALUES(DEFAULT, 'Ford', 'Mustang', 'h9r1-PMQ', 'car', 136103, 0, 1, 370, 31, '5GAKVDED8CJ181961');" calcext:value-type="string">
            <text:p>INSERT INTO vehicle VALUES(DEFAULT, 'Ford', 'Mustang', 'h9r1-PMQ', 'car', 136103, 0, 1, 370, 31, '5GAKVDED8CJ181961');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Cougar</text:p>
          </table:table-cell>
          <table:table-cell office:value-type="string" calcext:value-type="string">
            <text:p>KXqq-cGv</text:p>
          </table:table-cell>
          <table:table-cell office:value-type="string" calcext:value-type="string">
            <text:p>car</text:p>
          </table:table-cell>
          <table:table-cell office:value-type="float" office:value="55386" calcext:value-type="float">
            <text:p>5538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G6DS8ED1B0932350</text:p>
          </table:table-cell>
          <table:table-cell table:formula="of:=COM.MICROSOFT.CONCAT(&quot;INSERT INTO vehicle VALUES(DEFAULT, '&quot;; [.B372]; &quot;', '&quot;; [.C372]; &quot;', '&quot;; [.D372]; &quot;', '&quot;; [.E372]; &quot;', &quot;; [.F372]; &quot;, &quot;; [.G372]; &quot;, &quot;; [.H372]; &quot;, &quot;; [.I372]; &quot;, &quot;; [.J372]; &quot;, '&quot;; [.K372]; &quot;');&quot;)" office:value-type="string" office:string-value="INSERT INTO vehicle VALUES(DEFAULT, 'Mercury', 'Cougar', 'KXqq-cGv', 'car', 55386, 1, 0, 371, 53, '1G6DS8ED1B0932350');" calcext:value-type="string">
            <text:p>INSERT INTO vehicle VALUES(DEFAULT, 'Mercury', 'Cougar', 'KXqq-cGv', 'car', 55386, 1, 0, 371, 53, '1G6DS8ED1B0932350');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Sunbird</text:p>
          </table:table-cell>
          <table:table-cell office:value-type="string" calcext:value-type="string">
            <text:p>vgUR-uCa</text:p>
          </table:table-cell>
          <table:table-cell office:value-type="string" calcext:value-type="string">
            <text:p>car</text:p>
          </table:table-cell>
          <table:table-cell office:value-type="float" office:value="32953" calcext:value-type="float">
            <text:p>3295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LAC2D48BA566630</text:p>
          </table:table-cell>
          <table:table-cell table:formula="of:=COM.MICROSOFT.CONCAT(&quot;INSERT INTO vehicle VALUES(DEFAULT, '&quot;; [.B373]; &quot;', '&quot;; [.C373]; &quot;', '&quot;; [.D373]; &quot;', '&quot;; [.E373]; &quot;', &quot;; [.F373]; &quot;, &quot;; [.G373]; &quot;, &quot;; [.H373]; &quot;, &quot;; [.I373]; &quot;, &quot;; [.J373]; &quot;, '&quot;; [.K373]; &quot;');&quot;)" office:value-type="string" office:string-value="INSERT INTO vehicle VALUES(DEFAULT, 'Pontiac', 'Sunbird', 'vgUR-uCa', 'car', 32953, 1, 1, 372, 14, 'SALAC2D48BA566630');" calcext:value-type="string">
            <text:p>INSERT INTO vehicle VALUES(DEFAULT, 'Pontiac', 'Sunbird', 'vgUR-uCa', 'car', 32953, 1, 1, 372, 14, 'SALAC2D48BA566630');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5 Series</text:p>
          </table:table-cell>
          <table:table-cell office:value-type="string" calcext:value-type="string">
            <text:p>b1gx-7Kh</text:p>
          </table:table-cell>
          <table:table-cell office:value-type="string" calcext:value-type="string">
            <text:p>car</text:p>
          </table:table-cell>
          <table:table-cell office:value-type="float" office:value="20443" calcext:value-type="float">
            <text:p>204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UUA65686A194957</text:p>
          </table:table-cell>
          <table:table-cell table:formula="of:=COM.MICROSOFT.CONCAT(&quot;INSERT INTO vehicle VALUES(DEFAULT, '&quot;; [.B374]; &quot;', '&quot;; [.C374]; &quot;', '&quot;; [.D374]; &quot;', '&quot;; [.E374]; &quot;', &quot;; [.F374]; &quot;, &quot;; [.G374]; &quot;, &quot;; [.H374]; &quot;, &quot;; [.I374]; &quot;, &quot;; [.J374]; &quot;, '&quot;; [.K374]; &quot;');&quot;)" office:value-type="string" office:string-value="INSERT INTO vehicle VALUES(DEFAULT, 'BMW', '5 Series', 'b1gx-7Kh', 'car', 20443, 0, 1, 373, 46, '19UUA65686A194957');" calcext:value-type="string">
            <text:p>INSERT INTO vehicle VALUES(DEFAULT, 'BMW', '5 Series', 'b1gx-7Kh', 'car', 20443, 0, 1, 373, 46, '19UUA65686A194957');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Optima</text:p>
          </table:table-cell>
          <table:table-cell office:value-type="string" calcext:value-type="string">
            <text:p>9Ohj-L0I</text:p>
          </table:table-cell>
          <table:table-cell office:value-type="string" calcext:value-type="string">
            <text:p>car</text:p>
          </table:table-cell>
          <table:table-cell office:value-type="float" office:value="112558" calcext:value-type="float">
            <text:p>11255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G6DL8E3XD0251837</text:p>
          </table:table-cell>
          <table:table-cell table:formula="of:=COM.MICROSOFT.CONCAT(&quot;INSERT INTO vehicle VALUES(DEFAULT, '&quot;; [.B375]; &quot;', '&quot;; [.C375]; &quot;', '&quot;; [.D375]; &quot;', '&quot;; [.E375]; &quot;', &quot;; [.F375]; &quot;, &quot;; [.G375]; &quot;, &quot;; [.H375]; &quot;, &quot;; [.I375]; &quot;, &quot;; [.J375]; &quot;, '&quot;; [.K375]; &quot;');&quot;)" office:value-type="string" office:string-value="INSERT INTO vehicle VALUES(DEFAULT, 'Kia', 'Optima', '9Ohj-L0I', 'car', 112558, 1, 0, 374, 52, '1G6DL8E3XD0251837');" calcext:value-type="string">
            <text:p>INSERT INTO vehicle VALUES(DEFAULT, 'Kia', 'Optima', '9Ohj-L0I', 'car', 112558, 1, 0, 374, 52, '1G6DL8E3XD0251837');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J</text:p>
          </table:table-cell>
          <table:table-cell office:value-type="string" calcext:value-type="string">
            <text:p>gjG7-3kV</text:p>
          </table:table-cell>
          <table:table-cell office:value-type="string" calcext:value-type="string">
            <text:p>car</text:p>
          </table:table-cell>
          <table:table-cell office:value-type="float" office:value="15492" calcext:value-type="float">
            <text:p>1549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UFEAFMXCA221614</text:p>
          </table:table-cell>
          <table:table-cell table:formula="of:=COM.MICROSOFT.CONCAT(&quot;INSERT INTO vehicle VALUES(DEFAULT, '&quot;; [.B376]; &quot;', '&quot;; [.C376]; &quot;', '&quot;; [.D376]; &quot;', '&quot;; [.E376]; &quot;', &quot;; [.F376]; &quot;, &quot;; [.G376]; &quot;, &quot;; [.H376]; &quot;, &quot;; [.I376]; &quot;, &quot;; [.J376]; &quot;, '&quot;; [.K376]; &quot;');&quot;)" office:value-type="string" office:string-value="INSERT INTO vehicle VALUES(DEFAULT, 'Jaguar', 'XJ', 'gjG7-3kV', 'car', 15492, 0, 0, 375, 21, 'WAUFEAFMXCA221614');" calcext:value-type="string">
            <text:p>INSERT INTO vehicle VALUES(DEFAULT, 'Jaguar', 'XJ', 'gjG7-3kV', 'car', 15492, 0, 0, 375, 21, 'WAUFEAFMXCA221614');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Altima</text:p>
          </table:table-cell>
          <table:table-cell office:value-type="string" calcext:value-type="string">
            <text:p>W4O2-sgq</text:p>
          </table:table-cell>
          <table:table-cell office:value-type="string" calcext:value-type="string">
            <text:p>car</text:p>
          </table:table-cell>
          <table:table-cell office:value-type="float" office:value="88766" calcext:value-type="float">
            <text:p>887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GYFNAEY4AS437374</text:p>
          </table:table-cell>
          <table:table-cell table:formula="of:=COM.MICROSOFT.CONCAT(&quot;INSERT INTO vehicle VALUES(DEFAULT, '&quot;; [.B377]; &quot;', '&quot;; [.C377]; &quot;', '&quot;; [.D377]; &quot;', '&quot;; [.E377]; &quot;', &quot;; [.F377]; &quot;, &quot;; [.G377]; &quot;, &quot;; [.H377]; &quot;, &quot;; [.I377]; &quot;, &quot;; [.J377]; &quot;, '&quot;; [.K377]; &quot;');&quot;)" office:value-type="string" office:string-value="INSERT INTO vehicle VALUES(DEFAULT, 'Nissan', 'Altima', 'W4O2-sgq', 'car', 88766, 0, 1, 376, 41, '3GYFNAEY4AS437374');" calcext:value-type="string">
            <text:p>INSERT INTO vehicle VALUES(DEFAULT, 'Nissan', 'Altima', 'W4O2-sgq', 'car', 88766, 0, 1, 376, 41, '3GYFNAEY4AS437374');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hs3-dSB</text:p>
          </table:table-cell>
          <table:table-cell office:value-type="string" calcext:value-type="string">
            <text:p>car</text:p>
          </table:table-cell>
          <table:table-cell office:value-type="float" office:value="58233" calcext:value-type="float">
            <text:p>582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G4WY55J511387860</text:p>
          </table:table-cell>
          <table:table-cell table:formula="of:=COM.MICROSOFT.CONCAT(&quot;INSERT INTO vehicle VALUES(DEFAULT, '&quot;; [.B378]; &quot;', '&quot;; [.C378]; &quot;', '&quot;; [.D378]; &quot;', '&quot;; [.E378]; &quot;', &quot;; [.F378]; &quot;, &quot;; [.G378]; &quot;, &quot;; [.H378]; &quot;, &quot;; [.I378]; &quot;, &quot;; [.J378]; &quot;, '&quot;; [.K378]; &quot;');&quot;)" office:value-type="string" office:string-value="INSERT INTO vehicle VALUES(DEFAULT, 'Eagle', 'Vision', 'ths3-dSB', 'car', 58233, 0, 1, 377, 15, '2G4WY55J511387860');" calcext:value-type="string">
            <text:p>INSERT INTO vehicle VALUES(DEFAULT, 'Eagle', 'Vision', 'ths3-dSB', 'car', 58233, 0, 1, 377, 15, '2G4WY55J511387860');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Oldsmobil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28k-Xrp</text:p>
          </table:table-cell>
          <table:table-cell office:value-type="string" calcext:value-type="string">
            <text:p>car</text:p>
          </table:table-cell>
          <table:table-cell office:value-type="float" office:value="47097" calcext:value-type="float">
            <text:p>4709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ULFAFR3BA755094</text:p>
          </table:table-cell>
          <table:table-cell table:formula="of:=COM.MICROSOFT.CONCAT(&quot;INSERT INTO vehicle VALUES(DEFAULT, '&quot;; [.B379]; &quot;', '&quot;; [.C379]; &quot;', '&quot;; [.D379]; &quot;', '&quot;; [.E379]; &quot;', &quot;; [.F379]; &quot;, &quot;; [.G379]; &quot;, &quot;; [.H379]; &quot;, &quot;; [.I379]; &quot;, &quot;; [.J379]; &quot;, '&quot;; [.K379]; &quot;');&quot;)" office:value-type="string" office:string-value="INSERT INTO vehicle VALUES(DEFAULT, 'Oldsmobile', '88', 'L28k-Xrp', 'car', 47097, 1, 1, 378, 28, 'WAULFAFR3BA755094');" calcext:value-type="string">
            <text:p>INSERT INTO vehicle VALUES(DEFAULT, 'Oldsmobile', '88', 'L28k-Xrp', 'car', 47097, 1, 1, 378, 28, 'WAULFAFR3BA755094');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DeVille</text:p>
          </table:table-cell>
          <table:table-cell office:value-type="string" calcext:value-type="string">
            <text:p>cXG8-HXX</text:p>
          </table:table-cell>
          <table:table-cell office:value-type="string" calcext:value-type="string">
            <text:p>car</text:p>
          </table:table-cell>
          <table:table-cell office:value-type="float" office:value="131550" calcext:value-type="float">
            <text:p>1315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TWX3B58AE907287</text:p>
          </table:table-cell>
          <table:table-cell table:formula="of:=COM.MICROSOFT.CONCAT(&quot;INSERT INTO vehicle VALUES(DEFAULT, '&quot;; [.B380]; &quot;', '&quot;; [.C380]; &quot;', '&quot;; [.D380]; &quot;', '&quot;; [.E380]; &quot;', &quot;; [.F380]; &quot;, &quot;; [.G380]; &quot;, &quot;; [.H380]; &quot;, &quot;; [.I380]; &quot;, &quot;; [.J380]; &quot;, '&quot;; [.K380]; &quot;');&quot;)" office:value-type="string" office:string-value="INSERT INTO vehicle VALUES(DEFAULT, 'Cadillac', 'DeVille', 'cXG8-HXX', 'car', 131550, 1, 0, 379, 12, '1FTWX3B58AE907287');" calcext:value-type="string">
            <text:p>INSERT INTO vehicle VALUES(DEFAULT, 'Cadillac', 'DeVille', 'cXG8-HXX', 'car', 131550, 1, 0, 379, 12, '1FTWX3B58AE907287');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n6SN-7fR</text:p>
          </table:table-cell>
          <table:table-cell office:value-type="string" calcext:value-type="string">
            <text:p>car</text:p>
          </table:table-cell>
          <table:table-cell office:value-type="float" office:value="137505" calcext:value-type="float">
            <text:p>1375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AUA2AFD5DN079881</text:p>
          </table:table-cell>
          <table:table-cell table:formula="of:=COM.MICROSOFT.CONCAT(&quot;INSERT INTO vehicle VALUES(DEFAULT, '&quot;; [.B381]; &quot;', '&quot;; [.C381]; &quot;', '&quot;; [.D381]; &quot;', '&quot;; [.E381]; &quot;', &quot;; [.F381]; &quot;, &quot;; [.G381]; &quot;, &quot;; [.H381]; &quot;, &quot;; [.I381]; &quot;, &quot;; [.J381]; &quot;, '&quot;; [.K381]; &quot;');&quot;)" office:value-type="string" office:string-value="INSERT INTO vehicle VALUES(DEFAULT, 'Lexus', 'GX', 'n6SN-7fR', 'car', 137505, 0, 1, 380, 42, 'WAUA2AFD5DN079881');" calcext:value-type="string">
            <text:p>INSERT INTO vehicle VALUES(DEFAULT, 'Lexus', 'GX', 'n6SN-7fR', 'car', 137505, 0, 1, 380, 42, 'WAUA2AFD5DN079881');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3HvR-yF1</text:p>
          </table:table-cell>
          <table:table-cell office:value-type="string" calcext:value-type="string">
            <text:p>car</text:p>
          </table:table-cell>
          <table:table-cell office:value-type="float" office:value="62390" calcext:value-type="float">
            <text:p>6239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N1AZ2MH4FN269518</text:p>
          </table:table-cell>
          <table:table-cell table:formula="of:=COM.MICROSOFT.CONCAT(&quot;INSERT INTO vehicle VALUES(DEFAULT, '&quot;; [.B382]; &quot;', '&quot;; [.C382]; &quot;', '&quot;; [.D382]; &quot;', '&quot;; [.E382]; &quot;', &quot;; [.F382]; &quot;, &quot;; [.G382]; &quot;, &quot;; [.H382]; &quot;, &quot;; [.I382]; &quot;, &quot;; [.J382]; &quot;, '&quot;; [.K382]; &quot;');&quot;)" office:value-type="string" office:string-value="INSERT INTO vehicle VALUES(DEFAULT, 'Plymouth', 'Neon', '3HvR-yF1', 'car', 62390, 0, 0, 381, 35, '5N1AZ2MH4FN269518');" calcext:value-type="string">
            <text:p>INSERT INTO vehicle VALUES(DEFAULT, 'Plymouth', 'Neon', '3HvR-yF1', 'car', 62390, 0, 0, 381, 35, '5N1AZ2MH4FN269518');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 III</text:p>
          </table:table-cell>
          <table:table-cell office:value-type="string" calcext:value-type="string">
            <text:p>zs8q-ypN</text:p>
          </table:table-cell>
          <table:table-cell office:value-type="string" calcext:value-type="string">
            <text:p>car</text:p>
          </table:table-cell>
          <table:table-cell office:value-type="float" office:value="15814" calcext:value-type="float">
            <text:p>158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G4GG5G32CF405507</text:p>
          </table:table-cell>
          <table:table-cell table:formula="of:=COM.MICROSOFT.CONCAT(&quot;INSERT INTO vehicle VALUES(DEFAULT, '&quot;; [.B383]; &quot;', '&quot;; [.C383]; &quot;', '&quot;; [.D383]; &quot;', '&quot;; [.E383]; &quot;', &quot;; [.F383]; &quot;, &quot;; [.G383]; &quot;, &quot;; [.H383]; &quot;, &quot;; [.I383]; &quot;, &quot;; [.J383]; &quot;, '&quot;; [.K383]; &quot;');&quot;)" office:value-type="string" office:string-value="INSERT INTO vehicle VALUES(DEFAULT, 'Volkswagen', 'Golf III', 'zs8q-ypN', 'car', 15814, 1, 0, 382, 55, '1G4GG5G32CF405507');" calcext:value-type="string">
            <text:p>INSERT INTO vehicle VALUES(DEFAULT, 'Volkswagen', 'Golf III', 'zs8q-ypN', 'car', 15814, 1, 0, 382, 55, '1G4GG5G32CF405507');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RAV4</text:p>
          </table:table-cell>
          <table:table-cell office:value-type="string" calcext:value-type="string">
            <text:p>i1Am-z7f</text:p>
          </table:table-cell>
          <table:table-cell office:value-type="string" calcext:value-type="string">
            <text:p>car</text:p>
          </table:table-cell>
          <table:table-cell office:value-type="float" office:value="115216" calcext:value-type="float">
            <text:p>1152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N1AA0NC0DN880545</text:p>
          </table:table-cell>
          <table:table-cell table:formula="of:=COM.MICROSOFT.CONCAT(&quot;INSERT INTO vehicle VALUES(DEFAULT, '&quot;; [.B384]; &quot;', '&quot;; [.C384]; &quot;', '&quot;; [.D384]; &quot;', '&quot;; [.E384]; &quot;', &quot;; [.F384]; &quot;, &quot;; [.G384]; &quot;, &quot;; [.H384]; &quot;, &quot;; [.I384]; &quot;, &quot;; [.J384]; &quot;, '&quot;; [.K384]; &quot;');&quot;)" office:value-type="string" office:string-value="INSERT INTO vehicle VALUES(DEFAULT, 'Toyota', 'RAV4', 'i1Am-z7f', 'car', 115216, 1, 0, 383, 1, '5N1AA0NC0DN880545');" calcext:value-type="string">
            <text:p>INSERT INTO vehicle VALUES(DEFAULT, 'Toyota', 'RAV4', 'i1Am-z7f', 'car', 115216, 1, 0, 383, 1, '5N1AA0NC0DN880545');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illager</text:p>
          </table:table-cell>
          <table:table-cell office:value-type="string" calcext:value-type="string">
            <text:p>N9jk-eUe</text:p>
          </table:table-cell>
          <table:table-cell office:value-type="string" calcext:value-type="string">
            <text:p>car</text:p>
          </table:table-cell>
          <table:table-cell office:value-type="float" office:value="136298" calcext:value-type="float">
            <text:p>13629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HMFA3F28AS328837</text:p>
          </table:table-cell>
          <table:table-cell table:formula="of:=COM.MICROSOFT.CONCAT(&quot;INSERT INTO vehicle VALUES(DEFAULT, '&quot;; [.B385]; &quot;', '&quot;; [.C385]; &quot;', '&quot;; [.D385]; &quot;', '&quot;; [.E385]; &quot;', &quot;; [.F385]; &quot;, &quot;; [.G385]; &quot;, &quot;; [.H385]; &quot;, &quot;; [.I385]; &quot;, &quot;; [.J385]; &quot;, '&quot;; [.K385]; &quot;');&quot;)" office:value-type="string" office:string-value="INSERT INTO vehicle VALUES(DEFAULT, 'Mercury', 'Villager', 'N9jk-eUe', 'car', 136298, 1, 0, 384, 24, 'JHMFA3F28AS328837');" calcext:value-type="string">
            <text:p>INSERT INTO vehicle VALUES(DEFAULT, 'Mercury', 'Villager', 'N9jk-eUe', 'car', 136298, 1, 0, 384, 24, 'JHMFA3F28AS328837');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Skyhawk</text:p>
          </table:table-cell>
          <table:table-cell office:value-type="string" calcext:value-type="string">
            <text:p>YVnM-HGf</text:p>
          </table:table-cell>
          <table:table-cell office:value-type="string" calcext:value-type="string">
            <text:p>car</text:p>
          </table:table-cell>
          <table:table-cell office:value-type="float" office:value="98869" calcext:value-type="float">
            <text:p>9886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M1CR2W30A0754503</text:p>
          </table:table-cell>
          <table:table-cell table:formula="of:=COM.MICROSOFT.CONCAT(&quot;INSERT INTO vehicle VALUES(DEFAULT, '&quot;; [.B386]; &quot;', '&quot;; [.C386]; &quot;', '&quot;; [.D386]; &quot;', '&quot;; [.E386]; &quot;', &quot;; [.F386]; &quot;, &quot;; [.G386]; &quot;, &quot;; [.H386]; &quot;, &quot;; [.I386]; &quot;, &quot;; [.J386]; &quot;, '&quot;; [.K386]; &quot;');&quot;)" office:value-type="string" office:string-value="INSERT INTO vehicle VALUES(DEFAULT, 'Buick', 'Skyhawk', 'YVnM-HGf', 'car', 98869, 0, 0, 385, 8, 'JM1CR2W30A0754503');" calcext:value-type="string">
            <text:p>INSERT INTO vehicle VALUES(DEFAULT, 'Buick', 'Skyhawk', 'YVnM-HGf', 'car', 98869, 0, 0, 385, 8, 'JM1CR2W30A0754503');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rown Victoria</text:p>
          </table:table-cell>
          <table:table-cell office:value-type="string" calcext:value-type="string">
            <text:p>Htc7-EBN</text:p>
          </table:table-cell>
          <table:table-cell office:value-type="string" calcext:value-type="string">
            <text:p>car</text:p>
          </table:table-cell>
          <table:table-cell office:value-type="float" office:value="140307" calcext:value-type="float">
            <text:p>14030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V1672MK6A2349208</text:p>
          </table:table-cell>
          <table:table-cell table:formula="of:=COM.MICROSOFT.CONCAT(&quot;INSERT INTO vehicle VALUES(DEFAULT, '&quot;; [.B387]; &quot;', '&quot;; [.C387]; &quot;', '&quot;; [.D387]; &quot;', '&quot;; [.E387]; &quot;', &quot;; [.F387]; &quot;, &quot;; [.G387]; &quot;, &quot;; [.H387]; &quot;, &quot;; [.I387]; &quot;, &quot;; [.J387]; &quot;, '&quot;; [.K387]; &quot;');&quot;)" office:value-type="string" office:string-value="INSERT INTO vehicle VALUES(DEFAULT, 'Ford', 'Crown Victoria', 'Htc7-EBN', 'car', 140307, 0, 0, 386, 9, 'YV1672MK6A2349208');" calcext:value-type="string">
            <text:p>INSERT INTO vehicle VALUES(DEFAULT, 'Ford', 'Crown Victoria', 'Htc7-EBN', 'car', 140307, 0, 0, 386, 9, 'YV1672MK6A2349208');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wkA2-koM</text:p>
          </table:table-cell>
          <table:table-cell office:value-type="string" calcext:value-type="string">
            <text:p>car</text:p>
          </table:table-cell>
          <table:table-cell office:value-type="float" office:value="127152" calcext:value-type="float">
            <text:p>12715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H4KB16698C877163</text:p>
          </table:table-cell>
          <table:table-cell table:formula="of:=COM.MICROSOFT.CONCAT(&quot;INSERT INTO vehicle VALUES(DEFAULT, '&quot;; [.B388]; &quot;', '&quot;; [.C388]; &quot;', '&quot;; [.D388]; &quot;', '&quot;; [.E388]; &quot;', &quot;; [.F388]; &quot;, &quot;; [.G388]; &quot;, &quot;; [.H388]; &quot;, &quot;; [.I388]; &quot;, &quot;; [.J388]; &quot;, '&quot;; [.K388]; &quot;');&quot;)" office:value-type="string" office:string-value="INSERT INTO vehicle VALUES(DEFAULT, 'Audi', 'S8', 'wkA2-koM', 'car', 127152, 0, 0, 387, 10, 'JH4KB16698C877163');" calcext:value-type="string">
            <text:p>INSERT INTO vehicle VALUES(DEFAULT, 'Audi', 'S8', 'wkA2-koM', 'car', 127152, 0, 0, 387, 10, 'JH4KB16698C877163');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mHNz-8Wb</text:p>
          </table:table-cell>
          <table:table-cell office:value-type="string" calcext:value-type="string">
            <text:p>car</text:p>
          </table:table-cell>
          <table:table-cell office:value-type="float" office:value="44519" calcext:value-type="float">
            <text:p>4451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JWA2GT1EM098010</text:p>
          </table:table-cell>
          <table:table-cell table:formula="of:=COM.MICROSOFT.CONCAT(&quot;INSERT INTO vehicle VALUES(DEFAULT, '&quot;; [.B389]; &quot;', '&quot;; [.C389]; &quot;', '&quot;; [.D389]; &quot;', '&quot;; [.E389]; &quot;', &quot;; [.F389]; &quot;, &quot;; [.G389]; &quot;, &quot;; [.H389]; &quot;, &quot;; [.I389]; &quot;, &quot;; [.J389]; &quot;, '&quot;; [.K389]; &quot;');&quot;)" office:value-type="string" office:string-value="INSERT INTO vehicle VALUES(DEFAULT, 'Dodge', 'Charger', 'mHNz-8Wb', 'car', 44519, 0, 0, 388, 21, 'SAJWA2GT1EM098010');" calcext:value-type="string">
            <text:p>INSERT INTO vehicle VALUES(DEFAULT, 'Dodge', 'Charger', 'mHNz-8Wb', 'car', 44519, 0, 0, 388, 21, 'SAJWA2GT1EM098010');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Park Avenue</text:p>
          </table:table-cell>
          <table:table-cell office:value-type="string" calcext:value-type="string">
            <text:p>MXFf-RGl</text:p>
          </table:table-cell>
          <table:table-cell office:value-type="string" calcext:value-type="string">
            <text:p>car</text:p>
          </table:table-cell>
          <table:table-cell office:value-type="float" office:value="70680" calcext:value-type="float">
            <text:p>706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VWAB7AJ1CW731276</text:p>
          </table:table-cell>
          <table:table-cell table:formula="of:=COM.MICROSOFT.CONCAT(&quot;INSERT INTO vehicle VALUES(DEFAULT, '&quot;; [.B390]; &quot;', '&quot;; [.C390]; &quot;', '&quot;; [.D390]; &quot;', '&quot;; [.E390]; &quot;', &quot;; [.F390]; &quot;, &quot;; [.G390]; &quot;, &quot;; [.H390]; &quot;, &quot;; [.I390]; &quot;, &quot;; [.J390]; &quot;, '&quot;; [.K390]; &quot;');&quot;)" office:value-type="string" office:string-value="INSERT INTO vehicle VALUES(DEFAULT, 'Buick', 'Park Avenue', 'MXFf-RGl', 'car', 70680, 1, 0, 389, 21, 'WVWAB7AJ1CW731276');" calcext:value-type="string">
            <text:p>INSERT INTO vehicle VALUES(DEFAULT, 'Buick', 'Park Avenue', 'MXFf-RGl', 'car', 70680, 1, 0, 389, 21, 'WVWAB7AJ1CW731276');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iT1J-6Kg</text:p>
          </table:table-cell>
          <table:table-cell office:value-type="string" calcext:value-type="string">
            <text:p>car</text:p>
          </table:table-cell>
          <table:table-cell office:value-type="float" office:value="29511" calcext:value-type="float">
            <text:p>2951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BAYA6C59FG275342</text:p>
          </table:table-cell>
          <table:table-cell table:formula="of:=COM.MICROSOFT.CONCAT(&quot;INSERT INTO vehicle VALUES(DEFAULT, '&quot;; [.B391]; &quot;', '&quot;; [.C391]; &quot;', '&quot;; [.D391]; &quot;', '&quot;; [.E391]; &quot;', &quot;; [.F391]; &quot;, &quot;; [.G391]; &quot;, &quot;; [.H391]; &quot;, &quot;; [.I391]; &quot;, &quot;; [.J391]; &quot;, '&quot;; [.K391]; &quot;');&quot;)" office:value-type="string" office:string-value="INSERT INTO vehicle VALUES(DEFAULT, 'Isuzu', 'Amigo', 'iT1J-6Kg', 'car', 29511, 0, 0, 390, 51, 'WBAYA6C59FG275342');" calcext:value-type="string">
            <text:p>INSERT INTO vehicle VALUES(DEFAULT, 'Isuzu', 'Amigo', 'iT1J-6Kg', 'car', 29511, 0, 0, 390, 51, 'WBAYA6C59FG275342');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OSWB-j6W</text:p>
          </table:table-cell>
          <table:table-cell office:value-type="string" calcext:value-type="string">
            <text:p>car</text:p>
          </table:table-cell>
          <table:table-cell office:value-type="float" office:value="97554" calcext:value-type="float">
            <text:p>9755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G6AR5SX4F0480816</text:p>
          </table:table-cell>
          <table:table-cell table:formula="of:=COM.MICROSOFT.CONCAT(&quot;INSERT INTO vehicle VALUES(DEFAULT, '&quot;; [.B392]; &quot;', '&quot;; [.C392]; &quot;', '&quot;; [.D392]; &quot;', '&quot;; [.E392]; &quot;', &quot;; [.F392]; &quot;, &quot;; [.G392]; &quot;, &quot;; [.H392]; &quot;, &quot;; [.I392]; &quot;, &quot;; [.J392]; &quot;, '&quot;; [.K392]; &quot;');&quot;)" office:value-type="string" office:string-value="INSERT INTO vehicle VALUES(DEFAULT, 'Saturn', 'Outlook', 'OSWB-j6W', 'car', 97554, 0, 0, 391, 50, '1G6AR5SX4F0480816');" calcext:value-type="string">
            <text:p>INSERT INTO vehicle VALUES(DEFAULT, 'Saturn', 'Outlook', 'OSWB-j6W', 'car', 97554, 0, 0, 391, 50, '1G6AR5SX4F0480816');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L-Class</text:p>
          </table:table-cell>
          <table:table-cell office:value-type="string" calcext:value-type="string">
            <text:p>nj0J-sFp</text:p>
          </table:table-cell>
          <table:table-cell office:value-type="string" calcext:value-type="string">
            <text:p>car</text:p>
          </table:table-cell>
          <table:table-cell office:value-type="float" office:value="45452" calcext:value-type="float">
            <text:p>454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G6DK1E39D0740420</text:p>
          </table:table-cell>
          <table:table-cell table:formula="of:=COM.MICROSOFT.CONCAT(&quot;INSERT INTO vehicle VALUES(DEFAULT, '&quot;; [.B393]; &quot;', '&quot;; [.C393]; &quot;', '&quot;; [.D393]; &quot;', '&quot;; [.E393]; &quot;', &quot;; [.F393]; &quot;, &quot;; [.G393]; &quot;, &quot;; [.H393]; &quot;, &quot;; [.I393]; &quot;, &quot;; [.J393]; &quot;, '&quot;; [.K393]; &quot;');&quot;)" office:value-type="string" office:string-value="INSERT INTO vehicle VALUES(DEFAULT, 'Mercedes-Benz', 'CL-Class', 'nj0J-sFp', 'car', 45452, 0, 1, 392, 68, '1G6DK1E39D0740420');" calcext:value-type="string">
            <text:p>INSERT INTO vehicle VALUES(DEFAULT, 'Mercedes-Benz', 'CL-Class', 'nj0J-sFp', 'car', 45452, 0, 1, 392, 68, '1G6DK1E39D0740420');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Egvv-RBZ</text:p>
          </table:table-cell>
          <table:table-cell office:value-type="string" calcext:value-type="string">
            <text:p>car</text:p>
          </table:table-cell>
          <table:table-cell office:value-type="float" office:value="144237" calcext:value-type="float">
            <text:p>14423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UFFAFL7BA594449</text:p>
          </table:table-cell>
          <table:table-cell table:formula="of:=COM.MICROSOFT.CONCAT(&quot;INSERT INTO vehicle VALUES(DEFAULT, '&quot;; [.B394]; &quot;', '&quot;; [.C394]; &quot;', '&quot;; [.D394]; &quot;', '&quot;; [.E394]; &quot;', &quot;; [.F394]; &quot;, &quot;; [.G394]; &quot;, &quot;; [.H394]; &quot;, &quot;; [.I394]; &quot;, &quot;; [.J394]; &quot;, '&quot;; [.K394]; &quot;');&quot;)" office:value-type="string" office:string-value="INSERT INTO vehicle VALUES(DEFAULT, 'Dodge', 'Magnum', 'Egvv-RBZ', 'car', 144237, 0, 0, 393, 6, 'WAUFFAFL7BA594449');" calcext:value-type="string">
            <text:p>INSERT INTO vehicle VALUES(DEFAULT, 'Dodge', 'Magnum', 'Egvv-RBZ', 'car', 144237, 0, 0, 393, 6, 'WAUFFAFL7BA594449');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onoma</text:p>
          </table:table-cell>
          <table:table-cell office:value-type="string" calcext:value-type="string">
            <text:p>sQCO-SwP</text:p>
          </table:table-cell>
          <table:table-cell office:value-type="string" calcext:value-type="string">
            <text:p>car</text:p>
          </table:table-cell>
          <table:table-cell office:value-type="float" office:value="143437" calcext:value-type="float">
            <text:p>14343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3CDZCB2CN178121</text:p>
          </table:table-cell>
          <table:table-cell table:formula="of:=COM.MICROSOFT.CONCAT(&quot;INSERT INTO vehicle VALUES(DEFAULT, '&quot;; [.B395]; &quot;', '&quot;; [.C395]; &quot;', '&quot;; [.D395]; &quot;', '&quot;; [.E395]; &quot;', &quot;; [.F395]; &quot;, &quot;; [.G395]; &quot;, &quot;; [.H395]; &quot;, &quot;; [.I395]; &quot;, &quot;; [.J395]; &quot;, '&quot;; [.K395]; &quot;');&quot;)" office:value-type="string" office:string-value="INSERT INTO vehicle VALUES(DEFAULT, 'GMC', 'Sonoma', 'sQCO-SwP', 'car', 143437, 0, 0, 394, 7, '1C3CDZCB2CN178121');" calcext:value-type="string">
            <text:p>INSERT INTO vehicle VALUES(DEFAULT, 'GMC', 'Sonoma', 'sQCO-SwP', 'car', 143437, 0, 0, 394, 7, '1C3CDZCB2CN178121');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t5Mp-cpU</text:p>
          </table:table-cell>
          <table:table-cell office:value-type="string" calcext:value-type="string">
            <text:p>car</text:p>
          </table:table-cell>
          <table:table-cell office:value-type="float" office:value="94005" calcext:value-type="float">
            <text:p>9400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G6DD67VX80117514</text:p>
          </table:table-cell>
          <table:table-cell table:formula="of:=COM.MICROSOFT.CONCAT(&quot;INSERT INTO vehicle VALUES(DEFAULT, '&quot;; [.B396]; &quot;', '&quot;; [.C396]; &quot;', '&quot;; [.D396]; &quot;', '&quot;; [.E396]; &quot;', &quot;; [.F396]; &quot;, &quot;; [.G396]; &quot;, &quot;; [.H396]; &quot;, &quot;; [.I396]; &quot;, &quot;; [.J396]; &quot;, '&quot;; [.K396]; &quot;');&quot;)" office:value-type="string" office:string-value="INSERT INTO vehicle VALUES(DEFAULT, 'Volkswagen', 'Passat', 't5Mp-cpU', 'car', 94005, 1, 0, 395, 71, '1G6DD67VX80117514');" calcext:value-type="string">
            <text:p>INSERT INTO vehicle VALUES(DEFAULT, 'Volkswagen', 'Passat', 't5Mp-cpU', 'car', 94005, 1, 0, 395, 71, '1G6DD67VX80117514');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ierra 3500</text:p>
          </table:table-cell>
          <table:table-cell office:value-type="string" calcext:value-type="string">
            <text:p>1Irm-MqE</text:p>
          </table:table-cell>
          <table:table-cell office:value-type="string" calcext:value-type="string">
            <text:p>car</text:p>
          </table:table-cell>
          <table:table-cell office:value-type="float" office:value="112027" calcext:value-type="float">
            <text:p>1120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N1CE2CPXFL744240</text:p>
          </table:table-cell>
          <table:table-cell table:formula="of:=COM.MICROSOFT.CONCAT(&quot;INSERT INTO vehicle VALUES(DEFAULT, '&quot;; [.B397]; &quot;', '&quot;; [.C397]; &quot;', '&quot;; [.D397]; &quot;', '&quot;; [.E397]; &quot;', &quot;; [.F397]; &quot;, &quot;; [.G397]; &quot;, &quot;; [.H397]; &quot;, &quot;; [.I397]; &quot;, &quot;; [.J397]; &quot;, '&quot;; [.K397]; &quot;');&quot;)" office:value-type="string" office:string-value="INSERT INTO vehicle VALUES(DEFAULT, 'GMC', 'Sierra 3500', '1Irm-MqE', 'car', 112027, 1, 0, 396, 16, '3N1CE2CPXFL744240');" calcext:value-type="string">
            <text:p>INSERT INTO vehicle VALUES(DEFAULT, 'GMC', 'Sierra 3500', '1Irm-MqE', 'car', 112027, 1, 0, 396, 16, '3N1CE2CPXFL744240');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Esteem</text:p>
          </table:table-cell>
          <table:table-cell office:value-type="string" calcext:value-type="string">
            <text:p>5bmm-ZjB</text:p>
          </table:table-cell>
          <table:table-cell office:value-type="string" calcext:value-type="string">
            <text:p>car</text:p>
          </table:table-cell>
          <table:table-cell office:value-type="float" office:value="64618" calcext:value-type="float">
            <text:p>646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D7TT2CT5AG405862</text:p>
          </table:table-cell>
          <table:table-cell table:formula="of:=COM.MICROSOFT.CONCAT(&quot;INSERT INTO vehicle VALUES(DEFAULT, '&quot;; [.B398]; &quot;', '&quot;; [.C398]; &quot;', '&quot;; [.D398]; &quot;', '&quot;; [.E398]; &quot;', &quot;; [.F398]; &quot;, &quot;; [.G398]; &quot;, &quot;; [.H398]; &quot;, &quot;; [.I398]; &quot;, &quot;; [.J398]; &quot;, '&quot;; [.K398]; &quot;');&quot;)" office:value-type="string" office:string-value="INSERT INTO vehicle VALUES(DEFAULT, 'Suzuki', 'Esteem', '5bmm-ZjB', 'car', 64618, 0, 1, 397, 4, '3D7TT2CT5AG405862');" calcext:value-type="string">
            <text:p>INSERT INTO vehicle VALUES(DEFAULT, 'Suzuki', 'Esteem', '5bmm-ZjB', 'car', 64618, 0, 1, 397, 4, '3D7TT2CT5AG405862');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NSX</text:p>
          </table:table-cell>
          <table:table-cell office:value-type="string" calcext:value-type="string">
            <text:p>JQrf-Kb6</text:p>
          </table:table-cell>
          <table:table-cell office:value-type="string" calcext:value-type="string">
            <text:p>car</text:p>
          </table:table-cell>
          <table:table-cell office:value-type="float" office:value="70602" calcext:value-type="float">
            <text:p>706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GKS1KE01ER996054</text:p>
          </table:table-cell>
          <table:table-cell table:formula="of:=COM.MICROSOFT.CONCAT(&quot;INSERT INTO vehicle VALUES(DEFAULT, '&quot;; [.B399]; &quot;', '&quot;; [.C399]; &quot;', '&quot;; [.D399]; &quot;', '&quot;; [.E399]; &quot;', &quot;; [.F399]; &quot;, &quot;; [.G399]; &quot;, &quot;; [.H399]; &quot;, &quot;; [.I399]; &quot;, &quot;; [.J399]; &quot;, '&quot;; [.K399]; &quot;');&quot;)" office:value-type="string" office:string-value="INSERT INTO vehicle VALUES(DEFAULT, 'Acura', 'NSX', 'JQrf-Kb6', 'car', 70602, 0, 1, 398, 55, '1GKS1KE01ER996054');" calcext:value-type="string">
            <text:p>INSERT INTO vehicle VALUES(DEFAULT, 'Acura', 'NSX', 'JQrf-Kb6', 'car', 70602, 0, 1, 398, 55, '1GKS1KE01ER996054');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-Class</text:p>
          </table:table-cell>
          <table:table-cell office:value-type="string" calcext:value-type="string">
            <text:p>EIAN-4fg</text:p>
          </table:table-cell>
          <table:table-cell office:value-type="string" calcext:value-type="string">
            <text:p>car</text:p>
          </table:table-cell>
          <table:table-cell office:value-type="float" office:value="53037" calcext:value-type="float">
            <text:p>530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P0AD2A77EL799085</text:p>
          </table:table-cell>
          <table:table-cell table:formula="of:=COM.MICROSOFT.CONCAT(&quot;INSERT INTO vehicle VALUES(DEFAULT, '&quot;; [.B400]; &quot;', '&quot;; [.C400]; &quot;', '&quot;; [.D400]; &quot;', '&quot;; [.E400]; &quot;', &quot;; [.F400]; &quot;, &quot;; [.G400]; &quot;, &quot;; [.H400]; &quot;, &quot;; [.I400]; &quot;, &quot;; [.J400]; &quot;, '&quot;; [.K400]; &quot;');&quot;)" office:value-type="string" office:string-value="INSERT INTO vehicle VALUES(DEFAULT, 'Mercedes-Benz', 'S-Class', 'EIAN-4fg', 'car', 53037, 1, 0, 399, 12, 'WP0AD2A77EL799085');" calcext:value-type="string">
            <text:p>INSERT INTO vehicle VALUES(DEFAULT, 'Mercedes-Benz', 'S-Class', 'EIAN-4fg', 'car', 53037, 1, 0, 399, 12, 'WP0AD2A77EL799085');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Wrangler</text:p>
          </table:table-cell>
          <table:table-cell office:value-type="string" calcext:value-type="string">
            <text:p>OWwn-bFI</text:p>
          </table:table-cell>
          <table:table-cell office:value-type="string" calcext:value-type="string">
            <text:p>car</text:p>
          </table:table-cell>
          <table:table-cell office:value-type="float" office:value="64614" calcext:value-type="float">
            <text:p>646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UPFAFM5CA715381</text:p>
          </table:table-cell>
          <table:table-cell table:formula="of:=COM.MICROSOFT.CONCAT(&quot;INSERT INTO vehicle VALUES(DEFAULT, '&quot;; [.B401]; &quot;', '&quot;; [.C401]; &quot;', '&quot;; [.D401]; &quot;', '&quot;; [.E401]; &quot;', &quot;; [.F401]; &quot;, &quot;; [.G401]; &quot;, &quot;; [.H401]; &quot;, &quot;; [.I401]; &quot;, &quot;; [.J401]; &quot;, '&quot;; [.K401]; &quot;');&quot;)" office:value-type="string" office:string-value="INSERT INTO vehicle VALUES(DEFAULT, 'Jeep', 'Wrangler', 'OWwn-bFI', 'car', 64614, 1, 0, 400, 12, 'WAUPFAFM5CA715381');" calcext:value-type="string">
            <text:p>INSERT INTO vehicle VALUES(DEFAULT, 'Jeep', 'Wrangler', 'OWwn-bFI', 'car', 64614, 1, 0, 400, 12, 'WAUPFAFM5CA715381');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WRRJ-8dj</text:p>
          </table:table-cell>
          <table:table-cell office:value-type="string" calcext:value-type="string">
            <text:p>car</text:p>
          </table:table-cell>
          <table:table-cell office:value-type="float" office:value="40673" calcext:value-type="float">
            <text:p>406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N1AR1NBXCC674097</text:p>
          </table:table-cell>
          <table:table-cell table:formula="of:=COM.MICROSOFT.CONCAT(&quot;INSERT INTO vehicle VALUES(DEFAULT, '&quot;; [.B402]; &quot;', '&quot;; [.C402]; &quot;', '&quot;; [.D402]; &quot;', '&quot;; [.E402]; &quot;', &quot;; [.F402]; &quot;, &quot;; [.G402]; &quot;, &quot;; [.H402]; &quot;, &quot;; [.I402]; &quot;, &quot;; [.J402]; &quot;, '&quot;; [.K402]; &quot;');&quot;)" office:value-type="string" office:string-value="INSERT INTO vehicle VALUES(DEFAULT, 'Buick', 'Regal', 'WRRJ-8dj', 'car', 40673, 0, 1, 401, 21, '5N1AR1NBXCC674097');" calcext:value-type="string">
            <text:p>INSERT INTO vehicle VALUES(DEFAULT, 'Buick', 'Regal', 'WRRJ-8dj', 'car', 40673, 0, 1, 401, 21, '5N1AR1NBXCC674097');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Fiero</text:p>
          </table:table-cell>
          <table:table-cell office:value-type="string" calcext:value-type="string">
            <text:p>09TN-UGi</text:p>
          </table:table-cell>
          <table:table-cell office:value-type="string" calcext:value-type="string">
            <text:p>car</text:p>
          </table:table-cell>
          <table:table-cell office:value-type="float" office:value="48268" calcext:value-type="float">
            <text:p>482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TDDK3DC0CS106967</text:p>
          </table:table-cell>
          <table:table-cell table:formula="of:=COM.MICROSOFT.CONCAT(&quot;INSERT INTO vehicle VALUES(DEFAULT, '&quot;; [.B403]; &quot;', '&quot;; [.C403]; &quot;', '&quot;; [.D403]; &quot;', '&quot;; [.E403]; &quot;', &quot;; [.F403]; &quot;, &quot;; [.G403]; &quot;, &quot;; [.H403]; &quot;, &quot;; [.I403]; &quot;, &quot;; [.J403]; &quot;, '&quot;; [.K403]; &quot;');&quot;)" office:value-type="string" office:string-value="INSERT INTO vehicle VALUES(DEFAULT, 'Pontiac', 'Fiero', '09TN-UGi', 'car', 48268, 1, 0, 402, 3, '5TDDK3DC0CS106967');" calcext:value-type="string">
            <text:p>INSERT INTO vehicle VALUES(DEFAULT, 'Pontiac', 'Fiero', '09TN-UGi', 'car', 48268, 1, 0, 402, 3, '5TDDK3DC0CS106967');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LeSabre</text:p>
          </table:table-cell>
          <table:table-cell office:value-type="string" calcext:value-type="string">
            <text:p>H5ja-Vl2</text:p>
          </table:table-cell>
          <table:table-cell office:value-type="string" calcext:value-type="string">
            <text:p>car</text:p>
          </table:table-cell>
          <table:table-cell office:value-type="float" office:value="35456" calcext:value-type="float">
            <text:p>354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AUKF98EX7A227919</text:p>
          </table:table-cell>
          <table:table-cell table:formula="of:=COM.MICROSOFT.CONCAT(&quot;INSERT INTO vehicle VALUES(DEFAULT, '&quot;; [.B404]; &quot;', '&quot;; [.C404]; &quot;', '&quot;; [.D404]; &quot;', '&quot;; [.E404]; &quot;', &quot;; [.F404]; &quot;, &quot;; [.G404]; &quot;, &quot;; [.H404]; &quot;, &quot;; [.I404]; &quot;, &quot;; [.J404]; &quot;, '&quot;; [.K404]; &quot;');&quot;)" office:value-type="string" office:string-value="INSERT INTO vehicle VALUES(DEFAULT, 'Buick', 'LeSabre', 'H5ja-Vl2', 'car', 35456, 1, 0, 403, 46, 'WAUKF98EX7A227919');" calcext:value-type="string">
            <text:p>INSERT INTO vehicle VALUES(DEFAULT, 'Buick', 'LeSabre', 'H5ja-Vl2', 'car', 35456, 1, 0, 403, 46, 'WAUKF98EX7A227919');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Yukon XL 1500</text:p>
          </table:table-cell>
          <table:table-cell office:value-type="string" calcext:value-type="string">
            <text:p>HO5T-viP</text:p>
          </table:table-cell>
          <table:table-cell office:value-type="string" calcext:value-type="string">
            <text:p>car</text:p>
          </table:table-cell>
          <table:table-cell office:value-type="float" office:value="133839" calcext:value-type="float">
            <text:p>13383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FTNF2B53AE194727</text:p>
          </table:table-cell>
          <table:table-cell table:formula="of:=COM.MICROSOFT.CONCAT(&quot;INSERT INTO vehicle VALUES(DEFAULT, '&quot;; [.B405]; &quot;', '&quot;; [.C405]; &quot;', '&quot;; [.D405]; &quot;', '&quot;; [.E405]; &quot;', &quot;; [.F405]; &quot;, &quot;; [.G405]; &quot;, &quot;; [.H405]; &quot;, &quot;; [.I405]; &quot;, &quot;; [.J405]; &quot;, '&quot;; [.K405]; &quot;');&quot;)" office:value-type="string" office:string-value="INSERT INTO vehicle VALUES(DEFAULT, 'GMC', 'Yukon XL 1500', 'HO5T-viP', 'car', 133839, 0, 0, 404, 51, '1FTNF2B53AE194727');" calcext:value-type="string">
            <text:p>INSERT INTO vehicle VALUES(DEFAULT, 'GMC', 'Yukon XL 1500', 'HO5T-viP', 'car', 133839, 0, 0, 404, 51, '1FTNF2B53AE194727');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Bonneville</text:p>
          </table:table-cell>
          <table:table-cell office:value-type="string" calcext:value-type="string">
            <text:p>ubOj-0tX</text:p>
          </table:table-cell>
          <table:table-cell office:value-type="string" calcext:value-type="string">
            <text:p>car</text:p>
          </table:table-cell>
          <table:table-cell office:value-type="float" office:value="17931" calcext:value-type="float">
            <text:p>179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ULT68E54A318040</text:p>
          </table:table-cell>
          <table:table-cell table:formula="of:=COM.MICROSOFT.CONCAT(&quot;INSERT INTO vehicle VALUES(DEFAULT, '&quot;; [.B406]; &quot;', '&quot;; [.C406]; &quot;', '&quot;; [.D406]; &quot;', '&quot;; [.E406]; &quot;', &quot;; [.F406]; &quot;, &quot;; [.G406]; &quot;, &quot;; [.H406]; &quot;, &quot;; [.I406]; &quot;, &quot;; [.J406]; &quot;, '&quot;; [.K406]; &quot;');&quot;)" office:value-type="string" office:string-value="INSERT INTO vehicle VALUES(DEFAULT, 'Pontiac', 'Bonneville', 'ubOj-0tX', 'car', 17931, 1, 0, 405, 6, 'WAULT68E54A318040');" calcext:value-type="string">
            <text:p>INSERT INTO vehicle VALUES(DEFAULT, 'Pontiac', 'Bonneville', 'ubOj-0tX', 'car', 17931, 1, 0, 405, 6, 'WAULT68E54A318040');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Aspire</text:p>
          </table:table-cell>
          <table:table-cell office:value-type="string" calcext:value-type="string">
            <text:p>A4u4-LZD</text:p>
          </table:table-cell>
          <table:table-cell office:value-type="string" calcext:value-type="string">
            <text:p>car</text:p>
          </table:table-cell>
          <table:table-cell office:value-type="float" office:value="6722" calcext:value-type="float">
            <text:p>67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GYS4HEF9DR035902</text:p>
          </table:table-cell>
          <table:table-cell table:formula="of:=COM.MICROSOFT.CONCAT(&quot;INSERT INTO vehicle VALUES(DEFAULT, '&quot;; [.B407]; &quot;', '&quot;; [.C407]; &quot;', '&quot;; [.D407]; &quot;', '&quot;; [.E407]; &quot;', &quot;; [.F407]; &quot;, &quot;; [.G407]; &quot;, &quot;; [.H407]; &quot;, &quot;; [.I407]; &quot;, &quot;; [.J407]; &quot;, '&quot;; [.K407]; &quot;');&quot;)" office:value-type="string" office:string-value="INSERT INTO vehicle VALUES(DEFAULT, 'Ford', 'Aspire', 'A4u4-LZD', 'car', 6722, 1, 0, 406, 4, '1GYS4HEF9DR035902');" calcext:value-type="string">
            <text:p>INSERT INTO vehicle VALUES(DEFAULT, 'Ford', 'Aspire', 'A4u4-LZD', 'car', 6722, 1, 0, 406, 4, '1GYS4HEF9DR035902');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Oldsmobile</text:p>
          </table:table-cell>
          <table:table-cell office:value-type="string" calcext:value-type="string">
            <text:p>Ciera</text:p>
          </table:table-cell>
          <table:table-cell office:value-type="string" calcext:value-type="string">
            <text:p>e7ZR-TRD</text:p>
          </table:table-cell>
          <table:table-cell office:value-type="string" calcext:value-type="string">
            <text:p>car</text:p>
          </table:table-cell>
          <table:table-cell office:value-type="float" office:value="107562" calcext:value-type="float">
            <text:p>1075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N8AE2KP7C9379370</text:p>
          </table:table-cell>
          <table:table-cell table:formula="of:=COM.MICROSOFT.CONCAT(&quot;INSERT INTO vehicle VALUES(DEFAULT, '&quot;; [.B408]; &quot;', '&quot;; [.C408]; &quot;', '&quot;; [.D408]; &quot;', '&quot;; [.E408]; &quot;', &quot;; [.F408]; &quot;, &quot;; [.G408]; &quot;, &quot;; [.H408]; &quot;, &quot;; [.I408]; &quot;, &quot;; [.J408]; &quot;, '&quot;; [.K408]; &quot;');&quot;)" office:value-type="string" office:string-value="INSERT INTO vehicle VALUES(DEFAULT, 'Oldsmobile', 'Ciera', 'e7ZR-TRD', 'car', 107562, 0, 1, 407, 10, 'JN8AE2KP7C9379370');" calcext:value-type="string">
            <text:p>INSERT INTO vehicle VALUES(DEFAULT, 'Oldsmobile', 'Ciera', 'e7ZR-TRD', 'car', 107562, 0, 1, 407, 10, 'JN8AE2KP7C9379370');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UrYh-Qt2</text:p>
          </table:table-cell>
          <table:table-cell office:value-type="string" calcext:value-type="string">
            <text:p>car</text:p>
          </table:table-cell>
          <table:table-cell office:value-type="float" office:value="56977" calcext:value-type="float">
            <text:p>569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H4DC53856S134439</text:p>
          </table:table-cell>
          <table:table-cell table:formula="of:=COM.MICROSOFT.CONCAT(&quot;INSERT INTO vehicle VALUES(DEFAULT, '&quot;; [.B409]; &quot;', '&quot;; [.C409]; &quot;', '&quot;; [.D409]; &quot;', '&quot;; [.E409]; &quot;', &quot;; [.F409]; &quot;, &quot;; [.G409]; &quot;, &quot;; [.H409]; &quot;, &quot;; [.I409]; &quot;, &quot;; [.J409]; &quot;, '&quot;; [.K409]; &quot;');&quot;)" office:value-type="string" office:string-value="INSERT INTO vehicle VALUES(DEFAULT, 'Volkswagen', 'Golf', 'UrYh-Qt2', 'car', 56977, 0, 1, 408, 26, 'JH4DC53856S134439');" calcext:value-type="string">
            <text:p>INSERT INTO vehicle VALUES(DEFAULT, 'Volkswagen', 'Golf', 'UrYh-Qt2', 'car', 56977, 0, 1, 408, 26, 'JH4DC53856S134439');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Exige</text:p>
          </table:table-cell>
          <table:table-cell office:value-type="string" calcext:value-type="string">
            <text:p>CRSv-T9j</text:p>
          </table:table-cell>
          <table:table-cell office:value-type="string" calcext:value-type="string">
            <text:p>car</text:p>
          </table:table-cell>
          <table:table-cell office:value-type="float" office:value="128870" calcext:value-type="float">
            <text:p>12887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BA6A0C50FD351567</text:p>
          </table:table-cell>
          <table:table-cell table:formula="of:=COM.MICROSOFT.CONCAT(&quot;INSERT INTO vehicle VALUES(DEFAULT, '&quot;; [.B410]; &quot;', '&quot;; [.C410]; &quot;', '&quot;; [.D410]; &quot;', '&quot;; [.E410]; &quot;', &quot;; [.F410]; &quot;, &quot;; [.G410]; &quot;, &quot;; [.H410]; &quot;, &quot;; [.I410]; &quot;, &quot;; [.J410]; &quot;, '&quot;; [.K410]; &quot;');&quot;)" office:value-type="string" office:string-value="INSERT INTO vehicle VALUES(DEFAULT, 'Lotus', 'Exige', 'CRSv-T9j', 'car', 128870, 1, 0, 409, 70, 'WBA6A0C50FD351567');" calcext:value-type="string">
            <text:p>INSERT INTO vehicle VALUES(DEFAULT, 'Lotus', 'Exige', 'CRSv-T9j', 'car', 128870, 1, 0, 409, 70, 'WBA6A0C50FD351567');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Expo</text:p>
          </table:table-cell>
          <table:table-cell office:value-type="string" calcext:value-type="string">
            <text:p>Yxjx-mND</text:p>
          </table:table-cell>
          <table:table-cell office:value-type="string" calcext:value-type="string">
            <text:p>car</text:p>
          </table:table-cell>
          <table:table-cell office:value-type="float" office:value="54800" calcext:value-type="float">
            <text:p>548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TDKDTB37D1615487</text:p>
          </table:table-cell>
          <table:table-cell table:formula="of:=COM.MICROSOFT.CONCAT(&quot;INSERT INTO vehicle VALUES(DEFAULT, '&quot;; [.B411]; &quot;', '&quot;; [.C411]; &quot;', '&quot;; [.D411]; &quot;', '&quot;; [.E411]; &quot;', &quot;; [.F411]; &quot;, &quot;; [.G411]; &quot;, &quot;; [.H411]; &quot;, &quot;; [.I411]; &quot;, &quot;; [.J411]; &quot;, '&quot;; [.K411]; &quot;');&quot;)" office:value-type="string" office:string-value="INSERT INTO vehicle VALUES(DEFAULT, 'Mitsubishi', 'Expo', 'Yxjx-mND', 'car', 54800, 0, 1, 410, 57, 'JTDKDTB37D1615487');" calcext:value-type="string">
            <text:p>INSERT INTO vehicle VALUES(DEFAULT, 'Mitsubishi', 'Expo', 'Yxjx-mND', 'car', 54800, 0, 1, 410, 57, 'JTDKDTB37D1615487');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Oldsmobile</text:p>
          </table:table-cell>
          <table:table-cell office:value-type="string" calcext:value-type="string">
            <text:p>Achieva</text:p>
          </table:table-cell>
          <table:table-cell office:value-type="string" calcext:value-type="string">
            <text:p>D4OJ-MAG</text:p>
          </table:table-cell>
          <table:table-cell office:value-type="string" calcext:value-type="string">
            <text:p>car</text:p>
          </table:table-cell>
          <table:table-cell office:value-type="float" office:value="130920" calcext:value-type="float">
            <text:p>1309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FTEX1CMXDK271984</text:p>
          </table:table-cell>
          <table:table-cell table:formula="of:=COM.MICROSOFT.CONCAT(&quot;INSERT INTO vehicle VALUES(DEFAULT, '&quot;; [.B412]; &quot;', '&quot;; [.C412]; &quot;', '&quot;; [.D412]; &quot;', '&quot;; [.E412]; &quot;', &quot;; [.F412]; &quot;, &quot;; [.G412]; &quot;, &quot;; [.H412]; &quot;, &quot;; [.I412]; &quot;, &quot;; [.J412]; &quot;, '&quot;; [.K412]; &quot;');&quot;)" office:value-type="string" office:string-value="INSERT INTO vehicle VALUES(DEFAULT, 'Oldsmobile', 'Achieva', 'D4OJ-MAG', 'car', 130920, 1, 0, 411, 64, '1FTEX1CMXDK271984');" calcext:value-type="string">
            <text:p>INSERT INTO vehicle VALUES(DEFAULT, 'Oldsmobile', 'Achieva', 'D4OJ-MAG', 'car', 130920, 1, 0, 411, 64, '1FTEX1CMXDK271984');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hrysle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kXdh-m1z</text:p>
          </table:table-cell>
          <table:table-cell office:value-type="string" calcext:value-type="string">
            <text:p>car</text:p>
          </table:table-cell>
          <table:table-cell office:value-type="float" office:value="113557" calcext:value-type="float">
            <text:p>11355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GTU1YEJ7DG966362</text:p>
          </table:table-cell>
          <table:table-cell table:formula="of:=COM.MICROSOFT.CONCAT(&quot;INSERT INTO vehicle VALUES(DEFAULT, '&quot;; [.B413]; &quot;', '&quot;; [.C413]; &quot;', '&quot;; [.D413]; &quot;', '&quot;; [.E413]; &quot;', &quot;; [.F413]; &quot;, &quot;; [.G413]; &quot;, &quot;; [.H413]; &quot;, &quot;; [.I413]; &quot;, &quot;; [.J413]; &quot;, '&quot;; [.K413]; &quot;');&quot;)" office:value-type="string" office:string-value="INSERT INTO vehicle VALUES(DEFAULT, 'Chrysler', '300', 'kXdh-m1z', 'car', 113557, 1, 1, 412, 49, '3GTU1YEJ7DG966362');" calcext:value-type="string">
            <text:p>INSERT INTO vehicle VALUES(DEFAULT, 'Chrysler', '300', 'kXdh-m1z', 'car', 113557, 1, 1, 412, 49, '3GTU1YEJ7DG966362');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kvww-eUU</text:p>
          </table:table-cell>
          <table:table-cell office:value-type="string" calcext:value-type="string">
            <text:p>car</text:p>
          </table:table-cell>
          <table:table-cell office:value-type="float" office:value="87187" calcext:value-type="float">
            <text:p>8718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J8TB4H7XGL544239</text:p>
          </table:table-cell>
          <table:table-cell table:formula="of:=COM.MICROSOFT.CONCAT(&quot;INSERT INTO vehicle VALUES(DEFAULT, '&quot;; [.B414]; &quot;', '&quot;; [.C414]; &quot;', '&quot;; [.D414]; &quot;', '&quot;; [.E414]; &quot;', &quot;; [.F414]; &quot;, &quot;; [.G414]; &quot;, &quot;; [.H414]; &quot;, &quot;; [.I414]; &quot;, &quot;; [.J414]; &quot;, '&quot;; [.K414]; &quot;');&quot;)" office:value-type="string" office:string-value="INSERT INTO vehicle VALUES(DEFAULT, 'Honda', 'Passport', 'kvww-eUU', 'car', 87187, 0, 0, 413, 43, '5J8TB4H7XGL544239');" calcext:value-type="string">
            <text:p>INSERT INTO vehicle VALUES(DEFAULT, 'Honda', 'Passport', 'kvww-eUU', 'car', 87187, 0, 0, 413, 43, '5J8TB4H7XGL544239');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-5</text:p>
          </table:table-cell>
          <table:table-cell office:value-type="string" calcext:value-type="string">
            <text:p>AaSy-Cps</text:p>
          </table:table-cell>
          <table:table-cell office:value-type="string" calcext:value-type="string">
            <text:p>car</text:p>
          </table:table-cell>
          <table:table-cell office:value-type="float" office:value="40225" calcext:value-type="float">
            <text:p>40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V4902BZ0E1991682</text:p>
          </table:table-cell>
          <table:table-cell table:formula="of:=COM.MICROSOFT.CONCAT(&quot;INSERT INTO vehicle VALUES(DEFAULT, '&quot;; [.B415]; &quot;', '&quot;; [.C415]; &quot;', '&quot;; [.D415]; &quot;', '&quot;; [.E415]; &quot;', &quot;; [.F415]; &quot;, &quot;; [.G415]; &quot;, &quot;; [.H415]; &quot;, &quot;; [.I415]; &quot;, &quot;; [.J415]; &quot;, '&quot;; [.K415]; &quot;');&quot;)" office:value-type="string" office:string-value="INSERT INTO vehicle VALUES(DEFAULT, 'Mazda', 'MX-5', 'AaSy-Cps', 'car', 40225, 0, 1, 414, 23, 'YV4902BZ0E1991682');" calcext:value-type="string">
            <text:p>INSERT INTO vehicle VALUES(DEFAULT, 'Mazda', 'MX-5', 'AaSy-Cps', 'car', 40225, 0, 1, 414, 23, 'YV4902BZ0E1991682');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ierra 2500</text:p>
          </table:table-cell>
          <table:table-cell office:value-type="string" calcext:value-type="string">
            <text:p>Fv0Z-iJh</text:p>
          </table:table-cell>
          <table:table-cell office:value-type="string" calcext:value-type="string">
            <text:p>car</text:p>
          </table:table-cell>
          <table:table-cell office:value-type="float" office:value="14915" calcext:value-type="float">
            <text:p>149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FTEX1CW7AF871447</text:p>
          </table:table-cell>
          <table:table-cell table:formula="of:=COM.MICROSOFT.CONCAT(&quot;INSERT INTO vehicle VALUES(DEFAULT, '&quot;; [.B416]; &quot;', '&quot;; [.C416]; &quot;', '&quot;; [.D416]; &quot;', '&quot;; [.E416]; &quot;', &quot;; [.F416]; &quot;, &quot;; [.G416]; &quot;, &quot;; [.H416]; &quot;, &quot;; [.I416]; &quot;, &quot;; [.J416]; &quot;, '&quot;; [.K416]; &quot;');&quot;)" office:value-type="string" office:string-value="INSERT INTO vehicle VALUES(DEFAULT, 'GMC', 'Sierra 2500', 'Fv0Z-iJh', 'car', 14915, 1, 0, 415, 53, '1FTEX1CW7AF871447');" calcext:value-type="string">
            <text:p>INSERT INTO vehicle VALUES(DEFAULT, 'GMC', 'Sierra 2500', 'Fv0Z-iJh', 'car', 14915, 1, 0, 415, 53, '1FTEX1CW7AF871447');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Grand Prix</text:p>
          </table:table-cell>
          <table:table-cell office:value-type="string" calcext:value-type="string">
            <text:p>tt54-9Uh</text:p>
          </table:table-cell>
          <table:table-cell office:value-type="string" calcext:value-type="string">
            <text:p>car</text:p>
          </table:table-cell>
          <table:table-cell office:value-type="float" office:value="26972" calcext:value-type="float">
            <text:p>2697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CBLE37G83C581286</text:p>
          </table:table-cell>
          <table:table-cell table:formula="of:=COM.MICROSOFT.CONCAT(&quot;INSERT INTO vehicle VALUES(DEFAULT, '&quot;; [.B417]; &quot;', '&quot;; [.C417]; &quot;', '&quot;; [.D417]; &quot;', '&quot;; [.E417]; &quot;', &quot;; [.F417]; &quot;, &quot;; [.G417]; &quot;, &quot;; [.H417]; &quot;, &quot;; [.I417]; &quot;, &quot;; [.J417]; &quot;, '&quot;; [.K417]; &quot;');&quot;)" office:value-type="string" office:string-value="INSERT INTO vehicle VALUES(DEFAULT, 'Pontiac', 'Grand Prix', 'tt54-9Uh', 'car', 26972, 1, 1, 416, 37, 'SCBLE37G83C581286');" calcext:value-type="string">
            <text:p>INSERT INTO vehicle VALUES(DEFAULT, 'Pontiac', 'Grand Prix', 'tt54-9Uh', 'car', 26972, 1, 1, 416, 37, 'SCBLE37G83C581286');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YTSw-KN7</text:p>
          </table:table-cell>
          <table:table-cell office:value-type="string" calcext:value-type="string">
            <text:p>car</text:p>
          </table:table-cell>
          <table:table-cell office:value-type="float" office:value="93374" calcext:value-type="float">
            <text:p>9337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TWW3A57AE566582</text:p>
          </table:table-cell>
          <table:table-cell table:formula="of:=COM.MICROSOFT.CONCAT(&quot;INSERT INTO vehicle VALUES(DEFAULT, '&quot;; [.B418]; &quot;', '&quot;; [.C418]; &quot;', '&quot;; [.D418]; &quot;', '&quot;; [.E418]; &quot;', &quot;; [.F418]; &quot;, &quot;; [.G418]; &quot;, &quot;; [.H418]; &quot;, &quot;; [.I418]; &quot;, &quot;; [.J418]; &quot;, '&quot;; [.K418]; &quot;');&quot;)" office:value-type="string" office:string-value="INSERT INTO vehicle VALUES(DEFAULT, 'Infiniti', 'Q', 'YTSw-KN7', 'car', 93374, 1, 1, 417, 47, '1FTWW3A57AE566582');" calcext:value-type="string">
            <text:p>INSERT INTO vehicle VALUES(DEFAULT, 'Infiniti', 'Q', 'YTSw-KN7', 'car', 93374, 1, 1, 417, 47, '1FTWW3A57AE566582');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lubman</text:p>
          </table:table-cell>
          <table:table-cell office:value-type="string" calcext:value-type="string">
            <text:p>k2B8-DGh</text:p>
          </table:table-cell>
          <table:table-cell office:value-type="string" calcext:value-type="string">
            <text:p>car</text:p>
          </table:table-cell>
          <table:table-cell office:value-type="float" office:value="51458" calcext:value-type="float">
            <text:p>5145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BAWL73569P022698</text:p>
          </table:table-cell>
          <table:table-cell table:formula="of:=COM.MICROSOFT.CONCAT(&quot;INSERT INTO vehicle VALUES(DEFAULT, '&quot;; [.B419]; &quot;', '&quot;; [.C419]; &quot;', '&quot;; [.D419]; &quot;', '&quot;; [.E419]; &quot;', &quot;; [.F419]; &quot;, &quot;; [.G419]; &quot;, &quot;; [.H419]; &quot;, &quot;; [.I419]; &quot;, &quot;; [.J419]; &quot;, '&quot;; [.K419]; &quot;');&quot;)" office:value-type="string" office:string-value="INSERT INTO vehicle VALUES(DEFAULT, 'MINI', 'Clubman', 'k2B8-DGh', 'car', 51458, 0, 0, 418, 69, 'WBAWL73569P022698');" calcext:value-type="string">
            <text:p>INSERT INTO vehicle VALUES(DEFAULT, 'MINI', 'Clubman', 'k2B8-DGh', 'car', 51458, 0, 0, 418, 69, 'WBAWL73569P022698');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NSX</text:p>
          </table:table-cell>
          <table:table-cell office:value-type="string" calcext:value-type="string">
            <text:p>cBZP-GhQ</text:p>
          </table:table-cell>
          <table:table-cell office:value-type="string" calcext:value-type="string">
            <text:p>car</text:p>
          </table:table-cell>
          <table:table-cell office:value-type="float" office:value="142818" calcext:value-type="float">
            <text:p>1428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JGBB9FBXBA985139</text:p>
          </table:table-cell>
          <table:table-cell table:formula="of:=COM.MICROSOFT.CONCAT(&quot;INSERT INTO vehicle VALUES(DEFAULT, '&quot;; [.B420]; &quot;', '&quot;; [.C420]; &quot;', '&quot;; [.D420]; &quot;', '&quot;; [.E420]; &quot;', &quot;; [.F420]; &quot;, &quot;; [.G420]; &quot;, &quot;; [.H420]; &quot;, &quot;; [.I420]; &quot;, &quot;; [.J420]; &quot;, '&quot;; [.K420]; &quot;');&quot;)" office:value-type="string" office:string-value="INSERT INTO vehicle VALUES(DEFAULT, 'Acura', 'NSX', 'cBZP-GhQ', 'car', 142818, 1, 0, 419, 68, '4JGBB9FBXBA985139');" calcext:value-type="string">
            <text:p>INSERT INTO vehicle VALUES(DEFAULT, 'Acura', 'NSX', 'cBZP-GhQ', 'car', 142818, 1, 0, 419, 68, '4JGBB9FBXBA985139');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vana 2500</text:p>
          </table:table-cell>
          <table:table-cell office:value-type="string" calcext:value-type="string">
            <text:p>e6gF-iE8</text:p>
          </table:table-cell>
          <table:table-cell office:value-type="string" calcext:value-type="string">
            <text:p>car</text:p>
          </table:table-cell>
          <table:table-cell office:value-type="float" office:value="138627" calcext:value-type="float">
            <text:p>13862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VGEP9BP0FD103495</text:p>
          </table:table-cell>
          <table:table-cell table:formula="of:=COM.MICROSOFT.CONCAT(&quot;INSERT INTO vehicle VALUES(DEFAULT, '&quot;; [.B421]; &quot;', '&quot;; [.C421]; &quot;', '&quot;; [.D421]; &quot;', '&quot;; [.E421]; &quot;', &quot;; [.F421]; &quot;, &quot;; [.G421]; &quot;, &quot;; [.H421]; &quot;, &quot;; [.I421]; &quot;, &quot;; [.J421]; &quot;, '&quot;; [.K421]; &quot;');&quot;)" office:value-type="string" office:string-value="INSERT INTO vehicle VALUES(DEFAULT, 'GMC', 'Savana 2500', 'e6gF-iE8', 'car', 138627, 0, 0, 420, 28, 'WVGEP9BP0FD103495');" calcext:value-type="string">
            <text:p>INSERT INTO vehicle VALUES(DEFAULT, 'GMC', 'Savana 2500', 'e6gF-iE8', 'car', 138627, 0, 0, 420, 28, 'WVGEP9BP0FD103495');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iata MX-5</text:p>
          </table:table-cell>
          <table:table-cell office:value-type="string" calcext:value-type="string">
            <text:p>jwHH-bxa</text:p>
          </table:table-cell>
          <table:table-cell office:value-type="string" calcext:value-type="string">
            <text:p>car</text:p>
          </table:table-cell>
          <table:table-cell office:value-type="float" office:value="121405" calcext:value-type="float">
            <text:p>12140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DDHF8JB8DA192337</text:p>
          </table:table-cell>
          <table:table-cell table:formula="of:=COM.MICROSOFT.CONCAT(&quot;INSERT INTO vehicle VALUES(DEFAULT, '&quot;; [.B422]; &quot;', '&quot;; [.C422]; &quot;', '&quot;; [.D422]; &quot;', '&quot;; [.E422]; &quot;', &quot;; [.F422]; &quot;, &quot;; [.G422]; &quot;, &quot;; [.H422]; &quot;, &quot;; [.I422]; &quot;, &quot;; [.J422]; &quot;, '&quot;; [.K422]; &quot;');&quot;)" office:value-type="string" office:string-value="INSERT INTO vehicle VALUES(DEFAULT, 'Mazda', 'Miata MX-5', 'jwHH-bxa', 'car', 121405, 0, 0, 421, 60, 'WDDHF8JB8DA192337');" calcext:value-type="string">
            <text:p>INSERT INTO vehicle VALUES(DEFAULT, 'Mazda', 'Miata MX-5', 'jwHH-bxa', 'car', 121405, 0, 0, 421, 60, 'WDDHF8JB8DA192337');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TQy1-rpz</text:p>
          </table:table-cell>
          <table:table-cell office:value-type="string" calcext:value-type="string">
            <text:p>car</text:p>
          </table:table-cell>
          <table:table-cell office:value-type="float" office:value="63415" calcext:value-type="float">
            <text:p>634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AUJC68E64A899670</text:p>
          </table:table-cell>
          <table:table-cell table:formula="of:=COM.MICROSOFT.CONCAT(&quot;INSERT INTO vehicle VALUES(DEFAULT, '&quot;; [.B423]; &quot;', '&quot;; [.C423]; &quot;', '&quot;; [.D423]; &quot;', '&quot;; [.E423]; &quot;', &quot;; [.F423]; &quot;, &quot;; [.G423]; &quot;, &quot;; [.H423]; &quot;, &quot;; [.I423]; &quot;, &quot;; [.J423]; &quot;, '&quot;; [.K423]; &quot;');&quot;)" office:value-type="string" office:string-value="INSERT INTO vehicle VALUES(DEFAULT, 'Dodge', 'Magnum', 'TQy1-rpz', 'car', 63415, 0, 1, 422, 69, 'WAUJC68E64A899670');" calcext:value-type="string">
            <text:p>INSERT INTO vehicle VALUES(DEFAULT, 'Dodge', 'Magnum', 'TQy1-rpz', 'car', 63415, 0, 1, 422, 69, 'WAUJC68E64A899670');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Ram 2500 Club</text:p>
          </table:table-cell>
          <table:table-cell office:value-type="string" calcext:value-type="string">
            <text:p>bBY4-uPs</text:p>
          </table:table-cell>
          <table:table-cell office:value-type="string" calcext:value-type="string">
            <text:p>car</text:p>
          </table:table-cell>
          <table:table-cell office:value-type="float" office:value="50305" calcext:value-type="float">
            <text:p>5030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C4RDGBGXDR891943</text:p>
          </table:table-cell>
          <table:table-cell table:formula="of:=COM.MICROSOFT.CONCAT(&quot;INSERT INTO vehicle VALUES(DEFAULT, '&quot;; [.B424]; &quot;', '&quot;; [.C424]; &quot;', '&quot;; [.D424]; &quot;', '&quot;; [.E424]; &quot;', &quot;; [.F424]; &quot;, &quot;; [.G424]; &quot;, &quot;; [.H424]; &quot;, &quot;; [.I424]; &quot;, &quot;; [.J424]; &quot;, '&quot;; [.K424]; &quot;');&quot;)" office:value-type="string" office:string-value="INSERT INTO vehicle VALUES(DEFAULT, 'Dodge', 'Ram 2500 Club', 'bBY4-uPs', 'car', 50305, 0, 0, 423, 71, '2C4RDGBGXDR891943');" calcext:value-type="string">
            <text:p>INSERT INTO vehicle VALUES(DEFAULT, 'Dodge', 'Ram 2500 Club', 'bBY4-uPs', 'car', 50305, 0, 0, 423, 71, '2C4RDGBGXDR891943');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XC70</text:p>
          </table:table-cell>
          <table:table-cell office:value-type="string" calcext:value-type="string">
            <text:p>wxdJ-QQW</text:p>
          </table:table-cell>
          <table:table-cell office:value-type="string" calcext:value-type="string">
            <text:p>car</text:p>
          </table:table-cell>
          <table:table-cell office:value-type="float" office:value="83709" calcext:value-type="float">
            <text:p>8370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BA3T3C51F5226120</text:p>
          </table:table-cell>
          <table:table-cell table:formula="of:=COM.MICROSOFT.CONCAT(&quot;INSERT INTO vehicle VALUES(DEFAULT, '&quot;; [.B425]; &quot;', '&quot;; [.C425]; &quot;', '&quot;; [.D425]; &quot;', '&quot;; [.E425]; &quot;', &quot;; [.F425]; &quot;, &quot;; [.G425]; &quot;, &quot;; [.H425]; &quot;, &quot;; [.I425]; &quot;, &quot;; [.J425]; &quot;, '&quot;; [.K425]; &quot;');&quot;)" office:value-type="string" office:string-value="INSERT INTO vehicle VALUES(DEFAULT, 'Volvo', 'XC70', 'wxdJ-QQW', 'car', 83709, 0, 0, 424, 72, 'WBA3T3C51F5226120');" calcext:value-type="string">
            <text:p>INSERT INTO vehicle VALUES(DEFAULT, 'Volvo', 'XC70', 'wxdJ-QQW', 'car', 83709, 0, 0, 424, 72, 'WBA3T3C51F5226120');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2ZTh-ERr</text:p>
          </table:table-cell>
          <table:table-cell office:value-type="string" calcext:value-type="string">
            <text:p>car</text:p>
          </table:table-cell>
          <table:table-cell office:value-type="float" office:value="90541" calcext:value-type="float">
            <text:p>905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TEBU4BF7BK648184</text:p>
          </table:table-cell>
          <table:table-cell table:formula="of:=COM.MICROSOFT.CONCAT(&quot;INSERT INTO vehicle VALUES(DEFAULT, '&quot;; [.B426]; &quot;', '&quot;; [.C426]; &quot;', '&quot;; [.D426]; &quot;', '&quot;; [.E426]; &quot;', &quot;; [.F426]; &quot;, &quot;; [.G426]; &quot;, &quot;; [.H426]; &quot;, &quot;; [.I426]; &quot;, &quot;; [.J426]; &quot;, '&quot;; [.K426]; &quot;');&quot;)" office:value-type="string" office:string-value="INSERT INTO vehicle VALUES(DEFAULT, 'Buick', 'Century', '2ZTh-ERr', 'car', 90541, 0, 1, 425, 32, 'JTEBU4BF7BK648184');" calcext:value-type="string">
            <text:p>INSERT INTO vehicle VALUES(DEFAULT, 'Buick', 'Century', '2ZTh-ERr', 'car', 90541, 0, 1, 425, 32, 'JTEBU4BF7BK648184');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Countach</text:p>
          </table:table-cell>
          <table:table-cell office:value-type="string" calcext:value-type="string">
            <text:p>jkZv-kCP</text:p>
          </table:table-cell>
          <table:table-cell office:value-type="string" calcext:value-type="string">
            <text:p>car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BAKB4C51BC194750</text:p>
          </table:table-cell>
          <table:table-cell table:formula="of:=COM.MICROSOFT.CONCAT(&quot;INSERT INTO vehicle VALUES(DEFAULT, '&quot;; [.B427]; &quot;', '&quot;; [.C427]; &quot;', '&quot;; [.D427]; &quot;', '&quot;; [.E427]; &quot;', &quot;; [.F427]; &quot;, &quot;; [.G427]; &quot;, &quot;; [.H427]; &quot;, &quot;; [.I427]; &quot;, &quot;; [.J427]; &quot;, '&quot;; [.K427]; &quot;');&quot;)" office:value-type="string" office:string-value="INSERT INTO vehicle VALUES(DEFAULT, 'Lamborghini', 'Countach', 'jkZv-kCP', 'car', 6093, 0, 1, 426, 6, 'WBAKB4C51BC194750');" calcext:value-type="string">
            <text:p>INSERT INTO vehicle VALUES(DEFAULT, 'Lamborghini', 'Countach', 'jkZv-kCP', 'car', 6093, 0, 1, 426, 6, 'WBAKB4C51BC194750');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Sxa-X2E</text:p>
          </table:table-cell>
          <table:table-cell office:value-type="string" calcext:value-type="string">
            <text:p>car</text:p>
          </table:table-cell>
          <table:table-cell office:value-type="float" office:value="121311" calcext:value-type="float">
            <text:p>1213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WG2VF2FA380310</text:p>
          </table:table-cell>
          <table:table-cell table:formula="of:=COM.MICROSOFT.CONCAT(&quot;INSERT INTO vehicle VALUES(DEFAULT, '&quot;; [.B428]; &quot;', '&quot;; [.C428]; &quot;', '&quot;; [.D428]; &quot;', '&quot;; [.E428]; &quot;', &quot;; [.F428]; &quot;, &quot;; [.G428]; &quot;, &quot;; [.H428]; &quot;, &quot;; [.I428]; &quot;, &quot;; [.J428]; &quot;, '&quot;; [.K428]; &quot;');&quot;)" office:value-type="string" office:string-value="INSERT INTO vehicle VALUES(DEFAULT, 'Jaguar', 'XK', 'ASxa-X2E', 'car', 121311, 0, 1, 427, 3, 'SALWG2VF2FA380310');" calcext:value-type="string">
            <text:p>INSERT INTO vehicle VALUES(DEFAULT, 'Jaguar', 'XK', 'ASxa-X2E', 'car', 121311, 0, 1, 427, 3, 'SALWG2VF2FA380310');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Dakota</text:p>
          </table:table-cell>
          <table:table-cell office:value-type="string" calcext:value-type="string">
            <text:p>HtRx-SAP</text:p>
          </table:table-cell>
          <table:table-cell office:value-type="string" calcext:value-type="string">
            <text:p>car</text:p>
          </table:table-cell>
          <table:table-cell office:value-type="float" office:value="119338" calcext:value-type="float">
            <text:p>11933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BA3X9C53FD301817</text:p>
          </table:table-cell>
          <table:table-cell table:formula="of:=COM.MICROSOFT.CONCAT(&quot;INSERT INTO vehicle VALUES(DEFAULT, '&quot;; [.B429]; &quot;', '&quot;; [.C429]; &quot;', '&quot;; [.D429]; &quot;', '&quot;; [.E429]; &quot;', &quot;; [.F429]; &quot;, &quot;; [.G429]; &quot;, &quot;; [.H429]; &quot;, &quot;; [.I429]; &quot;, &quot;; [.J429]; &quot;, '&quot;; [.K429]; &quot;');&quot;)" office:value-type="string" office:string-value="INSERT INTO vehicle VALUES(DEFAULT, 'Ram', 'Dakota', 'HtRx-SAP', 'car', 119338, 0, 0, 428, 50, 'WBA3X9C53FD301817');" calcext:value-type="string">
            <text:p>INSERT INTO vehicle VALUES(DEFAULT, 'Ram', 'Dakota', 'HtRx-SAP', 'car', 119338, 0, 0, 428, 50, 'WBA3X9C53FD301817');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YuxA-q3e</text:p>
          </table:table-cell>
          <table:table-cell office:value-type="string" calcext:value-type="string">
            <text:p>car</text:p>
          </table:table-cell>
          <table:table-cell office:value-type="float" office:value="81571" calcext:value-type="float">
            <text:p>8157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UFEAFM7AA153219</text:p>
          </table:table-cell>
          <table:table-cell table:formula="of:=COM.MICROSOFT.CONCAT(&quot;INSERT INTO vehicle VALUES(DEFAULT, '&quot;; [.B430]; &quot;', '&quot;; [.C430]; &quot;', '&quot;; [.D430]; &quot;', '&quot;; [.E430]; &quot;', &quot;; [.F430]; &quot;, &quot;; [.G430]; &quot;, &quot;; [.H430]; &quot;, &quot;; [.I430]; &quot;, &quot;; [.J430]; &quot;, '&quot;; [.K430]; &quot;');&quot;)" office:value-type="string" office:string-value="INSERT INTO vehicle VALUES(DEFAULT, 'Toyota', 'Camry', 'YuxA-q3e', 'car', 81571, 0, 0, 429, 8, 'WAUFEAFM7AA153219');" calcext:value-type="string">
            <text:p>INSERT INTO vehicle VALUES(DEFAULT, 'Toyota', 'Camry', 'YuxA-q3e', 'car', 81571, 0, 0, 429, 8, 'WAUFEAFM7AA153219');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vNaH-3Bj</text:p>
          </table:table-cell>
          <table:table-cell office:value-type="string" calcext:value-type="string">
            <text:p>car</text:p>
          </table:table-cell>
          <table:table-cell office:value-type="float" office:value="72206" calcext:value-type="float">
            <text:p>7220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BA4A9C51FD035543</text:p>
          </table:table-cell>
          <table:table-cell table:formula="of:=COM.MICROSOFT.CONCAT(&quot;INSERT INTO vehicle VALUES(DEFAULT, '&quot;; [.B431]; &quot;', '&quot;; [.C431]; &quot;', '&quot;; [.D431]; &quot;', '&quot;; [.E431]; &quot;', &quot;; [.F431]; &quot;, &quot;; [.G431]; &quot;, &quot;; [.H431]; &quot;, &quot;; [.I431]; &quot;, &quot;; [.J431]; &quot;, '&quot;; [.K431]; &quot;');&quot;)" office:value-type="string" office:string-value="INSERT INTO vehicle VALUES(DEFAULT, 'Audi', 'S6', 'vNaH-3Bj', 'car', 72206, 0, 0, 430, 2, 'WBA4A9C51FD035543');" calcext:value-type="string">
            <text:p>INSERT INTO vehicle VALUES(DEFAULT, 'Audi', 'S6', 'vNaH-3Bj', 'car', 72206, 0, 0, 430, 2, 'WBA4A9C51FD035543');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Maybac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Rq3-81x</text:p>
          </table:table-cell>
          <table:table-cell office:value-type="string" calcext:value-type="string">
            <text:p>car</text:p>
          </table:table-cell>
          <table:table-cell office:value-type="float" office:value="72854" calcext:value-type="float">
            <text:p>728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D7LT2ET0BG752403</text:p>
          </table:table-cell>
          <table:table-cell table:formula="of:=COM.MICROSOFT.CONCAT(&quot;INSERT INTO vehicle VALUES(DEFAULT, '&quot;; [.B432]; &quot;', '&quot;; [.C432]; &quot;', '&quot;; [.D432]; &quot;', '&quot;; [.E432]; &quot;', &quot;; [.F432]; &quot;, &quot;; [.G432]; &quot;, &quot;; [.H432]; &quot;, &quot;; [.I432]; &quot;, &quot;; [.J432]; &quot;, '&quot;; [.K432]; &quot;');&quot;)" office:value-type="string" office:string-value="INSERT INTO vehicle VALUES(DEFAULT, 'Maybach', '57', 'SRq3-81x', 'car', 72854, 1, 0, 431, 3, '3D7LT2ET0BG752403');" calcext:value-type="string">
            <text:p>INSERT INTO vehicle VALUES(DEFAULT, 'Maybach', '57', 'SRq3-81x', 'car', 72854, 1, 0, 431, 3, '3D7LT2ET0BG752403');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hmP8-fBY</text:p>
          </table:table-cell>
          <table:table-cell office:value-type="string" calcext:value-type="string">
            <text:p>car</text:p>
          </table:table-cell>
          <table:table-cell office:value-type="float" office:value="43869" calcext:value-type="float">
            <text:p>438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DDNG9FB3CA510474</text:p>
          </table:table-cell>
          <table:table-cell table:formula="of:=COM.MICROSOFT.CONCAT(&quot;INSERT INTO vehicle VALUES(DEFAULT, '&quot;; [.B433]; &quot;', '&quot;; [.C433]; &quot;', '&quot;; [.D433]; &quot;', '&quot;; [.E433]; &quot;', &quot;; [.F433]; &quot;, &quot;; [.G433]; &quot;, &quot;; [.H433]; &quot;, &quot;; [.I433]; &quot;, &quot;; [.J433]; &quot;, '&quot;; [.K433]; &quot;');&quot;)" office:value-type="string" office:string-value="INSERT INTO vehicle VALUES(DEFAULT, 'Chevrolet', 'Equinox', 'hmP8-fBY', 'car', 43869, 0, 1, 432, 47, 'WDDNG9FB3CA510474');" calcext:value-type="string">
            <text:p>INSERT INTO vehicle VALUES(DEFAULT, 'Chevrolet', 'Equinox', 'hmP8-fBY', 'car', 43869, 0, 1, 432, 47, 'WDDNG9FB3CA510474');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-Class</text:p>
          </table:table-cell>
          <table:table-cell office:value-type="string" calcext:value-type="string">
            <text:p>ZKl6-vEi</text:p>
          </table:table-cell>
          <table:table-cell office:value-type="string" calcext:value-type="string">
            <text:p>car</text:p>
          </table:table-cell>
          <table:table-cell office:value-type="float" office:value="31080" calcext:value-type="float">
            <text:p>310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G6AL5SX9E0297606</text:p>
          </table:table-cell>
          <table:table-cell table:formula="of:=COM.MICROSOFT.CONCAT(&quot;INSERT INTO vehicle VALUES(DEFAULT, '&quot;; [.B434]; &quot;', '&quot;; [.C434]; &quot;', '&quot;; [.D434]; &quot;', '&quot;; [.E434]; &quot;', &quot;; [.F434]; &quot;, &quot;; [.G434]; &quot;, &quot;; [.H434]; &quot;, &quot;; [.I434]; &quot;, &quot;; [.J434]; &quot;, '&quot;; [.K434]; &quot;');&quot;)" office:value-type="string" office:string-value="INSERT INTO vehicle VALUES(DEFAULT, 'Mercedes-Benz', 'SL-Class', 'ZKl6-vEi', 'car', 31080, 0, 1, 433, 72, '1G6AL5SX9E0297606');" calcext:value-type="string">
            <text:p>INSERT INTO vehicle VALUES(DEFAULT, 'Mercedes-Benz', 'SL-Class', 'ZKl6-vEi', 'car', 31080, 0, 1, 433, 72, '1G6AL5SX9E0297606');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9-3</text:p>
          </table:table-cell>
          <table:table-cell office:value-type="string" calcext:value-type="string">
            <text:p>j5X1-glo</text:p>
          </table:table-cell>
          <table:table-cell office:value-type="string" calcext:value-type="string">
            <text:p>car</text:p>
          </table:table-cell>
          <table:table-cell office:value-type="float" office:value="56961" calcext:value-type="float">
            <text:p>5696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C63DRHL1CG725974</text:p>
          </table:table-cell>
          <table:table-cell table:formula="of:=COM.MICROSOFT.CONCAT(&quot;INSERT INTO vehicle VALUES(DEFAULT, '&quot;; [.B435]; &quot;', '&quot;; [.C435]; &quot;', '&quot;; [.D435]; &quot;', '&quot;; [.E435]; &quot;', &quot;; [.F435]; &quot;, &quot;; [.G435]; &quot;, &quot;; [.H435]; &quot;, &quot;; [.I435]; &quot;, &quot;; [.J435]; &quot;, '&quot;; [.K435]; &quot;');&quot;)" office:value-type="string" office:string-value="INSERT INTO vehicle VALUES(DEFAULT, 'Saab', '9-3', 'j5X1-glo', 'car', 56961, 0, 0, 434, 34, '3C63DRHL1CG725974');" calcext:value-type="string">
            <text:p>INSERT INTO vehicle VALUES(DEFAULT, 'Saab', '9-3', 'j5X1-glo', 'car', 56961, 0, 0, 434, 34, '3C63DRHL1CG725974');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uXY-A3B</text:p>
          </table:table-cell>
          <table:table-cell office:value-type="string" calcext:value-type="string">
            <text:p>car</text:p>
          </table:table-cell>
          <table:table-cell office:value-type="float" office:value="61515" calcext:value-type="float">
            <text:p>6151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M1NC2LF7F0892801</text:p>
          </table:table-cell>
          <table:table-cell table:formula="of:=COM.MICROSOFT.CONCAT(&quot;INSERT INTO vehicle VALUES(DEFAULT, '&quot;; [.B436]; &quot;', '&quot;; [.C436]; &quot;', '&quot;; [.D436]; &quot;', '&quot;; [.E436]; &quot;', &quot;; [.F436]; &quot;, &quot;; [.G436]; &quot;, &quot;; [.H436]; &quot;, &quot;; [.I436]; &quot;, &quot;; [.J436]; &quot;, '&quot;; [.K436]; &quot;');&quot;)" office:value-type="string" office:string-value="INSERT INTO vehicle VALUES(DEFAULT, 'Chrysler', 'Sebring', 'ruXY-A3B', 'car', 61515, 0, 0, 435, 10, 'JM1NC2LF7F0892801');" calcext:value-type="string">
            <text:p>INSERT INTO vehicle VALUES(DEFAULT, 'Chrysler', 'Sebring', 'ruXY-A3B', 'car', 61515, 0, 0, 435, 10, 'JM1NC2LF7F0892801');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Blackwood</text:p>
          </table:table-cell>
          <table:table-cell office:value-type="string" calcext:value-type="string">
            <text:p>eno2-OYQ</text:p>
          </table:table-cell>
          <table:table-cell office:value-type="string" calcext:value-type="string">
            <text:p>car</text:p>
          </table:table-cell>
          <table:table-cell office:value-type="float" office:value="128051" calcext:value-type="float">
            <text:p>12805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CFFDAAM6EG108564</text:p>
          </table:table-cell>
          <table:table-cell table:formula="of:=COM.MICROSOFT.CONCAT(&quot;INSERT INTO vehicle VALUES(DEFAULT, '&quot;; [.B437]; &quot;', '&quot;; [.C437]; &quot;', '&quot;; [.D437]; &quot;', '&quot;; [.E437]; &quot;', &quot;; [.F437]; &quot;, &quot;; [.G437]; &quot;, &quot;; [.H437]; &quot;, &quot;; [.I437]; &quot;, &quot;; [.J437]; &quot;, '&quot;; [.K437]; &quot;');&quot;)" office:value-type="string" office:string-value="INSERT INTO vehicle VALUES(DEFAULT, 'Lincoln', 'Blackwood', 'eno2-OYQ', 'car', 128051, 1, 1, 436, 36, 'SCFFDAAM6EG108564');" calcext:value-type="string">
            <text:p>INSERT INTO vehicle VALUES(DEFAULT, 'Lincoln', 'Blackwood', 'eno2-OYQ', 'car', 128051, 1, 1, 436, 36, 'SCFFDAAM6EG108564');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lon</text:p>
          </table:table-cell>
          <table:table-cell office:value-type="string" calcext:value-type="string">
            <text:p>dc55-pro</text:p>
          </table:table-cell>
          <table:table-cell office:value-type="string" calcext:value-type="string">
            <text:p>car</text:p>
          </table:table-cell>
          <table:table-cell office:value-type="float" office:value="59167" calcext:value-type="float">
            <text:p>5916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HGCP2E73AA172529</text:p>
          </table:table-cell>
          <table:table-cell table:formula="of:=COM.MICROSOFT.CONCAT(&quot;INSERT INTO vehicle VALUES(DEFAULT, '&quot;; [.B438]; &quot;', '&quot;; [.C438]; &quot;', '&quot;; [.D438]; &quot;', '&quot;; [.E438]; &quot;', &quot;; [.F438]; &quot;, &quot;; [.G438]; &quot;, &quot;; [.H438]; &quot;, &quot;; [.I438]; &quot;, &quot;; [.J438]; &quot;, '&quot;; [.K438]; &quot;');&quot;)" office:value-type="string" office:string-value="INSERT INTO vehicle VALUES(DEFAULT, 'Toyota', 'Avalon', 'dc55-pro', 'car', 59167, 1, 1, 437, 63, '1HGCP2E73AA172529');" calcext:value-type="string">
            <text:p>INSERT INTO vehicle VALUES(DEFAULT, 'Toyota', 'Avalon', 'dc55-pro', 'car', 59167, 1, 1, 437, 63, '1HGCP2E73AA172529');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ZEM3-9fc</text:p>
          </table:table-cell>
          <table:table-cell office:value-type="string" calcext:value-type="string">
            <text:p>car</text:p>
          </table:table-cell>
          <table:table-cell office:value-type="float" office:value="119933" calcext:value-type="float">
            <text:p>1199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GTU2YEJ8BG193590</text:p>
          </table:table-cell>
          <table:table-cell table:formula="of:=COM.MICROSOFT.CONCAT(&quot;INSERT INTO vehicle VALUES(DEFAULT, '&quot;; [.B439]; &quot;', '&quot;; [.C439]; &quot;', '&quot;; [.D439]; &quot;', '&quot;; [.E439]; &quot;', &quot;; [.F439]; &quot;, &quot;; [.G439]; &quot;, &quot;; [.H439]; &quot;, &quot;; [.I439]; &quot;, &quot;; [.J439]; &quot;, '&quot;; [.K439]; &quot;');&quot;)" office:value-type="string" office:string-value="INSERT INTO vehicle VALUES(DEFAULT, 'Hyundai', 'Excel', 'ZEM3-9fc', 'car', 119933, 0, 1, 438, 71, '3GTU2YEJ8BG193590');" calcext:value-type="string">
            <text:p>INSERT INTO vehicle VALUES(DEFAULT, 'Hyundai', 'Excel', 'ZEM3-9fc', 'car', 119933, 0, 1, 438, 71, '3GTU2YEJ8BG193590');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rown Victoria</text:p>
          </table:table-cell>
          <table:table-cell office:value-type="string" calcext:value-type="string">
            <text:p>lc7t-w2Y</text:p>
          </table:table-cell>
          <table:table-cell office:value-type="string" calcext:value-type="string">
            <text:p>car</text:p>
          </table:table-cell>
          <table:table-cell office:value-type="float" office:value="51618" calcext:value-type="float">
            <text:p>5161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4RDGBG1FR827664</text:p>
          </table:table-cell>
          <table:table-cell table:formula="of:=COM.MICROSOFT.CONCAT(&quot;INSERT INTO vehicle VALUES(DEFAULT, '&quot;; [.B440]; &quot;', '&quot;; [.C440]; &quot;', '&quot;; [.D440]; &quot;', '&quot;; [.E440]; &quot;', &quot;; [.F440]; &quot;, &quot;; [.G440]; &quot;, &quot;; [.H440]; &quot;, &quot;; [.I440]; &quot;, &quot;; [.J440]; &quot;, '&quot;; [.K440]; &quot;');&quot;)" office:value-type="string" office:string-value="INSERT INTO vehicle VALUES(DEFAULT, 'Ford', 'Crown Victoria', 'lc7t-w2Y', 'car', 51618, 0, 0, 439, 2, '2C4RDGBG1FR827664');" calcext:value-type="string">
            <text:p>INSERT INTO vehicle VALUES(DEFAULT, 'Ford', 'Crown Victoria', 'lc7t-w2Y', 'car', 51618, 0, 0, 439, 2, '2C4RDGBG1FR827664');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orsche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xnhf-9Eo</text:p>
          </table:table-cell>
          <table:table-cell office:value-type="string" calcext:value-type="string">
            <text:p>car</text:p>
          </table:table-cell>
          <table:table-cell office:value-type="float" office:value="9511" calcext:value-type="float">
            <text:p>951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FTEW1E86AF942297</text:p>
          </table:table-cell>
          <table:table-cell table:formula="of:=COM.MICROSOFT.CONCAT(&quot;INSERT INTO vehicle VALUES(DEFAULT, '&quot;; [.B441]; &quot;', '&quot;; [.C441]; &quot;', '&quot;; [.D441]; &quot;', '&quot;; [.E441]; &quot;', &quot;; [.F441]; &quot;, &quot;; [.G441]; &quot;, &quot;; [.H441]; &quot;, &quot;; [.I441]; &quot;, &quot;; [.J441]; &quot;, '&quot;; [.K441]; &quot;');&quot;)" office:value-type="string" office:string-value="INSERT INTO vehicle VALUES(DEFAULT, 'Porsche', '928', 'xnhf-9Eo', 'car', 9511, 1, 1, 440, 40, '1FTEW1E86AF942297');" calcext:value-type="string">
            <text:p>INSERT INTO vehicle VALUES(DEFAULT, 'Porsche', '928', 'xnhf-9Eo', 'car', 9511, 1, 1, 440, 40, '1FTEW1E86AF942297');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man</text:p>
          </table:table-cell>
          <table:table-cell office:value-type="string" calcext:value-type="string">
            <text:p>gSn4-4DP</text:p>
          </table:table-cell>
          <table:table-cell office:value-type="string" calcext:value-type="string">
            <text:p>car</text:p>
          </table:table-cell>
          <table:table-cell office:value-type="float" office:value="25206" calcext:value-type="float">
            <text:p>2520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GYFK43519R945609</text:p>
          </table:table-cell>
          <table:table-cell table:formula="of:=COM.MICROSOFT.CONCAT(&quot;INSERT INTO vehicle VALUES(DEFAULT, '&quot;; [.B442]; &quot;', '&quot;; [.C442]; &quot;', '&quot;; [.D442]; &quot;', '&quot;; [.E442]; &quot;', &quot;; [.F442]; &quot;, &quot;; [.G442]; &quot;, &quot;; [.H442]; &quot;, &quot;; [.I442]; &quot;, &quot;; [.J442]; &quot;, '&quot;; [.K442]; &quot;');&quot;)" office:value-type="string" office:string-value="INSERT INTO vehicle VALUES(DEFAULT, 'Porsche', 'Cayman', 'gSn4-4DP', 'car', 25206, 0, 0, 441, 22, '1GYFK43519R945609');" calcext:value-type="string">
            <text:p>INSERT INTO vehicle VALUES(DEFAULT, 'Porsche', 'Cayman', 'gSn4-4DP', 'car', 25206, 0, 0, 441, 22, '1GYFK43519R945609');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rPip-qd8</text:p>
          </table:table-cell>
          <table:table-cell office:value-type="string" calcext:value-type="string">
            <text:p>car</text:p>
          </table:table-cell>
          <table:table-cell office:value-type="float" office:value="133416" calcext:value-type="float">
            <text:p>1334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HGCP2E72CA321337</text:p>
          </table:table-cell>
          <table:table-cell table:formula="of:=COM.MICROSOFT.CONCAT(&quot;INSERT INTO vehicle VALUES(DEFAULT, '&quot;; [.B443]; &quot;', '&quot;; [.C443]; &quot;', '&quot;; [.D443]; &quot;', '&quot;; [.E443]; &quot;', &quot;; [.F443]; &quot;, &quot;; [.G443]; &quot;, &quot;; [.H443]; &quot;, &quot;; [.I443]; &quot;, &quot;; [.J443]; &quot;, '&quot;; [.K443]; &quot;');&quot;)" office:value-type="string" office:string-value="INSERT INTO vehicle VALUES(DEFAULT, 'Lincoln', 'LS', 'rPip-qd8', 'car', 133416, 0, 1, 442, 14, '1HGCP2E72CA321337');" calcext:value-type="string">
            <text:p>INSERT INTO vehicle VALUES(DEFAULT, 'Lincoln', 'LS', 'rPip-qd8', 'car', 133416, 0, 1, 442, 14, '1HGCP2E72CA321337');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aseo</text:p>
          </table:table-cell>
          <table:table-cell office:value-type="string" calcext:value-type="string">
            <text:p>gv3P-2WR</text:p>
          </table:table-cell>
          <table:table-cell office:value-type="string" calcext:value-type="string">
            <text:p>car</text:p>
          </table:table-cell>
          <table:table-cell office:value-type="float" office:value="75687" calcext:value-type="float">
            <text:p>756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BA5M0C59ED030225</text:p>
          </table:table-cell>
          <table:table-cell table:formula="of:=COM.MICROSOFT.CONCAT(&quot;INSERT INTO vehicle VALUES(DEFAULT, '&quot;; [.B444]; &quot;', '&quot;; [.C444]; &quot;', '&quot;; [.D444]; &quot;', '&quot;; [.E444]; &quot;', &quot;; [.F444]; &quot;, &quot;; [.G444]; &quot;, &quot;; [.H444]; &quot;, &quot;; [.I444]; &quot;, &quot;; [.J444]; &quot;, '&quot;; [.K444]; &quot;');&quot;)" office:value-type="string" office:string-value="INSERT INTO vehicle VALUES(DEFAULT, 'Toyota', 'Paseo', 'gv3P-2WR', 'car', 75687, 0, 1, 443, 21, 'WBA5M0C59ED030225');" calcext:value-type="string">
            <text:p>INSERT INTO vehicle VALUES(DEFAULT, 'Toyota', 'Paseo', 'gv3P-2WR', 'car', 75687, 0, 1, 443, 21, 'WBA5M0C59ED030225');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A2Km-AMr</text:p>
          </table:table-cell>
          <table:table-cell office:value-type="string" calcext:value-type="string">
            <text:p>car</text:p>
          </table:table-cell>
          <table:table-cell office:value-type="float" office:value="115673" calcext:value-type="float">
            <text:p>1156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FTEW1CW3AK633105</text:p>
          </table:table-cell>
          <table:table-cell table:formula="of:=COM.MICROSOFT.CONCAT(&quot;INSERT INTO vehicle VALUES(DEFAULT, '&quot;; [.B445]; &quot;', '&quot;; [.C445]; &quot;', '&quot;; [.D445]; &quot;', '&quot;; [.E445]; &quot;', &quot;; [.F445]; &quot;, &quot;; [.G445]; &quot;, &quot;; [.H445]; &quot;, &quot;; [.I445]; &quot;, &quot;; [.J445]; &quot;, '&quot;; [.K445]; &quot;');&quot;)" office:value-type="string" office:string-value="INSERT INTO vehicle VALUES(DEFAULT, 'Infiniti', 'EX', 'A2Km-AMr', 'car', 115673, 0, 1, 444, 19, '1FTEW1CW3AK633105');" calcext:value-type="string">
            <text:p>INSERT INTO vehicle VALUES(DEFAULT, 'Infiniti', 'EX', 'A2Km-AMr', 'car', 115673, 0, 1, 444, 19, '1FTEW1CW3AK633105');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Gallardo</text:p>
          </table:table-cell>
          <table:table-cell office:value-type="string" calcext:value-type="string">
            <text:p>lgsS-fXr</text:p>
          </table:table-cell>
          <table:table-cell office:value-type="string" calcext:value-type="string">
            <text:p>car</text:p>
          </table:table-cell>
          <table:table-cell office:value-type="float" office:value="37898" calcext:value-type="float">
            <text:p>378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GKS1HE04ER388290</text:p>
          </table:table-cell>
          <table:table-cell table:formula="of:=COM.MICROSOFT.CONCAT(&quot;INSERT INTO vehicle VALUES(DEFAULT, '&quot;; [.B446]; &quot;', '&quot;; [.C446]; &quot;', '&quot;; [.D446]; &quot;', '&quot;; [.E446]; &quot;', &quot;; [.F446]; &quot;, &quot;; [.G446]; &quot;, &quot;; [.H446]; &quot;, &quot;; [.I446]; &quot;, &quot;; [.J446]; &quot;, '&quot;; [.K446]; &quot;');&quot;)" office:value-type="string" office:string-value="INSERT INTO vehicle VALUES(DEFAULT, 'Lamborghini', 'Gallardo', 'lgsS-fXr', 'car', 37898, 0, 1, 445, 73, '1GKS1HE04ER388290');" calcext:value-type="string">
            <text:p>INSERT INTO vehicle VALUES(DEFAULT, 'Lamborghini', 'Gallardo', 'lgsS-fXr', 'car', 37898, 0, 1, 445, 73, '1GKS1HE04ER388290');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estiva</text:p>
          </table:table-cell>
          <table:table-cell office:value-type="string" calcext:value-type="string">
            <text:p>jomX-nws</text:p>
          </table:table-cell>
          <table:table-cell office:value-type="string" calcext:value-type="string">
            <text:p>car</text:p>
          </table:table-cell>
          <table:table-cell office:value-type="float" office:value="31830" calcext:value-type="float">
            <text:p>318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JGCB2FE4CA684812</text:p>
          </table:table-cell>
          <table:table-cell table:formula="of:=COM.MICROSOFT.CONCAT(&quot;INSERT INTO vehicle VALUES(DEFAULT, '&quot;; [.B447]; &quot;', '&quot;; [.C447]; &quot;', '&quot;; [.D447]; &quot;', '&quot;; [.E447]; &quot;', &quot;; [.F447]; &quot;, &quot;; [.G447]; &quot;, &quot;; [.H447]; &quot;, &quot;; [.I447]; &quot;, &quot;; [.J447]; &quot;, '&quot;; [.K447]; &quot;');&quot;)" office:value-type="string" office:string-value="INSERT INTO vehicle VALUES(DEFAULT, 'Ford', 'Festiva', 'jomX-nws', 'car', 31830, 1, 0, 446, 30, '4JGCB2FE4CA684812');" calcext:value-type="string">
            <text:p>INSERT INTO vehicle VALUES(DEFAULT, 'Ford', 'Festiva', 'jomX-nws', 'car', 31830, 1, 0, 446, 30, '4JGCB2FE4CA684812');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9Pxg-TQ8</text:p>
          </table:table-cell>
          <table:table-cell office:value-type="string" calcext:value-type="string">
            <text:p>car</text:p>
          </table:table-cell>
          <table:table-cell office:value-type="float" office:value="36584" calcext:value-type="float">
            <text:p>3658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AUMFAFL4AA974760</text:p>
          </table:table-cell>
          <table:table-cell table:formula="of:=COM.MICROSOFT.CONCAT(&quot;INSERT INTO vehicle VALUES(DEFAULT, '&quot;; [.B448]; &quot;', '&quot;; [.C448]; &quot;', '&quot;; [.D448]; &quot;', '&quot;; [.E448]; &quot;', &quot;; [.F448]; &quot;, &quot;; [.G448]; &quot;, &quot;; [.H448]; &quot;, &quot;; [.I448]; &quot;, &quot;; [.J448]; &quot;, '&quot;; [.K448]; &quot;');&quot;)" office:value-type="string" office:string-value="INSERT INTO vehicle VALUES(DEFAULT, 'Volkswagen', 'Golf', '9Pxg-TQ8', 'car', 36584, 1, 1, 447, 19, 'WAUMFAFL4AA974760');" calcext:value-type="string">
            <text:p>INSERT INTO vehicle VALUES(DEFAULT, 'Volkswagen', 'Golf', '9Pxg-TQ8', 'car', 36584, 1, 1, 447, 19, 'WAUMFAFL4AA974760');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elica</text:p>
          </table:table-cell>
          <table:table-cell office:value-type="string" calcext:value-type="string">
            <text:p>SPYq-wmv</text:p>
          </table:table-cell>
          <table:table-cell office:value-type="string" calcext:value-type="string">
            <text:p>car</text:p>
          </table:table-cell>
          <table:table-cell office:value-type="float" office:value="143090" calcext:value-type="float">
            <text:p>14309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GYFNCEY6BS903318</text:p>
          </table:table-cell>
          <table:table-cell table:formula="of:=COM.MICROSOFT.CONCAT(&quot;INSERT INTO vehicle VALUES(DEFAULT, '&quot;; [.B449]; &quot;', '&quot;; [.C449]; &quot;', '&quot;; [.D449]; &quot;', '&quot;; [.E449]; &quot;', &quot;; [.F449]; &quot;, &quot;; [.G449]; &quot;, &quot;; [.H449]; &quot;, &quot;; [.I449]; &quot;, &quot;; [.J449]; &quot;, '&quot;; [.K449]; &quot;');&quot;)" office:value-type="string" office:string-value="INSERT INTO vehicle VALUES(DEFAULT, 'Toyota', 'Celica', 'SPYq-wmv', 'car', 143090, 0, 0, 448, 37, '3GYFNCEY6BS903318');" calcext:value-type="string">
            <text:p>INSERT INTO vehicle VALUES(DEFAULT, 'Toyota', 'Celica', 'SPYq-wmv', 'car', 143090, 0, 0, 448, 37, '3GYFNCEY6BS903318');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2IqV-bKI</text:p>
          </table:table-cell>
          <table:table-cell office:value-type="string" calcext:value-type="string">
            <text:p>car</text:p>
          </table:table-cell>
          <table:table-cell office:value-type="float" office:value="109593" calcext:value-type="float">
            <text:p>10959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G6AE5SX7D0268016</text:p>
          </table:table-cell>
          <table:table-cell table:formula="of:=COM.MICROSOFT.CONCAT(&quot;INSERT INTO vehicle VALUES(DEFAULT, '&quot;; [.B450]; &quot;', '&quot;; [.C450]; &quot;', '&quot;; [.D450]; &quot;', '&quot;; [.E450]; &quot;', &quot;; [.F450]; &quot;, &quot;; [.G450]; &quot;, &quot;; [.H450]; &quot;, &quot;; [.I450]; &quot;, &quot;; [.J450]; &quot;, '&quot;; [.K450]; &quot;');&quot;)" office:value-type="string" office:string-value="INSERT INTO vehicle VALUES(DEFAULT, 'Toyota', 'Prius', '2IqV-bKI', 'car', 109593, 1, 0, 449, 56, '1G6AE5SX7D0268016');" calcext:value-type="string">
            <text:p>INSERT INTO vehicle VALUES(DEFAULT, 'Toyota', 'Prius', '2IqV-bKI', 'car', 109593, 1, 0, 449, 56, '1G6AE5SX7D0268016');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PT Cruiser</text:p>
          </table:table-cell>
          <table:table-cell office:value-type="string" calcext:value-type="string">
            <text:p>ocOp-D46</text:p>
          </table:table-cell>
          <table:table-cell office:value-type="string" calcext:value-type="string">
            <text:p>car</text:p>
          </table:table-cell>
          <table:table-cell office:value-type="float" office:value="96998" calcext:value-type="float">
            <text:p>969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FMCU9C76AK482910</text:p>
          </table:table-cell>
          <table:table-cell table:formula="of:=COM.MICROSOFT.CONCAT(&quot;INSERT INTO vehicle VALUES(DEFAULT, '&quot;; [.B451]; &quot;', '&quot;; [.C451]; &quot;', '&quot;; [.D451]; &quot;', '&quot;; [.E451]; &quot;', &quot;; [.F451]; &quot;, &quot;; [.G451]; &quot;, &quot;; [.H451]; &quot;, &quot;; [.I451]; &quot;, &quot;; [.J451]; &quot;, '&quot;; [.K451]; &quot;');&quot;)" office:value-type="string" office:string-value="INSERT INTO vehicle VALUES(DEFAULT, 'Chrysler', 'PT Cruiser', 'ocOp-D46', 'car', 96998, 0, 1, 450, 74, '1FMCU9C76AK482910');" calcext:value-type="string">
            <text:p>INSERT INTO vehicle VALUES(DEFAULT, 'Chrysler', 'PT Cruiser', 'ocOp-D46', 'car', 96998, 0, 1, 450, 74, '1FMCU9C76AK482910');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lant</text:p>
          </table:table-cell>
          <table:table-cell office:value-type="string" calcext:value-type="string">
            <text:p>cEYP-asy</text:p>
          </table:table-cell>
          <table:table-cell office:value-type="string" calcext:value-type="string">
            <text:p>car</text:p>
          </table:table-cell>
          <table:table-cell office:value-type="float" office:value="130989" calcext:value-type="float">
            <text:p>13098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T1BURHE1EC489121</text:p>
          </table:table-cell>
          <table:table-cell table:formula="of:=COM.MICROSOFT.CONCAT(&quot;INSERT INTO vehicle VALUES(DEFAULT, '&quot;; [.B452]; &quot;', '&quot;; [.C452]; &quot;', '&quot;; [.D452]; &quot;', '&quot;; [.E452]; &quot;', &quot;; [.F452]; &quot;, &quot;; [.G452]; &quot;, &quot;; [.H452]; &quot;, &quot;; [.I452]; &quot;, &quot;; [.J452]; &quot;, '&quot;; [.K452]; &quot;');&quot;)" office:value-type="string" office:string-value="INSERT INTO vehicle VALUES(DEFAULT, 'Mitsubishi', 'Galant', 'cEYP-asy', 'car', 130989, 1, 1, 451, 58, '2T1BURHE1EC489121');" calcext:value-type="string">
            <text:p>INSERT INTO vehicle VALUES(DEFAULT, 'Mitsubishi', 'Galant', 'cEYP-asy', 'car', 130989, 1, 1, 451, 58, '2T1BURHE1EC489121');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iata MX-5</text:p>
          </table:table-cell>
          <table:table-cell office:value-type="string" calcext:value-type="string">
            <text:p>Mmx3-drP</text:p>
          </table:table-cell>
          <table:table-cell office:value-type="string" calcext:value-type="string">
            <text:p>car</text:p>
          </table:table-cell>
          <table:table-cell office:value-type="float" office:value="85070" calcext:value-type="float">
            <text:p>8507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XXGM4A70CG038367</text:p>
          </table:table-cell>
          <table:table-cell table:formula="of:=COM.MICROSOFT.CONCAT(&quot;INSERT INTO vehicle VALUES(DEFAULT, '&quot;; [.B453]; &quot;', '&quot;; [.C453]; &quot;', '&quot;; [.D453]; &quot;', '&quot;; [.E453]; &quot;', &quot;; [.F453]; &quot;, &quot;; [.G453]; &quot;, &quot;; [.H453]; &quot;, &quot;; [.I453]; &quot;, &quot;; [.J453]; &quot;, '&quot;; [.K453]; &quot;');&quot;)" office:value-type="string" office:string-value="INSERT INTO vehicle VALUES(DEFAULT, 'Mazda', 'Miata MX-5', 'Mmx3-drP', 'car', 85070, 0, 0, 452, 18, '5XXGM4A70CG038367');" calcext:value-type="string">
            <text:p>INSERT INTO vehicle VALUES(DEFAULT, 'Mazda', 'Miata MX-5', 'Mmx3-drP', 'car', 85070, 0, 0, 452, 18, '5XXGM4A70CG038367');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Oiro-clZ</text:p>
          </table:table-cell>
          <table:table-cell office:value-type="string" calcext:value-type="string">
            <text:p>car</text:p>
          </table:table-cell>
          <table:table-cell office:value-type="float" office:value="37559" calcext:value-type="float">
            <text:p>3755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FFDCCD7CG069053</text:p>
          </table:table-cell>
          <table:table-cell table:formula="of:=COM.MICROSOFT.CONCAT(&quot;INSERT INTO vehicle VALUES(DEFAULT, '&quot;; [.B454]; &quot;', '&quot;; [.C454]; &quot;', '&quot;; [.D454]; &quot;', '&quot;; [.E454]; &quot;', &quot;; [.F454]; &quot;, &quot;; [.G454]; &quot;, &quot;; [.H454]; &quot;, &quot;; [.I454]; &quot;, &quot;; [.J454]; &quot;, '&quot;; [.K454]; &quot;');&quot;)" office:value-type="string" office:string-value="INSERT INTO vehicle VALUES(DEFAULT, 'Toyota', 'Camry', 'Oiro-clZ', 'car', 37559, 1, 1, 453, 22, 'SCFFDCCD7CG069053');" calcext:value-type="string">
            <text:p>INSERT INTO vehicle VALUES(DEFAULT, 'Toyota', 'Camry', 'Oiro-clZ', 'car', 37559, 1, 1, 453, 22, 'SCFFDCCD7CG069053');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CX-7</text:p>
          </table:table-cell>
          <table:table-cell office:value-type="string" calcext:value-type="string">
            <text:p>gpdH-6tN</text:p>
          </table:table-cell>
          <table:table-cell office:value-type="string" calcext:value-type="string">
            <text:p>car</text:p>
          </table:table-cell>
          <table:table-cell office:value-type="float" office:value="45196" calcext:value-type="float">
            <text:p>4519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N6AF0LX4EN911774</text:p>
          </table:table-cell>
          <table:table-cell table:formula="of:=COM.MICROSOFT.CONCAT(&quot;INSERT INTO vehicle VALUES(DEFAULT, '&quot;; [.B455]; &quot;', '&quot;; [.C455]; &quot;', '&quot;; [.D455]; &quot;', '&quot;; [.E455]; &quot;', &quot;; [.F455]; &quot;, &quot;; [.G455]; &quot;, &quot;; [.H455]; &quot;, &quot;; [.I455]; &quot;, &quot;; [.J455]; &quot;, '&quot;; [.K455]; &quot;');&quot;)" office:value-type="string" office:string-value="INSERT INTO vehicle VALUES(DEFAULT, 'Mazda', 'CX-7', 'gpdH-6tN', 'car', 45196, 0, 0, 454, 49, '1N6AF0LX4EN911774');" calcext:value-type="string">
            <text:p>INSERT INTO vehicle VALUES(DEFAULT, 'Mazda', 'CX-7', 'gpdH-6tN', 'car', 45196, 0, 0, 454, 49, '1N6AF0LX4EN911774');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Ram 1500</text:p>
          </table:table-cell>
          <table:table-cell office:value-type="string" calcext:value-type="string">
            <text:p>uBAj-zMp</text:p>
          </table:table-cell>
          <table:table-cell office:value-type="string" calcext:value-type="string">
            <text:p>car</text:p>
          </table:table-cell>
          <table:table-cell office:value-type="float" office:value="30087" calcext:value-type="float">
            <text:p>3008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AULFAFR0BA542555</text:p>
          </table:table-cell>
          <table:table-cell table:formula="of:=COM.MICROSOFT.CONCAT(&quot;INSERT INTO vehicle VALUES(DEFAULT, '&quot;; [.B456]; &quot;', '&quot;; [.C456]; &quot;', '&quot;; [.D456]; &quot;', '&quot;; [.E456]; &quot;', &quot;; [.F456]; &quot;, &quot;; [.G456]; &quot;, &quot;; [.H456]; &quot;, &quot;; [.I456]; &quot;, &quot;; [.J456]; &quot;, '&quot;; [.K456]; &quot;');&quot;)" office:value-type="string" office:string-value="INSERT INTO vehicle VALUES(DEFAULT, 'Dodge', 'Ram 1500', 'uBAj-zMp', 'car', 30087, 1, 1, 455, 58, 'WAULFAFR0BA542555');" calcext:value-type="string">
            <text:p>INSERT INTO vehicle VALUES(DEFAULT, 'Dodge', 'Ram 1500', 'uBAj-zMp', 'car', 30087, 1, 1, 455, 58, 'WAULFAFR0BA542555');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Grand Marquis</text:p>
          </table:table-cell>
          <table:table-cell office:value-type="string" calcext:value-type="string">
            <text:p>MyFu-ZBt</text:p>
          </table:table-cell>
          <table:table-cell office:value-type="string" calcext:value-type="string">
            <text:p>car</text:p>
          </table:table-cell>
          <table:table-cell office:value-type="float" office:value="65430" calcext:value-type="float">
            <text:p>654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DDHF2EB1DA685946</text:p>
          </table:table-cell>
          <table:table-cell table:formula="of:=COM.MICROSOFT.CONCAT(&quot;INSERT INTO vehicle VALUES(DEFAULT, '&quot;; [.B457]; &quot;', '&quot;; [.C457]; &quot;', '&quot;; [.D457]; &quot;', '&quot;; [.E457]; &quot;', &quot;; [.F457]; &quot;, &quot;; [.G457]; &quot;, &quot;; [.H457]; &quot;, &quot;; [.I457]; &quot;, &quot;; [.J457]; &quot;, '&quot;; [.K457]; &quot;');&quot;)" office:value-type="string" office:string-value="INSERT INTO vehicle VALUES(DEFAULT, 'Mercury', 'Grand Marquis', 'MyFu-ZBt', 'car', 65430, 1, 0, 456, 43, 'WDDHF2EB1DA685946');" calcext:value-type="string">
            <text:p>INSERT INTO vehicle VALUES(DEFAULT, 'Mercury', 'Grand Marquis', 'MyFu-ZBt', 'car', 65430, 1, 0, 456, 43, 'WDDHF2EB1DA685946');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Montero</text:p>
          </table:table-cell>
          <table:table-cell office:value-type="string" calcext:value-type="string">
            <text:p>xysj-s5p</text:p>
          </table:table-cell>
          <table:table-cell office:value-type="string" calcext:value-type="string">
            <text:p>car</text:p>
          </table:table-cell>
          <table:table-cell office:value-type="float" office:value="108835" calcext:value-type="float">
            <text:p>10883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AUDF98E85A029281</text:p>
          </table:table-cell>
          <table:table-cell table:formula="of:=COM.MICROSOFT.CONCAT(&quot;INSERT INTO vehicle VALUES(DEFAULT, '&quot;; [.B458]; &quot;', '&quot;; [.C458]; &quot;', '&quot;; [.D458]; &quot;', '&quot;; [.E458]; &quot;', &quot;; [.F458]; &quot;, &quot;; [.G458]; &quot;, &quot;; [.H458]; &quot;, &quot;; [.I458]; &quot;, &quot;; [.J458]; &quot;, '&quot;; [.K458]; &quot;');&quot;)" office:value-type="string" office:string-value="INSERT INTO vehicle VALUES(DEFAULT, 'Mitsubishi', 'Montero', 'xysj-s5p', 'car', 108835, 0, 0, 457, 16, 'WAUDF98E85A029281');" calcext:value-type="string">
            <text:p>INSERT INTO vehicle VALUES(DEFAULT, 'Mitsubishi', 'Montero', 'xysj-s5p', 'car', 108835, 0, 0, 457, 16, 'WAUDF98E85A029281');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sJ3v-56r</text:p>
          </table:table-cell>
          <table:table-cell office:value-type="string" calcext:value-type="string">
            <text:p>car</text:p>
          </table:table-cell>
          <table:table-cell office:value-type="float" office:value="29185" calcext:value-type="float">
            <text:p>2918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UXFA53513L627612</text:p>
          </table:table-cell>
          <table:table-cell table:formula="of:=COM.MICROSOFT.CONCAT(&quot;INSERT INTO vehicle VALUES(DEFAULT, '&quot;; [.B459]; &quot;', '&quot;; [.C459]; &quot;', '&quot;; [.D459]; &quot;', '&quot;; [.E459]; &quot;', &quot;; [.F459]; &quot;, &quot;; [.G459]; &quot;, &quot;; [.H459]; &quot;, &quot;; [.I459]; &quot;, &quot;; [.J459]; &quot;, '&quot;; [.K459]; &quot;');&quot;)" office:value-type="string" office:string-value="INSERT INTO vehicle VALUES(DEFAULT, 'Infiniti', 'QX', 'sJ3v-56r', 'car', 29185, 0, 0, 458, 61, '5UXFA53513L627612');" calcext:value-type="string">
            <text:p>INSERT INTO vehicle VALUES(DEFAULT, 'Infiniti', 'QX', 'sJ3v-56r', 'car', 29185, 0, 0, 458, 61, '5UXFA53513L627612');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i-Series</text:p>
          </table:table-cell>
          <table:table-cell office:value-type="string" calcext:value-type="string">
            <text:p>sad2-JNV</text:p>
          </table:table-cell>
          <table:table-cell office:value-type="string" calcext:value-type="string">
            <text:p>car</text:p>
          </table:table-cell>
          <table:table-cell office:value-type="float" office:value="131224" calcext:value-type="float">
            <text:p>13122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G5DA03LX7S631627</text:p>
          </table:table-cell>
          <table:table-cell table:formula="of:=COM.MICROSOFT.CONCAT(&quot;INSERT INTO vehicle VALUES(DEFAULT, '&quot;; [.B460]; &quot;', '&quot;; [.C460]; &quot;', '&quot;; [.D460]; &quot;', '&quot;; [.E460]; &quot;', &quot;; [.F460]; &quot;, &quot;; [.G460]; &quot;, &quot;; [.H460]; &quot;, &quot;; [.I460]; &quot;, &quot;; [.J460]; &quot;, '&quot;; [.K460]; &quot;');&quot;)" office:value-type="string" office:string-value="INSERT INTO vehicle VALUES(DEFAULT, 'Isuzu', 'i-Series', 'sad2-JNV', 'car', 131224, 0, 0, 459, 39, '3G5DA03LX7S631627');" calcext:value-type="string">
            <text:p>INSERT INTO vehicle VALUES(DEFAULT, 'Isuzu', 'i-Series', 'sad2-JNV', 'car', 131224, 0, 0, 459, 39, '3G5DA03LX7S631627');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PUDf-UNm</text:p>
          </table:table-cell>
          <table:table-cell office:value-type="string" calcext:value-type="string">
            <text:p>car</text:p>
          </table:table-cell>
          <table:table-cell office:value-type="float" office:value="106425" calcext:value-type="float">
            <text:p>1064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N1AA0ND9EN736809</text:p>
          </table:table-cell>
          <table:table-cell table:formula="of:=COM.MICROSOFT.CONCAT(&quot;INSERT INTO vehicle VALUES(DEFAULT, '&quot;; [.B461]; &quot;', '&quot;; [.C461]; &quot;', '&quot;; [.D461]; &quot;', '&quot;; [.E461]; &quot;', &quot;; [.F461]; &quot;, &quot;; [.G461]; &quot;, &quot;; [.H461]; &quot;, &quot;; [.I461]; &quot;, &quot;; [.J461]; &quot;, '&quot;; [.K461]; &quot;');&quot;)" office:value-type="string" office:string-value="INSERT INTO vehicle VALUES(DEFAULT, 'Pontiac', 'Gemini', 'PUDf-UNm', 'car', 106425, 0, 1, 460, 73, '5N1AA0ND9EN736809');" calcext:value-type="string">
            <text:p>INSERT INTO vehicle VALUES(DEFAULT, 'Pontiac', 'Gemini', 'PUDf-UNm', 'car', 106425, 0, 1, 460, 73, '5N1AA0ND9EN736809');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Oldsmobile</text:p>
          </table:table-cell>
          <table:table-cell office:value-type="string" calcext:value-type="string">
            <text:p>Cutlass Supreme</text:p>
          </table:table-cell>
          <table:table-cell office:value-type="string" calcext:value-type="string">
            <text:p>co2k-1Hx</text:p>
          </table:table-cell>
          <table:table-cell office:value-type="string" calcext:value-type="string">
            <text:p>car</text:p>
          </table:table-cell>
          <table:table-cell office:value-type="float" office:value="93570" calcext:value-type="float">
            <text:p>9357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AU4FAFR4DA255856</text:p>
          </table:table-cell>
          <table:table-cell table:formula="of:=COM.MICROSOFT.CONCAT(&quot;INSERT INTO vehicle VALUES(DEFAULT, '&quot;; [.B462]; &quot;', '&quot;; [.C462]; &quot;', '&quot;; [.D462]; &quot;', '&quot;; [.E462]; &quot;', &quot;; [.F462]; &quot;, &quot;; [.G462]; &quot;, &quot;; [.H462]; &quot;, &quot;; [.I462]; &quot;, &quot;; [.J462]; &quot;, '&quot;; [.K462]; &quot;');&quot;)" office:value-type="string" office:string-value="INSERT INTO vehicle VALUES(DEFAULT, 'Oldsmobile', 'Cutlass Supreme', 'co2k-1Hx', 'car', 93570, 1, 1, 461, 41, 'WAU4FAFR4DA255856');" calcext:value-type="string">
            <text:p>INSERT INTO vehicle VALUES(DEFAULT, 'Oldsmobile', 'Cutlass Supreme', 'co2k-1Hx', 'car', 93570, 1, 1, 461, 41, 'WAU4FAFR4DA255856');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cion</text:p>
          </table:table-cell>
          <table:table-cell office:value-type="string" calcext:value-type="string">
            <text:p>xA</text:p>
          </table:table-cell>
          <table:table-cell office:value-type="string" calcext:value-type="string">
            <text:p>mlpC-NRk</text:p>
          </table:table-cell>
          <table:table-cell office:value-type="string" calcext:value-type="string">
            <text:p>car</text:p>
          </table:table-cell>
          <table:table-cell office:value-type="float" office:value="126076" calcext:value-type="float">
            <text:p>12607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BAKX8C51BC377168</text:p>
          </table:table-cell>
          <table:table-cell table:formula="of:=COM.MICROSOFT.CONCAT(&quot;INSERT INTO vehicle VALUES(DEFAULT, '&quot;; [.B463]; &quot;', '&quot;; [.C463]; &quot;', '&quot;; [.D463]; &quot;', '&quot;; [.E463]; &quot;', &quot;; [.F463]; &quot;, &quot;; [.G463]; &quot;, &quot;; [.H463]; &quot;, &quot;; [.I463]; &quot;, &quot;; [.J463]; &quot;, '&quot;; [.K463]; &quot;');&quot;)" office:value-type="string" office:string-value="INSERT INTO vehicle VALUES(DEFAULT, 'Scion', 'xA', 'mlpC-NRk', 'car', 126076, 0, 0, 462, 69, 'WBAKX8C51BC377168');" calcext:value-type="string">
            <text:p>INSERT INTO vehicle VALUES(DEFAULT, 'Scion', 'xA', 'mlpC-NRk', 'car', 126076, 0, 0, 462, 69, 'WBAKX8C51BC377168');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zigB-WCk</text:p>
          </table:table-cell>
          <table:table-cell office:value-type="string" calcext:value-type="string">
            <text:p>car</text:p>
          </table:table-cell>
          <table:table-cell office:value-type="float" office:value="6881" calcext:value-type="float">
            <text:p>688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BAET37452N514940</text:p>
          </table:table-cell>
          <table:table-cell table:formula="of:=COM.MICROSOFT.CONCAT(&quot;INSERT INTO vehicle VALUES(DEFAULT, '&quot;; [.B464]; &quot;', '&quot;; [.C464]; &quot;', '&quot;; [.D464]; &quot;', '&quot;; [.E464]; &quot;', &quot;; [.F464]; &quot;, &quot;; [.G464]; &quot;, &quot;; [.H464]; &quot;, &quot;; [.I464]; &quot;, &quot;; [.J464]; &quot;, '&quot;; [.K464]; &quot;');&quot;)" office:value-type="string" office:string-value="INSERT INTO vehicle VALUES(DEFAULT, 'Volkswagen', 'Passat', 'zigB-WCk', 'car', 6881, 0, 0, 463, 40, 'WBAET37452N514940');" calcext:value-type="string">
            <text:p>INSERT INTO vehicle VALUES(DEFAULT, 'Volkswagen', 'Passat', 'zigB-WCk', 'car', 6881, 0, 0, 463, 40, 'WBAET37452N514940');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wfnv-AGA</text:p>
          </table:table-cell>
          <table:table-cell office:value-type="string" calcext:value-type="string">
            <text:p>car</text:p>
          </table:table-cell>
          <table:table-cell office:value-type="float" office:value="14790" calcext:value-type="float">
            <text:p>147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P0CB2A80FS172999</text:p>
          </table:table-cell>
          <table:table-cell table:formula="of:=COM.MICROSOFT.CONCAT(&quot;INSERT INTO vehicle VALUES(DEFAULT, '&quot;; [.B465]; &quot;', '&quot;; [.C465]; &quot;', '&quot;; [.D465]; &quot;', '&quot;; [.E465]; &quot;', &quot;; [.F465]; &quot;, &quot;; [.G465]; &quot;, &quot;; [.H465]; &quot;, &quot;; [.I465]; &quot;, &quot;; [.J465]; &quot;, '&quot;; [.K465]; &quot;');&quot;)" office:value-type="string" office:string-value="INSERT INTO vehicle VALUES(DEFAULT, 'Pontiac', 'Firefly', 'wfnv-AGA', 'car', 14790, 1, 0, 464, 42, 'WP0CB2A80FS172999');" calcext:value-type="string">
            <text:p>INSERT INTO vehicle VALUES(DEFAULT, 'Pontiac', 'Firefly', 'wfnv-AGA', 'car', 14790, 1, 0, 464, 42, 'WP0CB2A80FS172999');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Reatta</text:p>
          </table:table-cell>
          <table:table-cell office:value-type="string" calcext:value-type="string">
            <text:p>9rRk-E5i</text:p>
          </table:table-cell>
          <table:table-cell office:value-type="string" calcext:value-type="string">
            <text:p>car</text:p>
          </table:table-cell>
          <table:table-cell office:value-type="float" office:value="115372" calcext:value-type="float">
            <text:p>11537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C3BCBEB2EN793547</text:p>
          </table:table-cell>
          <table:table-cell table:formula="of:=COM.MICROSOFT.CONCAT(&quot;INSERT INTO vehicle VALUES(DEFAULT, '&quot;; [.B466]; &quot;', '&quot;; [.C466]; &quot;', '&quot;; [.D466]; &quot;', '&quot;; [.E466]; &quot;', &quot;; [.F466]; &quot;, &quot;; [.G466]; &quot;, &quot;; [.H466]; &quot;, &quot;; [.I466]; &quot;, &quot;; [.J466]; &quot;, '&quot;; [.K466]; &quot;');&quot;)" office:value-type="string" office:string-value="INSERT INTO vehicle VALUES(DEFAULT, 'Buick', 'Reatta', '9rRk-E5i', 'car', 115372, 1, 0, 465, 9, '1C3BCBEB2EN793547');" calcext:value-type="string">
            <text:p>INSERT INTO vehicle VALUES(DEFAULT, 'Buick', 'Reatta', '9rRk-E5i', 'car', 115372, 1, 0, 465, 9, '1C3BCBEB2EN793547');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</text:p>
          </table:table-cell>
          <table:table-cell office:value-type="string" calcext:value-type="string">
            <text:p>rtAU-CMD</text:p>
          </table:table-cell>
          <table:table-cell office:value-type="string" calcext:value-type="string">
            <text:p>car</text:p>
          </table:table-cell>
          <table:table-cell office:value-type="float" office:value="100751" calcext:value-type="float">
            <text:p>10075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FEBBDL8EG947044</text:p>
          </table:table-cell>
          <table:table-cell table:formula="of:=COM.MICROSOFT.CONCAT(&quot;INSERT INTO vehicle VALUES(DEFAULT, '&quot;; [.B467]; &quot;', '&quot;; [.C467]; &quot;', '&quot;; [.D467]; &quot;', '&quot;; [.E467]; &quot;', &quot;; [.F467]; &quot;, &quot;; [.G467]; &quot;, &quot;; [.H467]; &quot;, &quot;; [.I467]; &quot;, &quot;; [.J467]; &quot;, '&quot;; [.K467]; &quot;');&quot;)" office:value-type="string" office:string-value="INSERT INTO vehicle VALUES(DEFAULT, 'Acura', 'Integra', 'rtAU-CMD', 'car', 100751, 1, 0, 466, 23, 'SCFEBBDL8EG947044');" calcext:value-type="string">
            <text:p>INSERT INTO vehicle VALUES(DEFAULT, 'Acura', 'Integra', 'rtAU-CMD', 'car', 100751, 1, 0, 466, 23, 'SCFEBBDL8EG947044');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8sY-UqI</text:p>
          </table:table-cell>
          <table:table-cell office:value-type="string" calcext:value-type="string">
            <text:p>car</text:p>
          </table:table-cell>
          <table:table-cell office:value-type="float" office:value="60826" calcext:value-type="float">
            <text:p>6082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JGDA2EB9EA937964</text:p>
          </table:table-cell>
          <table:table-cell table:formula="of:=COM.MICROSOFT.CONCAT(&quot;INSERT INTO vehicle VALUES(DEFAULT, '&quot;; [.B468]; &quot;', '&quot;; [.C468]; &quot;', '&quot;; [.D468]; &quot;', '&quot;; [.E468]; &quot;', &quot;; [.F468]; &quot;, &quot;; [.G468]; &quot;, &quot;; [.H468]; &quot;, &quot;; [.I468]; &quot;, &quot;; [.J468]; &quot;, '&quot;; [.K468]; &quot;');&quot;)" office:value-type="string" office:string-value="INSERT INTO vehicle VALUES(DEFAULT, 'Infiniti', 'G', 'N8sY-UqI', 'car', 60826, 0, 0, 467, 25, '4JGDA2EB9EA937964');" calcext:value-type="string">
            <text:p>INSERT INTO vehicle VALUES(DEFAULT, 'Infiniti', 'G', 'N8sY-UqI', 'car', 60826, 0, 0, 467, 25, '4JGDA2EB9EA937964');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New Beetle</text:p>
          </table:table-cell>
          <table:table-cell office:value-type="string" calcext:value-type="string">
            <text:p>0FKL-RRO</text:p>
          </table:table-cell>
          <table:table-cell office:value-type="string" calcext:value-type="string">
            <text:p>car</text:p>
          </table:table-cell>
          <table:table-cell office:value-type="float" office:value="73869" calcext:value-type="float">
            <text:p>738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BA8Z5C55FG711333</text:p>
          </table:table-cell>
          <table:table-cell table:formula="of:=COM.MICROSOFT.CONCAT(&quot;INSERT INTO vehicle VALUES(DEFAULT, '&quot;; [.B469]; &quot;', '&quot;; [.C469]; &quot;', '&quot;; [.D469]; &quot;', '&quot;; [.E469]; &quot;', &quot;; [.F469]; &quot;, &quot;; [.G469]; &quot;, &quot;; [.H469]; &quot;, &quot;; [.I469]; &quot;, &quot;; [.J469]; &quot;, '&quot;; [.K469]; &quot;');&quot;)" office:value-type="string" office:string-value="INSERT INTO vehicle VALUES(DEFAULT, 'Volkswagen', 'New Beetle', '0FKL-RRO', 'car', 73869, 0, 1, 468, 6, 'WBA8Z5C55FG711333');" calcext:value-type="string">
            <text:p>INSERT INTO vehicle VALUES(DEFAULT, 'Volkswagen', 'New Beetle', '0FKL-RRO', 'car', 73869, 0, 1, 468, 6, 'WBA8Z5C55FG711333');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Forester</text:p>
          </table:table-cell>
          <table:table-cell office:value-type="string" calcext:value-type="string">
            <text:p>Ar99-5Wa</text:p>
          </table:table-cell>
          <table:table-cell office:value-type="string" calcext:value-type="string">
            <text:p>car</text:p>
          </table:table-cell>
          <table:table-cell office:value-type="float" office:value="122455" calcext:value-type="float">
            <text:p>1224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M8JT3AFXFU284251</text:p>
          </table:table-cell>
          <table:table-cell table:formula="of:=COM.MICROSOFT.CONCAT(&quot;INSERT INTO vehicle VALUES(DEFAULT, '&quot;; [.B470]; &quot;', '&quot;; [.C470]; &quot;', '&quot;; [.D470]; &quot;', '&quot;; [.E470]; &quot;', &quot;; [.F470]; &quot;, &quot;; [.G470]; &quot;, &quot;; [.H470]; &quot;, &quot;; [.I470]; &quot;, &quot;; [.J470]; &quot;, '&quot;; [.K470]; &quot;');&quot;)" office:value-type="string" office:string-value="INSERT INTO vehicle VALUES(DEFAULT, 'Subaru', 'Forester', 'Ar99-5Wa', 'car', 122455, 0, 1, 469, 63, 'KM8JT3AFXFU284251');" calcext:value-type="string">
            <text:p>INSERT INTO vehicle VALUES(DEFAULT, 'Subaru', 'Forester', 'Ar99-5Wa', 'car', 122455, 0, 1, 469, 63, 'KM8JT3AFXFU284251');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VUE</text:p>
          </table:table-cell>
          <table:table-cell office:value-type="string" calcext:value-type="string">
            <text:p>empa-zH1</text:p>
          </table:table-cell>
          <table:table-cell office:value-type="string" calcext:value-type="string">
            <text:p>car</text:p>
          </table:table-cell>
          <table:table-cell office:value-type="float" office:value="68321" calcext:value-type="float">
            <text:p>6832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N6AF0KX9EN870284</text:p>
          </table:table-cell>
          <table:table-cell table:formula="of:=COM.MICROSOFT.CONCAT(&quot;INSERT INTO vehicle VALUES(DEFAULT, '&quot;; [.B471]; &quot;', '&quot;; [.C471]; &quot;', '&quot;; [.D471]; &quot;', '&quot;; [.E471]; &quot;', &quot;; [.F471]; &quot;, &quot;; [.G471]; &quot;, &quot;; [.H471]; &quot;, &quot;; [.I471]; &quot;, &quot;; [.J471]; &quot;, '&quot;; [.K471]; &quot;');&quot;)" office:value-type="string" office:string-value="INSERT INTO vehicle VALUES(DEFAULT, 'Saturn', 'VUE', 'empa-zH1', 'car', 68321, 0, 0, 470, 7, '1N6AF0KX9EN870284');" calcext:value-type="string">
            <text:p>INSERT INTO vehicle VALUES(DEFAULT, 'Saturn', 'VUE', 'empa-zH1', 'car', 68321, 0, 0, 470, 7, '1N6AF0KX9EN870284');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LaCrosse</text:p>
          </table:table-cell>
          <table:table-cell office:value-type="string" calcext:value-type="string">
            <text:p>xPDB-oc2</text:p>
          </table:table-cell>
          <table:table-cell office:value-type="string" calcext:value-type="string">
            <text:p>car</text:p>
          </table:table-cell>
          <table:table-cell office:value-type="float" office:value="80715" calcext:value-type="float">
            <text:p>8071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N1AB7AP3FL720992</text:p>
          </table:table-cell>
          <table:table-cell table:formula="of:=COM.MICROSOFT.CONCAT(&quot;INSERT INTO vehicle VALUES(DEFAULT, '&quot;; [.B472]; &quot;', '&quot;; [.C472]; &quot;', '&quot;; [.D472]; &quot;', '&quot;; [.E472]; &quot;', &quot;; [.F472]; &quot;, &quot;; [.G472]; &quot;, &quot;; [.H472]; &quot;, &quot;; [.I472]; &quot;, &quot;; [.J472]; &quot;, '&quot;; [.K472]; &quot;');&quot;)" office:value-type="string" office:string-value="INSERT INTO vehicle VALUES(DEFAULT, 'Buick', 'LaCrosse', 'xPDB-oc2', 'car', 80715, 1, 1, 471, 31, '3N1AB7AP3FL720992');" calcext:value-type="string">
            <text:p>INSERT INTO vehicle VALUES(DEFAULT, 'Buick', 'LaCrosse', 'xPDB-oc2', 'car', 80715, 1, 1, 471, 31, '3N1AB7AP3FL720992');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BMW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ZW0h-wQ9</text:p>
          </table:table-cell>
          <table:table-cell office:value-type="string" calcext:value-type="string">
            <text:p>car</text:p>
          </table:table-cell>
          <table:table-cell office:value-type="float" office:value="26436" calcext:value-type="float">
            <text:p>2643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TDKN3DU3F0764992</text:p>
          </table:table-cell>
          <table:table-cell table:formula="of:=COM.MICROSOFT.CONCAT(&quot;INSERT INTO vehicle VALUES(DEFAULT, '&quot;; [.B473]; &quot;', '&quot;; [.C473]; &quot;', '&quot;; [.D473]; &quot;', '&quot;; [.E473]; &quot;', &quot;; [.F473]; &quot;, &quot;; [.G473]; &quot;, &quot;; [.H473]; &quot;, &quot;; [.I473]; &quot;, &quot;; [.J473]; &quot;, '&quot;; [.K473]; &quot;');&quot;)" office:value-type="string" office:string-value="INSERT INTO vehicle VALUES(DEFAULT, 'BMW', '650', 'ZW0h-wQ9', 'car', 26436, 1, 1, 472, 63, 'JTDKN3DU3F0764992');" calcext:value-type="string">
            <text:p>INSERT INTO vehicle VALUES(DEFAULT, 'BMW', '650', 'ZW0h-wQ9', 'car', 26436, 1, 1, 472, 63, 'JTDKN3DU3F0764992');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Viper</text:p>
          </table:table-cell>
          <table:table-cell office:value-type="string" calcext:value-type="string">
            <text:p>930S-W1M</text:p>
          </table:table-cell>
          <table:table-cell office:value-type="string" calcext:value-type="string">
            <text:p>car</text:p>
          </table:table-cell>
          <table:table-cell office:value-type="float" office:value="128948" calcext:value-type="float">
            <text:p>1289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P0CA2A88FK253381</text:p>
          </table:table-cell>
          <table:table-cell table:formula="of:=COM.MICROSOFT.CONCAT(&quot;INSERT INTO vehicle VALUES(DEFAULT, '&quot;; [.B474]; &quot;', '&quot;; [.C474]; &quot;', '&quot;; [.D474]; &quot;', '&quot;; [.E474]; &quot;', &quot;; [.F474]; &quot;, &quot;; [.G474]; &quot;, &quot;; [.H474]; &quot;, &quot;; [.I474]; &quot;, &quot;; [.J474]; &quot;, '&quot;; [.K474]; &quot;');&quot;)" office:value-type="string" office:string-value="INSERT INTO vehicle VALUES(DEFAULT, 'Dodge', 'Viper', '930S-W1M', 'car', 128948, 0, 1, 473, 63, 'WP0CA2A88FK253381');" calcext:value-type="string">
            <text:p>INSERT INTO vehicle VALUES(DEFAULT, 'Dodge', 'Viper', '930S-W1M', 'car', 128948, 0, 1, 473, 63, 'WP0CA2A88FK253381');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Escalade EXT</text:p>
          </table:table-cell>
          <table:table-cell office:value-type="string" calcext:value-type="string">
            <text:p>ZzKI-67w</text:p>
          </table:table-cell>
          <table:table-cell office:value-type="string" calcext:value-type="string">
            <text:p>car</text:p>
          </table:table-cell>
          <table:table-cell office:value-type="float" office:value="108245" calcext:value-type="float">
            <text:p>1082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DDHH8JBXFB236300</text:p>
          </table:table-cell>
          <table:table-cell table:formula="of:=COM.MICROSOFT.CONCAT(&quot;INSERT INTO vehicle VALUES(DEFAULT, '&quot;; [.B475]; &quot;', '&quot;; [.C475]; &quot;', '&quot;; [.D475]; &quot;', '&quot;; [.E475]; &quot;', &quot;; [.F475]; &quot;, &quot;; [.G475]; &quot;, &quot;; [.H475]; &quot;, &quot;; [.I475]; &quot;, &quot;; [.J475]; &quot;, '&quot;; [.K475]; &quot;');&quot;)" office:value-type="string" office:string-value="INSERT INTO vehicle VALUES(DEFAULT, 'Cadillac', 'Escalade EXT', 'ZzKI-67w', 'car', 108245, 0, 1, 474, 49, 'WDDHH8JBXFB236300');" calcext:value-type="string">
            <text:p>INSERT INTO vehicle VALUES(DEFAULT, 'Cadillac', 'Escalade EXT', 'ZzKI-67w', 'car', 108245, 0, 1, 474, 49, 'WDDHH8JBXFB236300');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Ram 3500</text:p>
          </table:table-cell>
          <table:table-cell office:value-type="string" calcext:value-type="string">
            <text:p>ko0E-rCQ</text:p>
          </table:table-cell>
          <table:table-cell office:value-type="string" calcext:value-type="string">
            <text:p>car</text:p>
          </table:table-cell>
          <table:table-cell office:value-type="float" office:value="122401" calcext:value-type="float">
            <text:p>1224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GYFK52239G224785</text:p>
          </table:table-cell>
          <table:table-cell table:formula="of:=COM.MICROSOFT.CONCAT(&quot;INSERT INTO vehicle VALUES(DEFAULT, '&quot;; [.B476]; &quot;', '&quot;; [.C476]; &quot;', '&quot;; [.D476]; &quot;', '&quot;; [.E476]; &quot;', &quot;; [.F476]; &quot;, &quot;; [.G476]; &quot;, &quot;; [.H476]; &quot;, &quot;; [.I476]; &quot;, &quot;; [.J476]; &quot;, '&quot;; [.K476]; &quot;');&quot;)" office:value-type="string" office:string-value="INSERT INTO vehicle VALUES(DEFAULT, 'Dodge', 'Ram 3500', 'ko0E-rCQ', 'car', 122401, 1, 1, 475, 60, '3GYFK52239G224785');" calcext:value-type="string">
            <text:p>INSERT INTO vehicle VALUES(DEFAULT, 'Dodge', 'Ram 3500', 'ko0E-rCQ', 'car', 122401, 1, 1, 475, 60, '3GYFK52239G224785');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Tiburon</text:p>
          </table:table-cell>
          <table:table-cell office:value-type="string" calcext:value-type="string">
            <text:p>Avdh-H4f</text:p>
          </table:table-cell>
          <table:table-cell office:value-type="string" calcext:value-type="string">
            <text:p>car</text:p>
          </table:table-cell>
          <table:table-cell office:value-type="float" office:value="14527" calcext:value-type="float">
            <text:p>145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TFCW5F1XDX507686</text:p>
          </table:table-cell>
          <table:table-cell table:formula="of:=COM.MICROSOFT.CONCAT(&quot;INSERT INTO vehicle VALUES(DEFAULT, '&quot;; [.B477]; &quot;', '&quot;; [.C477]; &quot;', '&quot;; [.D477]; &quot;', '&quot;; [.E477]; &quot;', &quot;; [.F477]; &quot;, &quot;; [.G477]; &quot;, &quot;; [.H477]; &quot;, &quot;; [.I477]; &quot;, &quot;; [.J477]; &quot;, '&quot;; [.K477]; &quot;');&quot;)" office:value-type="string" office:string-value="INSERT INTO vehicle VALUES(DEFAULT, 'Hyundai', 'Tiburon', 'Avdh-H4f', 'car', 14527, 1, 0, 476, 32, '5TFCW5F1XDX507686');" calcext:value-type="string">
            <text:p>INSERT INTO vehicle VALUES(DEFAULT, 'Hyundai', 'Tiburon', 'Avdh-H4f', 'car', 14527, 1, 0, 476, 32, '5TFCW5F1XDX507686');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kYPH-DZf</text:p>
          </table:table-cell>
          <table:table-cell office:value-type="string" calcext:value-type="string">
            <text:p>car</text:p>
          </table:table-cell>
          <table:table-cell office:value-type="float" office:value="18711" calcext:value-type="float">
            <text:p>187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G6DM57T370647735</text:p>
          </table:table-cell>
          <table:table-cell table:formula="of:=COM.MICROSOFT.CONCAT(&quot;INSERT INTO vehicle VALUES(DEFAULT, '&quot;; [.B478]; &quot;', '&quot;; [.C478]; &quot;', '&quot;; [.D478]; &quot;', '&quot;; [.E478]; &quot;', &quot;; [.F478]; &quot;, &quot;; [.G478]; &quot;, &quot;; [.H478]; &quot;, &quot;; [.I478]; &quot;, &quot;; [.J478]; &quot;, '&quot;; [.K478]; &quot;');&quot;)" office:value-type="string" office:string-value="INSERT INTO vehicle VALUES(DEFAULT, 'Acura', 'TL', 'kYPH-DZf', 'car', 18711, 1, 0, 477, 2, '1G6DM57T370647735');" calcext:value-type="string">
            <text:p>INSERT INTO vehicle VALUES(DEFAULT, 'Acura', 'TL', 'kYPH-DZf', 'car', 18711, 1, 0, 477, 2, '1G6DM57T370647735');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H9et-WPA</text:p>
          </table:table-cell>
          <table:table-cell office:value-type="string" calcext:value-type="string">
            <text:p>car</text:p>
          </table:table-cell>
          <table:table-cell office:value-type="float" office:value="12842" calcext:value-type="float">
            <text:p>128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BADW7C51BE896991</text:p>
          </table:table-cell>
          <table:table-cell table:formula="of:=COM.MICROSOFT.CONCAT(&quot;INSERT INTO vehicle VALUES(DEFAULT, '&quot;; [.B479]; &quot;', '&quot;; [.C479]; &quot;', '&quot;; [.D479]; &quot;', '&quot;; [.E479]; &quot;', &quot;; [.F479]; &quot;, &quot;; [.G479]; &quot;, &quot;; [.H479]; &quot;, &quot;; [.I479]; &quot;, &quot;; [.J479]; &quot;, '&quot;; [.K479]; &quot;');&quot;)" office:value-type="string" office:string-value="INSERT INTO vehicle VALUES(DEFAULT, 'BMW', 'M3', 'H9et-WPA', 'car', 12842, 0, 1, 478, 55, 'WBADW7C51BE896991');" calcext:value-type="string">
            <text:p>INSERT INTO vehicle VALUES(DEFAULT, 'BMW', 'M3', 'H9et-WPA', 'car', 12842, 0, 1, 478, 55, 'WBADW7C51BE896991');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Eurovan</text:p>
          </table:table-cell>
          <table:table-cell office:value-type="string" calcext:value-type="string">
            <text:p>4SbV-KJX</text:p>
          </table:table-cell>
          <table:table-cell office:value-type="string" calcext:value-type="string">
            <text:p>car</text:p>
          </table:table-cell>
          <table:table-cell office:value-type="float" office:value="99797" calcext:value-type="float">
            <text:p>997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UNG94F89N346721</text:p>
          </table:table-cell>
          <table:table-cell table:formula="of:=COM.MICROSOFT.CONCAT(&quot;INSERT INTO vehicle VALUES(DEFAULT, '&quot;; [.B480]; &quot;', '&quot;; [.C480]; &quot;', '&quot;; [.D480]; &quot;', '&quot;; [.E480]; &quot;', &quot;; [.F480]; &quot;, &quot;; [.G480]; &quot;, &quot;; [.H480]; &quot;, &quot;; [.I480]; &quot;, &quot;; [.J480]; &quot;, '&quot;; [.K480]; &quot;');&quot;)" office:value-type="string" office:string-value="INSERT INTO vehicle VALUES(DEFAULT, 'Volkswagen', 'Eurovan', '4SbV-KJX', 'car', 99797, 1, 0, 479, 66, 'WAUNG94F89N346721');" calcext:value-type="string">
            <text:p>INSERT INTO vehicle VALUES(DEFAULT, 'Volkswagen', 'Eurovan', '4SbV-KJX', 'car', 99797, 1, 0, 479, 66, 'WAUNG94F89N346721');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</text:p>
          </table:table-cell>
          <table:table-cell office:value-type="string" calcext:value-type="string">
            <text:p>YUMk-JOQ</text:p>
          </table:table-cell>
          <table:table-cell office:value-type="string" calcext:value-type="string">
            <text:p>car</text:p>
          </table:table-cell>
          <table:table-cell office:value-type="float" office:value="71723" calcext:value-type="float">
            <text:p>717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D4PG6FV4AT248680</text:p>
          </table:table-cell>
          <table:table-cell table:formula="of:=COM.MICROSOFT.CONCAT(&quot;INSERT INTO vehicle VALUES(DEFAULT, '&quot;; [.B481]; &quot;', '&quot;; [.C481]; &quot;', '&quot;; [.D481]; &quot;', '&quot;; [.E481]; &quot;', &quot;; [.F481]; &quot;, &quot;; [.G481]; &quot;, &quot;; [.H481]; &quot;, &quot;; [.I481]; &quot;, &quot;; [.J481]; &quot;, '&quot;; [.K481]; &quot;');&quot;)" office:value-type="string" office:string-value="INSERT INTO vehicle VALUES(DEFAULT, 'Volkswagen', 'Jetta', 'YUMk-JOQ', 'car', 71723, 0, 1, 480, 61, '3D4PG6FV4AT248680');" calcext:value-type="string">
            <text:p>INSERT INTO vehicle VALUES(DEFAULT, 'Volkswagen', 'Jetta', 'YUMk-JOQ', 'car', 71723, 0, 1, 480, 61, '3D4PG6FV4AT248680');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MDX</text:p>
          </table:table-cell>
          <table:table-cell office:value-type="string" calcext:value-type="string">
            <text:p>vnba-Cgq</text:p>
          </table:table-cell>
          <table:table-cell office:value-type="string" calcext:value-type="string">
            <text:p>car</text:p>
          </table:table-cell>
          <table:table-cell office:value-type="float" office:value="112014" calcext:value-type="float">
            <text:p>1120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BAYA8C52FD914593</text:p>
          </table:table-cell>
          <table:table-cell table:formula="of:=COM.MICROSOFT.CONCAT(&quot;INSERT INTO vehicle VALUES(DEFAULT, '&quot;; [.B482]; &quot;', '&quot;; [.C482]; &quot;', '&quot;; [.D482]; &quot;', '&quot;; [.E482]; &quot;', &quot;; [.F482]; &quot;, &quot;; [.G482]; &quot;, &quot;; [.H482]; &quot;, &quot;; [.I482]; &quot;, &quot;; [.J482]; &quot;, '&quot;; [.K482]; &quot;');&quot;)" office:value-type="string" office:string-value="INSERT INTO vehicle VALUES(DEFAULT, 'Acura', 'MDX', 'vnba-Cgq', 'car', 112014, 1, 0, 481, 46, 'WBAYA8C52FD914593');" calcext:value-type="string">
            <text:p>INSERT INTO vehicle VALUES(DEFAULT, 'Acura', 'MDX', 'vnba-Cgq', 'car', 112014, 1, 0, 481, 46, 'WBAYA8C52FD914593');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xDnf-1Wg</text:p>
          </table:table-cell>
          <table:table-cell office:value-type="string" calcext:value-type="string">
            <text:p>car</text:p>
          </table:table-cell>
          <table:table-cell office:value-type="float" office:value="126664" calcext:value-type="float">
            <text:p>12666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NDMG4C36A6266406</text:p>
          </table:table-cell>
          <table:table-cell table:formula="of:=COM.MICROSOFT.CONCAT(&quot;INSERT INTO vehicle VALUES(DEFAULT, '&quot;; [.B483]; &quot;', '&quot;; [.C483]; &quot;', '&quot;; [.D483]; &quot;', '&quot;; [.E483]; &quot;', &quot;; [.F483]; &quot;, &quot;; [.G483]; &quot;, &quot;; [.H483]; &quot;, &quot;; [.I483]; &quot;, &quot;; [.J483]; &quot;, '&quot;; [.K483]; &quot;');&quot;)" office:value-type="string" office:string-value="INSERT INTO vehicle VALUES(DEFAULT, 'Volkswagen', 'Eos', 'xDnf-1Wg', 'car', 126664, 1, 0, 482, 24, 'KNDMG4C36A6266406');" calcext:value-type="string">
            <text:p>INSERT INTO vehicle VALUES(DEFAULT, 'Volkswagen', 'Eos', 'xDnf-1Wg', 'car', 126664, 1, 0, 482, 24, 'KNDMG4C36A6266406');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XC90</text:p>
          </table:table-cell>
          <table:table-cell office:value-type="string" calcext:value-type="string">
            <text:p>iNSu-lTm</text:p>
          </table:table-cell>
          <table:table-cell office:value-type="string" calcext:value-type="string">
            <text:p>car</text:p>
          </table:table-cell>
          <table:table-cell office:value-type="float" office:value="130295" calcext:value-type="float">
            <text:p>13029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A1VGAFP1EA862750</text:p>
          </table:table-cell>
          <table:table-cell table:formula="of:=COM.MICROSOFT.CONCAT(&quot;INSERT INTO vehicle VALUES(DEFAULT, '&quot;; [.B484]; &quot;', '&quot;; [.C484]; &quot;', '&quot;; [.D484]; &quot;', '&quot;; [.E484]; &quot;', &quot;; [.F484]; &quot;, &quot;; [.G484]; &quot;, &quot;; [.H484]; &quot;, &quot;; [.I484]; &quot;, &quot;; [.J484]; &quot;, '&quot;; [.K484]; &quot;');&quot;)" office:value-type="string" office:string-value="INSERT INTO vehicle VALUES(DEFAULT, 'Volvo', 'XC90', 'iNSu-lTm', 'car', 130295, 1, 1, 483, 49, 'WA1VGAFP1EA862750');" calcext:value-type="string">
            <text:p>INSERT INTO vehicle VALUES(DEFAULT, 'Volvo', 'XC90', 'iNSu-lTm', 'car', 130295, 1, 1, 483, 49, 'WA1VGAFP1EA862750');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Grand Prix</text:p>
          </table:table-cell>
          <table:table-cell office:value-type="string" calcext:value-type="string">
            <text:p>ocu6-q5H</text:p>
          </table:table-cell>
          <table:table-cell office:value-type="string" calcext:value-type="string">
            <text:p>car</text:p>
          </table:table-cell>
          <table:table-cell office:value-type="float" office:value="71725" calcext:value-type="float">
            <text:p>717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CBBB7ZH5EC131776</text:p>
          </table:table-cell>
          <table:table-cell table:formula="of:=COM.MICROSOFT.CONCAT(&quot;INSERT INTO vehicle VALUES(DEFAULT, '&quot;; [.B485]; &quot;', '&quot;; [.C485]; &quot;', '&quot;; [.D485]; &quot;', '&quot;; [.E485]; &quot;', &quot;; [.F485]; &quot;, &quot;; [.G485]; &quot;, &quot;; [.H485]; &quot;, &quot;; [.I485]; &quot;, &quot;; [.J485]; &quot;, '&quot;; [.K485]; &quot;');&quot;)" office:value-type="string" office:string-value="INSERT INTO vehicle VALUES(DEFAULT, 'Pontiac', 'Grand Prix', 'ocu6-q5H', 'car', 71725, 1, 0, 484, 58, 'SCBBB7ZH5EC131776');" calcext:value-type="string">
            <text:p>INSERT INTO vehicle VALUES(DEFAULT, 'Pontiac', 'Grand Prix', 'ocu6-q5H', 'car', 71725, 1, 0, 484, 58, 'SCBBB7ZH5EC131776');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Topaz</text:p>
          </table:table-cell>
          <table:table-cell office:value-type="string" calcext:value-type="string">
            <text:p>aG7R-1Px</text:p>
          </table:table-cell>
          <table:table-cell office:value-type="string" calcext:value-type="string">
            <text:p>car</text:p>
          </table:table-cell>
          <table:table-cell office:value-type="float" office:value="110898" calcext:value-type="float">
            <text:p>1108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BAWC7C55AE617719</text:p>
          </table:table-cell>
          <table:table-cell table:formula="of:=COM.MICROSOFT.CONCAT(&quot;INSERT INTO vehicle VALUES(DEFAULT, '&quot;; [.B486]; &quot;', '&quot;; [.C486]; &quot;', '&quot;; [.D486]; &quot;', '&quot;; [.E486]; &quot;', &quot;; [.F486]; &quot;, &quot;; [.G486]; &quot;, &quot;; [.H486]; &quot;, &quot;; [.I486]; &quot;, &quot;; [.J486]; &quot;, '&quot;; [.K486]; &quot;');&quot;)" office:value-type="string" office:string-value="INSERT INTO vehicle VALUES(DEFAULT, 'Mercury', 'Topaz', 'aG7R-1Px', 'car', 110898, 0, 1, 485, 18, 'WBAWC7C55AE617719');" calcext:value-type="string">
            <text:p>INSERT INTO vehicle VALUES(DEFAULT, 'Mercury', 'Topaz', 'aG7R-1Px', 'car', 110898, 0, 1, 485, 18, 'WBAWC7C55AE617719');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Frontier</text:p>
          </table:table-cell>
          <table:table-cell office:value-type="string" calcext:value-type="string">
            <text:p>I8rU-oWg</text:p>
          </table:table-cell>
          <table:table-cell office:value-type="string" calcext:value-type="string">
            <text:p>car</text:p>
          </table:table-cell>
          <table:table-cell office:value-type="float" office:value="91540" calcext:value-type="float">
            <text:p>915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GYFC66868R980062</text:p>
          </table:table-cell>
          <table:table-cell table:formula="of:=COM.MICROSOFT.CONCAT(&quot;INSERT INTO vehicle VALUES(DEFAULT, '&quot;; [.B487]; &quot;', '&quot;; [.C487]; &quot;', '&quot;; [.D487]; &quot;', '&quot;; [.E487]; &quot;', &quot;; [.F487]; &quot;, &quot;; [.G487]; &quot;, &quot;; [.H487]; &quot;, &quot;; [.I487]; &quot;, &quot;; [.J487]; &quot;, '&quot;; [.K487]; &quot;');&quot;)" office:value-type="string" office:string-value="INSERT INTO vehicle VALUES(DEFAULT, 'Nissan', 'Frontier', 'I8rU-oWg', 'car', 91540, 1, 0, 486, 36, '1GYFC66868R980062');" calcext:value-type="string">
            <text:p>INSERT INTO vehicle VALUES(DEFAULT, 'Nissan', 'Frontier', 'I8rU-oWg', 'car', 91540, 1, 0, 486, 36, '1GYFC66868R980062');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Bonneville</text:p>
          </table:table-cell>
          <table:table-cell office:value-type="string" calcext:value-type="string">
            <text:p>fl44-5Bv</text:p>
          </table:table-cell>
          <table:table-cell office:value-type="string" calcext:value-type="string">
            <text:p>car</text:p>
          </table:table-cell>
          <table:table-cell office:value-type="float" office:value="71458" calcext:value-type="float">
            <text:p>7145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A1DGAFE5ED313951</text:p>
          </table:table-cell>
          <table:table-cell table:formula="of:=COM.MICROSOFT.CONCAT(&quot;INSERT INTO vehicle VALUES(DEFAULT, '&quot;; [.B488]; &quot;', '&quot;; [.C488]; &quot;', '&quot;; [.D488]; &quot;', '&quot;; [.E488]; &quot;', &quot;; [.F488]; &quot;, &quot;; [.G488]; &quot;, &quot;; [.H488]; &quot;, &quot;; [.I488]; &quot;, &quot;; [.J488]; &quot;, '&quot;; [.K488]; &quot;');&quot;)" office:value-type="string" office:string-value="INSERT INTO vehicle VALUES(DEFAULT, 'Pontiac', 'Bonneville', 'fl44-5Bv', 'car', 71458, 0, 0, 487, 47, 'WA1DGAFE5ED313951');" calcext:value-type="string">
            <text:p>INSERT INTO vehicle VALUES(DEFAULT, 'Pontiac', 'Bonneville', 'fl44-5Bv', 'car', 71458, 0, 0, 487, 47, 'WA1DGAFE5ED313951');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Boxster</text:p>
          </table:table-cell>
          <table:table-cell office:value-type="string" calcext:value-type="string">
            <text:p>Qa60-CrS</text:p>
          </table:table-cell>
          <table:table-cell office:value-type="string" calcext:value-type="string">
            <text:p>car</text:p>
          </table:table-cell>
          <table:table-cell office:value-type="float" office:value="112765" calcext:value-type="float">
            <text:p>1127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AUKF78E56A933831</text:p>
          </table:table-cell>
          <table:table-cell table:formula="of:=COM.MICROSOFT.CONCAT(&quot;INSERT INTO vehicle VALUES(DEFAULT, '&quot;; [.B489]; &quot;', '&quot;; [.C489]; &quot;', '&quot;; [.D489]; &quot;', '&quot;; [.E489]; &quot;', &quot;; [.F489]; &quot;, &quot;; [.G489]; &quot;, &quot;; [.H489]; &quot;, &quot;; [.I489]; &quot;, &quot;; [.J489]; &quot;, '&quot;; [.K489]; &quot;');&quot;)" office:value-type="string" office:string-value="INSERT INTO vehicle VALUES(DEFAULT, 'Porsche', 'Boxster', 'Qa60-CrS', 'car', 112765, 0, 1, 488, 49, 'WAUKF78E56A933831');" calcext:value-type="string">
            <text:p>INSERT INTO vehicle VALUES(DEFAULT, 'Porsche', 'Boxster', 'Qa60-CrS', 'car', 112765, 0, 1, 488, 49, 'WAUKF78E56A933831');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Escalade ESV</text:p>
          </table:table-cell>
          <table:table-cell office:value-type="string" calcext:value-type="string">
            <text:p>58Ym-qk5</text:p>
          </table:table-cell>
          <table:table-cell office:value-type="string" calcext:value-type="string">
            <text:p>car</text:p>
          </table:table-cell>
          <table:table-cell office:value-type="float" office:value="98343" calcext:value-type="float">
            <text:p>983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FTEW1CM0DF438946</text:p>
          </table:table-cell>
          <table:table-cell table:formula="of:=COM.MICROSOFT.CONCAT(&quot;INSERT INTO vehicle VALUES(DEFAULT, '&quot;; [.B490]; &quot;', '&quot;; [.C490]; &quot;', '&quot;; [.D490]; &quot;', '&quot;; [.E490]; &quot;', &quot;; [.F490]; &quot;, &quot;; [.G490]; &quot;, &quot;; [.H490]; &quot;, &quot;; [.I490]; &quot;, &quot;; [.J490]; &quot;, '&quot;; [.K490]; &quot;');&quot;)" office:value-type="string" office:string-value="INSERT INTO vehicle VALUES(DEFAULT, 'Cadillac', 'Escalade ESV', '58Ym-qk5', 'car', 98343, 1, 0, 489, 65, '1FTEW1CM0DF438946');" calcext:value-type="string">
            <text:p>INSERT INTO vehicle VALUES(DEFAULT, 'Cadillac', 'Escalade ESV', '58Ym-qk5', 'car', 98343, 1, 0, 489, 65, '1FTEW1CM0DF438946');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Bonneville</text:p>
          </table:table-cell>
          <table:table-cell office:value-type="string" calcext:value-type="string">
            <text:p>7rRX-Mny</text:p>
          </table:table-cell>
          <table:table-cell office:value-type="string" calcext:value-type="string">
            <text:p>car</text:p>
          </table:table-cell>
          <table:table-cell office:value-type="float" office:value="23747" calcext:value-type="float">
            <text:p>2374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AUDG94F95N872989</text:p>
          </table:table-cell>
          <table:table-cell table:formula="of:=COM.MICROSOFT.CONCAT(&quot;INSERT INTO vehicle VALUES(DEFAULT, '&quot;; [.B491]; &quot;', '&quot;; [.C491]; &quot;', '&quot;; [.D491]; &quot;', '&quot;; [.E491]; &quot;', &quot;; [.F491]; &quot;, &quot;; [.G491]; &quot;, &quot;; [.H491]; &quot;, &quot;; [.I491]; &quot;, &quot;; [.J491]; &quot;, '&quot;; [.K491]; &quot;');&quot;)" office:value-type="string" office:string-value="INSERT INTO vehicle VALUES(DEFAULT, 'Pontiac', 'Bonneville', '7rRX-Mny', 'car', 23747, 1, 1, 490, 36, 'WAUDG94F95N872989');" calcext:value-type="string">
            <text:p>INSERT INTO vehicle VALUES(DEFAULT, 'Pontiac', 'Bonneville', '7rRX-Mny', 'car', 23747, 1, 1, 490, 36, 'WAUDG94F95N872989');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250</text:p>
          </table:table-cell>
          <table:table-cell office:value-type="string" calcext:value-type="string">
            <text:p>ASc2-v3l</text:p>
          </table:table-cell>
          <table:table-cell office:value-type="string" calcext:value-type="string">
            <text:p>car</text:p>
          </table:table-cell>
          <table:table-cell office:value-type="float" office:value="40611" calcext:value-type="float">
            <text:p>4061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GYFNEE39ES063605</text:p>
          </table:table-cell>
          <table:table-cell table:formula="of:=COM.MICROSOFT.CONCAT(&quot;INSERT INTO vehicle VALUES(DEFAULT, '&quot;; [.B492]; &quot;', '&quot;; [.C492]; &quot;', '&quot;; [.D492]; &quot;', '&quot;; [.E492]; &quot;', &quot;; [.F492]; &quot;, &quot;; [.G492]; &quot;, &quot;; [.H492]; &quot;, &quot;; [.I492]; &quot;, &quot;; [.J492]; &quot;, '&quot;; [.K492]; &quot;');&quot;)" office:value-type="string" office:string-value="INSERT INTO vehicle VALUES(DEFAULT, 'Ford', 'F250', 'ASc2-v3l', 'car', 40611, 0, 0, 491, 31, '3GYFNEE39ES063605');" calcext:value-type="string">
            <text:p>INSERT INTO vehicle VALUES(DEFAULT, 'Ford', 'F250', 'ASc2-v3l', 'car', 40611, 0, 0, 491, 31, '3GYFNEE39ES063605');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DS1v-vL8</text:p>
          </table:table-cell>
          <table:table-cell office:value-type="string" calcext:value-type="string">
            <text:p>car</text:p>
          </table:table-cell>
          <table:table-cell office:value-type="float" office:value="14758" calcext:value-type="float">
            <text:p>1475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BAYP1C58ED469541</text:p>
          </table:table-cell>
          <table:table-cell table:formula="of:=COM.MICROSOFT.CONCAT(&quot;INSERT INTO vehicle VALUES(DEFAULT, '&quot;; [.B493]; &quot;', '&quot;; [.C493]; &quot;', '&quot;; [.D493]; &quot;', '&quot;; [.E493]; &quot;', &quot;; [.F493]; &quot;, &quot;; [.G493]; &quot;, &quot;; [.H493]; &quot;, &quot;; [.I493]; &quot;, &quot;; [.J493]; &quot;, '&quot;; [.K493]; &quot;');&quot;)" office:value-type="string" office:string-value="INSERT INTO vehicle VALUES(DEFAULT, 'Subaru', 'Legacy', 'DS1v-vL8', 'car', 14758, 1, 1, 492, 18, 'WBAYP1C58ED469541');" calcext:value-type="string">
            <text:p>INSERT INTO vehicle VALUES(DEFAULT, 'Subaru', 'Legacy', 'DS1v-vL8', 'car', 14758, 1, 1, 492, 18, 'WBAYP1C58ED469541');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Loyale</text:p>
          </table:table-cell>
          <table:table-cell office:value-type="string" calcext:value-type="string">
            <text:p>1vyk-2yk</text:p>
          </table:table-cell>
          <table:table-cell office:value-type="string" calcext:value-type="string">
            <text:p>car</text:p>
          </table:table-cell>
          <table:table-cell office:value-type="float" office:value="48590" calcext:value-type="float">
            <text:p>485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AUBF48H37K468146</text:p>
          </table:table-cell>
          <table:table-cell table:formula="of:=COM.MICROSOFT.CONCAT(&quot;INSERT INTO vehicle VALUES(DEFAULT, '&quot;; [.B494]; &quot;', '&quot;; [.C494]; &quot;', '&quot;; [.D494]; &quot;', '&quot;; [.E494]; &quot;', &quot;; [.F494]; &quot;, &quot;; [.G494]; &quot;, &quot;; [.H494]; &quot;, &quot;; [.I494]; &quot;, &quot;; [.J494]; &quot;, '&quot;; [.K494]; &quot;');&quot;)" office:value-type="string" office:string-value="INSERT INTO vehicle VALUES(DEFAULT, 'Subaru', 'Loyale', '1vyk-2yk', 'car', 48590, 0, 1, 493, 63, 'WAUBF48H37K468146');" calcext:value-type="string">
            <text:p>INSERT INTO vehicle VALUES(DEFAULT, 'Subaru', 'Loyale', '1vyk-2yk', 'car', 48590, 0, 1, 493, 63, 'WAUBF48H37K468146');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MPAI-Yu2</text:p>
          </table:table-cell>
          <table:table-cell office:value-type="string" calcext:value-type="string">
            <text:p>car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A37L3ET3AE722218</text:p>
          </table:table-cell>
          <table:table-cell table:formula="of:=COM.MICROSOFT.CONCAT(&quot;INSERT INTO vehicle VALUES(DEFAULT, '&quot;; [.B495]; &quot;', '&quot;; [.C495]; &quot;', '&quot;; [.D495]; &quot;', '&quot;; [.E495]; &quot;', &quot;; [.F495]; &quot;, &quot;; [.G495]; &quot;, &quot;; [.H495]; &quot;, &quot;; [.I495]; &quot;, &quot;; [.J495]; &quot;, '&quot;; [.K495]; &quot;');&quot;)" office:value-type="string" office:string-value="INSERT INTO vehicle VALUES(DEFAULT, 'Buick', 'Regal', 'MPAI-Yu2', 'car', 41588, 1, 0, 494, 1, '4A37L3ET3AE722218');" calcext:value-type="string">
            <text:p>INSERT INTO vehicle VALUES(DEFAULT, 'Buick', 'Regal', 'MPAI-Yu2', 'car', 41588, 1, 0, 494, 1, '4A37L3ET3AE722218');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5</text:p>
          </table:table-cell>
          <table:table-cell office:value-type="string" calcext:value-type="string">
            <text:p>hCxu-nkQ</text:p>
          </table:table-cell>
          <table:table-cell office:value-type="string" calcext:value-type="string">
            <text:p>car</text:p>
          </table:table-cell>
          <table:table-cell office:value-type="float" office:value="88435" calcext:value-type="float">
            <text:p>884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N8AE2KP3D9400281</text:p>
          </table:table-cell>
          <table:table-cell table:formula="of:=COM.MICROSOFT.CONCAT(&quot;INSERT INTO vehicle VALUES(DEFAULT, '&quot;; [.B496]; &quot;', '&quot;; [.C496]; &quot;', '&quot;; [.D496]; &quot;', '&quot;; [.E496]; &quot;', &quot;; [.F496]; &quot;, &quot;; [.G496]; &quot;, &quot;; [.H496]; &quot;, &quot;; [.I496]; &quot;, &quot;; [.J496]; &quot;, '&quot;; [.K496]; &quot;');&quot;)" office:value-type="string" office:string-value="INSERT INTO vehicle VALUES(DEFAULT, 'Mazda', 'Mazda5', 'hCxu-nkQ', 'car', 88435, 0, 1, 495, 9, 'JN8AE2KP3D9400281');" calcext:value-type="string">
            <text:p>INSERT INTO vehicle VALUES(DEFAULT, 'Mazda', 'Mazda5', 'hCxu-nkQ', 'car', 88435, 0, 1, 495, 9, 'JN8AE2KP3D9400281');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2mp-1cM</text:p>
          </table:table-cell>
          <table:table-cell office:value-type="string" calcext:value-type="string">
            <text:p>car</text:p>
          </table:table-cell>
          <table:table-cell office:value-type="float" office:value="29597" calcext:value-type="float">
            <text:p>2959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N1AZ4EH6BM588193</text:p>
          </table:table-cell>
          <table:table-cell table:formula="of:=COM.MICROSOFT.CONCAT(&quot;INSERT INTO vehicle VALUES(DEFAULT, '&quot;; [.B497]; &quot;', '&quot;; [.C497]; &quot;', '&quot;; [.D497]; &quot;', '&quot;; [.E497]; &quot;', &quot;; [.F497]; &quot;, &quot;; [.G497]; &quot;, &quot;; [.H497]; &quot;, &quot;; [.I497]; &quot;, &quot;; [.J497]; &quot;, '&quot;; [.K497]; &quot;');&quot;)" office:value-type="string" office:string-value="INSERT INTO vehicle VALUES(DEFAULT, 'Volkswagen', 'Passat', 'd2mp-1cM', 'car', 29597, 0, 0, 496, 67, 'JN1AZ4EH6BM588193');" calcext:value-type="string">
            <text:p>INSERT INTO vehicle VALUES(DEFAULT, 'Volkswagen', 'Passat', 'd2mp-1cM', 'car', 29597, 0, 0, 496, 67, 'JN1AZ4EH6BM588193');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Porsche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CjG4-367</text:p>
          </table:table-cell>
          <table:table-cell office:value-type="string" calcext:value-type="string">
            <text:p>car</text:p>
          </table:table-cell>
          <table:table-cell office:value-type="float" office:value="98013" calcext:value-type="float">
            <text:p>980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GAKRAKD5FJ309634</text:p>
          </table:table-cell>
          <table:table-cell table:formula="of:=COM.MICROSOFT.CONCAT(&quot;INSERT INTO vehicle VALUES(DEFAULT, '&quot;; [.B498]; &quot;', '&quot;; [.C498]; &quot;', '&quot;; [.D498]; &quot;', '&quot;; [.E498]; &quot;', &quot;; [.F498]; &quot;, &quot;; [.G498]; &quot;, &quot;; [.H498]; &quot;, &quot;; [.I498]; &quot;, &quot;; [.J498]; &quot;, '&quot;; [.K498]; &quot;');&quot;)" office:value-type="string" office:string-value="INSERT INTO vehicle VALUES(DEFAULT, 'Porsche', '911', 'CjG4-367', 'car', 98013, 0, 1, 497, 7, '5GAKRAKD5FJ309634');" calcext:value-type="string">
            <text:p>INSERT INTO vehicle VALUES(DEFAULT, 'Porsche', '911', 'CjG4-367', 'car', 98013, 0, 1, 497, 7, '5GAKRAKD5FJ309634');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J Cruiser</text:p>
          </table:table-cell>
          <table:table-cell office:value-type="string" calcext:value-type="string">
            <text:p>VZS9-Piy</text:p>
          </table:table-cell>
          <table:table-cell office:value-type="string" calcext:value-type="string">
            <text:p>car</text:p>
          </table:table-cell>
          <table:table-cell office:value-type="float" office:value="70563" calcext:value-type="float">
            <text:p>705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AJWA4HA8EM092519</text:p>
          </table:table-cell>
          <table:table-cell table:formula="of:=COM.MICROSOFT.CONCAT(&quot;INSERT INTO vehicle VALUES(DEFAULT, '&quot;; [.B499]; &quot;', '&quot;; [.C499]; &quot;', '&quot;; [.D499]; &quot;', '&quot;; [.E499]; &quot;', &quot;; [.F499]; &quot;, &quot;; [.G499]; &quot;, &quot;; [.H499]; &quot;, &quot;; [.I499]; &quot;, &quot;; [.J499]; &quot;, '&quot;; [.K499]; &quot;');&quot;)" office:value-type="string" office:string-value="INSERT INTO vehicle VALUES(DEFAULT, 'Toyota', 'FJ Cruiser', 'VZS9-Piy', 'car', 70563, 0, 1, 498, 49, 'SAJWA4HA8EM092519');" calcext:value-type="string">
            <text:p>INSERT INTO vehicle VALUES(DEFAULT, 'Toyota', 'FJ Cruiser', 'VZS9-Piy', 'car', 70563, 0, 1, 498, 49, 'SAJWA4HA8EM092519');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f2b8-fks</text:p>
          </table:table-cell>
          <table:table-cell office:value-type="string" calcext:value-type="string">
            <text:p>car</text:p>
          </table:table-cell>
          <table:table-cell office:value-type="float" office:value="6340" calcext:value-type="float">
            <text:p>63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MJK1H54CE713049</text:p>
          </table:table-cell>
          <table:table-cell table:formula="of:=COM.MICROSOFT.CONCAT(&quot;INSERT INTO vehicle VALUES(DEFAULT, '&quot;; [.B500]; &quot;', '&quot;; [.C500]; &quot;', '&quot;; [.D500]; &quot;', '&quot;; [.E500]; &quot;', &quot;; [.F500]; &quot;, &quot;; [.G500]; &quot;, &quot;; [.H500]; &quot;, &quot;; [.I500]; &quot;, &quot;; [.J500]; &quot;, '&quot;; [.K500]; &quot;');&quot;)" office:value-type="string" office:string-value="INSERT INTO vehicle VALUES(DEFAULT, 'Infiniti', 'FX', 'f2b8-fks', 'car', 6340, 1, 0, 499, 1, '1FMJK1H54CE713049');" calcext:value-type="string">
            <text:p>INSERT INTO vehicle VALUES(DEFAULT, 'Infiniti', 'FX', 'f2b8-fks', 'car', 6340, 1, 0, 499, 1, '1FMJK1H54CE713049');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Z4oJ-rnT</text:p>
          </table:table-cell>
          <table:table-cell office:value-type="string" calcext:value-type="string">
            <text:p>car</text:p>
          </table:table-cell>
          <table:table-cell office:value-type="float" office:value="98697" calcext:value-type="float">
            <text:p>986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CBGU3ZA5DC470046</text:p>
          </table:table-cell>
          <table:table-cell table:formula="of:=COM.MICROSOFT.CONCAT(&quot;INSERT INTO vehicle VALUES(DEFAULT, '&quot;; [.B501]; &quot;', '&quot;; [.C501]; &quot;', '&quot;; [.D501]; &quot;', '&quot;; [.E501]; &quot;', &quot;; [.F501]; &quot;, &quot;; [.G501]; &quot;, &quot;; [.H501]; &quot;, &quot;; [.I501]; &quot;, &quot;; [.J501]; &quot;, '&quot;; [.K501]; &quot;');&quot;)" office:value-type="string" office:string-value="INSERT INTO vehicle VALUES(DEFAULT, 'Porsche', 'Cayenne', 'Z4oJ-rnT', 'car', 98697, 1, 0, 500, 47, 'SCBGU3ZA5DC470046');" calcext:value-type="string">
            <text:p>INSERT INTO vehicle VALUES(DEFAULT, 'Porsche', 'Cayenne', 'Z4oJ-rnT', 'car', 98697, 1, 0, 500, 47, 'SCBGU3ZA5DC470046');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4SnZ-81M</text:p>
          </table:table-cell>
          <table:table-cell office:value-type="string" calcext:value-type="string">
            <text:p>car</text:p>
          </table:table-cell>
          <table:table-cell office:value-type="float" office:value="34533" calcext:value-type="float">
            <text:p>345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JWA4EC5CM422247</text:p>
          </table:table-cell>
          <table:table-cell table:formula="of:=COM.MICROSOFT.CONCAT(&quot;INSERT INTO vehicle VALUES(DEFAULT, '&quot;; [.B502]; &quot;', '&quot;; [.C502]; &quot;', '&quot;; [.D502]; &quot;', '&quot;; [.E502]; &quot;', &quot;; [.F502]; &quot;, &quot;; [.G502]; &quot;, &quot;; [.H502]; &quot;, &quot;; [.I502]; &quot;, &quot;; [.J502]; &quot;, '&quot;; [.K502]; &quot;');&quot;)" office:value-type="string" office:string-value="INSERT INTO vehicle VALUES(DEFAULT, 'Dodge', 'Stealth', '4SnZ-81M', 'car', 34533, 0, 1, 501, 68, 'SAJWA4EC5CM422247');" calcext:value-type="string">
            <text:p>INSERT INTO vehicle VALUES(DEFAULT, 'Dodge', 'Stealth', '4SnZ-81M', 'car', 34533, 0, 1, 501, 68, 'SAJWA4EC5CM422247');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5PJ8-sys</text:p>
          </table:table-cell>
          <table:table-cell office:value-type="string" calcext:value-type="string">
            <text:p>car</text:p>
          </table:table-cell>
          <table:table-cell office:value-type="float" office:value="89972" calcext:value-type="float">
            <text:p>8997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G6DM8E38D0430066</text:p>
          </table:table-cell>
          <table:table-cell table:formula="of:=COM.MICROSOFT.CONCAT(&quot;INSERT INTO vehicle VALUES(DEFAULT, '&quot;; [.B503]; &quot;', '&quot;; [.C503]; &quot;', '&quot;; [.D503]; &quot;', '&quot;; [.E503]; &quot;', &quot;; [.F503]; &quot;, &quot;; [.G503]; &quot;, &quot;; [.H503]; &quot;, &quot;; [.I503]; &quot;, &quot;; [.J503]; &quot;, '&quot;; [.K503]; &quot;');&quot;)" office:value-type="string" office:string-value="INSERT INTO vehicle VALUES(DEFAULT, 'Ford', 'Taurus', '5PJ8-sys', 'car', 89972, 0, 0, 502, 37, '1G6DM8E38D0430066');" calcext:value-type="string">
            <text:p>INSERT INTO vehicle VALUES(DEFAULT, 'Ford', 'Taurus', '5PJ8-sys', 'car', 89972, 0, 0, 502, 37, '1G6DM8E38D0430066');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8AL-VIA</text:p>
          </table:table-cell>
          <table:table-cell office:value-type="string" calcext:value-type="string">
            <text:p>car</text:p>
          </table:table-cell>
          <table:table-cell office:value-type="float" office:value="119243" calcext:value-type="float">
            <text:p>1192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N1CV6FE2AM651311</text:p>
          </table:table-cell>
          <table:table-cell table:formula="of:=COM.MICROSOFT.CONCAT(&quot;INSERT INTO vehicle VALUES(DEFAULT, '&quot;; [.B504]; &quot;', '&quot;; [.C504]; &quot;', '&quot;; [.D504]; &quot;', '&quot;; [.E504]; &quot;', &quot;; [.F504]; &quot;, &quot;; [.G504]; &quot;, &quot;; [.H504]; &quot;, &quot;; [.I504]; &quot;, &quot;; [.J504]; &quot;, '&quot;; [.K504]; &quot;');&quot;)" office:value-type="string" office:string-value="INSERT INTO vehicle VALUES(DEFAULT, 'Infiniti', 'Q', 'R8AL-VIA', 'car', 119243, 0, 1, 503, 46, 'JN1CV6FE2AM651311');" calcext:value-type="string">
            <text:p>INSERT INTO vehicle VALUES(DEFAULT, 'Infiniti', 'Q', 'R8AL-VIA', 'car', 119243, 0, 1, 503, 46, 'JN1CV6FE2AM651311');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LeSabre</text:p>
          </table:table-cell>
          <table:table-cell office:value-type="string" calcext:value-type="string">
            <text:p>t7I2-4lL</text:p>
          </table:table-cell>
          <table:table-cell office:value-type="string" calcext:value-type="string">
            <text:p>car</text:p>
          </table:table-cell>
          <table:table-cell office:value-type="float" office:value="102762" calcext:value-type="float">
            <text:p>10276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UDH78E28A716761</text:p>
          </table:table-cell>
          <table:table-cell table:formula="of:=COM.MICROSOFT.CONCAT(&quot;INSERT INTO vehicle VALUES(DEFAULT, '&quot;; [.B505]; &quot;', '&quot;; [.C505]; &quot;', '&quot;; [.D505]; &quot;', '&quot;; [.E505]; &quot;', &quot;; [.F505]; &quot;, &quot;; [.G505]; &quot;, &quot;; [.H505]; &quot;, &quot;; [.I505]; &quot;, &quot;; [.J505]; &quot;, '&quot;; [.K505]; &quot;');&quot;)" office:value-type="string" office:string-value="INSERT INTO vehicle VALUES(DEFAULT, 'Buick', 'LeSabre', 't7I2-4lL', 'car', 102762, 0, 0, 504, 20, 'WAUDH78E28A716761');" calcext:value-type="string">
            <text:p>INSERT INTO vehicle VALUES(DEFAULT, 'Buick', 'LeSabre', 't7I2-4lL', 'car', 102762, 0, 0, 504, 20, 'WAUDH78E28A716761');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9-5</text:p>
          </table:table-cell>
          <table:table-cell office:value-type="string" calcext:value-type="string">
            <text:p>dTUW-vcs</text:p>
          </table:table-cell>
          <table:table-cell office:value-type="string" calcext:value-type="string">
            <text:p>car</text:p>
          </table:table-cell>
          <table:table-cell office:value-type="float" office:value="14794" calcext:value-type="float">
            <text:p>1479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NMSG3AB5AH040808</text:p>
          </table:table-cell>
          <table:table-cell table:formula="of:=COM.MICROSOFT.CONCAT(&quot;INSERT INTO vehicle VALUES(DEFAULT, '&quot;; [.B506]; &quot;', '&quot;; [.C506]; &quot;', '&quot;; [.D506]; &quot;', '&quot;; [.E506]; &quot;', &quot;; [.F506]; &quot;, &quot;; [.G506]; &quot;, &quot;; [.H506]; &quot;, &quot;; [.I506]; &quot;, &quot;; [.J506]; &quot;, '&quot;; [.K506]; &quot;');&quot;)" office:value-type="string" office:string-value="INSERT INTO vehicle VALUES(DEFAULT, 'Saab', '9-5', 'dTUW-vcs', 'car', 14794, 0, 0, 505, 2, '5NMSG3AB5AH040808');" calcext:value-type="string">
            <text:p>INSERT INTO vehicle VALUES(DEFAULT, 'Saab', '9-5', 'dTUW-vcs', 'car', 14794, 0, 0, 505, 2, '5NMSG3AB5AH040808');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6</text:p>
          </table:table-cell>
          <table:table-cell office:value-type="string" calcext:value-type="string">
            <text:p>zqWn-8WL</text:p>
          </table:table-cell>
          <table:table-cell office:value-type="string" calcext:value-type="string">
            <text:p>car</text:p>
          </table:table-cell>
          <table:table-cell office:value-type="float" office:value="136738" calcext:value-type="float">
            <text:p>13673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VWBN7ANXFE655310</text:p>
          </table:table-cell>
          <table:table-cell table:formula="of:=COM.MICROSOFT.CONCAT(&quot;INSERT INTO vehicle VALUES(DEFAULT, '&quot;; [.B507]; &quot;', '&quot;; [.C507]; &quot;', '&quot;; [.D507]; &quot;', '&quot;; [.E507]; &quot;', &quot;; [.F507]; &quot;, &quot;; [.G507]; &quot;, &quot;; [.H507]; &quot;, &quot;; [.I507]; &quot;, &quot;; [.J507]; &quot;, '&quot;; [.K507]; &quot;');&quot;)" office:value-type="string" office:string-value="INSERT INTO vehicle VALUES(DEFAULT, 'Mazda', 'Mazda6', 'zqWn-8WL', 'car', 136738, 0, 0, 506, 21, 'WVWBN7ANXFE655310');" calcext:value-type="string">
            <text:p>INSERT INTO vehicle VALUES(DEFAULT, 'Mazda', 'Mazda6', 'zqWn-8WL', 'car', 136738, 0, 0, 506, 21, 'WVWBN7ANXFE655310');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New Beetle</text:p>
          </table:table-cell>
          <table:table-cell office:value-type="string" calcext:value-type="string">
            <text:p>TJ05-tN4</text:p>
          </table:table-cell>
          <table:table-cell office:value-type="string" calcext:value-type="string">
            <text:p>car</text:p>
          </table:table-cell>
          <table:table-cell office:value-type="float" office:value="92466" calcext:value-type="float">
            <text:p>9246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NAGM4ADXE5672523</text:p>
          </table:table-cell>
          <table:table-cell table:formula="of:=COM.MICROSOFT.CONCAT(&quot;INSERT INTO vehicle VALUES(DEFAULT, '&quot;; [.B508]; &quot;', '&quot;; [.C508]; &quot;', '&quot;; [.D508]; &quot;', '&quot;; [.E508]; &quot;', &quot;; [.F508]; &quot;, &quot;; [.G508]; &quot;, &quot;; [.H508]; &quot;, &quot;; [.I508]; &quot;, &quot;; [.J508]; &quot;, '&quot;; [.K508]; &quot;');&quot;)" office:value-type="string" office:string-value="INSERT INTO vehicle VALUES(DEFAULT, 'Volkswagen', 'New Beetle', 'TJ05-tN4', 'car', 92466, 1, 0, 507, 20, 'KNAGM4ADXE5672523');" calcext:value-type="string">
            <text:p>INSERT INTO vehicle VALUES(DEFAULT, 'Volkswagen', 'New Beetle', 'TJ05-tN4', 'car', 92466, 1, 0, 507, 20, 'KNAGM4ADXE5672523');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LeSabre</text:p>
          </table:table-cell>
          <table:table-cell office:value-type="string" calcext:value-type="string">
            <text:p>Wf5a-kcK</text:p>
          </table:table-cell>
          <table:table-cell office:value-type="string" calcext:value-type="string">
            <text:p>car</text:p>
          </table:table-cell>
          <table:table-cell office:value-type="float" office:value="25633" calcext:value-type="float">
            <text:p>2563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C4NJCBA9DD853196</text:p>
          </table:table-cell>
          <table:table-cell table:formula="of:=COM.MICROSOFT.CONCAT(&quot;INSERT INTO vehicle VALUES(DEFAULT, '&quot;; [.B509]; &quot;', '&quot;; [.C509]; &quot;', '&quot;; [.D509]; &quot;', '&quot;; [.E509]; &quot;', &quot;; [.F509]; &quot;, &quot;; [.G509]; &quot;, &quot;; [.H509]; &quot;, &quot;; [.I509]; &quot;, &quot;; [.J509]; &quot;, '&quot;; [.K509]; &quot;');&quot;)" office:value-type="string" office:string-value="INSERT INTO vehicle VALUES(DEFAULT, 'Buick', 'LeSabre', 'Wf5a-kcK', 'car', 25633, 1, 1, 508, 13, '1C4NJCBA9DD853196');" calcext:value-type="string">
            <text:p>INSERT INTO vehicle VALUES(DEFAULT, 'Buick', 'LeSabre', 'Wf5a-kcK', 'car', 25633, 1, 1, 508, 13, '1C4NJCBA9DD853196');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FqZ-9bo</text:p>
          </table:table-cell>
          <table:table-cell office:value-type="string" calcext:value-type="string">
            <text:p>car</text:p>
          </table:table-cell>
          <table:table-cell office:value-type="float" office:value="120736" calcext:value-type="float">
            <text:p>1207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09" calcext:value-type="float">
            <text:p>5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B3CA8CTXAH110759</text:p>
          </table:table-cell>
          <table:table-cell table:formula="of:=COM.MICROSOFT.CONCAT(&quot;INSERT INTO vehicle VALUES(DEFAULT, '&quot;; [.B510]; &quot;', '&quot;; [.C510]; &quot;', '&quot;; [.D510]; &quot;', '&quot;; [.E510]; &quot;', &quot;; [.F510]; &quot;, &quot;; [.G510]; &quot;, &quot;; [.H510]; &quot;, &quot;; [.I510]; &quot;, &quot;; [.J510]; &quot;, '&quot;; [.K510]; &quot;');&quot;)" office:value-type="string" office:string-value="INSERT INTO vehicle VALUES(DEFAULT, 'Lexus', 'LX', 'CFqZ-9bo', 'car', 120736, 0, 1, 509, 47, '2B3CA8CTXAH110759');" calcext:value-type="string">
            <text:p>INSERT INTO vehicle VALUES(DEFAULT, 'Lexus', 'LX', 'CFqZ-9bo', 'car', 120736, 0, 1, 509, 47, '2B3CA8CTXAH110759');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-Class</text:p>
          </table:table-cell>
          <table:table-cell office:value-type="string" calcext:value-type="string">
            <text:p>mrSl-Ha6</text:p>
          </table:table-cell>
          <table:table-cell office:value-type="string" calcext:value-type="string">
            <text:p>car</text:p>
          </table:table-cell>
          <table:table-cell office:value-type="float" office:value="34654" calcext:value-type="float">
            <text:p>3465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T1BURHE9EC375626</text:p>
          </table:table-cell>
          <table:table-cell table:formula="of:=COM.MICROSOFT.CONCAT(&quot;INSERT INTO vehicle VALUES(DEFAULT, '&quot;; [.B511]; &quot;', '&quot;; [.C511]; &quot;', '&quot;; [.D511]; &quot;', '&quot;; [.E511]; &quot;', &quot;; [.F511]; &quot;, &quot;; [.G511]; &quot;, &quot;; [.H511]; &quot;, &quot;; [.I511]; &quot;, &quot;; [.J511]; &quot;, '&quot;; [.K511]; &quot;');&quot;)" office:value-type="string" office:string-value="INSERT INTO vehicle VALUES(DEFAULT, 'Mercedes-Benz', 'SL-Class', 'mrSl-Ha6', 'car', 34654, 1, 1, 510, 32, '2T1BURHE9EC375626');" calcext:value-type="string">
            <text:p>INSERT INTO vehicle VALUES(DEFAULT, 'Mercedes-Benz', 'SL-Class', 'mrSl-Ha6', 'car', 34654, 1, 1, 510, 32, '2T1BURHE9EC375626');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LNHl-wTy</text:p>
          </table:table-cell>
          <table:table-cell office:value-type="string" calcext:value-type="string">
            <text:p>car</text:p>
          </table:table-cell>
          <table:table-cell office:value-type="float" office:value="112253" calcext:value-type="float">
            <text:p>11225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N1AR1NB2BC552493</text:p>
          </table:table-cell>
          <table:table-cell table:formula="of:=COM.MICROSOFT.CONCAT(&quot;INSERT INTO vehicle VALUES(DEFAULT, '&quot;; [.B512]; &quot;', '&quot;; [.C512]; &quot;', '&quot;; [.D512]; &quot;', '&quot;; [.E512]; &quot;', &quot;; [.F512]; &quot;, &quot;; [.G512]; &quot;, &quot;; [.H512]; &quot;, &quot;; [.I512]; &quot;, &quot;; [.J512]; &quot;, '&quot;; [.K512]; &quot;');&quot;)" office:value-type="string" office:string-value="INSERT INTO vehicle VALUES(DEFAULT, 'Dodge', 'Avenger', 'LNHl-wTy', 'car', 112253, 1, 0, 511, 43, '5N1AR1NB2BC552493');" calcext:value-type="string">
            <text:p>INSERT INTO vehicle VALUES(DEFAULT, 'Dodge', 'Avenger', 'LNHl-wTy', 'car', 112253, 1, 0, 511, 43, '5N1AR1NB2BC552493');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QOmO-8vX</text:p>
          </table:table-cell>
          <table:table-cell office:value-type="string" calcext:value-type="string">
            <text:p>car</text:p>
          </table:table-cell>
          <table:table-cell office:value-type="float" office:value="18123" calcext:value-type="float">
            <text:p>181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DDHF7GB3EA843487</text:p>
          </table:table-cell>
          <table:table-cell table:formula="of:=COM.MICROSOFT.CONCAT(&quot;INSERT INTO vehicle VALUES(DEFAULT, '&quot;; [.B513]; &quot;', '&quot;; [.C513]; &quot;', '&quot;; [.D513]; &quot;', '&quot;; [.E513]; &quot;', &quot;; [.F513]; &quot;, &quot;; [.G513]; &quot;, &quot;; [.H513]; &quot;, &quot;; [.I513]; &quot;, &quot;; [.J513]; &quot;, '&quot;; [.K513]; &quot;');&quot;)" office:value-type="string" office:string-value="INSERT INTO vehicle VALUES(DEFAULT, 'Volkswagen', 'GTI', 'QOmO-8vX', 'car', 18123, 1, 0, 512, 28, 'WDDHF7GB3EA843487');" calcext:value-type="string">
            <text:p>INSERT INTO vehicle VALUES(DEFAULT, 'Volkswagen', 'GTI', 'QOmO-8vX', 'car', 18123, 1, 0, 512, 28, 'WDDHF7GB3EA843487');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3WE6-Chp</text:p>
          </table:table-cell>
          <table:table-cell office:value-type="string" calcext:value-type="string">
            <text:p>car</text:p>
          </table:table-cell>
          <table:table-cell office:value-type="float" office:value="27981" calcext:value-type="float">
            <text:p>2798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ZFF60FCA2A0149224</text:p>
          </table:table-cell>
          <table:table-cell table:formula="of:=COM.MICROSOFT.CONCAT(&quot;INSERT INTO vehicle VALUES(DEFAULT, '&quot;; [.B514]; &quot;', '&quot;; [.C514]; &quot;', '&quot;; [.D514]; &quot;', '&quot;; [.E514]; &quot;', &quot;; [.F514]; &quot;, &quot;; [.G514]; &quot;, &quot;; [.H514]; &quot;, &quot;; [.I514]; &quot;, &quot;; [.J514]; &quot;, '&quot;; [.K514]; &quot;');&quot;)" office:value-type="string" office:string-value="INSERT INTO vehicle VALUES(DEFAULT, 'Acura', 'RL', '3WE6-Chp', 'car', 27981, 1, 0, 513, 33, 'ZFF60FCA2A0149224');" calcext:value-type="string">
            <text:p>INSERT INTO vehicle VALUES(DEFAULT, 'Acura', 'RL', '3WE6-Chp', 'car', 27981, 1, 0, 513, 33, 'ZFF60FCA2A0149224');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Gallardo</text:p>
          </table:table-cell>
          <table:table-cell office:value-type="string" calcext:value-type="string">
            <text:p>4ezj-TSD</text:p>
          </table:table-cell>
          <table:table-cell office:value-type="string" calcext:value-type="string">
            <text:p>car</text:p>
          </table:table-cell>
          <table:table-cell office:value-type="float" office:value="37434" calcext:value-type="float">
            <text:p>3743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GYFNCE39FS325600</text:p>
          </table:table-cell>
          <table:table-cell table:formula="of:=COM.MICROSOFT.CONCAT(&quot;INSERT INTO vehicle VALUES(DEFAULT, '&quot;; [.B515]; &quot;', '&quot;; [.C515]; &quot;', '&quot;; [.D515]; &quot;', '&quot;; [.E515]; &quot;', &quot;; [.F515]; &quot;, &quot;; [.G515]; &quot;, &quot;; [.H515]; &quot;, &quot;; [.I515]; &quot;, &quot;; [.J515]; &quot;, '&quot;; [.K515]; &quot;');&quot;)" office:value-type="string" office:string-value="INSERT INTO vehicle VALUES(DEFAULT, 'Lamborghini', 'Gallardo', '4ezj-TSD', 'car', 37434, 1, 1, 514, 9, '3GYFNCE39FS325600');" calcext:value-type="string">
            <text:p>INSERT INTO vehicle VALUES(DEFAULT, 'Lamborghini', 'Gallardo', '4ezj-TSD', 'car', 37434, 1, 1, 514, 9, '3GYFNCE39FS325600');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Hombre Space</text:p>
          </table:table-cell>
          <table:table-cell office:value-type="string" calcext:value-type="string">
            <text:p>bdPy-gzI</text:p>
          </table:table-cell>
          <table:table-cell office:value-type="string" calcext:value-type="string">
            <text:p>car</text:p>
          </table:table-cell>
          <table:table-cell office:value-type="float" office:value="121806" calcext:value-type="float">
            <text:p>1218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LVP1BG7CH762967</text:p>
          </table:table-cell>
          <table:table-cell table:formula="of:=COM.MICROSOFT.CONCAT(&quot;INSERT INTO vehicle VALUES(DEFAULT, '&quot;; [.B516]; &quot;', '&quot;; [.C516]; &quot;', '&quot;; [.D516]; &quot;', '&quot;; [.E516]; &quot;', &quot;; [.F516]; &quot;, &quot;; [.G516]; &quot;, &quot;; [.H516]; &quot;, &quot;; [.I516]; &quot;, &quot;; [.J516]; &quot;, '&quot;; [.K516]; &quot;');&quot;)" office:value-type="string" office:string-value="INSERT INTO vehicle VALUES(DEFAULT, 'Isuzu', 'Hombre Space', 'bdPy-gzI', 'car', 121806, 0, 1, 515, 55, 'SALVP1BG7CH762967');" calcext:value-type="string">
            <text:p>INSERT INTO vehicle VALUES(DEFAULT, 'Isuzu', 'Hombre Space', 'bdPy-gzI', 'car', 121806, 0, 1, 515, 55, 'SALVP1BG7CH762967');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Bronco</text:p>
          </table:table-cell>
          <table:table-cell office:value-type="string" calcext:value-type="string">
            <text:p>D9Ce-uC8</text:p>
          </table:table-cell>
          <table:table-cell office:value-type="string" calcext:value-type="string">
            <text:p>car</text:p>
          </table:table-cell>
          <table:table-cell office:value-type="float" office:value="36686" calcext:value-type="float">
            <text:p>366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GAKVCKD4DJ731396</text:p>
          </table:table-cell>
          <table:table-cell table:formula="of:=COM.MICROSOFT.CONCAT(&quot;INSERT INTO vehicle VALUES(DEFAULT, '&quot;; [.B517]; &quot;', '&quot;; [.C517]; &quot;', '&quot;; [.D517]; &quot;', '&quot;; [.E517]; &quot;', &quot;; [.F517]; &quot;, &quot;; [.G517]; &quot;, &quot;; [.H517]; &quot;, &quot;; [.I517]; &quot;, &quot;; [.J517]; &quot;, '&quot;; [.K517]; &quot;');&quot;)" office:value-type="string" office:string-value="INSERT INTO vehicle VALUES(DEFAULT, 'Ford', 'Bronco', 'D9Ce-uC8', 'car', 36686, 0, 1, 516, 23, '5GAKVCKD4DJ731396');" calcext:value-type="string">
            <text:p>INSERT INTO vehicle VALUES(DEFAULT, 'Ford', 'Bronco', 'D9Ce-uC8', 'car', 36686, 0, 1, 516, 23, '5GAKVCKD4DJ731396');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mry Solara</text:p>
          </table:table-cell>
          <table:table-cell office:value-type="string" calcext:value-type="string">
            <text:p>e0mR-IjT</text:p>
          </table:table-cell>
          <table:table-cell office:value-type="string" calcext:value-type="string">
            <text:p>car</text:p>
          </table:table-cell>
          <table:table-cell office:value-type="float" office:value="76885" calcext:value-type="float">
            <text:p>7688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G6DJ5E30D0296578</text:p>
          </table:table-cell>
          <table:table-cell table:formula="of:=COM.MICROSOFT.CONCAT(&quot;INSERT INTO vehicle VALUES(DEFAULT, '&quot;; [.B518]; &quot;', '&quot;; [.C518]; &quot;', '&quot;; [.D518]; &quot;', '&quot;; [.E518]; &quot;', &quot;; [.F518]; &quot;, &quot;; [.G518]; &quot;, &quot;; [.H518]; &quot;, &quot;; [.I518]; &quot;, &quot;; [.J518]; &quot;, '&quot;; [.K518]; &quot;');&quot;)" office:value-type="string" office:string-value="INSERT INTO vehicle VALUES(DEFAULT, 'Toyota', 'Camry Solara', 'e0mR-IjT', 'car', 76885, 1, 0, 517, 30, '1G6DJ5E30D0296578');" calcext:value-type="string">
            <text:p>INSERT INTO vehicle VALUES(DEFAULT, 'Toyota', 'Camry Solara', 'e0mR-IjT', 'car', 76885, 1, 0, 517, 30, '1G6DJ5E30D0296578');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Eurovan</text:p>
          </table:table-cell>
          <table:table-cell office:value-type="string" calcext:value-type="string">
            <text:p>qmaq-8c6</text:p>
          </table:table-cell>
          <table:table-cell office:value-type="string" calcext:value-type="string">
            <text:p>car</text:p>
          </table:table-cell>
          <table:table-cell office:value-type="float" office:value="126917" calcext:value-type="float">
            <text:p>12691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T1BK1EB0EU647495</text:p>
          </table:table-cell>
          <table:table-cell table:formula="of:=COM.MICROSOFT.CONCAT(&quot;INSERT INTO vehicle VALUES(DEFAULT, '&quot;; [.B519]; &quot;', '&quot;; [.C519]; &quot;', '&quot;; [.D519]; &quot;', '&quot;; [.E519]; &quot;', &quot;; [.F519]; &quot;, &quot;; [.G519]; &quot;, &quot;; [.H519]; &quot;, &quot;; [.I519]; &quot;, &quot;; [.J519]; &quot;, '&quot;; [.K519]; &quot;');&quot;)" office:value-type="string" office:string-value="INSERT INTO vehicle VALUES(DEFAULT, 'Volkswagen', 'Eurovan', 'qmaq-8c6', 'car', 126917, 0, 0, 518, 29, '4T1BK1EB0EU647495');" calcext:value-type="string">
            <text:p>INSERT INTO vehicle VALUES(DEFAULT, 'Volkswagen', 'Eurovan', 'qmaq-8c6', 'car', 126917, 0, 0, 518, 29, '4T1BK1EB0EU647495');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Grand Am</text:p>
          </table:table-cell>
          <table:table-cell office:value-type="string" calcext:value-type="string">
            <text:p>FCff-ybr</text:p>
          </table:table-cell>
          <table:table-cell office:value-type="string" calcext:value-type="string">
            <text:p>car</text:p>
          </table:table-cell>
          <table:table-cell office:value-type="float" office:value="107363" calcext:value-type="float">
            <text:p>10736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G6DU6EV6A0338116</text:p>
          </table:table-cell>
          <table:table-cell table:formula="of:=COM.MICROSOFT.CONCAT(&quot;INSERT INTO vehicle VALUES(DEFAULT, '&quot;; [.B520]; &quot;', '&quot;; [.C520]; &quot;', '&quot;; [.D520]; &quot;', '&quot;; [.E520]; &quot;', &quot;; [.F520]; &quot;, &quot;; [.G520]; &quot;, &quot;; [.H520]; &quot;, &quot;; [.I520]; &quot;, &quot;; [.J520]; &quot;, '&quot;; [.K520]; &quot;');&quot;)" office:value-type="string" office:string-value="INSERT INTO vehicle VALUES(DEFAULT, 'Pontiac', 'Grand Am', 'FCff-ybr', 'car', 107363, 1, 1, 519, 10, '1G6DU6EV6A0338116');" calcext:value-type="string">
            <text:p>INSERT INTO vehicle VALUES(DEFAULT, 'Pontiac', 'Grand Am', 'FCff-ybr', 'car', 107363, 1, 1, 519, 10, '1G6DU6EV6A0338116');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Prelude</text:p>
          </table:table-cell>
          <table:table-cell office:value-type="string" calcext:value-type="string">
            <text:p>yhEF-ghO</text:p>
          </table:table-cell>
          <table:table-cell office:value-type="string" calcext:value-type="string">
            <text:p>car</text:p>
          </table:table-cell>
          <table:table-cell office:value-type="float" office:value="118088" calcext:value-type="float">
            <text:p>1180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G6DV57V790089776</text:p>
          </table:table-cell>
          <table:table-cell table:formula="of:=COM.MICROSOFT.CONCAT(&quot;INSERT INTO vehicle VALUES(DEFAULT, '&quot;; [.B521]; &quot;', '&quot;; [.C521]; &quot;', '&quot;; [.D521]; &quot;', '&quot;; [.E521]; &quot;', &quot;; [.F521]; &quot;, &quot;; [.G521]; &quot;, &quot;; [.H521]; &quot;, &quot;; [.I521]; &quot;, &quot;; [.J521]; &quot;, '&quot;; [.K521]; &quot;');&quot;)" office:value-type="string" office:string-value="INSERT INTO vehicle VALUES(DEFAULT, 'Honda', 'Prelude', 'yhEF-ghO', 'car', 118088, 0, 1, 520, 20, '1G6DV57V790089776');" calcext:value-type="string">
            <text:p>INSERT INTO vehicle VALUES(DEFAULT, 'Honda', 'Prelude', 'yhEF-ghO', 'car', 118088, 0, 1, 520, 20, '1G6DV57V790089776');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XC90</text:p>
          </table:table-cell>
          <table:table-cell office:value-type="string" calcext:value-type="string">
            <text:p>Cy1p-LQm</text:p>
          </table:table-cell>
          <table:table-cell office:value-type="string" calcext:value-type="string">
            <text:p>car</text:p>
          </table:table-cell>
          <table:table-cell office:value-type="float" office:value="101423" calcext:value-type="float">
            <text:p>1014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21" calcext:value-type="float">
            <text:p>5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BSDE93482B683068</text:p>
          </table:table-cell>
          <table:table-cell table:formula="of:=COM.MICROSOFT.CONCAT(&quot;INSERT INTO vehicle VALUES(DEFAULT, '&quot;; [.B522]; &quot;', '&quot;; [.C522]; &quot;', '&quot;; [.D522]; &quot;', '&quot;; [.E522]; &quot;', &quot;; [.F522]; &quot;, &quot;; [.G522]; &quot;, &quot;; [.H522]; &quot;, &quot;; [.I522]; &quot;, &quot;; [.J522]; &quot;, '&quot;; [.K522]; &quot;');&quot;)" office:value-type="string" office:string-value="INSERT INTO vehicle VALUES(DEFAULT, 'Volvo', 'XC90', 'Cy1p-LQm', 'car', 101423, 0, 1, 521, 44, 'WBSDE93482B683068');" calcext:value-type="string">
            <text:p>INSERT INTO vehicle VALUES(DEFAULT, 'Volvo', 'XC90', 'Cy1p-LQm', 'car', 101423, 0, 1, 521, 44, 'WBSDE93482B683068');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Protege5</text:p>
          </table:table-cell>
          <table:table-cell office:value-type="string" calcext:value-type="string">
            <text:p>szJu-LKy</text:p>
          </table:table-cell>
          <table:table-cell office:value-type="string" calcext:value-type="string">
            <text:p>car</text:p>
          </table:table-cell>
          <table:table-cell office:value-type="float" office:value="57045" calcext:value-type="float">
            <text:p>570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1DGAFPXEA569635</text:p>
          </table:table-cell>
          <table:table-cell table:formula="of:=COM.MICROSOFT.CONCAT(&quot;INSERT INTO vehicle VALUES(DEFAULT, '&quot;; [.B523]; &quot;', '&quot;; [.C523]; &quot;', '&quot;; [.D523]; &quot;', '&quot;; [.E523]; &quot;', &quot;; [.F523]; &quot;, &quot;; [.G523]; &quot;, &quot;; [.H523]; &quot;, &quot;; [.I523]; &quot;, &quot;; [.J523]; &quot;, '&quot;; [.K523]; &quot;');&quot;)" office:value-type="string" office:string-value="INSERT INTO vehicle VALUES(DEFAULT, 'Mazda', 'Protege5', 'szJu-LKy', 'car', 57045, 1, 0, 522, 5, 'WA1DGAFPXEA569635');" calcext:value-type="string">
            <text:p>INSERT INTO vehicle VALUES(DEFAULT, 'Mazda', 'Protege5', 'szJu-LKy', 'car', 57045, 1, 0, 522, 5, 'WA1DGAFPXEA569635');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rV2I-b8P</text:p>
          </table:table-cell>
          <table:table-cell office:value-type="string" calcext:value-type="string">
            <text:p>car</text:p>
          </table:table-cell>
          <table:table-cell office:value-type="float" office:value="148785" calcext:value-type="float">
            <text:p>14878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GYFK435X9R416059</text:p>
          </table:table-cell>
          <table:table-cell table:formula="of:=COM.MICROSOFT.CONCAT(&quot;INSERT INTO vehicle VALUES(DEFAULT, '&quot;; [.B524]; &quot;', '&quot;; [.C524]; &quot;', '&quot;; [.D524]; &quot;', '&quot;; [.E524]; &quot;', &quot;; [.F524]; &quot;, &quot;; [.G524]; &quot;, &quot;; [.H524]; &quot;, &quot;; [.I524]; &quot;, &quot;; [.J524]; &quot;, '&quot;; [.K524]; &quot;');&quot;)" office:value-type="string" office:string-value="INSERT INTO vehicle VALUES(DEFAULT, 'Nissan', 'Titan', 'rV2I-b8P', 'car', 148785, 0, 0, 523, 49, '1GYFK435X9R416059');" calcext:value-type="string">
            <text:p>INSERT INTO vehicle VALUES(DEFAULT, 'Nissan', 'Titan', 'rV2I-b8P', 'car', 148785, 0, 0, 523, 49, '1GYFK435X9R416059');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portvan G20</text:p>
          </table:table-cell>
          <table:table-cell office:value-type="string" calcext:value-type="string">
            <text:p>4A8n-9vz</text:p>
          </table:table-cell>
          <table:table-cell office:value-type="string" calcext:value-type="string">
            <text:p>car</text:p>
          </table:table-cell>
          <table:table-cell office:value-type="float" office:value="121141" calcext:value-type="float">
            <text:p>1211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BA3C3C50EK866142</text:p>
          </table:table-cell>
          <table:table-cell table:formula="of:=COM.MICROSOFT.CONCAT(&quot;INSERT INTO vehicle VALUES(DEFAULT, '&quot;; [.B525]; &quot;', '&quot;; [.C525]; &quot;', '&quot;; [.D525]; &quot;', '&quot;; [.E525]; &quot;', &quot;; [.F525]; &quot;, &quot;; [.G525]; &quot;, &quot;; [.H525]; &quot;, &quot;; [.I525]; &quot;, &quot;; [.J525]; &quot;, '&quot;; [.K525]; &quot;');&quot;)" office:value-type="string" office:string-value="INSERT INTO vehicle VALUES(DEFAULT, 'Chevrolet', 'Sportvan G20', '4A8n-9vz', 'car', 121141, 1, 0, 524, 51, 'WBA3C3C50EK866142');" calcext:value-type="string">
            <text:p>INSERT INTO vehicle VALUES(DEFAULT, 'Chevrolet', 'Sportvan G20', '4A8n-9vz', 'car', 121141, 1, 0, 524, 51, 'WBA3C3C50EK866142');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amaro</text:p>
          </table:table-cell>
          <table:table-cell office:value-type="string" calcext:value-type="string">
            <text:p>RsRQ-4Iq</text:p>
          </table:table-cell>
          <table:table-cell office:value-type="string" calcext:value-type="string">
            <text:p>car</text:p>
          </table:table-cell>
          <table:table-cell office:value-type="float" office:value="105998" calcext:value-type="float">
            <text:p>10599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BEC9ZA2EC387480</text:p>
          </table:table-cell>
          <table:table-cell table:formula="of:=COM.MICROSOFT.CONCAT(&quot;INSERT INTO vehicle VALUES(DEFAULT, '&quot;; [.B526]; &quot;', '&quot;; [.C526]; &quot;', '&quot;; [.D526]; &quot;', '&quot;; [.E526]; &quot;', &quot;; [.F526]; &quot;, &quot;; [.G526]; &quot;, &quot;; [.H526]; &quot;, &quot;; [.I526]; &quot;, &quot;; [.J526]; &quot;, '&quot;; [.K526]; &quot;');&quot;)" office:value-type="string" office:string-value="INSERT INTO vehicle VALUES(DEFAULT, 'Chevrolet', 'Camaro', 'RsRQ-4Iq', 'car', 105998, 0, 0, 525, 11, 'SCBEC9ZA2EC387480');" calcext:value-type="string">
            <text:p>INSERT INTO vehicle VALUES(DEFAULT, 'Chevrolet', 'Camaro', 'RsRQ-4Iq', 'car', 105998, 0, 0, 525, 11, 'SCBEC9ZA2EC387480');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Oldsmobile</text:p>
          </table:table-cell>
          <table:table-cell office:value-type="string" calcext:value-type="string">
            <text:p>Bravada</text:p>
          </table:table-cell>
          <table:table-cell office:value-type="string" calcext:value-type="string">
            <text:p>XbdA-H2L</text:p>
          </table:table-cell>
          <table:table-cell office:value-type="string" calcext:value-type="string">
            <text:p>car</text:p>
          </table:table-cell>
          <table:table-cell office:value-type="float" office:value="53618" calcext:value-type="float">
            <text:p>5361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N1CV6EK4CM506975</text:p>
          </table:table-cell>
          <table:table-cell table:formula="of:=COM.MICROSOFT.CONCAT(&quot;INSERT INTO vehicle VALUES(DEFAULT, '&quot;; [.B527]; &quot;', '&quot;; [.C527]; &quot;', '&quot;; [.D527]; &quot;', '&quot;; [.E527]; &quot;', &quot;; [.F527]; &quot;, &quot;; [.G527]; &quot;, &quot;; [.H527]; &quot;, &quot;; [.I527]; &quot;, &quot;; [.J527]; &quot;, '&quot;; [.K527]; &quot;');&quot;)" office:value-type="string" office:string-value="INSERT INTO vehicle VALUES(DEFAULT, 'Oldsmobile', 'Bravada', 'XbdA-H2L', 'car', 53618, 0, 0, 526, 72, 'JN1CV6EK4CM506975');" calcext:value-type="string">
            <text:p>INSERT INTO vehicle VALUES(DEFAULT, 'Oldsmobile', 'Bravada', 'XbdA-H2L', 'car', 53618, 0, 0, 526, 72, 'JN1CV6EK4CM506975');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Zem3-1Po</text:p>
          </table:table-cell>
          <table:table-cell office:value-type="string" calcext:value-type="string">
            <text:p>car</text:p>
          </table:table-cell>
          <table:table-cell office:value-type="float" office:value="34797" calcext:value-type="float">
            <text:p>347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GYS4KEF4DR949732</text:p>
          </table:table-cell>
          <table:table-cell table:formula="of:=COM.MICROSOFT.CONCAT(&quot;INSERT INTO vehicle VALUES(DEFAULT, '&quot;; [.B528]; &quot;', '&quot;; [.C528]; &quot;', '&quot;; [.D528]; &quot;', '&quot;; [.E528]; &quot;', &quot;; [.F528]; &quot;, &quot;; [.G528]; &quot;, &quot;; [.H528]; &quot;, &quot;; [.I528]; &quot;, &quot;; [.J528]; &quot;, '&quot;; [.K528]; &quot;');&quot;)" office:value-type="string" office:string-value="INSERT INTO vehicle VALUES(DEFAULT, 'Ford', 'Probe', 'Zem3-1Po', 'car', 34797, 1, 0, 527, 25, '1GYS4KEF4DR949732');" calcext:value-type="string">
            <text:p>INSERT INTO vehicle VALUES(DEFAULT, 'Ford', 'Probe', 'Zem3-1Po', 'car', 34797, 1, 0, 527, 25, '1GYS4KEF4DR949732');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OvjN-FP2</text:p>
          </table:table-cell>
          <table:table-cell office:value-type="string" calcext:value-type="string">
            <text:p>car</text:p>
          </table:table-cell>
          <table:table-cell office:value-type="float" office:value="25532" calcext:value-type="float">
            <text:p>2553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3CB1HA9BD466095</text:p>
          </table:table-cell>
          <table:table-cell table:formula="of:=COM.MICROSOFT.CONCAT(&quot;INSERT INTO vehicle VALUES(DEFAULT, '&quot;; [.B529]; &quot;', '&quot;; [.C529]; &quot;', '&quot;; [.D529]; &quot;', '&quot;; [.E529]; &quot;', &quot;; [.F529]; &quot;, &quot;; [.G529]; &quot;, &quot;; [.H529]; &quot;, &quot;; [.I529]; &quot;, &quot;; [.J529]; &quot;, '&quot;; [.K529]; &quot;');&quot;)" office:value-type="string" office:string-value="INSERT INTO vehicle VALUES(DEFAULT, 'Land Rover', 'Discovery', 'OvjN-FP2', 'car', 25532, 0, 0, 528, 22, '1B3CB1HA9BD466095');" calcext:value-type="string">
            <text:p>INSERT INTO vehicle VALUES(DEFAULT, 'Land Rover', 'Discovery', 'OvjN-FP2', 'car', 25532, 0, 0, 528, 22, '1B3CB1HA9BD466095');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3P8y-r0b</text:p>
          </table:table-cell>
          <table:table-cell office:value-type="string" calcext:value-type="string">
            <text:p>car</text:p>
          </table:table-cell>
          <table:table-cell office:value-type="float" office:value="41793" calcext:value-type="float">
            <text:p>4179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H4CU2E60BC445591</text:p>
          </table:table-cell>
          <table:table-cell table:formula="of:=COM.MICROSOFT.CONCAT(&quot;INSERT INTO vehicle VALUES(DEFAULT, '&quot;; [.B530]; &quot;', '&quot;; [.C530]; &quot;', '&quot;; [.D530]; &quot;', '&quot;; [.E530]; &quot;', &quot;; [.F530]; &quot;, &quot;; [.G530]; &quot;, &quot;; [.H530]; &quot;, &quot;; [.I530]; &quot;, &quot;; [.J530]; &quot;, '&quot;; [.K530]; &quot;');&quot;)" office:value-type="string" office:string-value="INSERT INTO vehicle VALUES(DEFAULT, 'Ford', 'Explorer', '3P8y-r0b', 'car', 41793, 1, 0, 529, 73, 'JH4CU2E60BC445591');" calcext:value-type="string">
            <text:p>INSERT INTO vehicle VALUES(DEFAULT, 'Ford', 'Explorer', '3P8y-r0b', 'car', 41793, 1, 0, 529, 73, 'JH4CU2E60BC445591');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aybach</text:p>
          </table:table-cell>
          <table:table-cell office:value-type="string" calcext:value-type="string">
            <text:p>Landaulet</text:p>
          </table:table-cell>
          <table:table-cell office:value-type="string" calcext:value-type="string">
            <text:p>tH8k-nD2</text:p>
          </table:table-cell>
          <table:table-cell office:value-type="string" calcext:value-type="string">
            <text:p>car</text:p>
          </table:table-cell>
          <table:table-cell office:value-type="float" office:value="15636" calcext:value-type="float">
            <text:p>15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NYD18431H476951</text:p>
          </table:table-cell>
          <table:table-cell table:formula="of:=COM.MICROSOFT.CONCAT(&quot;INSERT INTO vehicle VALUES(DEFAULT, '&quot;; [.B531]; &quot;', '&quot;; [.C531]; &quot;', '&quot;; [.D531]; &quot;', '&quot;; [.E531]; &quot;', &quot;; [.F531]; &quot;, &quot;; [.G531]; &quot;, &quot;; [.H531]; &quot;, &quot;; [.I531]; &quot;, &quot;; [.J531]; &quot;, '&quot;; [.K531]; &quot;');&quot;)" office:value-type="string" office:string-value="INSERT INTO vehicle VALUES(DEFAULT, 'Maybach', 'Landaulet', 'tH8k-nD2', 'car', 15636, 0, 1, 530, 3, '2HNYD18431H476951');" calcext:value-type="string">
            <text:p>INSERT INTO vehicle VALUES(DEFAULT, 'Maybach', 'Landaulet', 'tH8k-nD2', 'car', 15636, 0, 1, 530, 3, '2HNYD18431H476951');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-Series Super Duty</text:p>
          </table:table-cell>
          <table:table-cell office:value-type="string" calcext:value-type="string">
            <text:p>Nu3M-rfc</text:p>
          </table:table-cell>
          <table:table-cell office:value-type="string" calcext:value-type="string">
            <text:p>car</text:p>
          </table:table-cell>
          <table:table-cell office:value-type="float" office:value="136305" calcext:value-type="float">
            <text:p>13630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G6KF57904U858174</text:p>
          </table:table-cell>
          <table:table-cell table:formula="of:=COM.MICROSOFT.CONCAT(&quot;INSERT INTO vehicle VALUES(DEFAULT, '&quot;; [.B532]; &quot;', '&quot;; [.C532]; &quot;', '&quot;; [.D532]; &quot;', '&quot;; [.E532]; &quot;', &quot;; [.F532]; &quot;, &quot;; [.G532]; &quot;, &quot;; [.H532]; &quot;, &quot;; [.I532]; &quot;, &quot;; [.J532]; &quot;, '&quot;; [.K532]; &quot;');&quot;)" office:value-type="string" office:string-value="INSERT INTO vehicle VALUES(DEFAULT, 'Ford', 'F-Series Super Duty', 'Nu3M-rfc', 'car', 136305, 1, 0, 531, 25, '1G6KF57904U858174');" calcext:value-type="string">
            <text:p>INSERT INTO vehicle VALUES(DEFAULT, 'Ford', 'F-Series Super Duty', 'Nu3M-rfc', 'car', 136305, 1, 0, 531, 25, '1G6KF57904U858174');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aab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kaQs-ro6</text:p>
          </table:table-cell>
          <table:table-cell office:value-type="string" calcext:value-type="string">
            <text:p>car</text:p>
          </table:table-cell>
          <table:table-cell office:value-type="float" office:value="148707" calcext:value-type="float">
            <text:p>14870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GYFNAE37FS337233</text:p>
          </table:table-cell>
          <table:table-cell table:formula="of:=COM.MICROSOFT.CONCAT(&quot;INSERT INTO vehicle VALUES(DEFAULT, '&quot;; [.B533]; &quot;', '&quot;; [.C533]; &quot;', '&quot;; [.D533]; &quot;', '&quot;; [.E533]; &quot;', &quot;; [.F533]; &quot;, &quot;; [.G533]; &quot;, &quot;; [.H533]; &quot;, &quot;; [.I533]; &quot;, &quot;; [.J533]; &quot;, '&quot;; [.K533]; &quot;');&quot;)" office:value-type="string" office:string-value="INSERT INTO vehicle VALUES(DEFAULT, 'Saab', '9000', 'kaQs-ro6', 'car', 148707, 1, 1, 532, 38, '3GYFNAE37FS337233');" calcext:value-type="string">
            <text:p>INSERT INTO vehicle VALUES(DEFAULT, 'Saab', '9000', 'kaQs-ro6', 'car', 148707, 1, 1, 532, 38, '3GYFNAE37FS337233');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Grand Marquis</text:p>
          </table:table-cell>
          <table:table-cell office:value-type="string" calcext:value-type="string">
            <text:p>FwHW-H9f</text:p>
          </table:table-cell>
          <table:table-cell office:value-type="string" calcext:value-type="string">
            <text:p>car</text:p>
          </table:table-cell>
          <table:table-cell office:value-type="float" office:value="27101" calcext:value-type="float">
            <text:p>271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N6AD0CW4FN701741</text:p>
          </table:table-cell>
          <table:table-cell table:formula="of:=COM.MICROSOFT.CONCAT(&quot;INSERT INTO vehicle VALUES(DEFAULT, '&quot;; [.B534]; &quot;', '&quot;; [.C534]; &quot;', '&quot;; [.D534]; &quot;', '&quot;; [.E534]; &quot;', &quot;; [.F534]; &quot;, &quot;; [.G534]; &quot;, &quot;; [.H534]; &quot;, &quot;; [.I534]; &quot;, &quot;; [.J534]; &quot;, '&quot;; [.K534]; &quot;');&quot;)" office:value-type="string" office:string-value="INSERT INTO vehicle VALUES(DEFAULT, 'Mercury', 'Grand Marquis', 'FwHW-H9f', 'car', 27101, 0, 0, 533, 13, '1N6AD0CW4FN701741');" calcext:value-type="string">
            <text:p>INSERT INTO vehicle VALUES(DEFAULT, 'Mercury', 'Grand Marquis', 'FwHW-H9f', 'car', 27101, 0, 0, 533, 13, '1N6AD0CW4FN701741');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bWor-MeP</text:p>
          </table:table-cell>
          <table:table-cell office:value-type="string" calcext:value-type="string">
            <text:p>car</text:p>
          </table:table-cell>
          <table:table-cell office:value-type="float" office:value="109765" calcext:value-type="float">
            <text:p>10976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N6AD0CW6EN100250</text:p>
          </table:table-cell>
          <table:table-cell table:formula="of:=COM.MICROSOFT.CONCAT(&quot;INSERT INTO vehicle VALUES(DEFAULT, '&quot;; [.B535]; &quot;', '&quot;; [.C535]; &quot;', '&quot;; [.D535]; &quot;', '&quot;; [.E535]; &quot;', &quot;; [.F535]; &quot;, &quot;; [.G535]; &quot;, &quot;; [.H535]; &quot;, &quot;; [.I535]; &quot;, &quot;; [.J535]; &quot;, '&quot;; [.K535]; &quot;');&quot;)" office:value-type="string" office:string-value="INSERT INTO vehicle VALUES(DEFAULT, 'Dodge', 'Stealth', 'bWor-MeP', 'car', 109765, 1, 1, 534, 52, '1N6AD0CW6EN100250');" calcext:value-type="string">
            <text:p>INSERT INTO vehicle VALUES(DEFAULT, 'Dodge', 'Stealth', 'bWor-MeP', 'car', 109765, 1, 1, 534, 52, '1N6AD0CW6EN100250');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Montero Sport</text:p>
          </table:table-cell>
          <table:table-cell office:value-type="string" calcext:value-type="string">
            <text:p>KyRi-V0v</text:p>
          </table:table-cell>
          <table:table-cell office:value-type="string" calcext:value-type="string">
            <text:p>car</text:p>
          </table:table-cell>
          <table:table-cell office:value-type="float" office:value="37811" calcext:value-type="float">
            <text:p>3781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BA3A5G58DN633845</text:p>
          </table:table-cell>
          <table:table-cell table:formula="of:=COM.MICROSOFT.CONCAT(&quot;INSERT INTO vehicle VALUES(DEFAULT, '&quot;; [.B536]; &quot;', '&quot;; [.C536]; &quot;', '&quot;; [.D536]; &quot;', '&quot;; [.E536]; &quot;', &quot;; [.F536]; &quot;, &quot;; [.G536]; &quot;, &quot;; [.H536]; &quot;, &quot;; [.I536]; &quot;, &quot;; [.J536]; &quot;, '&quot;; [.K536]; &quot;');&quot;)" office:value-type="string" office:string-value="INSERT INTO vehicle VALUES(DEFAULT, 'Mitsubishi', 'Montero Sport', 'KyRi-V0v', 'car', 37811, 0, 0, 535, 31, 'WBA3A5G58DN633845');" calcext:value-type="string">
            <text:p>INSERT INTO vehicle VALUES(DEFAULT, 'Mitsubishi', 'Montero Sport', 'KyRi-V0v', 'car', 37811, 0, 0, 535, 31, 'WBA3A5G58DN633845');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elica</text:p>
          </table:table-cell>
          <table:table-cell office:value-type="string" calcext:value-type="string">
            <text:p>qKvC-sSD</text:p>
          </table:table-cell>
          <table:table-cell office:value-type="string" calcext:value-type="string">
            <text:p>car</text:p>
          </table:table-cell>
          <table:table-cell office:value-type="float" office:value="70378" calcext:value-type="float">
            <text:p>7037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USF78K69N843879</text:p>
          </table:table-cell>
          <table:table-cell table:formula="of:=COM.MICROSOFT.CONCAT(&quot;INSERT INTO vehicle VALUES(DEFAULT, '&quot;; [.B537]; &quot;', '&quot;; [.C537]; &quot;', '&quot;; [.D537]; &quot;', '&quot;; [.E537]; &quot;', &quot;; [.F537]; &quot;, &quot;; [.G537]; &quot;, &quot;; [.H537]; &quot;, &quot;; [.I537]; &quot;, &quot;; [.J537]; &quot;, '&quot;; [.K537]; &quot;');&quot;)" office:value-type="string" office:string-value="INSERT INTO vehicle VALUES(DEFAULT, 'Toyota', 'Celica', 'qKvC-sSD', 'car', 70378, 1, 0, 536, 5, 'WAUSF78K69N843879');" calcext:value-type="string">
            <text:p>INSERT INTO vehicle VALUES(DEFAULT, 'Toyota', 'Celica', 'qKvC-sSD', 'car', 70378, 1, 0, 536, 5, 'WAUSF78K69N843879');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del Sol</text:p>
          </table:table-cell>
          <table:table-cell office:value-type="string" calcext:value-type="string">
            <text:p>cj7e-Vq5</text:p>
          </table:table-cell>
          <table:table-cell office:value-type="string" calcext:value-type="string">
            <text:p>car</text:p>
          </table:table-cell>
          <table:table-cell office:value-type="float" office:value="26536" calcext:value-type="float">
            <text:p>2653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AUEFAFL3CA443282</text:p>
          </table:table-cell>
          <table:table-cell table:formula="of:=COM.MICROSOFT.CONCAT(&quot;INSERT INTO vehicle VALUES(DEFAULT, '&quot;; [.B538]; &quot;', '&quot;; [.C538]; &quot;', '&quot;; [.D538]; &quot;', '&quot;; [.E538]; &quot;', &quot;; [.F538]; &quot;, &quot;; [.G538]; &quot;, &quot;; [.H538]; &quot;, &quot;; [.I538]; &quot;, &quot;; [.J538]; &quot;, '&quot;; [.K538]; &quot;');&quot;)" office:value-type="string" office:string-value="INSERT INTO vehicle VALUES(DEFAULT, 'Honda', 'del Sol', 'cj7e-Vq5', 'car', 26536, 1, 1, 537, 23, 'WAUEFAFL3CA443282');" calcext:value-type="string">
            <text:p>INSERT INTO vehicle VALUES(DEFAULT, 'Honda', 'del Sol', 'cj7e-Vq5', 'car', 26536, 1, 1, 537, 23, 'WAUEFAFL3CA443282');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gnCz-gtK</text:p>
          </table:table-cell>
          <table:table-cell office:value-type="string" calcext:value-type="string">
            <text:p>car</text:p>
          </table:table-cell>
          <table:table-cell office:value-type="float" office:value="86020" calcext:value-type="float">
            <text:p>860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C3CCAJGXDH024978</text:p>
          </table:table-cell>
          <table:table-cell table:formula="of:=COM.MICROSOFT.CONCAT(&quot;INSERT INTO vehicle VALUES(DEFAULT, '&quot;; [.B539]; &quot;', '&quot;; [.C539]; &quot;', '&quot;; [.D539]; &quot;', '&quot;; [.E539]; &quot;', &quot;; [.F539]; &quot;, &quot;; [.G539]; &quot;, &quot;; [.H539]; &quot;, &quot;; [.I539]; &quot;, &quot;; [.J539]; &quot;, '&quot;; [.K539]; &quot;');&quot;)" office:value-type="string" office:string-value="INSERT INTO vehicle VALUES(DEFAULT, 'Eagle', 'Summit', 'gnCz-gtK', 'car', 86020, 0, 1, 538, 51, '2C3CCAJGXDH024978');" calcext:value-type="string">
            <text:p>INSERT INTO vehicle VALUES(DEFAULT, 'Eagle', 'Summit', 'gnCz-gtK', 'car', 86020, 0, 1, 538, 51, '2C3CCAJGXDH024978');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S-Series</text:p>
          </table:table-cell>
          <table:table-cell office:value-type="string" calcext:value-type="string">
            <text:p>75KU-gHl</text:p>
          </table:table-cell>
          <table:table-cell office:value-type="string" calcext:value-type="string">
            <text:p>car</text:p>
          </table:table-cell>
          <table:table-cell office:value-type="float" office:value="94229" calcext:value-type="float">
            <text:p>9422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AUFFAFL9FA584284</text:p>
          </table:table-cell>
          <table:table-cell table:formula="of:=COM.MICROSOFT.CONCAT(&quot;INSERT INTO vehicle VALUES(DEFAULT, '&quot;; [.B540]; &quot;', '&quot;; [.C540]; &quot;', '&quot;; [.D540]; &quot;', '&quot;; [.E540]; &quot;', &quot;; [.F540]; &quot;, &quot;; [.G540]; &quot;, &quot;; [.H540]; &quot;, &quot;; [.I540]; &quot;, &quot;; [.J540]; &quot;, '&quot;; [.K540]; &quot;');&quot;)" office:value-type="string" office:string-value="INSERT INTO vehicle VALUES(DEFAULT, 'Saturn', 'S-Series', '75KU-gHl', 'car', 94229, 0, 0, 539, 68, 'WAUFFAFL9FA584284');" calcext:value-type="string">
            <text:p>INSERT INTO vehicle VALUES(DEFAULT, 'Saturn', 'S-Series', '75KU-gHl', 'car', 94229, 0, 0, 539, 68, 'WAUFFAFL9FA584284');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1 Series</text:p>
          </table:table-cell>
          <table:table-cell office:value-type="string" calcext:value-type="string">
            <text:p>l3AG-sRm</text:p>
          </table:table-cell>
          <table:table-cell office:value-type="string" calcext:value-type="string">
            <text:p>car</text:p>
          </table:table-cell>
          <table:table-cell office:value-type="float" office:value="41684" calcext:value-type="float">
            <text:p>4168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AUFL54D11N223144</text:p>
          </table:table-cell>
          <table:table-cell table:formula="of:=COM.MICROSOFT.CONCAT(&quot;INSERT INTO vehicle VALUES(DEFAULT, '&quot;; [.B541]; &quot;', '&quot;; [.C541]; &quot;', '&quot;; [.D541]; &quot;', '&quot;; [.E541]; &quot;', &quot;; [.F541]; &quot;, &quot;; [.G541]; &quot;, &quot;; [.H541]; &quot;, &quot;; [.I541]; &quot;, &quot;; [.J541]; &quot;, '&quot;; [.K541]; &quot;');&quot;)" office:value-type="string" office:string-value="INSERT INTO vehicle VALUES(DEFAULT, 'BMW', '1 Series', 'l3AG-sRm', 'car', 41684, 1, 1, 540, 67, 'WAUFL54D11N223144');" calcext:value-type="string">
            <text:p>INSERT INTO vehicle VALUES(DEFAULT, 'BMW', '1 Series', 'l3AG-sRm', 'car', 41684, 1, 1, 540, 67, 'WAUFL54D11N223144');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6ZlP-2JX</text:p>
          </table:table-cell>
          <table:table-cell office:value-type="string" calcext:value-type="string">
            <text:p>car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UATNAFG3EN055659</text:p>
          </table:table-cell>
          <table:table-cell table:formula="of:=COM.MICROSOFT.CONCAT(&quot;INSERT INTO vehicle VALUES(DEFAULT, '&quot;; [.B542]; &quot;', '&quot;; [.C542]; &quot;', '&quot;; [.D542]; &quot;', '&quot;; [.E542]; &quot;', &quot;; [.F542]; &quot;, &quot;; [.G542]; &quot;, &quot;; [.H542]; &quot;, &quot;; [.I542]; &quot;, &quot;; [.J542]; &quot;, '&quot;; [.K542]; &quot;');&quot;)" office:value-type="string" office:string-value="INSERT INTO vehicle VALUES(DEFAULT, 'Land Rover', 'Discovery', '6ZlP-2JX', 'car', 6266, 1, 0, 541, 61, 'WUATNAFG3EN055659');" calcext:value-type="string">
            <text:p>INSERT INTO vehicle VALUES(DEFAULT, 'Land Rover', 'Discovery', '6ZlP-2JX', 'car', 6266, 1, 0, 541, 61, 'WUATNAFG3EN055659');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HvuD-kcm</text:p>
          </table:table-cell>
          <table:table-cell office:value-type="string" calcext:value-type="string">
            <text:p>car</text:p>
          </table:table-cell>
          <table:table-cell office:value-type="float" office:value="143681" calcext:value-type="float">
            <text:p>14368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A4GY5F99AT066457</text:p>
          </table:table-cell>
          <table:table-cell table:formula="of:=COM.MICROSOFT.CONCAT(&quot;INSERT INTO vehicle VALUES(DEFAULT, '&quot;; [.B543]; &quot;', '&quot;; [.C543]; &quot;', '&quot;; [.D543]; &quot;', '&quot;; [.E543]; &quot;', &quot;; [.F543]; &quot;, &quot;; [.G543]; &quot;, &quot;; [.H543]; &quot;, &quot;; [.I543]; &quot;, &quot;; [.J543]; &quot;, '&quot;; [.K543]; &quot;');&quot;)" office:value-type="string" office:string-value="INSERT INTO vehicle VALUES(DEFAULT, 'Toyota', 'Corolla', 'HvuD-kcm', 'car', 143681, 0, 0, 542, 5, '3A4GY5F99AT066457');" calcext:value-type="string">
            <text:p>INSERT INTO vehicle VALUES(DEFAULT, 'Toyota', 'Corolla', 'HvuD-kcm', 'car', 143681, 0, 0, 542, 5, '3A4GY5F99AT066457');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S AMG</text:p>
          </table:table-cell>
          <table:table-cell office:value-type="string" calcext:value-type="string">
            <text:p>bSF2-eHV</text:p>
          </table:table-cell>
          <table:table-cell office:value-type="string" calcext:value-type="string">
            <text:p>car</text:p>
          </table:table-cell>
          <table:table-cell office:value-type="float" office:value="128043" calcext:value-type="float">
            <text:p>1280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AUXL68E65A321645</text:p>
          </table:table-cell>
          <table:table-cell table:formula="of:=COM.MICROSOFT.CONCAT(&quot;INSERT INTO vehicle VALUES(DEFAULT, '&quot;; [.B544]; &quot;', '&quot;; [.C544]; &quot;', '&quot;; [.D544]; &quot;', '&quot;; [.E544]; &quot;', &quot;; [.F544]; &quot;, &quot;; [.G544]; &quot;, &quot;; [.H544]; &quot;, &quot;; [.I544]; &quot;, &quot;; [.J544]; &quot;, '&quot;; [.K544]; &quot;');&quot;)" office:value-type="string" office:string-value="INSERT INTO vehicle VALUES(DEFAULT, 'Mercedes-Benz', 'SLS AMG', 'bSF2-eHV', 'car', 128043, 1, 0, 543, 19, 'WAUXL68E65A321645');" calcext:value-type="string">
            <text:p>INSERT INTO vehicle VALUES(DEFAULT, 'Mercedes-Benz', 'SLS AMG', 'bSF2-eHV', 'car', 128043, 1, 0, 543, 19, 'WAUXL68E65A321645');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3VJq-w1Q</text:p>
          </table:table-cell>
          <table:table-cell office:value-type="string" calcext:value-type="string">
            <text:p>car</text:p>
          </table:table-cell>
          <table:table-cell office:value-type="float" office:value="145946" calcext:value-type="float">
            <text:p>14594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H4KA96624C538708</text:p>
          </table:table-cell>
          <table:table-cell table:formula="of:=COM.MICROSOFT.CONCAT(&quot;INSERT INTO vehicle VALUES(DEFAULT, '&quot;; [.B545]; &quot;', '&quot;; [.C545]; &quot;', '&quot;; [.D545]; &quot;', '&quot;; [.E545]; &quot;', &quot;; [.F545]; &quot;, &quot;; [.G545]; &quot;, &quot;; [.H545]; &quot;, &quot;; [.I545]; &quot;, &quot;; [.J545]; &quot;, '&quot;; [.K545]; &quot;');&quot;)" office:value-type="string" office:string-value="INSERT INTO vehicle VALUES(DEFAULT, 'Buick', 'Electra', '3VJq-w1Q', 'car', 145946, 0, 0, 544, 56, 'JH4KA96624C538708');" calcext:value-type="string">
            <text:p>INSERT INTO vehicle VALUES(DEFAULT, 'Buick', 'Electra', '3VJq-w1Q', 'car', 145946, 0, 0, 544, 56, 'JH4KA96624C538708');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T3Tb-74J</text:p>
          </table:table-cell>
          <table:table-cell office:value-type="string" calcext:value-type="string">
            <text:p>car</text:p>
          </table:table-cell>
          <table:table-cell office:value-type="float" office:value="142756" calcext:value-type="float">
            <text:p>1427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BA3N3C58FK428237</text:p>
          </table:table-cell>
          <table:table-cell table:formula="of:=COM.MICROSOFT.CONCAT(&quot;INSERT INTO vehicle VALUES(DEFAULT, '&quot;; [.B546]; &quot;', '&quot;; [.C546]; &quot;', '&quot;; [.D546]; &quot;', '&quot;; [.E546]; &quot;', &quot;; [.F546]; &quot;, &quot;; [.G546]; &quot;, &quot;; [.H546]; &quot;, &quot;; [.I546]; &quot;, &quot;; [.J546]; &quot;, '&quot;; [.K546]; &quot;');&quot;)" office:value-type="string" office:string-value="INSERT INTO vehicle VALUES(DEFAULT, 'Dodge', 'Durango', 'T3Tb-74J', 'car', 142756, 1, 0, 545, 11, 'WBA3N3C58FK428237');" calcext:value-type="string">
            <text:p>INSERT INTO vehicle VALUES(DEFAULT, 'Dodge', 'Durango', 'T3Tb-74J', 'car', 142756, 1, 0, 545, 11, 'WBA3N3C58FK428237');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ilverado 2500</text:p>
          </table:table-cell>
          <table:table-cell office:value-type="string" calcext:value-type="string">
            <text:p>PdG2-Yjl</text:p>
          </table:table-cell>
          <table:table-cell office:value-type="string" calcext:value-type="string">
            <text:p>car</text:p>
          </table:table-cell>
          <table:table-cell office:value-type="float" office:value="114323" calcext:value-type="float">
            <text:p>1143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H4CL96914C029461</text:p>
          </table:table-cell>
          <table:table-cell table:formula="of:=COM.MICROSOFT.CONCAT(&quot;INSERT INTO vehicle VALUES(DEFAULT, '&quot;; [.B547]; &quot;', '&quot;; [.C547]; &quot;', '&quot;; [.D547]; &quot;', '&quot;; [.E547]; &quot;', &quot;; [.F547]; &quot;, &quot;; [.G547]; &quot;, &quot;; [.H547]; &quot;, &quot;; [.I547]; &quot;, &quot;; [.J547]; &quot;, '&quot;; [.K547]; &quot;');&quot;)" office:value-type="string" office:string-value="INSERT INTO vehicle VALUES(DEFAULT, 'Chevrolet', 'Silverado 2500', 'PdG2-Yjl', 'car', 114323, 1, 0, 546, 7, 'JH4CL96914C029461');" calcext:value-type="string">
            <text:p>INSERT INTO vehicle VALUES(DEFAULT, 'Chevrolet', 'Silverado 2500', 'PdG2-Yjl', 'car', 114323, 1, 0, 546, 7, 'JH4CL96914C029461');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E6w2-UDI</text:p>
          </table:table-cell>
          <table:table-cell office:value-type="string" calcext:value-type="string">
            <text:p>car</text:p>
          </table:table-cell>
          <table:table-cell office:value-type="float" office:value="61288" calcext:value-type="float">
            <text:p>61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G4GS5GX0F9752168</text:p>
          </table:table-cell>
          <table:table-cell table:formula="of:=COM.MICROSOFT.CONCAT(&quot;INSERT INTO vehicle VALUES(DEFAULT, '&quot;; [.B548]; &quot;', '&quot;; [.C548]; &quot;', '&quot;; [.D548]; &quot;', '&quot;; [.E548]; &quot;', &quot;; [.F548]; &quot;, &quot;; [.G548]; &quot;, &quot;; [.H548]; &quot;, &quot;; [.I548]; &quot;, &quot;; [.J548]; &quot;, '&quot;; [.K548]; &quot;');&quot;)" office:value-type="string" office:string-value="INSERT INTO vehicle VALUES(DEFAULT, 'Lexus', 'SC', 'E6w2-UDI', 'car', 61288, 0, 1, 547, 58, '2G4GS5GX0F9752168');" calcext:value-type="string">
            <text:p>INSERT INTO vehicle VALUES(DEFAULT, 'Lexus', 'SC', 'E6w2-UDI', 'car', 61288, 0, 1, 547, 58, '2G4GS5GX0F9752168');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c6E6-ChT</text:p>
          </table:table-cell>
          <table:table-cell office:value-type="string" calcext:value-type="string">
            <text:p>car</text:p>
          </table:table-cell>
          <table:table-cell office:value-type="float" office:value="137613" calcext:value-type="float">
            <text:p>1376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N1CE2CPXFL013338</text:p>
          </table:table-cell>
          <table:table-cell table:formula="of:=COM.MICROSOFT.CONCAT(&quot;INSERT INTO vehicle VALUES(DEFAULT, '&quot;; [.B549]; &quot;', '&quot;; [.C549]; &quot;', '&quot;; [.D549]; &quot;', '&quot;; [.E549]; &quot;', &quot;; [.F549]; &quot;, &quot;; [.G549]; &quot;, &quot;; [.H549]; &quot;, &quot;; [.I549]; &quot;, &quot;; [.J549]; &quot;, '&quot;; [.K549]; &quot;');&quot;)" office:value-type="string" office:string-value="INSERT INTO vehicle VALUES(DEFAULT, 'Nissan', 'Quest', 'c6E6-ChT', 'car', 137613, 0, 1, 548, 49, '3N1CE2CPXFL013338');" calcext:value-type="string">
            <text:p>INSERT INTO vehicle VALUES(DEFAULT, 'Nissan', 'Quest', 'c6E6-ChT', 'car', 137613, 0, 1, 548, 49, '3N1CE2CPXFL013338');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jLgl-aLF</text:p>
          </table:table-cell>
          <table:table-cell office:value-type="string" calcext:value-type="string">
            <text:p>car</text:p>
          </table:table-cell>
          <table:table-cell office:value-type="float" office:value="7347" calcext:value-type="float">
            <text:p>73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G4GE5G35FF171826</text:p>
          </table:table-cell>
          <table:table-cell table:formula="of:=COM.MICROSOFT.CONCAT(&quot;INSERT INTO vehicle VALUES(DEFAULT, '&quot;; [.B550]; &quot;', '&quot;; [.C550]; &quot;', '&quot;; [.D550]; &quot;', '&quot;; [.E550]; &quot;', &quot;; [.F550]; &quot;, &quot;; [.G550]; &quot;, &quot;; [.H550]; &quot;, &quot;; [.I550]; &quot;, &quot;; [.J550]; &quot;, '&quot;; [.K550]; &quot;');&quot;)" office:value-type="string" office:string-value="INSERT INTO vehicle VALUES(DEFAULT, 'Honda', 'Element', 'jLgl-aLF', 'car', 7347, 1, 0, 549, 52, '1G4GE5G35FF171826');" calcext:value-type="string">
            <text:p>INSERT INTO vehicle VALUES(DEFAULT, 'Honda', 'Element', 'jLgl-aLF', 'car', 7347, 1, 0, 549, 52, '1G4GE5G35FF171826');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yelH-p85</text:p>
          </table:table-cell>
          <table:table-cell office:value-type="string" calcext:value-type="string">
            <text:p>car</text:p>
          </table:table-cell>
          <table:table-cell office:value-type="float" office:value="67813" calcext:value-type="float">
            <text:p>678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UCFAFH6BN431122</text:p>
          </table:table-cell>
          <table:table-cell table:formula="of:=COM.MICROSOFT.CONCAT(&quot;INSERT INTO vehicle VALUES(DEFAULT, '&quot;; [.B551]; &quot;', '&quot;; [.C551]; &quot;', '&quot;; [.D551]; &quot;', '&quot;; [.E551]; &quot;', &quot;; [.F551]; &quot;, &quot;; [.G551]; &quot;, &quot;; [.H551]; &quot;, &quot;; [.I551]; &quot;, &quot;; [.J551]; &quot;, '&quot;; [.K551]; &quot;');&quot;)" office:value-type="string" office:string-value="INSERT INTO vehicle VALUES(DEFAULT, 'Volkswagen', 'Golf', 'yelH-p85', 'car', 67813, 0, 1, 550, 13, 'WAUCFAFH6BN431122');" calcext:value-type="string">
            <text:p>INSERT INTO vehicle VALUES(DEFAULT, 'Volkswagen', 'Golf', 'yelH-p85', 'car', 67813, 0, 1, 550, 13, 'WAUCFAFH6BN431122');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Gjk-PuM</text:p>
          </table:table-cell>
          <table:table-cell office:value-type="string" calcext:value-type="string">
            <text:p>car</text:p>
          </table:table-cell>
          <table:table-cell office:value-type="float" office:value="7122" calcext:value-type="float">
            <text:p>71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G4GA5GRXCF909633</text:p>
          </table:table-cell>
          <table:table-cell table:formula="of:=COM.MICROSOFT.CONCAT(&quot;INSERT INTO vehicle VALUES(DEFAULT, '&quot;; [.B552]; &quot;', '&quot;; [.C552]; &quot;', '&quot;; [.D552]; &quot;', '&quot;; [.E552]; &quot;', &quot;; [.F552]; &quot;, &quot;; [.G552]; &quot;, &quot;; [.H552]; &quot;, &quot;; [.I552]; &quot;, &quot;; [.J552]; &quot;, '&quot;; [.K552]; &quot;');&quot;)" office:value-type="string" office:string-value="INSERT INTO vehicle VALUES(DEFAULT, 'Audi', 'S4', 'SGjk-PuM', 'car', 7122, 1, 0, 551, 47, '1G4GA5GRXCF909633');" calcext:value-type="string">
            <text:p>INSERT INTO vehicle VALUES(DEFAULT, 'Audi', 'S4', 'SGjk-PuM', 'car', 7122, 1, 0, 551, 47, '1G4GA5GRXCF909633');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LK-Class</text:p>
          </table:table-cell>
          <table:table-cell office:value-type="string" calcext:value-type="string">
            <text:p>9JKV-sT4</text:p>
          </table:table-cell>
          <table:table-cell office:value-type="string" calcext:value-type="string">
            <text:p>car</text:p>
          </table:table-cell>
          <table:table-cell office:value-type="float" office:value="22119" calcext:value-type="float">
            <text:p>2211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G4CU541544980756</text:p>
          </table:table-cell>
          <table:table-cell table:formula="of:=COM.MICROSOFT.CONCAT(&quot;INSERT INTO vehicle VALUES(DEFAULT, '&quot;; [.B553]; &quot;', '&quot;; [.C553]; &quot;', '&quot;; [.D553]; &quot;', '&quot;; [.E553]; &quot;', &quot;; [.F553]; &quot;, &quot;; [.G553]; &quot;, &quot;; [.H553]; &quot;, &quot;; [.I553]; &quot;, &quot;; [.J553]; &quot;, '&quot;; [.K553]; &quot;');&quot;)" office:value-type="string" office:string-value="INSERT INTO vehicle VALUES(DEFAULT, 'Mercedes-Benz', 'CLK-Class', '9JKV-sT4', 'car', 22119, 1, 1, 552, 48, '1G4CU541544980756');" calcext:value-type="string">
            <text:p>INSERT INTO vehicle VALUES(DEFAULT, 'Mercedes-Benz', 'CLK-Class', '9JKV-sT4', 'car', 22119, 1, 1, 552, 48, '1G4CU541544980756');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elica</text:p>
          </table:table-cell>
          <table:table-cell office:value-type="string" calcext:value-type="string">
            <text:p>YezT-Sz8</text:p>
          </table:table-cell>
          <table:table-cell office:value-type="string" calcext:value-type="string">
            <text:p>car</text:p>
          </table:table-cell>
          <table:table-cell office:value-type="float" office:value="91827" calcext:value-type="float">
            <text:p>918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J8TB2H25AA562417</text:p>
          </table:table-cell>
          <table:table-cell table:formula="of:=COM.MICROSOFT.CONCAT(&quot;INSERT INTO vehicle VALUES(DEFAULT, '&quot;; [.B554]; &quot;', '&quot;; [.C554]; &quot;', '&quot;; [.D554]; &quot;', '&quot;; [.E554]; &quot;', &quot;; [.F554]; &quot;, &quot;; [.G554]; &quot;, &quot;; [.H554]; &quot;, &quot;; [.I554]; &quot;, &quot;; [.J554]; &quot;, '&quot;; [.K554]; &quot;');&quot;)" office:value-type="string" office:string-value="INSERT INTO vehicle VALUES(DEFAULT, 'Toyota', 'Celica', 'YezT-Sz8', 'car', 91827, 0, 1, 553, 58, '5J8TB2H25AA562417');" calcext:value-type="string">
            <text:p>INSERT INTO vehicle VALUES(DEFAULT, 'Toyota', 'Celica', 'YezT-Sz8', 'car', 91827, 0, 1, 553, 58, '5J8TB2H25AA562417');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S80</text:p>
          </table:table-cell>
          <table:table-cell office:value-type="string" calcext:value-type="string">
            <text:p>uflH-mHJ</text:p>
          </table:table-cell>
          <table:table-cell office:value-type="string" calcext:value-type="string">
            <text:p>car</text:p>
          </table:table-cell>
          <table:table-cell office:value-type="float" office:value="114127" calcext:value-type="float">
            <text:p>11412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54" calcext:value-type="float">
            <text:p>55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BASP2C51BC755809</text:p>
          </table:table-cell>
          <table:table-cell table:formula="of:=COM.MICROSOFT.CONCAT(&quot;INSERT INTO vehicle VALUES(DEFAULT, '&quot;; [.B555]; &quot;', '&quot;; [.C555]; &quot;', '&quot;; [.D555]; &quot;', '&quot;; [.E555]; &quot;', &quot;; [.F555]; &quot;, &quot;; [.G555]; &quot;, &quot;; [.H555]; &quot;, &quot;; [.I555]; &quot;, &quot;; [.J555]; &quot;, '&quot;; [.K555]; &quot;');&quot;)" office:value-type="string" office:string-value="INSERT INTO vehicle VALUES(DEFAULT, 'Volvo', 'S80', 'uflH-mHJ', 'car', 114127, 1, 1, 554, 64, 'WBASP2C51BC755809');" calcext:value-type="string">
            <text:p>INSERT INTO vehicle VALUES(DEFAULT, 'Volvo', 'S80', 'uflH-mHJ', 'car', 114127, 1, 1, 554, 64, 'WBASP2C51BC755809');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Bronco</text:p>
          </table:table-cell>
          <table:table-cell office:value-type="string" calcext:value-type="string">
            <text:p>53jl-G0M</text:p>
          </table:table-cell>
          <table:table-cell office:value-type="string" calcext:value-type="string">
            <text:p>car</text:p>
          </table:table-cell>
          <table:table-cell office:value-type="float" office:value="140545" calcext:value-type="float">
            <text:p>14054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BZAF0AA4FN361348</text:p>
          </table:table-cell>
          <table:table-cell table:formula="of:=COM.MICROSOFT.CONCAT(&quot;INSERT INTO vehicle VALUES(DEFAULT, '&quot;; [.B556]; &quot;', '&quot;; [.C556]; &quot;', '&quot;; [.D556]; &quot;', '&quot;; [.E556]; &quot;', &quot;; [.F556]; &quot;, &quot;; [.G556]; &quot;, &quot;; [.H556]; &quot;, &quot;; [.I556]; &quot;, &quot;; [.J556]; &quot;, '&quot;; [.K556]; &quot;');&quot;)" office:value-type="string" office:string-value="INSERT INTO vehicle VALUES(DEFAULT, 'Ford', 'Bronco', '53jl-G0M', 'car', 140545, 1, 1, 555, 3, '5BZAF0AA4FN361348');" calcext:value-type="string">
            <text:p>INSERT INTO vehicle VALUES(DEFAULT, 'Ford', 'Bronco', '53jl-G0M', 'car', 140545, 1, 1, 555, 3, '5BZAF0AA4FN361348');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reestar</text:p>
          </table:table-cell>
          <table:table-cell office:value-type="string" calcext:value-type="string">
            <text:p>lsfA-b2I</text:p>
          </table:table-cell>
          <table:table-cell office:value-type="string" calcext:value-type="string">
            <text:p>car</text:p>
          </table:table-cell>
          <table:table-cell office:value-type="float" office:value="43201" calcext:value-type="float">
            <text:p>432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N6AA0EC1EN900952</text:p>
          </table:table-cell>
          <table:table-cell table:formula="of:=COM.MICROSOFT.CONCAT(&quot;INSERT INTO vehicle VALUES(DEFAULT, '&quot;; [.B557]; &quot;', '&quot;; [.C557]; &quot;', '&quot;; [.D557]; &quot;', '&quot;; [.E557]; &quot;', &quot;; [.F557]; &quot;, &quot;; [.G557]; &quot;, &quot;; [.H557]; &quot;, &quot;; [.I557]; &quot;, &quot;; [.J557]; &quot;, '&quot;; [.K557]; &quot;');&quot;)" office:value-type="string" office:string-value="INSERT INTO vehicle VALUES(DEFAULT, 'Ford', 'Freestar', 'lsfA-b2I', 'car', 43201, 0, 0, 556, 74, '1N6AA0EC1EN900952');" calcext:value-type="string">
            <text:p>INSERT INTO vehicle VALUES(DEFAULT, 'Ford', 'Freestar', 'lsfA-b2I', 'car', 43201, 0, 0, 556, 74, '1N6AA0EC1EN900952');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XC70</text:p>
          </table:table-cell>
          <table:table-cell office:value-type="string" calcext:value-type="string">
            <text:p>MpzW-nhb</text:p>
          </table:table-cell>
          <table:table-cell office:value-type="string" calcext:value-type="string">
            <text:p>car</text:p>
          </table:table-cell>
          <table:table-cell office:value-type="float" office:value="149889" calcext:value-type="float">
            <text:p>14988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T1BK1EBXEU152849</text:p>
          </table:table-cell>
          <table:table-cell table:formula="of:=COM.MICROSOFT.CONCAT(&quot;INSERT INTO vehicle VALUES(DEFAULT, '&quot;; [.B558]; &quot;', '&quot;; [.C558]; &quot;', '&quot;; [.D558]; &quot;', '&quot;; [.E558]; &quot;', &quot;; [.F558]; &quot;, &quot;; [.G558]; &quot;, &quot;; [.H558]; &quot;, &quot;; [.I558]; &quot;, &quot;; [.J558]; &quot;, '&quot;; [.K558]; &quot;');&quot;)" office:value-type="string" office:string-value="INSERT INTO vehicle VALUES(DEFAULT, 'Volvo', 'XC70', 'MpzW-nhb', 'car', 149889, 0, 1, 557, 50, '4T1BK1EBXEU152849');" calcext:value-type="string">
            <text:p>INSERT INTO vehicle VALUES(DEFAULT, 'Volvo', 'XC70', 'MpzW-nhb', 'car', 149889, 0, 1, 557, 50, '4T1BK1EBXEU152849');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dEUu-ROu</text:p>
          </table:table-cell>
          <table:table-cell office:value-type="string" calcext:value-type="string">
            <text:p>car</text:p>
          </table:table-cell>
          <table:table-cell office:value-type="float" office:value="18687" calcext:value-type="float">
            <text:p>186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AUJF78K09N800585</text:p>
          </table:table-cell>
          <table:table-cell table:formula="of:=COM.MICROSOFT.CONCAT(&quot;INSERT INTO vehicle VALUES(DEFAULT, '&quot;; [.B559]; &quot;', '&quot;; [.C559]; &quot;', '&quot;; [.D559]; &quot;', '&quot;; [.E559]; &quot;', &quot;; [.F559]; &quot;, &quot;; [.G559]; &quot;, &quot;; [.H559]; &quot;, &quot;; [.I559]; &quot;, &quot;; [.J559]; &quot;, '&quot;; [.K559]; &quot;');&quot;)" office:value-type="string" office:string-value="INSERT INTO vehicle VALUES(DEFAULT, 'Ford', 'Explorer', 'dEUu-ROu', 'car', 18687, 0, 1, 558, 71, 'WAUJF78K09N800585');" calcext:value-type="string">
            <text:p>INSERT INTO vehicle VALUES(DEFAULT, 'Ford', 'Explorer', 'dEUu-ROu', 'car', 18687, 0, 1, 558, 71, 'WAUJF78K09N800585');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Grand Am</text:p>
          </table:table-cell>
          <table:table-cell office:value-type="string" calcext:value-type="string">
            <text:p>oBcZ-BAz</text:p>
          </table:table-cell>
          <table:table-cell office:value-type="string" calcext:value-type="string">
            <text:p>car</text:p>
          </table:table-cell>
          <table:table-cell office:value-type="float" office:value="75819" calcext:value-type="float">
            <text:p>7581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AULT58EX2A926935</text:p>
          </table:table-cell>
          <table:table-cell table:formula="of:=COM.MICROSOFT.CONCAT(&quot;INSERT INTO vehicle VALUES(DEFAULT, '&quot;; [.B560]; &quot;', '&quot;; [.C560]; &quot;', '&quot;; [.D560]; &quot;', '&quot;; [.E560]; &quot;', &quot;; [.F560]; &quot;, &quot;; [.G560]; &quot;, &quot;; [.H560]; &quot;, &quot;; [.I560]; &quot;, &quot;; [.J560]; &quot;, '&quot;; [.K560]; &quot;');&quot;)" office:value-type="string" office:string-value="INSERT INTO vehicle VALUES(DEFAULT, 'Pontiac', 'Grand Am', 'oBcZ-BAz', 'car', 75819, 0, 0, 559, 43, 'WAULT58EX2A926935');" calcext:value-type="string">
            <text:p>INSERT INTO vehicle VALUES(DEFAULT, 'Pontiac', 'Grand Am', 'oBcZ-BAz', 'car', 75819, 0, 0, 559, 43, 'WAULT58EX2A926935');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Navigator</text:p>
          </table:table-cell>
          <table:table-cell office:value-type="string" calcext:value-type="string">
            <text:p>tkxK-yY4</text:p>
          </table:table-cell>
          <table:table-cell office:value-type="string" calcext:value-type="string">
            <text:p>car</text:p>
          </table:table-cell>
          <table:table-cell office:value-type="float" office:value="39911" calcext:value-type="float">
            <text:p>3991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BAPM7C53AA746647</text:p>
          </table:table-cell>
          <table:table-cell table:formula="of:=COM.MICROSOFT.CONCAT(&quot;INSERT INTO vehicle VALUES(DEFAULT, '&quot;; [.B561]; &quot;', '&quot;; [.C561]; &quot;', '&quot;; [.D561]; &quot;', '&quot;; [.E561]; &quot;', &quot;; [.F561]; &quot;, &quot;; [.G561]; &quot;, &quot;; [.H561]; &quot;, &quot;; [.I561]; &quot;, &quot;; [.J561]; &quot;, '&quot;; [.K561]; &quot;');&quot;)" office:value-type="string" office:string-value="INSERT INTO vehicle VALUES(DEFAULT, 'Lincoln', 'Navigator', 'tkxK-yY4', 'car', 39911, 1, 1, 560, 23, 'WBAPM7C53AA746647');" calcext:value-type="string">
            <text:p>INSERT INTO vehicle VALUES(DEFAULT, 'Lincoln', 'Navigator', 'tkxK-yY4', 'car', 39911, 1, 1, 560, 23, 'WBAPM7C53AA746647');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3R-Oxx</text:p>
          </table:table-cell>
          <table:table-cell office:value-type="string" calcext:value-type="string">
            <text:p>car</text:p>
          </table:table-cell>
          <table:table-cell office:value-type="float" office:value="133909" calcext:value-type="float">
            <text:p>1339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06VR54R51R743690</text:p>
          </table:table-cell>
          <table:table-cell table:formula="of:=COM.MICROSOFT.CONCAT(&quot;INSERT INTO vehicle VALUES(DEFAULT, '&quot;; [.B562]; &quot;', '&quot;; [.C562]; &quot;', '&quot;; [.D562]; &quot;', '&quot;; [.E562]; &quot;', &quot;; [.F562]; &quot;, &quot;; [.G562]; &quot;, &quot;; [.H562]; &quot;, &quot;; [.I562]; &quot;, &quot;; [.J562]; &quot;, '&quot;; [.K562]; &quot;');&quot;)" office:value-type="string" office:string-value="INSERT INTO vehicle VALUES(DEFAULT, 'Infiniti', 'M', 'oF3R-Oxx', 'car', 133909, 0, 1, 561, 2, 'W06VR54R51R743690');" calcext:value-type="string">
            <text:p>INSERT INTO vehicle VALUES(DEFAULT, 'Infiniti', 'M', 'oF3R-Oxx', 'car', 133909, 0, 1, 561, 2, 'W06VR54R51R743690');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zzmg-lm0</text:p>
          </table:table-cell>
          <table:table-cell office:value-type="string" calcext:value-type="string">
            <text:p>car</text:p>
          </table:table-cell>
          <table:table-cell office:value-type="float" office:value="25365" calcext:value-type="float">
            <text:p>2536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N1CV6EK6DM925704</text:p>
          </table:table-cell>
          <table:table-cell table:formula="of:=COM.MICROSOFT.CONCAT(&quot;INSERT INTO vehicle VALUES(DEFAULT, '&quot;; [.B563]; &quot;', '&quot;; [.C563]; &quot;', '&quot;; [.D563]; &quot;', '&quot;; [.E563]; &quot;', &quot;; [.F563]; &quot;, &quot;; [.G563]; &quot;, &quot;; [.H563]; &quot;, &quot;; [.I563]; &quot;, &quot;; [.J563]; &quot;, '&quot;; [.K563]; &quot;');&quot;)" office:value-type="string" office:string-value="INSERT INTO vehicle VALUES(DEFAULT, 'Buick', 'Special', 'zzmg-lm0', 'car', 25365, 0, 0, 562, 72, 'JN1CV6EK6DM925704');" calcext:value-type="string">
            <text:p>INSERT INTO vehicle VALUES(DEFAULT, 'Buick', 'Special', 'zzmg-lm0', 'car', 25365, 0, 0, 562, 72, 'JN1CV6EK6DM925704');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xpedition</text:p>
          </table:table-cell>
          <table:table-cell office:value-type="string" calcext:value-type="string">
            <text:p>im2h-2ml</text:p>
          </table:table-cell>
          <table:table-cell office:value-type="string" calcext:value-type="string">
            <text:p>car</text:p>
          </table:table-cell>
          <table:table-cell office:value-type="float" office:value="16491" calcext:value-type="float">
            <text:p>164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63" calcext:value-type="float">
            <text:p>5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V126MFK3F2604446</text:p>
          </table:table-cell>
          <table:table-cell table:formula="of:=COM.MICROSOFT.CONCAT(&quot;INSERT INTO vehicle VALUES(DEFAULT, '&quot;; [.B564]; &quot;', '&quot;; [.C564]; &quot;', '&quot;; [.D564]; &quot;', '&quot;; [.E564]; &quot;', &quot;; [.F564]; &quot;, &quot;; [.G564]; &quot;, &quot;; [.H564]; &quot;, &quot;; [.I564]; &quot;, &quot;; [.J564]; &quot;, '&quot;; [.K564]; &quot;');&quot;)" office:value-type="string" office:string-value="INSERT INTO vehicle VALUES(DEFAULT, 'Ford', 'Expedition', 'im2h-2ml', 'car', 16491, 0, 1, 563, 34, 'YV126MFK3F2604446');" calcext:value-type="string">
            <text:p>INSERT INTO vehicle VALUES(DEFAULT, 'Ford', 'Expedition', 'im2h-2ml', 'car', 16491, 0, 1, 563, 34, 'YV126MFK3F2604446');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Sienna</text:p>
          </table:table-cell>
          <table:table-cell office:value-type="string" calcext:value-type="string">
            <text:p>fWqw-eoz</text:p>
          </table:table-cell>
          <table:table-cell office:value-type="string" calcext:value-type="string">
            <text:p>car</text:p>
          </table:table-cell>
          <table:table-cell office:value-type="float" office:value="130517" calcext:value-type="float">
            <text:p>13051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1EY94L19D593116</text:p>
          </table:table-cell>
          <table:table-cell table:formula="of:=COM.MICROSOFT.CONCAT(&quot;INSERT INTO vehicle VALUES(DEFAULT, '&quot;; [.B565]; &quot;', '&quot;; [.C565]; &quot;', '&quot;; [.D565]; &quot;', '&quot;; [.E565]; &quot;', &quot;; [.F565]; &quot;, &quot;; [.G565]; &quot;, &quot;; [.H565]; &quot;, &quot;; [.I565]; &quot;, &quot;; [.J565]; &quot;, '&quot;; [.K565]; &quot;');&quot;)" office:value-type="string" office:string-value="INSERT INTO vehicle VALUES(DEFAULT, 'Toyota', 'Sienna', 'fWqw-eoz', 'car', 130517, 0, 0, 564, 2, 'WA1EY94L19D593116');" calcext:value-type="string">
            <text:p>INSERT INTO vehicle VALUES(DEFAULT, 'Toyota', 'Sienna', 'fWqw-eoz', 'car', 130517, 0, 0, 564, 2, 'WA1EY94L19D593116');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xpress 1500</text:p>
          </table:table-cell>
          <table:table-cell office:value-type="string" calcext:value-type="string">
            <text:p>jTBg-5Bk</text:p>
          </table:table-cell>
          <table:table-cell office:value-type="string" calcext:value-type="string">
            <text:p>car</text:p>
          </table:table-cell>
          <table:table-cell office:value-type="float" office:value="34395" calcext:value-type="float">
            <text:p>3439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D7CW2BK2AS131982</text:p>
          </table:table-cell>
          <table:table-cell table:formula="of:=COM.MICROSOFT.CONCAT(&quot;INSERT INTO vehicle VALUES(DEFAULT, '&quot;; [.B566]; &quot;', '&quot;; [.C566]; &quot;', '&quot;; [.D566]; &quot;', '&quot;; [.E566]; &quot;', &quot;; [.F566]; &quot;, &quot;; [.G566]; &quot;, &quot;; [.H566]; &quot;, &quot;; [.I566]; &quot;, &quot;; [.J566]; &quot;, '&quot;; [.K566]; &quot;');&quot;)" office:value-type="string" office:string-value="INSERT INTO vehicle VALUES(DEFAULT, 'Chevrolet', 'Express 1500', 'jTBg-5Bk', 'car', 34395, 1, 0, 565, 60, '1D7CW2BK2AS131982');" calcext:value-type="string">
            <text:p>INSERT INTO vehicle VALUES(DEFAULT, 'Chevrolet', 'Express 1500', 'jTBg-5Bk', 'car', 34395, 1, 0, 565, 60, '1D7CW2BK2AS131982');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ud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HM8-oXI</text:p>
          </table:table-cell>
          <table:table-cell office:value-type="string" calcext:value-type="string">
            <text:p>car</text:p>
          </table:table-cell>
          <table:table-cell office:value-type="float" office:value="139797" calcext:value-type="float">
            <text:p>13979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TEX1E88AF311838</text:p>
          </table:table-cell>
          <table:table-cell table:formula="of:=COM.MICROSOFT.CONCAT(&quot;INSERT INTO vehicle VALUES(DEFAULT, '&quot;; [.B567]; &quot;', '&quot;; [.C567]; &quot;', '&quot;; [.D567]; &quot;', '&quot;; [.E567]; &quot;', &quot;; [.F567]; &quot;, &quot;; [.G567]; &quot;, &quot;; [.H567]; &quot;, &quot;; [.I567]; &quot;, &quot;; [.J567]; &quot;, '&quot;; [.K567]; &quot;');&quot;)" office:value-type="string" office:string-value="INSERT INTO vehicle VALUES(DEFAULT, 'Audi', '200', 'tHM8-oXI', 'car', 139797, 0, 0, 566, 14, '1FTEX1E88AF311838');" calcext:value-type="string">
            <text:p>INSERT INTO vehicle VALUES(DEFAULT, 'Audi', '200', 'tHM8-oXI', 'car', 139797, 0, 0, 566, 14, '1FTEX1E88AF311838');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Infinit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vlw-lTp</text:p>
          </table:table-cell>
          <table:table-cell office:value-type="string" calcext:value-type="string">
            <text:p>car</text:p>
          </table:table-cell>
          <table:table-cell office:value-type="float" office:value="64599" calcext:value-type="float">
            <text:p>6459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67" calcext:value-type="float">
            <text:p>56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AUHGAFC5FN573992</text:p>
          </table:table-cell>
          <table:table-cell table:formula="of:=COM.MICROSOFT.CONCAT(&quot;INSERT INTO vehicle VALUES(DEFAULT, '&quot;; [.B568]; &quot;', '&quot;; [.C568]; &quot;', '&quot;; [.D568]; &quot;', '&quot;; [.E568]; &quot;', &quot;; [.F568]; &quot;, &quot;; [.G568]; &quot;, &quot;; [.H568]; &quot;, &quot;; [.I568]; &quot;, &quot;; [.J568]; &quot;, '&quot;; [.K568]; &quot;');&quot;)" office:value-type="string" office:string-value="INSERT INTO vehicle VALUES(DEFAULT, 'Infiniti', 'G', 'Mvlw-lTp', 'car', 64599, 1, 1, 567, 70, 'WAUHGAFC5FN573992');" calcext:value-type="string">
            <text:p>INSERT INTO vehicle VALUES(DEFAULT, 'Infiniti', 'G', 'Mvlw-lTp', 'car', 64599, 1, 1, 567, 70, 'WAUHGAFC5FN573992');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Q7lO-tPW</text:p>
          </table:table-cell>
          <table:table-cell office:value-type="string" calcext:value-type="string">
            <text:p>car</text:p>
          </table:table-cell>
          <table:table-cell office:value-type="float" office:value="57120" calcext:value-type="float">
            <text:p>5712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68" calcext:value-type="float">
            <text:p>5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M3KE2BE1E0583336</text:p>
          </table:table-cell>
          <table:table-cell table:formula="of:=COM.MICROSOFT.CONCAT(&quot;INSERT INTO vehicle VALUES(DEFAULT, '&quot;; [.B569]; &quot;', '&quot;; [.C569]; &quot;', '&quot;; [.D569]; &quot;', '&quot;; [.E569]; &quot;', &quot;; [.F569]; &quot;, &quot;; [.G569]; &quot;, &quot;; [.H569]; &quot;, &quot;; [.I569]; &quot;, &quot;; [.J569]; &quot;, '&quot;; [.K569]; &quot;');&quot;)" office:value-type="string" office:string-value="INSERT INTO vehicle VALUES(DEFAULT, 'Austin', 'Mini', 'Q7lO-tPW', 'car', 57120, 1, 1, 568, 48, 'JM3KE2BE1E0583336');" calcext:value-type="string">
            <text:p>INSERT INTO vehicle VALUES(DEFAULT, 'Austin', 'Mini', 'Q7lO-tPW', 'car', 57120, 1, 1, 568, 48, 'JM3KE2BE1E0583336');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qRQv-h8W</text:p>
          </table:table-cell>
          <table:table-cell office:value-type="string" calcext:value-type="string">
            <text:p>car</text:p>
          </table:table-cell>
          <table:table-cell office:value-type="float" office:value="98186" calcext:value-type="float">
            <text:p>9818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UVT68E85A968720</text:p>
          </table:table-cell>
          <table:table-cell table:formula="of:=COM.MICROSOFT.CONCAT(&quot;INSERT INTO vehicle VALUES(DEFAULT, '&quot;; [.B570]; &quot;', '&quot;; [.C570]; &quot;', '&quot;; [.D570]; &quot;', '&quot;; [.E570]; &quot;', &quot;; [.F570]; &quot;, &quot;; [.G570]; &quot;, &quot;; [.H570]; &quot;, &quot;; [.I570]; &quot;, &quot;; [.J570]; &quot;, '&quot;; [.K570]; &quot;');&quot;)" office:value-type="string" office:string-value="INSERT INTO vehicle VALUES(DEFAULT, 'Dodge', 'Charger', 'qRQv-h8W', 'car', 98186, 1, 0, 569, 7, 'WAUVT68E85A968720');" calcext:value-type="string">
            <text:p>INSERT INTO vehicle VALUES(DEFAULT, 'Dodge', 'Charger', 'qRQv-h8W', 'car', 98186, 1, 0, 569, 7, 'WAUVT68E85A968720');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Maxima</text:p>
          </table:table-cell>
          <table:table-cell office:value-type="string" calcext:value-type="string">
            <text:p>U5iB-qsK</text:p>
          </table:table-cell>
          <table:table-cell office:value-type="string" calcext:value-type="string">
            <text:p>car</text:p>
          </table:table-cell>
          <table:table-cell office:value-type="float" office:value="108622" calcext:value-type="float">
            <text:p>10862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BALW7C58CC691032</text:p>
          </table:table-cell>
          <table:table-cell table:formula="of:=COM.MICROSOFT.CONCAT(&quot;INSERT INTO vehicle VALUES(DEFAULT, '&quot;; [.B571]; &quot;', '&quot;; [.C571]; &quot;', '&quot;; [.D571]; &quot;', '&quot;; [.E571]; &quot;', &quot;; [.F571]; &quot;, &quot;; [.G571]; &quot;, &quot;; [.H571]; &quot;, &quot;; [.I571]; &quot;, &quot;; [.J571]; &quot;, '&quot;; [.K571]; &quot;');&quot;)" office:value-type="string" office:string-value="INSERT INTO vehicle VALUES(DEFAULT, 'Nissan', 'Maxima', 'U5iB-qsK', 'car', 108622, 0, 0, 570, 59, 'WBALW7C58CC691032');" calcext:value-type="string">
            <text:p>INSERT INTO vehicle VALUES(DEFAULT, 'Nissan', 'Maxima', 'U5iB-qsK', 'car', 108622, 0, 0, 570, 59, 'WBALW7C58CC691032');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Rodeo</text:p>
          </table:table-cell>
          <table:table-cell office:value-type="string" calcext:value-type="string">
            <text:p>1u7c-ky1</text:p>
          </table:table-cell>
          <table:table-cell office:value-type="string" calcext:value-type="string">
            <text:p>car</text:p>
          </table:table-cell>
          <table:table-cell office:value-type="float" office:value="74153" calcext:value-type="float">
            <text:p>741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D7TT2CT0BG856716</text:p>
          </table:table-cell>
          <table:table-cell table:formula="of:=COM.MICROSOFT.CONCAT(&quot;INSERT INTO vehicle VALUES(DEFAULT, '&quot;; [.B572]; &quot;', '&quot;; [.C572]; &quot;', '&quot;; [.D572]; &quot;', '&quot;; [.E572]; &quot;', &quot;; [.F572]; &quot;, &quot;; [.G572]; &quot;, &quot;; [.H572]; &quot;, &quot;; [.I572]; &quot;, &quot;; [.J572]; &quot;, '&quot;; [.K572]; &quot;');&quot;)" office:value-type="string" office:string-value="INSERT INTO vehicle VALUES(DEFAULT, 'Isuzu', 'Rodeo', '1u7c-ky1', 'car', 74153, 0, 1, 571, 21, '3D7TT2CT0BG856716');" calcext:value-type="string">
            <text:p>INSERT INTO vehicle VALUES(DEFAULT, 'Isuzu', 'Rodeo', '1u7c-ky1', 'car', 74153, 0, 1, 571, 21, '3D7TT2CT0BG856716');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uburban 2500</text:p>
          </table:table-cell>
          <table:table-cell office:value-type="string" calcext:value-type="string">
            <text:p>HKes-59p</text:p>
          </table:table-cell>
          <table:table-cell office:value-type="string" calcext:value-type="string">
            <text:p>car</text:p>
          </table:table-cell>
          <table:table-cell office:value-type="float" office:value="145355" calcext:value-type="float">
            <text:p>14535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3CCBBB6CN453159</text:p>
          </table:table-cell>
          <table:table-cell table:formula="of:=COM.MICROSOFT.CONCAT(&quot;INSERT INTO vehicle VALUES(DEFAULT, '&quot;; [.B573]; &quot;', '&quot;; [.C573]; &quot;', '&quot;; [.D573]; &quot;', '&quot;; [.E573]; &quot;', &quot;; [.F573]; &quot;, &quot;; [.G573]; &quot;, &quot;; [.H573]; &quot;, &quot;; [.I573]; &quot;, &quot;; [.J573]; &quot;, '&quot;; [.K573]; &quot;');&quot;)" office:value-type="string" office:string-value="INSERT INTO vehicle VALUES(DEFAULT, 'GMC', 'Suburban 2500', 'HKes-59p', 'car', 145355, 1, 1, 572, 44, '1C3CCBBB6CN453159');" calcext:value-type="string">
            <text:p>INSERT INTO vehicle VALUES(DEFAULT, 'GMC', 'Suburban 2500', 'HKes-59p', 'car', 145355, 1, 1, 572, 44, '1C3CCBBB6CN453159');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LeMans</text:p>
          </table:table-cell>
          <table:table-cell office:value-type="string" calcext:value-type="string">
            <text:p>u5nP-39D</text:p>
          </table:table-cell>
          <table:table-cell office:value-type="string" calcext:value-type="string">
            <text:p>car</text:p>
          </table:table-cell>
          <table:table-cell office:value-type="float" office:value="18496" calcext:value-type="float">
            <text:p>1849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A4JM2AS7AE186363</text:p>
          </table:table-cell>
          <table:table-cell table:formula="of:=COM.MICROSOFT.CONCAT(&quot;INSERT INTO vehicle VALUES(DEFAULT, '&quot;; [.B574]; &quot;', '&quot;; [.C574]; &quot;', '&quot;; [.D574]; &quot;', '&quot;; [.E574]; &quot;', &quot;; [.F574]; &quot;, &quot;; [.G574]; &quot;, &quot;; [.H574]; &quot;, &quot;; [.I574]; &quot;, &quot;; [.J574]; &quot;, '&quot;; [.K574]; &quot;');&quot;)" office:value-type="string" office:string-value="INSERT INTO vehicle VALUES(DEFAULT, 'Pontiac', 'LeMans', 'u5nP-39D', 'car', 18496, 1, 1, 573, 13, '4A4JM2AS7AE186363');" calcext:value-type="string">
            <text:p>INSERT INTO vehicle VALUES(DEFAULT, 'Pontiac', 'LeMans', 'u5nP-39D', 'car', 18496, 1, 1, 573, 13, '4A4JM2AS7AE186363');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Firebird</text:p>
          </table:table-cell>
          <table:table-cell office:value-type="string" calcext:value-type="string">
            <text:p>QWZx-OOb</text:p>
          </table:table-cell>
          <table:table-cell office:value-type="string" calcext:value-type="string">
            <text:p>car</text:p>
          </table:table-cell>
          <table:table-cell office:value-type="float" office:value="106393" calcext:value-type="float">
            <text:p>10639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G6DF8E51D0704672</text:p>
          </table:table-cell>
          <table:table-cell table:formula="of:=COM.MICROSOFT.CONCAT(&quot;INSERT INTO vehicle VALUES(DEFAULT, '&quot;; [.B575]; &quot;', '&quot;; [.C575]; &quot;', '&quot;; [.D575]; &quot;', '&quot;; [.E575]; &quot;', &quot;; [.F575]; &quot;, &quot;; [.G575]; &quot;, &quot;; [.H575]; &quot;, &quot;; [.I575]; &quot;, &quot;; [.J575]; &quot;, '&quot;; [.K575]; &quot;');&quot;)" office:value-type="string" office:string-value="INSERT INTO vehicle VALUES(DEFAULT, 'Pontiac', 'Firebird', 'QWZx-OOb', 'car', 106393, 0, 0, 574, 50, '1G6DF8E51D0704672');" calcext:value-type="string">
            <text:p>INSERT INTO vehicle VALUES(DEFAULT, 'Pontiac', 'Firebird', 'QWZx-OOb', 'car', 106393, 0, 0, 574, 50, '1G6DF8E51D0704672');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string" calcext:value-type="string">
            <text:p>Zqys-q1R</text:p>
          </table:table-cell>
          <table:table-cell office:value-type="string" calcext:value-type="string">
            <text:p>car</text:p>
          </table:table-cell>
          <table:table-cell office:value-type="float" office:value="53904" calcext:value-type="float">
            <text:p>539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HGCR2E36FA520032</text:p>
          </table:table-cell>
          <table:table-cell table:formula="of:=COM.MICROSOFT.CONCAT(&quot;INSERT INTO vehicle VALUES(DEFAULT, '&quot;; [.B576]; &quot;', '&quot;; [.C576]; &quot;', '&quot;; [.D576]; &quot;', '&quot;; [.E576]; &quot;', &quot;; [.F576]; &quot;, &quot;; [.G576]; &quot;, &quot;; [.H576]; &quot;, &quot;; [.I576]; &quot;, &quot;; [.J576]; &quot;, '&quot;; [.K576]; &quot;');&quot;)" office:value-type="string" office:string-value="INSERT INTO vehicle VALUES(DEFAULT, 'Dodge', 'Intrepid', 'Zqys-q1R', 'car', 53904, 1, 0, 575, 22, '1HGCR2E36FA520032');" calcext:value-type="string">
            <text:p>INSERT INTO vehicle VALUES(DEFAULT, 'Dodge', 'Intrepid', 'Zqys-q1R', 'car', 53904, 1, 0, 575, 22, '1HGCR2E36FA520032');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UWRr-M7U</text:p>
          </table:table-cell>
          <table:table-cell office:value-type="string" calcext:value-type="string">
            <text:p>car</text:p>
          </table:table-cell>
          <table:table-cell office:value-type="float" office:value="116631" calcext:value-type="float">
            <text:p>1166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TDBT4K39A1650925</text:p>
          </table:table-cell>
          <table:table-cell table:formula="of:=COM.MICROSOFT.CONCAT(&quot;INSERT INTO vehicle VALUES(DEFAULT, '&quot;; [.B577]; &quot;', '&quot;; [.C577]; &quot;', '&quot;; [.D577]; &quot;', '&quot;; [.E577]; &quot;', &quot;; [.F577]; &quot;, &quot;; [.G577]; &quot;, &quot;; [.H577]; &quot;, &quot;; [.I577]; &quot;, &quot;; [.J577]; &quot;, '&quot;; [.K577]; &quot;');&quot;)" office:value-type="string" office:string-value="INSERT INTO vehicle VALUES(DEFAULT, 'Ford', 'Laser', 'UWRr-M7U', 'car', 116631, 1, 0, 576, 35, 'JTDBT4K39A1650925');" calcext:value-type="string">
            <text:p>INSERT INTO vehicle VALUES(DEFAULT, 'Ford', 'Laser', 'UWRr-M7U', 'car', 116631, 1, 0, 576, 35, 'JTDBT4K39A1650925');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Town and Country</text:p>
          </table:table-cell>
          <table:table-cell office:value-type="string" calcext:value-type="string">
            <text:p>cCqT-fym</text:p>
          </table:table-cell>
          <table:table-cell office:value-type="string" calcext:value-type="string">
            <text:p>car</text:p>
          </table:table-cell>
          <table:table-cell office:value-type="float" office:value="20690" calcext:value-type="float">
            <text:p>206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AUBF98E48A928232</text:p>
          </table:table-cell>
          <table:table-cell table:formula="of:=COM.MICROSOFT.CONCAT(&quot;INSERT INTO vehicle VALUES(DEFAULT, '&quot;; [.B578]; &quot;', '&quot;; [.C578]; &quot;', '&quot;; [.D578]; &quot;', '&quot;; [.E578]; &quot;', &quot;; [.F578]; &quot;, &quot;; [.G578]; &quot;, &quot;; [.H578]; &quot;, &quot;; [.I578]; &quot;, &quot;; [.J578]; &quot;, '&quot;; [.K578]; &quot;');&quot;)" office:value-type="string" office:string-value="INSERT INTO vehicle VALUES(DEFAULT, 'Chrysler', 'Town and Country', 'cCqT-fym', 'car', 20690, 1, 0, 577, 29, 'WAUBF98E48A928232');" calcext:value-type="string">
            <text:p>INSERT INTO vehicle VALUES(DEFAULT, 'Chrysler', 'Town and Country', 'cCqT-fym', 'car', 20690, 1, 0, 577, 29, 'WAUBF98E48A928232');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mry Solara</text:p>
          </table:table-cell>
          <table:table-cell office:value-type="string" calcext:value-type="string">
            <text:p>xrkS-HnT</text:p>
          </table:table-cell>
          <table:table-cell office:value-type="string" calcext:value-type="string">
            <text:p>car</text:p>
          </table:table-cell>
          <table:table-cell office:value-type="float" office:value="121021" calcext:value-type="float">
            <text:p>1210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GYS3BEF1CR178647</text:p>
          </table:table-cell>
          <table:table-cell table:formula="of:=COM.MICROSOFT.CONCAT(&quot;INSERT INTO vehicle VALUES(DEFAULT, '&quot;; [.B579]; &quot;', '&quot;; [.C579]; &quot;', '&quot;; [.D579]; &quot;', '&quot;; [.E579]; &quot;', &quot;; [.F579]; &quot;, &quot;; [.G579]; &quot;, &quot;; [.H579]; &quot;, &quot;; [.I579]; &quot;, &quot;; [.J579]; &quot;, '&quot;; [.K579]; &quot;');&quot;)" office:value-type="string" office:string-value="INSERT INTO vehicle VALUES(DEFAULT, 'Toyota', 'Camry Solara', 'xrkS-HnT', 'car', 121021, 0, 1, 578, 50, '1GYS3BEF1CR178647');" calcext:value-type="string">
            <text:p>INSERT INTO vehicle VALUES(DEFAULT, 'Toyota', 'Camry Solara', 'xrkS-HnT', 'car', 121021, 0, 1, 578, 50, '1GYS3BEF1CR178647');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aprice</text:p>
          </table:table-cell>
          <table:table-cell office:value-type="string" calcext:value-type="string">
            <text:p>2UQv-zLV</text:p>
          </table:table-cell>
          <table:table-cell office:value-type="string" calcext:value-type="string">
            <text:p>car</text:p>
          </table:table-cell>
          <table:table-cell office:value-type="float" office:value="13217" calcext:value-type="float">
            <text:p>1321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FMEU5BE5AU967190</text:p>
          </table:table-cell>
          <table:table-cell table:formula="of:=COM.MICROSOFT.CONCAT(&quot;INSERT INTO vehicle VALUES(DEFAULT, '&quot;; [.B580]; &quot;', '&quot;; [.C580]; &quot;', '&quot;; [.D580]; &quot;', '&quot;; [.E580]; &quot;', &quot;; [.F580]; &quot;, &quot;; [.G580]; &quot;, &quot;; [.H580]; &quot;, &quot;; [.I580]; &quot;, &quot;; [.J580]; &quot;, '&quot;; [.K580]; &quot;');&quot;)" office:value-type="string" office:string-value="INSERT INTO vehicle VALUES(DEFAULT, 'Chevrolet', 'Caprice', '2UQv-zLV', 'car', 13217, 0, 0, 579, 42, '1FMEU5BE5AU967190');" calcext:value-type="string">
            <text:p>INSERT INTO vehicle VALUES(DEFAULT, 'Chevrolet', 'Caprice', '2UQv-zLV', 'car', 13217, 0, 0, 579, 42, '1FMEU5BE5AU967190');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illenia</text:p>
          </table:table-cell>
          <table:table-cell office:value-type="string" calcext:value-type="string">
            <text:p>yxUj-THD</text:p>
          </table:table-cell>
          <table:table-cell office:value-type="string" calcext:value-type="string">
            <text:p>car</text:p>
          </table:table-cell>
          <table:table-cell office:value-type="float" office:value="56062" calcext:value-type="float">
            <text:p>5606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AUMK98K59N634066</text:p>
          </table:table-cell>
          <table:table-cell table:formula="of:=COM.MICROSOFT.CONCAT(&quot;INSERT INTO vehicle VALUES(DEFAULT, '&quot;; [.B581]; &quot;', '&quot;; [.C581]; &quot;', '&quot;; [.D581]; &quot;', '&quot;; [.E581]; &quot;', &quot;; [.F581]; &quot;, &quot;; [.G581]; &quot;, &quot;; [.H581]; &quot;, &quot;; [.I581]; &quot;, &quot;; [.J581]; &quot;, '&quot;; [.K581]; &quot;');&quot;)" office:value-type="string" office:string-value="INSERT INTO vehicle VALUES(DEFAULT, 'Mazda', 'Millenia', 'yxUj-THD', 'car', 56062, 1, 0, 580, 63, 'WAUMK98K59N634066');" calcext:value-type="string">
            <text:p>INSERT INTO vehicle VALUES(DEFAULT, 'Mazda', 'Millenia', 'yxUj-THD', 'car', 56062, 1, 0, 580, 63, 'WAUMK98K59N634066');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1500 Club Coupe</text:p>
          </table:table-cell>
          <table:table-cell office:value-type="string" calcext:value-type="string">
            <text:p>CmpC-fgB</text:p>
          </table:table-cell>
          <table:table-cell office:value-type="string" calcext:value-type="string">
            <text:p>car</text:p>
          </table:table-cell>
          <table:table-cell office:value-type="float" office:value="20513" calcext:value-type="float">
            <text:p>205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BAAV53431F562083</text:p>
          </table:table-cell>
          <table:table-cell table:formula="of:=COM.MICROSOFT.CONCAT(&quot;INSERT INTO vehicle VALUES(DEFAULT, '&quot;; [.B582]; &quot;', '&quot;; [.C582]; &quot;', '&quot;; [.D582]; &quot;', '&quot;; [.E582]; &quot;', &quot;; [.F582]; &quot;, &quot;; [.G582]; &quot;, &quot;; [.H582]; &quot;, &quot;; [.I582]; &quot;, &quot;; [.J582]; &quot;, '&quot;; [.K582]; &quot;');&quot;)" office:value-type="string" office:string-value="INSERT INTO vehicle VALUES(DEFAULT, 'GMC', '1500 Club Coupe', 'CmpC-fgB', 'car', 20513, 1, 0, 581, 33, 'WBAAV53431F562083');" calcext:value-type="string">
            <text:p>INSERT INTO vehicle VALUES(DEFAULT, 'GMC', '1500 Club Coupe', 'CmpC-fgB', 'car', 20513, 1, 0, 581, 33, 'WBAAV53431F562083');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Countach</text:p>
          </table:table-cell>
          <table:table-cell office:value-type="string" calcext:value-type="string">
            <text:p>2cMD-ScH</text:p>
          </table:table-cell>
          <table:table-cell office:value-type="string" calcext:value-type="string">
            <text:p>car</text:p>
          </table:table-cell>
          <table:table-cell office:value-type="float" office:value="97359" calcext:value-type="float">
            <text:p>9735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GKKRNED5CJ429855</text:p>
          </table:table-cell>
          <table:table-cell table:formula="of:=COM.MICROSOFT.CONCAT(&quot;INSERT INTO vehicle VALUES(DEFAULT, '&quot;; [.B583]; &quot;', '&quot;; [.C583]; &quot;', '&quot;; [.D583]; &quot;', '&quot;; [.E583]; &quot;', &quot;; [.F583]; &quot;, &quot;; [.G583]; &quot;, &quot;; [.H583]; &quot;, &quot;; [.I583]; &quot;, &quot;; [.J583]; &quot;, '&quot;; [.K583]; &quot;');&quot;)" office:value-type="string" office:string-value="INSERT INTO vehicle VALUES(DEFAULT, 'Lamborghini', 'Countach', '2cMD-ScH', 'car', 97359, 1, 0, 582, 26, '1GKKRNED5CJ429855');" calcext:value-type="string">
            <text:p>INSERT INTO vehicle VALUES(DEFAULT, 'Lamborghini', 'Countach', '2cMD-ScH', 'car', 97359, 1, 0, 582, 26, '1GKKRNED5CJ429855');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NegT-kPS</text:p>
          </table:table-cell>
          <table:table-cell office:value-type="string" calcext:value-type="string">
            <text:p>car</text:p>
          </table:table-cell>
          <table:table-cell office:value-type="float" office:value="141756" calcext:value-type="float">
            <text:p>14175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N6AF0LX0FN955143</text:p>
          </table:table-cell>
          <table:table-cell table:formula="of:=COM.MICROSOFT.CONCAT(&quot;INSERT INTO vehicle VALUES(DEFAULT, '&quot;; [.B584]; &quot;', '&quot;; [.C584]; &quot;', '&quot;; [.D584]; &quot;', '&quot;; [.E584]; &quot;', &quot;; [.F584]; &quot;, &quot;; [.G584]; &quot;, &quot;; [.H584]; &quot;, &quot;; [.I584]; &quot;, &quot;; [.J584]; &quot;, '&quot;; [.K584]; &quot;');&quot;)" office:value-type="string" office:string-value="INSERT INTO vehicle VALUES(DEFAULT, 'MINI', 'Cooper', 'NegT-kPS', 'car', 141756, 0, 0, 583, 75, '1N6AF0LX0FN955143');" calcext:value-type="string">
            <text:p>INSERT INTO vehicle VALUES(DEFAULT, 'MINI', 'Cooper', 'NegT-kPS', 'car', 141756, 0, 0, 583, 75, '1N6AF0LX0FN955143');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240SX</text:p>
          </table:table-cell>
          <table:table-cell office:value-type="string" calcext:value-type="string">
            <text:p>JkiD-gfj</text:p>
          </table:table-cell>
          <table:table-cell office:value-type="string" calcext:value-type="string">
            <text:p>car</text:p>
          </table:table-cell>
          <table:table-cell office:value-type="float" office:value="93090" calcext:value-type="float">
            <text:p>9309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BAUN93569V804914</text:p>
          </table:table-cell>
          <table:table-cell table:formula="of:=COM.MICROSOFT.CONCAT(&quot;INSERT INTO vehicle VALUES(DEFAULT, '&quot;; [.B585]; &quot;', '&quot;; [.C585]; &quot;', '&quot;; [.D585]; &quot;', '&quot;; [.E585]; &quot;', &quot;; [.F585]; &quot;, &quot;; [.G585]; &quot;, &quot;; [.H585]; &quot;, &quot;; [.I585]; &quot;, &quot;; [.J585]; &quot;, '&quot;; [.K585]; &quot;');&quot;)" office:value-type="string" office:string-value="INSERT INTO vehicle VALUES(DEFAULT, 'Nissan', '240SX', 'JkiD-gfj', 'car', 93090, 1, 1, 584, 63, 'WBAUN93569V804914');" calcext:value-type="string">
            <text:p>INSERT INTO vehicle VALUES(DEFAULT, 'Nissan', '240SX', 'JkiD-gfj', 'car', 93090, 1, 1, 584, 63, 'WBAUN93569V804914');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Mazda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6djc-vnV</text:p>
          </table:table-cell>
          <table:table-cell office:value-type="string" calcext:value-type="string">
            <text:p>car</text:p>
          </table:table-cell>
          <table:table-cell office:value-type="float" office:value="31533" calcext:value-type="float">
            <text:p>315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UVC68E82A726280</text:p>
          </table:table-cell>
          <table:table-cell table:formula="of:=COM.MICROSOFT.CONCAT(&quot;INSERT INTO vehicle VALUES(DEFAULT, '&quot;; [.B586]; &quot;', '&quot;; [.C586]; &quot;', '&quot;; [.D586]; &quot;', '&quot;; [.E586]; &quot;', &quot;; [.F586]; &quot;, &quot;; [.G586]; &quot;, &quot;; [.H586]; &quot;, &quot;; [.I586]; &quot;, &quot;; [.J586]; &quot;, '&quot;; [.K586]; &quot;');&quot;)" office:value-type="string" office:string-value="INSERT INTO vehicle VALUES(DEFAULT, 'Mazda', '929', '6djc-vnV', 'car', 31533, 0, 1, 585, 50, 'WAUVC68E82A726280');" calcext:value-type="string">
            <text:p>INSERT INTO vehicle VALUES(DEFAULT, 'Mazda', '929', '6djc-vnV', 'car', 31533, 0, 1, 585, 50, 'WAUVC68E82A726280');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20gh-640</text:p>
          </table:table-cell>
          <table:table-cell office:value-type="string" calcext:value-type="string">
            <text:p>car</text:p>
          </table:table-cell>
          <table:table-cell office:value-type="float" office:value="145467" calcext:value-type="float">
            <text:p>14546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HNYD18864H222593</text:p>
          </table:table-cell>
          <table:table-cell table:formula="of:=COM.MICROSOFT.CONCAT(&quot;INSERT INTO vehicle VALUES(DEFAULT, '&quot;; [.B587]; &quot;', '&quot;; [.C587]; &quot;', '&quot;; [.D587]; &quot;', '&quot;; [.E587]; &quot;', &quot;; [.F587]; &quot;, &quot;; [.G587]; &quot;, &quot;; [.H587]; &quot;, &quot;; [.I587]; &quot;, &quot;; [.J587]; &quot;, '&quot;; [.K587]; &quot;');&quot;)" office:value-type="string" office:string-value="INSERT INTO vehicle VALUES(DEFAULT, 'Chrysler', 'LHS', '20gh-640', 'car', 145467, 0, 0, 586, 51, '2HNYD18864H222593');" calcext:value-type="string">
            <text:p>INSERT INTO vehicle VALUES(DEFAULT, 'Chrysler', 'LHS', '20gh-640', 'car', 145467, 0, 0, 586, 51, '2HNYD18864H222593');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Grand Marquis</text:p>
          </table:table-cell>
          <table:table-cell office:value-type="string" calcext:value-type="string">
            <text:p>rzIh-vmR</text:p>
          </table:table-cell>
          <table:table-cell office:value-type="string" calcext:value-type="string">
            <text:p>car</text:p>
          </table:table-cell>
          <table:table-cell office:value-type="float" office:value="133147" calcext:value-type="float">
            <text:p>13314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FAHP3E2XCL824669</text:p>
          </table:table-cell>
          <table:table-cell table:formula="of:=COM.MICROSOFT.CONCAT(&quot;INSERT INTO vehicle VALUES(DEFAULT, '&quot;; [.B588]; &quot;', '&quot;; [.C588]; &quot;', '&quot;; [.D588]; &quot;', '&quot;; [.E588]; &quot;', &quot;; [.F588]; &quot;, &quot;; [.G588]; &quot;, &quot;; [.H588]; &quot;, &quot;; [.I588]; &quot;, &quot;; [.J588]; &quot;, '&quot;; [.K588]; &quot;');&quot;)" office:value-type="string" office:string-value="INSERT INTO vehicle VALUES(DEFAULT, 'Mercury', 'Grand Marquis', 'rzIh-vmR', 'car', 133147, 0, 0, 587, 60, '1FAHP3E2XCL824669');" calcext:value-type="string">
            <text:p>INSERT INTO vehicle VALUES(DEFAULT, 'Mercury', 'Grand Marquis', 'rzIh-vmR', 'car', 133147, 0, 0, 587, 60, '1FAHP3E2XCL824669');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ommander</text:p>
          </table:table-cell>
          <table:table-cell office:value-type="string" calcext:value-type="string">
            <text:p>hAqs-qEa</text:p>
          </table:table-cell>
          <table:table-cell office:value-type="string" calcext:value-type="string">
            <text:p>car</text:p>
          </table:table-cell>
          <table:table-cell office:value-type="float" office:value="80124" calcext:value-type="float">
            <text:p>801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HGCP2E82AA727205</text:p>
          </table:table-cell>
          <table:table-cell table:formula="of:=COM.MICROSOFT.CONCAT(&quot;INSERT INTO vehicle VALUES(DEFAULT, '&quot;; [.B589]; &quot;', '&quot;; [.C589]; &quot;', '&quot;; [.D589]; &quot;', '&quot;; [.E589]; &quot;', &quot;; [.F589]; &quot;, &quot;; [.G589]; &quot;, &quot;; [.H589]; &quot;, &quot;; [.I589]; &quot;, &quot;; [.J589]; &quot;, '&quot;; [.K589]; &quot;');&quot;)" office:value-type="string" office:string-value="INSERT INTO vehicle VALUES(DEFAULT, 'Jeep', 'Commander', 'hAqs-qEa', 'car', 80124, 0, 1, 588, 26, '1HGCP2E82AA727205');" calcext:value-type="string">
            <text:p>INSERT INTO vehicle VALUES(DEFAULT, 'Jeep', 'Commander', 'hAqs-qEa', 'car', 80124, 0, 1, 588, 26, '1HGCP2E82AA727205');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Continental GTC</text:p>
          </table:table-cell>
          <table:table-cell office:value-type="string" calcext:value-type="string">
            <text:p>7xAz-4PS</text:p>
          </table:table-cell>
          <table:table-cell office:value-type="string" calcext:value-type="string">
            <text:p>car</text:p>
          </table:table-cell>
          <table:table-cell office:value-type="float" office:value="123696" calcext:value-type="float">
            <text:p>1236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AUAFAFH5BN991530</text:p>
          </table:table-cell>
          <table:table-cell table:formula="of:=COM.MICROSOFT.CONCAT(&quot;INSERT INTO vehicle VALUES(DEFAULT, '&quot;; [.B590]; &quot;', '&quot;; [.C590]; &quot;', '&quot;; [.D590]; &quot;', '&quot;; [.E590]; &quot;', &quot;; [.F590]; &quot;, &quot;; [.G590]; &quot;, &quot;; [.H590]; &quot;, &quot;; [.I590]; &quot;, &quot;; [.J590]; &quot;, '&quot;; [.K590]; &quot;');&quot;)" office:value-type="string" office:string-value="INSERT INTO vehicle VALUES(DEFAULT, 'Bentley', 'Continental GTC', '7xAz-4PS', 'car', 123696, 0, 1, 589, 37, 'WAUAFAFH5BN991530');" calcext:value-type="string">
            <text:p>INSERT INTO vehicle VALUES(DEFAULT, 'Bentley', 'Continental GTC', '7xAz-4PS', 'car', 123696, 0, 1, 589, 37, 'WAUAFAFH5BN991530');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sjkQ-nnp</text:p>
          </table:table-cell>
          <table:table-cell office:value-type="string" calcext:value-type="string">
            <text:p>car</text:p>
          </table:table-cell>
          <table:table-cell office:value-type="float" office:value="16917" calcext:value-type="float">
            <text:p>169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LMHJ5AT3EB164242</text:p>
          </table:table-cell>
          <table:table-cell table:formula="of:=COM.MICROSOFT.CONCAT(&quot;INSERT INTO vehicle VALUES(DEFAULT, '&quot;; [.B591]; &quot;', '&quot;; [.C591]; &quot;', '&quot;; [.D591]; &quot;', '&quot;; [.E591]; &quot;', &quot;; [.F591]; &quot;, &quot;; [.G591]; &quot;, &quot;; [.H591]; &quot;, &quot;; [.I591]; &quot;, &quot;; [.J591]; &quot;, '&quot;; [.K591]; &quot;');&quot;)" office:value-type="string" office:string-value="INSERT INTO vehicle VALUES(DEFAULT, 'Ford', 'Explorer', 'sjkQ-nnp', 'car', 16917, 1, 0, 590, 66, '2LMHJ5AT3EB164242');" calcext:value-type="string">
            <text:p>INSERT INTO vehicle VALUES(DEFAULT, 'Ford', 'Explorer', 'sjkQ-nnp', 'car', 16917, 1, 0, 590, 66, '2LMHJ5AT3EB164242');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GT500</text:p>
          </table:table-cell>
          <table:table-cell office:value-type="string" calcext:value-type="string">
            <text:p>8DM5-D5R</text:p>
          </table:table-cell>
          <table:table-cell office:value-type="string" calcext:value-type="string">
            <text:p>car</text:p>
          </table:table-cell>
          <table:table-cell office:value-type="float" office:value="46613" calcext:value-type="float">
            <text:p>466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UXKS4C56E0676539</text:p>
          </table:table-cell>
          <table:table-cell table:formula="of:=COM.MICROSOFT.CONCAT(&quot;INSERT INTO vehicle VALUES(DEFAULT, '&quot;; [.B592]; &quot;', '&quot;; [.C592]; &quot;', '&quot;; [.D592]; &quot;', '&quot;; [.E592]; &quot;', &quot;; [.F592]; &quot;, &quot;; [.G592]; &quot;, &quot;; [.H592]; &quot;, &quot;; [.I592]; &quot;, &quot;; [.J592]; &quot;, '&quot;; [.K592]; &quot;');&quot;)" office:value-type="string" office:string-value="INSERT INTO vehicle VALUES(DEFAULT, 'Ford', 'GT500', '8DM5-D5R', 'car', 46613, 0, 1, 591, 48, '5UXKS4C56E0676539');" calcext:value-type="string">
            <text:p>INSERT INTO vehicle VALUES(DEFAULT, 'Ford', 'GT500', '8DM5-D5R', 'car', 46613, 0, 1, 591, 48, '5UXKS4C56E0676539');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portvan G30</text:p>
          </table:table-cell>
          <table:table-cell office:value-type="string" calcext:value-type="string">
            <text:p>vjYX-qKk</text:p>
          </table:table-cell>
          <table:table-cell office:value-type="string" calcext:value-type="string">
            <text:p>car</text:p>
          </table:table-cell>
          <table:table-cell office:value-type="float" office:value="67135" calcext:value-type="float">
            <text:p>671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BA3B1G59EN802889</text:p>
          </table:table-cell>
          <table:table-cell table:formula="of:=COM.MICROSOFT.CONCAT(&quot;INSERT INTO vehicle VALUES(DEFAULT, '&quot;; [.B593]; &quot;', '&quot;; [.C593]; &quot;', '&quot;; [.D593]; &quot;', '&quot;; [.E593]; &quot;', &quot;; [.F593]; &quot;, &quot;; [.G593]; &quot;, &quot;; [.H593]; &quot;, &quot;; [.I593]; &quot;, &quot;; [.J593]; &quot;, '&quot;; [.K593]; &quot;');&quot;)" office:value-type="string" office:string-value="INSERT INTO vehicle VALUES(DEFAULT, 'Chevrolet', 'Sportvan G30', 'vjYX-qKk', 'car', 67135, 1, 0, 592, 46, 'WBA3B1G59EN802889');" calcext:value-type="string">
            <text:p>INSERT INTO vehicle VALUES(DEFAULT, 'Chevrolet', 'Sportvan G30', 'vjYX-qKk', 'car', 67135, 1, 0, 592, 46, 'WBA3B1G59EN802889');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 Series</text:p>
          </table:table-cell>
          <table:table-cell office:value-type="string" calcext:value-type="string">
            <text:p>VBcD-RyN</text:p>
          </table:table-cell>
          <table:table-cell office:value-type="string" calcext:value-type="string">
            <text:p>car</text:p>
          </table:table-cell>
          <table:table-cell office:value-type="float" office:value="35826" calcext:value-type="float">
            <text:p>3582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BA3B3C59EJ198821</text:p>
          </table:table-cell>
          <table:table-cell table:formula="of:=COM.MICROSOFT.CONCAT(&quot;INSERT INTO vehicle VALUES(DEFAULT, '&quot;; [.B594]; &quot;', '&quot;; [.C594]; &quot;', '&quot;; [.D594]; &quot;', '&quot;; [.E594]; &quot;', &quot;; [.F594]; &quot;, &quot;; [.G594]; &quot;, &quot;; [.H594]; &quot;, &quot;; [.I594]; &quot;, &quot;; [.J594]; &quot;, '&quot;; [.K594]; &quot;');&quot;)" office:value-type="string" office:string-value="INSERT INTO vehicle VALUES(DEFAULT, 'BMW', '3 Series', 'VBcD-RyN', 'car', 35826, 0, 0, 593, 10, 'WBA3B3C59EJ198821');" calcext:value-type="string">
            <text:p>INSERT INTO vehicle VALUES(DEFAULT, 'BMW', '3 Series', 'VBcD-RyN', 'car', 35826, 0, 0, 593, 10, 'WBA3B3C59EJ198821');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T-R</text:p>
          </table:table-cell>
          <table:table-cell office:value-type="string" calcext:value-type="string">
            <text:p>gj1l-tK1</text:p>
          </table:table-cell>
          <table:table-cell office:value-type="string" calcext:value-type="string">
            <text:p>car</text:p>
          </table:table-cell>
          <table:table-cell office:value-type="float" office:value="66301" calcext:value-type="float">
            <text:p>663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GYEC63T23R507885</text:p>
          </table:table-cell>
          <table:table-cell table:formula="of:=COM.MICROSOFT.CONCAT(&quot;INSERT INTO vehicle VALUES(DEFAULT, '&quot;; [.B595]; &quot;', '&quot;; [.C595]; &quot;', '&quot;; [.D595]; &quot;', '&quot;; [.E595]; &quot;', &quot;; [.F595]; &quot;, &quot;; [.G595]; &quot;, &quot;; [.H595]; &quot;, &quot;; [.I595]; &quot;, &quot;; [.J595]; &quot;, '&quot;; [.K595]; &quot;');&quot;)" office:value-type="string" office:string-value="INSERT INTO vehicle VALUES(DEFAULT, 'Nissan', 'GT-R', 'gj1l-tK1', 'car', 66301, 1, 0, 594, 2, '1GYEC63T23R507885');" calcext:value-type="string">
            <text:p>INSERT INTO vehicle VALUES(DEFAULT, 'Nissan', 'GT-R', 'gj1l-tK1', 'car', 66301, 1, 0, 594, 2, '1GYEC63T23R507885');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</text:p>
          </table:table-cell>
          <table:table-cell office:value-type="string" calcext:value-type="string">
            <text:p>tv4E-GNr</text:p>
          </table:table-cell>
          <table:table-cell office:value-type="string" calcext:value-type="string">
            <text:p>car</text:p>
          </table:table-cell>
          <table:table-cell office:value-type="float" office:value="12784" calcext:value-type="float">
            <text:p>1278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TDZN3EU1EJ523731</text:p>
          </table:table-cell>
          <table:table-cell table:formula="of:=COM.MICROSOFT.CONCAT(&quot;INSERT INTO vehicle VALUES(DEFAULT, '&quot;; [.B596]; &quot;', '&quot;; [.C596]; &quot;', '&quot;; [.D596]; &quot;', '&quot;; [.E596]; &quot;', &quot;; [.F596]; &quot;, &quot;; [.G596]; &quot;, &quot;; [.H596]; &quot;, &quot;; [.I596]; &quot;, &quot;; [.J596]; &quot;, '&quot;; [.K596]; &quot;');&quot;)" office:value-type="string" office:string-value="INSERT INTO vehicle VALUES(DEFAULT, 'Volkswagen', 'Jetta', 'tv4E-GNr', 'car', 12784, 1, 0, 595, 74, 'JTDZN3EU1EJ523731');" calcext:value-type="string">
            <text:p>INSERT INTO vehicle VALUES(DEFAULT, 'Volkswagen', 'Jetta', 'tv4E-GNr', 'car', 12784, 1, 0, 595, 74, 'JTDZN3EU1EJ523731');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8 Series</text:p>
          </table:table-cell>
          <table:table-cell office:value-type="string" calcext:value-type="string">
            <text:p>ZObA-hpf</text:p>
          </table:table-cell>
          <table:table-cell office:value-type="string" calcext:value-type="string">
            <text:p>car</text:p>
          </table:table-cell>
          <table:table-cell office:value-type="float" office:value="75896" calcext:value-type="float">
            <text:p>7589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G6EL12Y21B053829</text:p>
          </table:table-cell>
          <table:table-cell table:formula="of:=COM.MICROSOFT.CONCAT(&quot;INSERT INTO vehicle VALUES(DEFAULT, '&quot;; [.B597]; &quot;', '&quot;; [.C597]; &quot;', '&quot;; [.D597]; &quot;', '&quot;; [.E597]; &quot;', &quot;; [.F597]; &quot;, &quot;; [.G597]; &quot;, &quot;; [.H597]; &quot;, &quot;; [.I597]; &quot;, &quot;; [.J597]; &quot;, '&quot;; [.K597]; &quot;');&quot;)" office:value-type="string" office:string-value="INSERT INTO vehicle VALUES(DEFAULT, 'BMW', '8 Series', 'ZObA-hpf', 'car', 75896, 1, 1, 596, 66, '1G6EL12Y21B053829');" calcext:value-type="string">
            <text:p>INSERT INTO vehicle VALUES(DEFAULT, 'BMW', '8 Series', 'ZObA-hpf', 'car', 75896, 1, 1, 596, 66, '1G6EL12Y21B053829');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IKbQ-zCn</text:p>
          </table:table-cell>
          <table:table-cell office:value-type="string" calcext:value-type="string">
            <text:p>car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UDFAFL3AA066395</text:p>
          </table:table-cell>
          <table:table-cell table:formula="of:=COM.MICROSOFT.CONCAT(&quot;INSERT INTO vehicle VALUES(DEFAULT, '&quot;; [.B598]; &quot;', '&quot;; [.C598]; &quot;', '&quot;; [.D598]; &quot;', '&quot;; [.E598]; &quot;', &quot;; [.F598]; &quot;, &quot;; [.G598]; &quot;, &quot;; [.H598]; &quot;, &quot;; [.I598]; &quot;, &quot;; [.J598]; &quot;, '&quot;; [.K598]; &quot;');&quot;)" office:value-type="string" office:string-value="INSERT INTO vehicle VALUES(DEFAULT, 'BMW', 'X3', 'IKbQ-zCn', 'car', 5825, 1, 1, 597, 6, 'WAUDFAFL3AA066395');" calcext:value-type="string">
            <text:p>INSERT INTO vehicle VALUES(DEFAULT, 'BMW', 'X3', 'IKbQ-zCn', 'car', 5825, 1, 1, 597, 6, 'WAUDFAFL3AA066395');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Town and Country</text:p>
          </table:table-cell>
          <table:table-cell office:value-type="string" calcext:value-type="string">
            <text:p>MX39-Yx7</text:p>
          </table:table-cell>
          <table:table-cell office:value-type="string" calcext:value-type="string">
            <text:p>car</text:p>
          </table:table-cell>
          <table:table-cell office:value-type="float" office:value="87064" calcext:value-type="float">
            <text:p>8706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N1AZ4EH4FM072792</text:p>
          </table:table-cell>
          <table:table-cell table:formula="of:=COM.MICROSOFT.CONCAT(&quot;INSERT INTO vehicle VALUES(DEFAULT, '&quot;; [.B599]; &quot;', '&quot;; [.C599]; &quot;', '&quot;; [.D599]; &quot;', '&quot;; [.E599]; &quot;', &quot;; [.F599]; &quot;, &quot;; [.G599]; &quot;, &quot;; [.H599]; &quot;, &quot;; [.I599]; &quot;, &quot;; [.J599]; &quot;, '&quot;; [.K599]; &quot;');&quot;)" office:value-type="string" office:string-value="INSERT INTO vehicle VALUES(DEFAULT, 'Chrysler', 'Town and Country', 'MX39-Yx7', 'car', 87064, 1, 1, 598, 14, 'JN1AZ4EH4FM072792');" calcext:value-type="string">
            <text:p>INSERT INTO vehicle VALUES(DEFAULT, 'Chrysler', 'Town and Country', 'MX39-Yx7', 'car', 87064, 1, 1, 598, 14, 'JN1AZ4EH4FM072792');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Mentor</text:p>
          </table:table-cell>
          <table:table-cell office:value-type="string" calcext:value-type="string">
            <text:p>VHAg-DkC</text:p>
          </table:table-cell>
          <table:table-cell office:value-type="string" calcext:value-type="string">
            <text:p>car</text:p>
          </table:table-cell>
          <table:table-cell office:value-type="float" office:value="27340" calcext:value-type="float">
            <text:p>2734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ULFAFH1DN979726</text:p>
          </table:table-cell>
          <table:table-cell table:formula="of:=COM.MICROSOFT.CONCAT(&quot;INSERT INTO vehicle VALUES(DEFAULT, '&quot;; [.B600]; &quot;', '&quot;; [.C600]; &quot;', '&quot;; [.D600]; &quot;', '&quot;; [.E600]; &quot;', &quot;; [.F600]; &quot;, &quot;; [.G600]; &quot;, &quot;; [.H600]; &quot;, &quot;; [.I600]; &quot;, &quot;; [.J600]; &quot;, '&quot;; [.K600]; &quot;');&quot;)" office:value-type="string" office:string-value="INSERT INTO vehicle VALUES(DEFAULT, 'Kia', 'Mentor', 'VHAg-DkC', 'car', 27340, 0, 0, 599, 30, 'WAULFAFH1DN979726');" calcext:value-type="string">
            <text:p>INSERT INTO vehicle VALUES(DEFAULT, 'Kia', 'Mentor', 'VHAg-DkC', 'car', 27340, 0, 0, 599, 30, 'WAULFAFH1DN979726');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5 Series</text:p>
          </table:table-cell>
          <table:table-cell office:value-type="string" calcext:value-type="string">
            <text:p>NRvT-17o</text:p>
          </table:table-cell>
          <table:table-cell office:value-type="string" calcext:value-type="string">
            <text:p>car</text:p>
          </table:table-cell>
          <table:table-cell office:value-type="float" office:value="75268" calcext:value-type="float">
            <text:p>752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V1960BWXA1293743</text:p>
          </table:table-cell>
          <table:table-cell table:formula="of:=COM.MICROSOFT.CONCAT(&quot;INSERT INTO vehicle VALUES(DEFAULT, '&quot;; [.B601]; &quot;', '&quot;; [.C601]; &quot;', '&quot;; [.D601]; &quot;', '&quot;; [.E601]; &quot;', &quot;; [.F601]; &quot;, &quot;; [.G601]; &quot;, &quot;; [.H601]; &quot;, &quot;; [.I601]; &quot;, &quot;; [.J601]; &quot;, '&quot;; [.K601]; &quot;');&quot;)" office:value-type="string" office:string-value="INSERT INTO vehicle VALUES(DEFAULT, 'BMW', '5 Series', 'NRvT-17o', 'car', 75268, 1, 0, 600, 45, 'YV1960BWXA1293743');" calcext:value-type="string">
            <text:p>INSERT INTO vehicle VALUES(DEFAULT, 'BMW', '5 Series', 'NRvT-17o', 'car', 75268, 1, 0, 600, 45, 'YV1960BWXA1293743');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wn Car</text:p>
          </table:table-cell>
          <table:table-cell office:value-type="string" calcext:value-type="string">
            <text:p>cZoF-4CM</text:p>
          </table:table-cell>
          <table:table-cell office:value-type="string" calcext:value-type="string">
            <text:p>car</text:p>
          </table:table-cell>
          <table:table-cell office:value-type="float" office:value="37556" calcext:value-type="float">
            <text:p>375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G4GR5EK2C9162178</text:p>
          </table:table-cell>
          <table:table-cell table:formula="of:=COM.MICROSOFT.CONCAT(&quot;INSERT INTO vehicle VALUES(DEFAULT, '&quot;; [.B602]; &quot;', '&quot;; [.C602]; &quot;', '&quot;; [.D602]; &quot;', '&quot;; [.E602]; &quot;', &quot;; [.F602]; &quot;, &quot;; [.G602]; &quot;, &quot;; [.H602]; &quot;, &quot;; [.I602]; &quot;, &quot;; [.J602]; &quot;, '&quot;; [.K602]; &quot;');&quot;)" office:value-type="string" office:string-value="INSERT INTO vehicle VALUES(DEFAULT, 'Lincoln', 'Town Car', 'cZoF-4CM', 'car', 37556, 1, 0, 601, 13, '2G4GR5EK2C9162178');" calcext:value-type="string">
            <text:p>INSERT INTO vehicle VALUES(DEFAULT, 'Lincoln', 'Town Car', 'cZoF-4CM', 'car', 37556, 1, 0, 601, 13, '2G4GR5EK2C9162178');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S-Series</text:p>
          </table:table-cell>
          <table:table-cell office:value-type="string" calcext:value-type="string">
            <text:p>N4Mp-yZc</text:p>
          </table:table-cell>
          <table:table-cell office:value-type="string" calcext:value-type="string">
            <text:p>car</text:p>
          </table:table-cell>
          <table:table-cell office:value-type="float" office:value="26601" calcext:value-type="float">
            <text:p>266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02" calcext:value-type="float">
            <text:p>6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TDKDTB35F1717521</text:p>
          </table:table-cell>
          <table:table-cell table:formula="of:=COM.MICROSOFT.CONCAT(&quot;INSERT INTO vehicle VALUES(DEFAULT, '&quot;; [.B603]; &quot;', '&quot;; [.C603]; &quot;', '&quot;; [.D603]; &quot;', '&quot;; [.E603]; &quot;', &quot;; [.F603]; &quot;, &quot;; [.G603]; &quot;, &quot;; [.H603]; &quot;, &quot;; [.I603]; &quot;, &quot;; [.J603]; &quot;, '&quot;; [.K603]; &quot;');&quot;)" office:value-type="string" office:string-value="INSERT INTO vehicle VALUES(DEFAULT, 'Saturn', 'S-Series', 'N4Mp-yZc', 'car', 26601, 1, 1, 602, 6, 'JTDKDTB35F1717521');" calcext:value-type="string">
            <text:p>INSERT INTO vehicle VALUES(DEFAULT, 'Saturn', 'S-Series', 'N4Mp-yZc', 'car', 26601, 1, 1, 602, 6, 'JTDKDTB35F1717521');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rizm</text:p>
          </table:table-cell>
          <table:table-cell office:value-type="string" calcext:value-type="string">
            <text:p>i5Sy-dJk</text:p>
          </table:table-cell>
          <table:table-cell office:value-type="string" calcext:value-type="string">
            <text:p>car</text:p>
          </table:table-cell>
          <table:table-cell office:value-type="float" office:value="137260" calcext:value-type="float">
            <text:p>13726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FMCU0F70DU039698</text:p>
          </table:table-cell>
          <table:table-cell table:formula="of:=COM.MICROSOFT.CONCAT(&quot;INSERT INTO vehicle VALUES(DEFAULT, '&quot;; [.B604]; &quot;', '&quot;; [.C604]; &quot;', '&quot;; [.D604]; &quot;', '&quot;; [.E604]; &quot;', &quot;; [.F604]; &quot;, &quot;; [.G604]; &quot;, &quot;; [.H604]; &quot;, &quot;; [.I604]; &quot;, &quot;; [.J604]; &quot;, '&quot;; [.K604]; &quot;');&quot;)" office:value-type="string" office:string-value="INSERT INTO vehicle VALUES(DEFAULT, 'Geo', 'Prizm', 'i5Sy-dJk', 'car', 137260, 1, 1, 603, 42, '1FMCU0F70DU039698');" calcext:value-type="string">
            <text:p>INSERT INTO vehicle VALUES(DEFAULT, 'Geo', 'Prizm', 'i5Sy-dJk', 'car', 137260, 1, 1, 603, 42, '1FMCU0F70DU039698');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g2qs-O8J</text:p>
          </table:table-cell>
          <table:table-cell office:value-type="string" calcext:value-type="string">
            <text:p>car</text:p>
          </table:table-cell>
          <table:table-cell office:value-type="float" office:value="104233" calcext:value-type="float">
            <text:p>10423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04" calcext:value-type="float">
            <text:p>60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GTN1UEH2EZ941395</text:p>
          </table:table-cell>
          <table:table-cell table:formula="of:=COM.MICROSOFT.CONCAT(&quot;INSERT INTO vehicle VALUES(DEFAULT, '&quot;; [.B605]; &quot;', '&quot;; [.C605]; &quot;', '&quot;; [.D605]; &quot;', '&quot;; [.E605]; &quot;', &quot;; [.F605]; &quot;, &quot;; [.G605]; &quot;, &quot;; [.H605]; &quot;, &quot;; [.I605]; &quot;, &quot;; [.J605]; &quot;, '&quot;; [.K605]; &quot;');&quot;)" office:value-type="string" office:string-value="INSERT INTO vehicle VALUES(DEFAULT, 'Ford', 'F150', 'g2qs-O8J', 'car', 104233, 1, 1, 604, 63, '1GTN1UEH2EZ941395');" calcext:value-type="string">
            <text:p>INSERT INTO vehicle VALUES(DEFAULT, 'Ford', 'F150', 'g2qs-O8J', 'car', 104233, 1, 1, 604, 63, '1GTN1UEH2EZ941395');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Ram 2500 Club</text:p>
          </table:table-cell>
          <table:table-cell office:value-type="string" calcext:value-type="string">
            <text:p>68GM-cx4</text:p>
          </table:table-cell>
          <table:table-cell office:value-type="string" calcext:value-type="string">
            <text:p>car</text:p>
          </table:table-cell>
          <table:table-cell office:value-type="float" office:value="92340" calcext:value-type="float">
            <text:p>9234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UAFAFL1DN953350</text:p>
          </table:table-cell>
          <table:table-cell table:formula="of:=COM.MICROSOFT.CONCAT(&quot;INSERT INTO vehicle VALUES(DEFAULT, '&quot;; [.B606]; &quot;', '&quot;; [.C606]; &quot;', '&quot;; [.D606]; &quot;', '&quot;; [.E606]; &quot;', &quot;; [.F606]; &quot;, &quot;; [.G606]; &quot;, &quot;; [.H606]; &quot;, &quot;; [.I606]; &quot;, &quot;; [.J606]; &quot;, '&quot;; [.K606]; &quot;');&quot;)" office:value-type="string" office:string-value="INSERT INTO vehicle VALUES(DEFAULT, 'Dodge', 'Ram 2500 Club', '68GM-cx4', 'car', 92340, 0, 0, 605, 8, 'WAUAFAFL1DN953350');" calcext:value-type="string">
            <text:p>INSERT INTO vehicle VALUES(DEFAULT, 'Dodge', 'Ram 2500 Club', '68GM-cx4', 'car', 92340, 0, 0, 605, 8, 'WAUAFAFL1DN953350');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Pontiac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NhG-2TQ</text:p>
          </table:table-cell>
          <table:table-cell office:value-type="string" calcext:value-type="string">
            <text:p>car</text:p>
          </table:table-cell>
          <table:table-cell office:value-type="float" office:value="82591" calcext:value-type="float">
            <text:p>8259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ULFAFH3DN088840</text:p>
          </table:table-cell>
          <table:table-cell table:formula="of:=COM.MICROSOFT.CONCAT(&quot;INSERT INTO vehicle VALUES(DEFAULT, '&quot;; [.B607]; &quot;', '&quot;; [.C607]; &quot;', '&quot;; [.D607]; &quot;', '&quot;; [.E607]; &quot;', &quot;; [.F607]; &quot;, &quot;; [.G607]; &quot;, &quot;; [.H607]; &quot;, &quot;; [.I607]; &quot;, &quot;; [.J607]; &quot;, '&quot;; [.K607]; &quot;');&quot;)" office:value-type="string" office:string-value="INSERT INTO vehicle VALUES(DEFAULT, 'Pontiac', '6000', 'cNhG-2TQ', 'car', 82591, 0, 0, 606, 8, 'WAULFAFH3DN088840');" calcext:value-type="string">
            <text:p>INSERT INTO vehicle VALUES(DEFAULT, 'Pontiac', '6000', 'cNhG-2TQ', 'car', 82591, 0, 0, 606, 8, 'WAULFAFH3DN088840');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S-Series</text:p>
          </table:table-cell>
          <table:table-cell office:value-type="string" calcext:value-type="string">
            <text:p>n2BA-pOj</text:p>
          </table:table-cell>
          <table:table-cell office:value-type="string" calcext:value-type="string">
            <text:p>car</text:p>
          </table:table-cell>
          <table:table-cell office:value-type="float" office:value="88465" calcext:value-type="float">
            <text:p>884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07" calcext:value-type="float">
            <text:p>60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N6CM0KN8DK904331</text:p>
          </table:table-cell>
          <table:table-cell table:formula="of:=COM.MICROSOFT.CONCAT(&quot;INSERT INTO vehicle VALUES(DEFAULT, '&quot;; [.B608]; &quot;', '&quot;; [.C608]; &quot;', '&quot;; [.D608]; &quot;', '&quot;; [.E608]; &quot;', &quot;; [.F608]; &quot;, &quot;; [.G608]; &quot;, &quot;; [.H608]; &quot;, &quot;; [.I608]; &quot;, &quot;; [.J608]; &quot;, '&quot;; [.K608]; &quot;');&quot;)" office:value-type="string" office:string-value="INSERT INTO vehicle VALUES(DEFAULT, 'Saturn', 'S-Series', 'n2BA-pOj', 'car', 88465, 0, 1, 607, 63, '3N6CM0KN8DK904331');" calcext:value-type="string">
            <text:p>INSERT INTO vehicle VALUES(DEFAULT, 'Saturn', 'S-Series', 'n2BA-pOj', 'car', 88465, 0, 1, 607, 63, '3N6CM0KN8DK904331');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VUE</text:p>
          </table:table-cell>
          <table:table-cell office:value-type="string" calcext:value-type="string">
            <text:p>YsAi-aZK</text:p>
          </table:table-cell>
          <table:table-cell office:value-type="string" calcext:value-type="string">
            <text:p>car</text:p>
          </table:table-cell>
          <table:table-cell office:value-type="float" office:value="34071" calcext:value-type="float">
            <text:p>3407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DDHF0EB9EA029192</text:p>
          </table:table-cell>
          <table:table-cell table:formula="of:=COM.MICROSOFT.CONCAT(&quot;INSERT INTO vehicle VALUES(DEFAULT, '&quot;; [.B609]; &quot;', '&quot;; [.C609]; &quot;', '&quot;; [.D609]; &quot;', '&quot;; [.E609]; &quot;', &quot;; [.F609]; &quot;, &quot;; [.G609]; &quot;, &quot;; [.H609]; &quot;, &quot;; [.I609]; &quot;, &quot;; [.J609]; &quot;, '&quot;; [.K609]; &quot;');&quot;)" office:value-type="string" office:string-value="INSERT INTO vehicle VALUES(DEFAULT, 'Saturn', 'VUE', 'YsAi-aZK', 'car', 34071, 1, 1, 608, 60, 'WDDHF0EB9EA029192');" calcext:value-type="string">
            <text:p>INSERT INTO vehicle VALUES(DEFAULT, 'Saturn', 'VUE', 'YsAi-aZK', 'car', 34071, 1, 1, 608, 60, 'WDDHF0EB9EA029192');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-Class</text:p>
          </table:table-cell>
          <table:table-cell office:value-type="string" calcext:value-type="string">
            <text:p>qT6f-ddP</text:p>
          </table:table-cell>
          <table:table-cell office:value-type="string" calcext:value-type="string">
            <text:p>car</text:p>
          </table:table-cell>
          <table:table-cell office:value-type="float" office:value="104064" calcext:value-type="float">
            <text:p>1040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09" calcext:value-type="float">
            <text:p>60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M3ER2W35A0901334</text:p>
          </table:table-cell>
          <table:table-cell table:formula="of:=COM.MICROSOFT.CONCAT(&quot;INSERT INTO vehicle VALUES(DEFAULT, '&quot;; [.B610]; &quot;', '&quot;; [.C610]; &quot;', '&quot;; [.D610]; &quot;', '&quot;; [.E610]; &quot;', &quot;; [.F610]; &quot;, &quot;; [.G610]; &quot;, &quot;; [.H610]; &quot;, &quot;; [.I610]; &quot;, &quot;; [.J610]; &quot;, '&quot;; [.K610]; &quot;');&quot;)" office:value-type="string" office:string-value="INSERT INTO vehicle VALUES(DEFAULT, 'Mercedes-Benz', 'S-Class', 'qT6f-ddP', 'car', 104064, 0, 1, 609, 45, 'JM3ER2W35A0901334');" calcext:value-type="string">
            <text:p>INSERT INTO vehicle VALUES(DEFAULT, 'Mercedes-Benz', 'S-Class', 'qT6f-ddP', 'car', 104064, 0, 1, 609, 45, 'JM3ER2W35A0901334');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8TuU-Ao6</text:p>
          </table:table-cell>
          <table:table-cell office:value-type="string" calcext:value-type="string">
            <text:p>car</text:p>
          </table:table-cell>
          <table:table-cell office:value-type="float" office:value="146310" calcext:value-type="float">
            <text:p>14631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N1CN7AP4EK927119</text:p>
          </table:table-cell>
          <table:table-cell table:formula="of:=COM.MICROSOFT.CONCAT(&quot;INSERT INTO vehicle VALUES(DEFAULT, '&quot;; [.B611]; &quot;', '&quot;; [.C611]; &quot;', '&quot;; [.D611]; &quot;', '&quot;; [.E611]; &quot;', &quot;; [.F611]; &quot;, &quot;; [.G611]; &quot;, &quot;; [.H611]; &quot;, &quot;; [.I611]; &quot;, &quot;; [.J611]; &quot;, '&quot;; [.K611]; &quot;');&quot;)" office:value-type="string" office:string-value="INSERT INTO vehicle VALUES(DEFAULT, 'Ford', 'E350', '8TuU-Ao6', 'car', 146310, 0, 0, 610, 2, '3N1CN7AP4EK927119');" calcext:value-type="string">
            <text:p>INSERT INTO vehicle VALUES(DEFAULT, 'Ford', 'E350', '8TuU-Ao6', 'car', 146310, 0, 0, 610, 2, '3N1CN7AP4EK927119');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Jetta</text:p>
          </table:table-cell>
          <table:table-cell office:value-type="string" calcext:value-type="string">
            <text:p>1nsY-AeP</text:p>
          </table:table-cell>
          <table:table-cell office:value-type="string" calcext:value-type="string">
            <text:p>car</text:p>
          </table:table-cell>
          <table:table-cell office:value-type="float" office:value="5471" calcext:value-type="float">
            <text:p>547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AUGL78E75A693422</text:p>
          </table:table-cell>
          <table:table-cell table:formula="of:=COM.MICROSOFT.CONCAT(&quot;INSERT INTO vehicle VALUES(DEFAULT, '&quot;; [.B612]; &quot;', '&quot;; [.C612]; &quot;', '&quot;; [.D612]; &quot;', '&quot;; [.E612]; &quot;', &quot;; [.F612]; &quot;, &quot;; [.G612]; &quot;, &quot;; [.H612]; &quot;, &quot;; [.I612]; &quot;, &quot;; [.J612]; &quot;, '&quot;; [.K612]; &quot;');&quot;)" office:value-type="string" office:string-value="INSERT INTO vehicle VALUES(DEFAULT, 'Volkswagen', 'Jetta', '1nsY-AeP', 'car', 5471, 0, 0, 611, 56, 'WAUGL78E75A693422');" calcext:value-type="string">
            <text:p>INSERT INTO vehicle VALUES(DEFAULT, 'Volkswagen', 'Jetta', '1nsY-AeP', 'car', 5471, 0, 0, 611, 56, 'WAUGL78E75A693422');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Ascender</text:p>
          </table:table-cell>
          <table:table-cell office:value-type="string" calcext:value-type="string">
            <text:p>Nnxq-eH6</text:p>
          </table:table-cell>
          <table:table-cell office:value-type="string" calcext:value-type="string">
            <text:p>car</text:p>
          </table:table-cell>
          <table:table-cell office:value-type="float" office:value="32751" calcext:value-type="float">
            <text:p>3275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BAUN7C56CV408171</text:p>
          </table:table-cell>
          <table:table-cell table:formula="of:=COM.MICROSOFT.CONCAT(&quot;INSERT INTO vehicle VALUES(DEFAULT, '&quot;; [.B613]; &quot;', '&quot;; [.C613]; &quot;', '&quot;; [.D613]; &quot;', '&quot;; [.E613]; &quot;', &quot;; [.F613]; &quot;, &quot;; [.G613]; &quot;, &quot;; [.H613]; &quot;, &quot;; [.I613]; &quot;, &quot;; [.J613]; &quot;, '&quot;; [.K613]; &quot;');&quot;)" office:value-type="string" office:string-value="INSERT INTO vehicle VALUES(DEFAULT, 'Isuzu', 'Ascender', 'Nnxq-eH6', 'car', 32751, 1, 0, 612, 64, 'WBAUN7C56CV408171');" calcext:value-type="string">
            <text:p>INSERT INTO vehicle VALUES(DEFAULT, 'Isuzu', 'Ascender', 'Nnxq-eH6', 'car', 32751, 1, 0, 612, 64, 'WBAUN7C56CV408171');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250 Club</text:p>
          </table:table-cell>
          <table:table-cell office:value-type="string" calcext:value-type="string">
            <text:p>TYus-Dyh</text:p>
          </table:table-cell>
          <table:table-cell office:value-type="string" calcext:value-type="string">
            <text:p>car</text:p>
          </table:table-cell>
          <table:table-cell office:value-type="float" office:value="81471" calcext:value-type="float">
            <text:p>8147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H4NA12623T775783</text:p>
          </table:table-cell>
          <table:table-cell table:formula="of:=COM.MICROSOFT.CONCAT(&quot;INSERT INTO vehicle VALUES(DEFAULT, '&quot;; [.B614]; &quot;', '&quot;; [.C614]; &quot;', '&quot;; [.D614]; &quot;', '&quot;; [.E614]; &quot;', &quot;; [.F614]; &quot;, &quot;; [.G614]; &quot;, &quot;; [.H614]; &quot;, &quot;; [.I614]; &quot;, &quot;; [.J614]; &quot;, '&quot;; [.K614]; &quot;');&quot;)" office:value-type="string" office:string-value="INSERT INTO vehicle VALUES(DEFAULT, 'Dodge', 'D250 Club', 'TYus-Dyh', 'car', 81471, 1, 0, 613, 14, 'JH4NA12623T775783');" calcext:value-type="string">
            <text:p>INSERT INTO vehicle VALUES(DEFAULT, 'Dodge', 'D250 Club', 'TYus-Dyh', 'car', 81471, 1, 0, 613, 14, 'JH4NA12623T775783');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o63u-5gt</text:p>
          </table:table-cell>
          <table:table-cell office:value-type="string" calcext:value-type="string">
            <text:p>car</text:p>
          </table:table-cell>
          <table:table-cell office:value-type="float" office:value="106272" calcext:value-type="float">
            <text:p>10627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CFEDCAD0AG247364</text:p>
          </table:table-cell>
          <table:table-cell table:formula="of:=COM.MICROSOFT.CONCAT(&quot;INSERT INTO vehicle VALUES(DEFAULT, '&quot;; [.B615]; &quot;', '&quot;; [.C615]; &quot;', '&quot;; [.D615]; &quot;', '&quot;; [.E615]; &quot;', &quot;; [.F615]; &quot;, &quot;; [.G615]; &quot;, &quot;; [.H615]; &quot;, &quot;; [.I615]; &quot;, &quot;; [.J615]; &quot;, '&quot;; [.K615]; &quot;');&quot;)" office:value-type="string" office:string-value="INSERT INTO vehicle VALUES(DEFAULT, 'Suzuki', 'Swift', 'o63u-5gt', 'car', 106272, 0, 0, 614, 46, 'SCFEDCAD0AG247364');" calcext:value-type="string">
            <text:p>INSERT INTO vehicle VALUES(DEFAULT, 'Suzuki', 'Swift', 'o63u-5gt', 'car', 106272, 0, 0, 614, 46, 'SCFEDCAD0AG247364');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Hombre Space</text:p>
          </table:table-cell>
          <table:table-cell office:value-type="string" calcext:value-type="string">
            <text:p>m1hS-43M</text:p>
          </table:table-cell>
          <table:table-cell office:value-type="string" calcext:value-type="string">
            <text:p>car</text:p>
          </table:table-cell>
          <table:table-cell office:value-type="float" office:value="18031" calcext:value-type="float">
            <text:p>180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C4NJCBA8DD778751</text:p>
          </table:table-cell>
          <table:table-cell table:formula="of:=COM.MICROSOFT.CONCAT(&quot;INSERT INTO vehicle VALUES(DEFAULT, '&quot;; [.B616]; &quot;', '&quot;; [.C616]; &quot;', '&quot;; [.D616]; &quot;', '&quot;; [.E616]; &quot;', &quot;; [.F616]; &quot;, &quot;; [.G616]; &quot;, &quot;; [.H616]; &quot;, &quot;; [.I616]; &quot;, &quot;; [.J616]; &quot;, '&quot;; [.K616]; &quot;');&quot;)" office:value-type="string" office:string-value="INSERT INTO vehicle VALUES(DEFAULT, 'Isuzu', 'Hombre Space', 'm1hS-43M', 'car', 18031, 1, 0, 615, 74, '1C4NJCBA8DD778751');" calcext:value-type="string">
            <text:p>INSERT INTO vehicle VALUES(DEFAULT, 'Isuzu', 'Hombre Space', 'm1hS-43M', 'car', 18031, 1, 0, 615, 74, '1C4NJCBA8DD778751');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ressida</text:p>
          </table:table-cell>
          <table:table-cell office:value-type="string" calcext:value-type="string">
            <text:p>TMeO-VM4</text:p>
          </table:table-cell>
          <table:table-cell office:value-type="string" calcext:value-type="string">
            <text:p>car</text:p>
          </table:table-cell>
          <table:table-cell office:value-type="float" office:value="130474" calcext:value-type="float">
            <text:p>13047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C4SDJCT1DC108916</text:p>
          </table:table-cell>
          <table:table-cell table:formula="of:=COM.MICROSOFT.CONCAT(&quot;INSERT INTO vehicle VALUES(DEFAULT, '&quot;; [.B617]; &quot;', '&quot;; [.C617]; &quot;', '&quot;; [.D617]; &quot;', '&quot;; [.E617]; &quot;', &quot;; [.F617]; &quot;, &quot;; [.G617]; &quot;, &quot;; [.H617]; &quot;, &quot;; [.I617]; &quot;, &quot;; [.J617]; &quot;, '&quot;; [.K617]; &quot;');&quot;)" office:value-type="string" office:string-value="INSERT INTO vehicle VALUES(DEFAULT, 'Toyota', 'Cressida', 'TMeO-VM4', 'car', 130474, 1, 0, 616, 73, '1C4SDJCT1DC108916');" calcext:value-type="string">
            <text:p>INSERT INTO vehicle VALUES(DEFAULT, 'Toyota', 'Cressida', 'TMeO-VM4', 'car', 130474, 1, 0, 616, 73, '1C4SDJCT1DC108916');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Pontia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zBKq-iw3</text:p>
          </table:table-cell>
          <table:table-cell office:value-type="string" calcext:value-type="string">
            <text:p>car</text:p>
          </table:table-cell>
          <table:table-cell office:value-type="float" office:value="80741" calcext:value-type="float">
            <text:p>8074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GYFNJE47AS913467</text:p>
          </table:table-cell>
          <table:table-cell table:formula="of:=COM.MICROSOFT.CONCAT(&quot;INSERT INTO vehicle VALUES(DEFAULT, '&quot;; [.B618]; &quot;', '&quot;; [.C618]; &quot;', '&quot;; [.D618]; &quot;', '&quot;; [.E618]; &quot;', &quot;; [.F618]; &quot;, &quot;; [.G618]; &quot;, &quot;; [.H618]; &quot;, &quot;; [.I618]; &quot;, &quot;; [.J618]; &quot;, '&quot;; [.K618]; &quot;');&quot;)" office:value-type="string" office:string-value="INSERT INTO vehicle VALUES(DEFAULT, 'Pontiac', '1000', 'zBKq-iw3', 'car', 80741, 0, 0, 617, 14, '3GYFNJE47AS913467');" calcext:value-type="string">
            <text:p>INSERT INTO vehicle VALUES(DEFAULT, 'Pontiac', '1000', 'zBKq-iw3', 'car', 80741, 0, 0, 617, 14, '3GYFNJE47AS913467');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-Series</text:p>
          </table:table-cell>
          <table:table-cell office:value-type="string" calcext:value-type="string">
            <text:p>ExdD-dK1</text:p>
          </table:table-cell>
          <table:table-cell office:value-type="string" calcext:value-type="string">
            <text:p>car</text:p>
          </table:table-cell>
          <table:table-cell office:value-type="float" office:value="57748" calcext:value-type="float">
            <text:p>5774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TWX3B57AE695708</text:p>
          </table:table-cell>
          <table:table-cell table:formula="of:=COM.MICROSOFT.CONCAT(&quot;INSERT INTO vehicle VALUES(DEFAULT, '&quot;; [.B619]; &quot;', '&quot;; [.C619]; &quot;', '&quot;; [.D619]; &quot;', '&quot;; [.E619]; &quot;', &quot;; [.F619]; &quot;, &quot;; [.G619]; &quot;, &quot;; [.H619]; &quot;, &quot;; [.I619]; &quot;, &quot;; [.J619]; &quot;, '&quot;; [.K619]; &quot;');&quot;)" office:value-type="string" office:string-value="INSERT INTO vehicle VALUES(DEFAULT, 'Ford', 'F-Series', 'ExdD-dK1', 'car', 57748, 1, 1, 618, 33, '1FTWX3B57AE695708');" calcext:value-type="string">
            <text:p>INSERT INTO vehicle VALUES(DEFAULT, 'Ford', 'F-Series', 'ExdD-dK1', 'car', 57748, 1, 1, 618, 33, '1FTWX3B57AE695708');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SLS AMG</text:p>
          </table:table-cell>
          <table:table-cell office:value-type="string" calcext:value-type="string">
            <text:p>TXuR-lip</text:p>
          </table:table-cell>
          <table:table-cell office:value-type="string" calcext:value-type="string">
            <text:p>car</text:p>
          </table:table-cell>
          <table:table-cell office:value-type="float" office:value="110563" calcext:value-type="float">
            <text:p>11056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G4PS5SK7C4445994</text:p>
          </table:table-cell>
          <table:table-cell table:formula="of:=COM.MICROSOFT.CONCAT(&quot;INSERT INTO vehicle VALUES(DEFAULT, '&quot;; [.B620]; &quot;', '&quot;; [.C620]; &quot;', '&quot;; [.D620]; &quot;', '&quot;; [.E620]; &quot;', &quot;; [.F620]; &quot;, &quot;; [.G620]; &quot;, &quot;; [.H620]; &quot;, &quot;; [.I620]; &quot;, &quot;; [.J620]; &quot;, '&quot;; [.K620]; &quot;');&quot;)" office:value-type="string" office:string-value="INSERT INTO vehicle VALUES(DEFAULT, 'Mercedes-Benz', 'SLS AMG', 'TXuR-lip', 'car', 110563, 1, 0, 619, 61, '1G4PS5SK7C4445994');" calcext:value-type="string">
            <text:p>INSERT INTO vehicle VALUES(DEFAULT, 'Mercedes-Benz', 'SLS AMG', 'TXuR-lip', 'car', 110563, 1, 0, 619, 61, '1G4PS5SK7C4445994');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300SL</text:p>
          </table:table-cell>
          <table:table-cell office:value-type="string" calcext:value-type="string">
            <text:p>h70Y-fY6</text:p>
          </table:table-cell>
          <table:table-cell office:value-type="string" calcext:value-type="string">
            <text:p>car</text:p>
          </table:table-cell>
          <table:table-cell office:value-type="float" office:value="87189" calcext:value-type="float">
            <text:p>8718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AUAFAFL1FN756021</text:p>
          </table:table-cell>
          <table:table-cell table:formula="of:=COM.MICROSOFT.CONCAT(&quot;INSERT INTO vehicle VALUES(DEFAULT, '&quot;; [.B621]; &quot;', '&quot;; [.C621]; &quot;', '&quot;; [.D621]; &quot;', '&quot;; [.E621]; &quot;', &quot;; [.F621]; &quot;, &quot;; [.G621]; &quot;, &quot;; [.H621]; &quot;, &quot;; [.I621]; &quot;, &quot;; [.J621]; &quot;, '&quot;; [.K621]; &quot;');&quot;)" office:value-type="string" office:string-value="INSERT INTO vehicle VALUES(DEFAULT, 'Mercedes-Benz', '300SL', 'h70Y-fY6', 'car', 87189, 1, 1, 620, 64, 'WAUAFAFL1FN756021');" calcext:value-type="string">
            <text:p>INSERT INTO vehicle VALUES(DEFAULT, 'Mercedes-Benz', '300SL', 'h70Y-fY6', 'car', 87189, 1, 1, 620, 64, 'WAUAFAFL1FN756021');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uNH5-Su3</text:p>
          </table:table-cell>
          <table:table-cell office:value-type="string" calcext:value-type="string">
            <text:p>car</text:p>
          </table:table-cell>
          <table:table-cell office:value-type="float" office:value="89844" calcext:value-type="float">
            <text:p>898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DCGG0EB0EG888844</text:p>
          </table:table-cell>
          <table:table-cell table:formula="of:=COM.MICROSOFT.CONCAT(&quot;INSERT INTO vehicle VALUES(DEFAULT, '&quot;; [.B622]; &quot;', '&quot;; [.C622]; &quot;', '&quot;; [.D622]; &quot;', '&quot;; [.E622]; &quot;', &quot;; [.F622]; &quot;, &quot;; [.G622]; &quot;, &quot;; [.H622]; &quot;, &quot;; [.I622]; &quot;, &quot;; [.J622]; &quot;, '&quot;; [.K622]; &quot;');&quot;)" office:value-type="string" office:string-value="INSERT INTO vehicle VALUES(DEFAULT, 'Isuzu', 'Hombre', 'uNH5-Su3', 'car', 89844, 1, 0, 621, 67, 'WDCGG0EB0EG888844');" calcext:value-type="string">
            <text:p>INSERT INTO vehicle VALUES(DEFAULT, 'Isuzu', 'Hombre', 'uNH5-Su3', 'car', 89844, 1, 0, 621, 67, 'WDCGG0EB0EG888844');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8MLR-kP4</text:p>
          </table:table-cell>
          <table:table-cell office:value-type="string" calcext:value-type="string">
            <text:p>car</text:p>
          </table:table-cell>
          <table:table-cell office:value-type="float" office:value="26384" calcext:value-type="float">
            <text:p>263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VW517AT6FM201294</text:p>
          </table:table-cell>
          <table:table-cell table:formula="of:=COM.MICROSOFT.CONCAT(&quot;INSERT INTO vehicle VALUES(DEFAULT, '&quot;; [.B623]; &quot;', '&quot;; [.C623]; &quot;', '&quot;; [.D623]; &quot;', '&quot;; [.E623]; &quot;', &quot;; [.F623]; &quot;, &quot;; [.G623]; &quot;, &quot;; [.H623]; &quot;, &quot;; [.I623]; &quot;, &quot;; [.J623]; &quot;, '&quot;; [.K623]; &quot;');&quot;)" office:value-type="string" office:string-value="INSERT INTO vehicle VALUES(DEFAULT, 'GMC', 'Yukon', '8MLR-kP4', 'car', 26384, 0, 1, 622, 42, '3VW517AT6FM201294');" calcext:value-type="string">
            <text:p>INSERT INTO vehicle VALUES(DEFAULT, 'GMC', 'Yukon', '8MLR-kP4', 'car', 26384, 0, 1, 622, 42, '3VW517AT6FM201294');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SRX</text:p>
          </table:table-cell>
          <table:table-cell office:value-type="string" calcext:value-type="string">
            <text:p>zOXC-lT4</text:p>
          </table:table-cell>
          <table:table-cell office:value-type="string" calcext:value-type="string">
            <text:p>car</text:p>
          </table:table-cell>
          <table:table-cell office:value-type="float" office:value="73537" calcext:value-type="float">
            <text:p>7353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AULD64B63N413478</text:p>
          </table:table-cell>
          <table:table-cell table:formula="of:=COM.MICROSOFT.CONCAT(&quot;INSERT INTO vehicle VALUES(DEFAULT, '&quot;; [.B624]; &quot;', '&quot;; [.C624]; &quot;', '&quot;; [.D624]; &quot;', '&quot;; [.E624]; &quot;', &quot;; [.F624]; &quot;, &quot;; [.G624]; &quot;, &quot;; [.H624]; &quot;, &quot;; [.I624]; &quot;, &quot;; [.J624]; &quot;, '&quot;; [.K624]; &quot;');&quot;)" office:value-type="string" office:string-value="INSERT INTO vehicle VALUES(DEFAULT, 'Cadillac', 'SRX', 'zOXC-lT4', 'car', 73537, 0, 0, 623, 24, 'WAULD64B63N413478');" calcext:value-type="string">
            <text:p>INSERT INTO vehicle VALUES(DEFAULT, 'Cadillac', 'SRX', 'zOXC-lT4', 'car', 73537, 0, 0, 623, 24, 'WAULD64B63N413478');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Odyssey</text:p>
          </table:table-cell>
          <table:table-cell office:value-type="string" calcext:value-type="string">
            <text:p>0E8E-mmT</text:p>
          </table:table-cell>
          <table:table-cell office:value-type="string" calcext:value-type="string">
            <text:p>car</text:p>
          </table:table-cell>
          <table:table-cell office:value-type="float" office:value="93708" calcext:value-type="float">
            <text:p>937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FMEU5BE6AU293437</text:p>
          </table:table-cell>
          <table:table-cell table:formula="of:=COM.MICROSOFT.CONCAT(&quot;INSERT INTO vehicle VALUES(DEFAULT, '&quot;; [.B625]; &quot;', '&quot;; [.C625]; &quot;', '&quot;; [.D625]; &quot;', '&quot;; [.E625]; &quot;', &quot;; [.F625]; &quot;, &quot;; [.G625]; &quot;, &quot;; [.H625]; &quot;, &quot;; [.I625]; &quot;, &quot;; [.J625]; &quot;, '&quot;; [.K625]; &quot;');&quot;)" office:value-type="string" office:string-value="INSERT INTO vehicle VALUES(DEFAULT, 'Honda', 'Odyssey', '0E8E-mmT', 'car', 93708, 1, 0, 624, 68, '1FMEU5BE6AU293437');" calcext:value-type="string">
            <text:p>INSERT INTO vehicle VALUES(DEFAULT, 'Honda', 'Odyssey', '0E8E-mmT', 'car', 93708, 1, 0, 624, 68, '1FMEU5BE6AU293437');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glJ4-umu</text:p>
          </table:table-cell>
          <table:table-cell office:value-type="string" calcext:value-type="string">
            <text:p>car</text:p>
          </table:table-cell>
          <table:table-cell office:value-type="float" office:value="137783" calcext:value-type="float">
            <text:p>1377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BAYF8C50ED122829</text:p>
          </table:table-cell>
          <table:table-cell table:formula="of:=COM.MICROSOFT.CONCAT(&quot;INSERT INTO vehicle VALUES(DEFAULT, '&quot;; [.B626]; &quot;', '&quot;; [.C626]; &quot;', '&quot;; [.D626]; &quot;', '&quot;; [.E626]; &quot;', &quot;; [.F626]; &quot;, &quot;; [.G626]; &quot;, &quot;; [.H626]; &quot;, &quot;; [.I626]; &quot;, &quot;; [.J626]; &quot;, '&quot;; [.K626]; &quot;');&quot;)" office:value-type="string" office:string-value="INSERT INTO vehicle VALUES(DEFAULT, 'Toyota', 'Camry', 'glJ4-umu', 'car', 137783, 0, 1, 625, 75, 'WBAYF8C50ED122829');" calcext:value-type="string">
            <text:p>INSERT INTO vehicle VALUES(DEFAULT, 'Toyota', 'Camry', 'glJ4-umu', 'car', 137783, 0, 1, 625, 75, 'WBAYF8C50ED122829');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Xterra</text:p>
          </table:table-cell>
          <table:table-cell office:value-type="string" calcext:value-type="string">
            <text:p>dMwr-5YM</text:p>
          </table:table-cell>
          <table:table-cell office:value-type="string" calcext:value-type="string">
            <text:p>car</text:p>
          </table:table-cell>
          <table:table-cell office:value-type="float" office:value="45109" calcext:value-type="float">
            <text:p>451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26" calcext:value-type="float">
            <text:p>6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A1CMAFE6AD770203</text:p>
          </table:table-cell>
          <table:table-cell table:formula="of:=COM.MICROSOFT.CONCAT(&quot;INSERT INTO vehicle VALUES(DEFAULT, '&quot;; [.B627]; &quot;', '&quot;; [.C627]; &quot;', '&quot;; [.D627]; &quot;', '&quot;; [.E627]; &quot;', &quot;; [.F627]; &quot;, &quot;; [.G627]; &quot;, &quot;; [.H627]; &quot;, &quot;; [.I627]; &quot;, &quot;; [.J627]; &quot;, '&quot;; [.K627]; &quot;');&quot;)" office:value-type="string" office:string-value="INSERT INTO vehicle VALUES(DEFAULT, 'Nissan', 'Xterra', 'dMwr-5YM', 'car', 45109, 0, 1, 626, 49, 'WA1CMAFE6AD770203');" calcext:value-type="string">
            <text:p>INSERT INTO vehicle VALUES(DEFAULT, 'Nissan', 'Xterra', 'dMwr-5YM', 'car', 45109, 0, 1, 626, 49, 'WA1CMAFE6AD770203');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Grand Prix</text:p>
          </table:table-cell>
          <table:table-cell office:value-type="string" calcext:value-type="string">
            <text:p>J3lo-YgI</text:p>
          </table:table-cell>
          <table:table-cell office:value-type="string" calcext:value-type="string">
            <text:p>car</text:p>
          </table:table-cell>
          <table:table-cell office:value-type="float" office:value="9599" calcext:value-type="float">
            <text:p>959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C3CCAAG3FH627676</text:p>
          </table:table-cell>
          <table:table-cell table:formula="of:=COM.MICROSOFT.CONCAT(&quot;INSERT INTO vehicle VALUES(DEFAULT, '&quot;; [.B628]; &quot;', '&quot;; [.C628]; &quot;', '&quot;; [.D628]; &quot;', '&quot;; [.E628]; &quot;', &quot;; [.F628]; &quot;, &quot;; [.G628]; &quot;, &quot;; [.H628]; &quot;, &quot;; [.I628]; &quot;, &quot;; [.J628]; &quot;, '&quot;; [.K628]; &quot;');&quot;)" office:value-type="string" office:string-value="INSERT INTO vehicle VALUES(DEFAULT, 'Pontiac', 'Grand Prix', 'J3lo-YgI', 'car', 9599, 1, 0, 627, 72, '2C3CCAAG3FH627676');" calcext:value-type="string">
            <text:p>INSERT INTO vehicle VALUES(DEFAULT, 'Pontiac', 'Grand Prix', 'J3lo-YgI', 'car', 9599, 1, 0, 627, 72, '2C3CCAAG3FH627676');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Yukon XL 1500</text:p>
          </table:table-cell>
          <table:table-cell office:value-type="string" calcext:value-type="string">
            <text:p>vOZ2-EDh</text:p>
          </table:table-cell>
          <table:table-cell office:value-type="string" calcext:value-type="string">
            <text:p>car</text:p>
          </table:table-cell>
          <table:table-cell office:value-type="float" office:value="135846" calcext:value-type="float">
            <text:p>13584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THBE5C22D5348040</text:p>
          </table:table-cell>
          <table:table-cell table:formula="of:=COM.MICROSOFT.CONCAT(&quot;INSERT INTO vehicle VALUES(DEFAULT, '&quot;; [.B629]; &quot;', '&quot;; [.C629]; &quot;', '&quot;; [.D629]; &quot;', '&quot;; [.E629]; &quot;', &quot;; [.F629]; &quot;, &quot;; [.G629]; &quot;, &quot;; [.H629]; &quot;, &quot;; [.I629]; &quot;, &quot;; [.J629]; &quot;, '&quot;; [.K629]; &quot;');&quot;)" office:value-type="string" office:string-value="INSERT INTO vehicle VALUES(DEFAULT, 'GMC', 'Yukon XL 1500', 'vOZ2-EDh', 'car', 135846, 1, 1, 628, 28, 'JTHBE5C22D5348040');" calcext:value-type="string">
            <text:p>INSERT INTO vehicle VALUES(DEFAULT, 'GMC', 'Yukon XL 1500', 'vOZ2-EDh', 'car', 135846, 1, 1, 628, 28, 'JTHBE5C22D5348040');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SsyL-cwK</text:p>
          </table:table-cell>
          <table:table-cell office:value-type="string" calcext:value-type="string">
            <text:p>car</text:p>
          </table:table-cell>
          <table:table-cell office:value-type="float" office:value="121419" calcext:value-type="float">
            <text:p>12141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G6DP8E33C0569107</text:p>
          </table:table-cell>
          <table:table-cell table:formula="of:=COM.MICROSOFT.CONCAT(&quot;INSERT INTO vehicle VALUES(DEFAULT, '&quot;; [.B630]; &quot;', '&quot;; [.C630]; &quot;', '&quot;; [.D630]; &quot;', '&quot;; [.E630]; &quot;', &quot;; [.F630]; &quot;, &quot;; [.G630]; &quot;, &quot;; [.H630]; &quot;, &quot;; [.I630]; &quot;, &quot;; [.J630]; &quot;, '&quot;; [.K630]; &quot;');&quot;)" office:value-type="string" office:string-value="INSERT INTO vehicle VALUES(DEFAULT, 'Ford', 'F150', 'SsyL-cwK', 'car', 121419, 0, 0, 629, 49, '1G6DP8E33C0569107');" calcext:value-type="string">
            <text:p>INSERT INTO vehicle VALUES(DEFAULT, 'Ford', 'F150', 'SsyL-cwK', 'car', 121419, 0, 0, 629, 49, '1G6DP8E33C0569107');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8VH3-wtH</text:p>
          </table:table-cell>
          <table:table-cell office:value-type="string" calcext:value-type="string">
            <text:p>car</text:p>
          </table:table-cell>
          <table:table-cell office:value-type="float" office:value="28414" calcext:value-type="float">
            <text:p>2841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N1AZ2MH6FN391541</text:p>
          </table:table-cell>
          <table:table-cell table:formula="of:=COM.MICROSOFT.CONCAT(&quot;INSERT INTO vehicle VALUES(DEFAULT, '&quot;; [.B631]; &quot;', '&quot;; [.C631]; &quot;', '&quot;; [.D631]; &quot;', '&quot;; [.E631]; &quot;', &quot;; [.F631]; &quot;, &quot;; [.G631]; &quot;, &quot;; [.H631]; &quot;, &quot;; [.I631]; &quot;, &quot;; [.J631]; &quot;, '&quot;; [.K631]; &quot;');&quot;)" office:value-type="string" office:string-value="INSERT INTO vehicle VALUES(DEFAULT, 'Plymouth', 'Acclaim', '8VH3-wtH', 'car', 28414, 0, 0, 630, 62, '5N1AZ2MH6FN391541');" calcext:value-type="string">
            <text:p>INSERT INTO vehicle VALUES(DEFAULT, 'Plymouth', 'Acclaim', '8VH3-wtH', 'car', 28414, 0, 0, 630, 62, '5N1AZ2MH6FN391541');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Skylark</text:p>
          </table:table-cell>
          <table:table-cell office:value-type="string" calcext:value-type="string">
            <text:p>Ozny-ItJ</text:p>
          </table:table-cell>
          <table:table-cell office:value-type="string" calcext:value-type="string">
            <text:p>car</text:p>
          </table:table-cell>
          <table:table-cell office:value-type="float" office:value="52937" calcext:value-type="float">
            <text:p>5293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BANN73546C924131</text:p>
          </table:table-cell>
          <table:table-cell table:formula="of:=COM.MICROSOFT.CONCAT(&quot;INSERT INTO vehicle VALUES(DEFAULT, '&quot;; [.B632]; &quot;', '&quot;; [.C632]; &quot;', '&quot;; [.D632]; &quot;', '&quot;; [.E632]; &quot;', &quot;; [.F632]; &quot;, &quot;; [.G632]; &quot;, &quot;; [.H632]; &quot;, &quot;; [.I632]; &quot;, &quot;; [.J632]; &quot;, '&quot;; [.K632]; &quot;');&quot;)" office:value-type="string" office:string-value="INSERT INTO vehicle VALUES(DEFAULT, 'Buick', 'Skylark', 'Ozny-ItJ', 'car', 52937, 0, 0, 631, 57, 'WBANN73546C924131');" calcext:value-type="string">
            <text:p>INSERT INTO vehicle VALUES(DEFAULT, 'Buick', 'Skylark', 'Ozny-ItJ', 'car', 52937, 0, 0, 631, 57, 'WBANN73546C924131');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Skyhawk</text:p>
          </table:table-cell>
          <table:table-cell office:value-type="string" calcext:value-type="string">
            <text:p>5VGg-YbK</text:p>
          </table:table-cell>
          <table:table-cell office:value-type="string" calcext:value-type="string">
            <text:p>car</text:p>
          </table:table-cell>
          <table:table-cell office:value-type="float" office:value="44871" calcext:value-type="float">
            <text:p>4487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P1AA2AP3AL181356</text:p>
          </table:table-cell>
          <table:table-cell table:formula="of:=COM.MICROSOFT.CONCAT(&quot;INSERT INTO vehicle VALUES(DEFAULT, '&quot;; [.B633]; &quot;', '&quot;; [.C633]; &quot;', '&quot;; [.D633]; &quot;', '&quot;; [.E633]; &quot;', &quot;; [.F633]; &quot;, &quot;; [.G633]; &quot;, &quot;; [.H633]; &quot;, &quot;; [.I633]; &quot;, &quot;; [.J633]; &quot;, '&quot;; [.K633]; &quot;');&quot;)" office:value-type="string" office:string-value="INSERT INTO vehicle VALUES(DEFAULT, 'Buick', 'Skyhawk', '5VGg-YbK', 'car', 44871, 1, 0, 632, 18, 'WP1AA2AP3AL181356');" calcext:value-type="string">
            <text:p>INSERT INTO vehicle VALUES(DEFAULT, 'Buick', 'Skyhawk', '5VGg-YbK', 'car', 44871, 1, 0, 632, 18, 'WP1AA2AP3AL181356');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G-Class</text:p>
          </table:table-cell>
          <table:table-cell office:value-type="string" calcext:value-type="string">
            <text:p>jlVe-Few</text:p>
          </table:table-cell>
          <table:table-cell office:value-type="string" calcext:value-type="string">
            <text:p>car</text:p>
          </table:table-cell>
          <table:table-cell office:value-type="float" office:value="47026" calcext:value-type="float">
            <text:p>470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DDUG7GB8FA511137</text:p>
          </table:table-cell>
          <table:table-cell table:formula="of:=COM.MICROSOFT.CONCAT(&quot;INSERT INTO vehicle VALUES(DEFAULT, '&quot;; [.B634]; &quot;', '&quot;; [.C634]; &quot;', '&quot;; [.D634]; &quot;', '&quot;; [.E634]; &quot;', &quot;; [.F634]; &quot;, &quot;; [.G634]; &quot;, &quot;; [.H634]; &quot;, &quot;; [.I634]; &quot;, &quot;; [.J634]; &quot;, '&quot;; [.K634]; &quot;');&quot;)" office:value-type="string" office:string-value="INSERT INTO vehicle VALUES(DEFAULT, 'Mercedes-Benz', 'G-Class', 'jlVe-Few', 'car', 47026, 1, 0, 633, 14, 'WDDUG7GB8FA511137');" calcext:value-type="string">
            <text:p>INSERT INTO vehicle VALUES(DEFAULT, 'Mercedes-Benz', 'G-Class', 'jlVe-Few', 'car', 47026, 1, 0, 633, 14, 'WDDUG7GB8FA511137');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Z4</text:p>
          </table:table-cell>
          <table:table-cell office:value-type="string" calcext:value-type="string">
            <text:p>1ZAf-iJH</text:p>
          </table:table-cell>
          <table:table-cell office:value-type="string" calcext:value-type="string">
            <text:p>car</text:p>
          </table:table-cell>
          <table:table-cell office:value-type="float" office:value="12039" calcext:value-type="float">
            <text:p>1203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N6AD0CU1AC281472</text:p>
          </table:table-cell>
          <table:table-cell table:formula="of:=COM.MICROSOFT.CONCAT(&quot;INSERT INTO vehicle VALUES(DEFAULT, '&quot;; [.B635]; &quot;', '&quot;; [.C635]; &quot;', '&quot;; [.D635]; &quot;', '&quot;; [.E635]; &quot;', &quot;; [.F635]; &quot;, &quot;; [.G635]; &quot;, &quot;; [.H635]; &quot;, &quot;; [.I635]; &quot;, &quot;; [.J635]; &quot;, '&quot;; [.K635]; &quot;');&quot;)" office:value-type="string" office:string-value="INSERT INTO vehicle VALUES(DEFAULT, 'BMW', 'Z4', '1ZAf-iJH', 'car', 12039, 1, 0, 634, 70, '1N6AD0CU1AC281472');" calcext:value-type="string">
            <text:p>INSERT INTO vehicle VALUES(DEFAULT, 'BMW', 'Z4', '1ZAf-iJH', 'car', 12039, 1, 0, 634, 70, '1N6AD0CU1AC281472');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B2600</text:p>
          </table:table-cell>
          <table:table-cell office:value-type="string" calcext:value-type="string">
            <text:p>fEat-33i</text:p>
          </table:table-cell>
          <table:table-cell office:value-type="string" calcext:value-type="string">
            <text:p>car</text:p>
          </table:table-cell>
          <table:table-cell office:value-type="float" office:value="106087" calcext:value-type="float">
            <text:p>10608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35" calcext:value-type="float">
            <text:p>63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AUR4AFD4DN784118</text:p>
          </table:table-cell>
          <table:table-cell table:formula="of:=COM.MICROSOFT.CONCAT(&quot;INSERT INTO vehicle VALUES(DEFAULT, '&quot;; [.B636]; &quot;', '&quot;; [.C636]; &quot;', '&quot;; [.D636]; &quot;', '&quot;; [.E636]; &quot;', &quot;; [.F636]; &quot;, &quot;; [.G636]; &quot;, &quot;; [.H636]; &quot;, &quot;; [.I636]; &quot;, &quot;; [.J636]; &quot;, '&quot;; [.K636]; &quot;');&quot;)" office:value-type="string" office:string-value="INSERT INTO vehicle VALUES(DEFAULT, 'Mazda', 'B2600', 'fEat-33i', 'car', 106087, 1, 1, 635, 74, 'WAUR4AFD4DN784118');" calcext:value-type="string">
            <text:p>INSERT INTO vehicle VALUES(DEFAULT, 'Mazda', 'B2600', 'fEat-33i', 'car', 106087, 1, 1, 635, 74, 'WAUR4AFD4DN784118');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Bonneville</text:p>
          </table:table-cell>
          <table:table-cell office:value-type="string" calcext:value-type="string">
            <text:p>gp3a-c6I</text:p>
          </table:table-cell>
          <table:table-cell office:value-type="string" calcext:value-type="string">
            <text:p>car</text:p>
          </table:table-cell>
          <table:table-cell office:value-type="float" office:value="92570" calcext:value-type="float">
            <text:p>9257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D7TP2CT9BG576930</text:p>
          </table:table-cell>
          <table:table-cell table:formula="of:=COM.MICROSOFT.CONCAT(&quot;INSERT INTO vehicle VALUES(DEFAULT, '&quot;; [.B637]; &quot;', '&quot;; [.C637]; &quot;', '&quot;; [.D637]; &quot;', '&quot;; [.E637]; &quot;', &quot;; [.F637]; &quot;, &quot;; [.G637]; &quot;, &quot;; [.H637]; &quot;, &quot;; [.I637]; &quot;, &quot;; [.J637]; &quot;, '&quot;; [.K637]; &quot;');&quot;)" office:value-type="string" office:string-value="INSERT INTO vehicle VALUES(DEFAULT, 'Pontiac', 'Bonneville', 'gp3a-c6I', 'car', 92570, 1, 1, 636, 58, '3D7TP2CT9BG576930');" calcext:value-type="string">
            <text:p>INSERT INTO vehicle VALUES(DEFAULT, 'Pontiac', 'Bonneville', 'gp3a-c6I', 'car', 92570, 1, 1, 636, 58, '3D7TP2CT9BG576930');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Escalade</text:p>
          </table:table-cell>
          <table:table-cell office:value-type="string" calcext:value-type="string">
            <text:p>QjP7-qfp</text:p>
          </table:table-cell>
          <table:table-cell office:value-type="string" calcext:value-type="string">
            <text:p>car</text:p>
          </table:table-cell>
          <table:table-cell office:value-type="float" office:value="68023" calcext:value-type="float">
            <text:p>6802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N6AA0ED4FN765296</text:p>
          </table:table-cell>
          <table:table-cell table:formula="of:=COM.MICROSOFT.CONCAT(&quot;INSERT INTO vehicle VALUES(DEFAULT, '&quot;; [.B638]; &quot;', '&quot;; [.C638]; &quot;', '&quot;; [.D638]; &quot;', '&quot;; [.E638]; &quot;', &quot;; [.F638]; &quot;, &quot;; [.G638]; &quot;, &quot;; [.H638]; &quot;, &quot;; [.I638]; &quot;, &quot;; [.J638]; &quot;, '&quot;; [.K638]; &quot;');&quot;)" office:value-type="string" office:string-value="INSERT INTO vehicle VALUES(DEFAULT, 'Cadillac', 'Escalade', 'QjP7-qfp', 'car', 68023, 0, 0, 637, 19, '1N6AA0ED4FN765296');" calcext:value-type="string">
            <text:p>INSERT INTO vehicle VALUES(DEFAULT, 'Cadillac', 'Escalade', 'QjP7-qfp', 'car', 68023, 0, 0, 637, 19, '1N6AA0ED4FN765296');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Oldsmobile</text:p>
          </table:table-cell>
          <table:table-cell office:value-type="string" calcext:value-type="string">
            <text:p>Bravada</text:p>
          </table:table-cell>
          <table:table-cell office:value-type="string" calcext:value-type="string">
            <text:p>QUZh-rNU</text:p>
          </table:table-cell>
          <table:table-cell office:value-type="string" calcext:value-type="string">
            <text:p>car</text:p>
          </table:table-cell>
          <table:table-cell office:value-type="float" office:value="23317" calcext:value-type="float">
            <text:p>233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H4DC53866S231911</text:p>
          </table:table-cell>
          <table:table-cell table:formula="of:=COM.MICROSOFT.CONCAT(&quot;INSERT INTO vehicle VALUES(DEFAULT, '&quot;; [.B639]; &quot;', '&quot;; [.C639]; &quot;', '&quot;; [.D639]; &quot;', '&quot;; [.E639]; &quot;', &quot;; [.F639]; &quot;, &quot;; [.G639]; &quot;, &quot;; [.H639]; &quot;, &quot;; [.I639]; &quot;, &quot;; [.J639]; &quot;, '&quot;; [.K639]; &quot;');&quot;)" office:value-type="string" office:string-value="INSERT INTO vehicle VALUES(DEFAULT, 'Oldsmobile', 'Bravada', 'QUZh-rNU', 'car', 23317, 0, 1, 638, 28, 'JH4DC53866S231911');" calcext:value-type="string">
            <text:p>INSERT INTO vehicle VALUES(DEFAULT, 'Oldsmobile', 'Bravada', 'QUZh-rNU', 'car', 23317, 0, 1, 638, 28, 'JH4DC53866S231911');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Hummer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x0pN-KQP</text:p>
          </table:table-cell>
          <table:table-cell office:value-type="string" calcext:value-type="string">
            <text:p>car</text:p>
          </table:table-cell>
          <table:table-cell office:value-type="float" office:value="71869" calcext:value-type="float">
            <text:p>718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FAHP2D82FG891506</text:p>
          </table:table-cell>
          <table:table-cell table:formula="of:=COM.MICROSOFT.CONCAT(&quot;INSERT INTO vehicle VALUES(DEFAULT, '&quot;; [.B640]; &quot;', '&quot;; [.C640]; &quot;', '&quot;; [.D640]; &quot;', '&quot;; [.E640]; &quot;', &quot;; [.F640]; &quot;, &quot;; [.G640]; &quot;, &quot;; [.H640]; &quot;, &quot;; [.I640]; &quot;, &quot;; [.J640]; &quot;, '&quot;; [.K640]; &quot;');&quot;)" office:value-type="string" office:string-value="INSERT INTO vehicle VALUES(DEFAULT, 'Hummer', 'H2', 'x0pN-KQP', 'car', 71869, 1, 0, 639, 59, '1FAHP2D82FG891506');" calcext:value-type="string">
            <text:p>INSERT INTO vehicle VALUES(DEFAULT, 'Hummer', 'H2', 'x0pN-KQP', 'car', 71869, 1, 0, 639, 59, '1FAHP2D82FG891506');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LTD Crown Victoria</text:p>
          </table:table-cell>
          <table:table-cell office:value-type="string" calcext:value-type="string">
            <text:p>0IwE-TbN</text:p>
          </table:table-cell>
          <table:table-cell office:value-type="string" calcext:value-type="string">
            <text:p>car</text:p>
          </table:table-cell>
          <table:table-cell office:value-type="float" office:value="42686" calcext:value-type="float">
            <text:p>4268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KM8NU4CC8AU724242</text:p>
          </table:table-cell>
          <table:table-cell table:formula="of:=COM.MICROSOFT.CONCAT(&quot;INSERT INTO vehicle VALUES(DEFAULT, '&quot;; [.B641]; &quot;', '&quot;; [.C641]; &quot;', '&quot;; [.D641]; &quot;', '&quot;; [.E641]; &quot;', &quot;; [.F641]; &quot;, &quot;; [.G641]; &quot;, &quot;; [.H641]; &quot;, &quot;; [.I641]; &quot;, &quot;; [.J641]; &quot;, '&quot;; [.K641]; &quot;');&quot;)" office:value-type="string" office:string-value="INSERT INTO vehicle VALUES(DEFAULT, 'Ford', 'LTD Crown Victoria', '0IwE-TbN', 'car', 42686, 1, 1, 640, 71, 'KM8NU4CC8AU724242');" calcext:value-type="string">
            <text:p>INSERT INTO vehicle VALUES(DEFAULT, 'Ford', 'LTD Crown Victoria', '0IwE-TbN', 'car', 42686, 1, 1, 640, 71, 'KM8NU4CC8AU724242');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4oe6-rN4</text:p>
          </table:table-cell>
          <table:table-cell office:value-type="string" calcext:value-type="string">
            <text:p>car</text:p>
          </table:table-cell>
          <table:table-cell office:value-type="float" office:value="73501" calcext:value-type="float">
            <text:p>735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41" calcext:value-type="float">
            <text:p>6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VWAN7AN9EE585857</text:p>
          </table:table-cell>
          <table:table-cell table:formula="of:=COM.MICROSOFT.CONCAT(&quot;INSERT INTO vehicle VALUES(DEFAULT, '&quot;; [.B642]; &quot;', '&quot;; [.C642]; &quot;', '&quot;; [.D642]; &quot;', '&quot;; [.E642]; &quot;', &quot;; [.F642]; &quot;, &quot;; [.G642]; &quot;, &quot;; [.H642]; &quot;, &quot;; [.I642]; &quot;, &quot;; [.J642]; &quot;, '&quot;; [.K642]; &quot;');&quot;)" office:value-type="string" office:string-value="INSERT INTO vehicle VALUES(DEFAULT, 'Mitsubishi', 'Excel', '4oe6-rN4', 'car', 73501, 0, 1, 641, 70, 'WVWAN7AN9EE585857');" calcext:value-type="string">
            <text:p>INSERT INTO vehicle VALUES(DEFAULT, 'Mitsubishi', 'Excel', '4oe6-rN4', 'car', 73501, 0, 1, 641, 70, 'WVWAN7AN9EE585857');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Maybac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5Le-dtk</text:p>
          </table:table-cell>
          <table:table-cell office:value-type="string" calcext:value-type="string">
            <text:p>car</text:p>
          </table:table-cell>
          <table:table-cell office:value-type="float" office:value="31512" calcext:value-type="float">
            <text:p>315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G4WC582461265677</text:p>
          </table:table-cell>
          <table:table-cell table:formula="of:=COM.MICROSOFT.CONCAT(&quot;INSERT INTO vehicle VALUES(DEFAULT, '&quot;; [.B643]; &quot;', '&quot;; [.C643]; &quot;', '&quot;; [.D643]; &quot;', '&quot;; [.E643]; &quot;', &quot;; [.F643]; &quot;, &quot;; [.G643]; &quot;, &quot;; [.H643]; &quot;, &quot;; [.I643]; &quot;, &quot;; [.J643]; &quot;, '&quot;; [.K643]; &quot;');&quot;)" office:value-type="string" office:string-value="INSERT INTO vehicle VALUES(DEFAULT, 'Maybach', '57', 'L5Le-dtk', 'car', 31512, 0, 1, 642, 27, '2G4WC582461265677');" calcext:value-type="string">
            <text:p>INSERT INTO vehicle VALUES(DEFAULT, 'Maybach', '57', 'L5Le-dtk', 'car', 31512, 0, 1, 642, 27, '2G4WC582461265677');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AVD2-I9m</text:p>
          </table:table-cell>
          <table:table-cell office:value-type="string" calcext:value-type="string">
            <text:p>car</text:p>
          </table:table-cell>
          <table:table-cell office:value-type="float" office:value="96977" calcext:value-type="float">
            <text:p>969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43" calcext:value-type="float">
            <text:p>6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BAYG6C55FD666505</text:p>
          </table:table-cell>
          <table:table-cell table:formula="of:=COM.MICROSOFT.CONCAT(&quot;INSERT INTO vehicle VALUES(DEFAULT, '&quot;; [.B644]; &quot;', '&quot;; [.C644]; &quot;', '&quot;; [.D644]; &quot;', '&quot;; [.E644]; &quot;', &quot;; [.F644]; &quot;, &quot;; [.G644]; &quot;, &quot;; [.H644]; &quot;, &quot;; [.I644]; &quot;, &quot;; [.J644]; &quot;, '&quot;; [.K644]; &quot;');&quot;)" office:value-type="string" office:string-value="INSERT INTO vehicle VALUES(DEFAULT, 'Ford', 'F150', 'AVD2-I9m', 'car', 96977, 0, 1, 643, 8, 'WBAYG6C55FD666505');" calcext:value-type="string">
            <text:p>INSERT INTO vehicle VALUES(DEFAULT, 'Ford', 'F150', 'AVD2-I9m', 'car', 96977, 0, 1, 643, 8, 'WBAYG6C55FD666505');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G-Class</text:p>
          </table:table-cell>
          <table:table-cell office:value-type="string" calcext:value-type="string">
            <text:p>f4wW-zjD</text:p>
          </table:table-cell>
          <table:table-cell office:value-type="string" calcext:value-type="string">
            <text:p>car</text:p>
          </table:table-cell>
          <table:table-cell office:value-type="float" office:value="53217" calcext:value-type="float">
            <text:p>532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GYFC43599R560683</text:p>
          </table:table-cell>
          <table:table-cell table:formula="of:=COM.MICROSOFT.CONCAT(&quot;INSERT INTO vehicle VALUES(DEFAULT, '&quot;; [.B645]; &quot;', '&quot;; [.C645]; &quot;', '&quot;; [.D645]; &quot;', '&quot;; [.E645]; &quot;', &quot;; [.F645]; &quot;, &quot;; [.G645]; &quot;, &quot;; [.H645]; &quot;, &quot;; [.I645]; &quot;, &quot;; [.J645]; &quot;, '&quot;; [.K645]; &quot;');&quot;)" office:value-type="string" office:string-value="INSERT INTO vehicle VALUES(DEFAULT, 'Mercedes-Benz', 'G-Class', 'f4wW-zjD', 'car', 53217, 1, 0, 644, 42, '1GYFC43599R560683');" calcext:value-type="string">
            <text:p>INSERT INTO vehicle VALUES(DEFAULT, 'Mercedes-Benz', 'G-Class', 'f4wW-zjD', 'car', 53217, 1, 0, 644, 42, '1GYFC43599R560683');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ncND-pPK</text:p>
          </table:table-cell>
          <table:table-cell office:value-type="string" calcext:value-type="string">
            <text:p>car</text:p>
          </table:table-cell>
          <table:table-cell office:value-type="float" office:value="121622" calcext:value-type="float">
            <text:p>1216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1EFCFS5FR078772</text:p>
          </table:table-cell>
          <table:table-cell table:formula="of:=COM.MICROSOFT.CONCAT(&quot;INSERT INTO vehicle VALUES(DEFAULT, '&quot;; [.B646]; &quot;', '&quot;; [.C646]; &quot;', '&quot;; [.D646]; &quot;', '&quot;; [.E646]; &quot;', &quot;; [.F646]; &quot;, &quot;; [.G646]; &quot;, &quot;; [.H646]; &quot;, &quot;; [.I646]; &quot;, &quot;; [.J646]; &quot;, '&quot;; [.K646]; &quot;');&quot;)" office:value-type="string" office:string-value="INSERT INTO vehicle VALUES(DEFAULT, 'Kia', 'Sedona', 'ncND-pPK', 'car', 121622, 0, 1, 645, 1, 'WA1EFCFS5FR078772');" calcext:value-type="string">
            <text:p>INSERT INTO vehicle VALUES(DEFAULT, 'Kia', 'Sedona', 'ncND-pPK', 'car', 121622, 0, 1, 645, 1, 'WA1EFCFS5FR078772');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pPTp-vnN</text:p>
          </table:table-cell>
          <table:table-cell office:value-type="string" calcext:value-type="string">
            <text:p>car</text:p>
          </table:table-cell>
          <table:table-cell office:value-type="float" office:value="39131" calcext:value-type="float">
            <text:p>391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FADP0L33CR466244</text:p>
          </table:table-cell>
          <table:table-cell table:formula="of:=COM.MICROSOFT.CONCAT(&quot;INSERT INTO vehicle VALUES(DEFAULT, '&quot;; [.B647]; &quot;', '&quot;; [.C647]; &quot;', '&quot;; [.D647]; &quot;', '&quot;; [.E647]; &quot;', &quot;; [.F647]; &quot;, &quot;; [.G647]; &quot;, &quot;; [.H647]; &quot;, &quot;; [.I647]; &quot;, &quot;; [.J647]; &quot;, '&quot;; [.K647]; &quot;');&quot;)" office:value-type="string" office:string-value="INSERT INTO vehicle VALUES(DEFAULT, 'Honda', 'Accord', 'pPTp-vnN', 'car', 39131, 0, 1, 646, 30, '3FADP0L33CR466244');" calcext:value-type="string">
            <text:p>INSERT INTO vehicle VALUES(DEFAULT, 'Honda', 'Accord', 'pPTp-vnN', 'car', 39131, 0, 1, 646, 30, '3FADP0L33CR466244');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hevrolet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vdBs-bD2</text:p>
          </table:table-cell>
          <table:table-cell office:value-type="string" calcext:value-type="string">
            <text:p>car</text:p>
          </table:table-cell>
          <table:table-cell office:value-type="float" office:value="120792" calcext:value-type="float">
            <text:p>12079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ULT58E85A286731</text:p>
          </table:table-cell>
          <table:table-cell table:formula="of:=COM.MICROSOFT.CONCAT(&quot;INSERT INTO vehicle VALUES(DEFAULT, '&quot;; [.B648]; &quot;', '&quot;; [.C648]; &quot;', '&quot;; [.D648]; &quot;', '&quot;; [.E648]; &quot;', &quot;; [.F648]; &quot;, &quot;; [.G648]; &quot;, &quot;; [.H648]; &quot;, &quot;; [.I648]; &quot;, &quot;; [.J648]; &quot;, '&quot;; [.K648]; &quot;');&quot;)" office:value-type="string" office:string-value="INSERT INTO vehicle VALUES(DEFAULT, 'Chevrolet', '1500', 'vdBs-bD2', 'car', 120792, 0, 0, 647, 15, 'WAULT58E85A286731');" calcext:value-type="string">
            <text:p>INSERT INTO vehicle VALUES(DEFAULT, 'Chevrolet', '1500', 'vdBs-bD2', 'car', 120792, 0, 0, 647, 15, 'WAULT58E85A286731');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ntpq-kfg</text:p>
          </table:table-cell>
          <table:table-cell office:value-type="string" calcext:value-type="string">
            <text:p>car</text:p>
          </table:table-cell>
          <table:table-cell office:value-type="float" office:value="149235" calcext:value-type="float">
            <text:p>1492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BAEV33454P308797</text:p>
          </table:table-cell>
          <table:table-cell table:formula="of:=COM.MICROSOFT.CONCAT(&quot;INSERT INTO vehicle VALUES(DEFAULT, '&quot;; [.B649]; &quot;', '&quot;; [.C649]; &quot;', '&quot;; [.D649]; &quot;', '&quot;; [.E649]; &quot;', &quot;; [.F649]; &quot;, &quot;; [.G649]; &quot;, &quot;; [.H649]; &quot;, &quot;; [.I649]; &quot;, &quot;; [.J649]; &quot;, '&quot;; [.K649]; &quot;');&quot;)" office:value-type="string" office:string-value="INSERT INTO vehicle VALUES(DEFAULT, 'Dodge', 'Shadow', 'ntpq-kfg', 'car', 149235, 0, 1, 648, 26, 'WBAEV33454P308797');" calcext:value-type="string">
            <text:p>INSERT INTO vehicle VALUES(DEFAULT, 'Dodge', 'Shadow', 'ntpq-kfg', 'car', 149235, 0, 1, 648, 26, 'WBAEV33454P308797');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4qw2-IdY</text:p>
          </table:table-cell>
          <table:table-cell office:value-type="string" calcext:value-type="string">
            <text:p>car</text:p>
          </table:table-cell>
          <table:table-cell office:value-type="float" office:value="131707" calcext:value-type="float">
            <text:p>13170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N8AZ1MU2DW731632</text:p>
          </table:table-cell>
          <table:table-cell table:formula="of:=COM.MICROSOFT.CONCAT(&quot;INSERT INTO vehicle VALUES(DEFAULT, '&quot;; [.B650]; &quot;', '&quot;; [.C650]; &quot;', '&quot;; [.D650]; &quot;', '&quot;; [.E650]; &quot;', &quot;; [.F650]; &quot;, &quot;; [.G650]; &quot;, &quot;; [.H650]; &quot;, &quot;; [.I650]; &quot;, &quot;; [.J650]; &quot;, '&quot;; [.K650]; &quot;');&quot;)" office:value-type="string" office:string-value="INSERT INTO vehicle VALUES(DEFAULT, 'Audi', 'Q5', '4qw2-IdY', 'car', 131707, 1, 1, 649, 61, 'JN8AZ1MU2DW731632');" calcext:value-type="string">
            <text:p>INSERT INTO vehicle VALUES(DEFAULT, 'Audi', 'Q5', '4qw2-IdY', 'car', 131707, 1, 1, 649, 61, 'JN8AZ1MU2DW731632');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6</text:p>
          </table:table-cell>
          <table:table-cell office:value-type="string" calcext:value-type="string">
            <text:p>SFkK-gZ7</text:p>
          </table:table-cell>
          <table:table-cell office:value-type="string" calcext:value-type="string">
            <text:p>car</text:p>
          </table:table-cell>
          <table:table-cell office:value-type="float" office:value="116724" calcext:value-type="float">
            <text:p>1167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N4AL2EPXDC712944</text:p>
          </table:table-cell>
          <table:table-cell table:formula="of:=COM.MICROSOFT.CONCAT(&quot;INSERT INTO vehicle VALUES(DEFAULT, '&quot;; [.B651]; &quot;', '&quot;; [.C651]; &quot;', '&quot;; [.D651]; &quot;', '&quot;; [.E651]; &quot;', &quot;; [.F651]; &quot;, &quot;; [.G651]; &quot;, &quot;; [.H651]; &quot;, &quot;; [.I651]; &quot;, &quot;; [.J651]; &quot;, '&quot;; [.K651]; &quot;');&quot;)" office:value-type="string" office:string-value="INSERT INTO vehicle VALUES(DEFAULT, 'Mazda', 'Mazda6', 'SFkK-gZ7', 'car', 116724, 1, 0, 650, 70, '1N4AL2EPXDC712944');" calcext:value-type="string">
            <text:p>INSERT INTO vehicle VALUES(DEFAULT, 'Mazda', 'Mazda6', 'SFkK-gZ7', 'car', 116724, 1, 0, 650, 70, '1N4AL2EPXDC712944');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KRU5-JaO</text:p>
          </table:table-cell>
          <table:table-cell office:value-type="string" calcext:value-type="string">
            <text:p>car</text:p>
          </table:table-cell>
          <table:table-cell office:value-type="float" office:value="44893" calcext:value-type="float">
            <text:p>4489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XYKT3A16CG712861</text:p>
          </table:table-cell>
          <table:table-cell table:formula="of:=COM.MICROSOFT.CONCAT(&quot;INSERT INTO vehicle VALUES(DEFAULT, '&quot;; [.B652]; &quot;', '&quot;; [.C652]; &quot;', '&quot;; [.D652]; &quot;', '&quot;; [.E652]; &quot;', &quot;; [.F652]; &quot;, &quot;; [.G652]; &quot;, &quot;; [.H652]; &quot;, &quot;; [.I652]; &quot;, &quot;; [.J652]; &quot;, '&quot;; [.K652]; &quot;');&quot;)" office:value-type="string" office:string-value="INSERT INTO vehicle VALUES(DEFAULT, 'Jeep', 'Cherokee', 'KRU5-JaO', 'car', 44893, 1, 1, 651, 54, '5XYKT3A16CG712861');" calcext:value-type="string">
            <text:p>INSERT INTO vehicle VALUES(DEFAULT, 'Jeep', 'Cherokee', 'KRU5-JaO', 'car', 44893, 1, 1, 651, 54, '5XYKT3A16CG712861');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Grand Caravan</text:p>
          </table:table-cell>
          <table:table-cell office:value-type="string" calcext:value-type="string">
            <text:p>DZDR-TW4</text:p>
          </table:table-cell>
          <table:table-cell office:value-type="string" calcext:value-type="string">
            <text:p>car</text:p>
          </table:table-cell>
          <table:table-cell office:value-type="float" office:value="122218" calcext:value-type="float">
            <text:p>12221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FTEW1CM5BK791123</text:p>
          </table:table-cell>
          <table:table-cell table:formula="of:=COM.MICROSOFT.CONCAT(&quot;INSERT INTO vehicle VALUES(DEFAULT, '&quot;; [.B653]; &quot;', '&quot;; [.C653]; &quot;', '&quot;; [.D653]; &quot;', '&quot;; [.E653]; &quot;', &quot;; [.F653]; &quot;, &quot;; [.G653]; &quot;, &quot;; [.H653]; &quot;, &quot;; [.I653]; &quot;, &quot;; [.J653]; &quot;, '&quot;; [.K653]; &quot;');&quot;)" office:value-type="string" office:string-value="INSERT INTO vehicle VALUES(DEFAULT, 'Dodge', 'Grand Caravan', 'DZDR-TW4', 'car', 122218, 0, 0, 652, 56, '1FTEW1CM5BK791123');" calcext:value-type="string">
            <text:p>INSERT INTO vehicle VALUES(DEFAULT, 'Dodge', 'Grand Caravan', 'DZDR-TW4', 'car', 122218, 0, 0, 652, 56, '1FTEW1CM5BK791123');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Land Cruiser</text:p>
          </table:table-cell>
          <table:table-cell office:value-type="string" calcext:value-type="string">
            <text:p>umM9-gug</text:p>
          </table:table-cell>
          <table:table-cell office:value-type="string" calcext:value-type="string">
            <text:p>car</text:p>
          </table:table-cell>
          <table:table-cell office:value-type="float" office:value="104460" calcext:value-type="float">
            <text:p>10446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GYFK62807G024194</text:p>
          </table:table-cell>
          <table:table-cell table:formula="of:=COM.MICROSOFT.CONCAT(&quot;INSERT INTO vehicle VALUES(DEFAULT, '&quot;; [.B654]; &quot;', '&quot;; [.C654]; &quot;', '&quot;; [.D654]; &quot;', '&quot;; [.E654]; &quot;', &quot;; [.F654]; &quot;, &quot;; [.G654]; &quot;, &quot;; [.H654]; &quot;, &quot;; [.I654]; &quot;, &quot;; [.J654]; &quot;, '&quot;; [.K654]; &quot;');&quot;)" office:value-type="string" office:string-value="INSERT INTO vehicle VALUES(DEFAULT, 'Toyota', 'Land Cruiser', 'umM9-gug', 'car', 104460, 1, 0, 653, 50, '3GYFK62807G024194');" calcext:value-type="string">
            <text:p>INSERT INTO vehicle VALUES(DEFAULT, 'Toyota', 'Land Cruiser', 'umM9-gug', 'car', 104460, 1, 0, 653, 50, '3GYFK62807G024194');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zAly-YGm</text:p>
          </table:table-cell>
          <table:table-cell office:value-type="string" calcext:value-type="string">
            <text:p>car</text:p>
          </table:table-cell>
          <table:table-cell office:value-type="float" office:value="122758" calcext:value-type="float">
            <text:p>12275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ALME1D47AA434040</text:p>
          </table:table-cell>
          <table:table-cell table:formula="of:=COM.MICROSOFT.CONCAT(&quot;INSERT INTO vehicle VALUES(DEFAULT, '&quot;; [.B655]; &quot;', '&quot;; [.C655]; &quot;', '&quot;; [.D655]; &quot;', '&quot;; [.E655]; &quot;', &quot;; [.F655]; &quot;, &quot;; [.G655]; &quot;, &quot;; [.H655]; &quot;, &quot;; [.I655]; &quot;, &quot;; [.J655]; &quot;, '&quot;; [.K655]; &quot;');&quot;)" office:value-type="string" office:string-value="INSERT INTO vehicle VALUES(DEFAULT, 'Ford', 'Escape', 'zAly-YGm', 'car', 122758, 0, 0, 654, 54, 'SALME1D47AA434040');" calcext:value-type="string">
            <text:p>INSERT INTO vehicle VALUES(DEFAULT, 'Ford', 'Escape', 'zAly-YGm', 'car', 122758, 0, 0, 654, 54, 'SALME1D47AA434040');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o4xl-3A0</text:p>
          </table:table-cell>
          <table:table-cell office:value-type="string" calcext:value-type="string">
            <text:p>car</text:p>
          </table:table-cell>
          <table:table-cell office:value-type="float" office:value="49284" calcext:value-type="float">
            <text:p>492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N8AS5MT9AW899878</text:p>
          </table:table-cell>
          <table:table-cell table:formula="of:=COM.MICROSOFT.CONCAT(&quot;INSERT INTO vehicle VALUES(DEFAULT, '&quot;; [.B656]; &quot;', '&quot;; [.C656]; &quot;', '&quot;; [.D656]; &quot;', '&quot;; [.E656]; &quot;', &quot;; [.F656]; &quot;, &quot;; [.G656]; &quot;, &quot;; [.H656]; &quot;, &quot;; [.I656]; &quot;, &quot;; [.J656]; &quot;, '&quot;; [.K656]; &quot;');&quot;)" office:value-type="string" office:string-value="INSERT INTO vehicle VALUES(DEFAULT, 'Bentley', 'Continental', 'o4xl-3A0', 'car', 49284, 0, 1, 655, 30, 'JN8AS5MT9AW899878');" calcext:value-type="string">
            <text:p>INSERT INTO vehicle VALUES(DEFAULT, 'Bentley', 'Continental', 'o4xl-3A0', 'car', 49284, 0, 1, 655, 30, 'JN8AS5MT9AW899878');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MtwS-3co</text:p>
          </table:table-cell>
          <table:table-cell office:value-type="string" calcext:value-type="string">
            <text:p>car</text:p>
          </table:table-cell>
          <table:table-cell office:value-type="float" office:value="73664" calcext:value-type="float">
            <text:p>736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56" calcext:value-type="float">
            <text:p>6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ZVBP8AM7D5046452</text:p>
          </table:table-cell>
          <table:table-cell table:formula="of:=COM.MICROSOFT.CONCAT(&quot;INSERT INTO vehicle VALUES(DEFAULT, '&quot;; [.B657]; &quot;', '&quot;; [.C657]; &quot;', '&quot;; [.D657]; &quot;', '&quot;; [.E657]; &quot;', &quot;; [.F657]; &quot;, &quot;; [.G657]; &quot;, &quot;; [.H657]; &quot;, &quot;; [.I657]; &quot;, &quot;; [.J657]; &quot;, '&quot;; [.K657]; &quot;');&quot;)" office:value-type="string" office:string-value="INSERT INTO vehicle VALUES(DEFAULT, 'Buick', 'Regal', 'MtwS-3co', 'car', 73664, 0, 1, 656, 57, '1ZVBP8AM7D5046452');" calcext:value-type="string">
            <text:p>INSERT INTO vehicle VALUES(DEFAULT, 'Buick', 'Regal', 'MtwS-3co', 'car', 73664, 0, 1, 656, 57, '1ZVBP8AM7D5046452');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Y81-ttP</text:p>
          </table:table-cell>
          <table:table-cell office:value-type="string" calcext:value-type="string">
            <text:p>car</text:p>
          </table:table-cell>
          <table:table-cell office:value-type="float" office:value="124503" calcext:value-type="float">
            <text:p>12450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AUUFAFH0BN073214</text:p>
          </table:table-cell>
          <table:table-cell table:formula="of:=COM.MICROSOFT.CONCAT(&quot;INSERT INTO vehicle VALUES(DEFAULT, '&quot;; [.B658]; &quot;', '&quot;; [.C658]; &quot;', '&quot;; [.D658]; &quot;', '&quot;; [.E658]; &quot;', &quot;; [.F658]; &quot;, &quot;; [.G658]; &quot;, &quot;; [.H658]; &quot;, &quot;; [.I658]; &quot;, &quot;; [.J658]; &quot;, '&quot;; [.K658]; &quot;');&quot;)" office:value-type="string" office:string-value="INSERT INTO vehicle VALUES(DEFAULT, 'Audi', 'A4', 'EY81-ttP', 'car', 124503, 0, 0, 657, 37, 'WAUUFAFH0BN073214');" calcext:value-type="string">
            <text:p>INSERT INTO vehicle VALUES(DEFAULT, 'Audi', 'A4', 'EY81-ttP', 'car', 124503, 0, 0, 657, 37, 'WAUUFAFH0BN073214');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-Class</text:p>
          </table:table-cell>
          <table:table-cell office:value-type="string" calcext:value-type="string">
            <text:p>BSiS-mOO</text:p>
          </table:table-cell>
          <table:table-cell office:value-type="string" calcext:value-type="string">
            <text:p>car</text:p>
          </table:table-cell>
          <table:table-cell office:value-type="float" office:value="138463" calcext:value-type="float">
            <text:p>13846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N4AL2AP5CN706638</text:p>
          </table:table-cell>
          <table:table-cell table:formula="of:=COM.MICROSOFT.CONCAT(&quot;INSERT INTO vehicle VALUES(DEFAULT, '&quot;; [.B659]; &quot;', '&quot;; [.C659]; &quot;', '&quot;; [.D659]; &quot;', '&quot;; [.E659]; &quot;', &quot;; [.F659]; &quot;, &quot;; [.G659]; &quot;, &quot;; [.H659]; &quot;, &quot;; [.I659]; &quot;, &quot;; [.J659]; &quot;, '&quot;; [.K659]; &quot;');&quot;)" office:value-type="string" office:string-value="INSERT INTO vehicle VALUES(DEFAULT, 'Mercedes-Benz', 'C-Class', 'BSiS-mOO', 'car', 138463, 1, 0, 658, 6, '1N4AL2AP5CN706638');" calcext:value-type="string">
            <text:p>INSERT INTO vehicle VALUES(DEFAULT, 'Mercedes-Benz', 'C-Class', 'BSiS-mOO', 'car', 138463, 1, 0, 658, 6, '1N4AL2AP5CN706638');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lon</text:p>
          </table:table-cell>
          <table:table-cell office:value-type="string" calcext:value-type="string">
            <text:p>Ni59-0qa</text:p>
          </table:table-cell>
          <table:table-cell office:value-type="string" calcext:value-type="string">
            <text:p>car</text:p>
          </table:table-cell>
          <table:table-cell office:value-type="float" office:value="109139" calcext:value-type="float">
            <text:p>10913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TEW1CF1FK746574</text:p>
          </table:table-cell>
          <table:table-cell table:formula="of:=COM.MICROSOFT.CONCAT(&quot;INSERT INTO vehicle VALUES(DEFAULT, '&quot;; [.B660]; &quot;', '&quot;; [.C660]; &quot;', '&quot;; [.D660]; &quot;', '&quot;; [.E660]; &quot;', &quot;; [.F660]; &quot;, &quot;; [.G660]; &quot;, &quot;; [.H660]; &quot;, &quot;; [.I660]; &quot;, &quot;; [.J660]; &quot;, '&quot;; [.K660]; &quot;');&quot;)" office:value-type="string" office:string-value="INSERT INTO vehicle VALUES(DEFAULT, 'Toyota', 'Avalon', 'Ni59-0qa', 'car', 109139, 1, 1, 659, 24, '1FTEW1CF1FK746574');" calcext:value-type="string">
            <text:p>INSERT INTO vehicle VALUES(DEFAULT, 'Toyota', 'Avalon', 'Ni59-0qa', 'car', 109139, 1, 1, 659, 24, '1FTEW1CF1FK746574');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Panamera</text:p>
          </table:table-cell>
          <table:table-cell office:value-type="string" calcext:value-type="string">
            <text:p>bzbm-kTr</text:p>
          </table:table-cell>
          <table:table-cell office:value-type="string" calcext:value-type="string">
            <text:p>car</text:p>
          </table:table-cell>
          <table:table-cell office:value-type="float" office:value="55332" calcext:value-type="float">
            <text:p>553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FMHK7B84BG231625</text:p>
          </table:table-cell>
          <table:table-cell table:formula="of:=COM.MICROSOFT.CONCAT(&quot;INSERT INTO vehicle VALUES(DEFAULT, '&quot;; [.B661]; &quot;', '&quot;; [.C661]; &quot;', '&quot;; [.D661]; &quot;', '&quot;; [.E661]; &quot;', &quot;; [.F661]; &quot;, &quot;; [.G661]; &quot;, &quot;; [.H661]; &quot;, &quot;; [.I661]; &quot;, &quot;; [.J661]; &quot;, '&quot;; [.K661]; &quot;');&quot;)" office:value-type="string" office:string-value="INSERT INTO vehicle VALUES(DEFAULT, 'Porsche', 'Panamera', 'bzbm-kTr', 'car', 55332, 0, 1, 660, 62, '1FMHK7B84BG231625');" calcext:value-type="string">
            <text:p>INSERT INTO vehicle VALUES(DEFAULT, 'Porsche', 'Panamera', 'bzbm-kTr', 'car', 55332, 0, 1, 660, 62, '1FMHK7B84BG231625');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300SE</text:p>
          </table:table-cell>
          <table:table-cell office:value-type="string" calcext:value-type="string">
            <text:p>Ck68-HAA</text:p>
          </table:table-cell>
          <table:table-cell office:value-type="string" calcext:value-type="string">
            <text:p>car</text:p>
          </table:table-cell>
          <table:table-cell office:value-type="float" office:value="84444" calcext:value-type="float">
            <text:p>8444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MJU1J56AE106104</text:p>
          </table:table-cell>
          <table:table-cell table:formula="of:=COM.MICROSOFT.CONCAT(&quot;INSERT INTO vehicle VALUES(DEFAULT, '&quot;; [.B662]; &quot;', '&quot;; [.C662]; &quot;', '&quot;; [.D662]; &quot;', '&quot;; [.E662]; &quot;', &quot;; [.F662]; &quot;, &quot;; [.G662]; &quot;, &quot;; [.H662]; &quot;, &quot;; [.I662]; &quot;, &quot;; [.J662]; &quot;, '&quot;; [.K662]; &quot;');&quot;)" office:value-type="string" office:string-value="INSERT INTO vehicle VALUES(DEFAULT, 'Mercedes-Benz', '300SE', 'Ck68-HAA', 'car', 84444, 1, 1, 661, 47, '1FMJU1J56AE106104');" calcext:value-type="string">
            <text:p>INSERT INTO vehicle VALUES(DEFAULT, 'Mercedes-Benz', '300SE', 'Ck68-HAA', 'car', 84444, 1, 1, 661, 47, '1FMJU1J56AE106104');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Grand Cherokee</text:p>
          </table:table-cell>
          <table:table-cell office:value-type="string" calcext:value-type="string">
            <text:p>Mhx9-63W</text:p>
          </table:table-cell>
          <table:table-cell office:value-type="string" calcext:value-type="string">
            <text:p>car</text:p>
          </table:table-cell>
          <table:table-cell office:value-type="float" office:value="112765" calcext:value-type="float">
            <text:p>11276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BA3N9C53EF297860</text:p>
          </table:table-cell>
          <table:table-cell table:formula="of:=COM.MICROSOFT.CONCAT(&quot;INSERT INTO vehicle VALUES(DEFAULT, '&quot;; [.B663]; &quot;', '&quot;; [.C663]; &quot;', '&quot;; [.D663]; &quot;', '&quot;; [.E663]; &quot;', &quot;; [.F663]; &quot;, &quot;; [.G663]; &quot;, &quot;; [.H663]; &quot;, &quot;; [.I663]; &quot;, &quot;; [.J663]; &quot;, '&quot;; [.K663]; &quot;');&quot;)" office:value-type="string" office:string-value="INSERT INTO vehicle VALUES(DEFAULT, 'Jeep', 'Grand Cherokee', 'Mhx9-63W', 'car', 112765, 0, 0, 662, 34, 'WBA3N9C53EF297860');" calcext:value-type="string">
            <text:p>INSERT INTO vehicle VALUES(DEFAULT, 'Jeep', 'Grand Cherokee', 'Mhx9-63W', 'car', 112765, 0, 0, 662, 34, 'WBA3N9C53EF297860');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Dl6R-Ffa</text:p>
          </table:table-cell>
          <table:table-cell office:value-type="string" calcext:value-type="string">
            <text:p>car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FLDCFP0EG346234</text:p>
          </table:table-cell>
          <table:table-cell table:formula="of:=COM.MICROSOFT.CONCAT(&quot;INSERT INTO vehicle VALUES(DEFAULT, '&quot;; [.B664]; &quot;', '&quot;; [.C664]; &quot;', '&quot;; [.D664]; &quot;', '&quot;; [.E664]; &quot;', &quot;; [.F664]; &quot;, &quot;; [.G664]; &quot;, &quot;; [.H664]; &quot;, &quot;; [.I664]; &quot;, &quot;; [.J664]; &quot;, '&quot;; [.K664]; &quot;');&quot;)" office:value-type="string" office:string-value="INSERT INTO vehicle VALUES(DEFAULT, 'Nissan', 'Quest', 'Dl6R-Ffa', 'car', 5979, 1, 0, 663, 23, 'SCFLDCFP0EG346234');" calcext:value-type="string">
            <text:p>INSERT INTO vehicle VALUES(DEFAULT, 'Nissan', 'Quest', 'Dl6R-Ffa', 'car', 5979, 1, 0, 663, 23, 'SCFLDCFP0EG346234');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Venza</text:p>
          </table:table-cell>
          <table:table-cell office:value-type="string" calcext:value-type="string">
            <text:p>mVrK-Jpv</text:p>
          </table:table-cell>
          <table:table-cell office:value-type="string" calcext:value-type="string">
            <text:p>car</text:p>
          </table:table-cell>
          <table:table-cell office:value-type="float" office:value="11880" calcext:value-type="float">
            <text:p>118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AJWA2GZXE8600073</text:p>
          </table:table-cell>
          <table:table-cell table:formula="of:=COM.MICROSOFT.CONCAT(&quot;INSERT INTO vehicle VALUES(DEFAULT, '&quot;; [.B665]; &quot;', '&quot;; [.C665]; &quot;', '&quot;; [.D665]; &quot;', '&quot;; [.E665]; &quot;', &quot;; [.F665]; &quot;, &quot;; [.G665]; &quot;, &quot;; [.H665]; &quot;, &quot;; [.I665]; &quot;, &quot;; [.J665]; &quot;, '&quot;; [.K665]; &quot;');&quot;)" office:value-type="string" office:string-value="INSERT INTO vehicle VALUES(DEFAULT, 'Toyota', 'Venza', 'mVrK-Jpv', 'car', 11880, 1, 0, 664, 60, 'SAJWA2GZXE8600073');" calcext:value-type="string">
            <text:p>INSERT INTO vehicle VALUES(DEFAULT, 'Toyota', 'Venza', 'mVrK-Jpv', 'car', 11880, 1, 0, 664, 60, 'SAJWA2GZXE8600073');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1 Series</text:p>
          </table:table-cell>
          <table:table-cell office:value-type="string" calcext:value-type="string">
            <text:p>K6N6-EKP</text:p>
          </table:table-cell>
          <table:table-cell office:value-type="string" calcext:value-type="string">
            <text:p>car</text:p>
          </table:table-cell>
          <table:table-cell office:value-type="float" office:value="43464" calcext:value-type="float">
            <text:p>4346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T1BURHEXFC672745</text:p>
          </table:table-cell>
          <table:table-cell table:formula="of:=COM.MICROSOFT.CONCAT(&quot;INSERT INTO vehicle VALUES(DEFAULT, '&quot;; [.B666]; &quot;', '&quot;; [.C666]; &quot;', '&quot;; [.D666]; &quot;', '&quot;; [.E666]; &quot;', &quot;; [.F666]; &quot;, &quot;; [.G666]; &quot;, &quot;; [.H666]; &quot;, &quot;; [.I666]; &quot;, &quot;; [.J666]; &quot;, '&quot;; [.K666]; &quot;');&quot;)" office:value-type="string" office:string-value="INSERT INTO vehicle VALUES(DEFAULT, 'BMW', '1 Series', 'K6N6-EKP', 'car', 43464, 1, 0, 665, 21, '2T1BURHEXFC672745');" calcext:value-type="string">
            <text:p>INSERT INTO vehicle VALUES(DEFAULT, 'BMW', '1 Series', 'K6N6-EKP', 'car', 43464, 1, 0, 665, 21, '2T1BURHEXFC672745');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i-290</text:p>
          </table:table-cell>
          <table:table-cell office:value-type="string" calcext:value-type="string">
            <text:p>IE3k-AGt</text:p>
          </table:table-cell>
          <table:table-cell office:value-type="string" calcext:value-type="string">
            <text:p>car</text:p>
          </table:table-cell>
          <table:table-cell office:value-type="float" office:value="106069" calcext:value-type="float">
            <text:p>10606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G6DL8E34C0816629</text:p>
          </table:table-cell>
          <table:table-cell table:formula="of:=COM.MICROSOFT.CONCAT(&quot;INSERT INTO vehicle VALUES(DEFAULT, '&quot;; [.B667]; &quot;', '&quot;; [.C667]; &quot;', '&quot;; [.D667]; &quot;', '&quot;; [.E667]; &quot;', &quot;; [.F667]; &quot;, &quot;; [.G667]; &quot;, &quot;; [.H667]; &quot;, &quot;; [.I667]; &quot;, &quot;; [.J667]; &quot;, '&quot;; [.K667]; &quot;');&quot;)" office:value-type="string" office:string-value="INSERT INTO vehicle VALUES(DEFAULT, 'Isuzu', 'i-290', 'IE3k-AGt', 'car', 106069, 1, 1, 666, 69, '1G6DL8E34C0816629');" calcext:value-type="string">
            <text:p>INSERT INTO vehicle VALUES(DEFAULT, 'Isuzu', 'i-290', 'IE3k-AGt', 'car', 106069, 1, 1, 666, 69, '1G6DL8E34C0816629');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OBDa-ctd</text:p>
          </table:table-cell>
          <table:table-cell office:value-type="string" calcext:value-type="string">
            <text:p>car</text:p>
          </table:table-cell>
          <table:table-cell office:value-type="float" office:value="131480" calcext:value-type="float">
            <text:p>1314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NDJT2A5XD7622684</text:p>
          </table:table-cell>
          <table:table-cell table:formula="of:=COM.MICROSOFT.CONCAT(&quot;INSERT INTO vehicle VALUES(DEFAULT, '&quot;; [.B668]; &quot;', '&quot;; [.C668]; &quot;', '&quot;; [.D668]; &quot;', '&quot;; [.E668]; &quot;', &quot;; [.F668]; &quot;, &quot;; [.G668]; &quot;, &quot;; [.H668]; &quot;, &quot;; [.I668]; &quot;, &quot;; [.J668]; &quot;, '&quot;; [.K668]; &quot;');&quot;)" office:value-type="string" office:string-value="INSERT INTO vehicle VALUES(DEFAULT, 'Porsche', 'Cayenne', 'OBDa-ctd', 'car', 131480, 1, 0, 667, 20, 'KNDJT2A5XD7622684');" calcext:value-type="string">
            <text:p>INSERT INTO vehicle VALUES(DEFAULT, 'Porsche', 'Cayenne', 'OBDa-ctd', 'car', 131480, 1, 0, 667, 20, 'KNDJT2A5XD7622684');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K6QY-2xd</text:p>
          </table:table-cell>
          <table:table-cell office:value-type="string" calcext:value-type="string">
            <text:p>car</text:p>
          </table:table-cell>
          <table:table-cell office:value-type="float" office:value="10177" calcext:value-type="float">
            <text:p>1017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N6AF0KY1FN423264</text:p>
          </table:table-cell>
          <table:table-cell table:formula="of:=COM.MICROSOFT.CONCAT(&quot;INSERT INTO vehicle VALUES(DEFAULT, '&quot;; [.B669]; &quot;', '&quot;; [.C669]; &quot;', '&quot;; [.D669]; &quot;', '&quot;; [.E669]; &quot;', &quot;; [.F669]; &quot;, &quot;; [.G669]; &quot;, &quot;; [.H669]; &quot;, &quot;; [.I669]; &quot;, &quot;; [.J669]; &quot;, '&quot;; [.K669]; &quot;');&quot;)" office:value-type="string" office:string-value="INSERT INTO vehicle VALUES(DEFAULT, 'Honda', 'Accord', 'K6QY-2xd', 'car', 10177, 1, 0, 668, 58, '1N6AF0KY1FN423264');" calcext:value-type="string">
            <text:p>INSERT INTO vehicle VALUES(DEFAULT, 'Honda', 'Accord', 'K6QY-2xd', 'car', 10177, 1, 0, 668, 58, '1N6AF0KY1FN423264');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Veracruz</text:p>
          </table:table-cell>
          <table:table-cell office:value-type="string" calcext:value-type="string">
            <text:p>sU8B-1Ng</text:p>
          </table:table-cell>
          <table:table-cell office:value-type="string" calcext:value-type="string">
            <text:p>car</text:p>
          </table:table-cell>
          <table:table-cell office:value-type="float" office:value="86050" calcext:value-type="float">
            <text:p>8605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AUKF68E25A269545</text:p>
          </table:table-cell>
          <table:table-cell table:formula="of:=COM.MICROSOFT.CONCAT(&quot;INSERT INTO vehicle VALUES(DEFAULT, '&quot;; [.B670]; &quot;', '&quot;; [.C670]; &quot;', '&quot;; [.D670]; &quot;', '&quot;; [.E670]; &quot;', &quot;; [.F670]; &quot;, &quot;; [.G670]; &quot;, &quot;; [.H670]; &quot;, &quot;; [.I670]; &quot;, &quot;; [.J670]; &quot;, '&quot;; [.K670]; &quot;');&quot;)" office:value-type="string" office:string-value="INSERT INTO vehicle VALUES(DEFAULT, 'Hyundai', 'Veracruz', 'sU8B-1Ng', 'car', 86050, 0, 0, 669, 74, 'WAUKF68E25A269545');" calcext:value-type="string">
            <text:p>INSERT INTO vehicle VALUES(DEFAULT, 'Hyundai', 'Veracruz', 'sU8B-1Ng', 'car', 86050, 0, 0, 669, 74, 'WAUKF68E25A269545');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Xterra</text:p>
          </table:table-cell>
          <table:table-cell office:value-type="string" calcext:value-type="string">
            <text:p>R58Q-k4S</text:p>
          </table:table-cell>
          <table:table-cell office:value-type="string" calcext:value-type="string">
            <text:p>car</text:p>
          </table:table-cell>
          <table:table-cell office:value-type="float" office:value="43258" calcext:value-type="float">
            <text:p>4325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UXWX9C5XDL054393</text:p>
          </table:table-cell>
          <table:table-cell table:formula="of:=COM.MICROSOFT.CONCAT(&quot;INSERT INTO vehicle VALUES(DEFAULT, '&quot;; [.B671]; &quot;', '&quot;; [.C671]; &quot;', '&quot;; [.D671]; &quot;', '&quot;; [.E671]; &quot;', &quot;; [.F671]; &quot;, &quot;; [.G671]; &quot;, &quot;; [.H671]; &quot;, &quot;; [.I671]; &quot;, &quot;; [.J671]; &quot;, '&quot;; [.K671]; &quot;');&quot;)" office:value-type="string" office:string-value="INSERT INTO vehicle VALUES(DEFAULT, 'Nissan', 'Xterra', 'R58Q-k4S', 'car', 43258, 0, 0, 670, 56, '5UXWX9C5XDL054393');" calcext:value-type="string">
            <text:p>INSERT INTO vehicle VALUES(DEFAULT, 'Nissan', 'Xterra', 'R58Q-k4S', 'car', 43258, 0, 0, 670, 56, '5UXWX9C5XDL054393');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Ecf1-pRo</text:p>
          </table:table-cell>
          <table:table-cell office:value-type="string" calcext:value-type="string">
            <text:p>car</text:p>
          </table:table-cell>
          <table:table-cell office:value-type="float" office:value="15484" calcext:value-type="float">
            <text:p>1548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A1LMAFE8DD699462</text:p>
          </table:table-cell>
          <table:table-cell table:formula="of:=COM.MICROSOFT.CONCAT(&quot;INSERT INTO vehicle VALUES(DEFAULT, '&quot;; [.B672]; &quot;', '&quot;; [.C672]; &quot;', '&quot;; [.D672]; &quot;', '&quot;; [.E672]; &quot;', &quot;; [.F672]; &quot;, &quot;; [.G672]; &quot;, &quot;; [.H672]; &quot;, &quot;; [.I672]; &quot;, &quot;; [.J672]; &quot;, '&quot;; [.K672]; &quot;');&quot;)" office:value-type="string" office:string-value="INSERT INTO vehicle VALUES(DEFAULT, 'Land Rover', 'Defender', 'Ecf1-pRo', 'car', 15484, 0, 0, 671, 68, 'WA1LMAFE8DD699462');" calcext:value-type="string">
            <text:p>INSERT INTO vehicle VALUES(DEFAULT, 'Land Rover', 'Defender', 'Ecf1-pRo', 'car', 15484, 0, 0, 671, 68, 'WA1LMAFE8DD699462');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RX-8</text:p>
          </table:table-cell>
          <table:table-cell office:value-type="string" calcext:value-type="string">
            <text:p>mafj-SOD</text:p>
          </table:table-cell>
          <table:table-cell office:value-type="string" calcext:value-type="string">
            <text:p>car</text:p>
          </table:table-cell>
          <table:table-cell office:value-type="float" office:value="15752" calcext:value-type="float">
            <text:p>1575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AFX6A80F5775453</text:p>
          </table:table-cell>
          <table:table-cell table:formula="of:=COM.MICROSOFT.CONCAT(&quot;INSERT INTO vehicle VALUES(DEFAULT, '&quot;; [.B673]; &quot;', '&quot;; [.C673]; &quot;', '&quot;; [.D673]; &quot;', '&quot;; [.E673]; &quot;', &quot;; [.F673]; &quot;, &quot;; [.G673]; &quot;, &quot;; [.H673]; &quot;, &quot;; [.I673]; &quot;, &quot;; [.J673]; &quot;, '&quot;; [.K673]; &quot;');&quot;)" office:value-type="string" office:string-value="INSERT INTO vehicle VALUES(DEFAULT, 'Mazda', 'RX-8', 'mafj-SOD', 'car', 15752, 1, 1, 672, 5, 'KNAFX6A80F5775453');" calcext:value-type="string">
            <text:p>INSERT INTO vehicle VALUES(DEFAULT, 'Mazda', 'RX-8', 'mafj-SOD', 'car', 15752, 1, 1, 672, 5, 'KNAFX6A80F5775453');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Lumina</text:p>
          </table:table-cell>
          <table:table-cell office:value-type="string" calcext:value-type="string">
            <text:p>65m4-P5B</text:p>
          </table:table-cell>
          <table:table-cell office:value-type="string" calcext:value-type="string">
            <text:p>car</text:p>
          </table:table-cell>
          <table:table-cell office:value-type="float" office:value="45034" calcext:value-type="float">
            <text:p>450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73" calcext:value-type="float">
            <text:p>6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UXFB33522L282011</text:p>
          </table:table-cell>
          <table:table-cell table:formula="of:=COM.MICROSOFT.CONCAT(&quot;INSERT INTO vehicle VALUES(DEFAULT, '&quot;; [.B674]; &quot;', '&quot;; [.C674]; &quot;', '&quot;; [.D674]; &quot;', '&quot;; [.E674]; &quot;', &quot;; [.F674]; &quot;, &quot;; [.G674]; &quot;, &quot;; [.H674]; &quot;, &quot;; [.I674]; &quot;, &quot;; [.J674]; &quot;, '&quot;; [.K674]; &quot;');&quot;)" office:value-type="string" office:string-value="INSERT INTO vehicle VALUES(DEFAULT, 'Chevrolet', 'Lumina', '65m4-P5B', 'car', 45034, 0, 1, 673, 5, '5UXFB33522L282011');" calcext:value-type="string">
            <text:p>INSERT INTO vehicle VALUES(DEFAULT, 'Chevrolet', 'Lumina', '65m4-P5B', 'car', 45034, 0, 1, 673, 5, '5UXFB33522L282011');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6mup-K4Z</text:p>
          </table:table-cell>
          <table:table-cell office:value-type="string" calcext:value-type="string">
            <text:p>car</text:p>
          </table:table-cell>
          <table:table-cell office:value-type="float" office:value="34394" calcext:value-type="float">
            <text:p>3439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H4CU2F40CC253134</text:p>
          </table:table-cell>
          <table:table-cell table:formula="of:=COM.MICROSOFT.CONCAT(&quot;INSERT INTO vehicle VALUES(DEFAULT, '&quot;; [.B675]; &quot;', '&quot;; [.C675]; &quot;', '&quot;; [.D675]; &quot;', '&quot;; [.E675]; &quot;', &quot;; [.F675]; &quot;, &quot;; [.G675]; &quot;, &quot;; [.H675]; &quot;, &quot;; [.I675]; &quot;, &quot;; [.J675]; &quot;, '&quot;; [.K675]; &quot;');&quot;)" office:value-type="string" office:string-value="INSERT INTO vehicle VALUES(DEFAULT, 'Volkswagen', 'Passat', '6mup-K4Z', 'car', 34394, 0, 0, 674, 64, 'JH4CU2F40CC253134');" calcext:value-type="string">
            <text:p>INSERT INTO vehicle VALUES(DEFAULT, 'Volkswagen', 'Passat', '6mup-K4Z', 'car', 34394, 0, 0, 674, 64, 'JH4CU2F40CC253134');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Murciélago</text:p>
          </table:table-cell>
          <table:table-cell office:value-type="string" calcext:value-type="string">
            <text:p>lYeu-foP</text:p>
          </table:table-cell>
          <table:table-cell office:value-type="string" calcext:value-type="string">
            <text:p>car</text:p>
          </table:table-cell>
          <table:table-cell office:value-type="float" office:value="50819" calcext:value-type="float">
            <text:p>508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D7CE5GK5AS150748</text:p>
          </table:table-cell>
          <table:table-cell table:formula="of:=COM.MICROSOFT.CONCAT(&quot;INSERT INTO vehicle VALUES(DEFAULT, '&quot;; [.B676]; &quot;', '&quot;; [.C676]; &quot;', '&quot;; [.D676]; &quot;', '&quot;; [.E676]; &quot;', &quot;; [.F676]; &quot;, &quot;; [.G676]; &quot;, &quot;; [.H676]; &quot;, &quot;; [.I676]; &quot;, &quot;; [.J676]; &quot;, '&quot;; [.K676]; &quot;');&quot;)" office:value-type="string" office:string-value="INSERT INTO vehicle VALUES(DEFAULT, 'Lamborghini', 'Murciélago', 'lYeu-foP', 'car', 50819, 1, 0, 675, 13, '1D7CE5GK5AS150748');" calcext:value-type="string">
            <text:p>INSERT INTO vehicle VALUES(DEFAULT, 'Lamborghini', 'Murciélago', 'lYeu-foP', 'car', 50819, 1, 0, 675, 13, '1D7CE5GK5AS150748');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amaro</text:p>
          </table:table-cell>
          <table:table-cell office:value-type="string" calcext:value-type="string">
            <text:p>mCJX-NVB</text:p>
          </table:table-cell>
          <table:table-cell office:value-type="string" calcext:value-type="string">
            <text:p>car</text:p>
          </table:table-cell>
          <table:table-cell office:value-type="float" office:value="6845" calcext:value-type="float">
            <text:p>68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76" calcext:value-type="float">
            <text:p>6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UAW2AFC1EN867402</text:p>
          </table:table-cell>
          <table:table-cell table:formula="of:=COM.MICROSOFT.CONCAT(&quot;INSERT INTO vehicle VALUES(DEFAULT, '&quot;; [.B677]; &quot;', '&quot;; [.C677]; &quot;', '&quot;; [.D677]; &quot;', '&quot;; [.E677]; &quot;', &quot;; [.F677]; &quot;, &quot;; [.G677]; &quot;, &quot;; [.H677]; &quot;, &quot;; [.I677]; &quot;, &quot;; [.J677]; &quot;, '&quot;; [.K677]; &quot;');&quot;)" office:value-type="string" office:string-value="INSERT INTO vehicle VALUES(DEFAULT, 'Chevrolet', 'Camaro', 'mCJX-NVB', 'car', 6845, 0, 1, 676, 18, 'WUAW2AFC1EN867402');" calcext:value-type="string">
            <text:p>INSERT INTO vehicle VALUES(DEFAULT, 'Chevrolet', 'Camaro', 'mCJX-NVB', 'car', 6845, 0, 1, 676, 18, 'WUAW2AFC1EN867402');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y4DM-On6</text:p>
          </table:table-cell>
          <table:table-cell office:value-type="string" calcext:value-type="string">
            <text:p>car</text:p>
          </table:table-cell>
          <table:table-cell office:value-type="float" office:value="103783" calcext:value-type="float">
            <text:p>1037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77" calcext:value-type="float">
            <text:p>67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BAPT7C55AC152830</text:p>
          </table:table-cell>
          <table:table-cell table:formula="of:=COM.MICROSOFT.CONCAT(&quot;INSERT INTO vehicle VALUES(DEFAULT, '&quot;; [.B678]; &quot;', '&quot;; [.C678]; &quot;', '&quot;; [.D678]; &quot;', '&quot;; [.E678]; &quot;', &quot;; [.F678]; &quot;, &quot;; [.G678]; &quot;, &quot;; [.H678]; &quot;, &quot;; [.I678]; &quot;, &quot;; [.J678]; &quot;, '&quot;; [.K678]; &quot;');&quot;)" office:value-type="string" office:string-value="INSERT INTO vehicle VALUES(DEFAULT, 'Ford', 'E250', 'y4DM-On6', 'car', 103783, 0, 1, 677, 27, 'WBAPT7C55AC152830');" calcext:value-type="string">
            <text:p>INSERT INTO vehicle VALUES(DEFAULT, 'Ford', 'E250', 'y4DM-On6', 'car', 103783, 0, 1, 677, 27, 'WBAPT7C55AC152830');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7 Series</text:p>
          </table:table-cell>
          <table:table-cell office:value-type="string" calcext:value-type="string">
            <text:p>Vb9H-SPx</text:p>
          </table:table-cell>
          <table:table-cell office:value-type="string" calcext:value-type="string">
            <text:p>car</text:p>
          </table:table-cell>
          <table:table-cell office:value-type="float" office:value="111847" calcext:value-type="float">
            <text:p>11184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N6AA0EJXFN998203</text:p>
          </table:table-cell>
          <table:table-cell table:formula="of:=COM.MICROSOFT.CONCAT(&quot;INSERT INTO vehicle VALUES(DEFAULT, '&quot;; [.B679]; &quot;', '&quot;; [.C679]; &quot;', '&quot;; [.D679]; &quot;', '&quot;; [.E679]; &quot;', &quot;; [.F679]; &quot;, &quot;; [.G679]; &quot;, &quot;; [.H679]; &quot;, &quot;; [.I679]; &quot;, &quot;; [.J679]; &quot;, '&quot;; [.K679]; &quot;');&quot;)" office:value-type="string" office:string-value="INSERT INTO vehicle VALUES(DEFAULT, 'BMW', '7 Series', 'Vb9H-SPx', 'car', 111847, 1, 1, 678, 40, '1N6AA0EJXFN998203');" calcext:value-type="string">
            <text:p>INSERT INTO vehicle VALUES(DEFAULT, 'BMW', '7 Series', 'Vb9H-SPx', 'car', 111847, 1, 1, 678, 40, '1N6AA0EJXFN998203');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aravan</text:p>
          </table:table-cell>
          <table:table-cell office:value-type="string" calcext:value-type="string">
            <text:p>cdvQ-D3R</text:p>
          </table:table-cell>
          <table:table-cell office:value-type="string" calcext:value-type="string">
            <text:p>car</text:p>
          </table:table-cell>
          <table:table-cell office:value-type="float" office:value="145419" calcext:value-type="float">
            <text:p>14541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79" calcext:value-type="float">
            <text:p>67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C4PDCEG9ET493181</text:p>
          </table:table-cell>
          <table:table-cell table:formula="of:=COM.MICROSOFT.CONCAT(&quot;INSERT INTO vehicle VALUES(DEFAULT, '&quot;; [.B680]; &quot;', '&quot;; [.C680]; &quot;', '&quot;; [.D680]; &quot;', '&quot;; [.E680]; &quot;', &quot;; [.F680]; &quot;, &quot;; [.G680]; &quot;, &quot;; [.H680]; &quot;, &quot;; [.I680]; &quot;, &quot;; [.J680]; &quot;, '&quot;; [.K680]; &quot;');&quot;)" office:value-type="string" office:string-value="INSERT INTO vehicle VALUES(DEFAULT, 'Dodge', 'Caravan', 'cdvQ-D3R', 'car', 145419, 1, 1, 679, 73, '3C4PDCEG9ET493181');" calcext:value-type="string">
            <text:p>INSERT INTO vehicle VALUES(DEFAULT, 'Dodge', 'Caravan', 'cdvQ-D3R', 'car', 145419, 1, 1, 679, 73, '3C4PDCEG9ET493181');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S-Series</text:p>
          </table:table-cell>
          <table:table-cell office:value-type="string" calcext:value-type="string">
            <text:p>03AS-BHA</text:p>
          </table:table-cell>
          <table:table-cell office:value-type="string" calcext:value-type="string">
            <text:p>car</text:p>
          </table:table-cell>
          <table:table-cell office:value-type="float" office:value="63270" calcext:value-type="float">
            <text:p>6327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G4GB5EG1AF727718</text:p>
          </table:table-cell>
          <table:table-cell table:formula="of:=COM.MICROSOFT.CONCAT(&quot;INSERT INTO vehicle VALUES(DEFAULT, '&quot;; [.B681]; &quot;', '&quot;; [.C681]; &quot;', '&quot;; [.D681]; &quot;', '&quot;; [.E681]; &quot;', &quot;; [.F681]; &quot;, &quot;; [.G681]; &quot;, &quot;; [.H681]; &quot;, &quot;; [.I681]; &quot;, &quot;; [.J681]; &quot;, '&quot;; [.K681]; &quot;');&quot;)" office:value-type="string" office:string-value="INSERT INTO vehicle VALUES(DEFAULT, 'Saturn', 'S-Series', '03AS-BHA', 'car', 63270, 1, 1, 680, 8, '1G4GB5EG1AF727718');" calcext:value-type="string">
            <text:p>INSERT INTO vehicle VALUES(DEFAULT, 'Saturn', 'S-Series', '03AS-BHA', 'car', 63270, 1, 1, 680, 8, '1G4GB5EG1AF727718');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ancer</text:p>
          </table:table-cell>
          <table:table-cell office:value-type="string" calcext:value-type="string">
            <text:p>lAsW-LAC</text:p>
          </table:table-cell>
          <table:table-cell office:value-type="string" calcext:value-type="string">
            <text:p>car</text:p>
          </table:table-cell>
          <table:table-cell office:value-type="float" office:value="61348" calcext:value-type="float">
            <text:p>61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FTEW1C81FK973782</text:p>
          </table:table-cell>
          <table:table-cell table:formula="of:=COM.MICROSOFT.CONCAT(&quot;INSERT INTO vehicle VALUES(DEFAULT, '&quot;; [.B682]; &quot;', '&quot;; [.C682]; &quot;', '&quot;; [.D682]; &quot;', '&quot;; [.E682]; &quot;', &quot;; [.F682]; &quot;, &quot;; [.G682]; &quot;, &quot;; [.H682]; &quot;, &quot;; [.I682]; &quot;, &quot;; [.J682]; &quot;, '&quot;; [.K682]; &quot;');&quot;)" office:value-type="string" office:string-value="INSERT INTO vehicle VALUES(DEFAULT, 'Mitsubishi', 'Lancer', 'lAsW-LAC', 'car', 61348, 0, 1, 681, 4, '1FTEW1C81FK973782');" calcext:value-type="string">
            <text:p>INSERT INTO vehicle VALUES(DEFAULT, 'Mitsubishi', 'Lancer', 'lAsW-LAC', 'car', 61348, 0, 1, 681, 4, '1FTEW1C81FK973782');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Sable</text:p>
          </table:table-cell>
          <table:table-cell office:value-type="string" calcext:value-type="string">
            <text:p>QdhN-027</text:p>
          </table:table-cell>
          <table:table-cell office:value-type="string" calcext:value-type="string">
            <text:p>car</text:p>
          </table:table-cell>
          <table:table-cell office:value-type="float" office:value="67239" calcext:value-type="float">
            <text:p>6723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VGEF9BP1FD397282</text:p>
          </table:table-cell>
          <table:table-cell table:formula="of:=COM.MICROSOFT.CONCAT(&quot;INSERT INTO vehicle VALUES(DEFAULT, '&quot;; [.B683]; &quot;', '&quot;; [.C683]; &quot;', '&quot;; [.D683]; &quot;', '&quot;; [.E683]; &quot;', &quot;; [.F683]; &quot;, &quot;; [.G683]; &quot;, &quot;; [.H683]; &quot;, &quot;; [.I683]; &quot;, &quot;; [.J683]; &quot;, '&quot;; [.K683]; &quot;');&quot;)" office:value-type="string" office:string-value="INSERT INTO vehicle VALUES(DEFAULT, 'Mercury', 'Sable', 'QdhN-027', 'car', 67239, 1, 1, 682, 5, 'WVGEF9BP1FD397282');" calcext:value-type="string">
            <text:p>INSERT INTO vehicle VALUES(DEFAULT, 'Mercury', 'Sable', 'QdhN-027', 'car', 67239, 1, 1, 682, 5, 'WVGEF9BP1FD397282');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LsFT-XXr</text:p>
          </table:table-cell>
          <table:table-cell office:value-type="string" calcext:value-type="string">
            <text:p>car</text:p>
          </table:table-cell>
          <table:table-cell office:value-type="float" office:value="47264" calcext:value-type="float">
            <text:p>4726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N6AD0CW5FN040639</text:p>
          </table:table-cell>
          <table:table-cell table:formula="of:=COM.MICROSOFT.CONCAT(&quot;INSERT INTO vehicle VALUES(DEFAULT, '&quot;; [.B684]; &quot;', '&quot;; [.C684]; &quot;', '&quot;; [.D684]; &quot;', '&quot;; [.E684]; &quot;', &quot;; [.F684]; &quot;, &quot;; [.G684]; &quot;, &quot;; [.H684]; &quot;, &quot;; [.I684]; &quot;, &quot;; [.J684]; &quot;, '&quot;; [.K684]; &quot;');&quot;)" office:value-type="string" office:string-value="INSERT INTO vehicle VALUES(DEFAULT, 'Lexus', 'GS', 'LsFT-XXr', 'car', 47264, 1, 1, 683, 8, '1N6AD0CW5FN040639');" calcext:value-type="string">
            <text:p>INSERT INTO vehicle VALUES(DEFAULT, 'Lexus', 'GS', 'LsFT-XXr', 'car', 47264, 1, 1, 683, 8, '1N6AD0CW5FN040639');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Solstice</text:p>
          </table:table-cell>
          <table:table-cell office:value-type="string" calcext:value-type="string">
            <text:p>WxKP-myN</text:p>
          </table:table-cell>
          <table:table-cell office:value-type="string" calcext:value-type="string">
            <text:p>car</text:p>
          </table:table-cell>
          <table:table-cell office:value-type="float" office:value="131293" calcext:value-type="float">
            <text:p>13129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TEX1E85AF261979</text:p>
          </table:table-cell>
          <table:table-cell table:formula="of:=COM.MICROSOFT.CONCAT(&quot;INSERT INTO vehicle VALUES(DEFAULT, '&quot;; [.B685]; &quot;', '&quot;; [.C685]; &quot;', '&quot;; [.D685]; &quot;', '&quot;; [.E685]; &quot;', &quot;; [.F685]; &quot;, &quot;; [.G685]; &quot;, &quot;; [.H685]; &quot;, &quot;; [.I685]; &quot;, &quot;; [.J685]; &quot;, '&quot;; [.K685]; &quot;');&quot;)" office:value-type="string" office:string-value="INSERT INTO vehicle VALUES(DEFAULT, 'Pontiac', 'Solstice', 'WxKP-myN', 'car', 131293, 0, 0, 684, 49, '1FTEX1E85AF261979');" calcext:value-type="string">
            <text:p>INSERT INTO vehicle VALUES(DEFAULT, 'Pontiac', 'Solstice', 'WxKP-myN', 'car', 131293, 0, 0, 684, 49, '1FTEX1E85AF261979');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K5 Blazer</text:p>
          </table:table-cell>
          <table:table-cell office:value-type="string" calcext:value-type="string">
            <text:p>I432-1M9</text:p>
          </table:table-cell>
          <table:table-cell office:value-type="string" calcext:value-type="string">
            <text:p>car</text:p>
          </table:table-cell>
          <table:table-cell office:value-type="float" office:value="109508" calcext:value-type="float">
            <text:p>1095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3CDWBAXCD452727</text:p>
          </table:table-cell>
          <table:table-cell table:formula="of:=COM.MICROSOFT.CONCAT(&quot;INSERT INTO vehicle VALUES(DEFAULT, '&quot;; [.B686]; &quot;', '&quot;; [.C686]; &quot;', '&quot;; [.D686]; &quot;', '&quot;; [.E686]; &quot;', &quot;; [.F686]; &quot;, &quot;; [.G686]; &quot;, &quot;; [.H686]; &quot;, &quot;; [.I686]; &quot;, &quot;; [.J686]; &quot;, '&quot;; [.K686]; &quot;');&quot;)" office:value-type="string" office:string-value="INSERT INTO vehicle VALUES(DEFAULT, 'Chevrolet', 'K5 Blazer', 'I432-1M9', 'car', 109508, 1, 0, 685, 70, '1C3CDWBAXCD452727');" calcext:value-type="string">
            <text:p>INSERT INTO vehicle VALUES(DEFAULT, 'Chevrolet', 'K5 Blazer', 'I432-1M9', 'car', 109508, 1, 0, 685, 70, '1C3CDWBAXCD452727');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Mirage</text:p>
          </table:table-cell>
          <table:table-cell office:value-type="string" calcext:value-type="string">
            <text:p>fxr1-syD</text:p>
          </table:table-cell>
          <table:table-cell office:value-type="string" calcext:value-type="string">
            <text:p>car</text:p>
          </table:table-cell>
          <table:table-cell office:value-type="float" office:value="89239" calcext:value-type="float">
            <text:p>8923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G6AG5RX3F0525790</text:p>
          </table:table-cell>
          <table:table-cell table:formula="of:=COM.MICROSOFT.CONCAT(&quot;INSERT INTO vehicle VALUES(DEFAULT, '&quot;; [.B687]; &quot;', '&quot;; [.C687]; &quot;', '&quot;; [.D687]; &quot;', '&quot;; [.E687]; &quot;', &quot;; [.F687]; &quot;, &quot;; [.G687]; &quot;, &quot;; [.H687]; &quot;, &quot;; [.I687]; &quot;, &quot;; [.J687]; &quot;, '&quot;; [.K687]; &quot;');&quot;)" office:value-type="string" office:string-value="INSERT INTO vehicle VALUES(DEFAULT, 'Mitsubishi', 'Mirage', 'fxr1-syD', 'car', 89239, 1, 0, 686, 31, '1G6AG5RX3F0525790');" calcext:value-type="string">
            <text:p>INSERT INTO vehicle VALUES(DEFAULT, 'Mitsubishi', 'Mirage', 'fxr1-syD', 'car', 89239, 1, 0, 686, 31, '1G6AG5RX3F0525790');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3TSf-uc4</text:p>
          </table:table-cell>
          <table:table-cell office:value-type="string" calcext:value-type="string">
            <text:p>car</text:p>
          </table:table-cell>
          <table:table-cell office:value-type="float" office:value="72196" calcext:value-type="float">
            <text:p>7219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87" calcext:value-type="float">
            <text:p>6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D4SD6GT1BC658978</text:p>
          </table:table-cell>
          <table:table-cell table:formula="of:=COM.MICROSOFT.CONCAT(&quot;INSERT INTO vehicle VALUES(DEFAULT, '&quot;; [.B688]; &quot;', '&quot;; [.C688]; &quot;', '&quot;; [.D688]; &quot;', '&quot;; [.E688]; &quot;', &quot;; [.F688]; &quot;, &quot;; [.G688]; &quot;, &quot;; [.H688]; &quot;, &quot;; [.I688]; &quot;, &quot;; [.J688]; &quot;, '&quot;; [.K688]; &quot;');&quot;)" office:value-type="string" office:string-value="INSERT INTO vehicle VALUES(DEFAULT, 'Chrysler', 'Sebring', '3TSf-uc4', 'car', 72196, 1, 1, 687, 26, '1D4SD6GT1BC658978');" calcext:value-type="string">
            <text:p>INSERT INTO vehicle VALUES(DEFAULT, 'Chrysler', 'Sebring', '3TSf-uc4', 'car', 72196, 1, 1, 687, 26, '1D4SD6GT1BC658978');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Vigor</text:p>
          </table:table-cell>
          <table:table-cell office:value-type="string" calcext:value-type="string">
            <text:p>Llm7-5F9</text:p>
          </table:table-cell>
          <table:table-cell office:value-type="string" calcext:value-type="string">
            <text:p>car</text:p>
          </table:table-cell>
          <table:table-cell office:value-type="float" office:value="124441" calcext:value-type="float">
            <text:p>1244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GADV33137D160841</text:p>
          </table:table-cell>
          <table:table-cell table:formula="of:=COM.MICROSOFT.CONCAT(&quot;INSERT INTO vehicle VALUES(DEFAULT, '&quot;; [.B689]; &quot;', '&quot;; [.C689]; &quot;', '&quot;; [.D689]; &quot;', '&quot;; [.E689]; &quot;', &quot;; [.F689]; &quot;, &quot;; [.G689]; &quot;, &quot;; [.H689]; &quot;, &quot;; [.I689]; &quot;, &quot;; [.J689]; &quot;, '&quot;; [.K689]; &quot;');&quot;)" office:value-type="string" office:string-value="INSERT INTO vehicle VALUES(DEFAULT, 'Acura', 'Vigor', 'Llm7-5F9', 'car', 124441, 1, 0, 688, 35, '5GADV33137D160841');" calcext:value-type="string">
            <text:p>INSERT INTO vehicle VALUES(DEFAULT, 'Acura', 'Vigor', 'Llm7-5F9', 'car', 124441, 1, 0, 688, 35, '5GADV33137D160841');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Grand Caravan</text:p>
          </table:table-cell>
          <table:table-cell office:value-type="string" calcext:value-type="string">
            <text:p>xATI-QJ3</text:p>
          </table:table-cell>
          <table:table-cell office:value-type="string" calcext:value-type="string">
            <text:p>car</text:p>
          </table:table-cell>
          <table:table-cell office:value-type="float" office:value="44799" calcext:value-type="float">
            <text:p>4479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DDLJ6HBXFA577209</text:p>
          </table:table-cell>
          <table:table-cell table:formula="of:=COM.MICROSOFT.CONCAT(&quot;INSERT INTO vehicle VALUES(DEFAULT, '&quot;; [.B690]; &quot;', '&quot;; [.C690]; &quot;', '&quot;; [.D690]; &quot;', '&quot;; [.E690]; &quot;', &quot;; [.F690]; &quot;, &quot;; [.G690]; &quot;, &quot;; [.H690]; &quot;, &quot;; [.I690]; &quot;, &quot;; [.J690]; &quot;, '&quot;; [.K690]; &quot;');&quot;)" office:value-type="string" office:string-value="INSERT INTO vehicle VALUES(DEFAULT, 'Dodge', 'Grand Caravan', 'xATI-QJ3', 'car', 44799, 0, 0, 689, 15, 'WDDLJ6HBXFA577209');" calcext:value-type="string">
            <text:p>INSERT INTO vehicle VALUES(DEFAULT, 'Dodge', 'Grand Caravan', 'xATI-QJ3', 'car', 44799, 0, 0, 689, 15, 'WDDLJ6HBXFA577209');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Lexus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keJj-tYE</text:p>
          </table:table-cell>
          <table:table-cell office:value-type="string" calcext:value-type="string">
            <text:p>car</text:p>
          </table:table-cell>
          <table:table-cell office:value-type="float" office:value="77245" calcext:value-type="float">
            <text:p>7724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G6AF5SX8D0317012</text:p>
          </table:table-cell>
          <table:table-cell table:formula="of:=COM.MICROSOFT.CONCAT(&quot;INSERT INTO vehicle VALUES(DEFAULT, '&quot;; [.B691]; &quot;', '&quot;; [.C691]; &quot;', '&quot;; [.D691]; &quot;', '&quot;; [.E691]; &quot;', &quot;; [.F691]; &quot;, &quot;; [.G691]; &quot;, &quot;; [.H691]; &quot;, &quot;; [.I691]; &quot;, &quot;; [.J691]; &quot;, '&quot;; [.K691]; &quot;');&quot;)" office:value-type="string" office:string-value="INSERT INTO vehicle VALUES(DEFAULT, 'Lexus', 'GX', 'keJj-tYE', 'car', 77245, 1, 1, 690, 73, '1G6AF5SX8D0317012');" calcext:value-type="string">
            <text:p>INSERT INTO vehicle VALUES(DEFAULT, 'Lexus', 'GX', 'keJj-tYE', 'car', 77245, 1, 1, 690, 73, '1G6AF5SX8D0317012');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OM3-8U0</text:p>
          </table:table-cell>
          <table:table-cell office:value-type="string" calcext:value-type="string">
            <text:p>car</text:p>
          </table:table-cell>
          <table:table-cell office:value-type="float" office:value="87329" calcext:value-type="float">
            <text:p>873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G4GD5G35EF031308</text:p>
          </table:table-cell>
          <table:table-cell table:formula="of:=COM.MICROSOFT.CONCAT(&quot;INSERT INTO vehicle VALUES(DEFAULT, '&quot;; [.B692]; &quot;', '&quot;; [.C692]; &quot;', '&quot;; [.D692]; &quot;', '&quot;; [.E692]; &quot;', &quot;; [.F692]; &quot;, &quot;; [.G692]; &quot;, &quot;; [.H692]; &quot;, &quot;; [.I692]; &quot;, &quot;; [.J692]; &quot;, '&quot;; [.K692]; &quot;');&quot;)" office:value-type="string" office:string-value="INSERT INTO vehicle VALUES(DEFAULT, 'Audi', 'S4', 'tOM3-8U0', 'car', 87329, 1, 0, 691, 61, '1G4GD5G35EF031308');" calcext:value-type="string">
            <text:p>INSERT INTO vehicle VALUES(DEFAULT, 'Audi', 'S4', 'tOM3-8U0', 'car', 87329, 1, 0, 691, 61, '1G4GD5G35EF031308');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SimZ-8ks</text:p>
          </table:table-cell>
          <table:table-cell office:value-type="string" calcext:value-type="string">
            <text:p>car</text:p>
          </table:table-cell>
          <table:table-cell office:value-type="float" office:value="123464" calcext:value-type="float">
            <text:p>12346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FMCU0C71CK897146</text:p>
          </table:table-cell>
          <table:table-cell table:formula="of:=COM.MICROSOFT.CONCAT(&quot;INSERT INTO vehicle VALUES(DEFAULT, '&quot;; [.B693]; &quot;', '&quot;; [.C693]; &quot;', '&quot;; [.D693]; &quot;', '&quot;; [.E693]; &quot;', &quot;; [.F693]; &quot;, &quot;; [.G693]; &quot;, &quot;; [.H693]; &quot;, &quot;; [.I693]; &quot;, &quot;; [.J693]; &quot;, '&quot;; [.K693]; &quot;');&quot;)" office:value-type="string" office:string-value="INSERT INTO vehicle VALUES(DEFAULT, 'Acura', 'Legend', 'SimZ-8ks', 'car', 123464, 1, 0, 692, 68, '1FMCU0C71CK897146');" calcext:value-type="string">
            <text:p>INSERT INTO vehicle VALUES(DEFAULT, 'Acura', 'Legend', 'SimZ-8ks', 'car', 123464, 1, 0, 692, 68, '1FMCU0C71CK897146');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uzuki</text:p>
          </table:table-cell>
          <table:table-cell office:value-type="string" calcext:value-type="string">
            <text:p>Equator</text:p>
          </table:table-cell>
          <table:table-cell office:value-type="string" calcext:value-type="string">
            <text:p>7vUl-f2V</text:p>
          </table:table-cell>
          <table:table-cell office:value-type="string" calcext:value-type="string">
            <text:p>car</text:p>
          </table:table-cell>
          <table:table-cell office:value-type="float" office:value="18915" calcext:value-type="float">
            <text:p>1891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93" calcext:value-type="float">
            <text:p>6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H4DC53022C054207</text:p>
          </table:table-cell>
          <table:table-cell table:formula="of:=COM.MICROSOFT.CONCAT(&quot;INSERT INTO vehicle VALUES(DEFAULT, '&quot;; [.B694]; &quot;', '&quot;; [.C694]; &quot;', '&quot;; [.D694]; &quot;', '&quot;; [.E694]; &quot;', &quot;; [.F694]; &quot;, &quot;; [.G694]; &quot;, &quot;; [.H694]; &quot;, &quot;; [.I694]; &quot;, &quot;; [.J694]; &quot;, '&quot;; [.K694]; &quot;');&quot;)" office:value-type="string" office:string-value="INSERT INTO vehicle VALUES(DEFAULT, 'Suzuki', 'Equator', '7vUl-f2V', 'car', 18915, 1, 1, 693, 38, 'JH4DC53022C054207');" calcext:value-type="string">
            <text:p>INSERT INTO vehicle VALUES(DEFAULT, 'Suzuki', 'Equator', '7vUl-f2V', 'car', 18915, 1, 1, 693, 38, 'JH4DC53022C054207');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LTD Crown Victoria</text:p>
          </table:table-cell>
          <table:table-cell office:value-type="string" calcext:value-type="string">
            <text:p>Xv4V-8iU</text:p>
          </table:table-cell>
          <table:table-cell office:value-type="string" calcext:value-type="string">
            <text:p>car</text:p>
          </table:table-cell>
          <table:table-cell office:value-type="float" office:value="7316" calcext:value-type="float">
            <text:p>73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LNHL2GC7AR177048</text:p>
          </table:table-cell>
          <table:table-cell table:formula="of:=COM.MICROSOFT.CONCAT(&quot;INSERT INTO vehicle VALUES(DEFAULT, '&quot;; [.B695]; &quot;', '&quot;; [.C695]; &quot;', '&quot;; [.D695]; &quot;', '&quot;; [.E695]; &quot;', &quot;; [.F695]; &quot;, &quot;; [.G695]; &quot;, &quot;; [.H695]; &quot;, &quot;; [.I695]; &quot;, &quot;; [.J695]; &quot;, '&quot;; [.K695]; &quot;');&quot;)" office:value-type="string" office:string-value="INSERT INTO vehicle VALUES(DEFAULT, 'Ford', 'LTD Crown Victoria', 'Xv4V-8iU', 'car', 7316, 0, 1, 694, 51, '3LNHL2GC7AR177048');" calcext:value-type="string">
            <text:p>INSERT INTO vehicle VALUES(DEFAULT, 'Ford', 'LTD Crown Victoria', 'Xv4V-8iU', 'car', 7316, 0, 1, 694, 51, '3LNHL2GC7AR177048');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Tercel</text:p>
          </table:table-cell>
          <table:table-cell office:value-type="string" calcext:value-type="string">
            <text:p>Jvf2-898</text:p>
          </table:table-cell>
          <table:table-cell office:value-type="string" calcext:value-type="string">
            <text:p>car</text:p>
          </table:table-cell>
          <table:table-cell office:value-type="float" office:value="59179" calcext:value-type="float">
            <text:p>5917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95" calcext:value-type="float">
            <text:p>69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H4KB2F59AC711647</text:p>
          </table:table-cell>
          <table:table-cell table:formula="of:=COM.MICROSOFT.CONCAT(&quot;INSERT INTO vehicle VALUES(DEFAULT, '&quot;; [.B696]; &quot;', '&quot;; [.C696]; &quot;', '&quot;; [.D696]; &quot;', '&quot;; [.E696]; &quot;', &quot;; [.F696]; &quot;, &quot;; [.G696]; &quot;, &quot;; [.H696]; &quot;, &quot;; [.I696]; &quot;, &quot;; [.J696]; &quot;, '&quot;; [.K696]; &quot;');&quot;)" office:value-type="string" office:string-value="INSERT INTO vehicle VALUES(DEFAULT, 'Toyota', 'Tercel', 'Jvf2-898', 'car', 59179, 1, 1, 695, 36, 'JH4KB2F59AC711647');" calcext:value-type="string">
            <text:p>INSERT INTO vehicle VALUES(DEFAULT, 'Toyota', 'Tercel', 'Jvf2-898', 'car', 59179, 1, 1, 695, 36, 'JH4KB2F59AC711647');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Maserati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PxY5-O1H</text:p>
          </table:table-cell>
          <table:table-cell office:value-type="string" calcext:value-type="string">
            <text:p>car</text:p>
          </table:table-cell>
          <table:table-cell office:value-type="float" office:value="92574" calcext:value-type="float">
            <text:p>9257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FMCU0F72FU062368</text:p>
          </table:table-cell>
          <table:table-cell table:formula="of:=COM.MICROSOFT.CONCAT(&quot;INSERT INTO vehicle VALUES(DEFAULT, '&quot;; [.B697]; &quot;', '&quot;; [.C697]; &quot;', '&quot;; [.D697]; &quot;', '&quot;; [.E697]; &quot;', &quot;; [.F697]; &quot;, &quot;; [.G697]; &quot;, &quot;; [.H697]; &quot;, &quot;; [.I697]; &quot;, &quot;; [.J697]; &quot;, '&quot;; [.K697]; &quot;');&quot;)" office:value-type="string" office:string-value="INSERT INTO vehicle VALUES(DEFAULT, 'Maserati', '430', 'PxY5-O1H', 'car', 92574, 1, 0, 696, 65, '1FMCU0F72FU062368');" calcext:value-type="string">
            <text:p>INSERT INTO vehicle VALUES(DEFAULT, 'Maserati', '430', 'PxY5-O1H', 'car', 92574, 1, 0, 696, 65, '1FMCU0F72FU062368');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ilverado</text:p>
          </table:table-cell>
          <table:table-cell office:value-type="string" calcext:value-type="string">
            <text:p>aGgl-v5M</text:p>
          </table:table-cell>
          <table:table-cell office:value-type="string" calcext:value-type="string">
            <text:p>car</text:p>
          </table:table-cell>
          <table:table-cell office:value-type="float" office:value="105968" calcext:value-type="float">
            <text:p>10596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AURD68D32A987760</text:p>
          </table:table-cell>
          <table:table-cell table:formula="of:=COM.MICROSOFT.CONCAT(&quot;INSERT INTO vehicle VALUES(DEFAULT, '&quot;; [.B698]; &quot;', '&quot;; [.C698]; &quot;', '&quot;; [.D698]; &quot;', '&quot;; [.E698]; &quot;', &quot;; [.F698]; &quot;, &quot;; [.G698]; &quot;, &quot;; [.H698]; &quot;, &quot;; [.I698]; &quot;, &quot;; [.J698]; &quot;, '&quot;; [.K698]; &quot;');&quot;)" office:value-type="string" office:string-value="INSERT INTO vehicle VALUES(DEFAULT, 'Chevrolet', 'Silverado', 'aGgl-v5M', 'car', 105968, 0, 1, 697, 67, 'WAURD68D32A987760');" calcext:value-type="string">
            <text:p>INSERT INTO vehicle VALUES(DEFAULT, 'Chevrolet', 'Silverado', 'aGgl-v5M', 'car', 105968, 0, 1, 697, 67, 'WAURD68D32A987760');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Camaro</text:p>
          </table:table-cell>
          <table:table-cell office:value-type="string" calcext:value-type="string">
            <text:p>mQgG-8XF</text:p>
          </table:table-cell>
          <table:table-cell office:value-type="string" calcext:value-type="string">
            <text:p>car</text:p>
          </table:table-cell>
          <table:table-cell office:value-type="float" office:value="117924" calcext:value-type="float">
            <text:p>11792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H4CU2E67AC142726</text:p>
          </table:table-cell>
          <table:table-cell table:formula="of:=COM.MICROSOFT.CONCAT(&quot;INSERT INTO vehicle VALUES(DEFAULT, '&quot;; [.B699]; &quot;', '&quot;; [.C699]; &quot;', '&quot;; [.D699]; &quot;', '&quot;; [.E699]; &quot;', &quot;; [.F699]; &quot;, &quot;; [.G699]; &quot;, &quot;; [.H699]; &quot;, &quot;; [.I699]; &quot;, &quot;; [.J699]; &quot;, '&quot;; [.K699]; &quot;');&quot;)" office:value-type="string" office:string-value="INSERT INTO vehicle VALUES(DEFAULT, 'Chevrolet', 'Camaro', 'mQgG-8XF', 'car', 117924, 1, 1, 698, 37, 'JH4CU2E67AC142726');" calcext:value-type="string">
            <text:p>INSERT INTO vehicle VALUES(DEFAULT, 'Chevrolet', 'Camaro', 'mQgG-8XF', 'car', 117924, 1, 1, 698, 37, 'JH4CU2E67AC142726');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LR3</text:p>
          </table:table-cell>
          <table:table-cell office:value-type="string" calcext:value-type="string">
            <text:p>kCEj-Xu3</text:p>
          </table:table-cell>
          <table:table-cell office:value-type="string" calcext:value-type="string">
            <text:p>car</text:p>
          </table:table-cell>
          <table:table-cell office:value-type="float" office:value="146032" calcext:value-type="float">
            <text:p>14603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N6AA0EC9FN006487</text:p>
          </table:table-cell>
          <table:table-cell table:formula="of:=COM.MICROSOFT.CONCAT(&quot;INSERT INTO vehicle VALUES(DEFAULT, '&quot;; [.B700]; &quot;', '&quot;; [.C700]; &quot;', '&quot;; [.D700]; &quot;', '&quot;; [.E700]; &quot;', &quot;; [.F700]; &quot;, &quot;; [.G700]; &quot;, &quot;; [.H700]; &quot;, &quot;; [.I700]; &quot;, &quot;; [.J700]; &quot;, '&quot;; [.K700]; &quot;');&quot;)" office:value-type="string" office:string-value="INSERT INTO vehicle VALUES(DEFAULT, 'Land Rover', 'LR3', 'kCEj-Xu3', 'car', 146032, 0, 0, 699, 72, '1N6AA0EC9FN006487');" calcext:value-type="string">
            <text:p>INSERT INTO vehicle VALUES(DEFAULT, 'Land Rover', 'LR3', 'kCEj-Xu3', 'car', 146032, 0, 0, 699, 72, '1N6AA0EC9FN006487');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Canyon</text:p>
          </table:table-cell>
          <table:table-cell office:value-type="string" calcext:value-type="string">
            <text:p>qJMb-589</text:p>
          </table:table-cell>
          <table:table-cell office:value-type="string" calcext:value-type="string">
            <text:p>car</text:p>
          </table:table-cell>
          <table:table-cell office:value-type="float" office:value="139413" calcext:value-type="float">
            <text:p>13941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FTEW1CW7AK005015</text:p>
          </table:table-cell>
          <table:table-cell table:formula="of:=COM.MICROSOFT.CONCAT(&quot;INSERT INTO vehicle VALUES(DEFAULT, '&quot;; [.B701]; &quot;', '&quot;; [.C701]; &quot;', '&quot;; [.D701]; &quot;', '&quot;; [.E701]; &quot;', &quot;; [.F701]; &quot;, &quot;; [.G701]; &quot;, &quot;; [.H701]; &quot;, &quot;; [.I701]; &quot;, &quot;; [.J701]; &quot;, '&quot;; [.K701]; &quot;');&quot;)" office:value-type="string" office:string-value="INSERT INTO vehicle VALUES(DEFAULT, 'GMC', 'Canyon', 'qJMb-589', 'car', 139413, 1, 1, 700, 26, '1FTEW1CW7AK005015');" calcext:value-type="string">
            <text:p>INSERT INTO vehicle VALUES(DEFAULT, 'GMC', 'Canyon', 'qJMb-589', 'car', 139413, 1, 1, 700, 26, '1FTEW1CW7AK005015');</text:p>
          </table:table-cell>
        </table:table-row>
      </table:table>
      <table:table table:name="Location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Default"/>
        <table:table-row table:style-name="ro1">
          <table:table-cell table:style-name="Default" office:value-type="string" calcext:value-type="string">
            <text:p>location_id</text:p>
          </table:table-cell>
          <table:table-cell table:style-name="Default" office:value-type="string" calcext:value-type="string">
            <text:p>address</text:p>
          </table:table-cell>
          <table:table-cell table:style-name="Default" office:value-type="string" calcext:value-type="string">
            <text:p>city</text:p>
          </table:table-cell>
          <table:table-cell table:style-name="Default" office:value-type="string" calcext:value-type="string">
            <text:p>state</text:p>
          </table:table-cell>
          <table:table-cell office:value-type="string" calcext:value-type="string">
            <text:p>que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5 Florence Parkway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LA</text:p>
          </table:table-cell>
          <table:table-cell table:formula="of:=COM.MICROSOFT.CONCAT(&quot;INSERT INTO location VALUES(&quot;; &quot;DEFAULT&quot;; &quot;, '&quot;; [.B2]; &quot;', '&quot;; [.C2]; &quot;', '&quot;; [.D2]; &quot;');&quot; )" office:value-type="string" office:string-value="INSERT INTO location VALUES(DEFAULT, '185 Florence Parkway', 'New Orleans', 'LA');" calcext:value-type="string">
            <text:p>INSERT INTO location VALUES(DEFAULT, '185 Florence Parkway', 'New Orleans', 'LA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27 Pennsylvania Court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GA</text:p>
          </table:table-cell>
          <table:table-cell table:formula="of:=COM.MICROSOFT.CONCAT(&quot;INSERT INTO location VALUES(&quot;; &quot;DEFAULT&quot;; &quot;, '&quot;; [.B3]; &quot;', '&quot;; [.C3]; &quot;', '&quot;; [.D3]; &quot;');&quot; )" office:value-type="string" office:string-value="INSERT INTO location VALUES(DEFAULT, '827 Pennsylvania Court', 'Macon', 'GA');" calcext:value-type="string">
            <text:p>INSERT INTO location VALUES(DEFAULT, '827 Pennsylvania Court', 'Macon', 'GA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527 Porter Parkway</text:p>
          </table:table-cell>
          <table:table-cell office:value-type="string" calcext:value-type="string">
            <text:p>Lake Worth</text:p>
          </table:table-cell>
          <table:table-cell office:value-type="string" calcext:value-type="string">
            <text:p>FL</text:p>
          </table:table-cell>
          <table:table-cell table:formula="of:=COM.MICROSOFT.CONCAT(&quot;INSERT INTO location VALUES(&quot;; &quot;DEFAULT&quot;; &quot;, '&quot;; [.B4]; &quot;', '&quot;; [.C4]; &quot;', '&quot;; [.D4]; &quot;');&quot; )" office:value-type="string" office:string-value="INSERT INTO location VALUES(DEFAULT, '0527 Porter Parkway', 'Lake Worth', 'FL');" calcext:value-type="string">
            <text:p>INSERT INTO location VALUES(DEFAULT, '0527 Porter Parkway', 'Lake Worth', 'FL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 Spenser Park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FL</text:p>
          </table:table-cell>
          <table:table-cell table:formula="of:=COM.MICROSOFT.CONCAT(&quot;INSERT INTO location VALUES(&quot;; &quot;DEFAULT&quot;; &quot;, '&quot;; [.B5]; &quot;', '&quot;; [.C5]; &quot;', '&quot;; [.D5]; &quot;');&quot; )" office:value-type="string" office:string-value="INSERT INTO location VALUES(DEFAULT, '6 Spenser Park', 'Naples', 'FL');" calcext:value-type="string">
            <text:p>INSERT INTO location VALUES(DEFAULT, '6 Spenser Park', 'Naples', 'FL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0 Becker Place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CA</text:p>
          </table:table-cell>
          <table:table-cell table:formula="of:=COM.MICROSOFT.CONCAT(&quot;INSERT INTO location VALUES(&quot;; &quot;DEFAULT&quot;; &quot;, '&quot;; [.B6]; &quot;', '&quot;; [.C6]; &quot;', '&quot;; [.D6]; &quot;');&quot; )" office:value-type="string" office:string-value="INSERT INTO location VALUES(DEFAULT, '70 Becker Place', 'Corona', 'CA');" calcext:value-type="string">
            <text:p>INSERT INTO location VALUES(DEFAULT, '70 Becker Place', 'Corona', 'CA'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 Dovetail Way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CT</text:p>
          </table:table-cell>
          <table:table-cell table:formula="of:=COM.MICROSOFT.CONCAT(&quot;INSERT INTO location VALUES(&quot;; &quot;DEFAULT&quot;; &quot;, '&quot;; [.B7]; &quot;', '&quot;; [.C7]; &quot;', '&quot;; [.D7]; &quot;');&quot; )" office:value-type="string" office:string-value="INSERT INTO location VALUES(DEFAULT, '5 Dovetail Way', 'New Haven', 'CT');" calcext:value-type="string">
            <text:p>INSERT INTO location VALUES(DEFAULT, '5 Dovetail Way', 'New Haven', 'CT'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 School Plaz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X</text:p>
          </table:table-cell>
          <table:table-cell table:formula="of:=COM.MICROSOFT.CONCAT(&quot;INSERT INTO location VALUES(&quot;; &quot;DEFAULT&quot;; &quot;, '&quot;; [.B8]; &quot;', '&quot;; [.C8]; &quot;', '&quot;; [.D8]; &quot;');&quot; )" office:value-type="string" office:string-value="INSERT INTO location VALUES(DEFAULT, '16 School Plaza', 'Amarillo', 'TX');" calcext:value-type="string">
            <text:p>INSERT INTO location VALUES(DEFAULT, '16 School Plaza', 'Amarillo', 'TX'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1900 Stoughton Parkway</text:p>
          </table:table-cell>
          <table:table-cell office:value-type="string" calcext:value-type="string">
            <text:p>Mountain View</text:p>
          </table:table-cell>
          <table:table-cell office:value-type="string" calcext:value-type="string">
            <text:p>CA</text:p>
          </table:table-cell>
          <table:table-cell table:formula="of:=COM.MICROSOFT.CONCAT(&quot;INSERT INTO location VALUES(&quot;; &quot;DEFAULT&quot;; &quot;, '&quot;; [.B9]; &quot;', '&quot;; [.C9]; &quot;', '&quot;; [.D9]; &quot;');&quot; )" office:value-type="string" office:string-value="INSERT INTO location VALUES(DEFAULT, '41900 Stoughton Parkway', 'Mountain View', 'CA');" calcext:value-type="string">
            <text:p>INSERT INTO location VALUES(DEFAULT, '41900 Stoughton Parkway', 'Mountain View', 'CA'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 Delladonna Circl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L</text:p>
          </table:table-cell>
          <table:table-cell table:formula="of:=COM.MICROSOFT.CONCAT(&quot;INSERT INTO location VALUES(&quot;; &quot;DEFAULT&quot;; &quot;, '&quot;; [.B10]; &quot;', '&quot;; [.C10]; &quot;', '&quot;; [.D10]; &quot;');&quot; )" office:value-type="string" office:string-value="INSERT INTO location VALUES(DEFAULT, '1 Delladonna Circle', 'Mobile', 'AL');" calcext:value-type="string">
            <text:p>INSERT INTO location VALUES(DEFAULT, '1 Delladonna Circle', 'Mobile', 'AL'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 Hallows Place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VA</text:p>
          </table:table-cell>
          <table:table-cell table:formula="of:=COM.MICROSOFT.CONCAT(&quot;INSERT INTO location VALUES(&quot;; &quot;DEFAULT&quot;; &quot;, '&quot;; [.B11]; &quot;', '&quot;; [.C11]; &quot;', '&quot;; [.D11]; &quot;');&quot; )" office:value-type="string" office:string-value="INSERT INTO location VALUES(DEFAULT, '9 Hallows Place', 'Lynchburg', 'VA');" calcext:value-type="string">
            <text:p>INSERT INTO location VALUES(DEFAULT, '9 Hallows Place', 'Lynchburg', 'VA'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0 Waxwing Plaz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table:formula="of:=COM.MICROSOFT.CONCAT(&quot;INSERT INTO location VALUES(&quot;; &quot;DEFAULT&quot;; &quot;, '&quot;; [.B12]; &quot;', '&quot;; [.C12]; &quot;', '&quot;; [.D12]; &quot;');&quot; )" office:value-type="string" office:string-value="INSERT INTO location VALUES(DEFAULT, '40 Waxwing Plaza', 'Atlanta', 'GA');" calcext:value-type="string">
            <text:p>INSERT INTO location VALUES(DEFAULT, '40 Waxwing Plaza', 'Atlanta', 'GA'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 Ohio Place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CA</text:p>
          </table:table-cell>
          <table:table-cell table:formula="of:=COM.MICROSOFT.CONCAT(&quot;INSERT INTO location VALUES(&quot;; &quot;DEFAULT&quot;; &quot;, '&quot;; [.B13]; &quot;', '&quot;; [.C13]; &quot;', '&quot;; [.D13]; &quot;');&quot; )" office:value-type="string" office:string-value="INSERT INTO location VALUES(DEFAULT, '0 Ohio Place', 'San Bernardino', 'CA');" calcext:value-type="string">
            <text:p>INSERT INTO location VALUES(DEFAULT, '0 Ohio Place', 'San Bernardino', 'CA'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4572 Rutledge Court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table:formula="of:=COM.MICROSOFT.CONCAT(&quot;INSERT INTO location VALUES(&quot;; &quot;DEFAULT&quot;; &quot;, '&quot;; [.B14]; &quot;', '&quot;; [.C14]; &quot;', '&quot;; [.D14]; &quot;');&quot; )" office:value-type="string" office:string-value="INSERT INTO location VALUES(DEFAULT, '14572 Rutledge Court', 'Seattle', 'WA');" calcext:value-type="string">
            <text:p>INSERT INTO location VALUES(DEFAULT, '14572 Rutledge Court', 'Seattle', 'WA'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844 Killdeer Hill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C</text:p>
          </table:table-cell>
          <table:table-cell table:formula="of:=COM.MICROSOFT.CONCAT(&quot;INSERT INTO location VALUES(&quot;; &quot;DEFAULT&quot;; &quot;, '&quot;; [.B15]; &quot;', '&quot;; [.C15]; &quot;', '&quot;; [.D15]; &quot;');&quot; )" office:value-type="string" office:string-value="INSERT INTO location VALUES(DEFAULT, '0844 Killdeer Hill', 'Durham', 'NC');" calcext:value-type="string">
            <text:p>INSERT INTO location VALUES(DEFAULT, '0844 Killdeer Hill', 'Durham', 'NC'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33 Farragut Street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table:formula="of:=COM.MICROSOFT.CONCAT(&quot;INSERT INTO location VALUES(&quot;; &quot;DEFAULT&quot;; &quot;, '&quot;; [.B16]; &quot;', '&quot;; [.C16]; &quot;', '&quot;; [.D16]; &quot;');&quot; )" office:value-type="string" office:string-value="INSERT INTO location VALUES(DEFAULT, '433 Farragut Street', 'El Paso', 'TX');" calcext:value-type="string">
            <text:p>INSERT INTO location VALUES(DEFAULT, '433 Farragut Street', 'El Paso', 'TX'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3 Utah Lane</text:p>
          </table:table-cell>
          <table:table-cell office:value-type="string" calcext:value-type="string">
            <text:p>Punta Gorda</text:p>
          </table:table-cell>
          <table:table-cell office:value-type="string" calcext:value-type="string">
            <text:p>FL</text:p>
          </table:table-cell>
          <table:table-cell table:formula="of:=COM.MICROSOFT.CONCAT(&quot;INSERT INTO location VALUES(&quot;; &quot;DEFAULT&quot;; &quot;, '&quot;; [.B17]; &quot;', '&quot;; [.C17]; &quot;', '&quot;; [.D17]; &quot;');&quot; )" office:value-type="string" office:string-value="INSERT INTO location VALUES(DEFAULT, '13 Utah Lane', 'Punta Gorda', 'FL');" calcext:value-type="string">
            <text:p>INSERT INTO location VALUES(DEFAULT, '13 Utah Lane', 'Punta Gorda', 'FL'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82 Roxbury Pass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C</text:p>
          </table:table-cell>
          <table:table-cell table:formula="of:=COM.MICROSOFT.CONCAT(&quot;INSERT INTO location VALUES(&quot;; &quot;DEFAULT&quot;; &quot;, '&quot;; [.B18]; &quot;', '&quot;; [.C18]; &quot;', '&quot;; [.D18]; &quot;');&quot; )" office:value-type="string" office:string-value="INSERT INTO location VALUES(DEFAULT, '82 Roxbury Pass', 'Wilmington', 'NC');" calcext:value-type="string">
            <text:p>INSERT INTO location VALUES(DEFAULT, '82 Roxbury Pass', 'Wilmington', 'NC'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695 Manley Avenue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FL</text:p>
          </table:table-cell>
          <table:table-cell table:formula="of:=COM.MICROSOFT.CONCAT(&quot;INSERT INTO location VALUES(&quot;; &quot;DEFAULT&quot;; &quot;, '&quot;; [.B19]; &quot;', '&quot;; [.C19]; &quot;', '&quot;; [.D19]; &quot;');&quot; )" office:value-type="string" office:string-value="INSERT INTO location VALUES(DEFAULT, '2695 Manley Avenue', 'West Palm Beach', 'FL');" calcext:value-type="string">
            <text:p>INSERT INTO location VALUES(DEFAULT, '2695 Manley Avenue', 'West Palm Beach', 'FL'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25 Artisan Street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table:formula="of:=COM.MICROSOFT.CONCAT(&quot;INSERT INTO location VALUES(&quot;; &quot;DEFAULT&quot;; &quot;, '&quot;; [.B20]; &quot;', '&quot;; [.C20]; &quot;', '&quot;; [.D20]; &quot;');&quot; )" office:value-type="string" office:string-value="INSERT INTO location VALUES(DEFAULT, '725 Artisan Street', 'Philadelphia', 'PA');" calcext:value-type="string">
            <text:p>INSERT INTO location VALUES(DEFAULT, '725 Artisan Street', 'Philadelphia', 'PA'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37 Kedzie Plaza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table:formula="of:=COM.MICROSOFT.CONCAT(&quot;INSERT INTO location VALUES(&quot;; &quot;DEFAULT&quot;; &quot;, '&quot;; [.B21]; &quot;', '&quot;; [.C21]; &quot;', '&quot;; [.D21]; &quot;');&quot; )" office:value-type="string" office:string-value="INSERT INTO location VALUES(DEFAULT, '437 Kedzie Plaza', 'Chicago', 'IL');" calcext:value-type="string">
            <text:p>INSERT INTO location VALUES(DEFAULT, '437 Kedzie Plaza', 'Chicago', 'IL'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029 Dawn Drive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table:formula="of:=COM.MICROSOFT.CONCAT(&quot;INSERT INTO location VALUES(&quot;; &quot;DEFAULT&quot;; &quot;, '&quot;; [.B22]; &quot;', '&quot;; [.C22]; &quot;', '&quot;; [.D22]; &quot;');&quot; )" office:value-type="string" office:string-value="INSERT INTO location VALUES(DEFAULT, '6029 Dawn Drive', 'San Antonio', 'TX');" calcext:value-type="string">
            <text:p>INSERT INTO location VALUES(DEFAULT, '6029 Dawn Drive', 'San Antonio', 'TX'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6918 Londonderry Way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table:formula="of:=COM.MICROSOFT.CONCAT(&quot;INSERT INTO location VALUES(&quot;; &quot;DEFAULT&quot;; &quot;, '&quot;; [.B23]; &quot;', '&quot;; [.C23]; &quot;', '&quot;; [.D23]; &quot;');&quot; )" office:value-type="string" office:string-value="INSERT INTO location VALUES(DEFAULT, '06918 Londonderry Way', 'Sacramento', 'CA');" calcext:value-type="string">
            <text:p>INSERT INTO location VALUES(DEFAULT, '06918 Londonderry Way', 'Sacramento', 'CA'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244 Prairieview Terrace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table:formula="of:=COM.MICROSOFT.CONCAT(&quot;INSERT INTO location VALUES(&quot;; &quot;DEFAULT&quot;; &quot;, '&quot;; [.B24]; &quot;', '&quot;; [.C24]; &quot;', '&quot;; [.D24]; &quot;');&quot; )" office:value-type="string" office:string-value="INSERT INTO location VALUES(DEFAULT, '1244 Prairieview Terrace', 'Atlanta', 'GA');" calcext:value-type="string">
            <text:p>INSERT INTO location VALUES(DEFAULT, '1244 Prairieview Terrace', 'Atlanta', 'GA'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83004 Gale Point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AL</text:p>
          </table:table-cell>
          <table:table-cell table:formula="of:=COM.MICROSOFT.CONCAT(&quot;INSERT INTO location VALUES(&quot;; &quot;DEFAULT&quot;; &quot;, '&quot;; [.B25]; &quot;', '&quot;; [.C25]; &quot;', '&quot;; [.D25]; &quot;');&quot; )" office:value-type="string" office:string-value="INSERT INTO location VALUES(DEFAULT, '83004 Gale Point', 'Huntsville', 'AL');" calcext:value-type="string">
            <text:p>INSERT INTO location VALUES(DEFAULT, '83004 Gale Point', 'Huntsville', 'AL'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95 Canary Trail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GA</text:p>
          </table:table-cell>
          <table:table-cell table:formula="of:=COM.MICROSOFT.CONCAT(&quot;INSERT INTO location VALUES(&quot;; &quot;DEFAULT&quot;; &quot;, '&quot;; [.B26]; &quot;', '&quot;; [.C26]; &quot;', '&quot;; [.D26]; &quot;');&quot; )" office:value-type="string" office:string-value="INSERT INTO location VALUES(DEFAULT, '95 Canary Trail', 'Macon', 'GA');" calcext:value-type="string">
            <text:p>INSERT INTO location VALUES(DEFAULT, '95 Canary Trail', 'Macon', 'GA'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538 Riverside Road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table:formula="of:=COM.MICROSOFT.CONCAT(&quot;INSERT INTO location VALUES(&quot;; &quot;DEFAULT&quot;; &quot;, '&quot;; [.B27]; &quot;', '&quot;; [.C27]; &quot;', '&quot;; [.D27]; &quot;');&quot; )" office:value-type="string" office:string-value="INSERT INTO location VALUES(DEFAULT, '6538 Riverside Road', 'Birmingham', 'AL');" calcext:value-type="string">
            <text:p>INSERT INTO location VALUES(DEFAULT, '6538 Riverside Road', 'Birmingham', 'AL'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09 Shelley Court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table:formula="of:=COM.MICROSOFT.CONCAT(&quot;INSERT INTO location VALUES(&quot;; &quot;DEFAULT&quot;; &quot;, '&quot;; [.B28]; &quot;', '&quot;; [.C28]; &quot;', '&quot;; [.D28]; &quot;');&quot; )" office:value-type="string" office:string-value="INSERT INTO location VALUES(DEFAULT, '409 Shelley Court', 'Phoenix', 'AZ');" calcext:value-type="string">
            <text:p>INSERT INTO location VALUES(DEFAULT, '409 Shelley Court', 'Phoenix', 'AZ'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 Sherman Court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IN</text:p>
          </table:table-cell>
          <table:table-cell table:formula="of:=COM.MICROSOFT.CONCAT(&quot;INSERT INTO location VALUES(&quot;; &quot;DEFAULT&quot;; &quot;, '&quot;; [.B29]; &quot;', '&quot;; [.C29]; &quot;', '&quot;; [.D29]; &quot;');&quot; )" office:value-type="string" office:string-value="INSERT INTO location VALUES(DEFAULT, '2 Sherman Court', 'Jeffersonville', 'IN');" calcext:value-type="string">
            <text:p>INSERT INTO location VALUES(DEFAULT, '2 Sherman Court', 'Jeffersonville', 'IN'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6644 Armistice Plaza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table:formula="of:=COM.MICROSOFT.CONCAT(&quot;INSERT INTO location VALUES(&quot;; &quot;DEFAULT&quot;; &quot;, '&quot;; [.B30]; &quot;', '&quot;; [.C30]; &quot;', '&quot;; [.D30]; &quot;');&quot; )" office:value-type="string" office:string-value="INSERT INTO location VALUES(DEFAULT, '16644 Armistice Plaza', 'Denver', 'CO');" calcext:value-type="string">
            <text:p>INSERT INTO location VALUES(DEFAULT, '16644 Armistice Plaza', 'Denver', 'CO'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 Clove Trail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X</text:p>
          </table:table-cell>
          <table:table-cell table:formula="of:=COM.MICROSOFT.CONCAT(&quot;INSERT INTO location VALUES(&quot;; &quot;DEFAULT&quot;; &quot;, '&quot;; [.B31]; &quot;', '&quot;; [.C31]; &quot;', '&quot;; [.D31]; &quot;');&quot; )" office:value-type="string" office:string-value="INSERT INTO location VALUES(DEFAULT, '3 Clove Trail', 'Pasadena', 'TX');" calcext:value-type="string">
            <text:p>INSERT INTO location VALUES(DEFAULT, '3 Clove Trail', 'Pasadena', 'TX'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42 Steensland Crossing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table:formula="of:=COM.MICROSOFT.CONCAT(&quot;INSERT INTO location VALUES(&quot;; &quot;DEFAULT&quot;; &quot;, '&quot;; [.B32]; &quot;', '&quot;; [.C32]; &quot;', '&quot;; [.D32]; &quot;');&quot; )" office:value-type="string" office:string-value="INSERT INTO location VALUES(DEFAULT, '442 Steensland Crossing', 'Houston', 'TX');" calcext:value-type="string">
            <text:p>INSERT INTO location VALUES(DEFAULT, '442 Steensland Crossing', 'Houston', 'TX'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219 Summerview Parkway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VA</text:p>
          </table:table-cell>
          <table:table-cell table:formula="of:=COM.MICROSOFT.CONCAT(&quot;INSERT INTO location VALUES(&quot;; &quot;DEFAULT&quot;; &quot;, '&quot;; [.B33]; &quot;', '&quot;; [.C33]; &quot;', '&quot;; [.D33]; &quot;');&quot; )" office:value-type="string" office:string-value="INSERT INTO location VALUES(DEFAULT, '5219 Summerview Parkway', 'Charlottesville', 'VA');" calcext:value-type="string">
            <text:p>INSERT INTO location VALUES(DEFAULT, '5219 Summerview Parkway', 'Charlottesville', 'VA'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 Morrow Place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NJ</text:p>
          </table:table-cell>
          <table:table-cell table:formula="of:=COM.MICROSOFT.CONCAT(&quot;INSERT INTO location VALUES(&quot;; &quot;DEFAULT&quot;; &quot;, '&quot;; [.B34]; &quot;', '&quot;; [.C34]; &quot;', '&quot;; [.D34]; &quot;');&quot; )" office:value-type="string" office:string-value="INSERT INTO location VALUES(DEFAULT, '3 Morrow Place', 'Paterson', 'NJ');" calcext:value-type="string">
            <text:p>INSERT INTO location VALUES(DEFAULT, '3 Morrow Place', 'Paterson', 'NJ'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Little Fleur Lane</text:p>
          </table:table-cell>
          <table:table-cell office:value-type="string" calcext:value-type="string">
            <text:p>Corpus Christi</text:p>
          </table:table-cell>
          <table:table-cell office:value-type="string" calcext:value-type="string">
            <text:p>TX</text:p>
          </table:table-cell>
          <table:table-cell table:formula="of:=COM.MICROSOFT.CONCAT(&quot;INSERT INTO location VALUES(&quot;; &quot;DEFAULT&quot;; &quot;, '&quot;; [.B35]; &quot;', '&quot;; [.C35]; &quot;', '&quot;; [.D35]; &quot;');&quot; )" office:value-type="string" office:string-value="INSERT INTO location VALUES(DEFAULT, '0 Little Fleur Lane', 'Corpus Christi', 'TX');" calcext:value-type="string">
            <text:p>INSERT INTO location VALUES(DEFAULT, '0 Little Fleur Lane', 'Corpus Christi', 'TX'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6065 Old Shore Alley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table:formula="of:=COM.MICROSOFT.CONCAT(&quot;INSERT INTO location VALUES(&quot;; &quot;DEFAULT&quot;; &quot;, '&quot;; [.B36]; &quot;', '&quot;; [.C36]; &quot;', '&quot;; [.D36]; &quot;');&quot; )" office:value-type="string" office:string-value="INSERT INTO location VALUES(DEFAULT, '26065 Old Shore Alley', 'Honolulu', 'HI');" calcext:value-type="string">
            <text:p>INSERT INTO location VALUES(DEFAULT, '26065 Old Shore Alley', 'Honolulu', 'HI'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595 Hermina Court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  <table:table-cell table:formula="of:=COM.MICROSOFT.CONCAT(&quot;INSERT INTO location VALUES(&quot;; &quot;DEFAULT&quot;; &quot;, '&quot;; [.B37]; &quot;', '&quot;; [.C37]; &quot;', '&quot;; [.D37]; &quot;');&quot; )" office:value-type="string" office:string-value="INSERT INTO location VALUES(DEFAULT, '6595 Hermina Court', 'Saint Paul', 'MN');" calcext:value-type="string">
            <text:p>INSERT INTO location VALUES(DEFAULT, '6595 Hermina Court', 'Saint Paul', 'MN'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 Hanover Crossing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GA</text:p>
          </table:table-cell>
          <table:table-cell table:formula="of:=COM.MICROSOFT.CONCAT(&quot;INSERT INTO location VALUES(&quot;; &quot;DEFAULT&quot;; &quot;, '&quot;; [.B38]; &quot;', '&quot;; [.C38]; &quot;', '&quot;; [.D38]; &quot;');&quot; )" office:value-type="string" office:string-value="INSERT INTO location VALUES(DEFAULT, '5 Hanover Crossing', 'Savannah', 'GA');" calcext:value-type="string">
            <text:p>INSERT INTO location VALUES(DEFAULT, '5 Hanover Crossing', 'Savannah', 'GA'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29 Express Place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O</text:p>
          </table:table-cell>
          <table:table-cell table:formula="of:=COM.MICROSOFT.CONCAT(&quot;INSERT INTO location VALUES(&quot;; &quot;DEFAULT&quot;; &quot;, '&quot;; [.B39]; &quot;', '&quot;; [.C39]; &quot;', '&quot;; [.D39]; &quot;');&quot; )" office:value-type="string" office:string-value="INSERT INTO location VALUES(DEFAULT, '329 Express Place', 'Springfield', 'MO');" calcext:value-type="string">
            <text:p>INSERT INTO location VALUES(DEFAULT, '329 Express Place', 'Springfield', 'MO'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2099 Rusk Pass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</text:p>
          </table:table-cell>
          <table:table-cell table:formula="of:=COM.MICROSOFT.CONCAT(&quot;INSERT INTO location VALUES(&quot;; &quot;DEFAULT&quot;; &quot;, '&quot;; [.B40]; &quot;', '&quot;; [.C40]; &quot;', '&quot;; [.D40]; &quot;');&quot; )" office:value-type="string" office:string-value="INSERT INTO location VALUES(DEFAULT, '22099 Rusk Pass', 'Omaha', 'NE');" calcext:value-type="string">
            <text:p>INSERT INTO location VALUES(DEFAULT, '22099 Rusk Pass', 'Omaha', 'NE'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 Pierstorff Lane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table:formula="of:=COM.MICROSOFT.CONCAT(&quot;INSERT INTO location VALUES(&quot;; &quot;DEFAULT&quot;; &quot;, '&quot;; [.B41]; &quot;', '&quot;; [.C41]; &quot;', '&quot;; [.D41]; &quot;');&quot; )" office:value-type="string" office:string-value="INSERT INTO location VALUES(DEFAULT, '2 Pierstorff Lane', 'Richmond', 'VA');" calcext:value-type="string">
            <text:p>INSERT INTO location VALUES(DEFAULT, '2 Pierstorff Lane', 'Richmond', 'VA'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599 Meadow Valley Crossing</text:p>
          </table:table-cell>
          <table:table-cell office:value-type="string" calcext:value-type="string">
            <text:p>Corpus Christi</text:p>
          </table:table-cell>
          <table:table-cell office:value-type="string" calcext:value-type="string">
            <text:p>TX</text:p>
          </table:table-cell>
          <table:table-cell table:formula="of:=COM.MICROSOFT.CONCAT(&quot;INSERT INTO location VALUES(&quot;; &quot;DEFAULT&quot;; &quot;, '&quot;; [.B42]; &quot;', '&quot;; [.C42]; &quot;', '&quot;; [.D42]; &quot;');&quot; )" office:value-type="string" office:string-value="INSERT INTO location VALUES(DEFAULT, '1599 Meadow Valley Crossing', 'Corpus Christi', 'TX');" calcext:value-type="string">
            <text:p>INSERT INTO location VALUES(DEFAULT, '1599 Meadow Valley Crossing', 'Corpus Christi', 'TX'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9 Dorton Center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table:formula="of:=COM.MICROSOFT.CONCAT(&quot;INSERT INTO location VALUES(&quot;; &quot;DEFAULT&quot;; &quot;, '&quot;; [.B43]; &quot;', '&quot;; [.C43]; &quot;', '&quot;; [.D43]; &quot;');&quot; )" office:value-type="string" office:string-value="INSERT INTO location VALUES(DEFAULT, '19 Dorton Center', 'Rochester', 'NY');" calcext:value-type="string">
            <text:p>INSERT INTO location VALUES(DEFAULT, '19 Dorton Center', 'Rochester', 'NY'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 Birchwood Point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table:formula="of:=COM.MICROSOFT.CONCAT(&quot;INSERT INTO location VALUES(&quot;; &quot;DEFAULT&quot;; &quot;, '&quot;; [.B44]; &quot;', '&quot;; [.C44]; &quot;', '&quot;; [.D44]; &quot;');&quot; )" office:value-type="string" office:string-value="INSERT INTO location VALUES(DEFAULT, '6 Birchwood Point', 'Boulder', 'CO');" calcext:value-type="string">
            <text:p>INSERT INTO location VALUES(DEFAULT, '6 Birchwood Point', 'Boulder', 'CO'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96757 Maryland Park</text:p>
          </table:table-cell>
          <table:table-cell office:value-type="string" calcext:value-type="string">
            <text:p>Myrtle Beach</text:p>
          </table:table-cell>
          <table:table-cell office:value-type="string" calcext:value-type="string">
            <text:p>SC</text:p>
          </table:table-cell>
          <table:table-cell table:formula="of:=COM.MICROSOFT.CONCAT(&quot;INSERT INTO location VALUES(&quot;; &quot;DEFAULT&quot;; &quot;, '&quot;; [.B45]; &quot;', '&quot;; [.C45]; &quot;', '&quot;; [.D45]; &quot;');&quot; )" office:value-type="string" office:string-value="INSERT INTO location VALUES(DEFAULT, '96757 Maryland Park', 'Myrtle Beach', 'SC');" calcext:value-type="string">
            <text:p>INSERT INTO location VALUES(DEFAULT, '96757 Maryland Park', 'Myrtle Beach', 'SC'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9 Reinke Way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table:formula="of:=COM.MICROSOFT.CONCAT(&quot;INSERT INTO location VALUES(&quot;; &quot;DEFAULT&quot;; &quot;, '&quot;; [.B46]; &quot;', '&quot;; [.C46]; &quot;', '&quot;; [.D46]; &quot;');&quot; )" office:value-type="string" office:string-value="INSERT INTO location VALUES(DEFAULT, '29 Reinke Way', 'Washington', 'DC');" calcext:value-type="string">
            <text:p>INSERT INTO location VALUES(DEFAULT, '29 Reinke Way', 'Washington', 'DC'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374 Monument Lane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  <table:table-cell table:formula="of:=COM.MICROSOFT.CONCAT(&quot;INSERT INTO location VALUES(&quot;; &quot;DEFAULT&quot;; &quot;, '&quot;; [.B47]; &quot;', '&quot;; [.C47]; &quot;', '&quot;; [.D47]; &quot;');&quot; )" office:value-type="string" office:string-value="INSERT INTO location VALUES(DEFAULT, '1374 Monument Lane', 'Oklahoma City', 'OK');" calcext:value-type="string">
            <text:p>INSERT INTO location VALUES(DEFAULT, '1374 Monument Lane', 'Oklahoma City', 'OK'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7812 Granby Center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table:formula="of:=COM.MICROSOFT.CONCAT(&quot;INSERT INTO location VALUES(&quot;; &quot;DEFAULT&quot;; &quot;, '&quot;; [.B48]; &quot;', '&quot;; [.C48]; &quot;', '&quot;; [.D48]; &quot;');&quot; )" office:value-type="string" office:string-value="INSERT INTO location VALUES(DEFAULT, '7812 Granby Center', 'Phoenix', 'AZ');" calcext:value-type="string">
            <text:p>INSERT INTO location VALUES(DEFAULT, '7812 Granby Center', 'Phoenix', 'AZ'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3071 Ludington Court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table:formula="of:=COM.MICROSOFT.CONCAT(&quot;INSERT INTO location VALUES(&quot;; &quot;DEFAULT&quot;; &quot;, '&quot;; [.B49]; &quot;', '&quot;; [.C49]; &quot;', '&quot;; [.D49]; &quot;');&quot; )" office:value-type="string" office:string-value="INSERT INTO location VALUES(DEFAULT, '03071 Ludington Court', 'Tucson', 'AZ');" calcext:value-type="string">
            <text:p>INSERT INTO location VALUES(DEFAULT, '03071 Ludington Court', 'Tucson', 'AZ'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703 Scoville Place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NY</text:p>
          </table:table-cell>
          <table:table-cell table:formula="of:=COM.MICROSOFT.CONCAT(&quot;INSERT INTO location VALUES(&quot;; &quot;DEFAULT&quot;; &quot;, '&quot;; [.B50]; &quot;', '&quot;; [.C50]; &quot;', '&quot;; [.D50]; &quot;');&quot; )" office:value-type="string" office:string-value="INSERT INTO location VALUES(DEFAULT, '4703 Scoville Place', 'Utica', 'NY');" calcext:value-type="string">
            <text:p>INSERT INTO location VALUES(DEFAULT, '4703 Scoville Place', 'Utica', 'NY'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7 Del Mar Terrace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MS</text:p>
          </table:table-cell>
          <table:table-cell table:formula="of:=COM.MICROSOFT.CONCAT(&quot;INSERT INTO location VALUES(&quot;; &quot;DEFAULT&quot;; &quot;, '&quot;; [.B51]; &quot;', '&quot;; [.C51]; &quot;', '&quot;; [.D51]; &quot;');&quot; )" office:value-type="string" office:string-value="INSERT INTO location VALUES(DEFAULT, '7 Del Mar Terrace', 'Meridian', 'MS');" calcext:value-type="string">
            <text:p>INSERT INTO location VALUES(DEFAULT, '7 Del Mar Terrace', 'Meridian', 'MS'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60 Hauk Crossing</text:p>
          </table:table-cell>
          <table:table-cell office:value-type="string" calcext:value-type="string">
            <text:p>Stockton</text:p>
          </table:table-cell>
          <table:table-cell office:value-type="string" calcext:value-type="string">
            <text:p>CA</text:p>
          </table:table-cell>
          <table:table-cell table:formula="of:=COM.MICROSOFT.CONCAT(&quot;INSERT INTO location VALUES(&quot;; &quot;DEFAULT&quot;; &quot;, '&quot;; [.B52]; &quot;', '&quot;; [.C52]; &quot;', '&quot;; [.D52]; &quot;');&quot; )" office:value-type="string" office:string-value="INSERT INTO location VALUES(DEFAULT, '60 Hauk Crossing', 'Stockton', 'CA');" calcext:value-type="string">
            <text:p>INSERT INTO location VALUES(DEFAULT, '60 Hauk Crossing', 'Stockton', 'CA'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23 Columbus Place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table:formula="of:=COM.MICROSOFT.CONCAT(&quot;INSERT INTO location VALUES(&quot;; &quot;DEFAULT&quot;; &quot;, '&quot;; [.B53]; &quot;', '&quot;; [.C53]; &quot;', '&quot;; [.D53]; &quot;');&quot; )" office:value-type="string" office:string-value="INSERT INTO location VALUES(DEFAULT, '123 Columbus Place', 'Phoenix', 'AZ');" calcext:value-type="string">
            <text:p>INSERT INTO location VALUES(DEFAULT, '123 Columbus Place', 'Phoenix', 'AZ'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3 Chive Court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TX</text:p>
          </table:table-cell>
          <table:table-cell table:formula="of:=COM.MICROSOFT.CONCAT(&quot;INSERT INTO location VALUES(&quot;; &quot;DEFAULT&quot;; &quot;, '&quot;; [.B54]; &quot;', '&quot;; [.C54]; &quot;', '&quot;; [.D54]; &quot;');&quot; )" office:value-type="string" office:string-value="INSERT INTO location VALUES(DEFAULT, '73 Chive Court', 'Denton', 'TX');" calcext:value-type="string">
            <text:p>INSERT INTO location VALUES(DEFAULT, '73 Chive Court', 'Denton', 'TX'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 Cambridge Plaz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A</text:p>
          </table:table-cell>
          <table:table-cell table:formula="of:=COM.MICROSOFT.CONCAT(&quot;INSERT INTO location VALUES(&quot;; &quot;DEFAULT&quot;; &quot;, '&quot;; [.B55]; &quot;', '&quot;; [.C55]; &quot;', '&quot;; [.D55]; &quot;');&quot; )" office:value-type="string" office:string-value="INSERT INTO location VALUES(DEFAULT, '4 Cambridge Plaza', 'Baton Rouge', 'LA');" calcext:value-type="string">
            <text:p>INSERT INTO location VALUES(DEFAULT, '4 Cambridge Plaza', 'Baton Rouge', 'LA'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5 Clyde Gallagher Center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KY</text:p>
          </table:table-cell>
          <table:table-cell table:formula="of:=COM.MICROSOFT.CONCAT(&quot;INSERT INTO location VALUES(&quot;; &quot;DEFAULT&quot;; &quot;, '&quot;; [.B56]; &quot;', '&quot;; [.C56]; &quot;', '&quot;; [.D56]; &quot;');&quot; )" office:value-type="string" office:string-value="INSERT INTO location VALUES(DEFAULT, '15 Clyde Gallagher Center', 'Lexington', 'KY');" calcext:value-type="string">
            <text:p>INSERT INTO location VALUES(DEFAULT, '15 Clyde Gallagher Center', 'Lexington', 'KY'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2 Jenifer Place</text:p>
          </table:table-cell>
          <table:table-cell office:value-type="string" calcext:value-type="string">
            <text:p>Fullerton</text:p>
          </table:table-cell>
          <table:table-cell office:value-type="string" calcext:value-type="string">
            <text:p>CA</text:p>
          </table:table-cell>
          <table:table-cell table:formula="of:=COM.MICROSOFT.CONCAT(&quot;INSERT INTO location VALUES(&quot;; &quot;DEFAULT&quot;; &quot;, '&quot;; [.B57]; &quot;', '&quot;; [.C57]; &quot;', '&quot;; [.D57]; &quot;');&quot; )" office:value-type="string" office:string-value="INSERT INTO location VALUES(DEFAULT, '12 Jenifer Place', 'Fullerton', 'CA');" calcext:value-type="string">
            <text:p>INSERT INTO location VALUES(DEFAULT, '12 Jenifer Place', 'Fullerton', 'CA'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204 Huxley Court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table:formula="of:=COM.MICROSOFT.CONCAT(&quot;INSERT INTO location VALUES(&quot;; &quot;DEFAULT&quot;; &quot;, '&quot;; [.B58]; &quot;', '&quot;; [.C58]; &quot;', '&quot;; [.D58]; &quot;');&quot; )" office:value-type="string" office:string-value="INSERT INTO location VALUES(DEFAULT, '2204 Huxley Court', 'Memphis', 'TN');" calcext:value-type="string">
            <text:p>INSERT INTO location VALUES(DEFAULT, '2204 Huxley Court', 'Memphis', 'TN'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5458 Atwood Pa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Y</text:p>
          </table:table-cell>
          <table:table-cell table:formula="of:=COM.MICROSOFT.CONCAT(&quot;INSERT INTO location VALUES(&quot;; &quot;DEFAULT&quot;; &quot;, '&quot;; [.B59]; &quot;', '&quot;; [.C59]; &quot;', '&quot;; [.D59]; &quot;');&quot; )" office:value-type="string" office:string-value="INSERT INTO location VALUES(DEFAULT, '5458 Atwood Park', 'Buffalo', 'NY');" calcext:value-type="string">
            <text:p>INSERT INTO location VALUES(DEFAULT, '5458 Atwood Park', 'Buffalo', 'NY'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 Starling Pass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</text:p>
          </table:table-cell>
          <table:table-cell table:formula="of:=COM.MICROSOFT.CONCAT(&quot;INSERT INTO location VALUES(&quot;; &quot;DEFAULT&quot;; &quot;, '&quot;; [.B60]; &quot;', '&quot;; [.C60]; &quot;', '&quot;; [.D60]; &quot;');&quot; )" office:value-type="string" office:string-value="INSERT INTO location VALUES(DEFAULT, '3 Starling Pass', 'Dayton', 'OH');" calcext:value-type="string">
            <text:p>INSERT INTO location VALUES(DEFAULT, '3 Starling Pass', 'Dayton', 'OH'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8108 Forest Run Road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Y</text:p>
          </table:table-cell>
          <table:table-cell table:formula="of:=COM.MICROSOFT.CONCAT(&quot;INSERT INTO location VALUES(&quot;; &quot;DEFAULT&quot;; &quot;, '&quot;; [.B61]; &quot;', '&quot;; [.C61]; &quot;', '&quot;; [.D61]; &quot;');&quot; )" office:value-type="string" office:string-value="INSERT INTO location VALUES(DEFAULT, '08108 Forest Run Road', 'Albany', 'NY');" calcext:value-type="string">
            <text:p>INSERT INTO location VALUES(DEFAULT, '08108 Forest Run Road', 'Albany', 'NY'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 Superior Trail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table:formula="of:=COM.MICROSOFT.CONCAT(&quot;INSERT INTO location VALUES(&quot;; &quot;DEFAULT&quot;; &quot;, '&quot;; [.B62]; &quot;', '&quot;; [.C62]; &quot;', '&quot;; [.D62]; &quot;');&quot; )" office:value-type="string" office:string-value="INSERT INTO location VALUES(DEFAULT, '2 Superior Trail', 'Springfield', 'IL');" calcext:value-type="string">
            <text:p>INSERT INTO location VALUES(DEFAULT, '2 Superior Trail', 'Springfield', 'IL'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4796 Pleasure Center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table:formula="of:=COM.MICROSOFT.CONCAT(&quot;INSERT INTO location VALUES(&quot;; &quot;DEFAULT&quot;; &quot;, '&quot;; [.B63]; &quot;', '&quot;; [.C63]; &quot;', '&quot;; [.D63]; &quot;');&quot; )" office:value-type="string" office:string-value="INSERT INTO location VALUES(DEFAULT, '4796 Pleasure Center', 'Phoenix', 'AZ');" calcext:value-type="string">
            <text:p>INSERT INTO location VALUES(DEFAULT, '4796 Pleasure Center', 'Phoenix', 'AZ'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392 Stang Pa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table:formula="of:=COM.MICROSOFT.CONCAT(&quot;INSERT INTO location VALUES(&quot;; &quot;DEFAULT&quot;; &quot;, '&quot;; [.B64]; &quot;', '&quot;; [.C64]; &quot;', '&quot;; [.D64]; &quot;');&quot; )" office:value-type="string" office:string-value="INSERT INTO location VALUES(DEFAULT, '3392 Stang Park', 'New York City', 'NY');" calcext:value-type="string">
            <text:p>INSERT INTO location VALUES(DEFAULT, '3392 Stang Park', 'New York City', 'NY'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7579 Holy Cross Center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table:formula="of:=COM.MICROSOFT.CONCAT(&quot;INSERT INTO location VALUES(&quot;; &quot;DEFAULT&quot;; &quot;, '&quot;; [.B65]; &quot;', '&quot;; [.C65]; &quot;', '&quot;; [.D65]; &quot;');&quot; )" office:value-type="string" office:string-value="INSERT INTO location VALUES(DEFAULT, '7579 Holy Cross Center', 'Peoria', 'IL');" calcext:value-type="string">
            <text:p>INSERT INTO location VALUES(DEFAULT, '7579 Holy Cross Center', 'Peoria', 'IL'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9000 Little Fleur Center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FL</text:p>
          </table:table-cell>
          <table:table-cell table:formula="of:=COM.MICROSOFT.CONCAT(&quot;INSERT INTO location VALUES(&quot;; &quot;DEFAULT&quot;; &quot;, '&quot;; [.B66]; &quot;', '&quot;; [.C66]; &quot;', '&quot;; [.D66]; &quot;');&quot; )" office:value-type="string" office:string-value="INSERT INTO location VALUES(DEFAULT, '9000 Little Fleur Center', 'Fort Lauderdale', 'FL');" calcext:value-type="string">
            <text:p>INSERT INTO location VALUES(DEFAULT, '9000 Little Fleur Center', 'Fort Lauderdale', 'FL'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5482 Kennedy Pass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table:formula="of:=COM.MICROSOFT.CONCAT(&quot;INSERT INTO location VALUES(&quot;; &quot;DEFAULT&quot;; &quot;, '&quot;; [.B67]; &quot;', '&quot;; [.C67]; &quot;', '&quot;; [.D67]; &quot;');&quot; )" office:value-type="string" office:string-value="INSERT INTO location VALUES(DEFAULT, '65482 Kennedy Pass', 'Phoenix', 'AZ');" calcext:value-type="string">
            <text:p>INSERT INTO location VALUES(DEFAULT, '65482 Kennedy Pass', 'Phoenix', 'AZ'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344 Eagle Crest Alle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table:formula="of:=COM.MICROSOFT.CONCAT(&quot;INSERT INTO location VALUES(&quot;; &quot;DEFAULT&quot;; &quot;, '&quot;; [.B68]; &quot;', '&quot;; [.C68]; &quot;', '&quot;; [.D68]; &quot;');&quot; )" office:value-type="string" office:string-value="INSERT INTO location VALUES(DEFAULT, '344 Eagle Crest Alley', 'Chicago', 'IL');" calcext:value-type="string">
            <text:p>INSERT INTO location VALUES(DEFAULT, '344 Eagle Crest Alley', 'Chicago', 'IL'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 Eastwood Road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table:formula="of:=COM.MICROSOFT.CONCAT(&quot;INSERT INTO location VALUES(&quot;; &quot;DEFAULT&quot;; &quot;, '&quot;; [.B69]; &quot;', '&quot;; [.C69]; &quot;', '&quot;; [.D69]; &quot;');&quot; )" office:value-type="string" office:string-value="INSERT INTO location VALUES(DEFAULT, '2 Eastwood Road', 'Los Angeles', 'CA');" calcext:value-type="string">
            <text:p>INSERT INTO location VALUES(DEFAULT, '2 Eastwood Road', 'Los Angeles', 'CA'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502 Mandrake Center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table:formula="of:=COM.MICROSOFT.CONCAT(&quot;INSERT INTO location VALUES(&quot;; &quot;DEFAULT&quot;; &quot;, '&quot;; [.B70]; &quot;', '&quot;; [.C70]; &quot;', '&quot;; [.D70]; &quot;');&quot; )" office:value-type="string" office:string-value="INSERT INTO location VALUES(DEFAULT, '2502 Mandrake Center', 'Dallas', 'TX');" calcext:value-type="string">
            <text:p>INSERT INTO location VALUES(DEFAULT, '2502 Mandrake Center', 'Dallas', 'TX'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1596 Shasta Drive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KY</text:p>
          </table:table-cell>
          <table:table-cell table:formula="of:=COM.MICROSOFT.CONCAT(&quot;INSERT INTO location VALUES(&quot;; &quot;DEFAULT&quot;; &quot;, '&quot;; [.B71]; &quot;', '&quot;; [.C71]; &quot;', '&quot;; [.D71]; &quot;');&quot; )" office:value-type="string" office:string-value="INSERT INTO location VALUES(DEFAULT, '41596 Shasta Drive', 'Migrate', 'KY');" calcext:value-type="string">
            <text:p>INSERT INTO location VALUES(DEFAULT, '41596 Shasta Drive', 'Migrate', 'KY'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60965 Forest Pass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CO</text:p>
          </table:table-cell>
          <table:table-cell table:formula="of:=COM.MICROSOFT.CONCAT(&quot;INSERT INTO location VALUES(&quot;; &quot;DEFAULT&quot;; &quot;, '&quot;; [.B72]; &quot;', '&quot;; [.C72]; &quot;', '&quot;; [.D72]; &quot;');&quot; )" office:value-type="string" office:string-value="INSERT INTO location VALUES(DEFAULT, '60965 Forest Pass', 'Englewood', 'CO');" calcext:value-type="string">
            <text:p>INSERT INTO location VALUES(DEFAULT, '60965 Forest Pass', 'Englewood', 'CO'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50 Cambridge Terrace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C</text:p>
          </table:table-cell>
          <table:table-cell table:formula="of:=COM.MICROSOFT.CONCAT(&quot;INSERT INTO location VALUES(&quot;; &quot;DEFAULT&quot;; &quot;, '&quot;; [.B73]; &quot;', '&quot;; [.C73]; &quot;', '&quot;; [.D73]; &quot;');&quot; )" office:value-type="string" office:string-value="INSERT INTO location VALUES(DEFAULT, '50 Cambridge Terrace', 'Durham', 'NC');" calcext:value-type="string">
            <text:p>INSERT INTO location VALUES(DEFAULT, '50 Cambridge Terrace', 'Durham', 'NC'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87 Cherokee Terrace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table:formula="of:=COM.MICROSOFT.CONCAT(&quot;INSERT INTO location VALUES(&quot;; &quot;DEFAULT&quot;; &quot;, '&quot;; [.B74]; &quot;', '&quot;; [.C74]; &quot;', '&quot;; [.D74]; &quot;');&quot; )" office:value-type="string" office:string-value="INSERT INTO location VALUES(DEFAULT, '187 Cherokee Terrace', 'Las Vegas', 'NV');" calcext:value-type="string">
            <text:p>INSERT INTO location VALUES(DEFAULT, '187 Cherokee Terrace', 'Las Vegas', 'NV'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35 Tennyson Court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table:formula="of:=COM.MICROSOFT.CONCAT(&quot;INSERT INTO location VALUES(&quot;; &quot;DEFAULT&quot;; &quot;, '&quot;; [.B75]; &quot;', '&quot;; [.C75]; &quot;', '&quot;; [.D75]; &quot;');&quot; )" office:value-type="string" office:string-value="INSERT INTO location VALUES(DEFAULT, '35 Tennyson Court', 'Houston', 'TX');" calcext:value-type="string">
            <text:p>INSERT INTO location VALUES(DEFAULT, '35 Tennyson Court', 'Houston', 'TX'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6008 Knutson Pas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L</text:p>
          </table:table-cell>
          <table:table-cell table:formula="of:=COM.MICROSOFT.CONCAT(&quot;INSERT INTO location VALUES(&quot;; &quot;DEFAULT&quot;; &quot;, '&quot;; [.B76]; &quot;', '&quot;; [.C76]; &quot;', '&quot;; [.D76]; &quot;');&quot; )" office:value-type="string" office:string-value="INSERT INTO location VALUES(DEFAULT, '16008 Knutson Pass', 'Mobile', 'AL');" calcext:value-type="string">
            <text:p>INSERT INTO location VALUES(DEFAULT, '16008 Knutson Pass', 'Mobile', 'AL');</text:p>
          </table:table-cell>
        </table:table-row>
      </table:table>
      <table:table table:name="Membership" table:style-name="ta1">
        <table:table-column table:style-name="co14" table:default-cell-style-name="ce1"/>
        <table:table-column table:style-name="co1" table:default-cell-style-name="ce1"/>
        <table:table-column table:style-name="co25" table:default-cell-style-name="ce1"/>
        <table:table-column table:style-name="co1" table:default-cell-style-name="Default"/>
        <table:table-column table:style-name="co26" table:default-cell-style-name="Default"/>
        <table:table-row table:style-name="ro1">
          <table:table-cell table:style-name="Default" office:value-type="string" calcext:value-type="string">
            <text:p>membership_id</text:p>
          </table:table-cell>
          <table:table-cell table:style-name="Default" office:value-type="string" calcext:value-type="string">
            <text:p>m_num</text:p>
          </table:table-cell>
          <table:table-cell table:style-name="Default" office:value-type="string" calcext:value-type="string">
            <text:p>m_name</text:p>
          </table:table-cell>
          <table:table-cell office:value-type="string" calcext:value-type="string">
            <text:p>discount_id</text:p>
          </table:table-cell>
          <table:table-cell office:value-type="string" calcext:value-type="string">
            <text:p>quer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369" calcext:value-type="float">
            <text:p>9369</text:p>
          </table:table-cell>
          <table:table-cell office:value-type="string" calcext:value-type="string">
            <text:p>Denesik LLC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embership VALUES(&quot;; &quot;DEFAULT&quot;; &quot;, '&quot;; [.B2]; &quot;', '&quot;; [.C2]; &quot;', &quot;; [.D2]; &quot;);&quot; )" office:value-type="string" office:string-value="INSERT INTO membership VALUES(DEFAULT, '9369', 'Denesik LLC', 1);" calcext:value-type="string">
            <text:p>INSERT INTO membership VALUES(DEFAULT, '9369', 'Denesik LLC', 1);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842" calcext:value-type="float">
            <text:p>4842</text:p>
          </table:table-cell>
          <table:table-cell office:value-type="string" calcext:value-type="string">
            <text:p>Huels Inc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embership VALUES(&quot;; &quot;DEFAULT&quot;; &quot;, '&quot;; [.B3]; &quot;', '&quot;; [.C3]; &quot;', &quot;; [.D3]; &quot;);&quot; )" office:value-type="string" office:string-value="INSERT INTO membership VALUES(DEFAULT, '4842', 'Huels Inc', 2);" calcext:value-type="string">
            <text:p>INSERT INTO membership VALUES(DEFAULT, '4842', 'Huels Inc', 2);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433" calcext:value-type="float">
            <text:p>9433</text:p>
          </table:table-cell>
          <table:table-cell office:value-type="string" calcext:value-type="string">
            <text:p>Heathcote-Heidenreich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embership VALUES(&quot;; &quot;DEFAULT&quot;; &quot;, '&quot;; [.B4]; &quot;', '&quot;; [.C4]; &quot;', &quot;; [.D4]; &quot;);&quot; )" office:value-type="string" office:string-value="INSERT INTO membership VALUES(DEFAULT, '9433', 'Heathcote-Heidenreich', 3);" calcext:value-type="string">
            <text:p>INSERT INTO membership VALUES(DEFAULT, '9433', 'Heathcote-Heidenreich', 3);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Kulas and Sons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embership VALUES(&quot;; &quot;DEFAULT&quot;; &quot;, '&quot;; [.B5]; &quot;', '&quot;; [.C5]; &quot;', &quot;; [.D5]; &quot;);&quot; )" office:value-type="string" office:string-value="INSERT INTO membership VALUES(DEFAULT, '1118', 'Kulas and Sons', 4);" calcext:value-type="string">
            <text:p>INSERT INTO membership VALUES(DEFAULT, '1118', 'Kulas and Sons', 4);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928" calcext:value-type="float">
            <text:p>9928</text:p>
          </table:table-cell>
          <table:table-cell office:value-type="string" calcext:value-type="string">
            <text:p>Effertz-Stiedemann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membership VALUES(&quot;; &quot;DEFAULT&quot;; &quot;, '&quot;; [.B6]; &quot;', '&quot;; [.C6]; &quot;', &quot;; [.D6]; &quot;);&quot; )" office:value-type="string" office:string-value="INSERT INTO membership VALUES(DEFAULT, '9928', 'Effertz-Stiedemann', 5);" calcext:value-type="string">
            <text:p>INSERT INTO membership VALUES(DEFAULT, '9928', 'Effertz-Stiedemann', 5);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Kuhn-Bartell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embership VALUES(&quot;; &quot;DEFAULT&quot;; &quot;, '&quot;; [.B7]; &quot;', '&quot;; [.C7]; &quot;', &quot;; [.D7]; &quot;);&quot; )" office:value-type="string" office:string-value="INSERT INTO membership VALUES(DEFAULT, '7113', 'Kuhn-Bartell', 6);" calcext:value-type="string">
            <text:p>INSERT INTO membership VALUES(DEFAULT, '7113', 'Kuhn-Bartell', 6);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Ryan, Becker and Wiegand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embership VALUES(&quot;; &quot;DEFAULT&quot;; &quot;, '&quot;; [.B8]; &quot;', '&quot;; [.C8]; &quot;', &quot;; [.D8]; &quot;);&quot; )" office:value-type="string" office:string-value="INSERT INTO membership VALUES(DEFAULT, '3003', 'Ryan, Becker and Wiegand', 7);" calcext:value-type="string">
            <text:p>INSERT INTO membership VALUES(DEFAULT, '3003', 'Ryan, Becker and Wiegand', 7);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McLaughlin, Metz and Rempel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embership VALUES(&quot;; &quot;DEFAULT&quot;; &quot;, '&quot;; [.B9]; &quot;', '&quot;; [.C9]; &quot;', &quot;; [.D9]; &quot;);&quot; )" office:value-type="string" office:string-value="INSERT INTO membership VALUES(DEFAULT, '3517', 'McLaughlin, Metz and Rempel', 8);" calcext:value-type="string">
            <text:p>INSERT INTO membership VALUES(DEFAULT, '3517', 'McLaughlin, Metz and Rempel', 8);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Pagac LLC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membership VALUES(&quot;; &quot;DEFAULT&quot;; &quot;, '&quot;; [.B10]; &quot;', '&quot;; [.C10]; &quot;', &quot;; [.D10]; &quot;);&quot; )" office:value-type="string" office:string-value="INSERT INTO membership VALUES(DEFAULT, '3923', 'Pagac LLC', 9);" calcext:value-type="string">
            <text:p>INSERT INTO membership VALUES(DEFAULT, '3923', 'Pagac LLC', 9);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Hamill Inc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embership VALUES(&quot;; &quot;DEFAULT&quot;; &quot;, '&quot;; [.B11]; &quot;', '&quot;; [.C11]; &quot;', &quot;; [.D11]; &quot;);&quot; )" office:value-type="string" office:string-value="INSERT INTO membership VALUES(DEFAULT, '9081', 'Hamill Inc', 10);" calcext:value-type="string">
            <text:p>INSERT INTO membership VALUES(DEFAULT, '9081', 'Hamill Inc', 10);</text:p>
          </table:table-cell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9999" calcext:value-type="float">
            <text:p>9999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embership VALUES(&quot;; &quot;DEFAULT&quot;; &quot;, '&quot;; [.B12]; &quot;', '&quot;; [.C12]; &quot;', &quot;; [.D12]; &quot;);&quot; )" office:value-type="string" office:string-value="INSERT INTO membership VALUES(DEFAULT, '9999', 'None', 11);" calcext:value-type="string">
            <text:p>INSERT INTO membership VALUES(DEFAULT, '9999', 'None', 11);</text:p>
          </table:table-cell>
        </table:table-row>
      </table:table>
      <table:table table:name="Discount" table:style-name="ta1">
        <table:table-column table:style-name="co1" table:default-cell-style-name="ce4"/>
        <table:table-column table:style-name="co27" table:default-cell-style-name="ce4"/>
        <table:table-column table:style-name="co28" table:default-cell-style-name="ce4"/>
        <table:table-column table:style-name="co1" table:number-columns-repeated="1021" table:default-cell-style-name="ce4"/>
        <table:table-row table:style-name="ro1">
          <table:table-cell office:value-type="string" calcext:value-type="string">
            <text:p>discount_id</text:p>
          </table:table-cell>
          <table:table-cell office:value-type="string" calcext:value-type="string">
            <text:p>percent_discount</text:p>
          </table:table-cell>
          <table:table-cell office:value-type="string" calcext:value-type="string">
            <text:p>que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formula="of:=COM.MICROSOFT.CONCAT(&quot;INSERT INTO discount VALUES(&quot;; &quot;DEFAULT&quot;; &quot;, &quot;; [.B2]; &quot;);&quot; )" office:value-type="string" office:string-value="INSERT INTO discount VALUES(DEFAULT, 32);" calcext:value-type="string">
            <text:p>INSERT INTO discount VALUES(DEFAULT, 32);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formula="of:=COM.MICROSOFT.CONCAT(&quot;INSERT INTO discount VALUES(&quot;; &quot;DEFAULT&quot;; &quot;, &quot;; [.B3]; &quot;);&quot; )" office:value-type="string" office:string-value="INSERT INTO discount VALUES(DEFAULT, 41);" calcext:value-type="string">
            <text:p>INSERT INTO discount VALUES(DEFAULT, 41);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36" calcext:value-type="float">
            <text:p>36</text:p>
          </table:table-cell>
          <table:table-cell table:formula="of:=COM.MICROSOFT.CONCAT(&quot;INSERT INTO discount VALUES(&quot;; &quot;DEFAULT&quot;; &quot;, &quot;; [.B4]; &quot;);&quot; )" office:value-type="string" office:string-value="INSERT INTO discount VALUES(DEFAULT, 36);" calcext:value-type="string">
            <text:p>INSERT INTO discount VALUES(DEFAULT, 36);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formula="of:=COM.MICROSOFT.CONCAT(&quot;INSERT INTO discount VALUES(&quot;; &quot;DEFAULT&quot;; &quot;, &quot;; [.B5]; &quot;);&quot; )" office:value-type="string" office:string-value="INSERT INTO discount VALUES(DEFAULT, 24);" calcext:value-type="string">
            <text:p>INSERT INTO discount VALUES(DEFAULT, 24);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formula="of:=COM.MICROSOFT.CONCAT(&quot;INSERT INTO discount VALUES(&quot;; &quot;DEFAULT&quot;; &quot;, &quot;; [.B6]; &quot;);&quot; )" office:value-type="string" office:string-value="INSERT INTO discount VALUES(DEFAULT, 22);" calcext:value-type="string">
            <text:p>INSERT INTO discount VALUES(DEFAULT, 22);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float" office:value="31" calcext:value-type="float">
            <text:p>31</text:p>
          </table:table-cell>
          <table:table-cell table:formula="of:=COM.MICROSOFT.CONCAT(&quot;INSERT INTO discount VALUES(&quot;; &quot;DEFAULT&quot;; &quot;, &quot;; [.B7]; &quot;);&quot; )" office:value-type="string" office:string-value="INSERT INTO discount VALUES(DEFAULT, 31);" calcext:value-type="string">
            <text:p>INSERT INTO discount VALUES(DEFAULT, 31);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formula="of:=COM.MICROSOFT.CONCAT(&quot;INSERT INTO discount VALUES(&quot;; &quot;DEFAULT&quot;; &quot;, &quot;; [.B8]; &quot;);&quot; )" office:value-type="string" office:string-value="INSERT INTO discount VALUES(DEFAULT, 17);" calcext:value-type="string">
            <text:p>INSERT INTO discount VALUES(DEFAULT, 17);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float" office:value="34" calcext:value-type="float">
            <text:p>34</text:p>
          </table:table-cell>
          <table:table-cell table:formula="of:=COM.MICROSOFT.CONCAT(&quot;INSERT INTO discount VALUES(&quot;; &quot;DEFAULT&quot;; &quot;, &quot;; [.B9]; &quot;);&quot; )" office:value-type="string" office:string-value="INSERT INTO discount VALUES(DEFAULT, 34);" calcext:value-type="string">
            <text:p>INSERT INTO discount VALUES(DEFAULT, 34);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formula="of:=COM.MICROSOFT.CONCAT(&quot;INSERT INTO discount VALUES(&quot;; &quot;DEFAULT&quot;; &quot;, &quot;; [.B10]; &quot;);&quot; )" office:value-type="string" office:string-value="INSERT INTO discount VALUES(DEFAULT, 13);" calcext:value-type="string">
            <text:p>INSERT INTO discount VALUES(DEFAULT, 13);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float" office:value="25" calcext:value-type="float">
            <text:p>25</text:p>
          </table:table-cell>
          <table:table-cell table:formula="of:=COM.MICROSOFT.CONCAT(&quot;INSERT INTO discount VALUES(&quot;; &quot;DEFAULT&quot;; &quot;, &quot;; [.B11]; &quot;);&quot; )" office:value-type="string" office:string-value="INSERT INTO discount VALUES(DEFAULT, 25);" calcext:value-type="string">
            <text:p>INSERT INTO discount VALUES(DEFAULT, 25);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COM.MICROSOFT.CONCAT(&quot;INSERT INTO discount VALUES(&quot;; &quot;DEFAULT&quot;; &quot;, &quot;; [.B12]; &quot;);&quot; )" office:value-type="string" office:string-value="INSERT INTO discount VALUES(DEFAULT, 0);" calcext:value-type="string">
            <text:p>INSERT INTO discount VALUES(DEFAULT, 0);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1">
        <table:table-column table:style-name="co2" table:default-cell-style-name="Default"/>
        <table:table-column table:style-name="co1" table:number-columns-repeated="3" table:default-cell-style-name="ce3"/>
        <table:table-column table:style-name="co29" table:default-cell-style-name="Default"/>
        <table:table-row table:style-name="ro1">
          <table:table-cell office:value-type="string" calcext:value-type="string">
            <text:p>miscellaneous_id</text:p>
          </table:table-cell>
          <table:table-cell table:style-name="Default" office:value-type="string" calcext:value-type="string">
            <text:p>child_seat</text:p>
          </table:table-cell>
          <table:table-cell table:style-name="Default" office:value-type="string" calcext:value-type="string">
            <text:p>nav</text:p>
          </table:table-cell>
          <table:table-cell table:style-name="Default" office:value-type="string" calcext:value-type="string">
            <text:p>radio</text:p>
          </table:table-cell>
          <table:table-cell office:value-type="string" calcext:value-type="string">
            <text:p>que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formula="of:=COM.MICROSOFT.CONCAT(&quot;INSERT INTO misc VALUES(DEFAULT, &quot;;[.B2];&quot;, &quot;;[.C2];&quot;, &quot;;[.D2]; &quot;);&quot;)" office:value-type="string" office:string-value="INSERT INTO misc VALUES(DEFAULT, 1, 0, 0);" calcext:value-type="string">
            <text:p>INSERT INTO misc VALUES(DEFAULT, 1, 0, 0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formula="of:=COM.MICROSOFT.CONCAT(&quot;INSERT INTO misc VALUES(DEFAULT, &quot;;[.B3];&quot;, &quot;;[.C3];&quot;, &quot;;[.D3]; &quot;);&quot;)" office:value-type="string" office:string-value="INSERT INTO misc VALUES(DEFAULT, 1, 0, 0);" calcext:value-type="string">
            <text:p>INSERT INTO misc VALUES(DEFAULT, 1, 0, 0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COM.MICROSOFT.CONCAT(&quot;INSERT INTO misc VALUES(DEFAULT, &quot;;[.B4];&quot;, &quot;;[.C4];&quot;, &quot;;[.D4]; &quot;);&quot;)" office:value-type="string" office:string-value="INSERT INTO misc VALUES(DEFAULT, 1, 1, 0);" calcext:value-type="string">
            <text:p>INSERT INTO misc VALUES(DEFAULT, 1, 1, 0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formula="of:=COM.MICROSOFT.CONCAT(&quot;INSERT INTO misc VALUES(DEFAULT, &quot;;[.B5];&quot;, &quot;;[.C5];&quot;, &quot;;[.D5]; &quot;);&quot;)" office:value-type="string" office:string-value="INSERT INTO misc VALUES(DEFAULT, 0, 1, 1);" calcext:value-type="string">
            <text:p>INSERT INTO misc VALUES(DEFAULT, 0, 1, 1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formula="of:=COM.MICROSOFT.CONCAT(&quot;INSERT INTO misc VALUES(DEFAULT, &quot;;[.B6];&quot;, &quot;;[.C6];&quot;, &quot;;[.D6]; &quot;);&quot;)" office:value-type="string" office:string-value="INSERT INTO misc VALUES(DEFAULT, 0, 0, 1);" calcext:value-type="string">
            <text:p>INSERT INTO misc VALUES(DEFAULT, 0, 0, 1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COM.MICROSOFT.CONCAT(&quot;INSERT INTO misc VALUES(DEFAULT, &quot;;[.B7];&quot;, &quot;;[.C7];&quot;, &quot;;[.D7]; &quot;);&quot;)" office:value-type="string" office:string-value="INSERT INTO misc VALUES(DEFAULT, 0, 1, 0);" calcext:value-type="string">
            <text:p>INSERT INTO misc VALUES(DEFAULT, 0, 1, 0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formula="of:=COM.MICROSOFT.CONCAT(&quot;INSERT INTO misc VALUES(DEFAULT, &quot;;[.B8];&quot;, &quot;;[.C8];&quot;, &quot;;[.D8]; &quot;);&quot;)" office:value-type="string" office:string-value="INSERT INTO misc VALUES(DEFAULT, 0, 1, 1);" calcext:value-type="string">
            <text:p>INSERT INTO misc VALUES(DEFAULT, 0, 1, 1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formula="of:=COM.MICROSOFT.CONCAT(&quot;INSERT INTO misc VALUES(DEFAULT, &quot;;[.B9];&quot;, &quot;;[.C9];&quot;, &quot;;[.D9]; &quot;);&quot;)" office:value-type="string" office:string-value="INSERT INTO misc VALUES(DEFAULT, 0, 1, 1);" calcext:value-type="string">
            <text:p>INSERT INTO misc VALUES(DEFAULT, 0, 1, 1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0</text:p>
          </table:table-cell>
          <table:table-cell table:formula="of:=COM.MICROSOFT.CONCAT(&quot;INSERT INTO misc VALUES(DEFAULT, &quot;;[.B10];&quot;, &quot;;[.C10];&quot;, &quot;;[.D10]; &quot;);&quot;)" office:value-type="string" office:string-value="INSERT INTO misc VALUES(DEFAULT, 0, 0, 0);" calcext:value-type="string">
            <text:p>INSERT INTO misc VALUES(DEFAULT, 0, 0, 0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COM.MICROSOFT.CONCAT(&quot;INSERT INTO misc VALUES(DEFAULT, &quot;;[.B11];&quot;, &quot;;[.C11];&quot;, &quot;;[.D11]; &quot;);&quot;)" office:value-type="string" office:string-value="INSERT INTO misc VALUES(DEFAULT, 1, 1, 0);" calcext:value-type="string">
            <text:p>INSERT INTO misc VALUES(DEFAULT, 1, 1, 0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formula="of:=COM.MICROSOFT.CONCAT(&quot;INSERT INTO misc VALUES(DEFAULT, &quot;;[.B12];&quot;, &quot;;[.C12];&quot;, &quot;;[.D12]; &quot;);&quot;)" office:value-type="string" office:string-value="INSERT INTO misc VALUES(DEFAULT, 1, 0, 0);" calcext:value-type="string">
            <text:p>INSERT INTO misc VALUES(DEFAULT, 1, 0, 0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COM.MICROSOFT.CONCAT(&quot;INSERT INTO misc VALUES(DEFAULT, &quot;;[.B13];&quot;, &quot;;[.C13];&quot;, &quot;;[.D13]; &quot;);&quot;)" office:value-type="string" office:string-value="INSERT INTO misc VALUES(DEFAULT, 0, 1, 0);" calcext:value-type="string">
            <text:p>INSERT INTO misc VALUES(DEFAULT, 0, 1, 0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formula="of:=COM.MICROSOFT.CONCAT(&quot;INSERT INTO misc VALUES(DEFAULT, &quot;;[.B14];&quot;, &quot;;[.C14];&quot;, &quot;;[.D14]; &quot;);&quot;)" office:value-type="string" office:string-value="INSERT INTO misc VALUES(DEFAULT, 1, 0, 0);" calcext:value-type="string">
            <text:p>INSERT INTO misc VALUES(DEFAULT, 1, 0, 0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formula="of:=COM.MICROSOFT.CONCAT(&quot;INSERT INTO misc VALUES(DEFAULT, &quot;;[.B15];&quot;, &quot;;[.C15];&quot;, &quot;;[.D15]; &quot;);&quot;)" office:value-type="string" office:string-value="INSERT INTO misc VALUES(DEFAULT, 1, 0, 1);" calcext:value-type="string">
            <text:p>INSERT INTO misc VALUES(DEFAULT, 1, 0, 1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formula="of:=COM.MICROSOFT.CONCAT(&quot;INSERT INTO misc VALUES(DEFAULT, &quot;;[.B16];&quot;, &quot;;[.C16];&quot;, &quot;;[.D16]; &quot;);&quot;)" office:value-type="string" office:string-value="INSERT INTO misc VALUES(DEFAULT, 1, 0, 1);" calcext:value-type="string">
            <text:p>INSERT INTO misc VALUES(DEFAULT, 1, 0, 1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formula="of:=COM.MICROSOFT.CONCAT(&quot;INSERT INTO misc VALUES(DEFAULT, &quot;;[.B17];&quot;, &quot;;[.C17];&quot;, &quot;;[.D17]; &quot;);&quot;)" office:value-type="string" office:string-value="INSERT INTO misc VALUES(DEFAULT, 0, 1, 1);" calcext:value-type="string">
            <text:p>INSERT INTO misc VALUES(DEFAULT, 0, 1, 1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COM.MICROSOFT.CONCAT(&quot;INSERT INTO misc VALUES(DEFAULT, &quot;;[.B18];&quot;, &quot;;[.C18];&quot;, &quot;;[.D18]; &quot;);&quot;)" office:value-type="string" office:string-value="INSERT INTO misc VALUES(DEFAULT, 1, 1, 0);" calcext:value-type="string">
            <text:p>INSERT INTO misc VALUES(DEFAULT, 1, 1, 0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formula="of:=COM.MICROSOFT.CONCAT(&quot;INSERT INTO misc VALUES(DEFAULT, &quot;;[.B19];&quot;, &quot;;[.C19];&quot;, &quot;;[.D19]; &quot;);&quot;)" office:value-type="string" office:string-value="INSERT INTO misc VALUES(DEFAULT, 0, 0, 1);" calcext:value-type="string">
            <text:p>INSERT INTO misc VALUES(DEFAULT, 0, 0, 1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formula="of:=COM.MICROSOFT.CONCAT(&quot;INSERT INTO misc VALUES(DEFAULT, &quot;;[.B20];&quot;, &quot;;[.C20];&quot;, &quot;;[.D20]; &quot;);&quot;)" office:value-type="string" office:string-value="INSERT INTO misc VALUES(DEFAULT, 1, 0, 0);" calcext:value-type="string">
            <text:p>INSERT INTO misc VALUES(DEFAULT, 1, 0, 0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COM.MICROSOFT.CONCAT(&quot;INSERT INTO misc VALUES(DEFAULT, &quot;;[.B21];&quot;, &quot;;[.C21];&quot;, &quot;;[.D21]; &quot;);&quot;)" office:value-type="string" office:string-value="INSERT INTO misc VALUES(DEFAULT, 1, 1, 0);" calcext:value-type="string">
            <text:p>INSERT INTO misc VALUES(DEFAULT, 1, 1, 0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formula="of:=COM.MICROSOFT.CONCAT(&quot;INSERT INTO misc VALUES(DEFAULT, &quot;;[.B22];&quot;, &quot;;[.C22];&quot;, &quot;;[.D22]; &quot;);&quot;)" office:value-type="string" office:string-value="INSERT INTO misc VALUES(DEFAULT, 1, 0, 0);" calcext:value-type="string">
            <text:p>INSERT INTO misc VALUES(DEFAULT, 1, 0, 0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COM.MICROSOFT.CONCAT(&quot;INSERT INTO misc VALUES(DEFAULT, &quot;;[.B23];&quot;, &quot;;[.C23];&quot;, &quot;;[.D23]; &quot;);&quot;)" office:value-type="string" office:string-value="INSERT INTO misc VALUES(DEFAULT, 0, 1, 0);" calcext:value-type="string">
            <text:p>INSERT INTO misc VALUES(DEFAULT, 0, 1, 0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formula="of:=COM.MICROSOFT.CONCAT(&quot;INSERT INTO misc VALUES(DEFAULT, &quot;;[.B24];&quot;, &quot;;[.C24];&quot;, &quot;;[.D24]; &quot;);&quot;)" office:value-type="string" office:string-value="INSERT INTO misc VALUES(DEFAULT, 0, 0, 1);" calcext:value-type="string">
            <text:p>INSERT INTO misc VALUES(DEFAULT, 0, 0, 1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COM.MICROSOFT.CONCAT(&quot;INSERT INTO misc VALUES(DEFAULT, &quot;;[.B25];&quot;, &quot;;[.C25];&quot;, &quot;;[.D25]; &quot;);&quot;)" office:value-type="string" office:string-value="INSERT INTO misc VALUES(DEFAULT, 0, 1, 0);" calcext:value-type="string">
            <text:p>INSERT INTO misc VALUES(DEFAULT, 0, 1, 0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COM.MICROSOFT.CONCAT(&quot;INSERT INTO misc VALUES(DEFAULT, &quot;;[.B26];&quot;, &quot;;[.C26];&quot;, &quot;;[.D26]; &quot;);&quot;)" office:value-type="string" office:string-value="INSERT INTO misc VALUES(DEFAULT, 0, 1, 0);" calcext:value-type="string">
            <text:p>INSERT INTO misc VALUES(DEFAULT, 0, 1, 0);</text:p>
          </table:table-cell>
        </table:table-row>
      </table:table>
      <table:table table:name="Insurance" table:style-name="ta1">
        <table:table-column table:style-name="co1" table:number-columns-repeated="4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insurance_id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eriodical</text:p>
          </table:table-cell>
          <table:table-cell office:value-type="string" calcext:value-type="string">
            <text:p>que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hourly</text:p>
          </table:table-cell>
          <table:table-cell table:formula="of:=COM.MICROSOFT.CONCAT(&quot;INSERT INTO insurance VALUES(DEFAULT, &quot;; [.B2]; &quot;, '&quot;; [.C2]; &quot;', '&quot;; [.D2]; &quot;');&quot;)" office:value-type="string" office:string-value="INSERT INTO insurance VALUES(DEFAULT, 2, 'collision', 'hourly');" calcext:value-type="string">
            <text:p>INSERT INTO insurance VALUES(DEFAULT, 2, 'collision', 'hourly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ft</text:p>
          </table:table-cell>
          <table:table-cell office:value-type="string" calcext:value-type="string">
            <text:p>hourly</text:p>
          </table:table-cell>
          <table:table-cell table:formula="of:=COM.MICROSOFT.CONCAT(&quot;INSERT INTO insurance VALUES(DEFAULT, &quot;; [.B3]; &quot;, '&quot;; [.C3]; &quot;', '&quot;; [.D3]; &quot;');&quot;)" office:value-type="string" office:string-value="INSERT INTO insurance VALUES(DEFAULT, 4, 'theft', 'hourly');" calcext:value-type="string">
            <text:p>INSERT INTO insurance VALUES(DEFAULT, 4, 'theft', 'hourly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hourly</text:p>
          </table:table-cell>
          <table:table-cell table:formula="of:=COM.MICROSOFT.CONCAT(&quot;INSERT INTO insurance VALUES(DEFAULT, &quot;; [.B4]; &quot;, '&quot;; [.C4]; &quot;', '&quot;; [.D4]; &quot;');&quot;)" office:value-type="string" office:string-value="INSERT INTO insurance VALUES(DEFAULT, 6, 'accident', 'hourly');" calcext:value-type="string">
            <text:p>INSERT INTO insurance VALUES(DEFAULT, 6, 'accident', 'hourly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hourly</text:p>
          </table:table-cell>
          <table:table-cell table:formula="of:=COM.MICROSOFT.CONCAT(&quot;INSERT INTO insurance VALUES(DEFAULT, &quot;; [.B5]; &quot;, '&quot;; [.C5]; &quot;', '&quot;; [.D5]; &quot;');&quot;)" office:value-type="string" office:string-value="INSERT INTO insurance VALUES(DEFAULT, 2, 'personal', 'hourly');" calcext:value-type="string">
            <text:p>INSERT INTO insurance VALUES(DEFAULT, 2, 'personal', 'hourly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daily</text:p>
          </table:table-cell>
          <table:table-cell table:formula="of:=COM.MICROSOFT.CONCAT(&quot;INSERT INTO insurance VALUES(DEFAULT, &quot;; [.B6]; &quot;, '&quot;; [.C6]; &quot;', '&quot;; [.D6]; &quot;');&quot;)" office:value-type="string" office:string-value="INSERT INTO insurance VALUES(DEFAULT, 25, 'collision', 'daily');" calcext:value-type="string">
            <text:p>INSERT INTO insurance VALUES(DEFAULT, 25, 'collision', 'daily'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heft</text:p>
          </table:table-cell>
          <table:table-cell office:value-type="string" calcext:value-type="string">
            <text:p>daily</text:p>
          </table:table-cell>
          <table:table-cell table:formula="of:=COM.MICROSOFT.CONCAT(&quot;INSERT INTO insurance VALUES(DEFAULT, &quot;; [.B7]; &quot;, '&quot;; [.C7]; &quot;', '&quot;; [.D7]; &quot;');&quot;)" office:value-type="string" office:string-value="INSERT INTO insurance VALUES(DEFAULT, 48, 'theft', 'daily');" calcext:value-type="string">
            <text:p>INSERT INTO insurance VALUES(DEFAULT, 48, 'theft', 'daily'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daily</text:p>
          </table:table-cell>
          <table:table-cell table:formula="of:=COM.MICROSOFT.CONCAT(&quot;INSERT INTO insurance VALUES(DEFAULT, &quot;; [.B8]; &quot;, '&quot;; [.C8]; &quot;', '&quot;; [.D8]; &quot;');&quot;)" office:value-type="string" office:string-value="INSERT INTO insurance VALUES(DEFAULT, 55, 'accident', 'daily');" calcext:value-type="string">
            <text:p>INSERT INTO insurance VALUES(DEFAULT, 55, 'accident', 'daily'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aily</text:p>
          </table:table-cell>
          <table:table-cell table:formula="of:=COM.MICROSOFT.CONCAT(&quot;INSERT INTO insurance VALUES(DEFAULT, &quot;; [.B9]; &quot;, '&quot;; [.C9]; &quot;', '&quot;; [.D9]; &quot;');&quot;)" office:value-type="string" office:string-value="INSERT INTO insurance VALUES(DEFAULT, 25, 'personal', 'daily');" calcext:value-type="string">
            <text:p>INSERT INTO insurance VALUES(DEFAULT, 25, 'personal', 'daily'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weekly</text:p>
          </table:table-cell>
          <table:table-cell table:formula="of:=COM.MICROSOFT.CONCAT(&quot;INSERT INTO insurance VALUES(DEFAULT, &quot;; [.B10]; &quot;, '&quot;; [.C10]; &quot;', '&quot;; [.D10]; &quot;');&quot;)" office:value-type="string" office:string-value="INSERT INTO insurance VALUES(DEFAULT, 125, 'collision', 'weekly');" calcext:value-type="string">
            <text:p>INSERT INTO insurance VALUES(DEFAULT, 125, 'collision', 'weekly'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heft</text:p>
          </table:table-cell>
          <table:table-cell office:value-type="string" calcext:value-type="string">
            <text:p>weekly</text:p>
          </table:table-cell>
          <table:table-cell table:formula="of:=COM.MICROSOFT.CONCAT(&quot;INSERT INTO insurance VALUES(DEFAULT, &quot;; [.B11]; &quot;, '&quot;; [.C11]; &quot;', '&quot;; [.D11]; &quot;');&quot;)" office:value-type="string" office:string-value="INSERT INTO insurance VALUES(DEFAULT, 240, 'theft', 'weekly');" calcext:value-type="string">
            <text:p>INSERT INTO insurance VALUES(DEFAULT, 240, 'theft', 'weekly'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weekly</text:p>
          </table:table-cell>
          <table:table-cell table:formula="of:=COM.MICROSOFT.CONCAT(&quot;INSERT INTO insurance VALUES(DEFAULT, &quot;; [.B12]; &quot;, '&quot;; [.C12]; &quot;', '&quot;; [.D12]; &quot;');&quot;)" office:value-type="string" office:string-value="INSERT INTO insurance VALUES(DEFAULT, 275, 'accident', 'weekly');" calcext:value-type="string">
            <text:p>INSERT INTO insurance VALUES(DEFAULT, 275, 'accident', 'weekly'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weekly</text:p>
          </table:table-cell>
          <table:table-cell table:formula="of:=COM.MICROSOFT.CONCAT(&quot;INSERT INTO insurance VALUES(DEFAULT, &quot;; [.B13]; &quot;, '&quot;; [.C13]; &quot;', '&quot;; [.D13]; &quot;');&quot;)" office:value-type="string" office:string-value="INSERT INTO insurance VALUES(DEFAULT, 125, 'personal', 'weekly');" calcext:value-type="string">
            <text:p>INSERT INTO insurance VALUES(DEFAULT, 125, 'personal', 'weekly');</text:p>
          </table:table-cell>
        </table:table-row>
      </table:table>
      <table:table table:name="Dropoff" table:style-name="ta1">
        <table:table-column table:style-name="co1" table:number-columns-repeated="2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dropoff_id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que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 COM.MICROSOFT.CONCAT(&quot;INSERT INTO dropoff VALUES(DEFAULT, &quot;; [.B2]; &quot;);&quot;)" office:value-type="string" office:string-value="INSERT INTO dropoff VALUES(DEFAULT, 0);" calcext:value-type="string">
            <text:p>INSERT INTO dropoff VALUES(DEFAULT, 0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 COM.MICROSOFT.CONCAT(&quot;INSERT INTO dropoff VALUES(DEFAULT, &quot;; [.B3]; &quot;);&quot;)" office:value-type="string" office:string-value="INSERT INTO dropoff VALUES(DEFAULT, 25);" calcext:value-type="string">
            <text:p>INSERT INTO dropoff VALUES(DEFAULT, 25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 COM.MICROSOFT.CONCAT(&quot;INSERT INTO dropoff VALUES(DEFAULT, &quot;; [.B4]; &quot;);&quot;)" office:value-type="string" office:string-value="INSERT INTO dropoff VALUES(DEFAULT, 0);" calcext:value-type="string">
            <text:p>INSERT INTO dropoff VALUES(DEFAULT, 0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 COM.MICROSOFT.CONCAT(&quot;INSERT INTO dropoff VALUES(DEFAULT, &quot;; [.B5]; &quot;);&quot;)" office:value-type="string" office:string-value="INSERT INTO dropoff VALUES(DEFAULT, 0);" calcext:value-type="string">
            <text:p>INSERT INTO dropoff VALUES(DEFAULT, 0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 COM.MICROSOFT.CONCAT(&quot;INSERT INTO dropoff VALUES(DEFAULT, &quot;; [.B6]; &quot;);&quot;)" office:value-type="string" office:string-value="INSERT INTO dropoff VALUES(DEFAULT, 0);" calcext:value-type="string">
            <text:p>INSERT INTO dropoff VALUES(DEFAULT, 0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 COM.MICROSOFT.CONCAT(&quot;INSERT INTO dropoff VALUES(DEFAULT, &quot;; [.B7]; &quot;);&quot;)" office:value-type="string" office:string-value="INSERT INTO dropoff VALUES(DEFAULT, 34);" calcext:value-type="string">
            <text:p>INSERT INTO dropoff VALUES(DEFAULT, 34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 COM.MICROSOFT.CONCAT(&quot;INSERT INTO dropoff VALUES(DEFAULT, &quot;; [.B8]; &quot;);&quot;)" office:value-type="string" office:string-value="INSERT INTO dropoff VALUES(DEFAULT, 0);" calcext:value-type="string">
            <text:p>INSERT INTO dropoff VALUES(DEFAULT, 0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 COM.MICROSOFT.CONCAT(&quot;INSERT INTO dropoff VALUES(DEFAULT, &quot;; [.B9]; &quot;);&quot;)" office:value-type="string" office:string-value="INSERT INTO dropoff VALUES(DEFAULT, 0);" calcext:value-type="string">
            <text:p>INSERT INTO dropoff VALUES(DEFAULT, 0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dropoff VALUES(DEFAULT, &quot;; [.B10]; &quot;);&quot;)" office:value-type="string" office:string-value="INSERT INTO dropoff VALUES(DEFAULT, 13);" calcext:value-type="string">
            <text:p>INSERT INTO dropoff VALUES(DEFAULT, 13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 COM.MICROSOFT.CONCAT(&quot;INSERT INTO dropoff VALUES(DEFAULT, &quot;; [.B11]; &quot;);&quot;)" office:value-type="string" office:string-value="INSERT INTO dropoff VALUES(DEFAULT, 0);" calcext:value-type="string">
            <text:p>INSERT INTO dropoff VALUES(DEFAULT, 0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 COM.MICROSOFT.CONCAT(&quot;INSERT INTO dropoff VALUES(DEFAULT, &quot;; [.B12]; &quot;);&quot;)" office:value-type="string" office:string-value="INSERT INTO dropoff VALUES(DEFAULT, 0);" calcext:value-type="string">
            <text:p>INSERT INTO dropoff VALUES(DEFAULT, 0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 COM.MICROSOFT.CONCAT(&quot;INSERT INTO dropoff VALUES(DEFAULT, &quot;; [.B13]; &quot;);&quot;)" office:value-type="string" office:string-value="INSERT INTO dropoff VALUES(DEFAULT, 0);" calcext:value-type="string">
            <text:p>INSERT INTO dropoff VALUES(DEFAULT, 0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formula="of:= COM.MICROSOFT.CONCAT(&quot;INSERT INTO dropoff VALUES(DEFAULT, &quot;; [.B14]; &quot;);&quot;)" office:value-type="string" office:string-value="INSERT INTO dropoff VALUES(DEFAULT, 55);" calcext:value-type="string">
            <text:p>INSERT INTO dropoff VALUES(DEFAULT, 55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 COM.MICROSOFT.CONCAT(&quot;INSERT INTO dropoff VALUES(DEFAULT, &quot;; [.B15]; &quot;);&quot;)" office:value-type="string" office:string-value="INSERT INTO dropoff VALUES(DEFAULT, 36);" calcext:value-type="string">
            <text:p>INSERT INTO dropoff VALUES(DEFAULT, 36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 COM.MICROSOFT.CONCAT(&quot;INSERT INTO dropoff VALUES(DEFAULT, &quot;; [.B16]; &quot;);&quot;)" office:value-type="string" office:string-value="INSERT INTO dropoff VALUES(DEFAULT, 0);" calcext:value-type="string">
            <text:p>INSERT INTO dropoff VALUES(DEFAULT, 0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 COM.MICROSOFT.CONCAT(&quot;INSERT INTO dropoff VALUES(DEFAULT, &quot;; [.B17]; &quot;);&quot;)" office:value-type="string" office:string-value="INSERT INTO dropoff VALUES(DEFAULT, 48);" calcext:value-type="string">
            <text:p>INSERT INTO dropoff VALUES(DEFAULT, 48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 COM.MICROSOFT.CONCAT(&quot;INSERT INTO dropoff VALUES(DEFAULT, &quot;; [.B18]; &quot;);&quot;)" office:value-type="string" office:string-value="INSERT INTO dropoff VALUES(DEFAULT, 0);" calcext:value-type="string">
            <text:p>INSERT INTO dropoff VALUES(DEFAULT, 0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formula="of:= COM.MICROSOFT.CONCAT(&quot;INSERT INTO dropoff VALUES(DEFAULT, &quot;; [.B19]; &quot;);&quot;)" office:value-type="string" office:string-value="INSERT INTO dropoff VALUES(DEFAULT, 34);" calcext:value-type="string">
            <text:p>INSERT INTO dropoff VALUES(DEFAULT, 34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dropoff VALUES(DEFAULT, &quot;; [.B20]; &quot;);&quot;)" office:value-type="string" office:string-value="INSERT INTO dropoff VALUES(DEFAULT, 12);" calcext:value-type="string">
            <text:p>INSERT INTO dropoff VALUES(DEFAULT, 12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formula="of:= COM.MICROSOFT.CONCAT(&quot;INSERT INTO dropoff VALUES(DEFAULT, &quot;; [.B21]; &quot;);&quot;)" office:value-type="string" office:string-value="INSERT INTO dropoff VALUES(DEFAULT, 59);" calcext:value-type="string">
            <text:p>INSERT INTO dropoff VALUES(DEFAULT, 59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 COM.MICROSOFT.CONCAT(&quot;INSERT INTO dropoff VALUES(DEFAULT, &quot;; [.B22]; &quot;);&quot;)" office:value-type="string" office:string-value="INSERT INTO dropoff VALUES(DEFAULT, 48);" calcext:value-type="string">
            <text:p>INSERT INTO dropoff VALUES(DEFAULT, 48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 COM.MICROSOFT.CONCAT(&quot;INSERT INTO dropoff VALUES(DEFAULT, &quot;; [.B23]; &quot;);&quot;)" office:value-type="string" office:string-value="INSERT INTO dropoff VALUES(DEFAULT, 0);" calcext:value-type="string">
            <text:p>INSERT INTO dropoff VALUES(DEFAULT, 0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 COM.MICROSOFT.CONCAT(&quot;INSERT INTO dropoff VALUES(DEFAULT, &quot;; [.B24]; &quot;);&quot;)" office:value-type="string" office:string-value="INSERT INTO dropoff VALUES(DEFAULT, 0);" calcext:value-type="string">
            <text:p>INSERT INTO dropoff VALUES(DEFAULT, 0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formula="of:= COM.MICROSOFT.CONCAT(&quot;INSERT INTO dropoff VALUES(DEFAULT, &quot;; [.B25]; &quot;);&quot;)" office:value-type="string" office:string-value="INSERT INTO dropoff VALUES(DEFAULT, 53);" calcext:value-type="string">
            <text:p>INSERT INTO dropoff VALUES(DEFAULT, 53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table:formula="of:= COM.MICROSOFT.CONCAT(&quot;INSERT INTO dropoff VALUES(DEFAULT, &quot;; [.B26]; &quot;);&quot;)" office:value-type="string" office:string-value="INSERT INTO dropoff VALUES(DEFAULT, 72);" calcext:value-type="string">
            <text:p>INSERT INTO dropoff VALUES(DEFAULT, 72);</text:p>
          </table:table-cell>
        </table:table-row>
      </table:table>
      <table:table table:name="Fuel" table:style-name="ta1">
        <table:table-column table:style-name="co1" table:number-columns-repeated="2" table:default-cell-style-name="ce1"/>
        <table:table-column table:style-name="co32" table:default-cell-style-name="Default"/>
        <table:table-column table:style-name="co1" table:number-columns-repeated="9" table:default-cell-style-name="Default"/>
        <table:table-column table:style-name="co33" table:default-cell-style-name="Default"/>
        <table:table-row table:style-name="ro1">
          <table:table-cell table:style-name="Default" office:value-type="string" calcext:value-type="string">
            <text:p>fuel_id</text:p>
          </table:table-cell>
          <table:table-cell table:style-name="Default" office:value-type="string" calcext:value-type="string">
            <text:p>remaining_fuel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2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3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4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5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6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7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8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9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10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11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12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13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14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 COM.MICROSOFT.CONCAT(&quot;INSERT INTO fuel VALUES(DEFAULT, &quot;; [.B15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16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17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18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19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20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21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22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23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24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25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26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27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28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29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30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31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32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33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34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35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36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37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38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39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40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41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42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43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44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45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46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47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48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49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50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51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52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53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54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55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56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57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58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59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60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61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62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63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64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65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66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67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68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69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70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71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72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73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74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75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76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77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78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79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80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81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82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83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84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85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86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87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88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89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90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91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92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93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94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95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96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97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98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99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100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101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102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103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104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105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106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107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108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109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110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111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112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113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114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115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116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117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118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119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120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121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122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123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124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125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126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127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128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129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130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131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132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133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134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135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136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137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138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139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140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141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142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143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144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145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146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147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148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149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150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151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152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153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154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155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156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157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158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159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160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161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162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163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164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165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166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167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168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169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170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171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172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173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174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175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176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177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178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179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180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181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182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183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184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185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186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187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188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189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190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191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192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193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194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195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196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197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198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199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200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201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202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203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204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205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206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207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208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209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210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211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212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213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214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215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216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217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218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219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220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221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222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223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224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225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226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227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228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229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230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231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232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233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234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235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236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237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238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239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240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241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242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243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244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245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246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247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248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249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250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251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252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253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254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255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256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257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258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259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260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261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262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263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264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265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266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267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268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269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270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271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272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273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274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275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276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277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278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279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280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281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282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283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284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285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286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287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288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289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290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291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292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293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294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295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296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297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298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299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300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301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302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303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304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305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306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307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308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309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310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311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312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313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314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315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316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317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318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319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320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321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322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323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324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325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326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327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328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329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330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331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332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333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334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335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336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337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338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339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340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341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342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343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344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345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346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347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348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349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350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351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352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353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354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355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356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357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358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359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360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361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362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363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364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365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366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367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368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369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370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371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372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373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374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375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376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377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378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379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380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381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382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383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384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385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386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387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388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389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390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391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392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393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394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395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396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397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398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399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400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401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402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403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404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405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406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407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408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409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410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411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412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413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414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415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416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417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418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419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420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421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422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423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424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425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426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427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428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429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430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431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432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433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434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435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436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437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438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439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440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441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442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443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444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445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446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447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448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449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450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451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452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453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454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455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456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457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458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459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460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461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462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463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464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465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466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467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468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469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470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471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472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473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474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475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476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477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478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479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480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481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482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483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484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485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486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487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488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489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490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491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492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493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494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495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496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497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498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499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500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501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502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503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504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505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506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507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508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509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510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511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512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513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514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515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516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517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518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519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520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521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522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523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524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525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526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527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528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529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530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531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532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533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534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535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536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537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538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539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540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541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542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543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544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545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546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547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548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549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550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551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552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553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554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555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556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557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558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559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560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561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562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563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564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565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566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567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568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569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570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571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572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573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574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575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576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577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578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579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580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581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582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583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584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585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586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587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588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589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590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591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592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593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594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595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596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597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598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599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600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601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602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603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604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605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606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607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608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609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610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611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612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613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614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615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616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617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618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619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620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621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622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623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624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625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626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627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628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629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630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631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632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633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634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635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636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637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638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639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640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641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642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643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644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645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646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647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648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649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650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651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652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653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654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655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656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657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658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659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660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661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662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663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664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665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5" calcext:value-type="float">
            <text:p>15</text:p>
          </table:table-cell>
          <table:table-cell table:formula="of:= COM.MICROSOFT.CONCAT(&quot;INSERT INTO fuel VALUES(DEFAULT, &quot;; [.B666]; &quot;);&quot;)" office:value-type="string" office:string-value="INSERT INTO fuel VALUES(DEFAULT, 15);" calcext:value-type="string">
            <text:p>INSERT INTO fuel VALUES(DEFAULT, 15);</text:p>
          </table:table-cell>
          <table:table-cell table:number-columns-repeated="1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667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" calcext:value-type="float">
            <text:p>5</text:p>
          </table:table-cell>
          <table:table-cell table:formula="of:= COM.MICROSOFT.CONCAT(&quot;INSERT INTO fuel VALUES(DEFAULT, &quot;; [.B668]; &quot;);&quot;)" office:value-type="string" office:string-value="INSERT INTO fuel VALUES(DEFAULT, 5);" calcext:value-type="string">
            <text:p>INSERT INTO fuel VALUES(DEFAULT, 5);</text:p>
          </table:table-cell>
          <table:table-cell table:number-columns-repeated="10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669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670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671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672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" calcext:value-type="float">
            <text:p>14</text:p>
          </table:table-cell>
          <table:table-cell table:formula="of:= COM.MICROSOFT.CONCAT(&quot;INSERT INTO fuel VALUES(DEFAULT, &quot;; [.B673]; &quot;);&quot;)" office:value-type="string" office:string-value="INSERT INTO fuel VALUES(DEFAULT, 14);" calcext:value-type="string">
            <text:p>INSERT INTO fuel VALUES(DEFAULT, 14);</text:p>
          </table:table-cell>
          <table:table-cell table:number-columns-repeated="1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674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675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676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677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678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679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680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681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682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683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684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" calcext:value-type="float">
            <text:p>7</text:p>
          </table:table-cell>
          <table:table-cell table:formula="of:= COM.MICROSOFT.CONCAT(&quot;INSERT INTO fuel VALUES(DEFAULT, &quot;; [.B685]; &quot;);&quot;)" office:value-type="string" office:string-value="INSERT INTO fuel VALUES(DEFAULT, 7);" calcext:value-type="string">
            <text:p>INSERT INTO fuel VALUES(DEFAULT, 7);</text:p>
          </table:table-cell>
          <table:table-cell table:number-columns-repeated="1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" calcext:value-type="float">
            <text:p>9</text:p>
          </table:table-cell>
          <table:table-cell table:formula="of:= COM.MICROSOFT.CONCAT(&quot;INSERT INTO fuel VALUES(DEFAULT, &quot;; [.B686]; &quot;);&quot;)" office:value-type="string" office:string-value="INSERT INTO fuel VALUES(DEFAULT, 9);" calcext:value-type="string">
            <text:p>INSERT INTO fuel VALUES(DEFAULT, 9);</text:p>
          </table:table-cell>
          <table:table-cell table:number-columns-repeated="1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3" calcext:value-type="float">
            <text:p>13</text:p>
          </table:table-cell>
          <table:table-cell table:formula="of:= COM.MICROSOFT.CONCAT(&quot;INSERT INTO fuel VALUES(DEFAULT, &quot;; [.B687]; &quot;);&quot;)" office:value-type="string" office:string-value="INSERT INTO fuel VALUES(DEFAULT, 13);" calcext:value-type="string">
            <text:p>INSERT INTO fuel VALUES(DEFAULT, 13);</text:p>
          </table:table-cell>
          <table:table-cell table:number-columns-repeated="1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688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689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690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691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692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" calcext:value-type="float">
            <text:p>10</text:p>
          </table:table-cell>
          <table:table-cell table:formula="of:= COM.MICROSOFT.CONCAT(&quot;INSERT INTO fuel VALUES(DEFAULT, &quot;; [.B693]; &quot;);&quot;)" office:value-type="string" office:string-value="INSERT INTO fuel VALUES(DEFAULT, 10);" calcext:value-type="string">
            <text:p>INSERT INTO fuel VALUES(DEFAULT, 10);</text:p>
          </table:table-cell>
          <table:table-cell table:number-columns-repeated="10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" calcext:value-type="float">
            <text:p>4</text:p>
          </table:table-cell>
          <table:table-cell table:formula="of:= COM.MICROSOFT.CONCAT(&quot;INSERT INTO fuel VALUES(DEFAULT, &quot;; [.B694]; &quot;);&quot;)" office:value-type="string" office:string-value="INSERT INTO fuel VALUES(DEFAULT, 4);" calcext:value-type="string">
            <text:p>INSERT INTO fuel VALUES(DEFAULT, 4);</text:p>
          </table:table-cell>
          <table:table-cell table:number-columns-repeated="1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" calcext:value-type="float">
            <text:p>8</text:p>
          </table:table-cell>
          <table:table-cell table:formula="of:= COM.MICROSOFT.CONCAT(&quot;INSERT INTO fuel VALUES(DEFAULT, &quot;; [.B695]; &quot;);&quot;)" office:value-type="string" office:string-value="INSERT INTO fuel VALUES(DEFAULT, 8);" calcext:value-type="string">
            <text:p>INSERT INTO fuel VALUES(DEFAULT, 8);</text:p>
          </table:table-cell>
          <table:table-cell table:number-columns-repeated="10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" calcext:value-type="float">
            <text:p>6</text:p>
          </table:table-cell>
          <table:table-cell table:formula="of:= COM.MICROSOFT.CONCAT(&quot;INSERT INTO fuel VALUES(DEFAULT, &quot;; [.B696]; &quot;);&quot;)" office:value-type="string" office:string-value="INSERT INTO fuel VALUES(DEFAULT, 6);" calcext:value-type="string">
            <text:p>INSERT INTO fuel VALUES(DEFAULT, 6);</text:p>
          </table:table-cell>
          <table:table-cell table:number-columns-repeated="10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1" calcext:value-type="float">
            <text:p>11</text:p>
          </table:table-cell>
          <table:table-cell table:formula="of:= COM.MICROSOFT.CONCAT(&quot;INSERT INTO fuel VALUES(DEFAULT, &quot;; [.B697]; &quot;);&quot;)" office:value-type="string" office:string-value="INSERT INTO fuel VALUES(DEFAULT, 11);" calcext:value-type="string">
            <text:p>INSERT INTO fuel VALUES(DEFAULT, 11);</text:p>
          </table:table-cell>
          <table:table-cell table:number-columns-repeated="10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2" calcext:value-type="float">
            <text:p>12</text:p>
          </table:table-cell>
          <table:table-cell table:formula="of:= COM.MICROSOFT.CONCAT(&quot;INSERT INTO fuel VALUES(DEFAULT, &quot;; [.B698]; &quot;);&quot;)" office:value-type="string" office:string-value="INSERT INTO fuel VALUES(DEFAULT, 12);" calcext:value-type="string">
            <text:p>INSERT INTO fuel VALUES(DEFAULT, 12);</text:p>
          </table:table-cell>
          <table:table-cell table:number-columns-repeated="10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" calcext:value-type="float">
            <text:p>2</text:p>
          </table:table-cell>
          <table:table-cell table:formula="of:= COM.MICROSOFT.CONCAT(&quot;INSERT INTO fuel VALUES(DEFAULT, &quot;; [.B699]; &quot;);&quot;)" office:value-type="string" office:string-value="INSERT INTO fuel VALUES(DEFAULT, 2);" calcext:value-type="string">
            <text:p>INSERT INTO fuel VALUES(DEFAULT, 2);</text:p>
          </table:table-cell>
          <table:table-cell table:number-columns-repeated="1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formula="of:= COM.MICROSOFT.CONCAT(&quot;INSERT INTO fuel VALUES(DEFAULT, &quot;; [.B700]; &quot;);&quot;)" office:value-type="string" office:string-value="INSERT INTO fuel VALUES(DEFAULT, 1);" calcext:value-type="string">
            <text:p>INSERT INTO fuel VALUES(DEFAULT, 1);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table:formula="of:= COM.MICROSOFT.CONCAT(&quot;INSERT INTO fuel VALUES(DEFAULT, &quot;; [.B701]; &quot;);&quot;)" office:value-type="string" office:string-value="INSERT INTO fuel VALUES(DEFAULT, 3);" calcext:value-type="string">
            <text:p>INSERT INTO fuel VALUES(DEFAULT, 3);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 style:data-style-name="N2" text:time-value="15:26:19.1608548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22:46:10.780230293</meta:creation-date>
    <meta:generator>LibreOffice/7.3.1.3$Linux_X86_64 LibreOffice_project/a69ca51ded25f3eefd52d7bf9a5fad8c90b87951</meta:generator>
    <dc:date>2022-11-28T19:44:16.397628991</dc:date>
    <meta:editing-duration>PT13H13M54S</meta:editing-duration>
    <meta:editing-cycles>11</meta:editing-cycles>
    <meta:document-statistic meta:table-count="12" meta:cell-count="13316" meta:object-count="0"/>
  </office:meta>
</office:document-meta>
</file>